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10.851cm"/>
        </style:tab-stops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9.223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11.213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11.358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7.251cm"/>
        </style:tab-stops>
      </style:paragraph-properties>
    </style:style>
    <style:style style:name="P10" style:family="paragraph" style:parent-style-name="Heading_20_1" style:master-page-name="MP0">
      <style:paragraph-properties style:page-number="auto"/>
    </style:style>
    <style:style style:name="P11" style:family="paragraph" style:parent-style-name="Heading_20_1"/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2">
      <style:text-properties officeooo:rsid="0019c644" officeooo:paragraph-rsid="0019c644"/>
    </style:style>
    <style:style style:name="P15" style:family="paragraph" style:parent-style-name="Heading_20_2"/>
    <style:style style:name="P16" style:family="paragraph" style:parent-style-name="Normal">
      <style:paragraph-properties fo:margin-left="0cm" fo:margin-right="0cm" fo:text-indent="0.635cm" style:auto-text-indent="false" fo:break-before="page"/>
    </style:style>
    <style:style style:name="P17" style:family="paragraph" style:parent-style-name="Normal"/>
    <style:style style:name="P18" style:family="paragraph" style:parent-style-name="Normal">
      <style:paragraph-properties fo:margin-left="0cm" fo:margin-right="0cm" fo:text-indent="0.635cm" style:auto-text-indent="false"/>
    </style:style>
    <style:style style:name="P19" style:family="paragraph" style:parent-style-name="Normal">
      <style:text-properties officeooo:paragraph-rsid="00212769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21cb73"/>
    </style:style>
    <style:style style:name="P21" style:family="paragraph" style:parent-style-name="Normal">
      <style:paragraph-properties fo:margin-left="0cm" fo:margin-right="0cm" fo:text-indent="0.635cm" style:auto-text-indent="false"/>
      <style:text-properties officeooo:paragraph-rsid="001715b9"/>
    </style:style>
    <style:style style:name="P22" style:family="paragraph" style:parent-style-name="Normal">
      <style:paragraph-properties fo:break-before="page"/>
    </style:style>
    <style:style style:name="P23" style:family="paragraph" style:parent-style-name="Normal">
      <style:paragraph-properties fo:margin-left="0cm" fo:margin-right="0cm" fo:text-indent="0.635cm" style:auto-text-indent="false"/>
      <style:text-properties officeooo:paragraph-rsid="00182018"/>
    </style:style>
    <style:style style:name="P24" style:family="paragraph" style:parent-style-name="Normal">
      <style:paragraph-properties fo:margin-left="0cm" fo:margin-right="0cm" fo:text-indent="0.635cm" style:auto-text-indent="false"/>
      <style:text-properties officeooo:paragraph-rsid="0019c644"/>
    </style:style>
    <style:style style:name="P25" style:family="paragraph" style:parent-style-name="Normal">
      <style:paragraph-properties>
        <style:tab-stops>
          <style:tab-stop style:position="6.807cm"/>
          <style:tab-stop style:position="12.668cm"/>
        </style:tab-stops>
      </style:paragraph-properties>
      <style:text-properties officeooo:paragraph-rsid="0019c644"/>
    </style:style>
    <style:style style:name="P26" style:family="paragraph" style:parent-style-name="Normal">
      <style:paragraph-properties fo:margin-left="0cm" fo:margin-right="0cm" fo:text-indent="0.635cm" style:auto-text-indent="false"/>
      <style:text-properties officeooo:paragraph-rsid="001a9a61"/>
    </style:style>
    <style:style style:name="P27" style:family="paragraph" style:parent-style-name="Normal">
      <style:paragraph-properties fo:margin-left="0cm" fo:margin-right="0cm" fo:text-indent="0.635cm" style:auto-text-indent="false"/>
      <style:text-properties officeooo:paragraph-rsid="001b92f9"/>
    </style:style>
    <style:style style:name="P28" style:family="paragraph" style:parent-style-name="Normal">
      <style:paragraph-properties fo:margin-left="0cm" fo:margin-right="0cm" fo:text-indent="0.635cm" style:auto-text-indent="false"/>
      <style:text-properties officeooo:paragraph-rsid="001c31ce"/>
    </style:style>
    <style:style style:name="P29" style:family="paragraph" style:parent-style-name="Normal">
      <style:paragraph-properties>
        <style:tab-stops>
          <style:tab-stop style:position="2.358cm"/>
        </style:tab-stops>
      </style:paragraph-properties>
      <style:text-properties officeooo:paragraph-rsid="001d3908"/>
    </style:style>
    <style:style style:name="P30" style:family="paragraph" style:parent-style-name="Normal">
      <style:paragraph-properties fo:margin-left="0cm" fo:margin-right="0cm" fo:text-indent="0cm" style:auto-text-indent="false" fo:break-before="page"/>
    </style:style>
    <style:style style:name="P31" style:family="paragraph" style:parent-style-name="Normal">
      <style:paragraph-properties fo:margin-left="0cm" fo:margin-right="0cm" fo:text-indent="0.635cm" style:auto-text-indent="false"/>
      <style:text-properties officeooo:paragraph-rsid="001dfa5f"/>
    </style:style>
    <style:style style:name="P32" style:family="paragraph" style:parent-style-name="Normal">
      <style:paragraph-properties fo:margin-left="0cm" fo:margin-right="0cm" fo:text-indent="0.635cm" style:auto-text-indent="false"/>
      <style:text-properties officeooo:paragraph-rsid="001e5d64"/>
    </style:style>
    <style:style style:name="P33" style:family="paragraph" style:parent-style-name="Normal">
      <style:paragraph-properties fo:margin-left="0cm" fo:margin-right="0cm" fo:text-indent="0.635cm" style:auto-text-indent="false"/>
      <style:text-properties officeooo:paragraph-rsid="001f9b0b"/>
    </style:style>
    <style:style style:name="P34" style:family="paragraph" style:parent-style-name="Normal">
      <style:text-properties officeooo:paragraph-rsid="001f9b0b"/>
    </style:style>
    <style:style style:name="P35" style:family="paragraph" style:parent-style-name="Normal">
      <style:paragraph-properties fo:margin-left="0cm" fo:margin-right="0cm" fo:text-indent="0.635cm" style:auto-text-indent="false"/>
      <style:text-properties officeooo:paragraph-rsid="00212769"/>
    </style:style>
    <style:style style:name="P36" style:family="paragraph" style:parent-style-name="Normal">
      <style:paragraph-properties fo:break-before="page"/>
      <style:text-properties officeooo:paragraph-rsid="00212769"/>
    </style:style>
    <style:style style:name="P37" style:family="paragraph" style:parent-style-name="Normal">
      <style:paragraph-properties fo:margin-left="0cm" fo:margin-right="0cm" fo:text-indent="0.635cm" style:auto-text-indent="false"/>
      <style:text-properties officeooo:paragraph-rsid="0021cb73"/>
    </style:style>
    <style:style style:name="P38" style:family="paragraph" style:parent-style-name="Normal">
      <style:paragraph-properties fo:margin-left="0cm" fo:margin-right="0cm" fo:text-indent="0.635cm" style:auto-text-indent="false"/>
      <style:text-properties officeooo:paragraph-rsid="00228ea6"/>
    </style:style>
    <style:style style:name="P39" style:family="paragraph" style:parent-style-name="Normal">
      <style:paragraph-properties fo:margin-left="0cm" fo:margin-right="0cm" fo:text-indent="0.635cm" style:auto-text-indent="false"/>
      <style:text-properties officeooo:paragraph-rsid="00232d89"/>
    </style:style>
    <style:style style:name="P40" style:family="paragraph" style:parent-style-name="Normal">
      <style:paragraph-properties fo:margin-left="0cm" fo:margin-right="0cm" fo:text-indent="0.635cm" style:auto-text-indent="false"/>
      <style:text-properties officeooo:paragraph-rsid="0025310d"/>
    </style:style>
    <style:style style:name="P41" style:family="paragraph" style:parent-style-name="Normal">
      <style:text-properties officeooo:paragraph-rsid="0025310d"/>
    </style:style>
    <style:style style:name="P42" style:family="paragraph" style:parent-style-name="Normal">
      <style:paragraph-properties fo:margin-left="0cm" fo:margin-right="0cm" fo:text-indent="0.635cm" style:auto-text-indent="false"/>
      <style:text-properties officeooo:paragraph-rsid="00254fa8"/>
    </style:style>
    <style:style style:name="P43" style:family="paragraph" style:parent-style-name="Normal">
      <style:paragraph-properties fo:margin-left="0cm" fo:margin-right="0cm" fo:text-indent="0.635cm" style:auto-text-indent="false"/>
      <style:text-properties officeooo:paragraph-rsid="0026f858"/>
    </style:style>
    <style:style style:name="P44" style:family="paragraph" style:parent-style-name="Normal">
      <style:text-properties officeooo:paragraph-rsid="0026f858"/>
    </style:style>
    <style:style style:name="P45" style:family="paragraph" style:parent-style-name="Normal">
      <style:paragraph-properties fo:margin-left="0cm" fo:margin-right="0cm" fo:text-indent="0.635cm" style:auto-text-indent="false"/>
      <style:text-properties officeooo:paragraph-rsid="00275cdc"/>
    </style:style>
    <style:style style:name="P46" style:family="paragraph" style:parent-style-name="Normal">
      <style:paragraph-properties fo:margin-left="0cm" fo:margin-right="0cm" fo:text-indent="0.635cm" style:auto-text-indent="false"/>
      <style:text-properties officeooo:paragraph-rsid="00280061"/>
    </style:style>
    <style:style style:name="P47" style:family="paragraph" style:parent-style-name="Normal">
      <style:paragraph-properties fo:margin-left="0cm" fo:margin-right="0cm" fo:text-indent="0.635cm" style:auto-text-indent="false"/>
      <style:text-properties officeooo:paragraph-rsid="0029940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l" fo:country="GR" style:language-asian="el" style:country-asian="GR" style:language-complex="el" style:country-complex="GR"/>
    </style:style>
    <style:style style:name="T5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6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7" style:family="text">
      <style:text-properties style:language-asian="el" style:country-asian="GR" style:language-complex="el" style:country-complex="GR"/>
    </style:style>
    <style:style style:name="T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style:text-position="super 67%"/>
    </style:style>
    <style:style style:name="T10" style:family="text">
      <style:text-properties officeooo:rsid="0019c644"/>
    </style:style>
    <style:style style:name="T11" style:family="text">
      <style:text-properties officeooo:rsid="001a9a61"/>
    </style:style>
    <style:style style:name="T12" style:family="text">
      <style:text-properties officeooo:rsid="001c31ce"/>
    </style:style>
    <style:style style:name="T13" style:family="text">
      <style:text-properties officeooo:rsid="001d1e32"/>
    </style:style>
    <style:style style:name="T14" style:family="text">
      <style:text-properties officeooo:rsid="0021cb73"/>
    </style:style>
    <style:style style:name="T15" style:family="text">
      <style:text-properties officeooo:rsid="00232d89"/>
    </style:style>
    <style:style style:name="T16" style:family="text">
      <style:text-properties officeooo:rsid="00248b16"/>
    </style:style>
    <style:style style:name="T17" style:family="text">
      <style:text-properties officeooo:rsid="0025310d"/>
    </style:style>
    <style:style style:name="T18" style:family="text">
      <style:text-properties officeooo:rsid="002994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bookmark-start text:name="bookmark0"/>GALENI DE COMPOSITIONE MEDI-<text:bookmark-end text:name="bookmark0"/></text:h>
      <text:h text:style-name="Heading_20_1" text:outline-level="1"><text:bookmark-start text:name="bookmark2"/>CAMENTORVM PER GENERA<text:bookmark-end text:name="bookmark2"/></text:h>
      <text:h text:style-name="Heading_20_1" text:outline-level="1">LIBER L</text:h>
      <text:h text:style-name="Heading_20_2" text:outline-level="2">Cap. I. </text:h>
      <text:p text:style-name="P21">Jam a me et prius scriptum est opus, cu-<text:line-break/>jus priores duo libri in publicum sane prodierant, sed<text:line-break/>cum aliis in apotheca, quae ad Viam sacram est, relicti in-<text:line-break/>tercidere, quando Pacis delubrum totum et ingentes Palatii<text:line-break/>bibliothecae incendio conflagrarunt. Tunc enim et aliorum<text:line-break/>mult<text:span text:style-name="Default_20_Paragraph_20_Font"><text:span text:style-name="T1">o</text:span></text:span>rum et mei libri, qui in apotheca illa erant sepositi,<text:line-break/>interierunt, idque quum amicorum nullus, qui Romae de-</text:p>
      <text:p text:style-name="P3">gebant, priorum duorum exemplaria habere se sateretur. Es-<text:line-break/>flagitantibus itaque familiaribus ut idem opus denuo fori-<text:line-break/>herem, operae pretium mihi visum est prius editorum men-<text:line-break/>tionem facere, ne, si quis antea in illos inciderit, causam<text:line-break/>quaeritet, cur bis de eisdem rebus tractaverim. In illis igi-<text:line-break/>tur a primi libri exordio disputationem in eos direximus,<text:line-break/>qui sophistarum modo compositorum medicamentorum pol-<text:line-break/>licita, seu prosessionem quantum licuit abrogare nonnulla-<text:line-break/>que simplicium calumniis deprimere conabantur, dicteriis<text:line-break/>eos pariter incessentes, qui scriptum de illis reliquerunt,<text:line-break/>alia jecur, alia lienem, alia renes vel vesicam vel caput<text:line-break/>vel pulmones juvare. Utrum enim, ajunt, prae<text:span text:style-name="Default_20_Paragraph_20_Font"><text:span text:style-name="T1">s</text:span></text:span>es quidam<text:line-break/>eis imperat? quemadmodum in tragoedia,</text:p>
      <text:h text:style-name="P18" text:outline-level="2"><text:bookmark-start text:name="bookmark5"/><text:span text:style-name="Default_20_Paragraph_20_Font"><text:span text:style-name="T1">Abi quidem tu stamina ipsa ad P</text:span></text:span><text:span text:style-name="Default_20_Paragraph_20_Font"><text:span text:style-name="T3">l</text:span></text:span><text:span text:style-name="Default_20_Paragraph_20_Font"><text:span text:style-name="T1">aciti,.</text:span></text:span><text:bookmark-end text:name="bookmark5"/></text:h>
      <text:h text:style-name="P18" text:outline-level="2"><text:span text:style-name="Default_20_Paragraph_20_Font"><text:span text:style-name="T1">Phebas at age tu pergito Cadmeias.</text:span></text:span></text:h>
      <text:p text:style-name="Normal">Sic hic tu quidem ad hepatis portas, tu vero ad vesicam<text:line-break/>vel renes duos prosiciscere. An quod in ventriculum iuge-<text:line-break/>ftum est, in jecur quidem distribuitur, inde vero per uni-</text:p>
      <text:p text:style-name="P3">versas corporis partes defertur? At hoc scomma eos, qui<text:line-break/>haec cavillantur, tam esse medicamentorum facultatis im-<text:line-break/>peritos arguit, ut a marino lepore pulmonem exulcerari<text:line-break/>solum ex omnibus corporis partibus ignorent, vesicam su-<text:line-break/>lam a cantharidibus, ab aliis renum lapides conteri, ah<text:line-break/>aliis rursus ex pulmone atque thorace faciles fieri excre-<text:line-break/>ationes, quemadmodum ab aliis alia in una quadam parte<text:line-break/>peculiariter perfici. Atqui varie hunc sermonem in primo<text:line-break/>commentariorum jam antea nobis, ut dixi, conscriptorum<text:line-break/>libro, sicut rursus in secundo alterum sumus exequuti, quod<text:line-break/>alii quidam putarent in compositione simplicium medica-<text:line-break/>mentorum contrarias inter se facultates omnino corrumpi.<text:line-break/>Etenim si aquam, inquiunt, ferventissimam cum liigidissima<text:line-break/>temperaveris, neutra illarum, qualis prius extitit, perma-<text:line-break/>net, fed tertia quaedam ab utraque diversa generabitur. At<text:line-break/>hic quoque vanam ipsorum nugacitatem ostendimus, qui<text:line-break/>ignorent ex iis, quae corpori admoventur, nonnulla pro<text:line-break/>innatis facultatibus, alia pro acquisitis qualitatibus fun-</text:p>
      <text:p text:style-name="P3">ctionem obire. Quis enim cicutam aut papaver refrigerandi<text:line-break/>vim habere dubitat? quin tu si recalefacta ea vehementer<text:line-break/>animalis corpori offeras, non secus ac cauterium ulcus con—<text:line-break/>citabunI. Quemadmodum rursus, ubi sinapi in frigido aëro<text:line-break/>cum aqua tritum, frigidissima hiemis tempestate, repente<text:line-break/>corpori raro ac imbecilli applices, horrebit nihilominus,<text:line-break/>quam si nix aut glacies ipsum contigisset. Sed si longiori<text:line-break/>tempore corpori animalis admotum fuerit, principio sane exi-<text:line-break/>gui caloris sensum praebebit, dein majoris, postea tam copiosi,<text:line-break/>ut igne uri videatur. E contrario vero et cicuta et papaver,<text:line-break/>calida adhibita, si corpori diuturno tempore admoveris, tan-<text:line-break/>tam parient refrigerationem, ut stuporem corporibus quam-<text:line-break/>libet acuto <text:span text:style-name="Default_20_Paragraph_20_Font"><text:span text:style-name="T1">s</text:span></text:span>en<text:span text:style-name="Default_20_Paragraph_20_Font"><text:span text:style-name="T1">s</text:span></text:span>u antea praeditis inferant. Quum igitur id<text:line-break/>genus omnia in commentariis, qui undecim numero sunt,<text:line-break/>de simplicium medicamentorum facultate definiverimus, jam<text:line-break/>ad ipsam disciplinam utilem descendemus, in qua quivis<text:line-break/>exercitatus, etiam si facultatum multorum medicamentorum<text:line-break/>scriptiones minus attulerit, non indigebit idoneis ad quem-</text:p>
      <text:p text:style-name="P2">que affectum, modo simplicium medicamentorum , uti dixi-<text:line-break/>mus, materiae non sit imperitus. Caeterum hic liber obiter<text:line-break/>ostendit et empiricorum medicorum contentionem, qui ad<text:line-break/>insomnia, fortunam et ca<text:span text:style-name="Default_20_Paragraph_20_Font"><text:span text:style-name="T1">s</text:span></text:span>um medicamenta composita prope<text:line-break/>universa referunt, paucissimis quibusdam exceptis, quae com-<text:line-break/>muni omnium hominum ratione, quam epilogismum ipsi vo-<text:line-break/>eant, invenisse fe dicunt. Quemadmodum ubi ejusdem facul-<text:line-break/>talis medicamenta invicem miscuerimus, quae alia in alio<text:line-break/>corpore melius aut pejus functionem suam objisse u<text:span text:style-name="Default_20_Paragraph_20_Font"><text:span text:style-name="T1">s</text:span></text:span>u ac<text:line-break/>experimentis didicimus, rationi con<text:span text:style-name="Default_20_Paragraph_20_Font"><text:span text:style-name="T1">so</text:span></text:span>num certe nobis esse<text:line-break/>videtur, empiricorum aliqui dicunt, non enim omnes, com-<text:line-break/>ponere plura hujusmodi, ut vel unum ex eis corporis cu-<text:line-break/>randi naturae idoneum inveniatur. Quod in hoc utique re-<text:line-break/>centissimo medicamento vocat<text:span text:style-name="Default_20_Paragraph_20_Font"><text:span text:style-name="T1">o</text:span></text:span> cephalic<text:span text:style-name="Default_20_Paragraph_20_Font"><text:span text:style-name="T1">a</text:span></text:span> accidisse ferunt,<text:line-break/>mixtis in eo omnibus iis, quae vel per fe ulcera carne im-<text:line-break/>plere cognoscuntur. Sed qua ratione aerugo cerato simplici<text:line-break/>mixta medicamentum farcoticmn faciat, quum neutrum ex<text:line-break/>illis carnis procreandae vim habeat, non item exponunt,</text:p>
      <text:p text:style-name="P3">siquidem aerugo ulceratum carnem erodit, quum acre et<text:line-break/>calidum medicamentum sit, ceratum vero mite quidem est<text:line-break/>nec mordax, verum novae carnis loco sordes parit ulceri-<text:line-break/>bus. Nos vero diximus in tertio methodi medendi libro,<text:line-break/>quomodo tum hoc tum alia, quae ex contrariis eodem pa^<text:line-break/>cto constant, invicem commisceantur, dicetur nunc quoque<text:line-break/>particularis exercitatio, morbi cujusque apposito exemplo.</text:p>
      <text:h text:style-name="Heading_20_2" text:outline-level="2">Cap. II. </text:h>
      <text:p text:style-name="P21">[<text:span text:style-name="Default_20_Paragraph_20_Font"><text:span text:style-name="T1">Quae praescire oporteat eum, qui medi-<text:line-break/>cameuta probe compositurus sit.]</text:span></text:span> Altero de simplicium me-<text:line-break/>stramentorum facultatibus opere dictum est, singulorum fa-<text:line-break/>cultates esse noscendas non in genere solum , ut quidam<text:line-break/>scripserunt, dicentes ea vel calefacere veI refrigerare vel<text:line-break/>siccare vel humectare, verum definite articulatimque, ex<text:line-break/>quo sint ordine, uti nos declaravimus. Nam nonnulla qusa<text:line-break/>dem medicamenta obscure prorsus unumquodque praedicto-<text:line-break/>rum efficiunt, quaedam manifesto, a siqua valide, sicut alia<text:line-break/>absolute. Non satis est ergo novisse medicamentum hoc ca-</text:p>
      <text:p text:style-name="P3">lefacere aut refrigerare, <text:span text:style-name="Default_20_Paragraph_20_Font"><text:span text:style-name="T1">s</text:span></text:span>ed quousque calefaciat vel resti-<text:line-break/>geret, desinire oportet. Calefaciunt enim resinae omnes,<text:line-break/>idque ipsis commune, attamen majoris minorisque rasionem<text:line-break/>non exiguam in calore <text:span text:style-name="Default_20_Paragraph_20_Font"><text:span text:style-name="T1">s</text:span></text:span>ortitae <text:span text:style-name="Default_20_Paragraph_20_Font"><text:span text:style-name="T1">s</text:span></text:span>unt. Hem <text:span text:style-name="Default_20_Paragraph_20_Font"><text:span text:style-name="T1">s</text:span></text:span>ucci plures non<text:line-break/>mediocriter ratione ad majus minusque facta disserentes ca-<text:line-break/>Iefaciunt. Nam si panacis succum Cyrenaeo et Medico con-<text:line-break/>feras, videbitur tibi hic nihil ceu ad illos esse. At quor<text:span text:style-name="Default_20_Paragraph_20_Font"><text:span text:style-name="T1">s</text:span></text:span>um<text:line-break/>attinet <text:span text:style-name="Default_20_Paragraph_20_Font"><text:span text:style-name="T1">s</text:span></text:span>ermonem ip<text:span text:style-name="Default_20_Paragraph_20_Font"><text:span text:style-name="T1">s</text:span></text:span>orum divertere longius, quum eorum<text:line-break/>differentiae, quibus in cibo utimur quotidie, possimus me.-<text:line-break/>minisse? Anethum igitur et ruta cepaque, omnia calefa-<text:line-break/>cienti<text:span text:style-name="Default_20_Paragraph_20_Font"><text:span text:style-name="T1">s</text:span></text:span>, magno inter fe variant discrimine. Quapropter in<text:line-break/>curationibus quoque parti admodum resIigeratae medica-<text:line-break/>mentum quod impense calefaciat admovebimus, illi vero,<text:line-break/>quod paululum a naturali habitu recessit, modico calore<text:line-break/>praeditum, sicut et insigniter refrigeratae vehementissime ca-<text:line-break/>lesaciens adhibebitur. Merito igitur quatuor nos excalesa-<text:line-break/>cientium ordines statuimus, separantes a modice calesacien-<text:line-break/>tibus ea, quae manifeste id agunt, tum quae valide, tum</text:p>
      <text:p text:style-name="P3">quae vehementer adeo, ut urant. In singulis autem illis qua-<text:line-break/>tuor ordinibus diversis quaedam esse velut incipientis dis-<text:line-break/>serentiae, nonnulla desinentis et ei, quae post hanc existit,<text:line-break/>propinquae, alia in medio constituta. Itaque <text:span text:style-name="Default_20_Paragraph_20_Font"><text:span text:style-name="T1">s</text:span></text:span>unt ex iis,<text:line-break/>quae propter caloris vim exulcerant, quemadmodum etiam<text:line-break/>ex illis, quae septica putrefaciente nominantur, alia simul-<text:line-break/>atque corpora contigerint facultatem suam ostendunt, quae-<text:line-break/>datu duabus tribusve aut iv horis opus habent, nonnulla<text:line-break/>diem totum, vel etiam post eum noctem vel majus dein<text:line-break/><text:span text:style-name="Default_20_Paragraph_20_Font"><text:span text:style-name="T1">s</text:span></text:span>patium requirunt. Haec jam ut in calefacientibus, ita qu<text:span text:style-name="Default_20_Paragraph_20_Font"><text:span text:style-name="T1">o-<text:line-break/></text:span></text:span>que in refrigerantibus intelligere eum op<text:span text:style-name="Default_20_Paragraph_20_Font"><text:span text:style-name="T1">o</text:span></text:span>rtet , qui medi-<text:line-break/>canentum aliquod confecturus est, pari modo et in iis<text:line-break/>quae humectant exiccantque. At materiae medicamentorum<text:line-break/>quaedam a plantis, quaedam a metallis, nonnulla ab ani-<text:line-break/>mantibus proveniunt, quas omnes in tractatu de simplici-<text:line-break/>bus medicamentis desinite expressas didicistis. Nam cum fa-<text:line-break/>miliaribus hic <text:span text:style-name="Default_20_Paragraph_20_Font"><text:span text:style-name="T1">s</text:span></text:span>ermo potissimum est, qui precibus me ade-<text:line-break/>gerunt haec nunc propter librorum interitum denuo per-</text:p>
      <text:p text:style-name="P3">scribere. Jam vero, ut simplicium medicamentorum univer-<text:line-break/>forum facultates adamussim vobis cognoscendae sunt, quo<text:line-break/>ubivis corporibus curationem desiderantibus idonea ex iis<text:line-break/>quae adsunt facile possitis remedia componere, ita etiam<text:line-break/>omnium praeter naturam affectuum differentias tenere ex-<text:line-break/>pedit, quas primum quidem libro de morborum, altero de<text:line-break/>symptomatum differentiis, tertio post istos, in quo de causis<text:line-break/>morbos efficientibus dissero, comprehensas habetis, ad haec<text:line-break/>aliis tribus de symptomatum causis, uno insuper meo de<text:line-break/>plenitudine, nec non de febrium differentia commentario,<text:line-break/>postrem<text:span text:style-name="Default_20_Paragraph_20_Font"><text:span text:style-name="T1">o</text:span></text:span> medendi methodo, in quibus affectiones actionem<text:line-break/>laedentes didicistis, item curationem harum primam esse,<text:line-break/>quemadmodum etiam praeservationem, causarum eas parien-<text:line-break/>Ilum. Docti pariter estis, primum curationis <text:span text:style-name="Default_20_Paragraph_20_Font"><text:span text:style-name="T1">s</text:span></text:span>copum a mor-<text:line-break/>bofis dispositionibus suggeri, ac cum his una affectae partis<text:line-break/>naturam indicati. Praeterea aeris nos ambientis tempera-<text:line-break/>mentum, constitutionem, aetatem, tempus, locum, vitae pro^<text:line-break/>positum et est<text:span text:style-name="Default_20_Paragraph_20_Font"><text:span text:style-name="T1">q</text:span></text:span>, id est consuetudines, plures egregii medici</text:p>
      <text:p text:style-name="P3">inspiciunt, de quibus, ubi eorum usus fuerit, aliqua simus<text:line-break/>et hic nobis dicentur. Haec itaque in memoria vos omnia<text:line-break/>sic exprompta habere expedit, si quovis loco medicamen-<text:line-break/>torum tum simplicium tum compositorum copiam habere<text:line-break/>desideratis. Insuper quod ab uno interim aliquo sponte nato<text:line-break/>medicamento ac simplici morbus curari possit, interim vero<text:line-break/>compositi usus requiratur, ac quamobrem id agamus ratio-<text:line-break/>nem deinceps explicabimus.</text:p>
      <text:h text:style-name="Heading_20_2" text:outline-level="2">Cap. lll. </text:h>
      <text:p text:style-name="P21">[ <text:span text:style-name="Default_20_Paragraph_20_Font"><text:span text:style-name="T1">Quis compositorum medicamentorum usas.]<text:line-break/></text:span></text:span>Si solis simplicibus medicamentis universos^ praeter naturam<text:line-break/>assectus curare liceret, nullus utique compositi unquam usus<text:line-break/>foret; at hoc nunc ita comparatum non est, nam saepe,<text:line-break/>quum corpus aliquatenus calefacere volumus, simplex nul-<text:line-break/>lum, quod praestare id queat, habemus, medicamentum enim<text:line-break/>curans affectioni cui adhibetur, proportione nimirum re-<text:line-break/>fpondere oportet. Erg<text:span text:style-name="Default_20_Paragraph_20_Font"><text:span text:style-name="T1">o</text:span></text:span> si dispositio sit frigida, quatuor nu-<text:line-break/>meris a naturali recedens, curaturum ipsam medicamentum<text:line-break/>totidem gradibus mediocri fymmetrove calidius esse opor-</text:p>
      <text:p text:style-name="P3">tere omnibus est manifestum. Porro quum interim tale sim-<text:line-break/>plex nullum adsit, si duo habeamus, quorum hoc numeris<text:line-break/>quinque, illud tribus calidius sit, ea si miscuerimus, medium<text:line-break/>efficiemus, quatuor numeris fymmetron exuperans. Jam<text:line-break/>quaedam simplicia citra alterius mixturam ne in usu qui-<text:line-break/>dem esse possunt, veluti quum emplastrum medicamentum<text:line-break/>apponere cuipiam volumus, quippe simplex nullum ad ta-<text:line-break/>lem usum idoneum est. Ergo neque bitumen neque cera<text:line-break/>neque resina, sicut neque pix neque propolis ac ladanum<text:line-break/>multo minus aerugo et cerussa, vel spuma argenti vel mo-<text:line-break/>lybdaeua vel aliud quodpiam metallicum medicamentum,<text:line-break/>simili modo nec herbae solae emplaston medicamentum es-<text:line-break/>ficere possunt. Quare primi emplastrorum an tores non te-<text:line-break/>mere ex oleo quoque metallica coquere excogitarunt, quae<text:line-break/>liquefieri possint, liquefacere ac. siccas herbas contusas cri-<text:line-break/>bratasque eis adjicere. Rursus in aliis affectibus unum me-<text:line-break/>dicamentum solum ex iis, quae suapte natura proveniunt,<text:line-break/>usurpamus, cui tamen nonnulla adjicimus, aliquando facul-</text:p>
      <text:p text:style-name="P3">talum ipsius vehementiae obtundendae, interdum insuavi-<text:line-break/>talis mitigandae gratia, quemadmodum Hippocrates in libro<text:line-break/>de victus ratione in morbis acutis hisce verbis inquit: si<text:line-break/><text:span text:style-name="Default_20_Paragraph_20_Font"><text:span text:style-name="T1">sub transversa septo dolor sit, ad clavioulam vero signum<text:line-break/>non fecerit, emolliendus est venter vel nigro veratro vel<text:line-break/>peplio, veratro quidem daucum vel seseli vel cuminum<text:line-break/>vel antsam vel aliud quiti odor</text:span></text:span><text:span text:style-name="Default_20_Paragraph_20_Font"><text:span text:style-name="T3">i</text:span></text:span><text:span text:style-name="Default_20_Paragraph_20_Font"><text:span text:style-name="T1">ferum a</text:span></text:span><text:span text:style-name="Default_20_Paragraph_20_Font"><text:span text:style-name="T3">l</text:span></text:span><text:span text:style-name="Default_20_Paragraph_20_Font"><text:span text:style-name="T1">escendo, peplio<text:line-break/>autem silphii saccum. </text:span></text:span>Hac dictione manifesto Hippocrates<text:line-break/>usum quidem medicamenti purgantis esse ostendit, sed in-<text:line-break/>suavitatem ejus in potu moramque in ventriculo condi-<text:line-break/>mentum requirere, multa siquidem quae bibuntur medica-<text:line-break/>menta tam sunt assumentibus insuavia, ut stomachum sub-<text:line-break/>vertant vomitumque protinus creant, quaedam licet paul<text:span text:style-name="Default_20_Paragraph_20_Font"><text:span text:style-name="T1">o-<text:line-break/></text:span></text:span>Ium in ventriculo manere possint, postea tamen evomantur,<text:line-break/>quum pravas eructationes moverint. Quemadm<text:span text:style-name="Default_20_Paragraph_20_Font"><text:span text:style-name="T1">o</text:span></text:span>dum vero<text:line-break/>purgantium ceu condimenta sunt ejusmodi medicamenta,<text:line-break/>qu<text:span text:style-name="Default_20_Paragraph_20_Font"><text:span text:style-name="T1">o</text:span></text:span>rum Hippocrates meminit, ita dolorem levantium, quae<text:line-break/>anodyna appellantur, alia vehementiam mitigant, ut quum</text:p>
      <text:p text:style-name="P2">papaveris succum vel hyoscyami semen praebemus vel man-<text:line-break/>dragorae radicis corticem. Quare et hic medicamentorum<text:line-break/>compositionis usus est, maximus autem in morbis, qui con^<text:line-break/>trarias simul facultates desiderant, verbi gratia repellendi<text:line-break/>et discutiendi vel detergenda ac laevigandi vel in era flandi<text:line-break/>simul et attenuandi humores ac veluti plurimi usus medi-<text:line-break/>c<text:span text:style-name="Default_20_Paragraph_20_Font"><text:span text:style-name="T1">e</text:span></text:span>menta polychrestotata et optima diversas in se saculta-<text:line-break/>tes, ut indicabimus, continent. Verum is quoque medica-<text:line-break/>mcntorum compositionis usus est, quum unum aliquod illos<text:line-break/>rum ad multas venenatas seras vel exitialia medicamenta<text:line-break/>efficax habere volumus, qui usus etiam theriacam, ut vo-<text:line-break/>eant, antidoton comparavit, item mithridatico aliasque mul-<text:line-break/>tas. Sunt porro et aliae quaedam utilitates minores qui-<text:line-break/>dem praedictis, attamen quae crebro nos ad medicamento-<text:line-break/>rum compositionem descendere cogunt, quas universas hoc<text:line-break/>in opere docebimini. .Nunc enim ubi primum emplastri me-<text:line-break/>dicamenti et ad plura utilissimi a me consecti mentionem<text:line-break/>fecero, jam institutum aggrediar.</text:p>
      <text:h text:style-name="P13" text:outline-level="2">Cap. IV.</text:h>
      <text:p text:style-name="P21"><text:s/>[<text:span text:style-name="Default_20_Paragraph_20_Font"><text:span text:style-name="T1">De emplastro medicamento dia chalci</text:span></text:span>a<text:line-break/><text:span text:style-name="Default_20_Paragraph_20_Font"><text:span text:style-name="T1">teos.]</text:span></text:span> Qua ratione compofuerim emplastrum ex chalcitide,-<text:line-break/>quod a palma, quam phoenica Graeci vocant, phoenicinum<text:line-break/>appello, medicamentum glutinandis ulceribus, cicatrice ob-<text:line-break/>ducendis et phlegmonis curandis accommodum, ubi liquo-<text:line-break/>factum humidi cerati crassitudinem obtinet, animum exer-<text:line-break/>cere tum permissis empiricis suam ipsorum fateri inscitiam<text:line-break/>tum relictis quoque Thessali sectatoribus , qui optima me-<text:line-break/>dicamenta a medicis inventa contrariis constare sacultati-<text:line-break/>hus ignorant. Exercete, inquam, ingenium, ut eisdem me-<text:line-break/>cum utentes methodis medicamenta possitis conficere ac si-<text:line-break/>tis re ipsa persuasi Vel ea, quae a madoribus inventa sunt,<text:line-break/>omnia ex ratione componi, nimirum quum empiricorum<text:line-break/>incidentia nugatoria sit. Dicenda itaque jam est propositi<text:line-break/>medicamenti compositionis ratio. Oleum vetus et adeps<text:line-break/>digerendi vim obtinent, chalcitis et palmae succus repd-<text:line-break/>tendi astringendique. Ex his igitur medicamentum composui,<text:line-break/>quo jam complures uti novistis ideo, quod omnibus sui ge-</text:p>
      <text:p text:style-name="P3">neris melius esse ex ipsis operibus c<text:span text:style-name="Default_20_Paragraph_20_Font"><text:span text:style-name="T1">o</text:span></text:span>mprobatum sit.<text:line-break/>Etenim ratio compositionem invenit, experientia de inven-<text:line-break/>torum virtute decernit, ut etiam rationalium methodorum<text:line-break/>imperitis artificiose consecta fidem faciant. Porro cum<text:line-break/>modo dictis medicamentis argenti <text:span text:style-name="Default_20_Paragraph_20_Font"><text:span text:style-name="T1">s</text:span></text:span>pumam miscui, quae ni-<text:line-break/>hil magni adeo momenti afferre potest, neque repellentibus,<text:line-break/>quod influit, neque digerentibus, quod jam partibus<text:line-break/>phlegmone laborantibus infixum est, quippe siccandi vir-<text:line-break/>tutam habet, <text:span text:style-name="Default_20_Paragraph_20_Font"><text:span text:style-name="T1">s</text:span></text:span>ed non validam, quare ipsam ceu aptum<text:line-break/>medicamentum in emplastri compositionem adjunxi, nam<text:line-break/>cum praedictis incoquitur donec substantiam, quae non<text:line-break/>polluat, consequatur. Adipem vero insulsum et quam<text:line-break/>maxime fieri licet vetustissimum esse convenit, tum oleum<text:line-break/>vetus similiter, quod cum suillo adipe propinquam vir-<text:line-break/>tutam habere quodammodo didicistis, licet adeps paulo<text:line-break/>majorem emolliendi calesaciendique vim obtineat. Didi-<text:line-break/>cistis quoque vetustate ipsa tenuiorum partium fieri et din<text:line-break/>gerere promptius, eoque phlegmonis, quae magnum dolo-</text:p>
      <text:p text:style-name="P3">rem inferunt, magis blanda ac mitia esse ipsa recentia,<text:line-break/>iis vero, quae tales non sunt, commodiora vetusta. Et quo<text:line-break/>phlegmone et diuturnior et contumacior, hoc magis vetera<text:line-break/>profunt ac sola c<text:span text:style-name="Default_20_Paragraph_20_Font"><text:span text:style-name="T1">u</text:span></text:span>rare valent, modo praeterea nihil assii-<text:line-break/>ctae parti influat. Quod si quidquam influat, mixtam esse<text:line-break/>medicamenti quoque virtutem oportet, cujusmodi habet a<text:line-break/>me compositum medicamentum. Itaque propterea chalciti-<text:line-break/>dem et palmam digerentibus admiscui, non ignarus paucas<text:line-break/>omnino phlegmonas diuturnas existere, quibus nihil in-<text:line-break/>fluat, nam ob humores in eas confluentes diutinae esse<text:line-break/>solent. Dum autem hae incipiunt et accrescunt, astringen-<text:line-break/>lium resrigerantiumque medicamentorum virtutis praepol-<text:line-break/>lere debet, ideoque hoc emplastr<text:span text:style-name="Default_20_Paragraph_20_Font"><text:span text:style-name="T1">a</text:span></text:span> medicamentum ad humidi<text:line-break/>cerati spissitudinem liquefactum multis admodum utile red-<text:line-break/>ditur, interim vino adjecto vel aceto vel aqua illiquescens,<text:line-break/>nonnunquam ex oleo immaturo vel alio quopium astrin-<text:line-break/>gente, quale est Hispanum et Histricum, vel ex dulci aliquo<text:line-break/>astrictionis experte vel etiam vetusto. Ego quoque saepe</text:p>
      <text:p text:style-name="P3">myrteo et melino, ubi validius astringere res postulabat,<text:line-break/>medicamentum liquescet. Haec igitur compositio medica-<text:line-break/>menti tali symmetria conficitur, vetusti adipis, quem in-<text:line-break/>ftitores axungiam appellant, sint lib. ij, olei vetatis lib. iij<text:line-break/>et argenti spumae lib. iij, chalcitidis Ʒ iv. Haec autem<text:line-break/>ita coquere oportet; adipis membranulae omnes eximuntur,<text:line-break/>reliquum contunditur, ut liquari facile possit, mox ad<text:line-break/>ignem liquefit, deinde per colum destillatur, ut purum fiat,<text:line-break/>niliilque membranae habeat, pondo duo praedicta pendens,<text:line-break/>postea chalcitidis laevigatae pondo triens cum olei tribus<text:line-break/>libris adipi miscetur, his et argenti spumae pondo tria<text:line-break/>adficiuntur, ac omnia, ubi simul in mortario coierint, con-<text:line-break/>jiciuntur in caccabum ac rudicula palmae moventur. Sufsi-<text:line-break/>ciet autem tibi ramus unus maiusculus, ut solida ligni. parte<text:line-break/>movendo utaris in modum spathae dictae, vocant enim<text:line-break/>sic id quo confecturas movent, et nos perspicuitatis gratia<text:line-break/>similiter nominabimus. Quod autem solidae rami parti</text:p>
      <text:p text:style-name="P3">continuum est, in orbem purgato ac tenellos ramusculos<text:line-break/>utrinque procedentes contusos decide, sed cortice prius<text:line-break/>exuto, ut segmenta injecta medtcamentum succo suo issi-<text:line-break/>hu an t insiciantque. lgitur statim ab initio spatha utendum<text:line-break/>est, sed tenuia palmae segmenta injicere oportet, ubi me-<text:line-break/>dicamentum cerato similem consistentiam habuerit. Nam<text:line-break/>si a principio ea immittas, succus injectorum, quem manere<text:line-break/>volumus, ex decoctione consumetur. Insuper spathae, qua<text:line-break/>medicamentum initio movetur, pars in caccabo intincta, post-<text:line-break/>quam inaruerit, ut proprium succum non amplius servet,<text:line-break/>amputatam rejice, reliqua utere. Hanc rursus, cum medi-<text:line-break/>camento intincta siccata fuerit, simili modo absecato. Con-<text:line-break/>stare autem vobis arbitror quod palmae ramum non<text:line-break/>multis diebus ante abscissum arbore esse oportet, quippe<text:line-break/>temporis intervallo arescit et succum amittit. Pridie igitur<text:line-break/>per hiemem auferatur, aestate vel eodem ipso die, quo<text:line-break/>cocturus es medicamentum. Lbi autem sic coctum spitL</text:p>
      <text:p text:style-name="P3">situdinem, ut non inquinet, acquisierit medicamentum,<text:line-break/>ipso uteris emplastr<text:span text:style-name="Default_20_Paragraph_20_Font"><text:span text:style-name="T1">o</text:span></text:span> ad ulcera, quae cicatricem aegre du-<text:line-break/>eunt, dyfepulota vocantur, ad cruenta valet oleo lique-<text:line-break/>factum, benefacit phlegmonis, podagris, articulorum mor-<text:line-break/>bis, bubonibus, phymatis, ambustis, pernionibus, fra-<text:line-break/>cturis ossium, contusionibus, omnibus denique affectibus,<text:line-break/>quos appellant rheumaticos. Jam vero et multi, qui her-<text:line-break/>nias absecant, post manus operam statim ipsum cum irri-<text:line-break/>gationibus et cataplasmatis praeparatum imponunt. Si vero<text:line-break/>chalcitidis unciae sex immittantur, quae est selibra, medi-<text:line-break/>camentum ad magna vulnera glutinanda promptius atque<text:line-break/>ad ea, quae cicatricem aegre ducunt, efficacius fiet. Sunt<text:line-break/>quidem in hoc etiam alia ejusdem potentiae medicamen-<text:line-break/>ta, ipsi tamen cum oleo liquefacto magis quam aliis omni-<text:line-break/>has in rheumaticis affectionibus fidendum est. Quum igi-<text:line-break/>tur plurima ejusmodi Romae existerent, nullum tam ce-<text:line-break/>lebre probatumque fuit. Conducit, ut dixi, et podagricis et<text:line-break/>articulorum Vitio laborantibus quolibet tempore, quum</text:p>
      <text:p text:style-name="P3">dolores intensi non sunt, qui perfusiones et cataplasmata<text:line-break/>lenientia postulent. Incipientibus igitur atque augescen-<text:line-break/>tibus etiamnum id genus vitiis, liquefactum medicamentum<text:line-break/>refrigerari sinito idque spathomela deradens pilae injicito,<text:line-break/>cui vinum superfundito, quod ut recipiat, manibus ad pi-<text:line-break/>lam <text:span text:style-name="Default_20_Paragraph_20_Font"><text:span text:style-name="T1">s</text:span></text:span>ubigito, erit autem vinum austerius aetate quidem<text:line-break/>medium, substantia non crassam, <text:span text:style-name="Default_20_Paragraph_20_Font"><text:span text:style-name="T1">s</text:span></text:span>ed quam maxime fieri<text:line-break/>potest, dilucidius, nam hujusmodi, utpote <text:span text:style-name="Default_20_Paragraph_20_Font"><text:span text:style-name="T1">s</text:span></text:span>ubstantiae<text:line-break/>tenuioris, in altum corpus penetrat. Tantisper autem lique-<text:line-break/>facto medicamento ipsum infundito, manibus conterens,<text:line-break/>dum excipiatur misceaturque , nec humidum adnatet, quod<text:line-break/>contrito ac emollito medicamento mixtum non sit. Ad<text:line-break/>haec etiam si non prius refrigeratum medicamentum dera-<text:line-break/>seris, liquefacto et adhuc calido vinum super su sum permi-<text:line-break/>scere licet. ltaque in phlegmonmn principiis vim repulsorsam<text:line-break/>validiorem esse oportet, in incrementis vero haec nonnihil<text:line-break/>imminuenda, quae digerit virtus augenda est. Qu<text:span text:style-name="Default_20_Paragraph_20_Font"><text:span text:style-name="T1">u</text:span></text:span>m autem</text:p>
      <text:p text:style-name="P3">in statum proprium seu vigorem phlegtnones tumor per-<text:line-break/>venerit, pares invicem esse potestates convenit repellendi<text:line-break/>et digererdi, nisi quis vehemens dolor medicamentum<text:line-break/>leniens requirat. Caeterum declinante phlegmone discu-<text:line-break/>fiendi vim augebitis, ut prorsus nihil vini e<text:span text:style-name="Default_20_Paragraph_20_Font"><text:span text:style-name="T1">o</text:span></text:span> tempore mi-<text:line-break/>stratis. Praeterea dum id liquescit, ubi astrictorum qua-<text:line-break/>litatem satis excellere volumus, Hispanum oleum vel Istri-<text:line-break/>cum vel quod omphacinum et omotIibes <text:span text:style-name="Default_20_Paragraph_20_Font"><text:span text:style-name="T1">cladum</text:span></text:span> v<text:span text:style-name="Default_20_Paragraph_20_Font"><text:span text:style-name="T1">o</text:span></text:span>catur<text:line-break/>iniciendum est. Ubi aequales utrasque facultates habere cu-<text:line-break/>pias, oleo dulci nec recenti nec vetusto liquandum est. Si<text:line-break/>ut digerat expetis, vetus oleum vel cicinum commode fu-<text:line-break/>mitur. Emplastri autem medicamenti in liquescendo hujus-<text:line-break/>modi stat symmetria. Oleum paulo copiosius quam medica-<text:line-break/>mentum esto, magisque aestate , videlicet ut libram unam<text:line-break/>absolvat, medicamenti vero decem unc. injecisse abunde<text:line-break/>suffecerit. Clarum est autem cuilibet hoc efsicacius reddi<text:line-break/>emplastrum, quo plus medicamenti habuerit, tanto autem</text:p>
      <text:p text:style-name="P3">magis mitigare ac dolorem toIIere, quanto liquidius fuerit<text:line-break/>ex rosaceo liquefactum. At cerati, quod inungi possit, con-<text:line-break/>listeutiam recipit, dum medicamenti libra j. in olei selibra<text:line-break/>liquata fuerit. Tale vero phIegmonam declinationibus ex ,<text:line-break/>usu est. Item sedis , rectique intestini tumores phlegmono-<text:line-break/>das sponte obortus omnibus melius juvaI. Ipsum autem<text:line-break/>tunc liquefactum oportet cum oleo copiosiore, ut per cornu<text:line-break/>recti foraminis, cui vesica suis alligata sit, immittatur, velut<text:line-break/>in ejusmodi usurpare consuevimus. Ad haec frequenter<text:line-break/>ipsum in his ex rosaceo liquescimus, caccabo vasi, in quo<text:line-break/>liquescit, prius subjecto, qui calidam contineat, prunis vero<text:line-break/>ardentibus incumbat aut flammae sumo carenti. Jam vero<text:line-break/>pro superioris symmetriae modo liquatum, ut liquidi cerati<text:line-break/>spissitudinem habeat et pudendi et podicis ulcera persanat,<text:line-break/>imo et alia omnia usque ad ulceratos perniones et am-<text:line-break/>busta. Etenim universa statim inflammatione liberat, pura-<text:line-break/>que reddit et solida^ implet carne , praesertim ubi plus</text:p>
      <text:p text:style-name="P2">chalcitidis adjectum fuerit. Insuper nemo ignorat, vinum<text:line-break/>quoque medicamento id eflecturo admiscendum este. Quod<text:line-break/>si acetum acceperit, ambustis optime facit et statim et<text:line-break/>postea quolibet tempore impositum, sive illa jam pustu-<text:line-break/>las sive non habeant. Constat autem , si quis in aqua<text:line-break/>ferventi ustus fuerit, hunc etiam affectum, pyrlosuton,<text:line-break/>ambustum igne nominari. Porro si medicamentum an-<text:line-break/>te imposueris quam phlegmone sit orta, nihil adeo ipsius<text:line-break/>generationem impedit prohibetque. Quapropter, ut dictum<text:line-break/><text:span text:style-name="Default_20_Paragraph_20_Font"><text:span text:style-name="T3">est, </text:span></text:span>nonnulli qui hernias secant, statim eo utuntur, ne-<text:line-break/><text:span text:style-name="Default_20_Paragraph_20_Font"><text:span text:style-name="T3">que </text:span></text:span>prius vulnere madefacto. Ad haec contusionibus, fra-<text:line-break/>cturis et qualibuscunque plagis, si liquidum imponitur,<text:line-break/>accommodatissimum est remedium. Ligamentis autem cir-<text:line-break/>cundatum, fasciarum instar, quibus rupturae deligantur,<text:line-break/>catagmaticas vocant, oedemata omnia et inflationes miri-<text:line-break/>fice juvat. Quum malo succo corpus abundat vel admodum<text:line-break/>sentiens est, quamprimum contusis et percussis partibus<text:line-break/>illud impones, hyoscyamus recens adficietur, qui si non<text:line-break/><text:span text:style-name="Default_20_Paragraph_20_Font"><text:span text:style-name="T3">est </text:span></text:span>recens propter anui tempus aut locum, nihilo magis</text:p>
      <text:p text:style-name="P2">ipsum desiderabis, si adjungas eum, qui per aestatem re-<text:line-break/>positus est, qualis etiam singulis annis ex Creta nobis<text:line-break/>Romam apportatur. Hoc magis adhuc dolori sedando^ op-<text:line-break/>portunum, id est anodynon medicamentum, succus man-<text:line-break/>dragorae mixtus efficiet. Non autem vos latet et hunc a<text:line-break/>Creta optimum fictilibus poculis afferri, cujus unciam<text:line-break/>j. librae olei emplastri liquelacti miscere sufficit, atque<text:line-break/>interdum amplius, interdum minus impones, prout dispo-<text:line-break/>sitio postulat. Conducit autem in ejusmodi corporibus<text:line-break/>et medicamentum ex rosaceo liquefactum esse. Caeterum<text:line-break/>ex casu contusis partibus vel lign<text:span text:style-name="Default_20_Paragraph_20_Font"><text:span text:style-name="T1">o</text:span></text:span> ac lapide percussis,<text:line-break/>etsi ecchymosis quaedam contigerit, protinus ab initio<text:line-break/>medicamentum liquatum imponi oportet, vino ut docui<text:line-break/>mixto. Quod vinum die tertio aut certe quarto, si pars<text:line-break/>inflammatione careat, auferri oportet, oleo autem veteri<text:line-break/>emplastrum liquare; nam si plus astringantur ecchymo-<text:line-break/>mata, vix queant per halitum digeri. Hoc medicamento<text:line-break/>etiam utor adversus erysipelata, praesertim phlegmonode,</text:p>
      <text:p text:style-name="P2">et adhuc longe magis ad phlegmonas erysipelatodeis. Prin-<text:line-break/>cspio igitur impono ipsum liquatum ex r<text:span text:style-name="Default_20_Paragraph_20_Font"><text:span text:style-name="T1">o</text:span></text:span>saceo, quod oleo<text:line-break/>omotribe, <text:span text:style-name="Default_20_Paragraph_20_Font"><text:span text:style-name="T1">crudo</text:span></text:span>, et falis experte constet, tale enim ery-<text:line-break/>sipelatis est accommodatissimum. Ita jam liquefacto Insani<text:line-break/><text:span text:style-name="Default_20_Paragraph_20_Font"><text:span text:style-name="T1">s</text:span></text:span>uccus in mortario misceatur, qui t<text:span text:style-name="Default_20_Paragraph_20_Font"><text:span text:style-name="T1">o</text:span></text:span>tus per totum ac-<text:line-break/>curate subigatur excipiaturque; qui si non adest, psyllii;<text:line-break/>si aestas fuerit, etiam omphacis , id est uvae acerbae cum<text:line-break/>portulacae vel <text:span text:style-name="Default_20_Paragraph_20_Font"><text:span text:style-name="T1">s</text:span></text:span>empervivi <text:span text:style-name="Default_20_Paragraph_20_Font"><text:span text:style-name="T1">s</text:span></text:span>ucco. Etenim uvae acerbae li-<text:line-break/>quor per fe plus quam oportet astringit, tanta autem<text:line-break/>astrictio erysipelata laedit, ut quae calorem ip<text:span text:style-name="Default_20_Paragraph_20_Font"><text:span text:style-name="T1">s</text:span></text:span>orum cutem<text:line-break/>densando includat. Rursus portulacae succus neque is<text:line-break/><text:span text:style-name="Default_20_Paragraph_20_Font"><text:span text:style-name="T1">s</text:span></text:span>olus prae lentore potest exprimi. Optimum igitur est, qui<text:line-break/>ex uva acerba prius tusa exprimitur, portulacae in pisa<text:line-break/>c<text:span text:style-name="Default_20_Paragraph_20_Font"><text:span text:style-name="T1">o</text:span></text:span>mmittere et sic iterum contundere, deinde ubi ex am..<text:line-break/>bobus mixtum exacte unitum fuerit, liquorem elicere.<text:line-break/>Simili modo etiam <text:span text:style-name="Default_20_Paragraph_20_Font"><text:span text:style-name="T1">s</text:span></text:span>empervivi <text:span text:style-name="Default_20_Paragraph_20_Font"><text:span text:style-name="T1">s</text:span></text:span>uccum exprimes, nam scor-<text:line-break/>sum neque ex hoc, quemadmodum neque ex cotyledone,<text:line-break/>succum copio<text:span text:style-name="Default_20_Paragraph_20_Font"><text:span text:style-name="T1">s</text:span></text:span>um exprimere quisquam potest. At mandra-</text:p>
      <text:p text:style-name="P3">gorae pomorum maturitate vigentium <text:span text:style-name="Default_20_Paragraph_20_Font"><text:span text:style-name="T1">s</text:span></text:span>uccus recens ad-<text:line-break/>jectus magis aptum medicamentum efficiet, quem li tempus<text:line-break/>non admittat, illius quae a Creta vel alio quopiam loco<text:line-break/>advehatur, miscere non dubitabis. Quin et hyoscyami<text:line-break/>succum miscere ei consuevimus, interdum meconium, ita<text:line-break/>autem nominatur papaveris succus. Satius autem est una<text:line-break/>cum hoc et glaucii quippiam superindere. At his multo<text:line-break/>imbecillior, sed acquisitu faedis , lactucae succus est, tum<text:line-break/>agrestis, tum hortensis, quam universi Graeci hujus tem-<text:line-break/>pestatis n<text:span text:style-name="Default_20_Paragraph_20_Font"><text:span text:style-name="T1">o</text:span></text:span>n thridaciuem, <text:span text:style-name="Default_20_Paragraph_20_Font"><text:span text:style-name="T1">s</text:span></text:span>ed thridaca nominant, agrestem<text:line-break/><text:span text:style-name="Default_20_Paragraph_20_Font"><text:span text:style-name="T1">s</text:span></text:span>olam thridacinen appellantes. His rursus fereos, polygoni,<text:line-break/>trifolii et auriculae muris, <text:span text:style-name="Default_20_Paragraph_20_Font"><text:span text:style-name="T1">s</text:span></text:span>ucci minus ad refrigerandum<text:line-break/>efficaces <text:span text:style-name="Default_20_Paragraph_20_Font"><text:span text:style-name="T1">s</text:span></text:span>unt, quanquam et ipsi refrigerant, sed his eviden-<text:line-break/>tius lenticula palustribus locis proveniens. Horum omnium<text:line-break/>penuria miscebis acetum et aquam. Porr<text:span text:style-name="Default_20_Paragraph_20_Font"><text:span text:style-name="T1">o</text:span></text:span> medicamenta<text:line-break/>haec universa ascititias qualitates frigidas habeant, vasis<text:line-break/>videlicet aquae admodum frigidae aut nivi insistentibus.<text:line-break/>Atqui ipsum quoque phoenicinum medicamentum simili</text:p>
      <text:p text:style-name="P3">modo refrigeratum erysipelatis admoveatur, donec veho-<text:line-break/>mens ipsorum ardor <text:span text:style-name="Default_20_Paragraph_20_Font"><text:span text:style-name="T1">s</text:span></text:span>ubsidat. Liquet autem, subinde ea,<text:line-break/>quae adventitia qualitate frigida erysipelatosis affectibus<text:line-break/>succurrunt, immutanda esse, maxime ubi exactum erysi-<text:line-break/>pelas citra phlegmonem fuerit. Posteaquam vero vehemens<text:line-break/>ille ardor quieverit aut nec perfectum plane erysipelas<text:line-break/>afflixerit, <text:span text:style-name="Default_20_Paragraph_20_Font"><text:span text:style-name="T1">s</text:span></text:span>ed vel erysipelatodes phlegmone vel phlegmo-<text:line-break/>nodes erysipelas, non adhuc externum frigus admoliemur,<text:line-break/>verum a <text:span text:style-name="Default_20_Paragraph_20_Font"><text:span text:style-name="T1">s</text:span></text:span>uccis etiam impen<text:span text:style-name="Default_20_Paragraph_20_Font"><text:span text:style-name="T1">s</text:span></text:span>e frigidis abstinebimus, eos<text:line-break/>medicamento liquefacto miscentes, qui mediocriter refri-<text:line-break/>gerant. Atque ab his jam et lini feminis et chamaemeli<text:line-break/><text:span text:style-name="Default_20_Paragraph_20_Font"><text:span text:style-name="T1">s</text:span></text:span>uccum misceamus, ipfoque <text:span text:style-name="Default_20_Paragraph_20_Font"><text:span text:style-name="T1">s</text:span></text:span>olo postea medicamento li-<text:line-break/>quato utemur, nihil aliud praeterea immittentes. At si<text:line-break/>quando lividum ex frigefacientium ni erysipelas eva<text:span text:style-name="Default_20_Paragraph_20_Font"><text:span text:style-name="T1">s</text:span></text:span>erit,<text:line-break/>tale non amplius erysipelas appellandum est, <text:span text:style-name="Default_20_Paragraph_20_Font"><text:span text:style-name="T1">s</text:span></text:span>ed tunc ab-<text:line-break/>stinere non a vini mixtura modo<text:span text:style-name="Default_20_Paragraph_20_Font"><text:span text:style-name="T1">, s</text:span></text:span>ed rosacei quoque et<text:line-break/>astringentium oleorum oportet, nam <text:span text:style-name="Default_20_Paragraph_20_Font"><text:span text:style-name="T1">s</text:span></text:span>olum phoeniculum</text:p>
      <text:p text:style-name="P3">veteri oleo liquefactum, quod livorem contraxit, per ha-<text:line-break/>litum discutere potest, et tunc affectae partes aqua casi..<text:line-break/>da foventur et fcaIificantur. Vobis si fuerit visum hoc<text:line-break/>interdum facere, pr<text:span text:style-name="Default_20_Paragraph_20_Font"><text:span text:style-name="T1">o</text:span></text:span>tinus phoeniculi liquefacti humidum<text:line-break/>medicamentum, cui vinum adjectum sit, imponere conve-<text:line-break/>nit, altero die Vinum auferendum. Quod si jam plus im-<text:line-break/>pendio erysipelas refrigeratum ab immodice refrigeranti...<text:line-break/>bus medicis acceperimus, ut jam quoque nigricet, perfusio-<text:line-break/>ne et scari sicatione magis utemur, atque citra haec calcis<text:line-break/>vivae quippiam liquido medicamento immittamus; si vero<text:line-break/>laborantes teneri <text:span text:style-name="Default_20_Paragraph_20_Font"><text:span text:style-name="T1">s</text:span></text:span>unt, lotam ipsam u<text:span text:style-name="Default_20_Paragraph_20_Font"><text:span text:style-name="T1">s</text:span></text:span>urpabimus. Tunc<text:line-break/>prodest etiam succus coriandri medicamento inditus, qui<text:line-break/>sane et cum cerato rosaceo juvat non mediocriter. Ad<text:line-break/>haec sane similesque assectus alia pleraque medicamenta<text:line-break/>sequenti sermone dicentur, quaedam pari virtute cum phoe-<text:line-break/>lucino, nonnulla etiam efficaciore praedita. Adversus au-<text:line-break/>tem rhe Iun a ficos assectus omnium optimum hoc medi-<text:line-break/>camentum est, ac spe majora frequenter. praestitit. Quum</text:p>
      <text:p text:style-name="P3">itaque femur aliquando pr<text:span text:style-name="Default_20_Paragraph_20_Font"><text:span text:style-name="T1">o</text:span></text:span>pe inguen, cruda phlegmone<text:line-break/>totum id affligente, suppurasset, crus ita nobis figuraba-<text:line-break/>tur, ut sanies ad inguen conflueret. Facto autem ulcere,<text:line-break/>dum hoc longiore intervallo contingeret, fluxio quae in<text:line-break/>femur decubuerat, evacuata est, sed sistulosa quaedam<text:line-break/>affectio <text:span text:style-name="Default_20_Paragraph_20_Font"><text:span text:style-name="T1">s</text:span></text:span>ub fautoris totius cute orta est, ut ipsam juxta<text:line-break/>patellam <text:span text:style-name="Default_20_Paragraph_20_Font"><text:span text:style-name="T1">s</text:span></text:span>eu epigonatidem dividere cogitaremus, quo<text:line-break/>saniei utrinque liber esset exitus, medicamentis autem li-<text:line-break/>quidis inditis largius pertranseundi via promptior. Ubi au-<text:line-break/>tem famur solvissem posterus die, quo incidere ipsum de-<text:line-break/>creveram, inventa sunt omnia collapsa, arida madorisque<text:line-break/>expertia. Nemo igitur non novit quod rationi consenta-<text:line-break/>neum erat et postero die et sequentibus similiter uti me-<text:line-break/>dicamento, quandoquidem particula quotidie coloratior ac<text:line-break/>omnino sanior quam esset reddebatur. Curato itaque hoc<text:line-break/>modo adolescente postea multas rheumaticas affectiones<text:line-break/>hoc medicamento sanavi, quae quidem osculum simplex</text:p>
      <text:p text:style-name="P3">haerent, sed ut glutinari non posset et fistulo<text:span text:style-name="Default_20_Paragraph_20_Font"><text:span text:style-name="T1">s</text:span></text:span>um intus<text:line-break/>esse. Non est autem ab ipsius medicamenti usu desistens<text:line-break/>dua, etiam si multis diebus evidens nullum praesidium<text:line-break/>affere videatur, ut quod postea un<text:span text:style-name="Default_20_Paragraph_20_Font"><text:span text:style-name="T1">o</text:span></text:span> interim die simuI<text:line-break/>universam utilitatem maximam ostendat. Quare bono<text:line-break/>aulos hoc semper in rheumaticis affectionibus utamini,<text:line-break/>in teIerae quidem carnis homine vel puero aliquo vel<text:line-break/>mulsae post praedictam symmetriam quatuor uncias chal-<text:line-break/>citidis immittentes , in valido ac duro corpore ex pro-<text:line-break/>portime vel unciam unam vel duas apponentes, ut quin..<text:line-break/>que <text:span text:style-name="Default_20_Paragraph_20_Font"><text:span text:style-name="T4">νε</text:span></text:span><text:span text:style-name="Default_20_Paragraph_20_Font"><text:span text:style-name="T7"> </text:span></text:span>sex chalcitidis unciae sint, tres librae utriusque,<text:line-break/>nempe olei veteris et argenti spumae, duae vetusti adipis,<text:line-break/>quem nstitores axungiam appellare l diximus. Diluatur<text:line-break/>autem it rheumatum vitiis oleo dulci nec nov<text:span text:style-name="Default_20_Paragraph_20_Font"><text:span text:style-name="T1">o</text:span></text:span> nec ve-<text:line-break/>teri, assuuatque vinum austerum aetatis mediae. Hoc me-<text:line-break/>dicamenttm coarguit Theffali nugacitatem , efficacissimum<text:line-break/>auxiliumx ex contrariis potentiis compositum ostendens,<text:line-break/>quarum si alteram adimas, nihil faciet praedict<text:span text:style-name="Default_20_Paragraph_20_Font"><text:span text:style-name="T1">o</text:span></text:span>rum.</text:p>
      <text:p text:style-name="P3">Nam neque ex astringentibus solum sine laxantibus ad<text:line-break/>rheumaticos assectus praeclarum quidquam perficiet, veI<text:line-break/>certe ad phlegmonas incipientes et augescentes; neque eum<text:line-break/>leniendi vim obtinebit, neque ex solis relaxantibus lis-<text:line-break/>Gussorium , sine astrictione consectum, quae indurata ha-<text:line-break/>bent emollire. Porr<text:span text:style-name="Default_20_Paragraph_20_Font"><text:span text:style-name="T1">o</text:span></text:span> laxabit perfecte et mediocriter enol-<text:line-break/>liet, si non admodum vetus oleum et adipem rec<text:span text:style-name="Default_20_Paragraph_20_Font"><text:span text:style-name="T1">q</text:span></text:span>Ierih<text:line-break/>Quod ita Mnafeus medicamentum condidit, aequalia invi-<text:line-break/>cem continet tum oleum tum argenti spumam tua adin<text:line-break/>pem , sed maxime phlegmonis incipientibus incrscentlu<text:line-break/>busque est contrarium. Habet et nostrum vidisset hoc<text:line-break/>medicamentum eadem omnia, quae Mnasei, et argeIti spu-<text:line-break/>mam et adipem et oleum, verum si nihil ex i<text:span text:style-name="Default_20_Paragraph_20_Font"><text:span text:style-name="T1">t</text:span></text:span>, quae<text:line-break/>astringunt, acceperit, partes effeminat et robu earum<text:line-break/>dissolvit, ob quod etiam fluxioni fiunt obnoxhe. Didi-<text:line-break/>cistis enim non semper ob calorem immodicum, ut qui-t<text:line-break/>datu arbitrantur, corporis partes fluxionibu<text:span text:style-name="Default_20_Paragraph_20_Font"><text:span text:style-name="T1">s</text:span></text:span> laborare,</text:p>
      <text:p text:style-name="P3"><text:span text:style-name="Default_20_Paragraph_20_Font"><text:span text:style-name="T1">s</text:span></text:span>ed hoc quidem ipsis raro accidere, ab imbecillitate vero<text:line-break/>illarum id genus vitii progigni, quae ut plurimum ex<text:line-break/>intemperie frigida proficiscitur. Itaque si humectet eas<text:line-break/>quispiam calefaciatque medicamentis laxantibus, dissolutae<text:line-break/>prorsus et infirmae fiunt. Rursus si tumores in rheuma-<text:line-break/>ticis affectionibus fortiter astringat, initio quidem profi-<text:line-break/>cere videbitur, caeterum quod restat <text:span text:style-name="Default_20_Paragraph_20_Font"><text:span text:style-name="T1">s</text:span></text:span> contumax et scir-<text:line-break/>rhosum faciet; nam magna ex parte tales assectus ne qui-<text:line-break/>dem ferunt nimis astringentium impositionem, ut qui illis<text:line-break/>et dolore et tensione molestentur. Atqui omnis dolor in-<text:line-break/>flammata exacuit irritatque et fluxionibus .occasionem prae-<text:line-break/>bet, quamvis rheumatica intemperie aeger non afficiatur.<text:line-break/>Sed miri nihil est, Thessalum medicae artis operum in-<text:line-break/>expertum , et qui assectiones ratione invenire nequeat,<text:line-break/>omnem phlegmonarum curationem ignorare. Vobis autem,<text:line-break/>qui crebro tum phoenicini hujus tum aliorum medica-<text:line-break/>rnentorum, quae contrariis constant virtutibus, eviden-<text:line-break/>tissima in multis morbis auxilia videritis, conandum est</text:p>
      <text:p text:style-name="P3">ipsis quoque, ubi jam composita interdum desiderantur,<text:line-break/>eadem methodo ex illis quaecunque regio praebet, conti-<text:line-break/>cere, quum phlegmonem suspicamini futuram vel luce-<text:line-break/>pisse modo, quae magis astringunt, in augmento ipso,<text:line-break/>quae minus, in statu et declinatione, quae magis re-<text:line-break/>laxant et digerunt. Semper tamen utraque misceatur et<text:line-break/>repellendi et discutiendi facultas, nisi quando fluxio pror-<text:line-break/>sus constiterit et corpus vacuum fuerit, tunc ad digeren-<text:line-break/>tem, sicut in primis incursibus ad repuls<text:span text:style-name="Default_20_Paragraph_20_Font"><text:span text:style-name="T1">o</text:span></text:span>rium virtutem,<text:line-break/>tuta est accessio.</text:p>
      <text:h text:style-name="Heading_20_2" text:outline-level="2">Cap. V. </text:h>
      <text:p text:style-name="P23">[<text:span text:style-name="Default_20_Paragraph_20_Font"><text:span text:style-name="T1">De emplastris, quae ex lithargyr</text:span></text:span>o <text:span text:style-name="Default_20_Paragraph_20_Font"><text:span text:style-name="T1">pa-<text:line-break/>rantur.]</text:span></text:span> Quoniam in emplastri mei phoenici ni confectura<text:line-break/>adipem vetustum et oleum digerendi potestatem habere<text:line-break/>dixi, chalcitidem vero et palmam cogendi repellendique,<text:line-break/>haec autem medicamentum emplastrum sine argenti spuma<text:line-break/>procreare non possunt, ob id vi<text:span text:style-name="Default_20_Paragraph_20_Font"><text:span text:style-name="T1">s</text:span></text:span>um mihi est, de ipsius<text:line-break/>spumae argenti usu deinceps verba facere, siquidem phoe-</text:p>
      <text:p text:style-name="P2">nicini viribus nec eam obesse quicquam nec conducere,<text:line-break/><text:span text:style-name="Default_20_Paragraph_20_Font"><text:span text:style-name="T1">s</text:span></text:span>ed materiae ad emplastri medicamenti compositionem tan-<text:line-break/>tum idoneae rationem obtinere putandum est. Non ab-<text:line-break/>surdum itaque mihi apparet, si de ejusmodi medicamenti,<text:line-break/>exempli gratia de litbargyro, disputationem instituero.<text:line-break/>Sunt non pauca, quae potestatem aut nullam aut exi-<text:line-break/>guam admodum medicamento, quod praeparatur, simul<text:line-break/>asserunt, commoditatem vero materiae praebent, ut veI<text:line-break/>emplastri vel cerati speciem referat. Neque enim li-<text:line-break/>thargyrus manifesto calida est, sicut nec frigida nec humi-<text:line-break/>da, <text:span text:style-name="Default_20_Paragraph_20_Font"><text:span text:style-name="T1">s</text:span></text:span>ed exiguam siccandi habet virtutem in primo abs-<text:line-break/>cessu ab iis , quae adamussim media sunt inter humida et<text:line-break/>sicca. Non tamen vis ejus est obstruere, sicut nec ape-<text:line-break/>rire, item nec abstergere, quemadmodum nec inquinare<text:line-break/>eVidenter, <text:span text:style-name="Default_20_Paragraph_20_Font"><text:span text:style-name="T1">s</text:span></text:span>ed paulum a mediis ad crassius quodammodo<text:line-break/>recessit. Verum hoc quoque ex diuturna coctione depo-<text:line-break/>nit, fu<text:span text:style-name="Default_20_Paragraph_20_Font"><text:span text:style-name="T1">s</text:span></text:span>a per ignis potentiam et alterata. Porro fota per<text:line-break/>fe cruda femorum attritus ex itinere juvat, quo etiam</text:p>
      <text:p text:style-name="P3">parum exiccare cognoscitur. At neque acrem vel din-<text:line-break/>cem, neque acidam veI amaram vel austeram veI acerbam<text:line-break/>veI omnino astringentem facultatem ipsam habere gustus<text:line-break/>abunde testis esu Quemadmodum etiam ulcera nec ab<text:line-break/>ea derodi nec calefieri nec refrigerari nec purgari nec<text:line-break/>carne impleri nec, quum caro supercreverit, tolli percspi-<text:line-break/>mus. Licet itaque nobis in varium usum administrare ar-<text:line-break/>genti <text:span text:style-name="Default_20_Paragraph_20_Font"><text:span text:style-name="T1">s</text:span></text:span>pumam, interim ex ole<text:span text:style-name="Default_20_Paragraph_20_Font"><text:span text:style-name="T1">o</text:span></text:span> et aqua coctionem ejus<text:line-break/>adusque emplastri spissitudinem molientibus interdum ex<text:line-break/>oleo et aceto, aliquando ex oleo et vino. Porro in qui-<text:line-break/>buscunque istorum coquatur, melius id medicamenti red-<text:line-break/>ditur, quod magis coctum fuerit, quod liquidorum, quae<text:line-break/>miscentur, copia continget. Est enim ex iis medicamentis,<text:line-break/>quae liquefieri possunt, etiam spuma argenti, dum tota<text:line-break/>funditur, sicut resina et cera, sed non statim ubi ignem<text:line-break/>contigerit, unde multis imponit, qui nullo modo ipsam<text:line-break/>fundi existimant. Igitur si cum oxelaeo coquatur, liquescit<text:line-break/>citius, perinde ac cum aerugine, quae et ipsa fundi na-</text:p>
      <text:p text:style-name="P3">tma solet, uti chalcitis quoque et misy. Ipsorum itaque<text:line-break/>celerrime chalcitis funditur, tardissime argenti spuma, at<text:line-break/>in horum medio sunt aerugo et misy. Funditur et <text:span text:style-name="Default_20_Paragraph_20_Font"><text:span text:style-name="T1">s</text:span></text:span>ori,<text:line-break/>sed longiore temporis intervallo, ut quod terrestre magia<text:line-break/>et saxeum sit, quam chalcitis et misy, <text:span text:style-name="Default_20_Paragraph_20_Font"><text:span text:style-name="T1">s</text:span></text:span>ed de his iterum<text:line-break/>dicetur. Argenti autem spumam per oxelaeum coquens^<text:line-break/>ocius liquefactas , per hydrelaeum tardius , tamen fundi-<text:line-break/>tur sic quoque, si duplum ejus sit uterque hum<text:span text:style-name="Default_20_Paragraph_20_Font"><text:span text:style-name="T1">o</text:span></text:span>r. Ego<text:line-break/>certe plus etiam quam duplum miscui frequenter, ut<text:line-break/>paulo post exponam. Atqui melius est statim ab initio<text:line-break/>haec tria in m<text:span text:style-name="Default_20_Paragraph_20_Font"><text:span text:style-name="T1">o</text:span></text:span>rtario miscere, argenti spumam, aquam<text:line-break/>et oleum. Quod si candidum medicamentum esse cures,<text:line-break/>oleum purius lucidiusque injicit<text:span text:style-name="Default_20_Paragraph_20_Font"><text:span text:style-name="T1">o</text:span></text:span>, atque aquam similiter<text:line-break/>puram ac candidam, coquatur in loco sub dio, foli expo-<text:line-break/>sito, quia nubilus aer medicamentum denigrat ,. sincerus<text:line-break/>magnum ad albedinem adjumentum affert, sicut aqua<text:line-break/>etiam in hujusmodi aere aspersa. Caeterum observato, ne<text:line-break/>coctionem lignis aut carbonibus peruri incipientibus, mo^</text:p>
      <text:p text:style-name="P3">haris <text:span text:style-name="Default_20_Paragraph_20_Font"><text:span text:style-name="T7">; </text:span></text:span>nam fumus ei facile nigredinem conciliat. Perustis<text:line-break/>igitur antea carbonibus, cum exacte ardent, tunc coctio-<text:line-break/>nem suspicare, quod si illam per hos absolvi non licue-<text:line-break/>rit, in alio foco simili modo carbonibus praeparatis cac-<text:line-break/>cabum <text:span text:style-name="Default_20_Paragraph_20_Font"><text:span text:style-name="T1">s</text:span></text:span>uperponito. Quae ergo medicamenti candidi fa -<text:line-break/>ciendi gratia observanda sunt, abunde satis indicatum est.<text:line-break/>Jam vero hoc fit glutinantius, quo plus, ut dictum est,<text:line-break/>liquoris assuerit, quemadmodum si singulorum trium pon-<text:line-break/>do libram unam injicias, firmius adhaerebit. At si argenti<text:line-break/>spuma non illiquescat, causa est potissimum, cur id facile<text:line-break/>decidat, sicut diutius adhaeret, quum argenti spuma cocta<text:line-break/>funditur alteraturque. Candidius sane erit citiusque co-<text:line-break/>quetur, libris duabus aquae in tres utriusque, puta spu-<text:line-break/>mae argenti et olei, injectis, atque hoc in parvis ulceribus<text:line-break/>uti consuevimus. Medicamenti, quod aqua coquitur, pote-<text:line-break/>stas nota est, si meminerimus eorum quae in com-<text:line-break/>mentario de simplicibus medicamentis dicta sunt.</text:p>
      <text:h text:style-name="P13" text:outline-level="2">Cap. VI. </text:h>
      <text:p text:style-name="P23">[<text:span text:style-name="Default_20_Paragraph_20_Font"><text:span text:style-name="T1">De emplastro, quod ex lithargyro et<text:line-break/>hydrelaeo conficitur</text:span></text:span>.] Aqua peculiari substantia semper<text:line-break/>humectat et resrigerat, ascititi<text:span text:style-name="Default_20_Paragraph_20_Font"><text:span text:style-name="T1">a</text:span></text:span> autem calore assumpto,<text:line-break/>donec ipsum conservat, calesacit, frigida facta refrigerat.<text:line-break/>Oleum vero si recens sit, medicamento non renititur, per-<text:line-break/>manet enim humidum et modice frigidum, quali maxime<text:line-break/>tenera corpora et vitiosis humoribus repleta indigent.<text:line-break/>Mulieres itaque et pueri, atque ex grandioribus mollem<text:line-break/>corporis habitum <text:span text:style-name="Default_20_Paragraph_20_Font"><text:span text:style-name="T1">s</text:span></text:span>ortiti, sunt autem hi et candidi cute,<text:line-break/>ejus generis medicamenta requirunt. Porro coctum osten-<text:line-break/>dimus ex oleo copiosiore et aqua reddi tam glutinans,<text:line-break/>ut ne quidem a lotis decidat. Et vero etiam ulceribus,<text:line-break/>quae ad cicatricem veniunt , multis diebus subfequen-<text:line-break/>tibus medicamentum immanere expedit, quo melius et<text:line-break/>citius ita cicatrix ducatur. Notum est hujusmodi medica-<text:line-break/>mentum pruritus de<text:span text:style-name="Default_20_Paragraph_20_Font"><text:span text:style-name="T1">s</text:span></text:span>quamata et, ut uno verbo expediam,<text:line-break/>parva ulcera persanare, in quibus et fubliquidum, ut vo-</text:p>
      <text:p text:style-name="P3">cant, ceratum aliaque id genus quaedam utiliora sunt iis,<text:line-break/>quae validam potestatem obtinent, qualia magnis vulneri..<text:line-break/>bus imponimus. De quorum omnium universali virtute<text:line-break/>in tertio libro de morbis curandis dictum est, in quo<text:line-break/>generales communesque sermones universales nuncupant,<text:line-break/>de quaque ulceris differentia tradidi, ostendens quales me-<text:line-break/>stramentorum, quibus illa curabuntur, vires esse conve-<text:line-break/>niat. Hic vero particulares materias recenseo, symmetrias<text:line-break/>miscendorum destruens, et modos, quibus si praeparentur,<text:line-break/>reddantur optima, demonstrans. Ex hydrelaeo itaque ar-<text:line-break/>genti spuma, sicuti dictum est, praeparata, emplastrum ta-<text:line-break/>ctu blandissimum et adhaerendo pertinax efficit, praeterea<text:line-break/>aspectu album , refrigeratoriam vim habens mediocrem,<text:line-break/>cujus auxilio exulceratis partibus ne quid influat impe-<text:line-break/>dit, et quod jam influxit denuo ad partes circumjacentes<text:line-break/>retrudit, ut res fiat hujusmodi, qualis quum <text:span text:style-name="Default_20_Paragraph_20_Font"><text:span text:style-name="T1">s</text:span></text:span>pongiam aqua<text:line-break/>frigida humentem parti cuipiam corporis imponimus. Nam<text:line-break/>illa rugo<text:span text:style-name="Default_20_Paragraph_20_Font"><text:span text:style-name="T1">s</text:span></text:span>um c<text:span text:style-name="Default_20_Paragraph_20_Font"><text:span text:style-name="T1">o</text:span></text:span>ntractumque totum locum facit, non tan-</text:p>
      <text:p text:style-name="P3">tum repellens quod influit, sed etiam quod in eo conti-<text:line-break/>netur ad vicina elidens. Atque emplastrum modo comme-<text:line-break/>moratum non ea prima facultate, <text:span text:style-name="Default_20_Paragraph_20_Font"><text:span text:style-name="T1">s</text:span></text:span>ed per accidens exic-<text:line-break/>care dicetur. Nam proprie quidem et primario ea, quae<text:line-break/>digerunt et temperamenta ad sicciorem statum perducunt,<text:line-break/>nominantur siccantia, ex accidenti vero etiam ea, quae<text:line-break/>frigoris causa id, quod influit, propulsant, quod contine-<text:line-break/>tur expellunt. In <text:span text:style-name="Default_20_Paragraph_20_Font"><text:span text:style-name="T1">s</text:span></text:span>umma nuIlum humectans vel primario<text:line-break/>vel ex accidenti, ulceribus commodum est, ut in tertio<text:line-break/>Methodi libro monstravimus. De argenti spuma, quae ex<text:line-break/>hydrelaeo praeparatur, etiam haec sufficiunt.</text:p>
      <text:h text:style-name="Heading_20_2" text:outline-level="2">Cap. VII. </text:h>
      <text:p text:style-name="P24">[<text:span text:style-name="Default_20_Paragraph_20_Font"><text:span text:style-name="T1">De emplastro quod ex llthargyro et<text:line-break/>oxelaeo componitur.]</text:span></text:span> Digrediendum modo est ad eam, quae<text:line-break/>oxelaeo constat. ltaque mediocriter exiccans medicamentum<text:line-break/>sit, si utriusque, nempe olei et aceti, duplo major portio<text:line-break/>quam argenti spumae misceatur. At si vetus quoque oleum<text:line-break/>sit, adhuc etiam magis exiccat. Copiosior vero quam</text:p>
      <text:p text:style-name="P3">duplum sit utriusque men<text:span text:style-name="Default_20_Paragraph_20_Font"><text:span text:style-name="T1">s</text:span></text:span>ura, valentius enim facit me-<text:line-break/>duramentum, quapropter fistulas, quae nondum callum<text:line-break/>durum habent, curat. Caeterum spumae argenti una pars<text:line-break/>injicitur, illorum singulorum duae et <text:span text:style-name="Default_20_Paragraph_20_Font"><text:span text:style-name="T1">s</text:span></text:span>emis. Quin etiam<text:line-break/>tripla utriusque parte nonnunquam mixta tot<text:span text:style-name="Default_20_Paragraph_20_Font"><text:span text:style-name="T1">o</text:span></text:span> die coxi<text:line-break/>medicamentum, unde reddebatur quidem nigrum, <text:span text:style-name="Default_20_Paragraph_20_Font"><text:span text:style-name="T1">s</text:span></text:span>ed<text:line-break/>perinde ac bitumen probum fplendefcebaI. Porro maxima<text:line-break/>siccandi potentia hoc pollet curatque ulcera difficilia et<text:line-break/>fistulas, quales dixi, jungit, vulnera cruenta glutinat, uno<text:line-break/>verbo, exiccat sine morsu, hujus rei gratia etiam alia<text:line-break/>universa ulcera sanat, majora minoraque, donec ad cica-<text:line-break/>tricent perveniant. Aequum est et alia quaedam ejus opera<text:line-break/>commemorare, quae forsan ne quidem speraveris, quan-<text:line-break/>tum ad materiae humilitatem attinet. Nam quum quis in<text:line-break/>febre ex parotide <text:span text:style-name="Default_20_Paragraph_20_Font"><text:span text:style-name="T1">s</text:span></text:span>uppurata Iudicatus fuisset, parva relicta<text:line-break/>est fistula, quam post <text:span text:style-name="Default_20_Paragraph_20_Font"><text:span text:style-name="T1">s</text:span></text:span>ex men<text:span text:style-name="Default_20_Paragraph_20_Font"><text:span text:style-name="T1">s</text:span></text:span>es a principio in agro mihi<text:line-break/>ostenderunt, erat enim puer filius agricolae, annos natus<text:line-break/>circiter quindecim. Huic cum ex emplastro illo, quanta</text:p>
      <text:p text:style-name="P3">tunc mihi copia aderat, imponendum dedissem ; ipse in ur..<text:line-break/>hem reversus <text:span text:style-name="Default_20_Paragraph_20_Font"><text:span text:style-name="T1">s</text:span></text:span>um, ac pluribus negociis medicis occupatus,<text:line-break/>oblitus sum ejus, qui medicamentum acceperat, <text:span text:style-name="Default_20_Paragraph_20_Font"><text:span text:style-name="T1">s</text:span></text:span>ed post<text:line-break/>duos certe menses in urbem venit incolumis, cum hoc ego<text:line-break/>eventurum non admodum sperassem. Immittentibus enim<text:line-break/>nobis suillum pilum per fistulam ad articuli commissuram<text:line-break/>usque procedere videbatur. Non multos post dies, quum<text:line-break/>alius puer sorte fortuna ejusdem cum priore aetatis eo-<text:line-break/>demque morb<text:span text:style-name="Default_20_Paragraph_20_Font"><text:span text:style-name="T1">o</text:span></text:span> laborans, mihi esset osten<text:span text:style-name="Default_20_Paragraph_20_Font"><text:span text:style-name="T1">s</text:span></text:span>us, emplastrum<text:line-break/>hoc imposui, quo ille pariter integrae sanitati restitutus effi<text:line-break/>Ab eo tempore plurimos eodem viti<text:span text:style-name="Default_20_Paragraph_20_Font"><text:span text:style-name="T1">o</text:span></text:span> hujus medicamenti<text:line-break/>virtute liberavi tum pueros tum adolescentes tum mulieres.<text:line-break/>Igitur si vos quoque uti e<text:span text:style-name="Default_20_Paragraph_20_Font"><text:span text:style-name="T1">o</text:span></text:span> ad hujusmodi assectus volueritis,<text:line-break/>vetustissimum oleum et acetum quam acerrimum ex vino<text:line-break/>videlicet Inlu confectum injicitote, non ut quidam aqua<text:line-break/>mixta ipsum praeparant, <text:span text:style-name="Default_20_Paragraph_20_Font"><text:span text:style-name="T1">s</text:span></text:span>ed purum sit quam maxime licet<text:line-break/>ac pellucidum , tale si quidem tenuius commodiusque iis</text:p>
      <text:p text:style-name="P3">erit, ad quae ip<text:span text:style-name="Default_20_Paragraph_20_Font"><text:span text:style-name="T1">s</text:span></text:span>um requirimus. Hoc medicamento esiam<text:line-break/>musculos induratos fubinde curavi.</text:p>
      <text:h text:style-name="Heading_20_2" text:outline-level="2">Cap. VIII.</text:h>
      <text:p text:style-name="P24"><text:s/>[<text:span text:style-name="Default_20_Paragraph_20_Font"><text:span text:style-name="T1">De emplastro, quod ex lithargyro et<text:line-break/>oenelaeo praeparatur.]</text:span></text:span> Reliquum est, ut de argenti spuma<text:line-break/>dicam, quae ex oenelaeo componitur et eandem praedictis<text:line-break/>symmetriam ac virtutis excessus pro humorum copia re-<text:line-break/>spondentes habet. Etenim aequali portione tria missa praepa-<text:line-break/>ravi et duplo majori utriusque liquidi mensurae quam argenti<text:line-break/><text:span text:style-name="Default_20_Paragraph_20_Font"><text:span text:style-name="T1">s</text:span></text:span>pumae, dimidium insuper ac interdum et triplum addidi.<text:line-break/>Confeci autem nonnunquam ipsum et hoc modo. Per aesta-<text:line-break/>tem sole calido argenti spumam ex vino Falerno conterebam<text:line-break/>singulis diebus quindecim continuis, vinum rursus, si forte<text:line-break/>primum evaporarat, infundens. Post dictos dies coelum<text:line-break/>medicamentum exiccans abunde factum est, quo in rheu-<text:line-break/>maticis quoque affectionibus perinde ac phoenicino usus<text:line-break/>fnm, ex oleo liquefaciens, ut in illo praedictum est. Ac<text:line-break/>femur jam diu induratum cruentaque vulnero eo sanavimus,</text:p>
      <text:p text:style-name="P3">atque ad omnia fuit optimum. ltaque si Falernum ad manum<text:line-break/>non habeas, aliud sumito colore fulvum<text:span text:style-name="Default_20_Paragraph_20_Font"><text:span text:style-name="T1">, s</text:span></text:span>ed tenue fusi-<text:line-break/>stantia, ut p<text:span text:style-name="Default_20_Paragraph_20_Font"><text:span text:style-name="T1">o</text:span></text:span>lluceat, cuiusmodi est Ariusium, quod in Chio<text:line-break/>nascitur, et odorum vehementer Lesbium, in Mitylene pau-<text:line-break/>cum in Ereflo et Methymna copiosius meliusque prove-<text:line-break/>niens, item quod Falerno simile est, Tmolite. Est et hoc<text:line-break/>tenuissimum, pellucidum, fulvum colore, dulce mediocriter,<text:line-break/>nimis quam od<text:span text:style-name="Default_20_Paragraph_20_Font"><text:span text:style-name="T1">o</text:span></text:span>ratum, potes inveteratum hoc usurpare ad<text:line-break/>quaecunque et Falern<text:span text:style-name="Default_20_Paragraph_20_Font"><text:span text:style-name="T1">o</text:span></text:span> uteris. Est porro et aliud vinum<text:line-break/>smohtae huic tum colore tum substantia simile, verum<text:line-break/>neque dulce neque odoratum, habet autem vim quandam<text:line-break/>astringendi, sed dulcedine multo inserius est. Haec itaque<text:line-break/>ex cocta spuma argenti fiunt medicamenta.</text:p>
      <text:h text:style-name="Heading_20_2" text:outline-level="2">cap. IX. </text:h>
      <text:p text:style-name="P24"><text:span text:style-name="Default_20_Paragraph_20_Font"><text:span text:style-name="T1">[He crudae lithargyri usa. ]</text:span></text:span> Non cocta<text:line-break/>quidem per se, ut annotavimus, attritus emendat. Ex aceto<text:line-break/>autem Ihu vino trita liccataque ulceribus medetur, quae</text:p>
      <text:p text:style-name="P2">ob humiditatem vix cicatricem recipiunt. Quod si morda-<text:line-break/>citatis expertem esse cupis, elota utitor.</text:p>
      <text:h text:style-name="Heading_20_2" text:outline-level="2">Cap. X. </text:h>
      <text:p text:style-name="P24">[<text:span text:style-name="Default_20_Paragraph_20_Font"><text:span text:style-name="T1">Quomod</text:span></text:span>o <text:span text:style-name="Default_20_Paragraph_20_Font"><text:span text:style-name="T1">lavare oporteat lithargyron et<text:line-break/>reliqua metallica</text:span></text:span>.] Facile autem eluitur, ut quae statim<text:line-break/>propter innatam gravitatem liquoribus, in quibus laevi-<text:line-break/>gatur, subsidat, unde totam mordacitatem in aqua lota<text:line-break/>exuit, acuti vero <text:span text:style-name="Default_20_Paragraph_20_Font"><text:span text:style-name="T1">s</text:span></text:span>ensus corpora parum adeo mordacem<text:line-break/>percipiunt, si ex aceto vel vino eluatur. Porro convenit<text:line-break/>diligenter toto die c<text:span text:style-name="Default_20_Paragraph_20_Font"><text:span text:style-name="T1">o</text:span></text:span>ntritam cum liquore per noctem relin-<text:line-break/>quere, postero die mane illum auferre, alium mox super-<text:line-break/>fundere, postea rursus terere similiter iterum que <text:span text:style-name="Default_20_Paragraph_20_Font"><text:span text:style-name="T1">s</text:span></text:span>equenti<text:line-break/>aurora liquorem emittere. Quod faciendum est, donec simul<text:line-break/>cum humore litbargyri velut tenuissima quaedam portio<text:line-break/>achne dicta appareat, quumque nihil amplius innatat, nihil<text:line-break/>etiam magis effundendum est, attamen conterere diebus plu-<text:line-break/>rihus et si nihil ei insistat, idque <text:span text:style-name="Default_20_Paragraph_20_Font"><text:span text:style-name="T1">s</text:span></text:span>ole serventi satius est,<text:line-break/>ita enim accidit, ut medicamentum exiccet valentius. Porro<text:line-break/>noverunt omnes id aestate non solum in argenti spuma,</text:p>
      <text:p text:style-name="P3">verum in aliis etiam, quae hoc modo praeparantur, fieri<text:line-break/>commodius. Si quidem cadmia, aeris <text:span text:style-name="Default_20_Paragraph_20_Font"><text:span text:style-name="T1">s</text:span></text:span>quama aes ustum,<text:line-break/>ad haec item, quod vocatur diphryges, cerussa, mify, fory,<text:line-break/>summi et omnes lapides, praeterea calx, perinde ut ar-<text:line-break/>genti spuma, ex liquore aliquo praedict<text:span text:style-name="Default_20_Paragraph_20_Font"><text:span text:style-name="T1">o</text:span></text:span> eluuntur laevi-<text:line-break/>ganturque. Interdum ex marina praeparationem ipsorum<text:line-break/>molior, de quibus in <text:span text:style-name="Default_20_Paragraph_20_Font"><text:span text:style-name="T1">s</text:span></text:span>ermonis processu ruIfus agetur, nunc<text:line-break/>enim propositum mihi est emplastra percensere, quae Graeci<text:line-break/>juniores medici cum <text:span text:style-name="Default_20_Paragraph_20_Font"><text:span text:style-name="T4">ρω</text:span></text:span><text:span text:style-name="Default_20_Paragraph_20_Font"><text:span text:style-name="T7"> </text:span></text:span>in ultima syllaba et scribunt et<text:line-break/>enunciant. Quemadmodum in centri<text:span text:style-name="Default_20_Paragraph_20_Font"><text:span text:style-name="T1">o</text:span></text:span> et melotride facere<text:line-break/>omnes con<text:span text:style-name="Default_20_Paragraph_20_Font"><text:span text:style-name="T1">s</text:span></text:span>ueverunt, siquidem in his prima nominum po-<text:line-break/>sitio videtur sine <text:span text:style-name="Default_20_Paragraph_20_Font"><text:span text:style-name="T4">ρω</text:span></text:span><text:span text:style-name="Default_20_Paragraph_20_Font"><text:span text:style-name="T7"> </text:span></text:span>facta fuisse a verbo quidem con hin,<text:line-break/>quod est pungere, centrio nominato, ultima <text:span text:style-name="Default_20_Paragraph_20_Font"><text:span text:style-name="T1">s</text:span></text:span>yllaba rho non<text:line-break/>habente, melotride vero composita ex mela et ote, id est<text:line-break/>specillo et aure. At quum hoc tempore prope omnes ea cum<text:line-break/>rho efferant, non peccaveris, si simili modo cum illis pro-<text:line-break/>nuncies, prae<text:span text:style-name="Default_20_Paragraph_20_Font"><text:span text:style-name="T1">s</text:span></text:span>ertim in centtio, quippe ostendimus in opere,</text:p>
      <text:p text:style-name="P3">quod contra illos, qui <text:span text:style-name="Default_20_Paragraph_20_Font"><text:span text:style-name="T1">s</text:span></text:span>ol<text:span text:style-name="Default_20_Paragraph_20_Font"><text:span text:style-name="T1">o</text:span></text:span>ecismum committentes corripiunt,<text:line-break/>prodidimus et ipsus Atticos viros viescentem usum et con-<text:line-break/>fuetudinem fequutos fuisse. Nam alii quoque ante me indi-<text:line-break/>carunt Atticorum linguam permultum a proprietate sua de-<text:line-break/>cudisse, ac omnes, quorum eloquentiae laus ac gloria maxi-<text:line-break/>sila apud Graecos extat, suae quemque tempestatis morem<text:line-break/>imitatos fuisse. Et nos itaque, quum omnes inveniamus jam<text:line-break/>medicamentarios libros emplastri nomen, cum rho <text:span text:style-name="Default_20_Paragraph_20_Font"><text:span text:style-name="T1">s</text:span></text:span>criptum<text:line-break/>habere, u<text:span text:style-name="Default_20_Paragraph_20_Font"><text:span text:style-name="T1">s</text:span></text:span>um praevalentem sequemur.</text:p>
      <text:h text:style-name="Heading_20_2" text:outline-level="2">Cap. XI. </text:h>
      <text:p text:style-name="P24">[<text:span text:style-name="Default_20_Paragraph_20_Font"><text:span text:style-name="T1">De medicamentis , quae ex molybdaena<text:line-break/>consociantur.]</text:span></text:span> Relatum a me est superius quoque molybdae-<text:line-break/>nam et argenti spumam in eundem sere usum adhiberi.<text:line-break/>Omnia enim, quae ex argenti spuma componuntur, etiam ex<text:line-break/>molybdaena fieri possunt, sed facultate invicem disserunt<text:line-break/>tantum, ut molybdaena substantiae crassioris sIigidioIisque<text:line-break/>sit, argenti spuma tenuioris et inter calidam ac frigidam<text:line-break/>mediae. Caeterum colores medicamentorum, quae inde</text:p>
      <text:p text:style-name="P2">praeparantur, molybdaena nonnihil evariat, quatenus In-<text:line-break/>satores ipsos efficit. Quare et alborum emplastrorum, quae<text:line-break/>non modo cerussam, sed argenti spumam quoque habent,<text:line-break/>nullum ex molybdaena constat, quippe ex hujus mixtura<text:line-break/>color albus cinereus redditur. Potestas autem in albo em-<text:line-break/>plastro, quod ex hydrelaeo componitur, melior etiam eva-<text:line-break/>dit, praecipue in teneris corporibus, tantum abest ut pe-<text:line-break/>reaI. Quum discutere quid volumus, argenti spuma, quam<text:line-break/>molybdaena potior est. Pari modo et in reliquis medicamen-<text:line-break/>tis cunctis, quae ex argenti spuma compositionis titulum<text:line-break/>sortita sunt, cum molybdaenam adjicimus, color et virtus<text:line-break/>tantum immutantur medicamenti, quantum paulo ante in-<text:line-break/>dicavimus.</text:p>
      <text:h text:style-name="Heading_20_2" text:outline-level="2">Cap. XII.</text:h>
      <text:p text:style-name="P24"><text:s/>[<text:span text:style-name="Default_20_Paragraph_20_Font"><text:span text:style-name="T1">De emplastris albis, quae ex lithar-<text:line-break/>gyro et cerussa fiunt.]</text:span></text:span> Vel coloris causa medici cerussam<text:line-break/>argenti spumae ad emplastra alba conficienda miscent, vel ut<text:line-break/>quandam astringendi ac resIigerandi vim medicamento<text:line-break/>concilient. Videntes autem et hujusmodi nigrescere, quum</text:p>
      <text:p text:style-name="P2">largius coctum fuerit, praesertim lignis et iis quoque for-<text:line-break/>talle fumidis nec in aere puro, mox ab igne tollere cogun-<text:line-break/>tur, ob quod ipsum nec aquam copiosam nec oleum mi-<text:line-break/>suere. Merito igitur resinam ei adj ungere excogitarunt, quo<text:line-break/>sequax ac sibi continuum fiat, visco<text:span text:style-name="Default_20_Paragraph_20_Font"><text:span text:style-name="T1">s</text:span></text:span>um quid assumens<text:line-break/>maxime cum liquida resina immittitur. At ex tali mixtura<text:line-break/>deterius efficitur medicamentum cum mordax quiddam re-<text:line-break/>sina reprae<text:span text:style-name="Default_20_Paragraph_20_Font"><text:span text:style-name="T1">s</text:span></text:span>entet, quod vero siccet, nihil admodum genero-<text:line-break/>fum, cujus u<text:span text:style-name="Default_20_Paragraph_20_Font"><text:span text:style-name="T1">s</text:span></text:span>um maxime ulceribus esse necessarium didi-<text:line-break/>cistis. Quaedam itaque vel insigniter mordaces sunt resinae,<text:line-break/>de quibus universis iterum <text:span text:style-name="Default_20_Paragraph_20_Font"><text:span text:style-name="T1">s</text:span></text:span>ermo futurus est. Mitissimae<text:line-break/>vero duae inter eas <text:span text:style-name="Default_20_Paragraph_20_Font"><text:span text:style-name="T1">s</text:span></text:span>unt, prima terebinthina, larix altera<text:line-break/>nuncupatur. Has igitur miscere satius est, ubi id genus em-<text:line-break/>plastri conficere cogitas. At multo leniora tactu omnia fiunt<text:line-break/>tum quae resina constant, si cerae quid adjectum sit, tum<text:line-break/>quae ex cera, si resinae nonnihil admixtum habeant. Quam-<text:line-break/>ebrum cera quoque resinae immittenda est : ut autem color</text:p>
      <text:p text:style-name="P3">emplastri albus fervetur, albam ceram esse congruit. Est<text:line-break/>sane alba, quae <text:span text:style-name="Default_20_Paragraph_20_Font"><text:span text:style-name="T1">s</text:span></text:span>uapte natura provenit, Pontica, sic enim<text:line-break/>nominari jam consuevit, licet aliunde veniat, quod plurima<text:line-break/>in Ponto alba nascatur, aliis in regionibus paucissima, ac<text:line-break/>candida, quae Tyrrhenica nominata est, non sponte nasci-<text:line-break/>tur, quare nullam evidentem habet acrimoniam. Quae vero<text:line-break/><text:span text:style-name="Default_20_Paragraph_20_Font"><text:span text:style-name="T1">s</text:span></text:span>uo instinctu proveniunt, nonnullae acres <text:span text:style-name="Default_20_Paragraph_20_Font"><text:span text:style-name="T1">s</text:span></text:span>unt, quas prius<text:line-break/>eluere oportet in hunc modum. Liquantur primum ad ignem,<text:line-break/>deinde in aqua fontis pura demerguntur, ubi permoventur<text:line-break/>expurganturque. Simili ratione et pix et resina et quod<text:line-break/>pbyfema dicitur lavandum est, de quibus iterum exactius<text:line-break/>commentabimur. In praesentia, quoniam albi emplastri cossi..<text:line-break/>positionem tradimus, reliquum eorum , quae praecepta sunt,<text:line-break/>deinceps percensebimus. Posteaquam ergo cerussae spumae-<text:line-break/>que argenti, coctis prius, usque dum medicamentum ada-<text:line-break/>mussim non inficiat, cera simul cum resina fuerit adlecta,<text:line-break/>candidum jam emplastrum, si placet, habebitis, interim<text:line-break/>aquam injicientes, interim oleum duntaxat idque nunc</text:p>
      <text:p text:style-name="P3">recens nunc vetus. Prius enim jam audivistis, quam vir-<text:line-break/>tutam aqua et oleum vetus habeat. Novistis item, quod<text:line-break/>omphacinum oleum et id, quod colitur in Iberis, quae nunc<text:line-break/>Hispania dicitur, astringens quippiam medicamento adjicit.<text:line-break/>Histricum non modo exiguam astrictionem, <text:span text:style-name="Default_20_Paragraph_20_Font"><text:span text:style-name="T1">s</text:span></text:span>ed amaritudi-<text:line-break/>nem quoque refert. Proinde different tantum ex astringen-<text:line-break/>tibus consecturae ab iis, quae dulci oleo constant, quanto<text:line-break/>initio ulceris et fini potiora sunt omnia, quae nonnihiI<text:line-break/>astringens continent, in mediis dulcia. Nam in principio<text:line-break/>medicamenta repellentia prosunt ulceribus, ne phlegmone<text:line-break/>corripi incipiant, inde quae magis relaxent, si non pbleg-<text:line-break/>mone adsit, transpiratus gratia; quod si assuerit, etiam ob<text:line-break/>illam, ut citius dissolvatur. Enimvero clarum est de parva<text:line-break/>phlegmone verba fieri, siquidem exigua ulcera, in quibus<text:line-break/>albis hisce emplastris utimur, magna comitari phlegmone<text:line-break/>non potest, si error nullus accesserit. Caeterum et ulceribus,<text:line-break/>quae jam ad cicatricem veniunt, astringendi qualitatem utin<text:line-break/>Iem esse, nullus ignorat. Tempus igitur jam postulat medsu</text:p>
      <text:p text:style-name="P3">cementorum, quae emplastrum album utilissimum consti-<text:line-break/>tuunt, symmetriam exponere.</text:p>
      <text:p text:style-name="P1"><text:span text:style-name="Default_20_Paragraph_20_Font"><text:span text:style-name="T1">[Pondus emplast</text:span></text:span>r<text:span text:style-name="Default_20_Paragraph_20_Font"><text:span text:style-name="T1">i.</text:span></text:span>] Aequa sit porti<text:span text:style-name="Default_20_Paragraph_20_Font"><text:span text:style-name="T1">o</text:span></text:span> utriusque me..<text:line-break/>tallici, cerussae et argenti spumae, et haec, si videatur, esto<text:line-break/>singulorum pondo libra, olei vero mensura amborum simul<text:line-break/>pondus absolvat vel, ut Romani dicunt, sint pondo librae<text:line-break/>duae, cerae pondo selibra, terebinthinae illius dimidium,<text:line-break/>hoc est pondo unciae tres. Quod si et thus admisceas, pri-<text:line-break/>mum dolori mitigando aptum magis erit, tum parva ulcera,<text:line-break/>quae pblegmoue infestat, ocius concoquet, sed ad cicatricem<text:line-break/>ducendam erit imbecillius, nam carnem supercrescentem<text:line-break/>promovet, quoniam thus carnem generat, ut in tertio quo-<text:line-break/>que libro de morbis curandis legistis. Satius itaque est in-<text:line-break/>jicere et aluminis paululum tum ad cicatricem ducendam<text:line-break/>tum alterius causa, quandoquidem laxantia medicamenta<text:line-break/>plethoricis et vitioso succo abundantibus corporibus adbi-<text:line-break/>bita affectis partibus fluxum concitant. Ex his autem omni-<text:line-break/>bus compositum medicamentum tumores praeter naturam</text:p>
      <text:p text:style-name="P3">in molli corpore, qui nec magni adeo nec dolorifici sunt,<text:line-break/>discutere poterit, praesertim quum thus abunde assumpserit.<text:line-break/>Erit itaque in praedictis copiosum thus, si aequale ipsi te- .<text:line-break/>rebinthinae pondus accipiat, sin ejus dimidium , minorem<text:line-break/>digerendi vim medicamentum habebit, magis autem cicatrici<text:line-break/>ducendae erit idoneum quam quod dupl<text:span text:style-name="Default_20_Paragraph_20_Font"><text:span text:style-name="T1">o</text:span></text:span> copiosius id rece-<text:line-break/>perit. Jam si plenius adhuc digerere cupiatis, etiam piperis<text:line-break/>albi pauxillum adjicitote, quod ulcerum cicatrici <text:span text:style-name="Default_20_Paragraph_20_Font"><text:span text:style-name="T1">o</text:span></text:span>bducendae<text:line-break/>nihil obesse potest. Sit igitur aluminis pondo uncia, piperis<text:line-break/>vero semuncia, rati<text:span text:style-name="Default_20_Paragraph_20_Font"><text:span text:style-name="T1">o</text:span></text:span> siquidem est, hujus tres denarios, alu.^<text:line-break/>minis siex injicere. Quoniam vero et alias praestat alumen,<text:line-break/>quod scissile nominatur et colore candidum est, id immittere<text:line-break/>expedi I.</text:p>
      <text:h text:style-name="Heading_20_2" text:outline-level="2">Cap. XIII. </text:h>
      <text:p text:style-name="P24">[<text:span text:style-name="Default_20_Paragraph_20_Font"><text:span text:style-name="T1">Album emplastrum ex pipere, ut At-<text:line-break/>talus Plerasque composuerunt.]</text:span></text:span> luvat sonum ulcera et eo-<text:line-break/>rum, qui mollem habent cuticulam, denique omne ulcus<text:line-break/>curat, quod et humidius est et non sacile cicatricem admit-<text:line-break/>tili ad haec abrasa, quae aposyrmata Graeci vocant, ut cu-</text:p>
      <text:p text:style-name="P3">tis suspensa sit, interim nigrescens in cubito, tibia et genu,<text:line-break/>quibus neque caro, sed membrana sola os ambiens, perio-<text:line-break/>stios Graecis dicitur, subjecta est. Hisce igitur, ut omnia<text:line-break/>ordine recenseam, medicamenti compositio constat. Argenti<text:line-break/>spumae, cerussae, utriusque pondo libra, olei duarum libra-<text:line-break/>rum mensura, nuncupatur enim a Romanis aequivoce pon-<text:line-break/>deralis, ut ita dicam, libra solidorum corporum et men-<text:line-break/>furatis libra liquidorum, quae copiosissima in tota urbe ex<text:line-break/>materia cornea constat, praeter haec cerae pondo <text:span text:style-name="Default_20_Paragraph_20_Font"><text:span text:style-name="T1">s</text:span></text:span>elibra,<text:line-break/>terebinthinae resinae pondo unciarum trium, thuris vel di-<text:line-break/>midio ipsius resinae vel aequali pondere, aluminis pondo<text:line-break/>denariorum sex, piperis pondo denariorum trium. Coctio<text:line-break/>manifesta est. Initio quidem metallica in sole coquuntur,<text:line-break/>dum plane non inficiat vel etiam paulo durius fiat, immit-<text:line-break/>tuntur autem tunc cera et resina, dein cum omnia in unum<text:line-break/>coierint, thus primum, mox alumen eL piper addentur.<text:line-break/>Inlicere autem convenit cerussam, quam vocant rhodiacam,</text:p>
      <text:p text:style-name="P3">si emplastrum candidum eximie fieri cupias, quin etiam<text:line-break/>in civitate Dicaearchia olim, nunc Puteolis vocant nonnulli,<text:line-break/>quam cerussam praeparant, similem rhodiacae albam facere<text:line-break/>consueverunt. Porro quod in sole conficiendum sit em-<text:line-break/>plastrum et aqua admiscenda, ut albius simul et magis re-<text:line-break/>frigerans fiat, antea discussum est. At si mavis ad cicatricem<text:line-break/>ducendam commodius ipsum reddere, ab aqua in totum ab-<text:line-break/>stiueto, olei autem veteris pondo uncias duas ac dimidiam,<text:line-break/>imo etiam tres immittito. Hoc medicamentum non ex eo-<text:line-break/>rum numero esit, quae a me primo auctore composita sunt,<text:line-break/>sed jam annis multis ante a rege nostro Pergamenorum At-<text:line-break/>talo, viro omnigenorum medicamentorum studioso. Constat<text:line-break/>ratione praedicta. Et Iane admirarer, si quid ejusdem speciei<text:line-break/>hoc ipso praestantius possit confici. Meminit ejusdem Heras<text:line-break/>quoque in medicamentorum libro, quem nonnulli narthe-<text:line-break/>cem, id est ferulam, inscribunt, alii tonon dynameon, id est<text:line-break/><text:span text:style-name="Default_20_Paragraph_20_Font"><text:span text:style-name="T1">robur virium,</text:span></text:span> censens oleum vetus attribuendum eique<text:line-break/>parem aquae mensuram veI dimidiam esse miscendam.</text:p>
      <text:p text:style-name="P3">Caeterum alia, quae ad symmetriam spectant ita habent ut<text:line-break/>a me scripta sunt, nisi quod ille heminas, non libras, tum I<text:line-break/>aquae tum olei posuerit, non indicans quot unciarum he-<text:line-break/>minam sive ponderis sive mensurae constituant, etenim<text:line-break/>ponderales unciae gravitatem corp<text:span text:style-name="Default_20_Paragraph_20_Font"><text:span text:style-name="T1">o</text:span></text:span>rum, mensuratas mo-<text:line-break/>lem decernunt. Quum igitur medicamentum hoc senum ul-<text:line-break/>cera et tenerorum curare dicit, verus est, quum ver<text:span text:style-name="Default_20_Paragraph_20_Font"><text:span text:style-name="T1">o</text:span></text:span> ulu<text:line-break/>cus sanare scribit , amplius quam par est ei condonat et<text:line-break/>tribuit. Siquidem humidiora coque minus ad cicatricem ve-<text:line-break/>urentia curat, cacoethes nullum, sicut nec ullum vulnus<text:line-break/>cruentum, ille autem et haec omnia promittit. Attamen de-<text:line-break/>rasis ipsum mederi scribens non falsus est ; <text:span text:style-name="Default_20_Paragraph_20_Font"><text:span text:style-name="T1">s</text:span></text:span>ubinde enim<text:line-break/>tam derasum os ut cutis inde cum subjecta quadam carne<text:line-break/>dependeret, medicamento imposito, cum ipsa coaluisse vidi,<text:line-break/>et quod hoc majus est, interdum jam nigricante, rursus<text:line-break/>aliud quam hoc etiam admirabilius, in cubiti gibbero, libia<text:line-break/>et genu, quibus nuIla caro, sed os couvestiens membrana<text:line-break/>vel latus tendo solus subjectus est. Quare ad abrasa optimum.</text:p>
      <text:p text:style-name="P2">hoc medicamentum habueritis, ad sinus et abscessus nec<text:line-break/>omnium optimum nec bonitate optimorum fecundum, ve-<text:line-break/>rum ad mediocres hos affectus in teneris, mulieribus, pueris<text:line-break/>et senibus c<text:span text:style-name="Default_20_Paragraph_20_Font"><text:span text:style-name="T1">o</text:span></text:span>mmendatur. Quare et hic plus quam operte-<text:line-break/>bat Heras medicamento detulit, multo autem magis, cum<text:line-break/>laudaret ipsum scribens ad morsus universos esse remedio.<text:line-break/>Cur enim sermoni appositum esse vult universos? utrum<text:line-break/>si etiam serarum morsus fuerit, an hominum universorum<text:line-break/>tantum, dicit? atqui falsum est utrumque. In feris quidem<text:line-break/>clarum est, quae enim ab efficacibus medicamentis vix cu-<text:line-break/>rantur, haec nemo ab illo sanari posse dixerit ; quod si de<text:line-break/>hominibus dicat et sic oratio incerta indistinctaque est adeo,<text:line-break/>ut auditores magis offendat quam juvet. ltaque per<text:span text:style-name="Default_20_Paragraph_20_Font"><text:span text:style-name="T1">s</text:span></text:span>uasit<text:line-break/>aliquis cuidam medico ut emplastrum hoc adolescenti in<text:line-break/>pancratio digitum indicem morso imponeret, qui inde tam<text:line-break/>male habuit, ut in periculo esset, ne pars tota morsa com-<text:line-break/>putresceret, oborta jam putredine, vix autem diuturna cu-</text:p>
      <text:p text:style-name="P3">ratione glutinatus est. At quum non in nervum, sed carnem<text:line-break/>laesionem acceperit, nihil mirum est hujusmodi medicamen-<text:line-break/>to salvum evasisse. Etenim hominum morsus aliis ulceribus<text:line-break/>admodum similes sunt, nisi qui momorderit vitiosis humo-<text:line-break/>ribus abundet aut diutius a cib<text:span text:style-name="Default_20_Paragraph_20_Font"><text:span text:style-name="T1">o</text:span></text:span> abstinuerit aut ira cor-<text:line-break/>rept<text:span text:style-name="Default_20_Paragraph_20_Font"><text:span text:style-name="T1">o</text:span></text:span>s sit, universum corpus et etiam dentes bile madeant,<text:line-break/>neque in his tamen ejusmodi quicquam mentione dignum<text:line-break/>medicamentum facere videbitur. Atqui ei, qui subit<text:span text:style-name="Default_20_Paragraph_20_Font"><text:span text:style-name="T1">o</text:span></text:span> suerit<text:line-break/>usus, satis erit, si nihil inc<text:span text:style-name="Default_20_Paragraph_20_Font"><text:span text:style-name="T1">o</text:span></text:span>mmodi acceperit prius quam<text:line-break/>medicamentum aliquod talibus curandis peculiariter dedica-<text:line-break/>tum morsis particulae imposuerit , de quibus mox dispu-<text:line-break/>labitur. Nunc vero tantum dixisse sufficiet in iis, quos sive<text:line-break/>homo, qualem diximus, sive simia sive canis sive id genus<text:line-break/>animantium aliud memorderit.</text:p>
      <text:h text:style-name="Heading_20_2" text:outline-level="2">Cap. XIV. </text:h>
      <text:p text:style-name="P24">[<text:span text:style-name="Default_20_Paragraph_20_Font"><text:span text:style-name="T1">Attalici secundum Andromachum albi<text:line-break/>narratio et compositio, quod minus laedit a rabiosis<text:line-break/>morsos et nervos vulneratos.]</text:span></text:span> Alba quae oleo re<text:span text:style-name="Default_20_Paragraph_20_Font"><text:span text:style-name="T1">c</text:span></text:span>enti et<text:line-break/>aqua citra piperis atque thuris mixturam conficiuntur,</text:p>
      <text:p text:style-name="P3">commorsas partes vehementer offendunt, licet animantis<text:line-break/>saliva, quod momorderit, vel pauxillum adeo virus conti-<text:line-break/>neat, at minus illis omnibus Attalicum laedendi naturam<text:line-break/>obtinet, quod terebinthina, oleum vetus, thus et piper ad-<text:line-break/>jecta sint. Pari etiam modo in nervorum vulneribus re-<text:line-break/>siqua alba magis nocent, sed multo minor offensa est ex<text:line-break/>hoc, quod quidem oleum vetus habet, aquam non item.<text:line-break/>Insuper hoc magis eveniet, si tres uncias thuris integras<text:line-break/>et non ejus dimidium recipiat. Dictum siquidem mihi est<text:line-break/>et antea, quod si et hoc pacto praeparemus, in hujusmodi<text:line-break/>albis alumen medicamento male congruat, nam opus est hic<text:line-break/>non astringentibus, sed abunde extrahentibns, quae in alto<text:line-break/>nervos punctos affligunt et venenatam animalium salivam.<text:line-break/>Heras hoc emplastrum ex rhodino vel myrteo vel myr-<text:line-break/>rhino dilutum mederi et ambustis igne tradit , et si etiam<text:line-break/>hic longe inferius sit medicamentis, quae ambusta c<text:span text:style-name="Default_20_Paragraph_20_Font"><text:span text:style-name="T1">o</text:span></text:span>mmode<text:line-break/>sanant, de quibus ipsis quoque rursus sermonem instit<text:span text:style-name="Default_20_Paragraph_20_Font"><text:span text:style-name="T1">a-</text:span></text:span></text:p>
      <text:p text:style-name="P3">emus. Praestantiora enim in his funt alia candida, quae ne-<text:line-break/>que thus neque resinam habent. Quin et haec non parum<text:line-break/>ab iis superantur, quae ambustis igne proprie auxiliantur,<text:line-break/>quemadmodum a me compositum eadem sanare dixi, li<text:line-break/>acetum adjuugas, illud si quidem nullo non tempore com-<text:line-break/>modum est. Quod autem ex pipere album constat, excoria-<text:line-break/>lis adustionibus quum ad cicatricem perveniunt utile est,<text:line-break/>ante per se nihil conducit, dilutum vero ex oleo myrteo<text:line-break/>prodest, non tamen aequali cum his medicamentis virtute,<text:line-break/>quae ad ambusta proprie faciunt. Heras morsis etiam ipsum<text:line-break/>convenire scribit. Sed hic quoque distinctione utamur opor-<text:line-break/>tet, siquidem in duris et ad patiendum .difficilibus nube-<text:line-break/>cillius est medicamentum, in mediocribus, maxime in seni-<text:line-break/>bus, pueris, mulieribus et ut breviter dicam, molli carne<text:line-break/>praeditis abunde <text:span text:style-name="Default_20_Paragraph_20_Font"><text:span text:style-name="T1">s</text:span></text:span>ufficit. Insuper varis aptum est, quem-<text:line-break/>admodum et hoc vere prodidit Heras. At de exantbema.-<text:line-break/>tis indistincte pronunciavit. Etenim ex horum numero<text:line-break/>mediocriter subdura persanat, quae vero plus caloris aut</text:p>
      <text:p text:style-name="P3">phlegmonodes quippiam referunt, irritat praesertim initio.<text:line-break/>Post commemorata deinceps in haec verba Heras disseruit:<text:line-break/><text:span text:style-name="Default_20_Paragraph_20_Font"><text:span text:style-name="T1">Pecit etiam ad duritiam trimestrem, quae ex partu pro-<text:line-break/>fecta erat ac pelspiratu disotessit , non impossibilia dicens.<text:line-break/></text:span></text:span>At conveniebat ipsum praescripsisse, cujusnam durities esset,<text:line-break/>totiusne vulnae, an cervicis solius vel orificii vel c<text:span text:style-name="Default_20_Paragraph_20_Font"><text:span text:style-name="T1">o</text:span></text:span>rnuum<text:line-break/>vel externi cujusdam corporis ei incumbentis. lam ver<text:span text:style-name="Default_20_Paragraph_20_Font"><text:span text:style-name="T1">o</text:span></text:span> id<text:line-break/>ipfium emplastrum impensius quam natura comparatum sit,<text:line-break/>laudat adversius fistulas quum alias omnes tum maxime<text:line-break/>quae in dactylio, id est podice, oriuntur; si<text:span text:style-name="Default_20_Paragraph_20_Font"><text:span text:style-name="T1">d</text:span></text:span> enim appellavit<text:line-break/>ipse, cum illud curare affirmaret. Simili modo ad podagram,<text:line-break/>carbunculos, epinyctidas, condylomata, lepras, vitiligines,<text:line-break/>sugillata, propositum emplastrum Heras extollit. Si itaque<text:line-break/>tanquam meliorum penuria eo usus quispiam mediocre<text:line-break/>praesidium attulerit, vere praedicat; sin autem ut medica-<text:line-break/>mentum ad haec optimum adducit, manifesti mendacii ar-<text:line-break/>guitur, quum multa alia praestantiora inveniantur. Caete-<text:line-break/>rum post ipsius laudes, his verbis praecipit: <text:span text:style-name="Default_20_Paragraph_20_Font"><text:span text:style-name="T1">Viere hoe</text:span></text:span></text:p>
      <text:p text:style-name="P3"><text:span text:style-name="Default_20_Paragraph_20_Font"><text:span text:style-name="T1">maxime, quum ulcus ab acribus medicamentis et iis, quae<text:line-break/>cruentis imponuntur vulneribus, solvitur et phlegmonen<text:line-break/>recipit, tum in abscessibus, qui circa genu fiunt</text:span></text:span>. Hic quo-<text:line-break/>que fidei illius erat apponere pro abfcessuum quidem ratione<text:line-break/>tenera carne praeditos pueros, mulieres et <text:span text:style-name="Default_20_Paragraph_20_Font"><text:span text:style-name="T1">s</text:span></text:span>enes, in ulce-<text:line-break/>ribus autem species eorum ad<text:span text:style-name="Default_20_Paragraph_20_Font"><text:span text:style-name="T1">s</text:span></text:span>cribere, uti nos faciemus in<text:line-break/>sermone de malignis ulceribus ; nam istud, de quo nunc lo-<text:line-break/>quimur, emplastrum nulli tam cacoëthi seu maligno cica-<text:line-break/>tricem obducit. Verum distinguenda sunt ea, quae cicatricem<text:line-break/>aegre ducunt, a cacoëthibus, neque enim omnia cacoëthe<text:line-break/>difficulter cicatricem admittunt. At dicetur sermone proce-<text:line-break/>denti de ip<text:span text:style-name="Default_20_Paragraph_20_Font"><text:span text:style-name="T1">s</text:span></text:span>orum differentia et medicamentorum, quae utris-<text:line-break/>que sanandis dicata <text:span text:style-name="Default_20_Paragraph_20_Font"><text:span text:style-name="T1">s</text:span></text:span>unt. Quin ex <text:span text:style-name="Default_20_Paragraph_20_Font"><text:span text:style-name="T1">s</text:span></text:span>olis metallicis album em-<text:line-break/>plastrum praeparare licet, ut paulo ante in <text:span text:style-name="Default_20_Paragraph_20_Font"><text:span text:style-name="T1">s</text:span></text:span>ola argenti fpu-<text:line-break/>ma cocta admonuimus. Si enim <text:span text:style-name="Default_20_Paragraph_20_Font"><text:span text:style-name="T1">s</text:span></text:span>puma argenti cerussae com-<text:line-break/>mittatur , deinde olei et aquae utriusque duplum misceatur,<text:line-break/>et coctionem, ut nuper est dictum, carbonibus antea per-<text:line-break/>ustis, in aere lucido peragas, tum glutinans ac tenax, tum</text:p>
      <text:p text:style-name="P3">album colore medicamentum erit, majore autem reslige-<text:line-break/>randi virtute praeditum quam quod est ex sola argenti<text:line-break/>spuma consectum. Quemadmodum enim molybdaena frigi-.<text:line-break/>dioris crassiorisque naturae est, etsi argenteae spumae eam<text:line-break/>admisceas, sic etiam cerussa vel magis adhuc quam moly-<text:line-break/>bdaena; quod si vetus oleum indatur, non parum lentoris<text:line-break/>et hoc medicamentum habiturum est, ne videlicet a corpore<text:line-break/>facile decidat, cuicunque fuerit impositum. Atqui si em-<text:line-break/>p lustrum candidum fieri postulatis, oleum quam fieri potest<text:line-break/>purissimum simul et lucidissimum injicitote; multa enim<text:line-break/>ejus generis non sunt. Mitigans vero ac dolorem sedans<text:line-break/>erit medicamentum, si et adipis aliquid infeceris, veluti ego<text:line-break/>facere consuevi. Adeps vero anserinus sit vel hujus inopia<text:line-break/>gallinaceus. Si neque hunc habemus, <text:span text:style-name="Default_20_Paragraph_20_Font"><text:span text:style-name="T1">s</text:span></text:span>uillum injiciamIIs,<text:line-break/>non ignari quidem magnam esse an<text:span text:style-name="Default_20_Paragraph_20_Font"><text:span text:style-name="T1">s</text:span></text:span>erini ad reliquos emi-<text:line-break/>neutiam , utentes autem peioribus etiam,. si quando optimi<text:line-break/>copia non conceditur, nam et quum cinnamomum desidera-<text:line-break/>tu r, ad cassiam optimam de<text:span text:style-name="Default_20_Paragraph_20_Font"><text:span text:style-name="T1">s</text:span></text:span>cendimus. Verum in praedicta</text:p>
      <text:p text:style-name="P3">symmetria adipis pondus dimidio minus, quam utriusque<text:line-break/>metallici miscere sufficit, ut argenti spumae et cerussae<text:line-break/>singulorum pars una adsit, olei dupla et aquae dupla aut<text:line-break/>etiam paulo amplior, adipis pars dimidia. Caeterum quo-<text:line-break/>modo dicam iis qui lance metiuntur dupla, dimidia et ae-<text:line-break/>qualia, ante paulum ostensum est, dum Romanae librae pon-<text:line-break/>derasis cum mensurali cognominationem, quam vocant ho-<text:line-break/>monymiam seu aequivocationem, interpretarer. Medica-<text:line-break/>mentum hoc variis modis praeparavi, siquidem quatuor pa-<text:line-break/>ri portione mixtis dimidiam adipis, interdum quoque li-<text:line-break/>quinorum utriusque unam et dimidiam, adjunximus. Porro<text:line-break/>fiet veluti exemplo symmetria talis, argenti spumae pon-<text:line-break/>do libra, cerussae pond<text:span text:style-name="Default_20_Paragraph_20_Font"><text:span text:style-name="T1">o</text:span></text:span> libra, olei aquae utriusque pondo<text:line-break/>libras, postremo adipis pondo selibra. Est quum et pondo<text:line-break/>trientem adjecerim, sicut et aquae pondo libram integram.<text:line-break/>Quod autem idiotae frequenter dicere solent et medici ip-<text:line-break/>sis similes, observate ne interdum dicatis, nempe medica-<text:line-break/>mentum quodlibet generosius fieri, Ii adjectum hoc suerit,</text:p>
      <text:p text:style-name="P2">quodcunque scilicet nominaverint. Nonnulli ignorare se<text:line-break/>fatentur r<text:span text:style-name="Default_20_Paragraph_20_Font"><text:span text:style-name="T1">o</text:span></text:span>gantque nos, qualisnam compositio praeparatio-<text:line-break/>que sit optima, ignorantes aliam in alio affectu esse com-<text:line-break/>modiorem, simpliciter vero et indefinite ne unam quidem<text:line-break/>optimam, hujus itaque rei gratia ego simplicium medica-<text:line-break/>mentorum virtutes accurate pernoscere operae pretium esse<text:line-break/>vobis puto, nam composito probe uli non possitis illorum<text:line-break/>ignari. Nimirum igitur in prop<text:span text:style-name="Default_20_Paragraph_20_Font"><text:span text:style-name="T1">o</text:span></text:span>sito hic albo emplastro re-<text:line-break/>cens adeps admixtus medicamentum efficit, quod dolorem<text:line-break/>magis adeo levat, ut si et inflammatione laboret ulcus, ju-<text:line-break/>vet ipsum, at cicatrice obducenda minus reddet accommo-<text:line-break/>datum. Quod citra adipem conficitur, facilius quidem cica-<text:line-break/>tricem inducit, verum non ex aequo sedat dolorem. Dictum<text:line-break/>quoque est prius, quod aqua admixta evidentius refrigeret,<text:line-break/>sed oleo veteri magis discutiat. Itaque qui eam facultatem<text:line-break/>assequutus est, ut quo potissimum ulcus indigeat <text:span text:style-name="Default_20_Paragraph_20_Font"><text:span text:style-name="T1">s</text:span></text:span>cire possit,<text:line-break/>is optime et ip<text:span text:style-name="Default_20_Paragraph_20_Font"><text:span text:style-name="T1">s</text:span></text:span>e componet medicamenta et jam compositis<text:line-break/>utetur- Atque vidistis me <text:span text:style-name="Default_20_Paragraph_20_Font"><text:span text:style-name="T1">s</text:span></text:span>ubinde medicorum , qui me in</text:p>
      <text:p text:style-name="P3">consilium advocabunt, medicamentis multa curasse, a qui-<text:line-break/>bus illi sanitatis spem abiecerant. Optimum igitur medi-<text:line-break/>comentum dictum est non <text:span text:style-name="Default_20_Paragraph_20_Font"><text:span text:style-name="T1">s</text:span></text:span>ermone simplici, sed inter ea,<text:line-break/>quae hoc aliquid facere pollicentur, quemadmodum ego<text:line-break/>phoenicinum optimum esse retuli adversus rheumatica, Ii eo<text:line-break/>juxta praedictas distinctiones utamur.</text:p>
      <text:h text:style-name="Heading_20_2" text:outline-level="2">Cap. XV.</text:h>
      <text:p text:style-name="P25"><text:s/>[<text:span text:style-name="Default_20_Paragraph_20_Font"><text:span text:style-name="T1">De aliis emplastris albis</text:span></text:span>.] Alba igitur<text:line-break/>ante commemorata qua dixi ratione jam olim confecta <text:span text:style-name="Default_20_Paragraph_20_Font"><text:span text:style-name="T1">s</text:span></text:span>unt,<text:line-break/>post quae alia diversa medici posteri excogitarunt, quaedam<text:line-break/>adimentes, addentes et immutantes, de quibus et ipsis prae-<text:line-break/>stat dicere, ut in varia medicamentorum compositione vos<text:line-break/>exerceamini. Scripsit itaque Andromachus in libro, cui ti-<text:line-break/>tulum fecit, virtutes ad exteriora, hisce quodammodo ver-<text:line-break/>bis: <text:span text:style-name="Default_20_Paragraph_20_Font"><text:span text:style-name="T1">Album, quo utor.</text:span></text:span> Argenti spumae mina una, cerussae<text:line-break/>mina una, cerae pars quarta, resinae pars quarta, olei he-<text:line-break/>minae tres, aquae heminae duae. Hactenus Andromachus<text:line-break/>nec quibus conveniat ad<text:span text:style-name="Default_20_Paragraph_20_Font"><text:span text:style-name="T1">s</text:span></text:span>cripsit nec coctionis ejus mentio-</text:p>
      <text:p text:style-name="P3">nem fecit. Nonnulli viginti uncias minam continere ^radunt,<text:line-break/>quidam sedecim. Atque medicamentum utroque modo prae-<text:line-break/>parari possit, non tamen recte mihi parem modum refiuae<text:line-break/>et cerae injicere videtur, nam Attalici compositio melior est,<text:line-break/>quae ceram resinae duplo copiosiorem accipit. Constat autem<text:line-break/>si resinae et cerae aequalis portio adjecta sit, emplastrum fore<text:line-break/>glutinantia, non tamen ex aequ<text:span text:style-name="Default_20_Paragraph_20_Font"><text:span text:style-name="T1">o</text:span></text:span> suave gratumque ulceri-<text:line-break/>bus, sed acrimoniam habiturum. Quin etiam eo quod in-<text:line-break/>dicare noluit qualis immitti debeat resina, parum recte <text:span text:style-name="Default_20_Paragraph_20_Font"><text:span text:style-name="T3">se-<text:line-break/></text:span></text:span>ci t, nos autem haud ignari esse meliorem per omnia tere-<text:line-break/>binthinam tum colophonium tum eam quae phrycte nomi-<text:line-break/>natur, illam injiciemus. At si et laricem habeamus, quid<text:line-break/>uti prohibet, quum sibi invicem propemodum sint assimiles?<text:line-break/>Olei heminas tres Atticas puto ipsum scribere, aut cer-<text:line-break/><text:span text:style-name="Default_20_Paragraph_20_Font"><text:span text:style-name="T3">te </text:span></text:span>scripsisset libras. Atqui miretur quispiam quomodo Ro-<text:line-break/>mae degens pro libris heminas nominaverit; ejus nempe re-<text:line-break/>gionis illa sunt nomina, libra, sextarius, uncia. Ex multis<text:line-break/>medicamentis quondam conscriplis, priusquam R<text:span text:style-name="Default_20_Paragraph_20_Font"><text:span text:style-name="T1">o</text:span></text:span>manorum</text:p>
      <text:p text:style-name="P3">res eo potentiae accrevisset, conjeci quam illi vocarent<text:line-break/>heminam esse aequalem unciis novem librae Romanae ho-<text:line-break/>diernae. Numquid igitur et Andromachus tres heminas ceu-<text:line-break/><text:span text:style-name="Default_20_Paragraph_20_Font"><text:span text:style-name="T1">s</text:span></text:span>et adjiciendas, tanquam singulae unciis novem valeant?<text:line-break/>eademque ratione et aquae duas? Vos ergo si simplicis cu-<text:line-break/>jusque potestatem cognitam ante habeatis, quomodocunque<text:line-break/>praeparato uti potueritis ad ea quae compositionis modus<text:line-break/>promittit, aliis permittentes inquirere, qualisnam confectio<text:line-break/>sit optima; omnes enim optimae sunt et non optimae, quem-<text:line-break/>admodum nobis prius ostensum esu Postea Andromachus<text:line-break/>aliud subj ungit hujusmodi.</text:p>
      <text:p text:style-name="P1"><text:span text:style-name="Default_20_Paragraph_20_Font"><text:span text:style-name="T1">[Album aliud.]</text:span></text:span> ♃ Argenti spumae Ʒ clx, cerussae Ʒ<text:line-break/>cc, cerae Ʒ l, terebinthinae Ʒ xxiv, olei heminae dimidium,<text:line-break/>aquae cyathos vj. Hoc igitur emplastrum priori plus cerus-<text:line-break/>fac quam argenti spumae habens candidius evadet ma-<text:line-break/>gisqne refrigerans, quod ad hoc attinet, sed facile decidit,<text:line-break/>minusque adhaerescit, licet sedecim uncias et duas partes<text:line-break/>heminam habere statuamus, quemadmodum nonnulii ajunt.</text:p>
      <text:p text:style-name="P3">duvat sane ip<text:span text:style-name="Default_20_Paragraph_20_Font"><text:span text:style-name="T1">s</text:span></text:span>um ad haec terebinthinae mixtura, ne friabile<text:line-break/>fiat medicamentum, quoniam omnino alipes, ut Graeci di-<text:line-break/>eunt, id est pinguis expers et aridum esset, pauco oleo et<text:line-break/>aqua addita. Neque in hoc vero ascripsit Andromachus veI<text:line-break/>cocti<text:span text:style-name="Default_20_Paragraph_20_Font"><text:span text:style-name="T1">o</text:span></text:span>nem vel quid promittat.</text:p>
      <text:p text:style-name="P1"><text:span text:style-name="Default_20_Paragraph_20_Font"><text:span text:style-name="T1">[Aliud album.]</text:span></text:span> Aliud post hoc ponit tertium, quod<text:line-break/>eadem alia omnia cum Attalico ex pipere albo confecto con-<text:line-break/>linet. Adjecta autem sunt ei haec duo, orchis herbae drach-<text:line-break/>mae octo, struthii unciae duae. Aquam vero nequaquam<text:line-break/>huic medicamento adj ungit, sed thuris pondo denarium vi-<text:line-break/>ginti quinque injiciendum censet non adscribens, ut He-<text:line-break/>ras consuevit, nonnulli autem xxvj immittunt. Olei tamen<text:line-break/>hic ille heminas duas imponit, eandem nobis obscuri talem<text:line-break/>relinquens cujus supra memini. Accusaverit quis eum ve-<text:line-break/>he m enter, quod medicamentorum pollicita, seu titulum non<text:line-break/>praefixerit, quippe secundum cum primo et tertio eandem<text:line-break/>potentiam non obtinet. IIerasque sane laudandus est, qui</text:p>
      <text:p text:style-name="P3">medicamentorum virtutes adscrip<text:span text:style-name="Default_20_Paragraph_20_Font"><text:span text:style-name="T1">s</text:span></text:span>erit utendique modos,<text:line-break/>quos Andromachus in emplastris albis prors<text:span text:style-name="Default_20_Paragraph_20_Font"><text:span text:style-name="T1">o</text:span></text:span>s omisit, ra-<text:line-break/>ro ad quid valeant apponens, quin nec quo pacto coquen-<text:line-break/>dum medicamentum fit, indicavit. Attamen nemo forsan<text:line-break/>eum accusare p<text:span text:style-name="Default_20_Paragraph_20_Font"><text:span text:style-name="T1">o</text:span></text:span>ssit, quod jam exercitatis in re medica, non<text:line-break/>idiotis, scribat. Verum quod titulum praeterit vel uni ver-<text:line-break/>sales potentias, non mediocre peccatum esu Quid enim di-<text:line-break/>cet qui defensionem ejus <text:span text:style-name="Default_20_Paragraph_20_Font"><text:span text:style-name="T1">s</text:span></text:span>usceperit? forsan quod peritis<text:line-break/>simplicium medicamentorum virtutem haec tradiderit; atqui<text:line-break/>illorum nullus Andromachum desiderat, quum et ip<text:span text:style-name="Default_20_Paragraph_20_Font"><text:span text:style-name="T1">s</text:span></text:span>e simili<text:line-break/>modo pofltt componere.</text:p>
      <text:h text:style-name="Heading_20_2" text:outline-level="2">Cap. XVI.</text:h>
      <text:p text:style-name="P24"><text:s/>[<text:span text:style-name="Default_20_Paragraph_20_Font"><text:span text:style-name="T1">Aliud Herae advelsus rabiosos molsus.]<text:line-break/></text:span></text:span>Rursus ad Heram revertamur, aliud candidum emplastrum<text:line-break/>post Attalicum iisdem hisce verbis <text:span text:style-name="Default_20_Paragraph_20_Font"><text:span text:style-name="T1">s</text:span></text:span>cribentem. <text:span text:style-name="Default_20_Paragraph_20_Font"><text:span text:style-name="T1">Candidum<text:line-break/>adversas rabiosorum morsus. Facit exacte etiam ad<text:line-break/>aquam expavescentes rabidi canis morsa, praeservat enim<text:line-break/>statim a periculo vulneri impositum, item devictis valde<text:line-break/>catapotium nucis avellanae magnitudine ex eo dandum est,</text:span></text:span></text:p>
      <text:p text:style-name="P3"><text:span text:style-name="Default_20_Paragraph_20_Font"><text:span text:style-name="T1">idque diebus quadraginta, mutat tamen colorem in spiculis<text:line-break/>reddilurque nigrum. Valet et contra mo</text:span></text:span>r<text:span text:style-name="Default_20_Paragraph_20_Font"><text:span text:style-name="T1">sus hominum<text:line-break/>canumque abrasa et ulcera, quae cicatricem dipstculter<text:line-break/>admittunt. </text:span></text:span>T<text:span text:style-name="Default_20_Paragraph_20_Font"><text:span text:style-name="T1">ollit etiam sugillata siliqua uva, vulnera<text:line-break/>conglutinat, aufert pl</text:span></text:span>l<text:span text:style-name="Default_20_Paragraph_20_Font"><text:span text:style-name="T1">ymata et rhagades. .Est et pessus<text:line-break/>emolliens. </text:span></text:span>O<text:span text:style-name="Default_20_Paragraph_20_Font"><text:span text:style-name="T1">portet tamen post diem solvere et nigredinem<text:line-break/>ulceribus obortam spongia detergere, idque tantipper fa-<text:line-break/>ciendum est, donec nigricies amplius nulla appareat. ddm<text:line-break/>quoque idem cicatricem ducit et ad omnia bonum est.<text:line-break/></text:span></text:span>Haec praefatus Heras deinceps <text:span text:style-name="Default_20_Paragraph_20_Font"><text:span text:style-name="T1">s</text:span></text:span>ymmetriam emplastri his<text:line-break/>verbis enarravit. <text:span text:style-name="Default_20_Paragraph_20_Font"><text:span text:style-name="T1">Album. </text:span></text:span>♃ cerae albae Ponticae lib. ij,<text:line-break/>argenti <text:span text:style-name="Default_20_Paragraph_20_Font"><text:span text:style-name="T1">s</text:span></text:span>pumae chry stridis lib. j, cerussae lib. j, myrrhae ℥<text:line-break/>ij, medullae cervinae ℥ ij, thuris insecti ℥j, olei veteris<text:line-break/>sextarium j. Haec sane symmetria eorum est, quae em-<text:line-break/>plastrum constituunt. Coquendo vero modum deinceps ita<text:line-break/>scripsit. Argenti spuma ex oleo coquitur, ubi sordium cras-<text:line-break/>litudinem habere videtur cera, mox cerussa aspergitur<text:line-break/>moveturque, unita jam nec polluentia ab igne tolluntur et</text:p>
      <text:p text:style-name="P3">medulla iniicitur, postquam refrixerit medicamentum, myr-<text:line-break/>rha et thus miscetur, deinde emollitum subactumque mani-<text:line-break/>bus usui est. ln hoc igitur Heras commendandus est, qui non<text:line-break/>reliquerit nobis quomodocunque lubet emplastrum coquen-<text:line-break/>dum, sed ip<text:span text:style-name="Default_20_Paragraph_20_Font"><text:span text:style-name="T1">i</text:span></text:span>e apposuerit. Proclive enim erat cerussam cum<text:line-break/>argenti spuma, ut in albis aliis statim ab initio coquere, et<text:line-break/>nos id plerumque factitare con<text:span text:style-name="Default_20_Paragraph_20_Font"><text:span text:style-name="T1">s</text:span></text:span>uevimus, im<text:span text:style-name="Default_20_Paragraph_20_Font"><text:span text:style-name="T1">o</text:span></text:span> et ille ip<text:span text:style-name="Default_20_Paragraph_20_Font"><text:span text:style-name="T1">s</text:span></text:span>e<text:line-break/>in aliis conscripsit, verum in hoc ipsam fecund<text:span text:style-name="Default_20_Paragraph_20_Font"><text:span text:style-name="T1">o</text:span></text:span> injicere<text:line-break/>praecipit, n<text:span text:style-name="Default_20_Paragraph_20_Font"><text:span text:style-name="T1">o</text:span></text:span>n apponens causam cur id agere praestiterit,<text:line-break/>etsi ostendat non unum coquendi modum in omnibus esse<text:line-break/>similiter utilem, sed in quibusdam et du<text:span text:style-name="Default_20_Paragraph_20_Font"><text:span text:style-name="T1">o</text:span></text:span>s et tres efficere<text:line-break/>licere, non modo colorem, verum et facultatem immutantes<text:line-break/>medicamentorum, quemadmodum in hoc nunc proposito<text:line-break/>cerussam cum argenti spuma coquere noluit, sciens ipsam<text:line-break/>et exactum candorem ex coctione perdere et astrictionem,<text:line-break/>quam habet cum refrigerandi virtute, deponere. F<text:span text:style-name="Default_20_Paragraph_20_Font"><text:span text:style-name="T1">o</text:span></text:span>rsan<text:line-break/>igitur inquiret aliquis, ecquid quum emplastri autor pri-</text:p>
      <text:p text:style-name="P2">mus, qu me fuerit, digerens id esse vellet, conatus ta-<text:line-break/>men est celtussanrsuvudam in eo praeservare? Mihi sane vi-<text:line-break/>detur hujus gratia ad talem venisse confecturum, ut medica-<text:line-break/>mentum repulsoriae quoque virtutis quippiam habeat, etenim<text:line-break/>ejusmodi nullam habentia, plethoricis corporibus nequa-<text:line-break/>quam tuta sunt. Ut erg<text:span text:style-name="Default_20_Paragraph_20_Font"><text:span text:style-name="T1">o</text:span></text:span> conveniat et his cerussam crudam<text:line-break/>mixtam esse, verisimile est. Caeterum neminem latet, magna<text:line-break/>de se propositum medicamentum promittere, inde siquod<text:line-break/>myrrham et cervinam medullam assumpserit, sicut et alia<text:line-break/>quoque eadem cum communibus his emplastris continet.<text:line-break/>Didicimus autem myrrham valde siccans teuuiumque adin<text:span text:style-name="Default_20_Paragraph_20_Font"><text:span text:style-name="T1">o-<text:line-break/></text:span></text:span>dum partium esse medicamentum, medullam rursus nullo<text:line-break/>inter ea, quae mollientia vocantur, inferiorem. De hac<text:line-break/>facultate, quemadmodum et de aliis omnibus secundis, in<text:line-break/>libro v, simplicium medicamentorum dictum est, videtur<text:line-break/>tamen non iis tantum medicamenti compositor, sed etiam<text:line-break/>albae cerae Ponticae, quae vim habet medicamen lusam, con-<text:line-break/>sidere, atque ideo plurimum ejus immittere. Caeterum sex^</text:p>
      <text:p text:style-name="P3">tarii, hoc est xesti, Romani Heram meminisse puto, nam<text:line-break/>apud Athenienses neque mensura neque nomen hoc erat,<text:line-break/>nunc ex quo Romani imperare orbi coeperunt, nomen sex-<text:line-break/>tarii apud omnes, quae Graeca lingua utuntur, nationes exi-<text:line-break/>stit, ipsa vero mensura Romanae aequalis non est, quippe<text:line-break/>alii aliam sextarii mensuram usurpant. Apud Romanos sex-<text:line-break/>tarius libram unam, <text:span text:style-name="Default_20_Paragraph_20_Font"><text:span text:style-name="T1">s</text:span></text:span>emissem et sextam illius partem pen-<text:line-break/>det, ut omnes simul junctae unciae sint viginti, quas pluri-<text:line-break/>mum cornibus metiuntur, incisis extrinsecus lineis quibus-<text:line-break/>dam orbicularibus. Nonnulli falso Romanum sextarium opi-<text:line-break/>nati sunt octodecim mensuratas uncias capere. Videtur igi-<text:line-break/>tur et Heras, quum heminam scribit, sextarii dimidium in-<text:line-break/>dicare, num vero novem uncias ex librali cornu, an decem<text:line-break/>innuant, etiamnum ignoratur. Item ad rabiosos morsus ap-<text:line-break/>tum ne sit medicamentum sive bibitum sive extrinsecus iule<text:line-break/>positum, ratione cognoscere nemini licet. Indicavimus enim<text:line-break/>tota substantiae proprietate ejusmodi medicamenta efficaciam<text:line-break/>habere et ob id experientia iudicari. At experiri nunquam</text:p>
      <text:p text:style-name="P2">ausus sum hoc medicamentum, quam vim in rabidorum m<text:span text:style-name="Default_20_Paragraph_20_Font"><text:span text:style-name="T1">o</text:span></text:span>r-<text:line-break/>sibus <text:span text:style-name="Default_20_Paragraph_20_Font"><text:span text:style-name="T1">o</text:span></text:span>stenderet, quod certo sanans haberem medicamentum<text:line-break/>ex cancris consectum, quum autem hoc non adest, alia quo-<text:line-break/>que nonnulla, quae nunquam prospero successu nos frustran-<text:line-break/>tur. Quare in tam periculos<text:span text:style-name="Default_20_Paragraph_20_Font"><text:span text:style-name="T1">o</text:span></text:span> affectu certis medicamentis re-<text:line-break/>lictis curiosae experientiae causa morsi salutem prodere<text:line-break/>grave et iniquum mihi videbatur. Jam quidem de rabiosis<text:line-break/>morsibus haec quoque dicta sufficiunt. Reliqua vero, quae<text:line-break/>Heras de hoc emplastro retulit, ut in Attalico, partim sane<text:line-break/>vera praedicari, partim impendio magis ab eo extolli, dixe-<text:line-break/>rim. Optimum enim est medicamentum, ut inter emplastra,<text:line-break/>quae sugillatis dictis admoventur, inter ea ver<text:span text:style-name="Default_20_Paragraph_20_Font"><text:span text:style-name="T1">o, </text:span></text:span>quae<text:line-break/>cruenta vulnera glutinant, non in primis et optimis est.<text:line-break/>Summatim permultos invenio non modo hujus tempestatis<text:line-break/>medicos, sed etiam veteres, qui libros posteritati reliquerunt,<text:line-break/>hoc genus emplastra supra veri fidem extulisse, de quibus<text:line-break/>sequenti volumine agetur. In prae<text:span text:style-name="Default_20_Paragraph_20_Font"><text:span text:style-name="T1">s</text:span></text:span>entia ad institutum re-</text:p>
      <text:p text:style-name="P3">versi iterum Herae dicta examinabimus. Ait enim phymatis<text:line-break/>medicamentum illud mederi, nulla distinctione eorum ap-<text:line-break/>posita, quae ego de phoenicino protuli. Quaedam siquidem<text:line-break/>calida <text:span text:style-name="Default_20_Paragraph_20_Font"><text:span text:style-name="T1">s</text:span></text:span>unt phymata et cum vehementia quadam exiliunt,<text:line-break/>quaedam sIigida siccaque sunt, permulta alia inter haec con-<text:line-break/>fistunt, alia quidem exacte media illorum, quae diximus,<text:line-break/>alia a medio in utramque partem paulum inclinant, aliqua<text:line-break/>plus idem faciunt, nonnulla summis vicina vel a mediis^<text:line-break/>quodammodo et summis pari spatio absunt. Quibus univer-<text:line-break/>sis emplastrum hoc convenire non potest, nisi cum mollibus<text:line-break/>quibusdam id velit liquefacere, ut multi modi fiant, quibus<text:line-break/>eo utamur, quos explicasse ipsum, sicut in aliis factitavit,<text:line-break/>oportebat. Proinde par esse puto, ut hunc laudemus ob ea<text:line-break/>quae tradidit, Andromachum accusemus. Caeterum de eo,<text:line-break/>quod emplastrum istud hominum canumque morsibus con-<text:line-break/>serat, easdem puta a me rationes audire, quas et de Atta-<text:line-break/>Iico pronunciavi, similiter etiam de aliis, quae medicamen-</text:p>
      <text:p text:style-name="P2">tum c<text:span text:style-name="Default_20_Paragraph_20_Font"><text:span text:style-name="T1">o</text:span></text:span>mmendant, quemadmodum illud, ita hoc quoque<text:line-break/>bonum esse medicamentum dicens, sed multum ab iis, quae<text:line-break/>optime ad unumquodque illorum faciunt, inferius esse, ut<text:line-break/>quis eo confidenter utatur, ubi optima desint omnia. Hoc<text:line-break/>autem non parvum est in medicamentis, quemadmodum nec<text:line-break/>in victus ratione et omnibus quae circa artem versantur.<text:line-break/>Eg<text:span text:style-name="Default_20_Paragraph_20_Font"><text:span text:style-name="T1">o</text:span></text:span> contempsi quidem id primum, ut neque dignum esse<text:line-break/>judicarem Hippocrate, qui adhortatur nos, ita omnia artis<text:line-break/>opera perficere, ut juvent vel non ostendant. Postea vero<text:line-break/>cognovi magnam vim habere, quum scilicet viderem non-<text:line-break/>nullos medicos in medicamentis fe primum recte gessiste,<text:line-break/>ut in admirationem sui alios perducerent, eosdem postea in<text:line-break/>aliis prospero eventu frustratos, ut risui essent. Ideoque<text:line-break/>femper conatus sum ejusmodi uti praesidiis, quae an prosit-<text:line-break/>tura essent, nonnunquam sane dubitabam, quod autem ni-<text:line-break/>hil afferrent incommodi, certo sciebam. Quae igitur in At-<text:line-break/>talico emplastro, atque hoc laudavit Heras, non quidem, ut<text:line-break/>dixi, magna sunt, fed ubi desiderantur, quae id magnifice</text:p>
      <text:p text:style-name="P3">efficiant, nemo his utens manifestam laesionem inferet, etsi<text:line-break/>nihil juverit. Atqui si quis hoc medicamento uti volet in<text:line-break/>pbymatis, ab illis, quae in phoenicum docui, ipse intelliget,<text:line-break/>alias aliter ipsum liquesaciens. Tractabitur autem uberius<text:line-break/>deinceps et phymatum tota curatio, unde spero vos metho-<text:line-break/>dum exactam perscctamque medicamentorum , quae illa<text:line-break/>juvare possunt, habituros. Vocetur autem vobis emplastrum<text:line-break/>hoc. Album ad rabiosos morsus, sicut illud, quod ex albo<text:line-break/>constat pipere, Attalicum. Subjungit mox et aliud em-<text:line-break/>plastrum Heras in hanc sententiam. <text:span text:style-name="Default_20_Paragraph_20_Font"><text:span text:style-name="T1">Album Ariobar</text:span></text:span>s<text:span text:style-name="Default_20_Paragraph_20_Font"><text:span text:style-name="T1">auiou,<text:line-break/>quo</text:span></text:span> .X<text:span text:style-name="Default_20_Paragraph_20_Font"><text:span text:style-name="T1">euocrales abscessum jam iualteratum circa tatsum<text:line-break/>d</text:span></text:span>i<text:span text:style-name="Default_20_Paragraph_20_Font"><text:span text:style-name="T1">scussit</text:span></text:span>. Deinde eorum, quae ipsi immittuntur, symmetriam<text:line-break/>et postea coquendi modum praefatus, ad calcem haec verba<text:line-break/>apponit. <text:span text:style-name="Default_20_Paragraph_20_Font"><text:span text:style-name="T1">Maxime facit ad cacoethe pascentia contumacia,<text:line-break/>universaliter ad omne ulcus. </text:span></text:span>Porro cur eorum , quibus<text:line-break/>constat medicamentum, <text:span text:style-name="Default_20_Paragraph_20_Font"><text:span text:style-name="T1">s</text:span></text:span>ymmetriae tertiam partem recita-<text:line-break/>veri t, compertum non habeo, quum alii integram hoc mo-</text:p>
      <text:p text:style-name="P3">do tradiderint, ♃ argenti spumae drach. cc. cerae drachmas<text:line-break/>quinquaginta, olei veteris heminas iij, cerussae drach. lxxx,<text:line-break/>terebinthinae drach. triginta duas, cineris buccin<text:span text:style-name="Default_20_Paragraph_20_Font"><text:span text:style-name="T1">o</text:span></text:span>rum drach.<text:line-break/>x, thuris drach. xix et aquae cyathos duodecim. Haec om-<text:line-break/>nia a me prolata medicamenta Heras ad tertiam partem im-<text:line-break/>minuit, sic, ♃ argenti spumae drach. <text:span text:style-name="Default_20_Paragraph_20_Font"><text:span text:style-name="T1">s</text:span></text:span>exaginta <text:span text:style-name="Default_20_Paragraph_20_Font"><text:span text:style-name="T1">s</text:span></text:span>ex obolos<text:line-break/>quatuor, cerae draclu xvj obolos iv, olei veteris heminam,<text:line-break/>cerussae drach. xxvj obolos quatuor , terebinthinae resinae<text:line-break/>drach. decem, oboI. quatuor, cineris buccinorum drach.<text:line-break/>iij. obolos ij, thuris drach. vj obolos duos, aquae cyathos<text:line-break/>quatuor. Postea coctionem ita subdit, argenti spumam et<text:line-break/>cerussam cum aqua et oleo terito, deinde recenti olla igne<text:line-break/>non acri coquito, ferrea fpatha sedulo movens, ne adurau-<text:line-break/>tur. Ubi semicocta suerint, ceram immittito, hac lique-<text:line-break/>facta resinam et thus, ac tam diu coquito, dum aliquate-<text:line-break/>nus non inquinet. Postquam bene habere propemodum vide-<text:line-break/>tur, huccinos inlectos reliquo tempore concoquito. Quum<text:line-break/>perfecte coierint, in mortarium demittito, aqua exigua prius</text:p>
      <text:p text:style-name="P2">subjecta et subacto utitor. Hoc medicamentum ut sine<text:line-break/>morsu discutiat praeparatum est, qu<text:span text:style-name="Default_20_Paragraph_20_Font"><text:span text:style-name="T1">o</text:span></text:span>d et cerussae parum<text:line-break/>ad argenti spumae portionem habeat et cum hac ab initio<text:line-break/>coctum sit valideque exiccet ob buccinorum cinerem addi-<text:line-break/>tum. Non dissimilis quodammodo facultas est et purpuris<text:line-break/>et ostreis concrematis, notum est autem sine carnibus horum<text:line-break/>animalium testas concremari. Ac Heras quidem unum de<text:line-break/>facultatibus librum conscripsit: Asclepiades cognomento<text:line-break/>pharmacion, decem praeter theriacas et gynaecea, apponens<text:line-break/>et ipse cujusque medicamenti titulum, in multis etiam eo-<text:line-break/>ctionis, in quibusdam utendi modum. Porro Andromachus<text:line-break/>multas vires collegit et fere non pauciores iis, quae in de-<text:line-break/>cem libris pharmacionis Asclepiadis habentur, tribus ipsas<text:line-break/>libris comprehendens. Primo medicamenta docet, quae ex-<text:line-break/>trinsccus imponuntur, altero quae ^intro assumuntur, et<text:line-break/>tertio quae oculis adhibentur. Reprehendere autem ipsum</text:p>
      <text:p text:style-name="P2">jure possis, ut admonui, quod nec confecturas nec dius<text:line-break/>rationem nec vires nec quid promittant adjecerit.</text:p>
      <text:h text:style-name="Heading_20_2" text:outline-level="2">Cap. XV1L </text:h>
      <text:p text:style-name="P24">[<text:span text:style-name="Default_20_Paragraph_20_Font"><text:span text:style-name="T1">Quae Asclepiades alba scripserit.]<text:line-break/></text:span></text:span>Ad Asclepiadem igitur jam transgressus producam in me-<text:line-break/>dium, quae ipse alba emplastra ad finem tertii libri Exter-<text:line-break/>norum tradidit. Nam inscribit eorum primam Marcellam,<text:line-break/>secundam, tertiam, quartam, quintam, veluti alios interio-<text:line-break/>rum quinque primum Masonem, secundum, tertium, quar-<text:line-break/>tum et quintum. Verum in tertia Marcella ad calcem alba<text:line-break/>emplastra adscripsit, prioris titulum esse ait, ad ambusta et<text:line-break/>abrasa et cutem teneram, quod emplastrum A cestu, id est,<text:line-break/>medelam, nominari dicit. Omnia vero simul quatuor, ar-<text:line-break/>genti spumam, cerussam, oleum, aquam pari pondere inco-<text:line-break/>qui oportere commemorat. Constatque hoc medicamentum<text:line-break/>fragile et alipes effici, hoc est pinguis expers, ut cuti sine<text:line-break/>deligatura adhaerere non possit, nisi enim ut praefatus <text:span text:style-name="Default_20_Paragraph_20_Font"><text:span text:style-name="T1">s</text:span></text:span>um<text:line-break/>ante, metallica plenius cocta fuerint, tale sieri emplastrum</text:p>
      <text:p text:style-name="P3">necesse est. . C<text:span text:style-name="Default_20_Paragraph_20_Font"><text:span text:style-name="T1">o</text:span></text:span>quuntur largius dum majorem liquidorum<text:line-break/>mensuram in mixtura continent. Huic aliud emplastrum<text:line-break/>Asclepiades subdit, ejusdem quidem tituli, sed non ejusdem<text:line-break/>consecturae, neque enim aequale metallicorum pondus im-<text:line-break/>mittit, verum cerussam argenti spumae sesquiplum, quin et<text:line-break/>sevum vitulinum adjicit, totam symmetriam sic faciens, ♃<text:line-break/>cerussae drach. cxx, argenti spumae drach. lxxx, adipis vi-<text:line-break/>tulini drach. xxx, cerae drach. xxv, olei heminas duas.<text:line-break/>Hoc medicamentum olei parum habet, ceu ad metallicorum<text:line-break/>proportionem, si quis heminam statuat valere unciis novem<text:line-break/>Romanis, quae in cornibus consuetis libralibus descriptae<text:line-break/>sunt. Quoniam vero cerussa in ipso superat, eoque magis<text:line-break/>astringens magisque refrigerans quam superius reddebatur,<text:line-break/>adipem autor admiscuit. Sciens autem bubulum adipem<text:line-break/>calidiorem esse suillo et vehementius digerere, cavit per-<text:line-break/>fecti bovis sevum indere, quippe in omni animantium ge-<text:line-break/>nete iuvenilia perfectis humidiorem mimtsque calidum adi-<text:line-break/>pem habent. Erit igitur et haec compositi<text:span text:style-name="Default_20_Paragraph_20_Font"><text:span text:style-name="T1">o</text:span></text:span> difficilior qui-</text:p>
      <text:p text:style-name="P3">dem, ac simplicis albi emplastri, qu<text:span text:style-name="Default_20_Paragraph_20_Font"><text:span text:style-name="T1">o</text:span></text:span>d ante scripsit, fed ni-<text:line-break/>bito utilior. Ab his tertium aliud profert cicatricem ducens<text:line-break/>album, ex pari cum argenti spuma pondere, cerae quarta<text:line-break/>illorum parte et terebinthinae rur<text:span text:style-name="Default_20_Paragraph_20_Font"><text:span text:style-name="T1">s</text:span></text:span>us dimidio minore, quam<text:line-break/>in cera, oleum et aqua fere aequa portione metallicis men-<text:line-break/>furis utriusque simul indita <text:span text:style-name="Default_20_Paragraph_20_Font"><text:span text:style-name="T1">s</text:span></text:span>unt. V<text:span text:style-name="Default_20_Paragraph_20_Font"><text:span text:style-name="T1">o</text:span></text:span>luit enim medicamenti<text:line-break/>autor cerussae et argenti <text:span text:style-name="Default_20_Paragraph_20_Font"><text:span text:style-name="T1">s</text:span></text:span>pumae, singulorum drach. c.<text:line-break/>mi<text:span text:style-name="Default_20_Paragraph_20_Font"><text:span text:style-name="T1">s</text:span></text:span>cere, cerae drach. viginti quinque, terebinthinae drach.<text:line-break/>xij, olei et aquae cujusque heminas duas. Itaque Attalici<text:line-break/>memores emplastri , quod metallica perinde ac istud con-<text:line-break/>linet, sicut etiam oleum simul cum aqua, ceram dupla por-<text:line-break/>tione ad eam, quae in hoc medicamento additur, terebinthi-<text:line-break/>num similiter <text:span text:style-name="Default_20_Paragraph_20_Font"><text:span text:style-name="T1">, s</text:span></text:span>cietis manifesto quonam discrimine medi-<text:line-break/>comenta inter fe variant, adjectum namque est illis et thus<text:line-break/>et alumen ac piper. Quin etiam Asclepiades Attalici illius<text:line-break/>emplastri commeminit, non vocans id Attalicum, imo nec<text:line-break/>piper admiscens. Alia vero omnia pariter ita scripsit ad</text:p>
      <text:p text:style-name="P3">verbum. <text:span text:style-name="Default_20_Paragraph_20_Font"><text:span text:style-name="T1">Album, quod ad Mnaesaeum refertur, facit et<text:line-break/>ad diuturna ac disoicilia</text:span></text:span>. ♃ argenti spumae, cerussae,<text:line-break/>cujusque drach. c, cerae drach. quinquaginta, terebinthinae,<text:line-break/>thuris, singulorum drach. xxv, aluminis scissi drach. xij,<text:line-break/>olei heminas duas. Porro ne putetis differre, si drach. celle<text:line-break/>tum alicubi inveniatis loco unius librae scriptas, sed illud<text:line-break/>potius considerate, utrum qui scripsit drachmas centum,<text:line-break/>dimidium cerae ipsis misceat sive hujus dimidium terebin-<text:line-break/>thinae, ut sint cerae quidem drach. quinquaginta, terebin-<text:line-break/>thinae viginti quinque, an aliam quandam symmetriam faciat.<text:line-break/>Si namque praedictam, nihil reseret dicere libram et se-<text:line-break/>libram et tres uncias, siquidem libra denarios sex habet ad<text:line-break/>nonaginta, selibra octo et quadraginta, et sie et hujus rur-<text:line-break/>sus dimidium quatuor et viginti. Quapropter eadem pro-<text:line-break/>portio servatur, nulla insigni differentia sive centum drach-<text:line-break/>mis metallicorum. sive nonaginta sex heminae duae olei<text:line-break/>misceantur. In hoc itaque non variabunt aut disserent me-<text:line-break/>dicameuta sive libra nominetur sive drachmae centum.</text:p>
      <text:p text:style-name="P3">Ilia vero Asclepiadis scriptum medicamentum ab Attalico<text:line-break/>emplastro disjunxit, quod Attalicum <text:span text:style-name="Default_20_Paragraph_20_Font"><text:span text:style-name="T1">s</text:span></text:span>ex quidem drachmas<text:line-break/>aluminis scissi, piperis vero albi tres habeat, Asclepiadis<text:line-break/>album piper non habeat, <text:span text:style-name="Default_20_Paragraph_20_Font"><text:span text:style-name="T1">s</text:span></text:span>ed duplum pondus scissi alu-<text:line-break/>minis. Porro validius astringere quodammodo, ideoque<text:line-break/>promptius cicatricem ducere Asclepiadis medicamentum,<text:line-break/>Attali magis digerere, omnes norunt. Unde quod dixi et<text:line-break/>prius, qui rogant, utrum ipsorum praestet, medicamentis<text:line-break/>uti nesciunt. Etenim ad cicatricem ducendam Asclepiadis,<text:line-break/>ad digerendum Attalicum est melius. In universum me-<text:line-break/>minisse oportet qu<text:span text:style-name="Default_20_Paragraph_20_Font"><text:span text:style-name="T1">o</text:span></text:span>d apud Hippocratem scriptum est in<text:line-break/>libro de alimento, <text:span text:style-name="Default_20_Paragraph_20_Font"><text:span text:style-name="T1">pravum videlicet et non pravum, no-<text:line-break/>xium et utile, relatione ad aliquid dici. </text:span></text:span>Alia enim ra-<text:line-break/>tione pronunciaverit Attalicum hoc emplastro esse prae-<text:line-break/>stantius, alia ad multa utilius illud esse. Denique et As-<text:line-break/>clepiades ipse post hoc modo recitatum, <text:span text:style-name="Default_20_Paragraph_20_Font"><text:span text:style-name="T1">s</text:span></text:span>cribens illud sp-<text:line-break/><text:span text:style-name="Default_20_Paragraph_20_Font"><text:span text:style-name="T1">s</text:span></text:span>um, quod ex pipere sit, non vocat Attalicum, <text:span text:style-name="Default_20_Paragraph_20_Font"><text:span text:style-name="T1">s</text:span></text:span>ed Pam-</text:p>
      <text:p text:style-name="P3">philion, ignorans opinor primum ipsius inventorem. Ap-<text:line-break/>ponit autem nomen utentis ac unde acceperit, tum quid<text:line-break/>valeat, his verbis praefixit. <text:span text:style-name="Default_20_Paragraph_20_Font"><text:span text:style-name="T1">Aliud Pamphilion dictum me-<text:line-break/>dicameutum accommodatum. Pacit ad vetera v</text:span></text:span>i<text:span text:style-name="Default_20_Paragraph_20_Font"><text:span text:style-name="T1">x sanabi-<text:line-break/>lia, carbunculos, epinyctidas , achoras, pscricos assectus,<text:line-break/>sinus glutinat, facit ad abscessus, cond</text:span></text:span>y<text:span text:style-name="Default_20_Paragraph_20_Font"><text:span text:style-name="T1">lomata etfere om-<text:line-break/>nibus utilius est. </text:span></text:span>Constare ipsum tradit ex cerussa, ar-<text:line-break/>genti spuma, cera, terebinthina, duabus heminis olei, eo-<text:line-break/>dem modo sicut et Heras, ad haec item fissili alumine et<text:line-break/>albo pipere, aquae ver<text:span text:style-name="Default_20_Paragraph_20_Font"><text:span text:style-name="T1">o</text:span></text:span> non meminit in confectura, <text:span text:style-name="Default_20_Paragraph_20_Font"><text:span text:style-name="T1">s</text:span></text:span>ed ne-<text:line-break/>que thuris. Quidam non quinque et viginti, <text:span text:style-name="Default_20_Paragraph_20_Font"><text:span text:style-name="T1">s</text:span></text:span>ed dimidium<text:line-break/>immittunt, quin etiam de aqua; quum enim olei veteris<text:line-break/>heminas duas infundi scripsisset, postea aquae duas vel unam<text:line-break/>adjecit. Ego et sine aqua medicamentum saepius praeparavi<text:line-break/>et ad omnia alia melius fieri apparet, praeterquam in tene-<text:line-break/>ris corporibus; nam in his aquam praestat adhibere, prae-</text:p>
      <text:p text:style-name="P3">fertim cum phlegmone tentantur ulcera. lude aliud Afcle-<text:line-break/>piades cum superioribus albis emplastris profert, quod ra-<text:line-break/>biofos morsus sanare promittit, quemadmodum et quod<text:line-break/>apud Heram scriptum est pollicebatur. Assumit et hoc prae-<text:line-break/>ter simplex album, quod ex argenti spuma, cerussa, thu-<text:line-break/>re, cera constat, insuper medullam cervinam et myrrham;<text:line-break/>porro miscet ei argenti spumae drachmas quadraginta, ce-<text:line-break/>russae drachmas triginta, thuris drachmas decem, myrrhae<text:line-break/>drachmas decem, medullae cervinae duobus pauciores quam<text:line-break/>decem, cerae albae drachmas quinquaginta, olei veteris sex-<text:line-break/>tarium unum. Primum autem horum omnium, quae recitavit,<text:line-break/>prodidit Asclepiades, quod Rhodiacum nominat ceu difcu-<text:line-break/>tiens et curans in mammis duritias, et ex his componitur :<text:line-break/>♃ argenti fpumae, cerae Ponticae, singulorum libram unam,<text:line-break/>cerussae, adipis <text:span text:style-name="Default_20_Paragraph_20_Font"><text:span text:style-name="T1">s</text:span></text:span>uilli elaborati, cujusque <text:span text:style-name="Default_20_Paragraph_20_Font"><text:span text:style-name="T1">s</text:span></text:span>elibram, hoc est<text:line-break/>uncias fax, myrrhae uncias quatuor, ovorum tostorum vi..<text:line-break/>tellus duos, olei heminam unam et <text:span text:style-name="Default_20_Paragraph_20_Font"><text:span text:style-name="T1">s</text:span></text:span>emis. lstnd etiam fedi</text:p>
      <text:p text:style-name="P3">benefacere confirmat, non apponens quonam liquefieri velit,<text:line-break/><text:span text:style-name="Default_20_Paragraph_20_Font"><text:span text:style-name="T1">s</text:span></text:span>ed nobis consectandum forsan relinquens interdum ex ro-<text:line-break/>sacco unguento, interdum myrteo, alias ex oleo quopiam<text:line-break/>liquandum esse.</text:p>
      <text:h text:style-name="Heading_20_2" text:outline-level="2">Cap. XVIII. </text:h>
      <text:p text:style-name="P24">[<text:span text:style-name="Default_20_Paragraph_20_Font"><text:span text:style-name="T1">Quomodo candida emplastra compo-<text:line-break/>nenda sint adve</text:span></text:span>r<text:span text:style-name="Default_20_Paragraph_20_Font"><text:span text:style-name="T1">sas ulcera cacodthe, id est mal</text:span></text:span>i<text:span text:style-name="Default_20_Paragraph_20_Font"><text:span text:style-name="T1">gna et ea<text:line-break/>quae cicatricem diestculter admittunt.]</text:span></text:span> Quae dyfepulota,<text:line-break/>id est <text:span text:style-name="Default_20_Paragraph_20_Font"><text:span text:style-name="T1">vix ad cicatricem venientia,</text:span></text:span> quae itam cacoëthe, id<text:line-break/>est <text:span text:style-name="Default_20_Paragraph_20_Font"><text:span text:style-name="T1">mal</text:span></text:span>i<text:span text:style-name="Default_20_Paragraph_20_Font"><text:span text:style-name="T1">gna</text:span></text:span>, appellem, distinguendum modo est, quia non<text:line-break/>folum in prae<text:span text:style-name="Default_20_Paragraph_20_Font"><text:span text:style-name="T1">s</text:span></text:span>entem disputationem, <text:span text:style-name="Default_20_Paragraph_20_Font"><text:span text:style-name="T1">s</text:span></text:span>ed etiam in futuram<text:line-break/>commoda praefinit<text:span text:style-name="Default_20_Paragraph_20_Font"><text:span text:style-name="T1">o</text:span></text:span> est futura. Quae itaque ex humorum<text:line-break/>confluxu vel multorum vel acrium oriuntur, sine eo, quod<text:line-break/>locus assectus hujusmodi jam dispositionem habuerit, ut li-<text:line-break/>cet bonum sit quod influit, tamen ipsum corrumpat, dyse-<text:line-break/>pulota nomino, quae vero dictam dispositionem jam obtinent,<text:line-break/>praecipuo vocabulo cacoëthe appello. Nunc igitur, quoniam<text:line-break/>priores me emplastra quaedam alba, ut quae dysepulotis ci-..<text:line-break/>catricem probe obducant, conscripserunt, propterea ego<text:line-break/>quoque alba scribo emplastra, quae adversus dysepulota om-</text:p>
      <text:p text:style-name="P3">nia et cacoëthe nonnulla, quae non pravum admodum ha-<text:line-break/>bent statum, composui, nam in illis denuo medicamenta ac-<text:line-break/>commoda dicentur. Primum et hic methodum dicturus sum,<text:line-break/>qua id genus emplastra conplura conficere discetis. Duplex<text:line-break/>porro ejus fcopus est, alter omnium, quae ratione eotllpo-<text:line-break/>nuntur, medicamentorum communis, alter .peculiaris co-<text:line-break/>lore ab his disserens. Quae igitur in commentario de sim-<text:line-break/>plicibus medicamentis cognovistis, sine rosione quidem ao<text:line-break/>morsu, valide tamen adeo exiccantia, haec in memoriam re-<text:line-break/>ducite. Omnino autem conveniebat, praeterquam quod non<text:line-break/>mordicent vel astringant manifesto, etiam detergere posse,<text:line-break/>siquidem cava plurima ejus generis ulcera tanquam ab exe-<text:line-break/>sione humorum malignorum facta apparent ejusque rei<text:line-break/>gratia carne impleri desiderant; ostendimus autem in tertio<text:line-break/>therapeuticae methodi libro, omnia quae carnem generant<text:line-break/>medicamenta detergendi facultatem habere. Multa etiam alia<text:line-break/>siccam obtinent virtutem hujusmodi ulceribus curandis ac-<text:line-break/>commodam. Sed age nunc repetamus ea, quae aut c<text:span text:style-name="Default_20_Paragraph_20_Font"><text:span text:style-name="T1">o</text:span></text:span>mpositi</text:p>
      <text:p text:style-name="P3">emplastri candorem tueri possint aut non adeo laedere. Hoc<text:line-break/>ex genere est cadmia, pompholyx, calx, ostrea concremata,<text:line-break/>purpurae, buccina et sepiae pars ossea, parum officiet co-<text:line-break/>lori et aeris squama et ustae chalcitidis non fulvum , sed<text:line-break/>cineritium vel subalbidum. Quomodo autem hujusmodi res<text:line-break/>praeparanda sit, rursus in Theriacae antidoti sermone dice -<text:line-break/>mus. Porro dictorum quodquam si lavetur, totam mordi-<text:line-break/>cationem amittet, quemadmodum cera, quae medicamento<text:line-break/>conficiendo admiscenda est, tum resina. Caeterum quod cera<text:line-break/>Tyrrhenica vel Pontica dicta ad candidi emplastri praepa-<text:line-break/>rationem sit idonea, prius explicatum est, resinae vero, et<text:line-break/>quae larix vocatur et terebinthina, adversus ulcera ma-<text:line-break/>ligniora magis valent. Thuris quoque partem aliquam indere<text:line-break/>non ab re fuerit, ut ulcerum maleficorum di<text:span text:style-name="Default_20_Paragraph_20_Font"><text:span text:style-name="T1">s</text:span></text:span>positio coqua-<text:line-break/>tur et ad <text:span text:style-name="Default_20_Paragraph_20_Font"><text:span text:style-name="T1">s</text:span></text:span>uppurationem veniat. At non <text:span text:style-name="Default_20_Paragraph_20_Font"><text:span text:style-name="T1">s</text:span></text:span>olum ex prae-<text:line-break/>dictis medicamentis unumquodque lavandum venit, scd<text:line-break/>etiam metallica quam maxime in Ioco soli exposito cum</text:p>
      <text:p text:style-name="P3">aqua vel aceto vel marina vel Vino laevigare oportet.<text:line-break/>Pura autem et candida et per<text:span text:style-name="Default_20_Paragraph_20_Font"><text:span text:style-name="T1">s</text:span></text:span>picua singula haec erunt<text:line-break/>candoris cujusdam medicamento conciliandi gratia. Ile ce-<text:line-break/>russa, oleo, coctionis modo, aere circumfluo et igne, quomo-<text:line-break/>do quodque eorum ad albedinem aliquid afferat, ante expo-<text:line-break/>fuimus- At quemadmodum in aliis, ita in his quoque, facul-<text:line-break/>talis aquae, aceti, marinae vinique albissimi peritum, id<text:line-break/>in compositura miscere convenit, quod maxime curando<text:line-break/>affectui profuturum est. Etenim in ulceribus praetumidis ac<text:line-break/>duris, quae oras crassas, callosas multamque attenuationem<text:line-break/>requirentes habent, ex aceto et marina laevigata magis<text:line-break/>quam quae per aquam idonea sunt. In quibus autem acre<text:line-break/>et mordax est humidum, quod in ulcera fertur, ex aqua<text:line-break/>terere potius singula metallica necesse est. Quemadmodum<text:line-break/>rursus ex vino magis, ubi copio<text:span text:style-name="Default_20_Paragraph_20_Font"><text:span text:style-name="T1">s</text:span></text:span>us humor ulceribus influens<text:line-break/>apparet. Haec igitur singula, quae dixi, in unoquoque jam<text:line-break/>nominato humore laevigata diebus pluribus injeci frequen-</text:p>
      <text:p text:style-name="P3">ter medicamentis , quae ex argenti spuma et cerussa con-<text:line-break/>fiunt, eaque expertus sum omnia cicatricem optime ducere.<text:line-break/>Verum scriptiones quasdam amicis quoque dedimus, qui hu-<text:line-break/>jusmodi medicamenta desiderarent, a quibus ipsis quoque in<text:line-break/>experientiam producta, quod titulo promittunt, tueri vide-<text:line-break/>bantur. ltaque argenti spuma cum cerussa prius cocta et<text:line-break/>medicamento prope ad non inquinantem consistentiam per-<text:line-break/>veniente, inlinienda est larix vel terebinthina resina cum cera<text:line-break/>candida. His pulchre unitis adde metallica, quae hujusmo-<text:line-break/>di symmetriam habent. Argenti spumae et cerussae pro con-<text:line-break/>suetudine singulorum libra coquatur cum olei libris duabus,<text:line-break/>frequenter etiam aquae selibra addita; liquescit enim sic ar-<text:line-break/>genti spuma citius, et coctio aquam consumit, ut nihil ad<text:line-break/>humiditatem medicamento aperte prosit, resinae tres unciae,<text:line-break/>cerae duplum sussiciI. Quanquam si duas resinae indideritis<text:line-break/>interdum, quatuor cerae, sic quoque compositiones non<text:line-break/>adeo differre invenientur. Thuris etiam uncia una semis</text:p>
      <text:p text:style-name="P3">satisfacit post ceram et resinam injecta , deinde tres alio-<text:line-break/>rum unciae, quae drachmae quatuor s<text:span text:style-name="Default_20_Paragraph_20_Font"><text:span text:style-name="T1">u</text:span></text:span>nt ad viginti. lmpo-<text:line-break/>nes autem duorum, trium, plurium, ac omnium quae nu-<text:line-break/>meravi, quorum singulorum tibi copia contingat, ut si om-<text:line-break/>nia habeas, aequam portionem cujusque injicias, cadmiae<text:line-break/>dico et pompholygis, buccinorum cineris vel ostreorum et<text:line-break/>aeris squamae, singulorum drachmae sex erunt, quae tres<text:line-break/>uncias absolvunt. Quod si et calcem lotam misceas, singulo-<text:line-break/>mm drachmae quinque ponentur. Si ustae chalcitidis, sin-<text:line-break/>gulosum drachmae quatuor, ut ex omnibus sex counitis tres<text:line-break/>unciae fiant. Verum chalcitis usta sit elota et colore ci-<text:line-break/>nereo, non qualem multi ex iis, qui urunt eam, faciunt,<text:line-break/>veluti si d<text:span text:style-name="Default_20_Paragraph_20_Font"><text:span text:style-name="T1">i</text:span></text:span>cas ex pallido flavam. Si duo quaedam ex his<text:line-break/>habeas <text:span text:style-name="Default_20_Paragraph_20_Font"><text:span text:style-name="T1">s</text:span></text:span>olum, tres uncias ex ambobus ponito, hoc est<text:line-break/>utr<text:span text:style-name="Default_20_Paragraph_20_Font"><text:span text:style-name="T1">i</text:span></text:span>usque unam ac semissem. Haec in prae<text:span text:style-name="Default_20_Paragraph_20_Font"><text:span text:style-name="T1">s</text:span></text:span>entia ad alborum<text:line-break/>emplaltrorum constitutionem, ulceribus dysepulotis curandis,<text:line-break/>cognoscere vobis fossi ci I. Atque subhumida cerata candida</text:p>
      <text:p text:style-name="P3">etiam ex iis ipsis praeparantur, disserunt tamen ab emplastris,<text:line-break/>quod neque argenti spuma nec cerussa coquatur, adeps<text:line-break/>vero vel anserinus vel gallinaceus vel suillus vel vitulinus<text:line-break/>indatur. Quod si vinum interdum habeas vel acetum, quae<text:line-break/>albissima lucidissimaque sint, aquae loco ipsa admiscebis.</text:p>
      <text:h text:style-name="Heading_20_2" text:outline-level="2">Cap. XIX. </text:h>
      <text:p text:style-name="P24">[<text:span text:style-name="Default_20_Paragraph_20_Font"><text:span text:style-name="T1">Damocrates de albo emplastro.]</text:span></text:span> Quo-<text:line-break/>niam medicamentorum facultates versibus exscriptae facilius<text:line-break/>memoria tenentur et exactam ipsorum symmetriam perfer-<text:line-break/>vant, satius mihi visum est et horum meminisse. Quum ita-<text:line-break/>que Damocrates praeter alia alba emplastra etiam candidum<text:line-break/>scripserit, quod commendat, apponam scripturam iisdem il-<text:line-break/>Iius versibus iambico trimetro expressis.</text:p>
      <text:p text:style-name="P1"><text:span text:style-name="Default_20_Paragraph_20_Font"><text:span text:style-name="T1">At cum his habere emplastrum medicis convellit<text:line-break/>Album, essicax adversus avulsam cutem,<text:line-break/>Ambusta ad ulcera et per summa corporis<text:line-break/></text:span></text:span>O<text:span text:style-name="Default_20_Paragraph_20_Font"><text:span text:style-name="T1">ccasionem citra manifestam edita.</text:span></text:span></text:p>
      <text:p text:style-name="P1"><text:span text:style-name="Default_20_Paragraph_20_Font"><text:span text:style-name="T1">Da confit , cerussae libra sumitur,</text:span></text:span></text:p>
      <text:p text:style-name="P3"><text:span text:style-name="Default_20_Paragraph_20_Font"><text:span text:style-name="T1">L</text:span></text:span><text:span text:style-name="Default_20_Paragraph_20_Font"><text:span text:style-name="T3">l</text:span></text:span><text:span text:style-name="Default_20_Paragraph_20_Font"><text:span text:style-name="T1">lhargyri, trypherae eodem simul modo,<text:line-break/>Et p</text:span></text:span><text:span text:style-name="Default_20_Paragraph_20_Font"><text:span text:style-name="T3">o</text:span></text:span><text:span text:style-name="Default_20_Paragraph_20_Font"><text:span text:style-name="T1">rtio praeterea librae tertia:<text:line-break/>Ceraeque purae Ponticae quinque unciae,<text:line-break/></text:span></text:span><text:span text:style-name="Default_20_Paragraph_20_Font"><text:span text:style-name="T3">T</text:span></text:span><text:span text:style-name="Default_20_Paragraph_20_Font"><text:span text:style-name="T1">erebinthinae pondo uncia purissimae,<text:line-break/>Phurisque mannae vel thuris quinae unciae,<text:line-break/>Candidi olei boni recentis felibra.</text:span></text:span></text:p>
      <text:p text:style-name="Normal"><text:span text:style-name="Default_20_Paragraph_20_Font"><text:span text:style-name="T1">Aquae sup e</text:span></text:span><text:span text:style-name="Default_20_Paragraph_20_Font"><text:span text:style-name="T3">f</text:span></text:span><text:span text:style-name="Default_20_Paragraph_20_Font"><text:span text:style-name="T1">fundetur his sextarius.</text:span></text:span></text:p>
      <text:p text:style-name="Normal"><text:span text:style-name="Default_20_Paragraph_20_Font"><text:span text:style-name="T3">O</text:span></text:span><text:span text:style-name="Default_20_Paragraph_20_Font"><text:span text:style-name="T1">leum, cerussa, argenti spuma, aqua coquitur<text:line-break/>Leni</text:span></text:span><text:span text:style-name="Default_20_Paragraph_20_Font"><text:span text:style-name="T3"> I</text:span></text:span><text:span text:style-name="Default_20_Paragraph_20_Font"><text:span text:style-name="T1">gne, agitatur fedulo rudicula.</text:span></text:span></text:p>
      <text:p text:style-name="Normal"><text:span text:style-name="Default_20_Paragraph_20_Font"><text:span text:style-name="T1">Cum tota pulchre desiccata sic aqua<text:line-break/>Et leve medicamentum apparet, candidum<text:line-break/>.Et molle inficiens nec, terebinthina inditur,<text:line-break/>Deinde cera fuccedet, thus postea.</text:span></text:span></text:p>
      <text:p text:style-name="Normal"><text:span text:style-name="Default_20_Paragraph_20_Font"><text:span text:style-name="T1">Ab igne cum depones ollulam, mov</text:span></text:span><text:span text:style-name="Default_20_Paragraph_20_Font"><text:span text:style-name="T3">e.</text:span></text:span></text:p>
      <text:p text:style-name="Normal"><text:span text:style-name="Default_20_Paragraph_20_Font"><text:span text:style-name="T1">Quum mediocriter est refrigeratum pharmacum,<text:line-break/>M</text:span></text:span><text:span text:style-name="Default_20_Paragraph_20_Font"><text:span text:style-name="T3">o</text:span></text:span><text:span text:style-name="Default_20_Paragraph_20_Font"><text:span text:style-name="T1">rtario supe</text:span></text:span><text:span text:style-name="Default_20_Paragraph_20_Font"><text:span text:style-name="T3">r</text:span></text:span><text:span text:style-name="Default_20_Paragraph_20_Font"><text:span text:style-name="T1">fundas, atque excipe<text:line-break/>dn mulieribus vel delicatis puerulis,<text:line-break/>dn senibus habitu, aut pravo pavonibus simul.</text:span></text:span></text:p>
      <text:p text:style-name="P2"><text:span text:style-name="Default_20_Paragraph_20_Font"><text:span text:style-name="T1">Huic tertiam partem immisoeto aluminis,<text:line-break/>Quod prodidimus emplastrum non multo antea,<text:line-break/>Ac utitor ad omnia recentia vulnera.<text:line-break/>ipsi vero rhodinon lique</text:span></text:span>f<text:span text:style-name="Default_20_Paragraph_20_Font"><text:span text:style-name="T1">acto imm</text:span></text:span>i<text:span text:style-name="Default_20_Paragraph_20_Font"><text:span text:style-name="T1">sceas<text:line-break/>Paulum ac cerae, liparon habebis ac bonum,<text:line-break/>Album vinum parum austerum st astu deris.</text:span></text:span></text:p>
      <text:p text:style-name="P1">Aluminis, cujus meminit, compositi<text:span text:style-name="Default_20_Paragraph_20_Font"><text:span text:style-name="T1">o</text:span></text:span> in quinto hujus<text:line-break/>operis commentario.</text:p>
      <text:h text:style-name="P12" text:outline-level="1"><text:bookmark-start text:name="bookmark8"/>GALENI DE COMP<text:span text:style-name="T10">O</text:span>SITIONE MEDICAMENTORVM PER GENERA<text:line-break/>LIBER II.<text:bookmark-end text:name="bookmark8"/></text:h>
      <text:h text:style-name="P14" text:outline-level="2">Cap. I. </text:h>
      <text:p text:style-name="P24">Quum propositum opus hunc quoque<text:line-break/>cum aliis <text:span text:style-name="Default_20_Paragraph_20_Font"><text:span text:style-name="T1">s</text:span></text:span>copum teneat, ut Ii quando lib<text:span text:style-name="Default_20_Paragraph_20_Font"><text:span text:style-name="T1">i</text:span></text:span>um, quo me-<text:line-break/>dicamentorum , quibus utimur, compositiones scriptas ha-<text:line-break/>bemus, ipsi nos perditis similia possimus conficere, neces-<text:line-break/>furium est primum nos in universum formulam quandam<text:line-break/>viae didicisse, qua propositum inveniamus. Deinde per<text:line-break/>hanc viam in multis particularibus exerceamur oportet,</text:p>
      <text:p text:style-name="P3">scientes, citra talis studii exercitationem nullum recte<text:line-break/>opus perfici. Et ver<text:span text:style-name="Default_20_Paragraph_20_Font"><text:span text:style-name="T1">o</text:span></text:span> grave est, qu<text:span text:style-name="Default_20_Paragraph_20_Font"><text:span text:style-name="T1">o</text:span></text:span>d jam quibusdam ac-<text:line-break/>cidit medicis, duobus mihi cognitis, quorum alter dolore<text:line-break/>ex talium scriptionum interit<text:span text:style-name="Default_20_Paragraph_20_Font"><text:span text:style-name="T1">u</text:span></text:span> contabefactus periit, alter ab<text:line-break/>operibus medicis destitit. Verum exercitatis, judicio meo,<text:line-break/>praeterquam medicamenta utilia componere, etiam a fu-<text:line-break/>perioribqs nobis medicis scriptorum arbitris esse licet, com<text:line-break/>modeque omnia ea, quae ab illis prodita <text:span text:style-name="Default_20_Paragraph_20_Font"><text:span text:style-name="T1">s</text:span></text:span>unt, u<text:span text:style-name="Default_20_Paragraph_20_Font"><text:span text:style-name="T1">s</text:span></text:span>urpare at-<text:line-break/>que ilia, quae ipsi methodo inferius posita invenerint. Me-,<text:line-break/>lius igitur est experimentis jam comprobata sumere eum,<text:line-break/>qui usus ipsorum methodum didicerit, licet, quod dixi, ne-<text:line-break/>cessitas frequenter nos cogat ut vel experientia incompertis<text:line-break/>ex tempore utamur. ltaque superiore libro quomodo ex ar-<text:line-break/>genti spuma sola emplastrum praepares docuimus, interim<text:line-break/>oleo tantum, interdum aceto admixto vel vino vel buv<text:line-break/>jusmodi ali<text:span text:style-name="Default_20_Paragraph_20_Font"><text:span text:style-name="T1">o</text:span></text:span>, item ex quali ipsorum symmetria emplastrum<text:line-break/>fieri candidum poIlit, Ii probe coctum fuerit. Caeterum ex</text:p>
      <text:p text:style-name="P3">his emplastris quaedam ducendae cicatrici accommodata fieri<text:line-break/>diximus, quaedam vulneribus cruentis glutinandis, quaedam<text:line-break/>phlegmonis exiguis curandis, quaedam ulceribus, quae cica-<text:line-break/>tricem aegre admittunt, sanandis, si non cacoëthe sint, quae-<text:line-break/>dam ad tumores praeter naturam, <text:span text:style-name="Default_20_Paragraph_20_Font"><text:span text:style-name="T1">s</text:span></text:span>ed non magnos, neque<text:line-break/>duros , discutiendos. Scriptum simul in eo est non multo<text:line-break/>post initium et emplastrum a me compositum , quod phoe-<text:line-break/>fucinum nomino. Praesenti autem hoc libro de viridibus<text:line-break/>et melitus et gilvis et fulcis et rufis agetur emplastris, qui-<text:line-break/>bus etiam adnumerantur, quae dichroma, id est bicolora, di-<text:line-break/>eun tu r. Inter haec alia quaedam sunt medio inter haec no-<text:line-break/>mine. ut ex candido melina et ex nigro viridia et rhypode,<text:line-break/>id est strigmentosa, adde quae aerem imitantur et coemlea,<text:line-break/>quaedam vero nomine prorsus carentia. Itaque similia invi-<text:line-break/><text:span text:style-name="Default_20_Paragraph_20_Font"><text:span text:style-name="T1">G</text:span></text:span>em viribus deinceps^ scribere commodum est, ut qui in<text:line-break/>plura incidit vel librum legit, id quod optimum corpori<text:line-break/>cjusque curando affectui Iit eligat. At colore similia tradere</text:p>
      <text:p text:style-name="P3">eorum est, Apti similitudinem non artisicialem attendunt,<text:line-break/>verum quoniam potentes quidam viri interdum nos jubent<text:line-break/>emplastrum sibi melinum consulere, quod ulcera glutinet vel<text:line-break/>cicatricem ducat vel indurata emolliat vel aliud hujusmodi<text:line-break/>facere possit, coacti sunt nonnulli recentiorum medicorum,<text:line-break/>ubi similia colore seriatim conscriberent, proprias cuique<text:line-break/>professiones apponere. Quamobrem ego mixtam quandam<text:line-break/>disciplinam conabor effingere, a magis artificiosa auspica-<text:line-break/>tus. Scribo enim prius, quae cava ulcera carne implent,<text:line-break/>quorum plurima colore viridia sunt, adnotans, quot ex his<text:line-break/>glutinantia sint, quotque in maligna evadentibus medeantur,<text:line-break/>atque hujusmodi aliud quidquam possint perlicere. Deinde<text:line-break/>glutinantia non modo recentium ulcerum, sed etiam sinuum,<text:line-break/>ex his plura sunt, quae ad usque cicatricem ulcera perdu-<text:line-break/>cauli Atque horum omnium unam seriem facturus sum,<text:line-break/>melinorum aliam, barbarorum, ut vocant, aliam et fuscos<text:line-break/>rum aliam , nec non in reliquis coloribus similiter. Produ-<text:line-break/>eam in alio quoque uno libro similitudines absque colo-</text:p>
      <text:p text:style-name="P2">ribus, quae ulcera cicatricem vix admittentia, dicuntur et<text:line-break/>chironia, persanant. In alio rursus post istum, quae tum<text:line-break/>haec, tum alia quaedam curant, quae dicuntur et sunt usus<text:line-break/>multiplicis. At post haec omnia, quicquid emplastrorum fa-<text:line-break/>cultatem reliquum fuit methodo cognoscendum, percensere<text:line-break/>conabor. Haec igitur vice prooemii cujusdam omnium em-<text:line-break/>plostrorum , quae commemorabuntur, communis praefati,<text:line-break/>ad ea quae hoc libr<text:span text:style-name="Default_20_Paragraph_20_Font"><text:span text:style-name="T1">o</text:span></text:span> scripta sunt , digrediemur, oratione<text:line-break/>quadam generali eis praeposita, tanquam nihil etiam mihi<text:line-break/>jam praedictum sit. Compositiones medicamentorum com-<text:line-break/>plurium laudabilium primus omnium, quos noverim, Man-<text:line-break/>tias Herophileus scripsit, cujus discipulus factus Heraclides<text:line-break/>Tarantinus non solum in medicamentorum usu videtur imi-<text:line-break/>talus illum, sed etiam in ea artis parte, quae victus rationem<text:line-break/>docet. Post quos alii sane quidam non paucis voluminibus,<text:line-break/>sicut Mantias et Heraclides. Sunt etiam qui uno aut altero<text:line-break/>tantum ea conscripserint, quemadmodum Cappadox Heras,<text:line-break/>qui nec improbatum aliquod medicamentum tradidit, nec</text:p>
      <text:p text:style-name="P3">confecturas ipsorum omisit et universos particulatim usus<text:line-break/>recensuit. Permulta medicamenta pluribus libris studiose<text:line-break/>scripserunt Musa et Asclepiades et Crit<text:span text:style-name="Default_20_Paragraph_20_Font"><text:span text:style-name="T1">o. </text:span></text:span>Verum Andro-<text:line-break/>machus unico libro medicinalia medicamenta ad exteriora<text:line-break/>corporis vitia, alter<text:span text:style-name="Default_20_Paragraph_20_Font"><text:span text:style-name="T1">o</text:span></text:span> quae interna curant, memoriae prodi-<text:line-break/>dit, item tertio his minore oculorum remedia. Paucissimis<text:line-break/>autem ipsorum tum praeparandi modus tum utendi appo-<text:line-break/>situs est, neque vero horum quispiam nec alius cujusque<text:line-break/>medicamenti componendi rationem docuit. Ob quod empi-<text:line-break/>rici confidentius licet absurda pronunciant, ut qui medi-<text:line-break/>camen torum compositionis inventionem ad casum referunt,<text:line-break/>inde nimirum confidentiae <text:span text:style-name="Default_20_Paragraph_20_Font"><text:span text:style-name="T1">o</text:span></text:span>ccasionem sumentes, quod nemo<text:line-break/>ex dogmaticis medicis consectionis eorum regulam absolute<text:line-break/>scripserit. Nam cum dogmatici interrogati rationem, qua me-<text:line-break/>dicamenta singula composita sint, quibus utuntur, nihil, quod<text:line-break/>dicant, habeant, perpeditisque illorum scriptionibus ipsi<text:line-break/>alia componere ex tempore non possint, et ipsi merito c<text:span text:style-name="Default_20_Paragraph_20_Font"><text:span text:style-name="T1">o</text:span></text:span>n-<text:line-break/>temnuntur et empiricis contradicendi majorem praebent au-</text:p>
      <text:p text:style-name="P3">deciam. Quod si assectus cuiuslibet eorum , quos curandos<text:line-break/>suscipiunt, naturam scirent methodumque cogno<text:span text:style-name="Default_20_Paragraph_20_Font"><text:span text:style-name="T1">s</text:span></text:span>cerent,<text:line-break/>qua et simplicium singulorum medicamentorum vires et suo-<text:line-break/>pum curationis invenirent, non utique compositionis ratio-<text:line-break/>nem ignorarent. Ut exempli gratia, cavum ulcus apertum,<text:line-break/>graece aperistaton, nihil enim mali est, ut quidam vocant,<text:line-break/>brevioris disciplinae gratia, sic nos quoque nominare, quo-<text:line-break/>modo quis Ianare queat consideremus, tanquam si nondum<text:line-break/>aliquod ei curando aptum medicamentum inventum sit.<text:line-break/>Nam quum docti a ratione fuerimus, cav<text:span text:style-name="Default_20_Paragraph_20_Font"><text:span text:style-name="T1">a</text:span></text:span>rum ulcerum cu-<text:line-break/>rationem subministrari nascente alia carne loco perditae,<text:line-break/>ex ea videlicet, quae sublecta est, cogitavimus fieri non<text:line-break/>posse hoc, si in ulcere sordes aut copiosa humiditas insit.<text:line-break/>Verum sordes medicamenta detergenti auferunt, humorem<text:line-break/>exiccautia discutiunt. Convenit igitur hujusmodi medica-<text:line-break/>mentorum materias cognoscere non simpliciter fecundum<text:line-break/>genus, ut Uioscorides alioqui scripsit, <text:span text:style-name="Default_20_Paragraph_20_Font"><text:span text:style-name="T1">s</text:span></text:span>ed uti nos in com-<text:line-break/>mensariis de simplicibuS medicamentis fecimus, non tantum</text:p>
      <text:p text:style-name="P3">apponentes vel calefacere vel refrigerare vel hujusmodi<text:line-break/>aliquid aliud quodvis medicamentum facere , verum etiam<text:line-break/>quod prima distantia veI <text:span text:style-name="Default_20_Paragraph_20_Font"><text:span text:style-name="T1">s</text:span></text:span>ecunda vel tertia vel quarta a<text:line-break/>medio tale existat. Frequenter etiam, quod in horum media<text:line-break/>nnaquaque vel incipiente veI desinente sit,. ut duodecim<text:line-break/>medicamentorum , quae per excellentiam quancunque pro-<text:line-break/>feruntur, ordines subsistant. Interdum enim vel mediocriter<text:line-break/>calefaciens veI exiccans, interdum quod vehementissime<text:line-break/>quodvis horum facere possit, requirimus. Qui autem simpli-<text:line-break/>citer partam calefactione indigere intelligit, non magis piper<text:line-break/>et sinapi quam thus accipiet. Haec sane et prius osten-<text:line-break/>dimus, diximus vero et in tertio methodi therapeutices com-<text:line-break/>mentario , quasi vero praescientes , ea ex demonstratione<text:line-break/>convenienli ad reliqua deducam , hinc praesentis <text:span text:style-name="Default_20_Paragraph_20_Font"><text:span text:style-name="T1">s</text:span></text:span>ermonis<text:line-break/>fumpto initio. Quoniam ulcera carne implenda, medica-<text:line-break/>mento exiccante et detergente mediocriter sine morsu indi-<text:line-break/>gere demonstravimus, convenit ejusmodi medicamentorum<text:line-break/>materiam, quaenam sit, in memoriam reducere. Indicata est</text:p>
      <text:p text:style-name="P3">autem in libro de simplicium medicamentorum facultati-<text:line-break/>bus, insuper et conveniens singulorum ordo expositus est.<text:line-break/>Hoc etenim, sicut dixi, admodum utile est, ut si quando<text:line-break/>forti<text:span text:style-name="Default_20_Paragraph_20_Font"><text:span text:style-name="T1">o</text:span></text:span>re quis medicamento opus habeat, ad quod digredia-<text:line-break/>tur, cognoscat. Verum quum simplex nullum habemus, com-<text:line-break/>posito utimur. Atque primum surgamus nos habere ceram<text:line-break/>et aeruginem, aliud nihil, quod cavo ulceri manifeste con-<text:line-break/>ducat, thus dico, irim, aristolochiam, farinam arvorum,<text:line-break/>radicem panacis et quaecunque ex hoc sunt genere. Quum<text:line-break/>igitur sciamus cera sola imposita <text:span text:style-name="Default_20_Paragraph_20_Font"><text:span text:style-name="T1">s</text:span></text:span>ordidum ulcus evasurum,<text:line-break/>ut quod neque detergere, neque exiccare possit, aerugine<text:line-break/>autem adjecta morsum et rosionem illatum iri, atque phleg-<text:line-break/>monem excitandam, horum sane utrumque devitabimus, me-<text:line-break/>dium autem ex ambobus aliud consiciemus, imbecillius qui-<text:line-break/>dem aerugine, valentius autem cera, <text:span text:style-name="Default_20_Paragraph_20_Font"><text:span text:style-name="T1">s</text:span></text:span>ed quoniam haec<text:line-break/>paulo inferior est eo, quod commode queat adfici, aerugo<text:line-break/>autem multum praecellit, multae cerae parum aeruginis ad-<text:line-break/>miscebimus. Quantam ergo quantae? hoc enim deinceps ve-</text:p>
      <text:p text:style-name="P3">nit dicendum. Exacte quidem quantitatem cujusque ante<text:line-break/>experientiam invenire nem<text:span text:style-name="Default_20_Paragraph_20_Font"><text:span text:style-name="T1">o</text:span></text:span> potest, conjicere tamen et ju-<text:line-break/>dicare et componere medicamentum prima potest experientia,<text:line-break/>nullum insigniter improsperum successum habiturum, quem-<text:line-break/>admodum ego aliquando feci in quodam vico, ubi quum<text:line-break/>neque ipse medicamentum, quod me sequeretur, haberem,<text:line-break/>neque alius ex iis, qui ibidem agebant, copiam mihi facere<text:line-break/>posset, reperi solum ad compositionem idonea aeruginem et<text:line-break/>ceram, quibus acceptis et ad ignem cera liquefacta cum oleo<text:line-break/>rosaceo, ut liquidum ceratum fieret, miscui cerati librae<text:line-break/>unciam unam aeruginis, hoc est, duodecimam partem, statui<text:line-break/>enim decimam vel duodecimam miscere, suspicatus quidem<text:line-break/>majorem, ut acriorem, cera futuram, minorem tanquam im., .<text:line-break/>becilliorem. Expertis autem nobis compositionem , visae<text:line-break/>sunt partes et decima et duodecima recte pro corporum<text:line-break/>differentia commixtae. Ostendimus enim, quod etiam usus<text:line-break/>attestatur, valida corpora validiora sustinere medicamenta,<text:line-break/>imbecilliora hujusmodi non ferre. Validiora dico corpora,</text:p>
      <text:p text:style-name="P2">quae temperamento sicciora <text:span text:style-name="Default_20_Paragraph_20_Font"><text:span text:style-name="T1">s</text:span></text:span>unt, veluti agricolarum natu<text:line-break/>ram et venatorum, imbecilliora, molliora vel natura vel<text:line-break/>vietus con<text:span text:style-name="Default_20_Paragraph_20_Font"><text:span text:style-name="T1">s</text:span></text:span>uetudine, cujusmodi <text:span text:style-name="Default_20_Paragraph_20_Font"><text:span text:style-name="T1">s</text:span></text:span>unt mulierum, eunucho-<text:line-break/>rum, puerorum et qui naturali temperamento <text:span text:style-name="Default_20_Paragraph_20_Font"><text:span text:style-name="T1">s</text:span></text:span>unt humidi,<text:line-break/>candido mollique corpore praediti. Dura igitur corpora ex<text:line-break/>copiosiore aerugine cerato admixta, carnem recipiunt, mol-<text:line-break/>hora ex pauciore. Unde, ut frequenter dictum est, unum<text:line-break/>medicamentum omnibus nequaquam convenire potest cor^<text:line-break/>potibus, <text:span text:style-name="Default_20_Paragraph_20_Font"><text:span text:style-name="T1">s</text:span></text:span>ed oportet medium esse, ceu ad mediam tempera-<text:line-break/>turam aptatum, duci vero ad utramque ejus medii partem,<text:line-break/>dum quotidian<text:span text:style-name="Default_20_Paragraph_20_Font"><text:span text:style-name="T1">o</text:span></text:span> u<text:span text:style-name="Default_20_Paragraph_20_Font"><text:span text:style-name="T1">s</text:span></text:span>u probatur. Si enim quod res postulat es<text:line-break/>fecisse videatur, in eo manere convenit, si paulum deficiat,<text:line-break/>angere ipsius vires, quemadmodum etiam adimere, cum prae-<text:line-break/>ter modum efficax fuerit, velut in ip<text:span text:style-name="Default_20_Paragraph_20_Font"><text:span text:style-name="T1">s</text:span></text:span>o hoc proposito me-<text:line-break/>dicamento, quod cerato et aerugine constat, considerare<text:line-break/>prius oportet, nlcu<text:span text:style-name="Default_20_Paragraph_20_Font"><text:span text:style-name="T1">s</text:span></text:span>ne carne. obductum sit, an nondum<text:span text:style-name="Default_20_Paragraph_20_Font"><text:span text:style-name="T1">, s</text:span></text:span>ed<text:line-break/>sordibus humoreque sit refertum, vel praeterquam quod<text:line-break/>carne imnlettlnr non osi <text:span text:style-name="Default_20_Paragraph_20_Font"><text:span text:style-name="T1">r</text:span></text:span>rtmn<text:span text:style-name="Default_20_Paragraph_20_Font"><text:span text:style-name="T1">r</text:span></text:span>limtiortio se, rt suto nliottiu labo-</text:p>
      <text:p text:style-name="P3">ranti ortus sit, et calidior vel rubicunda magis pars ulce-<text:line-break/>rata apparuerit. Si igitur imbecillius videatur, melle veI<text:line-break/>aerugine admixtis facultatem ejus adaugebis, si validius,<text:line-break/>oleum vel rosaceum miscebis, molliens medicamentum, quod<text:line-break/>linamentis excipiendum est. Commode quidem ceratum et<text:line-break/>aerugo sic miscentur, quemadmodum a me nonnunquam esse<text:line-break/>mixta retuli. Confectura autem medicantibus haec esto em-<text:line-break/>plastri compositi, viride a colore vocant, sanantis quidem et<text:line-break/>recentia vulnera, quaecunque non magna sunt, sed quod ex<text:line-break/>rosaceo simul ad mediocris medicamenti consistentiam potest<text:line-break/>liquesieIi. Quin et resinae vel colophoniae et srictae nomi-<text:line-break/>natae vel terebinthinae nonnihil ipsum habere oportebit,<text:line-break/>ostendimus autem laricem vocatam terebinthinae quodam-<text:line-break/>modo esse similem. Porro quantitas earum mixturae et hic<text:line-break/>conjecturalis est. Si enim plus resinae quam ex usu sit ad-<text:line-break/>misceamus, donec manibus subigitur, molle apparet, in lin-<text:line-break/>teolum vero illitum paulo post instar pellis durum erili fa-</text:p>
      <text:p text:style-name="P3">cilo a corpore decidens. Sin minus justo resinae cum cera<text:line-break/>mixtum sit, non habebit hoc, quod echecollon, id est <text:span text:style-name="Default_20_Paragraph_20_Font"><text:span text:style-name="T1">glu-<text:line-break/>tinans,</text:span></text:span> appellatur, ut distrahendo e<text:span text:style-name="Default_20_Paragraph_20_Font"><text:span text:style-name="T1">o</text:span></text:span> plurimum extenda-<text:line-break/>tur. Liquet autem, si alicui particulae imposueris, fore ut<text:line-break/>difficulter agglutinetur et protinus ab ipsa delabatur. Quae<text:line-break/>igitur mediocris mixtura ceu emplastri consistentiae conve-<text:line-break/>niens? siquidem mihi fidem adhibes, par utriusque portio.<text:line-break/>Nec vero cera nec resina sicca vetusque esto, optimum<text:line-break/>siquidem ita amborum mixtionis coagmentum est, si ambo<text:line-break/>pinguia et mollia assumantur; li alterum excedat, semper<text:line-break/>resinam praepollere satius est, quare nonnulli vel duplum<text:line-break/>hujus pondus cerae admiscent.</text:p>
      <text:h text:style-name="Heading_20_2" text:outline-level="2">Cap. II.</text:h>
      <text:p text:style-name="P26"><text:s/>[<text:span text:style-name="Default_20_Paragraph_20_Font"><text:span text:style-name="T1">Confectura simplicis emplastri viridis An-<text:line-break/>dromachi et facultatis ipsius explicatio.]</text:span></text:span> Ac sane viride<text:line-break/>nonnulli, sic enim ipsi nominant, ex dupla resinae portione<text:line-break/>consecerunt, duas quidem ejusdem libras, unam vero cerae<text:line-break/>et binos olei cyathos immiscentes. Aeruginis autem alii<text:line-break/>duas, alii tres uncias hujusmodi cerae et resinae mixtioni</text:p>
      <text:p text:style-name="P3">immittunt. Sed etiam in praeparatione liquefactis, quae<text:line-break/>liquari pofluut, aeruginem inspergunt, quidam ubi refrigerat<text:line-break/>verint, mox raserint, in mortario mixturam moliuntur.<text:line-break/>Porro qui medicamentum cruentorum ulcerum glutinantius<text:line-break/>facere statuunt, aeruginem in pila prius cum aceto laevigatam<text:line-break/>iniiciunt, ceratum radentes. Proinde si quis vos roget, quale<text:line-break/>horum viridium emplastrorum sit praestantissimum, succurat<text:line-break/>id, quod identidem a me praedicatur, respondere, omnia<text:line-break/>este optima ei, qui assectus, quibus singula offeruntur,<text:line-break/>cognoscat, sicut et eos ignoranti omnia pessima. Mei etenim<text:line-break/>officii est dicere, id exiccare valentius, quod acetum assumit.<text:line-break/>Constat autem, quod plus aeruginis continet, id tum validum<text:line-break/>esse tum magis exiccans tum sordida ulcera rectips purgare.<text:line-break/>Terminus ipsius est, ut haec citra morsum efficiat, nam adeo<text:line-break/>valens, ut jam puris ulceribus impositum morsum pariat,<text:line-break/>nec ea unquam carne replebit, <text:span text:style-name="Default_20_Paragraph_20_Font"><text:span text:style-name="T1">s</text:span></text:span>ed ali<text:span text:style-name="Default_20_Paragraph_20_Font"><text:span text:style-name="T1">o</text:span></text:span> modo humida fur-<text:line-break/>didaque reddet, sicuti illa, quae parum integre siccant, de-</text:p>
      <text:p text:style-name="P3">tergentque. Iam vero ex acrioribus cavum magis ulcus eva-<text:line-break/>dit et rubicundius calidiusqne est , quum aeger etiam ipse<text:line-break/>morsum ejus percipit. Ne igitur quodvis medicamentum sim-<text:line-break/>pliciter laudate citra dispositionis, in qua commendatur, ap-<text:line-break/>positionem, nec in alio quoquam medicament<text:span text:style-name="Default_20_Paragraph_20_Font"><text:span text:style-name="T1">o, </text:span></text:span>nec in iis<text:line-break/>quae modo nobis proponuntur, id agendum est. Quos igitur,<text:line-break/>viridibus ordine suo descriptis, affectus, quibus ea conve--<text:line-break/>niunt, distinguere non piguit, minus peccant quam ii qui<text:line-break/>ne hoc quidem fecerunt. Qui vero sine distinctionibus ac<text:line-break/>indesinite scrip<text:span text:style-name="Default_20_Paragraph_20_Font"><text:span text:style-name="T1">s</text:span></text:span>erunt, quum ad alia tranleunt, apponentes,<text:line-break/>aliud viride, disciplinam reddunt pravissimam, si mod<text:span text:style-name="Default_20_Paragraph_20_Font"><text:span text:style-name="T1">o</text:span></text:span> opor-<text:line-break/>tet omnino disciplinam vocate hujusmodi scriptiones. lgitur<text:line-break/>Andromachus in libr<text:span text:style-name="Default_20_Paragraph_20_Font"><text:span text:style-name="T1">o</text:span></text:span>, quem externorum inscribit, pau-<text:line-break/>lo post principium, primo fusca posuit, mox rufa, deinde<text:line-break/>nigra, postremo ad viridia conversus, disciplinae hujusmodi<text:line-break/>initium facit, praefixo nomine viridia. Ac quod principem<text:line-break/>locum habet, scripsit his verbis. <text:span text:style-name="Default_20_Paragraph_20_Font"><text:span text:style-name="T1">Viride Calli. ♃ </text:span></text:span>resinae<text:line-break/>pineae Ʒ ceo, cerae drach. c, aeruginis rasae drach. l, thuris</text:p>
      <text:p text:style-name="P3"><text:span text:style-name="Default_20_Paragraph_20_Font"><text:span text:style-name="T3">Ʒ </text:span></text:span>xxv, aceti quantum satis est. Conveniebat igitur ipsum<text:line-break/>nonnihil forsitan et de confectura dixisse, num etiam thus<text:line-break/>simul cum aerugine in saevorum redigi aceto affuso velit, an<text:line-break/>solam aeruginem, utrumque enim licet, atque in multis com-<text:line-break/>positionibus nonnulli hoc, quidam illo modo scripserunt.<text:line-break/>Verum in hoc mentem ejus condicere possumus, nempe am-<text:line-break/>bo cum aceto velle conteri, thus puta et aeruginem, atta-<text:line-break/>men in quibusnam affectibus medicamento sit utendum, signi-<text:line-break/>ficatum prorsus oportebat. Numquid igitur, quoniam ante<text:line-break/>hoc duo quaedam emplastra scripserat, quorum^ priori<text:line-break/>praepo<text:span text:style-name="Default_20_Paragraph_20_Font"><text:span text:style-name="T1">s</text:span></text:span>uit, Ad gangraenas, putredines, nomas vetustas et<text:line-break/>malignas, fecundo ad nomas, quo utor, et alia pleraque^<text:line-break/>ideo viride istud sine appositione deinceps protulit, ostendens<text:line-break/>iisdem ipsum affectibus convenire. Caeterum aliud rursus<text:line-break/>huic <text:span text:style-name="Default_20_Paragraph_20_Font"><text:span text:style-name="T1">s</text:span></text:span>ubiungens simpliciter dixit, viride Potamonis, deinde<text:line-break/>aliud tertium viride et quartum, quo utor. Ad haec quin-<text:line-break/>tum aliud, <text:span text:style-name="Default_20_Paragraph_20_Font"><text:span text:style-name="T1">s</text:span></text:span>extum, <text:span text:style-name="Default_20_Paragraph_20_Font"><text:span text:style-name="T1">s</text:span></text:span>eptimum, octavum, nonum, decimum,</text:p>
      <text:p text:style-name="P3">undecimum, duodecimum, decimumtertium , decimumquar-<text:line-break/>tum, decimumquintum , decimumscxtum , recensuit, uno<text:line-break/>duntaxat hoc nomine, aliud, singulis praepositio, disterentia<text:line-break/>quidem inter se omnia viribus commemorans, non tamen<text:line-break/>universa ad putredines, nomas et gangraenas idonea, quem-<text:line-break/>admodum ex ipsorum materia est cognoscere. Unde etiam<text:line-break/>constat pro colotis, non virium similitudine simul invicem<text:line-break/>haec ipsum conscripsisse. ltaque nos cujusque eorum po-<text:line-break/>testatem exponemus, a simplicium medicamentorum natura<text:line-break/>sumpto principio. Nam hoc longe utilissimum fuerit iis, qui<text:line-break/>non s<text:span text:style-name="Default_20_Paragraph_20_Font"><text:span text:style-name="T1">o</text:span></text:span>lum in universali compositionis methodum ac usum<text:line-break/>talium medicamentorum cupiant intelligere<text:span text:style-name="Default_20_Paragraph_20_Font"><text:span text:style-name="T1">, s</text:span></text:span>ed etiam suo-<text:line-break/>met ipsorum marte conficere posse, et quae a veteribus citra<text:line-break/>distinctionem tradita sunt, qualemnam facultatem habeant,<text:line-break/>digno<text:span text:style-name="Default_20_Paragraph_20_Font"><text:span text:style-name="T1">s</text:span></text:span>cere. Quod igitur primum Andromachus prodidit, in-<text:line-break/>spiciamus , proponentes considerantesque simplicia singula,<text:line-break/>quibus confectum est. Primum igitur resinae strobilinae in eo<text:line-break/>meminit, quae ut in commentariis de simplicium medicamen-</text:p>
      <text:p text:style-name="P3">torum facultatibus asserui, resinarum longe calidissima est,<text:line-break/>sicut terebinthina ambabus qualitatibus omnium moderatis-<text:line-break/>sima, opInes siquidem resinae calefaciunt et exiccant, <text:span text:style-name="Default_20_Paragraph_20_Font"><text:span text:style-name="T1">s</text:span></text:span>ed<text:line-break/>hae magis, illae minus. Validissima igitur est strobilina, mo-<text:line-break/>deratissima, ut dixi, terebinthina. Quin etiam siccat celerrime<text:line-break/>strobilina, et quod peculiari appellatione pityinon physe-<text:line-break/>ma dicitur, resina quidem et ipsum genere, caeterum sic-<text:line-break/>cans et calefaciens, siccando autem a strobilina non fupera-<text:line-break/>tur, calefaciendo plurimum. Hae ergo exiccatae pinguedinis<text:line-break/>expertes <text:span text:style-name="Default_20_Paragraph_20_Font"><text:span text:style-name="T1">s</text:span></text:span>unt, ideoque emplastra bene adhaerentia conficere<text:line-break/>non habent, ut vi<text:span text:style-name="Default_20_Paragraph_20_Font"><text:span text:style-name="T1">s</text:span></text:span>cosae et liquidae. Inter pityinon phyfema,<text:line-break/>id est piceam et strobilinam resinam, media calore abietina<text:line-break/>est, liquida tamen diutius perdurat, sicut etiam colophonia<text:line-break/>illa, quae thus redolet et quae nonnullis <text:span text:style-name="Default_20_Paragraph_20_Font"><text:span text:style-name="T1">s</text:span></text:span>ola vocatur colo-<text:line-break/>phonia, odoratu <text:span text:style-name="Default_20_Paragraph_20_Font"><text:span text:style-name="T1">s</text:span></text:span>uavitatem quandam referens sicut abie-<text:line-break/>tina et colore mediocri praedita ut illa, nascitur autem ad-<text:line-break/>modum modica atque ob id pretiosa est. Humidissima ta-</text:p>
      <text:p text:style-name="P3">men omnium est altera laricis appellatae differentia, nam<text:line-break/>haec quoque duplex quodammod<text:span text:style-name="Default_20_Paragraph_20_Font"><text:span text:style-name="T1">o</text:span></text:span> est, una quidem similis<text:line-break/>in omnibus terebinthinae, altera hac acrior, calidior, magis<text:line-break/>liquida et odoratu gravior et gustu amarior calidiorque.<text:line-break/>Porro humida resina, quae in continentibus pineam resistam<text:line-break/>subsidet vasis fictilibus, consistentia et colore terebinthinae<text:line-break/>adamussim similis, odore et gustu diversa, ingratior quidem<text:line-break/>olsactu, sicut etiam acrior et gustu mordacior. Quare satius<text:line-break/>est, terebinthinam omnibus medicamentis, quae ulcera recte<text:line-break/>curabunt, admiscere, quoniam primus praecipuusque in eis<text:line-break/>scopus est, ut id, quod offertur, non mordeat. Igitur ad<text:line-break/>compositum emplastrum revertamur, in quo Andromachus<text:line-break/>strobilinae resinae drach. ccc, cerae drach. c, mixtis jubet<text:line-break/>injicere, neque consistentiam, neque virtutem exacte asse-<text:line-break/>quutus vel ipse vel qui id composuit. Neque enim gluti-<text:line-break/>nans erit et acre fiet, auxilium vero ei ad utrumque contulit<text:line-break/>thus admiscens, verum pro illorum copia paucum adeo,</text:p>
      <text:p text:style-name="P3">prae<text:span text:style-name="Default_20_Paragraph_20_Font"><text:span text:style-name="T1">s</text:span></text:span>ertim quum aeruginis drachmas quinquaginta immittat,<text:line-break/>octavam partem quadringentorum ex cera vestraque col-<text:line-break/>lectorum explentes. Atqui nemo hoc illi viti<text:span text:style-name="Default_20_Paragraph_20_Font"><text:span text:style-name="T1">o</text:span></text:span> verterit, ut-<text:line-break/>pote cui consilium suerit medicamentum conficere vehemen-<text:line-break/>ter exiccans, quum et alioquin ip<text:span text:style-name="Default_20_Paragraph_20_Font"><text:span text:style-name="T1">s</text:span></text:span>um carni generandae ac<text:line-break/>mediocribus glutinandis volucribus aptum reddere volenti,<text:line-break/>drachmae quinquaginta misceri recte possint, itaque Ienius,<text:line-break/>ad carnem producendam commodius, adhaerendo pertina-<text:line-break/>eius et ad multa utilius fieri. Commendanda vero est thuris<text:line-break/>commixtio, quod emplastri coagmentum juvet, anodynon<text:line-break/>enim est et concoquit. Quare si aequa ipsius porti<text:span text:style-name="Default_20_Paragraph_20_Font"><text:span text:style-name="T1">o</text:span></text:span> aerugini<text:line-break/>fuisset conjuncta, hoc est drachmae quinquaginta, glutinan-<text:line-break/>tius, ut dixi, redditum fuisset et mitius medicamentum.<text:line-break/>Quoniam ver<text:span text:style-name="Default_20_Paragraph_20_Font"><text:span text:style-name="T1">o</text:span></text:span> vigintiquinque adjecit, siccantem aeruginis<text:line-break/>vim servare curans , emplastrum ad glutinandum majora<text:line-break/>vulnera et ulceribus vix sanabilibus curandis idoneum fa-<text:line-break/>ctum est, quodque tale ipsum fore in animo habuerit aceti<text:line-break/>quoque mixtura innuit. Penes nos itaque est et vehementius</text:p>
      <text:p text:style-name="P3">et sanius ipsum facere vel plus aceti veI minus miscentes,<text:line-break/>sicut acrius vel minus mordax. Etenim ex acrioris mixtione,<text:line-break/>quemadmodum etiam copiosioris, medicamentum exiccabit<text:line-break/>fortius et cruentorum erit glutinantius, si vino<text:span text:style-name="Default_20_Paragraph_20_Font"><text:span text:style-name="T1">s</text:span></text:span>um acetum<text:line-break/>fit adjectum. Porro praestat in compositione plusculis diebus<text:line-break/>aeruginem ex aceto acri in Iole calido alIaevigare ; quod<text:line-break/>enim in eo mordax est, mitescet virtusque nihilo fiet mi-<text:line-break/>llor. Thus autem initio admiscere necessarium non est; ve-<text:line-break/>rum huic dies unus satis esu Siquidem meminisse vos puto<text:line-break/>et hujus, quod toties repeto, sortium medicamentorum, cu-<text:line-break/>jusm<text:span text:style-name="Default_20_Paragraph_20_Font"><text:span text:style-name="T1">o</text:span></text:span>di est aerugo, misy, chalcitis, sury, aeris squama veI<text:line-break/>chalcanthum, ex aceto diebus pluribus contritorum mor<text:span text:style-name="Default_20_Paragraph_20_Font"><text:span text:style-name="T1">s</text:span></text:span>um<text:line-break/>obtundi, bonitatem augeri. Quoniam enim metallica, ut<text:line-break/>quae crassioribus natura constant partibus, facultatem suam<text:line-break/>in altum usque corporis, quod curatur, non extendunt,<text:line-break/>ideo ut tenuiora fiant, iis per trituram et acetum adhibe<text:span text:style-name="Default_20_Paragraph_20_Font"><text:span text:style-name="T1">o-<text:line-break/></text:span></text:span>dus est cultus; haec enim curiose ita attenuata ad intima us-</text:p>
      <text:p text:style-name="P3">que penetrant. Accedit autem et aliud quoddam commo-<text:line-break/>dum in hujusmodi medicamentorum praeparationibus, quod<text:line-break/>diligenter elaborata corporis meatus nusquam inter eun-<text:line-break/>dem retenta pertran<text:span text:style-name="Default_20_Paragraph_20_Font"><text:span text:style-name="T1">s</text:span></text:span>eunt, ejusque rei gratia et si calidioris<text:line-break/>naturae sint, sine mor<text:span text:style-name="Default_20_Paragraph_20_Font"><text:span text:style-name="T1">s</text:span></text:span>u munere <text:span text:style-name="Default_20_Paragraph_20_Font"><text:span text:style-name="T1">s</text:span></text:span>uo funguntur. Quin et in-<text:line-break/>ter humores ip<text:span text:style-name="Default_20_Paragraph_20_Font"><text:span text:style-name="T1">s</text:span></text:span>os in corpore generatos tenues facile . citra<text:line-break/>morsum perspirant, crassiores retenti obstructique molestant,<text:line-break/>ubi mordaces fuerint. Eadem ratio est in metallicis medi-<text:line-break/>camentis combustis, <text:span text:style-name="Default_20_Paragraph_20_Font"><text:span text:style-name="T1">s</text:span></text:span>ed illa ex ignis commercio n<text:span text:style-name="Default_20_Paragraph_20_Font"><text:span text:style-name="T1">o</text:span></text:span>nnihiI<text:line-break/>mordax perfervant, quod per lavationes deponunt ac lenia<text:line-break/>pror<text:span text:style-name="Default_20_Paragraph_20_Font"><text:span text:style-name="T1">s</text:span></text:span>us redduntur. Quibus autem simile quippiam nstio-<text:line-break/>ni ex tritura cum aceto in <text:span text:style-name="Default_20_Paragraph_20_Font"><text:span text:style-name="T1">s</text:span></text:span>ole facta ignis l<text:span text:style-name="Default_20_Paragraph_20_Font"><text:span text:style-name="T1">o</text:span></text:span>co accidit, ea<text:line-break/>neque ex igne genitum calorem consequuntur, si tamen et<text:line-break/>quae combusta sunt, ex aceto laevigentur, multo praestantiora<text:line-break/>fiunt. lgitur tum haec multorum medicamentorum eommn-<text:line-break/>nia <text:span text:style-name="Default_20_Paragraph_20_Font"><text:span text:style-name="T1">s</text:span></text:span>unt cognitu necessaria tum usus ipsorum similiter,<text:line-break/>alius quidem in aliis affectibus, in cavis vero ulceribus cum</text:p>
      <text:p text:style-name="P2">linamentis excepta exponuntur. Propositum itaque em-<text:line-break/>plostrum si ex rosaceo liquefaciens e<text:span text:style-name="Default_20_Paragraph_20_Font"><text:span text:style-name="T1">o</text:span></text:span> utaris, prodest <text:span text:style-name="Default_20_Paragraph_20_Font"><text:span text:style-name="T1">so</text:span></text:span>rdidis<text:line-break/>et humidis ulceribus, apeIistata ver<text:span text:style-name="Default_20_Paragraph_20_Font"><text:span text:style-name="T1">o</text:span></text:span>, id est aperta, mordi-<text:line-break/>eat, cujus rei cau<text:span text:style-name="Default_20_Paragraph_20_Font"><text:span text:style-name="T1">s</text:span></text:span>a mi<text:span text:style-name="Default_20_Paragraph_20_Font"><text:span text:style-name="T1">s</text:span></text:span>cendum ei est ceratum liquidum ex<text:line-break/>cera et resina confectum vel ex ro<text:span text:style-name="Default_20_Paragraph_20_Font"><text:span text:style-name="T1">s</text:span></text:span>ace<text:span text:style-name="Default_20_Paragraph_20_Font"><text:span text:style-name="T1">o</text:span></text:span> vel ex oleo lique-<text:line-break/>factam. Poteris interdum et myrteo uti, atque horum mixtio-<text:line-break/>nis methodum quandam intelligas oportet. Olei sane nomen<text:line-break/>unum est, qualitas et facultas diversa. Nam omphacinum sii-<text:line-break/>gidius, ex maturis oleis pressum calidius est, temporis au.<text:line-break/>tam processu calefaciendi vim auget. Sic etiam quod salem<text:line-break/>habet, quantum ex illo sump<text:span text:style-name="Default_20_Paragraph_20_Font"><text:span text:style-name="T1">s</text:span></text:span>erit, tanto calidius est, magis-<text:line-break/>que siccat, quam quod ipsius expers est. Quod furculos oleae,<text:line-break/>quos thallos nominant, continet, valentius astringit. Indicat<text:line-break/>autem tibi id, quod est utilius, et ulceris forma et corporis<text:line-break/>aegri natura, ulceris quidem sanandi contrariis, corporis<text:line-break/>autem ulcerati similibus. Quapropter medicamentum, quod<text:line-break/>linamento exceptum immittendum est, myrteo liquefactas,</text:p>
      <text:p text:style-name="P2">quum generata caro flaccidior quam par est apparet, prae-<text:line-break/>fartim ulcere ad cicatricem perveniente propemodum. Nam<text:line-break/>quum pauxillum quiddam phlegm<text:span text:style-name="Default_20_Paragraph_20_Font"><text:span text:style-name="T1">o</text:span></text:span>nes in ambientibus par-<text:line-break/>tibus relinquitur, optimum est medicamentum ex ro<text:span text:style-name="Default_20_Paragraph_20_Font"><text:span text:style-name="T1">s</text:span></text:span>aceo li-<text:line-break/>quare. Rosaceum vero praestantissimum esse novisti, quod<text:line-break/>solis rosis pluribus in oleo citra salem praeparato diutius<text:line-break/>maceratis consectum effi Si ergo haec quispiam in memoria<text:line-break/>prompta semper habeat, nec oblitus sit, ut praecepimus,<text:line-break/>omnium simplicium medicamentorum potentiae, et varia<text:line-break/>ipse emplastra viridia componet et singulis jam confectis<text:line-break/>optime utetur. Emplastrum igitur hactenus in <text:span text:style-name="Default_20_Paragraph_20_Font"><text:span text:style-name="T1">s</text:span></text:span>ermone pro-<text:line-break/>positum, quod primum viridium <text:span text:style-name="Default_20_Paragraph_20_Font"><text:span text:style-name="T1">s</text:span></text:span>cripsit Andromachus, muI-<text:line-break/>tifariam licet adaptare, partim pro strobilina resina aliquam<text:line-break/>aliam adjiciendo, partim thus augendo veI cum eo siccum<text:line-break/>aliquod carne explens, velut irim, aristolochiam, ervi fari-<text:line-break/>nam atque hujus generis alia admiscendo. Quin etiam, quod<text:line-break/>ora ulceris indurata emoliiat, mi<text:span text:style-name="Default_20_Paragraph_20_Font"><text:span text:style-name="T1">s</text:span></text:span>cendo compositionem va-<text:line-break/>riare licet. Unde nonnulli guttam ammoniaci et galbanum,</text:p>
      <text:p text:style-name="P3">nonnulli medullam cervinam aut vitulinam aut <text:span text:style-name="Default_20_Paragraph_20_Font"><text:span text:style-name="T1">s</text:span></text:span>evum ad-<text:line-break/>miscuerunt, sicut rur<text:span text:style-name="Default_20_Paragraph_20_Font"><text:span text:style-name="T1">s</text:span></text:span>us alii repellens aliquod, dum influxus<text:line-break/>conantur reprimere. Hac ratione igitur alii scissile alumen,<text:line-break/>alii rotundum, alii gallum immaturam adjecerunt, quidam<text:line-break/>ladanum utraque virtute praeditum, molliendi videlicet et<text:line-break/>repellendi, ut labra emolliantur et nihil ex superioribus<text:line-break/>influat. In<text:span text:style-name="Default_20_Paragraph_20_Font"><text:span text:style-name="T1">s</text:span></text:span>uper qui vix sanabilia curare studuerunt, ut mul-<text:line-break/>tiplicis u<text:span text:style-name="Default_20_Paragraph_20_Font"><text:span text:style-name="T1">s</text:span></text:span>us medicamentum esset, adjunxerunt enumeratis<text:line-break/>chry<text:span text:style-name="Default_20_Paragraph_20_Font"><text:span text:style-name="T1">s</text:span></text:span>ocollam veI diphryges veI aes combustum veI siqua-<text:line-break/>mam, aliqui aeris, aliqui chalybis vel ferri. Et prope omnia<text:line-break/>modo enarrata viridium emplastrorum colorem servant,<text:line-break/>alia vero iisdem facultatibus praedita mixta corrumpunt.<text:line-break/>Quare nec ego omnium memini pro qualibet facultate, fed<text:line-break/>illorum duntaxat, quae emplastri compositi colorem tuebun-<text:line-break/>tusu non enim de glutinantibus vel iis, quae carni alendae<text:line-break/>sunt, emplastris simpliciter, verum de eisdem viridibus di-<text:line-break/>cere etiam statuimus. Quamobrem haec modo narrata et</text:p>
      <text:p text:style-name="P3">atramentum sutorium et chalcitis cruda, si brevi mensura<text:line-break/>admi<text:span text:style-name="Default_20_Paragraph_20_Font"><text:span text:style-name="T1">s</text:span></text:span>ceantur, colorem medicamentorum in <text:span text:style-name="Default_20_Paragraph_20_Font"><text:span text:style-name="T1">s</text:span></text:span>ermone prae-<text:line-break/>cedentium re<text:span text:style-name="Default_20_Paragraph_20_Font"><text:span text:style-name="T1">s</text:span></text:span>ervant. Itaque de talium compositione abunde<text:line-break/>fatis actum est. U<text:span text:style-name="Default_20_Paragraph_20_Font"><text:span text:style-name="T1">s</text:span></text:span>um vero ip<text:span text:style-name="Default_20_Paragraph_20_Font"><text:span text:style-name="T1">s</text:span></text:span>orum quoniam Andromachus<text:line-break/>omisit, a qu<text:span text:style-name="Default_20_Paragraph_20_Font"><text:span text:style-name="T1">o</text:span></text:span> traditum esse conveniebat, nos apponemus,<text:line-break/>communem unum de talibus medicamentis usurpandis fer-<text:line-break/>monem plane necessarium praefati, deinde universalem me-<text:line-break/>thodum interpretati, particulares eorum causa, qui illam<text:line-break/>didicerunt, convenit efflngamus. At hujusmodi opus ad dia-<text:line-break/>tacticos pertinet in omnibus particulares ipsis per<text:span text:style-name="Default_20_Paragraph_20_Font"><text:span text:style-name="T1">s</text:span></text:span>cribere,<text:line-break/>sicut Heras, Crit<text:span text:style-name="Default_20_Paragraph_20_Font"><text:span text:style-name="T1">o,</text:span></text:span> Asclepiades aliique complures factita-<text:line-break/>runt. Atqui etiam tertia disciplinae species est, quam nos<text:line-break/>tractamus, neque in omnibus particularibus medicamentis<text:line-break/>u<text:span text:style-name="Default_20_Paragraph_20_Font"><text:span text:style-name="T1">s</text:span></text:span>um <text:span text:style-name="Default_20_Paragraph_20_Font"><text:span text:style-name="T1">s</text:span></text:span>cribentes, imo nec universim communi methodi di<text:span text:style-name="Default_20_Paragraph_20_Font"><text:span text:style-name="T1">s</text:span></text:span>ci-<text:line-break/>plinae soli totum concedentes, <text:span text:style-name="Default_20_Paragraph_20_Font"><text:span text:style-name="T1">s</text:span></text:span>ed hanc quidem primam do-<text:line-break/>centos, inde vero unum veI alterum vel esiam tertium<text:line-break/>exemplum claritatis et exercitii discentium gratia accom-</text:p>
      <text:p text:style-name="P2">medentes. Quemadmodum sime ea et nunc re ipsa <text:span text:style-name="Default_20_Paragraph_20_Font"><text:span text:style-name="T1">o</text:span></text:span>stendi-<text:line-break/>mus, ut jam in prioribus quoque fecimus. Nam quatenus<text:line-break/>medicamentum exiccet detergatque cum ex simplicium fa-<text:line-break/>collate, quae id constituunt, invenerimus, inde simul alle-<text:line-break/>ctionem, cui conveniet, adipiscemur. Ubi enim humiditas<text:line-break/>multa et copiosa <text:span text:style-name="Default_20_Paragraph_20_Font"><text:span text:style-name="T1">s</text:span></text:span>ordes est, ibi desiccans evidenter pur-<text:line-break/>gansque medicamentum applicare oportet, ubi vero aper-<text:line-break/>tum, aperistatou vocant, ulcus est, camis indigum, mode-<text:line-break/>ratissimum inter exiccantia detergenti a que competit. Verum<text:line-break/>minoris majorisque in eo rationem ab aegri natura sumere<text:line-break/>conducit. Siquidem durioribus vel ex temperamento natu-<text:line-break/>rasi vel aetate vel loco vel studiis , corporibus magis exic-<text:line-break/>cantia exhibenda sunt, humidioribus minus. Quapropter pri-<text:line-break/>mus cujusque medicamenti linteolis excepti, emmoton ap-<text:line-break/>pellatur, usus ex praedictis nuper scopis conjecturali artifi-<text:line-break/>cio sumitur: secundus, ut esiam antea monuimus, ex signis<text:line-break/>i<text:span text:style-name="Default_20_Paragraph_20_Font"><text:span text:style-name="T1">n</text:span></text:span> corpore curando apparentibus. Si namque cavum ulcus</text:p>
      <text:p text:style-name="P3">citra phlegmonen et purum inveniatur, nihil novum tentare<text:line-break/>oportet, si humidius vel sordidius, intendere desic<text:span text:style-name="Default_20_Paragraph_20_Font"><text:span text:style-name="T1">c</text:span></text:span>ans de-<text:line-break/>tergensque medicamentum ratio postulat , si cavum magis<text:line-break/>quam prius existit, solvere ; intenditur itaque mellis mixtio-<text:line-break/>ne, mitigatur ex oleo et cerato veI oleoso quopiam, cujus-<text:line-break/>modi est rosaceum, myrteum et cyprinum simpliciter prae-<text:line-break/>parata sine spissamentis, quae addunt odoris gratia, vel ut<text:line-break/>consecta diutius ab iniuriis immunia permaneant. Jam vero<text:line-break/>si contentiosus quispiam nos increpet, tanquam praeter id,<text:line-break/>quod ab initio instituimus, ad medicamentorum ufus ora-<text:line-break/>tionem deducamus, polliciti nos de eorum compositione<text:line-break/>verba facturos, ille considerato quod in ufu etiam con-<text:line-break/>sectura quaedam fit, fidentium sibi imponat. Prima enim me-<text:line-break/>dicamentorum, quae cerato miscentur, in eo con<text:span text:style-name="Default_20_Paragraph_20_Font"><text:span text:style-name="T1">i</text:span></text:span>ectio est,<text:line-break/>altera rosaceo vel myrteo veI cyprino vel lentiscino oleo<text:line-break/>vel melle apposito constat. Atque de his satis. Verum ad<text:line-break/>emplastra, quae jam per experientiam abunde probata sunt,<text:line-break/>transeamus. Haec igitur Andromachus memoratu digna me-</text:p>
      <text:p text:style-name="P3">dicam enta usurpare ipsa scientibus praescripsit. Unde quum<text:line-break/>talia sint, ea deligenda, quae ex paucioribus paratuve fa-<text:line-break/>cillimis simplicibus componuntur, tum quae ad plura valent<text:line-break/>et proposito maxime <text:span text:style-name="Default_20_Paragraph_20_Font"><text:span text:style-name="T1">s</text:span></text:span>copo <text:span text:style-name="Default_20_Paragraph_20_Font"><text:span text:style-name="T1">s</text:span></text:span>erviunt. Res fiet exemplo ita<text:line-break/>dilucidior. Finge cavum ulcus apertum in fano corpore, tale<text:line-break/>vero ab emplastro viridi, quod lite vocatur, liquefacto ex<text:line-break/>rosaceo curabitur, appellant autem litem quod ex aerugine,<text:line-break/>cera et resina conficitur. Ego sane, ut ostendi, aequam<text:line-break/>utriusque portionem mi<text:span text:style-name="Default_20_Paragraph_20_Font"><text:span text:style-name="T1">s</text:span></text:span>ceo, aeruginis decimam vel duode-<text:line-break/>cimam vel octavam. Est videlicet duodecima, fi cerae pondo<text:line-break/>et resinae tantundem, aeruginis ℥ ij, miscuerimus, decima,<text:line-break/>si duabus aeruginis unciis, viginti ambarum, resinae et ce-<text:line-break/>rae, hoc est utriusque decem adficiantur, quin etiam si octa-<text:line-break/>vam aeruginis partem cerato ex cera et resina confecto ap-<text:line-break/>ponamus, etiam sic bene habebit; nam acrius quidem magis^<text:line-break/>que detergens hujusmodi medicamentum erit, non tamen<text:line-break/>inutile, duris enim c<text:span text:style-name="Default_20_Paragraph_20_Font"><text:span text:style-name="T1">o</text:span></text:span>rporibus percommode adhibebitur.</text:p>
      <text:p text:style-name="P3">Melior evadet compositio, ubi octavam portionem aeruginis<text:line-break/>confecturae ex cera resinaque immifcuerimus<text:span text:style-name="Default_20_Paragraph_20_Font"><text:span text:style-name="T1">i</text:span></text:span> aerugine ex<text:line-break/>aceto quam acerrimo diebus plusculis ante in laevorem re-<text:line-break/>stacta. Praestantior erit, si etiam thuris partem dimidio <text:span text:style-name="Default_20_Paragraph_20_Font"><text:span text:style-name="T1">mi-<text:line-break/>norem</text:span></text:span> quam <text:span text:style-name="Default_20_Paragraph_20_Font"><text:span text:style-name="T1">fuit</text:span></text:span> in aerugine indiderimus. Olei pares nu-<text:line-break/>mer<text:span text:style-name="Default_20_Paragraph_20_Font"><text:span text:style-name="T1">o</text:span></text:span> cyathos aeruginis unciis adjunges, cum sine aceto et<text:line-break/>thure medicamentum conficis. Quando autem thus acetum-<text:line-break/>que adjicis, siquidem fricta resina pinguior quodammodo<text:line-break/>molliorque sit ac aestate medicamentum praeparas, miscebis<text:line-break/>nihil, si vero dura idque per hiemem conficis, cyathum j,<text:line-break/>infundes. Quod si liquidarum quampiam resinarum cerae<text:line-break/>misceas, oleo pror<text:span text:style-name="Default_20_Paragraph_20_Font"><text:span text:style-name="T1">s</text:span></text:span>us carere licet. Liquidissimae quidem<text:line-break/>tertiam cerae portionem addes, minus liquidae dimidiam.<text:line-break/>Fiet autem videlicet hujusmodi quaedam compositio. Ceram<text:line-break/>resinamque liquatam ubi refrigeraverit aeruginis parti nunc<text:line-break/>octavae, nunc decimae, alias duodecimae commi<text:span text:style-name="Default_20_Paragraph_20_Font"><text:span text:style-name="T1">s</text:span></text:span>ceto, c<text:span text:style-name="Default_20_Paragraph_20_Font"><text:span text:style-name="T1">o-<text:line-break/></text:span></text:span>guofcens duris corporibus primam <text:span text:style-name="Default_20_Paragraph_20_Font"><text:span text:style-name="T1">s</text:span></text:span>ymmetriam convenire,<text:line-break/>mollibus tertiam, mediis mediam. Aeruginem ex aceto lac-</text:p>
      <text:p text:style-name="P3">vigabis, si lenius medicamentum voles efficere, thuris pon-<text:line-break/>dus dimidium ejus, quod aerugo continet, adjungens, sin<text:line-break/>hoc mitius , thus et aeruginem aequali modo committes.<text:line-break/>Atqui et resinam cum cera, ubi sine rasura refrigera veri-<text:line-break/>mus , liquefactas aerugini thuriqu.e in pila ex aceto tritis<text:line-break/>superfundimus. Haec igitur primae compositiones sunt viri-<text:line-break/>dis emplastri, quod cruenta quidem vulnera non adeo magna<text:line-break/>glutinat et reliqua ad usque cicatricem sanare potest et car-<text:line-break/>nem in eis producere, ex humido quodam oleo<text:span text:style-name="Default_20_Paragraph_20_Font"><text:span text:style-name="T1">s</text:span></text:span>o liquatum.<text:line-break/>Voco autem oleo<text:span text:style-name="Default_20_Paragraph_20_Font"><text:span text:style-name="T1">s</text:span></text:span>a, rosaceum, quo maxime ad illum, quem<text:line-break/>retuli, modum confecto utendum est, et p<text:span text:style-name="Default_20_Paragraph_20_Font"><text:span text:style-name="T1">o</text:span></text:span>st hoc myrteo,<text:line-break/>cyprino et lentiscino. Sed ipsum oleum, ubi medicamento<text:line-break/>lique<text:span text:style-name="Default_20_Paragraph_20_Font"><text:span text:style-name="T1">s</text:span></text:span>centi caloris quippiam ad j icere cordi est, commune hoc<text:line-break/>miscebis, in quibus refrigerare studes, id quod omotribes<text:line-break/>appellatur, ubi astringere, myrteum, ubi mixtae facultatis<text:line-break/>aliquid, conc<text:span text:style-name="Default_20_Paragraph_20_Font"><text:span text:style-name="T1">o</text:span></text:span>quens puta et repellens, rosaceum, in quin<text:line-break/>bus modicam astringendi vim cum m a j Ore caliditate deside-</text:p>
      <text:p text:style-name="P3">ras, cyprinum et lentiscinum. Porro et pleraeque aliae,<text:line-break/>quemadmodum dixi, compositiones erunt, dum medicamentis^<text:line-break/>simplicibus modo commemoratis vel carne explentia vel<text:line-break/>emollientia vel astringentia vel quae difficilia ulcera curant,<text:line-break/>commi<text:span text:style-name="Default_20_Paragraph_20_Font"><text:span text:style-name="T1">s</text:span></text:span>centur. Nonnulli vero ingerentia miscuerunt, sicut<text:line-break/>etiam cicatricem ducentia. Aliis autem quibusdam omnia<text:line-break/>commiscentibus vel constaturam inutilem vel medicamen-<text:line-break/>tum variis accommodum praeparare contigit. Quorum ma-<text:line-break/>terias cognoscentes tum jam inventis uti, tum similia com-<text:line-break/>ponere ipsi poteritis. Ascribam tamen et ego nonnulla ce-<text:line-break/>lebria ab iis denuo, quae Andromachus tradidit auspicatus.<text:line-break/>Sunt itaque <text:span text:style-name="Default_20_Paragraph_20_Font"><text:span text:style-name="T1">o</text:span></text:span>rdine a praecedenti triginta, quae vero ab ips<text:span text:style-name="Default_20_Paragraph_20_Font"><text:span text:style-name="T1">o<text:line-break/></text:span></text:span>commendantur, duntaxat adficiam. Quartum ergo post pri-<text:line-break/>mum ita scriptum est. <text:span text:style-name="Default_20_Paragraph_20_Font"><text:span text:style-name="T1">Viride, quo utor. </text:span></text:span><text:span text:style-name="Default_20_Paragraph_20_Font"><text:span text:style-name="T2">sa</text:span></text:span> aeruginis ra-<text:line-break/>sae Ʒ ix, chrysocollae Ʒ ix, terebinthinae ℥ xvj, minam j,<text:line-break/>cerae minae dimidium, aceti parum. Quid singula emplastra<text:line-break/>polliceantur, non, ut prius dixi, praeposuit Andromachus,<text:line-break/>fed ex simplicium medicamentorum materia, ex quibus pro-</text:p>
      <text:p text:style-name="P3">positum componit, nulli obscurum est vel ipsum per fe,<text:line-break/>priusquam liquefiat, ulceribus mederi posse ac liquatum li-<text:line-break/>namento exceptum immitti. Minam ver<text:span text:style-name="Default_20_Paragraph_20_Font"><text:span text:style-name="T1">o s</text:span></text:span>edecim unciarum<text:line-break/>injicit, nam quae viginti continet, ceu ad chry<text:span text:style-name="Default_20_Paragraph_20_Font"><text:span text:style-name="T1">s</text:span></text:span>ocollae et<text:line-break/>aeruginis aequam men<text:span text:style-name="Default_20_Paragraph_20_Font"><text:span text:style-name="T1">s</text:span></text:span>uram, magna est. Post hoc vero aliis<text:line-break/>tribus feriatim productis, russus aliud sic ad verbum fub-<text:line-break/>jungiI. <text:span text:style-name="Default_20_Paragraph_20_Font"><text:span text:style-name="T1">Aliud, quo utor</text:span></text:span>. ♃ Aeruginis rasae lib. j , man-<text:line-break/>nae ℥ x, ego lib. j, injicio, cerae lib. v, resinae frictae lib.<text:line-break/>v, resinae liquidae lib. v, olei cyathum j, aceti quantum fa-<text:line-break/>tis est, ego etiam guttae ammoniaci uncias decem pono. Post<text:line-break/>haec Andromachus cessat. Liquet autem, si praedictorum<text:line-break/>meminimus, etiam hoc ipsum emplastrum persimilem su-<text:line-break/>periuri facultatem obtinere. Deinde aliud scribens Andro-<text:line-break/>machus, sic exorsus est<text:span text:style-name="Default_20_Paragraph_20_Font"><text:span text:style-name="T1">. Aliud Molochinum. </text:span></text:span>Ac postea sim-<text:line-break/>plicium medicamentorum symmetriam, unde ipsum conficit,<text:line-break/>his verbis subscribit. ♃ Aeruginis rasae lib. j, picis lib. ij,<text:line-break/>mannae lib. j, cerae lib. ij, resinae lib. ij, olei lib. j, aceti</text:p>
      <text:p text:style-name="P3">quantum sufflciaI. Hoc itaque superioribus simile est. Mani-<text:line-break/>festum vero est utriusque et aeruginis et mannae parem<text:line-break/>portionem ex aceto laevigandam esse, duplam horum, ce-<text:line-break/>rae, picis et resinae, hoc est cujusque lib. ij, cum olei libra<text:line-break/>liquanda, et sic in laevorem ex aceto redactis admifcere<text:line-break/>oportet, uti frequenter nobis dictum est, refrigerantes ma-<text:line-break/>gis et radentes quam infundentes, ne aere jam frigido<text:line-break/>encerides appellatas fieri contingat. Aliud ab hoc celebre<text:line-break/>emplastrum <text:span text:style-name="Default_20_Paragraph_20_Font"><text:span text:style-name="T1">s</text:span></text:span>ubnectit. <text:span text:style-name="Default_20_Paragraph_20_Font"><text:span text:style-name="T1">Viride Hecatoudrachmou. ♃ </text:span></text:span>Guttae<text:line-break/>ammoniaci Ʒ viij, <text:span text:style-name="Default_20_Paragraph_20_Font"><text:span text:style-name="T1">s</text:span></text:span>quamae draclu xij, mannae drach. viij,<text:line-break/>resinae siccae drach. xij, aeruginis drach. octo, <text:span text:style-name="Default_20_Paragraph_20_Font"><text:span text:style-name="T1">s</text:span></text:span>evi vitulini<text:line-break/>Ʒ xiv, resinae terebinthinae drach. octo, cerae drach. xxx,<text:line-break/>olei quartam cyathi partem, aceti quantum fatis est. Hoc et<text:line-break/>magna vulnera glutinare potest et <text:span text:style-name="Default_20_Paragraph_20_Font"><text:span text:style-name="T1">s</text:span></text:span>ordida ulcera purgare,<text:line-break/>ubi ceratum inter liquescendum assump<text:span text:style-name="Default_20_Paragraph_20_Font"><text:span text:style-name="T1">s</text:span></text:span>erit, carni produc<text:line-break/>cendae est, prius quam vero liquafactum sit, crassas ulce-<text:line-break/>rum oras sanare et sinus jungere, in totum digerere et re-</text:p>
      <text:p text:style-name="P2">pellere potest, nam ex contrariis facultatibus mixtum est.<text:line-break/>Quod succedit viride nunc commemorato similis et potentiae<text:line-break/>et usus hujusmodi symmetriam obtinet. ♃ Terebinthinae<text:line-break/>minam unam, ferapiadis herbae drach. vigintiqninque, ac-<text:line-break/>ruginis rasae drach. decem, sevi vitulini drach. vigintiquin-<text:line-break/>que, cerae drach. vigintiqninque, thuris drachmas duode-<text:line-break/>cim, cyprinum aridis adjicitur. Ac emplastrum, quod ab<text:line-break/>aliis isis nuncupatur, ipse citra hanc appellationem in hunc<text:line-break/>modum conscripsit. <text:span text:style-name="Default_20_Paragraph_20_Font"><text:span text:style-name="T1">Viride Eptgon</text:span></text:span>L Quum autem omnes<text:line-break/>ejus meminerint, nihilo minus et nunc simplicium in ipso<text:line-break/>medicamentorum symmetriam adducturus sum, quoniam<text:line-break/>nonnulli in eis dissentiunt. lubet enim immittere aeris usti,<text:line-break/>falis ammoniaci, aeris squamae, aeruginis, guttae ammoniaci,<text:line-break/>aristolochiae et thuris, singulorum drachmas octo, hoc est<text:line-break/>unciam, aloes autem, myrrhae, galbani, singulorum sexqui-<text:line-break/>plex, hoc est unciam et semissem, quod perinde est ac<text:line-break/>si dicas omnium uncias duodecim et dimidiam, aluminis ro-<text:line-break/>tundi drachmas sex. Miscet etiam resinae colophoniae drach-<text:line-break/>mas ducentas, cerae dimidium, hq^, est. <text:span text:style-name="Default_20_Paragraph_20_Font"><text:span text:style-name="T1">p</text:span></text:span>ensum, olei hemin</text:p>
      <text:p text:style-name="P3">nae dimidium. Quosdam ait quartam partem miscere, aceti<text:line-break/>quantum <text:span text:style-name="Default_20_Paragraph_20_Font"><text:span text:style-name="T1">s</text:span></text:span>atis est, dracontii radicis unciae dimidium, quod<text:line-break/>est Ʒ i^. In fine autem hoc adjecit, quod in i sidis scriptura<text:line-break/>non continetur, nam Epigonus id apposuit, atque hac ratio-<text:line-break/>ne isis ab Epigono differt. Jam vero post nuper relata ad-<text:line-break/>didit Andromachus viride Rasi<text:span text:style-name="Default_20_Paragraph_20_Font"><text:span text:style-name="T1">o</text:span></text:span>nis hac symmetria. ♃ Re-<text:line-break/>sinae colophoniae drach. trecentas, cerae drachmas centum<text:line-break/>quinquaginta, aeruginis drachmas oct<text:span text:style-name="Default_20_Paragraph_20_Font"><text:span text:style-name="T1">o</text:span></text:span>, aluminis rotundi<text:line-break/>drach. oct<text:span text:style-name="Default_20_Paragraph_20_Font"><text:span text:style-name="T1">o,</text:span></text:span> aeris squamae drach. duodecim, thuris drach-<text:line-break/>mas sedecim, aeris usti drach. octo, salis ammoniaci Ʒ viij,<text:line-break/>olei dimidium cyathi, aceti quantum sufficit. Hoc medica-<text:line-break/>mentum, quia salem ammoniacum prius assumpsit, magis<text:line-break/>quam superiora extrahit magisque discutit magisque deter-<text:line-break/>git, in aliis omnibus cum illis convenit. Fortius autem ma-<text:line-break/>gisque ad multa utile praescripto post medium unum recen-<text:line-break/>set Andromachus, quod <text:span text:style-name="Default_20_Paragraph_20_Font"><text:span text:style-name="T1">Virido Alcimionis</text:span></text:span> nominavit in<text:line-break/>hae symmetria. ♃ Terebinthinae Ʒ ec, cerae Ʒ cI, aeris<text:line-break/>squamae Ʒ x viij,. aeruginis rasae Ʒ xvj, aluminis rotundi Ʒ</text:p>
      <text:p text:style-name="P3">xvj, galbani Ʒ xvj, thuris Ʒ x, salis ammoniaci Ʒ xij, aeris<text:line-break/>usti Ʒ xvj, aristolochiae Ʒ x, aloes Indicae Ʒ xij, myrrhae<text:line-break/>Ʒ xvj, guttae ammoniaci Ʒ xviij , galbani Ʒ xij, alii oct<text:span text:style-name="Default_20_Paragraph_20_Font"><text:span text:style-name="T1">o,<text:line-break/></text:span></text:span>olei heminae dimidium, aceti heminae dimidium. Aliud inde<text:line-break/>scribit, cui titulus <text:span text:style-name="Default_20_Paragraph_20_Font"><text:span text:style-name="T1">Athena. </text:span></text:span>Minerva, sicut ip<text:span text:style-name="Default_20_Paragraph_20_Font"><text:span text:style-name="T1">s</text:span></text:span>e ad caI-<text:line-break/>cem refert. Porro simplicium ejus medicamentorum fymme-<text:line-break/>tria, unde componitur, in hunc modum habet. ♃ Cerae Ʒ<text:line-break/>ccl, terebinthinae Ʒ cc, frictae Ʒ c, sevi vitulini Ʒ I, gal-<text:line-break/>bani Ʒ xxiv, mannae Ʒ xxiv, <text:span text:style-name="Default_20_Paragraph_20_Font"><text:span text:style-name="T1">s</text:span></text:span>alis ammoniaci Ʒ xij, aeris<text:line-break/>usti Ʒ xij, aloës Ʒ xij, aeris <text:span text:style-name="Default_20_Paragraph_20_Font"><text:span text:style-name="T1">s</text:span></text:span>quamae Ʒ xxiv, aluminis ro-<text:line-break/>tundi Ʒ xij et fissilis Ʒ viij, chalcanthi Ʒ viij, mifyos Ʒ viij,<text:line-break/>opopanacis Ʒ viij, aeruginis rasae Ʒ vj, guttae ammoniaci Ʒ<text:line-break/>vj, minii Sinopici Ʒ iij, aceti heminas tres, olei heminas<text:line-break/>duas, minium initio inditur. Athena, hoc est <text:span text:style-name="Default_20_Paragraph_20_Font"><text:span text:style-name="T1">Minerva</text:span></text:span> v<text:span text:style-name="Default_20_Paragraph_20_Font"><text:span text:style-name="T1">o-<text:line-break/></text:span></text:span>eatur hoc emplastrum, utilissimum multis, ut indicavimus.<text:line-break/>Quomodo autem u<text:span text:style-name="Default_20_Paragraph_20_Font"><text:span text:style-name="T1">s</text:span></text:span>ui erunt emplastra multis utilia, in <text:span text:style-name="Default_20_Paragraph_20_Font"><text:span text:style-name="T1">s</text:span></text:span>er-<text:line-break/>mone de iis futuro significabitur. Ab hoc deinceps aliud vi-<text:line-break/>ride his verbis confcripfit<text:span text:style-name="Default_20_Paragraph_20_Font"><text:span text:style-name="T1">. Viride ex C</text:span></text:span>y<text:span text:style-name="Default_20_Paragraph_20_Font"><text:span text:style-name="T1">prino Aphrodae. ♃</text:span></text:span></text:p>
      <text:p text:style-name="P3">Cerae drach. xxiv, resinae aridae drach. xij, aeruginis rasae<text:line-break/>drach. octo, AplIrodas drach. xij, mannae drach. octo, cy-<text:line-break/>prini dimidium acetabuli. Contunditur autem cum eo et dis-<text:line-break/>sicilibus curatu ulceribus potest conducere. Atque haec cau-<text:line-break/>sa est, cur ipsum scripserit tum quod paucis constet, tum<text:line-break/>quod utilissimum esse possit. Quum autem multa deinceps<text:line-break/>viridia alia multiplicis mixturae et utilitatis adducat Andro-<text:line-break/>machus, visum mihi est ea relinquere et ut ipsi vocant, li-<text:line-break/>tas duntaxat percensere. Is igitur sic ad verbum scribit.<text:line-break/><text:span text:style-name="Default_20_Paragraph_20_Font"><text:span text:style-name="T1">Aliud viride lite, quo utor.</text:span></text:span> ♃ Resinae libras duodecim,<text:line-break/>cerae libras octo, aeruginis rasae libras duas, sevi vitulini<text:line-break/>libras duas, aceti libram unam, ego autem mannae libram<text:line-break/>injicio. Liquet igitur acetum cum duabus aeruginis libris<text:line-break/>et libra thuris esse laevigandum, sicut antea praecepi, deinde<text:line-break/>liquabilia his miscenda, dico autem <text:span text:style-name="Default_20_Paragraph_20_Font"><text:span text:style-name="T1">s</text:span></text:span>evi libras octo cum ce-<text:line-break/>rae octo et resinae duodecim. Emplastrum hoc lite adamus-<text:line-break/>sim foret, nisi adipem assumpsisset et mannam, ita namque</text:p>
      <text:p text:style-name="P2">aerugo decima amborum simul portio esset, resinae vide-<text:line-break/>licet et cerae. Quod si resina dura fuerit, omnino etiam<text:line-break/>olei quid addendum putabis, ut prius expositum est. Quo-<text:line-break/>niam vero <text:span text:style-name="Default_20_Paragraph_20_Font"><text:span text:style-name="T1">s</text:span></text:span>evum vitulinum recepit nec amplius exacte est<text:line-break/>lite, ut quod molliens et concoquens medicamentum acce-<text:line-break/>perit, multo autem magis, si etiam mannam assump<text:span text:style-name="Default_20_Paragraph_20_Font"><text:span text:style-name="T1">s</text:span></text:span>erit,<text:line-break/>quae concoquit, purique movend<text:span text:style-name="Default_20_Paragraph_20_Font"><text:span text:style-name="T1">o</text:span></text:span> est et carnis gignendae<text:line-break/>quandam vim obtinet.</text:p>
      <text:p text:style-name="P1">Cap. HI. [<text:span text:style-name="Default_20_Paragraph_20_Font"><text:span text:style-name="T1">Communis sermo de emplastris colore<text:line-break/>similibus.]</text:span></text:span> Quo sane medicamenta non fecundum colosis,<text:line-break/>sed facultatis similitudinem una scribi conveniat manifestum<text:line-break/>plane est. Ut ergo Andromachus, sic alii quoque nonnulli,<text:line-break/>ordine tradunt emplastra non <text:span text:style-name="Default_20_Paragraph_20_Font"><text:span text:style-name="T1">s</text:span></text:span>olum viridia, <text:span text:style-name="Default_20_Paragraph_20_Font"><text:span text:style-name="T1">s</text:span></text:span>ed etiam me-<text:line-break/>lina, fusca et candida. Quo igitur modo stant candida, priori<text:line-break/>volumine dictum est. Viridium vero compositionis licet<text:line-break/>antea expositae nunc quoque mentionem faciemus.</text:p>
      <text:p text:style-name="P1">Cap. IV. [<text:span text:style-name="Default_20_Paragraph_20_Font"><text:span text:style-name="T1">Quom</text:span></text:span>o<text:span text:style-name="Default_20_Paragraph_20_Font"><text:span text:style-name="T1">do viridia stant</text:span></text:span>.] Aerugo non pauca<text:line-break/>iis immittitur, ut et aliorum colorem vincat et omnia in</text:p>
      <text:p text:style-name="P3"><text:span text:style-name="Default_20_Paragraph_20_Font"><text:span text:style-name="T1">s</text:span></text:span>uum permutet. Porro conjicere oportet eum, qui tale em-<text:line-break/>plastrum conficit praeter aeruginis quanlitatem etiam eo-<text:line-break/>Iorem illorum, quae ipsi commiscentur, ad haec coctionis<text:line-break/>rationem, in iis quae miscentur quidem, colores pertinaces<text:line-break/>vitare, cujusmodi flava et rufa et nigra medicamenta ob-<text:line-break/>sinent. Dico autem flava et rufa, qualia sunt melitites, chal-<text:line-break/>citis combusta, auripigmentum, fandaracha, nigra vero,<text:line-break/>quod genus sunt pix, bitumen, terra ampelitis, lapis gaga-<text:line-break/>tes. At inter coquendum non oportet aeruginem super ignem<text:line-break/>coeuntibus committere, verum ubi in mortario unitas facta<text:line-break/>est, admiscere, si c<text:span text:style-name="Default_20_Paragraph_20_Font"><text:span text:style-name="T1">o</text:span></text:span>lore viride medicamentum permanere<text:line-break/>desideras, sin autem melinum voles emplastrum conficere,<text:line-break/>intelligito in coctione aeruginem primum in hunc colorem<text:line-break/>perduci, postea in gilvum, ut emplastrum, quod dichromon,<text:line-break/>id est bicolor, appellant, evadat. Etenim a coctionis tempore<text:line-break/>paucis diebus post in summo quidem emplastri fu<text:span text:style-name="Default_20_Paragraph_20_Font"><text:span text:style-name="T1">s</text:span></text:span>cus magis<text:line-break/>redditur col<text:span text:style-name="Default_20_Paragraph_20_Font"><text:span text:style-name="T1">o</text:span></text:span>r, in imum vero gilvus currit. Quoniam vero</text:p>
      <text:p text:style-name="P2">de ipsorum colore quae conveniebant diximus , rursus ad<text:line-break/>facultatis sermonem revertemur memoria repetentes, unde<text:line-break/>primum hoc in libro exordium sumpserimus. Agere autem<text:line-break/>coepimus, siquid meminimus, de medicamentis carnem ge-<text:line-break/>nerantibus, quorum facultatis fcopus est, ut mediocriter et<text:line-break/>sine morsu detergeant exiccentque, at <text:span text:style-name="Default_20_Paragraph_20_Font"><text:span text:style-name="T1">s</text:span></text:span>peciales confecturae<text:line-break/>pro diversa simplicium medicamentorum materie disserunt.<text:line-break/>Caeterum nemo ignorat, ea quae proprie et primario farcoti-<text:line-break/>ca nominantur, aperta ulcera carne implere, hoc est quae<text:line-break/>cava quidem <text:span text:style-name="Default_20_Paragraph_20_Font"><text:span text:style-name="T1">s</text:span></text:span>unt, non tamen <text:span text:style-name="Default_20_Paragraph_20_Font"><text:span text:style-name="T1">s</text:span></text:span>ordes aut inflammationem<text:line-break/>con j unctam habent, magis vero etiam nec pravorum humo-<text:line-break/>rum influxionem, neque carnem in cavo ulcere intempera-<text:line-break/>tam, nam praedictorum aliquod cavitati si immixtum est,<text:line-break/>prius illud curandum. Scopi vero curationis ip<text:span text:style-name="Default_20_Paragraph_20_Font"><text:span text:style-name="T1">s</text:span></text:span>orum <text:span text:style-name="Default_20_Paragraph_20_Font"><text:span text:style-name="T1">s</text:span></text:span>unt,<text:line-break/>s<text:span text:style-name="Default_20_Paragraph_20_Font"><text:span text:style-name="T1">o</text:span></text:span>rdidis quidem detergentia medicamenta adhibere, eis vero<text:line-break/>quae ex influxi<text:span text:style-name="Default_20_Paragraph_20_Font"><text:span text:style-name="T1">o</text:span></text:span>ne humorum proveniunt , exiccantia atque<text:line-break/>repellentia id, quod influit, at si multum et contumax exi-<text:line-break/>ftat, fluoris causa prius amputanda est. Constat autem et</text:p>
      <text:p text:style-name="P3">inflammatarum partium phlegmonem sanandam esse, carnem<text:line-break/>autem intemperatam habentium, hanc ad temperiem redu-<text:line-break/>condam. Porro intemperata illa quum fiat quatuor fano mo .<text:line-break/>dis simplicibus, quatuor item compositis, per contrarias<text:line-break/>qualitates succurretur. Sed de his et postea. Nunc autem de<text:line-break/>medicamentis vehementer detegentibus agemus.</text:p>
      <text:h text:style-name="Heading_20_2" text:outline-level="2">Cap. V.</text:h>
      <text:p text:style-name="P26"><text:s/>[<text:span text:style-name="Default_20_Paragraph_20_Font"><text:span text:style-name="T1">De medicamentis vehementer abstergent^-<text:line-break/>bus</text:span></text:span>.] Quod haec ex praedictorum genere sint, quae ob mo-<text:line-break/>deratam detersionem cavis ulceribus, puris, apertis, sine<text:line-break/>omni morsu admovebantur, antea diximus. Intensam vero<text:line-break/>detergendi virtutem obtinent quae copiosas sordes auferunt.<text:line-break/>Quare nonnulla ex praedictis viridibus medicamentis una re<text:line-break/>solum, nempe aeruginis copia, ab iis quae simpliciter carnem<text:line-break/>producunt, evariant. Quaedam et aliorum vehementer de-<text:line-break/>tergentium mixtura, sicuti vocatum isis et Macbaerionis em-<text:line-break/>plastrum , quod nos pro m<text:span text:style-name="Default_20_Paragraph_20_Font"><text:span text:style-name="T1">o</text:span></text:span>re u<text:span text:style-name="Default_20_Paragraph_20_Font"><text:span text:style-name="T1">s</text:span></text:span>urpamus, oleosum ex u<text:span text:style-name="Default_20_Paragraph_20_Font"><text:span text:style-name="T1">s</text:span></text:span>u<text:line-break/>nuncupant, ubi enim sinum carne implere proponimus, co-<text:line-break/>piosiore oleo liquefacientes per c<text:span text:style-name="Default_20_Paragraph_20_Font"><text:span text:style-name="T1">o</text:span></text:span>rnu recti foraminis, m<text:span text:style-name="Default_20_Paragraph_20_Font"><text:span text:style-name="T1">o</text:span></text:span>do</text:p>
      <text:p text:style-name="P3">clysteria porcinae vesicae conjuncti, ipsum infundimus.<text:line-break/>Quin et vocatis pyulcis, hoc est <text:span text:style-name="Default_20_Paragraph_20_Font"><text:span text:style-name="T1">pus trahentibus</text:span></text:span>, in eo<text:line-break/>utimur, etenim horum etiam ii, quibus satius foramen est,<text:line-break/>ad hujusmodi administrationem commodi sunt. Perspicuum<text:line-break/>autem est sinus oppletos sordibus ex meraciore hoc medi-<text:line-break/>camento purgari, id est oleo pauciore adhibito, rursus pu-<text:line-break/>Hores ex humectato magis olei uberioris mixtura. Itaque si<text:line-break/>parvae adhuc phlegmones sinum inscstantis suspicio quaepiam<text:line-break/>existat, medicamentum ex rosaceo prorsus liquesiat, sin a<text:line-break/>phlegmone suerit liber, ex oleo, et si citra monstrationem<text:line-break/>veteris mixturam sustinuerit, ill<text:span text:style-name="Default_20_Paragraph_20_Font"><text:span text:style-name="T1">o</text:span></text:span> medicamentum liquetur.<text:line-break/>Caeterum in hujusmodi usum non solum hoc, sed Maestae-<text:line-break/>rionis quoque emplastrum et isis atque alia faciunt, quae<text:line-break/>majores nostri perscripsere, cerato mixta, cavis ulceribus<text:line-break/>carnem inducere. Omnia namque haec sine cerati mixtura ex<text:line-break/>oleo et rosaceo liquefacta sinibus immittuntur, eo quod con-<text:line-break/>sidentia, quae linamento excipitur, emmoton systasin vo-<text:line-break/>cant, sinibus illini non potest. Pari modo et medicamentum</text:p>
      <text:p text:style-name="P3">siccum, quod combusta charta constat, rofaceo copiosiore<text:line-break/>diluentes ipsis infundimus. Quemadmodum vero sinus li-<text:line-break/>quidioribus medicamentis indigent, dum crassiora imponi ne-<text:line-break/>queunt, ita quae in summo cava ulcera affligunt, crassius<text:line-break/>medicamentum desiderant, hac videlicet occasione, quod II-<text:line-break/>quida statim ab eis decidunt et linamenta sicca relinquuntur.<text:line-break/>Merito igitur in id genus vitiis ceratum valide abstergenti-<text:line-break/>bus admiscemus, in sinibus oleum vel rosacei plurimum.<text:line-break/>Atqui haec in eum modum detergentia medicamenta omnino<text:line-break/>etiam discutiunt, ideoque vehementer exiccant ac com-<text:line-break/>mune quoddam ipsorum genus efficitur, quod polychrestum,<text:line-break/>id est <text:span text:style-name="Default_20_Paragraph_20_Font"><text:span text:style-name="T1">multiplicis usus</text:span></text:span>, appellant. Accedunt huic generi<text:line-break/>emplastra admodum acria, qualia sunt ea quae di halmn, id<text:line-break/>est <text:span text:style-name="Default_20_Paragraph_20_Font"><text:span text:style-name="T1">ex salibus,</text:span></text:span> nominantur, quae non offerenda sunt ubi<text:line-break/>carne quidquam explere cogitamus. Nam praeter alia hoc<text:line-break/>quoque sal eximium habet ut astringat magis quam purget,<text:line-break/>siccare vero nihilo minus quam aphronitrum ac nitrum<text:line-break/>potest, sed illa astringendi facultatem non agnoscunt, sicut</text:p>
      <text:p text:style-name="P3">nec Asiae petrae flos, hujus rei gratia discutere et ceratis<text:line-break/>admixta ulcerum <text:span text:style-name="Default_20_Paragraph_20_Font"><text:span text:style-name="T1">s</text:span></text:span>ordes tollere nata sunt, sal propter<text:line-break/>astringendi potestatem hoc efficere non potest. Proinde quum<text:line-break/>haec in memoria habeatis et meth<text:span text:style-name="Default_20_Paragraph_20_Font"><text:span text:style-name="T1">o</text:span></text:span>dum compositi<text:span text:style-name="Default_20_Paragraph_20_Font"><text:span text:style-name="T1">o</text:span></text:span>nis usus-<text:line-break/>que omnium ejusmodi medicament<text:span text:style-name="Default_20_Paragraph_20_Font"><text:span text:style-name="T1">o</text:span></text:span>rum audiveritis, dein-<text:line-break/>ceps illa quae a clarissimis propter optimorum medicamen-<text:line-break/>torum cognitionem experimentis probata <text:span text:style-name="Default_20_Paragraph_20_Font"><text:span text:style-name="T1">s</text:span></text:span>unt, enumerab<text:span text:style-name="Default_20_Paragraph_20_Font"><text:span text:style-name="T1">o,<text:line-break/></text:span></text:span>primum <text:span text:style-name="Default_20_Paragraph_20_Font"><text:span text:style-name="T1">s</text:span></text:span>ane Manti ae atque ejus discipuli Tarentini Hera-<text:line-break/>clidis sectat<text:span text:style-name="Default_20_Paragraph_20_Font"><text:span text:style-name="T1">o</text:span></text:span>ris permulta medicamenta, quae subsequentibus<text:line-break/>annis per experientiam probantes distinxerunt et praestan-<text:line-break/>tissima eorum ipsi du<text:span text:style-name="Default_20_Paragraph_20_Font"><text:span text:style-name="T1">o</text:span></text:span> literis mandarunt, quae vero minus<text:line-break/>efficaciae habere videbantur, omiserunt. Jure igitur et ego<text:line-break/>majorem facio mentionem eorum, qui illis <text:span text:style-name="Default_20_Paragraph_20_Font"><text:span text:style-name="T1">s</text:span></text:span>uccesserunt. Sunt<text:line-break/>autem inter eos, qui in medicamentorum experientia rectis-<text:line-break/>sime fe gessisse videntur, Petronius Musa, Heras, Andro-<text:line-break/>maesius, Asclepiades et Crito. Jam vero Archigenis et Phi-<text:line-break/>lippi studiosi non pauca medicamenta prodidere. Quin etiam<text:line-break/>liber unus est Menecratis, cui nomen inditum est insignium</text:p>
      <text:p text:style-name="P3">medicamentorum imperator integris literis de<text:span text:style-name="Default_20_Paragraph_20_Font"><text:span text:style-name="T1">s</text:span></text:span>criptus. Quae<text:line-break/>ergo pulcherrima ipsis tradita <text:span text:style-name="Default_20_Paragraph_20_Font"><text:span text:style-name="T1">s</text:span></text:span>unt medicamenta et commen-<text:line-break/>dantur, quorumque nos inter omnia relata experientiam ha-<text:line-break/>bemus et quibus praeceptores nostri usi <text:span text:style-name="Default_20_Paragraph_20_Font"><text:span text:style-name="T1">s</text:span></text:span>unt, ad haec, si<text:line-break/>quod et nobis inventum sit, deinceps adducam, quo singula<text:line-break/>genere contineantur exponens. Nunc autem viridibus rela-<text:line-break/>tis melina protinus <text:span text:style-name="Default_20_Paragraph_20_Font"><text:span text:style-name="T1">s</text:span></text:span>ubiungam.</text:p>
      <text:h text:style-name="Heading_20_2" text:outline-level="2">Cap. VI. </text:h>
      <text:p text:style-name="P26">[<text:span text:style-name="Default_20_Paragraph_20_Font"><text:span text:style-name="T1">Melina emplastra</text:span></text:span>.] Quemadmodum viri-<text:line-break/>dium emplastrorum plurima propter aeruginem praepollen-<text:line-break/>tem talia fiunt, prae<text:span text:style-name="Default_20_Paragraph_20_Font"><text:span text:style-name="T1">s</text:span></text:span>ertim quae sunt ex ipsis coloratiora, ita<text:line-break/>quoque melina. Sed viridia aeruginem incoctam habent, me-<text:line-break/>lina vero coctam quidem, <text:span text:style-name="Default_20_Paragraph_20_Font"><text:span text:style-name="T1">s</text:span></text:span>ed mediocriter, nam si amplius<text:line-break/>coquas, bicolora emplastra quibusdam appellata quibusdam<text:line-break/>gilva efficies. Solent medici viridia simpliciter melina et.<text:line-break/>rufa nominare, quae non adeo magna vulnera glutinant et<text:line-break/>ulceribus cicatricem obducunt, quae mos est medicis appel-<text:line-break/>fare apeIistata, quasi dicas aperta. Item ex rosaceo liquese<text:line-break/>facta cavis carnem gignunt. Multiplicis usus sunt inter ea</text:p>
      <text:p text:style-name="P3">quae plura pollicentur. Quaedam multa non promittunt, sed<text:line-break/>unum mensione dignum, videlicet vel ulcera cacoëthe bene<text:line-break/>curare vel plus digerere vel meliceIidas vel duritias emol-<text:line-break/>lire vel hujusmodi quid n<text:span text:style-name="Default_20_Paragraph_20_Font"><text:span text:style-name="T1">o</text:span></text:span>n contemnendum neo curatu<text:line-break/>facile. Andromachus itaque quatuordecim melina conferi-<text:line-break/>psit, ex quorum numero quinque aeruginem habent, relisa<text:line-break/>qua sine hac consecta sunt. Porr<text:span text:style-name="Default_20_Paragraph_20_Font"><text:span text:style-name="T1">o</text:span></text:span> ex iis quae aerugine<text:line-break/>c<text:span text:style-name="Default_20_Paragraph_20_Font"><text:span text:style-name="T1">o</text:span></text:span>nstant unum quidem primum inter quatuordecim posse<text:line-break/>tum est, alterum vero quartum, post hoc aliud sextum, inde<text:line-break/>septimum et decimum. Quibus ergo nihil eximii apposuit,<text:line-break/>omnia simul et conglutinant ulcera et cicatricem inducunt.<text:line-break/>Quae si ex rosaceo liquefiant carnem procreant, quin et<text:line-break/>mediocribus phlegmonis medentur, sicut mediocres etiam<text:line-break/>duritias emolliunt, atque hoc faciunt evidentius quae gut-<text:line-break/>tam ammoniaci continent, his adhuc ipsis magis, quae co-<text:line-break/>piosiorem reliquorum proportione eam assumpserunt. In<text:line-break/>quibusdam vero apposuit ipse tenerum, hoc est tenerae cuti<text:line-break/>conveniens Videlicet, et cui praefixit, epispasticon et exi-</text:p>
      <text:p text:style-name="P3">poticon, id est attrahens et eruens, innuit membrorum do-<text:line-break/>furibus, synanchae et lateris cruciatui benefacere V<text:span text:style-name="Default_20_Paragraph_20_Font"><text:span text:style-name="T1">e</text:span></text:span>l iute-<text:line-break/>riores abscessus discutere, magis quoddam testimonium his<text:line-break/>asserens quam simplici sermone scriptis. lgitur omnia ipsa<text:line-break/>deinceps fubjiciam.</text:p>
      <text:h text:style-name="Heading_20_2" text:outline-level="2">Cap. VII.</text:h>
      <text:p text:style-name="P26"><text:s/>[<text:span text:style-name="Default_20_Paragraph_20_Font"><text:span text:style-name="T1">Melina Andromachi.] Melinum quo utor.<text:line-break/></text:span></text:span>♃ Spumae argenti drach. civ, olei aestate heminam j, hieme<text:line-break/>heminam dimidiam, cerae drach. xlviij, colophoniae drach.<text:line-break/>xlviij, guttae ammoniaci drach. xxiv, aeruginis ra<text:span text:style-name="Default_20_Paragraph_20_Font"><text:span text:style-name="T1">s</text:span></text:span>ae drach.<text:line-break/>viij, galbani Ʒ octo, myrrhae Ʒ octo. <text:span text:style-name="Default_20_Paragraph_20_Font"><text:span text:style-name="T1">Aliud</text:span></text:span>. ♃ Spumae ar-<text:line-break/>genti drach. c, olei tres cyathos aut heminam dimidiam, re-<text:line-break/>sinae colophoniae Ʒ lxiv, guttae ammoniaci drach. xl, cerus-<text:line-break/>fac Ʒ xxiv. <text:span text:style-name="Default_20_Paragraph_20_Font"><text:span text:style-name="T1">Aliud</text:span></text:span>. ♃ Spumae argenti drach. xl aut l, ce-<text:line-break/>russiae drach. vj, cerae tyrrhenicae drach. xvj, resinae pi-<text:line-break/>tyinae siccae drach. xvj, guttae ammoniaci drach. ij, olei<text:line-break/>heminam unam. <text:span text:style-name="Default_20_Paragraph_20_Font"><text:span text:style-name="T1">Aliud. </text:span></text:span><text:span text:style-name="Default_20_Paragraph_20_Font"><text:span text:style-name="T8">Q</text:span></text:span><text:span text:style-name="Default_20_Paragraph_20_Font"><text:span text:style-name="T2">l</text:span></text:span> Spumae argenti drach. c, colo-<text:line-break/>phoniae drach. lxiv, alii xlviij, cerae drach. lxxxiv, gal-<text:line-break/>bani Ʒ octo, myrrhae Ʒ viij, aeruginis Ʒ octo, opopanacis<text:line-break/>drach. vj, olei heminam unam aestate, hieme vero hemI.</text:p>
      <text:p text:style-name="P2">nam dimidiam vel tres cyathos. <text:span text:style-name="Default_20_Paragraph_20_Font"><text:span text:style-name="T1">Aliud</text:span></text:span>. ♃ Spumae argenti<text:line-break/>drach. centum, resinae pityinae drach. c, cerae Ʒ xij, olei<text:line-break/>heminam ẞ vel tres cyathos, vini Falerni heminae dimi-<text:line-break/>dium. Spuma argenti ex vino laevis sit, donec siccata fue-<text:line-break/>rit, deinde coquitur. <text:span text:style-name="Default_20_Paragraph_20_Font"><text:span text:style-name="T1">Aliud</text:span></text:span>. ♃ Spumae argenti Ʒ c, olei<text:line-break/>veteris heminas lxx vel duas, cerae drach. c, aeruginis fco-<text:line-break/>luciae Ʒ xxv, chamaeleontis nigri drach. xij ẞ, chry<text:span text:style-name="Default_20_Paragraph_20_Font"><text:span text:style-name="T1">s</text:span></text:span>ocollae<text:line-break/>Ʒ xl. <text:span text:style-name="Default_20_Paragraph_20_Font"><text:span text:style-name="T1">Aliud</text:span></text:span>. ♃ Spumae argenti Ʒ ec, olei veteris heminas<text:line-break/>tres, cerae Ʒ clxviij, guttae ammoniaci drach. c, myrrhae<text:line-break/>Ʒ iv, aeruginis Ʒ viij vel xx, resinae colophoniae Ʒ cxxviij,<text:line-break/>galbani drach. xx, chamaeleontis atri Ʒ viij, alii propoleos<text:line-break/>drach. octo vel xx, pro chamaeleonte. <text:span text:style-name="Default_20_Paragraph_20_Font"><text:span text:style-name="T1">Aliud</text:span></text:span>. ♃ Olei ve-<text:line-break/>teris, in quo chamaeleon fervefactus sit quam copiosissimus,<text:line-break/><text:span text:style-name="Default_20_Paragraph_20_Font"><text:span text:style-name="T1">s</text:span></text:span>extarium unum, spumae argenti lib. j, ubi ebullierit, ar-<text:line-break/>genti spumam inspergito et coquito. <text:span text:style-name="Default_20_Paragraph_20_Font"><text:span text:style-name="T1">Aliud ad nomas. ♃<text:line-break/></text:span></text:span>Sandarachae Ʒ iij, aluminis scissilis Ʒ iv, thuris Ʒ iv, myr-<text:line-break/>rhae Ʒ iv, guttae ammoniaci Ʒ xviij, cerae Ʒ xviij, terebin-<text:line-break/>thinae vj, adipis suilli Ʒ ij, mellis decimam sextam heminae</text:p>
      <text:p text:style-name="P2">portionem. <text:span text:style-name="Default_20_Paragraph_20_Font"><text:span text:style-name="T1">Aliud</text:span></text:span>. ♃ Spumae argenti drach. cviij vel cxx,<text:line-break/>. cerae Ʒ cviij vel cxx, alibi centum invenio, guttae ammo-<text:line-break/>niaci Ʒ l, terebinthinae Ʒ xl, aristolochiae Ʒ xxv, ^eae radi-<text:line-break/>cis Ʒ viij vel xx, aeruginis fcoleciae Ʒ xvj, aluminis scissilis<text:line-break/>Ʒ xvj, olei veteris binas heminas. <text:span text:style-name="Default_20_Paragraph_20_Font"><text:span text:style-name="T1">Aliud simplex</text:span></text:span>. ♃ Spu-<text:line-break/>mae argenti Ʒ e, axungiae Ʒ lxxv, olei veteris drach. lxxv.<text:line-break/>Ad molli carne praeditos facit et discutit. <text:span text:style-name="Default_20_Paragraph_20_Font"><text:span text:style-name="T1">Aliud melinum<text:line-break/>emolliens, Diophantis aphra nominatur, attrahens et<text:line-break/>eruens, quo articuli curantur. </text:span></text:span>♃ Visci elaborati lib. j,<text:line-break/>cerae lib. j, resinae terebinthinae lib. j, galbani uncias tres,<text:line-break/>liquefactis utitor<text:span text:style-name="Default_20_Paragraph_20_Font"><text:span text:style-name="T1">. Aliud Salome ad omnem dolorem et an-<text:line-break/>ginam cum cucurbitula et ad lateris dolorem.</text:span></text:span> ♃ Spumae<text:line-break/>argenti lib.ij, olei veteris uncias viij simul coquito.^</text:p>
      <text:p text:style-name="P1"><text:span text:style-name="Default_20_Paragraph_20_Font"><text:span text:style-name="T1">, [Aliud melinum Heraclidis interiores abscessus sine<text:line-break/>dolore disoutiens.]</text:span></text:span> ♃ Spumae argenti Ʒ c, cerussae drach. c,<text:line-break/>cerae Ʒ lxxx, resinae aridae Ʒ lx, guttae ammoniaci Ʒ l,<text:line-break/>galbani drach. xvj, olei veteris heminas duas. Ut autem<text:line-break/>rusticus ille familiaris lsidori, ♃ Spumae argenti drach. l,</text:p>
      <text:p text:style-name="P3">cerussae drach. l, guttae ammoniaci drach. octo vel xl, cerae<text:line-break/>drach. xxv, resinae aridae drach. l, liquoris folliculorum<text:line-break/>ulmi drach. xv , galbani drach. viij , olei veteris heminae<text:line-break/>dimidium vel heminam i ẞ. luter haec emplastra nullius<text:line-break/>coctionem <text:span text:style-name="Default_20_Paragraph_20_Font"><text:span text:style-name="T1">s</text:span></text:span>cripsit Andromachus. Ego ver<text:span text:style-name="Default_20_Paragraph_20_Font"><text:span text:style-name="T1">o</text:span></text:span> ad colorem ip<text:span text:style-name="Default_20_Paragraph_20_Font"><text:span text:style-name="T1">s</text:span></text:span>o-<text:line-break/>nun pertinere dixi , scilicet neque aeruginem crudam esse<text:line-break/>oportere ut in viridibus, neque nimis coctam, sicut in iis,<text:line-break/>quae bicolora et gilva nominantur, verum ubi jam caccabus<text:line-break/>ab igne auferendus propemodum est, injici aerugo debet,<text:line-break/>deinde quum mutat colorem et melinum redditur, medica-<text:line-break/>mentum tollere jam ab igne tempus est, si jam n<text:span text:style-name="Default_20_Paragraph_20_Font"><text:span text:style-name="T1">o</text:span></text:span>n in-<text:line-break/>qui net, sin minus, paululum super ignem lentissimum remo-<text:line-break/>rati sic tollemus, nam in admodum vehementi facile in gil-<text:line-break/>vum degenerat. Cujus rei gratia quoque duo insignia em-<text:line-break/>plastra melina, alterum Menoeti, alterum Serapionis, <text:span text:style-name="Default_20_Paragraph_20_Font"><text:span text:style-name="T1">s</text:span></text:span>ub-<text:line-break/>jungam , quorum coquendi rationem plerique tradidere et<text:line-break/>vos confecturae eorum quae Andromachus scripsit exemplum<text:line-break/>habebitis.</text:p>
      <text:h text:style-name="P13" text:outline-level="2">Cap. VIII. </text:h>
      <text:p text:style-name="P26">[<text:span text:style-name="Default_20_Paragraph_20_Font"><text:span text:style-name="T1">Menoeli melinum.]</text:span></text:span> ♃ Spumae argenti<text:line-break/>lib. iv, olei lib. iij, terebinthinae pellucidae lib. ij, cerae<text:line-break/>lib. j, aeruginis, thuris, galbani, singulorum Ʒ vj. Argenti<text:line-break/>spuma ex oleo ad multam spissitudinem usque incoquitur,<text:line-break/>deinde resina ceraque inlicitur, quum pulchre soluta haec<text:line-break/>V</text:p>
      <text:p text:style-name="Normal">fuerint, caccabus deponitur et refrigerari bene sinitur, post<text:line-break/>illa aerugo immittitur, et ubi infra motum fuerit, denuo<text:line-break/>super ignem lenem coquitur, donec melinum colorem re.j,<text:line-break/>praesentet, postremo galbanum et thus laevia facta ac in<text:line-break/>mortarium demissa, ubi ammoniacum ex aceto in laevorem<text:line-break/>redactum est, ut sordium imaginem habeat, statimque ulli-<text:line-break/>nibus subacta excipiuntur, et aceto modico affuso in se-<text:line-break/>quentem diem usque relinquuntur, ac tunc rursus emollita<text:line-break/>reponuntur.</text:p>
      <text:h text:style-name="Heading_20_2" text:outline-level="2">Cap. IX. </text:h>
      <text:p text:style-name="P26">[<text:span text:style-name="Default_20_Paragraph_20_Font"><text:span text:style-name="T1">Melinum Serap sanis ad vulnera et ad re-<text:line-break/>sclvendum, militare, prorsus utile</text:span></text:span>.] ♃ Spumae argenti Ʒ c,<text:line-break/>guttae ammoniaci Ʒxxviij, cerae Ʒ lvj, aeruginis cypIiae<text:line-break/>Ʒ ix, myrrhae Ʒ j, colophoniae Ʒ lvj, galbani Ʒ ix, olei he-</text:p>
      <text:p text:style-name="P2">minae dimidium, aestate heminae unius quartam partem.<text:line-break/>Argenti spumam ac oleum coquito, quum inalterata <text:span text:style-name="Default_20_Paragraph_20_Font"><text:span text:style-name="T1">s</text:span></text:span>unt,<text:line-break/>ammoniacum, deinde ceram, postquam depo<text:span text:style-name="Default_20_Paragraph_20_Font"><text:span text:style-name="T1">s</text:span></text:span>ueris caccabum,<text:line-break/>galbanum, aeruginem et reliqua addito atque molliter in-<text:line-break/>coquito. Hujusmodi coquendi modos melinorum, quae feri-<text:line-break/>psimus, emplastrorum multi me priores tradidere, juxta<text:line-break/>quorum similitudinem etiam alia melina coquere poteritis.<text:line-break/>Argenti spumam sane primum injicere convenit, mox re-<text:line-break/>sinas et ammoniacum, deinde galbanum et aeruginem, postea<text:line-break/>si vel thus vel myrrham vel aloëm capiat, haec immittenda<text:line-break/>sunt, quum medicamentum ab igne tollitur, quippe coctio-<text:line-break/>nem non ferentia. Praediximus autem lente coquenda esse,<text:line-break/>prae<text:span text:style-name="Default_20_Paragraph_20_Font"><text:span text:style-name="T1">s</text:span></text:span>ertim quum aerugo indita fuerit, quin et ipsam mifcen-<text:line-break/>dam, ubi caccabum in terram deposueris ac parum refrige-<text:line-break/>raveris, eique magis, si vas parvum sit, in quo coquitur,<text:line-break/>nam effervefcenti immissa aerugo frequenter ex ip<text:span text:style-name="Default_20_Paragraph_20_Font"><text:span text:style-name="T1">s</text:span></text:span>o va<text:span text:style-name="Default_20_Paragraph_20_Font"><text:span text:style-name="T1">s</text:span></text:span>e<text:line-break/>diffundi medicamentum cogit. Porro in Menoeti primo me-<text:line-break/>lino, quod ideo pycticon<text:span text:style-name="Default_20_Paragraph_20_Font"><text:span text:style-name="T1">, pug</text:span></text:span>i<text:span text:style-name="Default_20_Paragraph_20_Font"><text:span text:style-name="T1">lat</text:span></text:span>o<text:span text:style-name="Default_20_Paragraph_20_Font"><text:span text:style-name="T1">rium,</text:span></text:span> vocatur, quoniam</text:p>
      <text:p text:style-name="P3">pugiles potissimum medicamento eo utantur, ammoniacum<text:line-break/>quoque ex aceto laeve in mortario fieri posse, aliis omni-<text:line-break/>bus in caccabo mixtis, deinde ex ipso defusis, prius iusti-<text:line-break/>tuti fumus.</text:p>
      <text:h text:style-name="Heading_20_2" text:outline-level="2">Cap. X.</text:h>
      <text:p text:style-name="P26"><text:s/>[<text:span text:style-name="Default_20_Paragraph_20_Font"><text:span text:style-name="T1">Melina Herae emplastra.] Ad strumas<text:line-break/>Herae.</text:span></text:span> Quae ab Hera his verbis ita scripta sunt. <text:span text:style-name="Default_20_Paragraph_20_Font"><text:span text:style-name="T1">Melinum<text:line-break/>ad veteres sinus et st in vacua pelforati sint. stem etiam<text:line-break/>discutit strumas, quae in pueris nuper ortae sunt. Pacit<text:line-break/>etiam ad artus e loco motos</text:span></text:span>. ♃ Argenti spumae chrysi ti-<text:line-break/>dis drach. c, resinae pityinae siccae Ʒ c, cerae Ponticae<text:line-break/>drach. xij, obol. iv, olei dimidium heminae, vini Falerni<text:line-break/>heminae dimidium. Argenti spumae ex vino laevigatur, do-<text:line-break/>nec siccescat, post una cum oleo sic coquitur, qu<text:span text:style-name="Default_20_Paragraph_20_Font"><text:span text:style-name="T1">o</text:span></text:span>usque<text:line-break/>mutata fuerit, et tunc resina laevis additur ac cera coqui-<text:line-break/>tur donec non inquinet. <text:span text:style-name="Default_20_Paragraph_20_Font"><text:span text:style-name="T1">Menoeti, coloris aurei ad teneros<text:line-break/>maxime enuchos facit. Aptum est Abrasis et omni inve-<text:line-break/>terato et recenti ulceri, itidem combustis. Fst etiam mala-<text:line-break/>gma, disoutit phymata, parotidas, strumas et omnes duri-</text:span></text:span></text:p>
      <text:p text:style-name="P2"><text:span text:style-name="Default_20_Paragraph_20_Font"><text:span text:style-name="T1">tias; valet etiam ad rhagadas et ad cond</text:span></text:span>y<text:span text:style-name="Default_20_Paragraph_20_Font"><text:span text:style-name="T1">lomata, valde<text:line-break/>generosam est.</text:span></text:span> ♃ Argenti spumae Ʒ c, olei veteris Ʒ c,<text:line-break/>resinae pityinae aridae Ʒ l vel c, cerae Ʒ I. Argenti spu-<text:line-break/>mam cum oleo coquito, donec unitas fieri inceperit, mox<text:line-break/>resinam laevem indito, hac liquata, ceram, ubi bene habue-<text:line-break/>rit medicamentum, in mortarium oleo prius inunctum de-<text:line-break/>mittito et denuo tritum excspito. Est autem glutinans nec<text:line-break/>polluit. <text:span text:style-name="Default_20_Paragraph_20_Font"><text:span text:style-name="T1">H</text:span></text:span>y<text:span text:style-name="Default_20_Paragraph_20_Font"><text:span text:style-name="T1">giini emplastrum ad multa boni coloris, curat<text:line-break/>ulcera vix cicatricem ducentia et paronychia, hoc mettus<text:line-break/>emplastrum non extat</text:span></text:span> ♃ Argenti spumae chrysitidis mi-<text:line-break/>nam unam, cerae minam unam, chamaeleontis nigri radi-<text:line-break/>cis drachmas triginta sex, aeruginis rasae drachmas octo-<text:line-break/>decim, chrysocollae drach. quadraginta, olei veteris hemi-<text:line-break/>nas tres. Argenti spuma cum oleo igne non acri coquitur,<text:line-break/>usquedum effervescere inceperit, deinde aerugo inspergitur<text:line-break/>caccabo deposito, atque iterum reposito emplastrum permo<text:line-break/>vet<text:span text:style-name="Default_20_Paragraph_20_Font"><text:span text:style-name="T1">o</text:span></text:span>r, quousque proprium colorem receperit, postea cera,<text:line-break/>quae ubi bene se habuerint, chrysocollam et chamaeleon-<text:line-break/>tem assumunt, demisso jam in mortarium acetum superfun-</text:p>
      <text:p text:style-name="P3">ditur. Itaque praedictis affectibus bene facit etiam chryso-<text:line-break/>colla admixta, attamen sine hac mitigantissimum est et prae-<text:line-break/>cipue ad nervorum puncturas valet, itidem ubi a musculis<text:line-break/>vel nervis abluere quid oportet. Horum trium emplastro-<text:line-break/>rum, quae Heras conscripsit, primum ex vino et confectio-<text:line-break/>nem et titulum habet, multique nostri tam praeceptores,<text:line-break/>quam amici eo sine aerugine videlicet praeparato utuntur,<text:line-break/>scripto autem ab Andromacho et fere omnibus, qui varia<text:line-break/>emplastra composuerunt. Proinde non pauci illorum negli-<text:line-break/>genter ipfum conficientes, contemptum emplastro pariunt.<text:line-break/>Optimum vero est si, uti tradidimus, ex vino Falerno con-<text:line-break/>finiatur, cujus penuria gilvum vetus tenue substantia, qua-<text:line-break/>tenus potest gilvum hoc esse, immiscebimus, nam candida<text:line-break/>hoc peculiariter habent, ut peliuceant. Porro praestantis-<text:line-break/>sima apud nos sunt in Asia tria, Tmolite vocatum, Lesbium,<text:line-break/>ac celebratissimum apud veteres Ariusium, in Chio proveniens,<text:line-break/>quo omnes ad optima medicamenta, praesertim antidotos,</text:p>
      <text:p text:style-name="P2">sicut nunc Falerno, utebantur. Hujusmodi igitur vinum si<text:line-break/>in argenli spumam <text:span text:style-name="Default_20_Paragraph_20_Font"><text:span text:style-name="T1">s</text:span></text:span>ub caniculae aestu vel <text:span text:style-name="Default_20_Paragraph_20_Font"><text:span text:style-name="T1">s</text:span></text:span>ole alioqui ca-<text:line-break/>Iido mittamus, deinde teramus, vel sine sole etiam diu<text:line-break/>teramus, vt humor resiccescat, spsaque argenti spuma relin-<text:line-break/>quatur, vel omnino madoris expers et sicca vel pr<text:span text:style-name="Default_20_Paragraph_20_Font"><text:span text:style-name="T1">o</text:span></text:span>pe fiat,<text:line-break/>medicamentum optimum evadit. Unus sane ex praecepto-<text:line-break/>ribus meis, postquam in vino Falern<text:span text:style-name="Default_20_Paragraph_20_Font"><text:span text:style-name="T1">o</text:span></text:span> tritam exiccasset, hoc<text:line-break/>modo ipsam praeparabat, oleum alio, vinum item alio vase<text:line-break/>calefaciens, paulatim argenti spumam superfundebat inter-<text:line-break/>dum vino in quo laevigatae probeque permixtae oleum ad-<text:line-break/>jiciebat, interdum ab oleo auspicatus ad vinum transibat.<text:line-break/>Alternis autem vicibus hoc saepius agendo utrumque con-<text:line-break/>sumebat et sic ex mortario in caccabum demittens pityi-<text:line-break/>nam resinam, quam proprie phyfema vocant, laevem ada-<text:line-break/>mussim factam addebat, mox ceram, et <text:span text:style-name="Default_20_Paragraph_20_Font"><text:span text:style-name="T1">s</text:span></text:span>ensim, quoad non<text:line-break/>inficeret, decoquebat. Utebatur eo et ad sinus diuturnos, illi-<text:line-break/>nens prius sanguine columbae non domesticae, fed ex cis<text:span text:style-name="Default_20_Paragraph_20_Font"><text:span text:style-name="T1">i</text:span></text:span> quae</text:p>
      <text:p text:style-name="P3">in turribus nidum collocant, boscadas quidam nominant,<text:line-break/>quas .apud nos in agris extruunt, nonnulli has agrestes vo-<text:line-break/>cant. Pari modo magnis vulneribus recentibus hujusmodi<text:line-break/>sanguine columbino illinens medicamentum imponebat non<text:line-break/>mediocri ejus confidentia. Vini autem sesquiheminam inde-<text:line-break/>bat, non ut Heras et. Andromachus semissem tantum, atque<text:line-break/>hujus occasione medicamentum longe melius factum esu<text:line-break/>Caeterum ubi ipsum voles b<text:span text:style-name="Default_20_Paragraph_20_Font"><text:span text:style-name="T1">o</text:span></text:span>ni odoris efficere, opopanacis<text:line-break/>semunciam, quod est denari<text:span text:style-name="Default_20_Paragraph_20_Font"><text:span text:style-name="T1">o</text:span></text:span>s quatuor, miscebis. Colosis<text:line-break/>gratia ceram candidam Ponticam adjicies. Hoc medicamen-<text:line-break/>tum ulcera vel ad usque cicatricem probe perducit.</text:p>
      <text:h text:style-name="Heading_20_2" text:outline-level="2">Cap. XI. </text:h>
      <text:p text:style-name="P26">[<text:span text:style-name="Default_20_Paragraph_20_Font"><text:span text:style-name="T1">Critonis melina medicamenta</text:span></text:span>.] Quae Crito<text:line-break/>melina scripsit, buxea nominat. <text:span text:style-name="Default_20_Paragraph_20_Font"><text:span text:style-name="T1">.Buxeum ad recentia vul-<text:line-break/>nera, idem cicatricem obducit et extrahit</text:span></text:span>. ♃ Spumae ar-<text:line-break/>genti lib. iv, cerae lib. iv, terebinthinae uncias octo, aeru-<text:line-break/>ginisƷocto, olei veteris sextarios ij aceti, sextarii ditni-<text:line-break/>dium. Spumam argenteam, oleum, aeruginem, acetum, una</text:p>
      <text:p text:style-name="P2">super ignem lentum incoquito^ ubi vero coitura fiunt, re-<text:line-break/>sina ceraque adiungatur, et in unum redactis ad recentia<text:line-break/>vulnera potissimum utitor. Scripsit et aliud ante hoc Urito,<text:line-break/>quod buxeum vocat, simplex quidem quantum ad mixto-<text:line-break/>rum numerum pertinet, magnum vero pollicitis. Scripsit<text:line-break/>igitur de ipfo ad verbum hoc modo. <text:span text:style-name="Default_20_Paragraph_20_Font"><text:span text:style-name="T1">Emplastrum ex cha-<text:line-break/>maeleonte, eadem faciens, qua P</text:span></text:span>y<text:span text:style-name="Default_20_Paragraph_20_Font"><text:span text:style-name="T1">ria. Cicatricem ulceri-<text:line-break/>bus di</text:span></text:span>f<text:span text:style-name="Default_20_Paragraph_20_Font"><text:span text:style-name="T1">ficillimis, callosis et inveteratis maxime inducit,<text:line-break/>medetur etiam rhagadis digitorum, cond</text:span></text:span>y<text:span text:style-name="Default_20_Paragraph_20_Font"><text:span text:style-name="T1">lomati et duritiis.<text:line-break/></text:span></text:span>♃ Spumae argenteae minam j, cerae minas vj, aeruginis<text:line-break/>minas iv, chamaeleontis minas viij, olei minam j. Oleo<text:line-break/>spumam argenteam coquito rudicula movens, donec tonsi-<text:line-break/>stat et fiat melinum, post hoc aeruginem inspergito, inde<text:line-break/>ceram adjicito. Porro ubi diligenter liquata ab igne tuleris,<text:line-break/>chamaeleontem indito, quum unitas facta est, in mortarium<text:line-break/>demittito, ubi subacta, excipito. lam vero et alia quaedam<text:line-break/>emplastra Crito tradidit in quarto medicamentorum volu-<text:line-break/>mine, buxea quidem, ut ip<text:span text:style-name="Default_20_Paragraph_20_Font"><text:span text:style-name="T1">s</text:span></text:span>e nuncupat, melina vero, ut</text:p>
      <text:p text:style-name="P3">alii, attamen nonnulla ex iis extra aeruginem componun-<text:line-break/>tur, nonnulla aeruginem quidem assumunt, <text:span text:style-name="Default_20_Paragraph_20_Font"><text:span text:style-name="T1">s</text:span></text:span>ed in alio me-<text:line-break/>stramentorum genere pro facultatis, sen virium similitudine<text:line-break/>dicentur in epuloticis epulotica, in iis quae succis con-<text:line-break/>stant, ex succis composita, in munientibus illa, quae mol-<text:line-break/>lire nata sunt, quemadmodum et Mnasaei emplastrum mul-<text:line-break/>tifariam ab eo in hoc opere conficitur. Nunc igitur ad glu-<text:line-break/>tinantia ire jam tempus est, colore invicem et a molinis<text:line-break/>differentia.</text:p>
      <text:h text:style-name="Heading_20_2" text:outline-level="2">Cap. Xll. </text:h>
      <text:p text:style-name="P26">[<text:span text:style-name="Default_20_Paragraph_20_Font"><text:span text:style-name="T1">De gilvis emplastris , quae et dichroma<text:line-break/>id est bicolora dicuntur.]</text:span></text:span> Quaedam ex eadem materia con-<text:line-break/>stant, qua aeruginem habentia melina, sicut prius quoque<text:line-break/>diximus, hoc <text:span text:style-name="Default_20_Paragraph_20_Font"><text:span text:style-name="T1">s</text:span></text:span>ol<text:span text:style-name="Default_20_Paragraph_20_Font"><text:span text:style-name="T1">o</text:span></text:span> differentia, quod diutius coquantur, omnia<text:line-break/>siquidem propter crudam aeruginem viridia, fiunt melina,<text:line-break/>ubi mediocriter ipsa cocta fuerit, gilva, ubi liberalius. Ma-<text:line-break/>nisestum igitur melina gilvaque oleum copiosius quam vi-<text:line-break/>ridia necessario habere, etsi reliqua omnia eadem recipiant.<text:line-break/>Atque hujus gratia primum spuma argenti caccabo inji-</text:p>
      <text:p text:style-name="P3">cienda est, in quo tantisper coquetur dum <text:span text:style-name="Default_20_Paragraph_20_Font"><text:span text:style-name="T1">s</text:span></text:span>ordium crassi-<text:line-break/>tudinem consequatur, mox aerugo, deinde si metallicum ali-<text:line-break/>quod ceu aes combustum ej usque <text:span text:style-name="Default_20_Paragraph_20_Font"><text:span text:style-name="T1">s</text:span></text:span>quama immittatur. Ac<text:line-break/>quando spissitudinem acceperint, tunc ceram et resinam, si<text:line-break/>haec etiam medicamentum recipiat, indere conveniet, po-<text:line-break/>stremo thus, myrrham, aloën, ali aque id genus, sicut ce-<text:line-break/>leberrimum gilvum, quod ex dictamno vocatur, sacrum et<text:line-break/>ipsum appellatum velut ista, quoniam ajunt ea ex sacris<text:line-break/>Aegypli locis esse allata. Usum igitur hoc praestat multi-<text:line-break/>plicem , proinde in sequenti sermone simul cum iis , quae<text:line-break/>ad plura valent, paulo post describetur. In praesentia de<text:line-break/>aliis gilvis tum omnin<text:span text:style-name="Default_20_Paragraph_20_Font"><text:span text:style-name="T1">o</text:span></text:span> simplicibus , tum iis, quae inter<text:line-break/>haec et polychresta, id est multipliciter utilia, consistunt,<text:line-break/>verba facturi sumus. Ut igitur viridia emplastra simplicia<text:line-break/>ex cera, resina, oleo et aerugine consiciebantur juxta di-<text:line-break/>ctam illic <text:span text:style-name="Default_20_Paragraph_20_Font"><text:span text:style-name="T1">s</text:span></text:span>ymmetriam, sic gilva ex argenti spuma et oleo<text:line-break/>copiosiore quam in Viridibus sumpto componuntur. Itaque</text:p>
      <text:p text:style-name="P3">si emplastrum largius voles coquere augeasque oleum, me-<text:line-break/>dicamentum habiturus es quod magis siccet ideoque vul-<text:line-break/>nerum cruentorum glutinantius, sin autem mediocriter, tan-<text:line-break/>tam olei men<text:span text:style-name="Default_20_Paragraph_20_Font"><text:span text:style-name="T1">s</text:span></text:span>uram, quantum argenti spumae pondus esse<text:line-break/>sufficit, libram enim olei mensuralem Romanorum in ar-<text:line-break/>genti spumae libram ponderarent iniiciemus. lam si medi-<text:line-break/>camentum plenius incoquere placet, non solum Iib. j ẞ,<text:line-break/>sed etiam duas et plures immittamus. Porro inter haec<text:line-break/>gilva emplastra sic praeparata plus siccant, quae nec resi-<text:line-break/>nam nec ceram omnino habent<text:span text:style-name="Default_20_Paragraph_20_Font"><text:span text:style-name="T1">, s</text:span></text:span>ed ex <text:span text:style-name="Default_20_Paragraph_20_Font"><text:span text:style-name="T1">s</text:span></text:span>olis ut vocant<text:line-break/>metallicis consiciuntur, quemadmod<text:span text:style-name="Default_20_Paragraph_20_Font"><text:span text:style-name="T1">u</text:span></text:span>m alii quoque nonnulli<text:line-break/>ex prioribus alia scripserunt. Caeterum quo ego semper<text:line-break/>mea industria composito utor, in hunc modum coquitur.<text:line-break/><text:span text:style-name="Default_20_Paragraph_20_Font"><text:span text:style-name="T1">Calvum ex metallicis</text:span></text:span>. Argenti spumae cum oleo prius co-<text:line-break/>ctae metallica ex aceto laevigata immitto et sic coquo, do-<text:line-break/>nec non inficiat. Addo his olei libras quatuor, hoc autem<text:line-break/>quant<text:span text:style-name="Default_20_Paragraph_20_Font"><text:span text:style-name="T1">o</text:span></text:span> vetustius tanto erit melius, magisque si id suerit<text:line-break/>Sabinum, argenteae spumae libras tres, aceti quam acer^</text:p>
      <text:p text:style-name="P3">rimi libras duas, horum trium metallicorum squamae aeris<text:line-break/>nigri, aeruginis, chalcitidis, singulorum aequale pondus, ni-<text:line-break/>mirum uncias duas, hoc est drach. sedecim. At quum ve-<text:line-break/>tus oleum existit crassumque ex vetustate, quatuor libras<text:line-break/>et dimidiam immittit<text:span text:style-name="Default_20_Paragraph_20_Font"><text:span text:style-name="T1">o</text:span></text:span>. Nos et quinque interdum idque per<text:line-break/>hiemem indidimus , non ignari hieme plus olei quam per<text:line-break/>aestatem immiscendum. At argenti spumam prius videlicet<text:line-break/>coques, donec sordium crassitudinem recipiat. Quod si et<text:line-break/>oleum cicinum habeas, id pro vetere usurpato. Medica-<text:line-break/>mentum hoc cruenta vulnera facile glutinat magisque in<text:line-break/>duris corporibus quam mollibus, cujusmodi sunt mulierum,<text:line-break/>puerorum et eunuchorum, dilutum quoque ex oleo cicino<text:line-break/>vel veteri ac linteo exceptum impositumque mirum est<text:line-break/>quam ulcera curatu difficillima concoquat, quae pus nequa-<text:line-break/>quam faciunt. Ad haec sinus conglutinat et fistulas astrin-<text:line-break/>git, exiccat et prorsus claudit. Atque ubi jam ipsum haec<text:line-break/>pulchre velis efficere, metallica pluribus diebus aceto longe</text:p>
      <text:p text:style-name="P3">acerrimo conterito ac potius in sole, pari modo argenti<text:line-break/>spumam tritam exiccatamque et oleo postea mixtam eo<text:line-break/>quo dixi mod<text:span text:style-name="Default_20_Paragraph_20_Font"><text:span text:style-name="T1">o</text:span></text:span> incoquito. Attamen ad ulcera, quibus ci-<text:line-break/>catrix difficulter induci potest, metallica sic elaborari et<text:line-break/>argenti spumam ita conterere non est necessum, etenim sine<text:line-break/>his quoque cicatrici ducendae promptius illud evadit. Ad-<text:line-break/>jiciatur autem tunc ei diphrygis et chrysocollae singulorum<text:line-break/>uncia. At haec non simul cum sipuma et aerugine com-<text:line-break/>mittuntur, uti neo ubi jam coctum medicamentum fuerit<text:line-break/>omnino, sed eo, quod intercedit, tempore. Tantam enim<text:line-break/>hujusmodi medicamenta coctionem requirunt, ut exacte<text:line-break/>cum prioribus in unum coeant, quod mediocri intervallo<text:line-break/>accidit, neque multo ante nec paulo minus quam caccabus<text:line-break/>ab igne tollatur. Solum itaque hoc emplastrum fistulas, si-<text:line-break/>nus et magna vulnera glutinare potest. Juvat ipsum spon-<text:line-break/>gia recens non dura veteri vino respersa. Deligatura in sini-<text:line-break/>bus ab imo fiat ligamento ad orificium perveniente , sicut<text:line-break/>in serm<text:span text:style-name="Default_20_Paragraph_20_Font"><text:span text:style-name="T1">o</text:span></text:span>ne de fistulis clarius ostendetur.</text:p>
      <text:h text:style-name="P13" text:outline-level="2">Cap. Xlll. </text:h>
      <text:p text:style-name="P26">[<text:span text:style-name="Default_20_Paragraph_20_Font"><text:span text:style-name="T1">De ile quae cicatricem obducunt</text:span></text:span>.] Em-<text:line-break/>plastra cicatricem inducentia, sive fynulotica sive epulotica<text:line-break/>nominare velis, sicut etiam alia medicamenta epipasta, id est<text:line-break/>quae insperguntur et quae stramentorum usu apponuntur,<text:line-break/>nihil ut ad curationes eorum differentiae affert, si qualis<text:line-break/>quodque facultatis medicamentum hujusmodi esse debeat<text:line-break/>memineris, quam simul cum reliquis omnibus in therapeu-<text:line-break/>lices methodi libris explicavimus. Quanto enim aggluti-<text:line-break/>nantia carnem generantibus siccare magis ostensa sunt, tanto<text:line-break/>aggl uti nantibus epulotica, nam ipsarum benesici<text:span text:style-name="Default_20_Paragraph_20_Font"><text:span text:style-name="T1">o</text:span></text:span> carnem<text:line-break/>cavis ulceribus generatam cutem reddere statuimus, ob quod<text:line-break/>etiam tale medicamentorum genus, sive illinendum sive in-<text:line-break/>fpergendum sit astringere oportet. Hic autem illorum dun-<text:line-break/>taxat emplastrorum mentionem facere cogitamus, siquidem<text:line-break/>ea, quae linamentis excepta imponuntur medicamenta, ex<text:line-break/>his rosaceo vel myrteo liquatis fiunt. Atque myrteum ro-<text:line-break/>saceo hoc magis conducit, quo vehementius astringit. At si<text:line-break/>neutrum habeas, ex cyprino, lentiscino et melino, liquanda</text:p>
      <text:p text:style-name="P3">sunt, si his quoque careas, ex omphacino vel eo, quod ab<text:line-break/>Hifpania p<text:span text:style-name="Default_20_Paragraph_20_Font"><text:span text:style-name="T1">o</text:span></text:span>rtatur, Hispanum nominant, ubi nec hujus copia<text:line-break/>adsit, tener<text:span text:style-name="Default_20_Paragraph_20_Font"><text:span text:style-name="T1">o</text:span></text:span>s olivarum surculos contusos alii cuipiam vul-<text:line-break/>gari oleo admiscebis, quod si hos etiam desideres, praestat<text:line-break/>oleo vetere liquesacere, hinc enim medicamentum siccandi<text:line-break/>virtute augebis. Proinde plerique medicorum a medicamen-<text:line-break/>tis, quae optimi quique medici longi temporis experientia<text:line-break/>satis probarunt, eoque nobilia reddiderunt, hac ratione su-<text:line-break/>lum abstinent, ut ipsi melius quippiam praeter maj<text:span text:style-name="Default_20_Paragraph_20_Font"><text:span text:style-name="T1">o</text:span></text:span>res ha-<text:line-break/>bere videantur. Attamen sciendum est, his ipsis celebribus<text:line-break/>medicamentis, quae ab omnibus laudantur, haud facile<text:line-break/>aliorum ullum reperiri qu<text:span text:style-name="Default_20_Paragraph_20_Font"><text:span text:style-name="T1">o</text:span></text:span>d sit praestantius. Ab antiquo<text:line-break/>igitur laudata sunt, tum quod ex cadmia tum quod ex<text:line-break/>Iadano inscribitur, ad cicatricem ducendam utrumque este<text:line-break/>praestantissimum. Quamquam apud omnes mixturae simpli-<text:line-break/>cium medicamentorum symmetriam eandem non sit inve-<text:line-break/>nire. Quapropter visum mihi est eas, quae cuique scriptori<text:line-break/>placent, describere, auspicati a proditis ab Asclepiade in<text:line-break/>terti<text:span text:style-name="Default_20_Paragraph_20_Font"><text:span text:style-name="T1">o</text:span></text:span> de exterioribus commentario, quae Marcellas inscribit.</text:p>
      <text:h text:style-name="P13" text:outline-level="2">Cap. XIV</text:h>
      <text:p text:style-name="P26"><text:s/>[<text:span text:style-name="Default_20_Paragraph_20_Font"><text:span text:style-name="T1">De epuloticis emplastr</text:span></text:span><text:span text:style-name="Default_20_Paragraph_20_Font"><text:span text:style-name="T3">i</text:span></text:span><text:span text:style-name="Default_20_Paragraph_20_Font"><text:span text:style-name="T1">s Asclepiades sic<text:line-break/>scribit</text:span></text:span>.] Posteaquam ulcera particularia sine alia dispositione<text:line-break/>ad cicatricem jam tendunt, utendum est iis compositioni-<text:line-break/>bus, quae infra <text:span text:style-name="Default_20_Paragraph_20_Font"><text:span text:style-name="T1">s</text:span></text:span>cribuntur <text:span text:style-name="Default_20_Paragraph_20_Font"><text:span text:style-name="T1">Emplastrum ex cadmia ad ci-<text:line-break/>catricem ducendam. Hoc Lucius Cathegetes, id est prae-<text:line-break/>ceptor usus est</text:span></text:span>. ♃ Cadmiae ustae et ex vino praeparatae,<text:line-break/>chalcitidis tostae, singulorum drach. xvj, cerae drach. lxxx,<text:line-break/>picis colophoniacae Ʒ viij, vini ltalici quod latis est. Chal-<text:line-break/>citis et cadmia ex vino terantur, ut humidi cerati spissitu-<text:line-break/>dinem habeant, ceram et resinam perfractam in vas fictile<text:line-break/>immittito, atque his olei myrtei pondo libram adjicito,<text:line-break/>deinde carbonibus <text:span text:style-name="Default_20_Paragraph_20_Font"><text:span text:style-name="T1">s</text:span></text:span>uperponito movens sine requie, quum<text:line-break/><text:span text:style-name="Default_20_Paragraph_20_Font"><text:span text:style-name="T1">s</text:span></text:span>oluta fuerint ab igne tollito, ubi refrixerint, redito lae-<text:line-break/>vigatisque indito ac mixta excipito. In u<text:span text:style-name="Default_20_Paragraph_20_Font"><text:span text:style-name="T1">s</text:span></text:span>u oleo myrteo<text:line-break/>fubigito, temperatura dispositioni respondeat. <text:span text:style-name="Default_20_Paragraph_20_Font"><text:span text:style-name="T1">Aliud ex<text:line-break/>cadmia.</text:span></text:span> Cadmiae tostae, chalcitidis tostae, diphrygis, sin-<text:line-break/>gulosum Ʒ xvj cerae, resinae frictae, olei myrtei, singulo-<text:line-break/>rum <text:span text:style-name="Default_20_Paragraph_20_Font"><text:span text:style-name="T1">s</text:span></text:span>elibram, vini Italici quantum fatis est. Praepara quo-</text:p>
      <text:p text:style-name="P3">modo dictum est, ac utitor nunc diluto^ nunc mero me-<text:line-break/>dicamento. <text:span text:style-name="Default_20_Paragraph_20_Font"><text:span text:style-name="T1">Aliud</text:span></text:span>. ♃ Argenti spumae, cerussae, cadmiae^<text:line-break/>diphrygis, resinae, singulorum Ʒ viij, chalcitidis Ʒ ij, cerae<text:line-break/>Ʒ viij, myrtei olei quod sufficit, vini Aminaei quod fatis esu<text:line-break/><text:span text:style-name="Default_20_Paragraph_20_Font"><text:span text:style-name="T1">Aliud Euphran</text:span></text:span>n<text:span text:style-name="Default_20_Paragraph_20_Font"><text:span text:style-name="T1">ris</text:span></text:span>. ♃ Diphrygis, misyos tosti, singulorum<text:line-break/>Ʒ viij, chalcitidis tostae, molybdaenae, singulorum Ʒ ij, ca-<text:line-break/>dmiae Ʒ j, cerae Ʒ vj, colophoniae Ʒ iij, myrtei libras vj,<text:line-break/>vini ltalici quod satis est. <text:span text:style-name="Default_20_Paragraph_20_Font"><text:span text:style-name="T1">Aliud ex ladano accommoda -<text:line-break/>tum medicamentum , non solum cicatricem ducens, sed<text:line-break/>etiam callos excindens et male curata instaurans</text:span></text:span>. ♃ Chal-<text:line-break/>ci fidis, argenti spumae, ladani, singulorum Ʒ xxiv, bitumi-<text:line-break/>nisƷ viij, cerae lxxij, myrtei heminam unam, alii Ʒ xviij,<text:line-break/>vini heminam j. Praeparato i^I modum praedictum, quum<text:line-break/>res exigit, et splenio et diluto ^utitor. <text:span text:style-name="Default_20_Paragraph_20_Font"><text:span text:style-name="T1">Aliud</text:span></text:span>. ♃ Argenti<text:line-break/>spumae Ʒ c, picis Ʒ l, ladani drach. xxv, aeruginis rasae,<text:line-break/>aeris usti, singulorum Ʒ viij, olei myrtei lib. ij, aeris siqua-<text:line-break/>Istae Ʒ iv conficIto ac utitor. <text:span text:style-name="Default_20_Paragraph_20_Font"><text:span text:style-name="T1">Aliud, quod pyricauton di*<text:line-break/>citur, ex Attalicis virtutibus medicamentum accommoda-</text:span></text:span></text:p>
      <text:p text:style-name="P3"><text:span text:style-name="Default_20_Paragraph_20_Font"><text:span text:style-name="T1">tum</text:span></text:span>. ♃ Olei heminam j, aluminis scissilis, mannae, thuris,<text:line-break/>argenti spumae, galbani, singulorum Ʒ j, cerae Ʒ xxiv, an-<text:line-break/>chusaeƷ viij, medullae cervinae, adipis suisti, aeruginis, ce-<text:line-break/>russae, singulorum drach. duas, ovorum trium lutea. Quae<text:line-break/>liquari possunt, siccis immiscentur. Hoc medicamento alias<text:line-break/>diluto, alias mero utitor. <text:span text:style-name="Default_20_Paragraph_20_Font"><text:span text:style-name="T1">Aliud medicamentum accommo-<text:line-break/>datum. Pacit ad vetera ac sanata dieficilia</text:span></text:span>. ♃ Cerussae,<text:line-break/>argenti spumae, aluminis fissilis, mannae, galbani, thuris,<text:line-break/>medul<text:span text:style-name="Default_20_Paragraph_20_Font"><text:span text:style-name="T1">l</text:span></text:span>ae cervinae et vitulinae, singulorum drach. iv cerae,<text:line-break/>anchusae, ovorum luteorum, singulorum drach. octo, olei<text:line-break/>heminas iv. Medullas diligenter tundite et liquat<text:span text:style-name="Default_20_Paragraph_20_Font"><text:span text:style-name="T1">o</text:span></text:span> cum iis,<text:line-break/>quae liquefieri possunt, movens anchusa, ex qua possint ea<text:line-break/>colorari, deinde ab igne sublata et in aliud vas conlecta<text:line-break/>resrigerari sinito, derasa siccis i m m i ficeto, deinde in usum<text:line-break/>excipito. <text:span text:style-name="Default_20_Paragraph_20_Font"><text:span text:style-name="T1">Candidum quod magnum dicitur medicamentum<text:line-break/>accommodatum. Valet et ad diuturna vulnera et quae vi</text:span></text:span>r<text:line-break/><text:span text:style-name="Default_20_Paragraph_20_Font"><text:span text:style-name="T1">cicatricem recipiunt, item scabiosus affectus, benefacit et<text:line-break/>sedis vitiis rosaceo aut myrtino dilutum</text:span></text:span>. ♃ Argenti spu-</text:p>
      <text:p text:style-name="P3">mae drach. c, cerae drach. l, cerussae drach. c, terebinthi-<text:line-break/>nae drach. xxv, thuris Ʒ xxv, aluminis scissilis drach. xij,<text:line-break/>olei heminas duas. Componito simili modo, et utitor inter-<text:line-break/>dum emplastro, interdum diluto medicamento. <text:span text:style-name="Default_20_Paragraph_20_Font"><text:span text:style-name="T1">Aliud cui<text:line-break/>nomen est Pamphilion ad idem. susuper sinus congluti-<text:line-break/>nat et fistulis callum exterit. Valet ad ulcerum stuxio-<text:line-break/>nes tum ad diuturna et d</text:span></text:span>y<text:span text:style-name="Default_20_Paragraph_20_Font"><text:span text:style-name="T1">sepulota scabiemque sanat,<text:line-break/>tollit sugillata, benefacit caput dolentibus et oculorum<text:line-break/>epiphoris fronti impositum, nec nunus sedi convenit dilu-<text:line-break/>tum rosaceo vel myrteo. Caeterum in hunc modum colu-<text:line-break/>ponitur</text:span></text:span>. ♃ Argenti spumae drach. centum, cerae drach.<text:line-break/>quinquaginta, terebinthinae drach. vigintiqninque, thuris<text:line-break/>drach. vigintiqninque, cerussae drach. centum, aluminis<text:line-break/>fissilis drach. xvj, piperis albi Ʒ iij, olei veteris heminas<text:line-break/>duas. Liquato, ut dictum est, nunc diluto medicamento nunc<text:line-break/>emplastri modo utens. Nam in capitis manantibus ulceri-<text:line-break/>bus, quae achores Graecis dicuntur et oculorum asperi ta-<text:line-break/>tibus, vel in iis, quas epinyctidaS vocant, vel ani vitiis di-</text:p>
      <text:p text:style-name="P2">lutum medicamentum myrteo vel lentiscino iliinitur. <text:span text:style-name="Default_20_Paragraph_20_Font"><text:span text:style-name="T1">Aliud<text:line-break/>Pelamonis medicamentum accommodatum. .Facit et ad<text:line-break/>carbunculos, sinus exiccat immissum vel instillatum. Ad<text:line-break/>haec cicatricem probe inducit.</text:span></text:span> ♃ Pityinae, cerae, calcis<text:line-break/>vivae, argenti spumae, singul<text:span text:style-name="Default_20_Paragraph_20_Font"><text:span text:style-name="T1">o</text:span></text:span>rum Ʒ I, cerussae Ʒ <text:span text:style-name="Default_20_Paragraph_20_Font"><text:span text:style-name="T4">χχν</text:span></text:span><text:span text:style-name="Default_20_Paragraph_20_Font"><text:span text:style-name="T7">, </text:span></text:span>olei<text:line-break/>heminae dimidium. Argenti spumam oleumque, dum in unum<text:line-break/>coëant, incoquito, mox ceram, inde resinam. Porro calci<text:line-break/>et cerussae in laev<text:span text:style-name="Default_20_Paragraph_20_Font"><text:span text:style-name="T1">o</text:span></text:span>rem redactis liquabilia indito. Dum<text:line-break/>uteris, oleo cineri calido superposito medicamentum con-<text:line-break/>fringendo inlicito, ubi incaluerit, mortario <text:span text:style-name="Default_20_Paragraph_20_Font"><text:span text:style-name="T1">s</text:span></text:span>uperfundito et<text:line-break/>diligenter subigito, donec <text:span text:style-name="Default_20_Paragraph_20_Font"><text:span text:style-name="T1">s</text:span></text:span>ordium spissitudo fiat. Ab igne<text:line-break/>deposito utit<text:span text:style-name="Default_20_Paragraph_20_Font"><text:span text:style-name="T1">o</text:span></text:span>r tanquam maximo medicamento, alias pen-<text:line-break/>nis illinens, alias instillans. Caeterum carbunculis vocalis<text:line-break/>linteolo illitum adhibeto. <text:span text:style-name="Default_20_Paragraph_20_Font"><text:span text:style-name="T1">Aliud Moschionis, c</text:span></text:span>e<text:span text:style-name="Default_20_Paragraph_20_Font"><text:span text:style-name="T1">lebre ad<text:line-break/>quaelibet a callo vindicanda et cicatrice obducenda, idem<text:line-break/>et sedi prodest insigniter. </text:span></text:span>♃ Argenti spumae, cerussae,<text:line-break/>calcis vivae, singulorum drach. viij, medullae cervinae, ce-<text:line-break/>rae , utriusque drach. xvj , olei myrtei quantum fatse est,<text:line-break/>quae liquari possunt, aridis immiscentur et mollita sedulo</text:p>
      <text:p text:style-name="P3">in pastillos digeruntur. Quum uti voles, prius aqua veI<text:line-break/>lacte diluatur quantum habet, ut <text:span text:style-name="Default_20_Paragraph_20_Font"><text:span text:style-name="T1">s</text:span></text:span>ordium crassitudinem<text:line-break/>habeat, deinde rosacei quod sufficit, immittitur vel myrtei,<text:line-break/>contusum diligenter in plumbeam pyxidem reponitur, usui<text:line-break/>est, quemadmodum praediximus.</text:p>
      <text:h text:style-name="Heading_20_2" text:outline-level="2">Cap. XV. </text:h>
      <text:p text:style-name="P26">[<text:span text:style-name="Default_20_Paragraph_20_Font"><text:span text:style-name="T1">EpuloticaAndromachb</text:span></text:span>] ♃ Cadmiae lib. j,<text:line-break/>chalcitidis ustae lib. j, cerae lib. j, resinae aridae lib. tres,<text:line-break/>myrtei lib. iij, vinum siccis immiscetur. <text:span text:style-name="Default_20_Paragraph_20_Font"><text:span text:style-name="T1">Aliud ex ladano.<text:line-break/></text:span></text:span>♃ Argenti <text:span text:style-name="Default_20_Paragraph_20_Font"><text:span text:style-name="T1">s</text:span></text:span>pumae Ʒ xl, ladani drach. xxxij, chalcanthi<text:line-break/>drach. octo, aluminis scissilis drach. xij, cerae drach. c,<text:line-break/><text:span text:style-name="Default_20_Paragraph_20_Font"><text:span text:style-name="T1">s</text:span></text:span>quamae drach. viij, bituminis drach. xxxij, myrtei quar-<text:line-break/>tam heminae partem, vinum Falernum siccis adjicitur. <text:span text:style-name="Default_20_Paragraph_20_Font"><text:span text:style-name="T1">Ali-<text:line-break/>ter, ut Alcimion, quod praeparavi. </text:span></text:span>♃ Ladani drach. viij,<text:line-break/>hyssopi drach. iv, propoleos drach. viij, bituminis drach.<text:line-break/>viij. argenti spumae drach. iv, aeris squamae drach. iv, mi-<text:line-break/>syos crudi drach. iv, cerae drach. xxiv, myrtei octavam<text:line-break/>minae portionem. <text:span text:style-name="Default_20_Paragraph_20_Font"><text:span text:style-name="T1">Aliud ex hordeis</text:span></text:span>. ♃ Cerussae Ʒ l, argenti<text:line-break/>spumae drach. l, hordei usti non triti sextarium j, cerae<text:line-break/>drach. l, olei sextarium j, Postremum hordeum adjicitur.</text:p>
      <text:p text:style-name="P3"><text:span text:style-name="Default_20_Paragraph_20_Font"><text:span text:style-name="T1">Aliud ad ducendam cicatricem</text:span></text:span>. ♃ Cadmiae ℥ ij, ehalciti-<text:line-break/>dis, cerae, terebinthinae, singulorum ℥ iv, hyssopi unciam<text:line-break/>unam, myrti uncias quatuor, chalcan thi uncias quatuor,<text:line-break/>vinum siccis affunditur. <text:span text:style-name="Default_20_Paragraph_20_Font"><text:span text:style-name="T1">Aliud ad idem</text:span></text:span>. ♃ Resinae aridae<text:line-break/>drach. xviij, diphrygis drach.iv, argenti spumae drach. xvj,<text:line-break/>cerae drach. x, olei heminas iv. Post haec Andromachus<text:line-break/>alia emplastra sex percensuit cicatricem aegre ducentibus<text:line-break/>accommoda, quae sane hic nunc ascribere visum non est,<text:line-break/>dicentur enim simul cum illis, quae ulcera curatu dissis<text:line-break/>cilia sanant, in quarto hujus operis volumine. Quum autem<text:line-break/>Andromachus ibidem ante praedicta modo epulotica alia<text:line-break/>quaedam tradiderit, non praeponens quod apertis ulceri-<text:line-break/>bus cicatricem inducerent, praesertim in pueris, mulieribus<text:line-break/>et eunuchis, summatim in omnibus, qui teneram habent<text:line-break/>carnem, melius mihi visum est haec quoque huc adjicere.<text:line-break/>Titulum ipsis a colore Andromachus indidit, ut qui de iis<text:line-break/>hunc in modum ad verbum <text:span text:style-name="Default_20_Paragraph_20_Font"><text:span text:style-name="T1">s</text:span></text:span>cripserit. <text:span text:style-name="Default_20_Paragraph_20_Font"><text:span text:style-name="T1">Candida Andro-<text:line-break/>machi epulotica, album quo utor</text:span></text:span>. ♃ Argenti spumae mi-</text:p>
      <text:p text:style-name="P3">nam j, cerussae minam j, cerae iv, resinae iv, olei heminas<text:line-break/>tres, aquae heminam j. <text:span text:style-name="Default_20_Paragraph_20_Font"><text:span text:style-name="T1">Aliud</text:span></text:span>. ♃ Argenti spumae drach.<text:line-break/>clx, cerussae drach. cc, cerae draclu 1, terebinthinae drach.<text:line-break/>xxiv, olei veteris heminae dimidium, aquae cyathos vj.<text:line-break/><text:span text:style-name="Default_20_Paragraph_20_Font"><text:span text:style-name="T1">Aliud</text:span></text:span>. ♃ Argenti spumae drach. c, cerussae, cerae, singu-<text:line-break/>Iorum drach. l, terebinthinae drach. xxv, aluminis fissilis<text:line-break/>drach. vj, piperis albi draclu iij, orcheos herbae Ʒ vlij,<text:line-break/>struthii Ʒ ij, mannae Ʒ xxv<text:span text:style-name="Default_20_Paragraph_20_Font"><text:span text:style-name="T1">. Aliud</text:span></text:span>. ♃ Argenti spumae<text:line-break/>Ʒ lxx, cerussae drach. c, cerae drach. l, olei veteris cya-<text:line-break/>thos duos, aliter drach. duas, aquae heminas duas. <text:span text:style-name="Default_20_Paragraph_20_Font"><text:span text:style-name="T1">Aliud.<text:line-break/></text:span></text:span>♃ Argenti spumae Ʒ xxv, cerae Ʒlvij, adipis s<text:span text:style-name="Default_20_Paragraph_20_Font"><text:span text:style-name="T1">u</text:span></text:span>illi Ʒxxxvij,<text:line-break/>myrrhae Ʒ ij, ovorum coctorum lutea iv, alii crudorum.<text:line-break/><text:span text:style-name="Default_20_Paragraph_20_Font"><text:span text:style-name="T1">Medicamentum arete</text:span></text:span>, id est virtus, <text:span text:style-name="Default_20_Paragraph_20_Font"><text:span text:style-name="T1">appellatum</text:span></text:span>. ♃ Strig<text:line-break/>menti puri heminas xij , argenti spumae minas iij, squa-<text:line-break/>mae Ʒ vj, alii Ʒ xvj, resinae colophoniae minas vj, alii Ʒ l,<text:line-break/>cerae minam j, quidam minas xlv, marinae aquae he-<text:line-break/>minas iij. .</text:p>
      <text:p text:style-name="P1"><text:span text:style-name="Default_20_Paragraph_20_Font"><text:span text:style-name="T1">[Andromachi panacea i</text:span></text:span>. universale remedium.] ♃<text:line-break/>Argenti spumae Ʒ cl, cerae Ʒ xl, terebinthinae Ʒ Iiij, ma-</text:p>
      <text:p text:style-name="P2">rinae veteris vel potius vini vetusti heminas ij, strigmenti<text:line-break/>heminas vj, <text:span text:style-name="Default_20_Paragraph_20_Font"><text:span text:style-name="T1">s</text:span></text:span>quamae Ʒ xvj, ricini heminas ij, cerussae Ʒ lxxx,<text:line-break/>guttae ammoniaci Ʒ xxiv, <text:span text:style-name="Default_20_Paragraph_20_Font"><text:span text:style-name="T1">s</text:span></text:span>evi vitulini drach. lxxx, calcis<text:line-break/>vivae drach. xxiv, aristolochiae drach. xxv. Coquito ut<text:line-break/>didicisti.</text:p>
      <text:p text:style-name="P1"><text:span text:style-name="Default_20_Paragraph_20_Font"><text:span text:style-name="T1">[Candidum Pelephants.]</text:span></text:span> ♃ Argenti <text:span text:style-name="Default_20_Paragraph_20_Font"><text:span text:style-name="T1">s</text:span></text:span>pumae drach.<text:line-break/>lxxx, cerussae Ʒ cxx, myrrhae drach. iij, obolos ij, saga-<text:line-break/>peni drach. v, thuris drach. vj, obolos iv, olei heminas ij ẞ,<text:line-break/>omnia simul incoquito. <text:span text:style-name="Default_20_Paragraph_20_Font"><text:span text:style-name="T1">Aliud. </text:span></text:span>♃ Cerae candidae lib. j,<text:line-break/>myrrhae ℥ j, thuris ℥ j, medullae cervinae uncias ij, adipis<text:line-break/>hyaenae ℥ ij, coaguli cervi, vel hoedi ℥ ij, nitri ℥ ij, gal-<text:line-break/>bani Ʒ j, guttae ammoniaci Ʒ iv, argenti spumae lib. j ẞ,<text:line-break/>cerussae Ʒ vj, olei veteris heminam j ẞ, marinae aquae he-<text:line-break/>minae ẞ. Cauniace dicitur. <text:span text:style-name="Default_20_Paragraph_20_Font"><text:span text:style-name="T1">Aliud.</text:span></text:span> ♃ Argenti spumae drach.<text:line-break/>cc, cerae drach. lij, olei heminas tres, cerussae drach. lxxx,<text:line-break/>terebinthinae drach. xxxij, buccin<text:span text:style-name="Default_20_Paragraph_20_Font"><text:span text:style-name="T1">a</text:span></text:span>rum ustorum drach. de-<text:line-break/>cem, thuris drach. xix, aquae sextarium unum. <text:span text:style-name="Default_20_Paragraph_20_Font"><text:span text:style-name="T1">Aliud. ♃<text:line-break/></text:span></text:span>Adipis suilli recentis drach. octoginta octo, cerae candidae<text:line-break/>drach. quadraginta octo, cerussae drach. duodecim, argenti</text:p>
      <text:p text:style-name="P3">spumae drach. duodecim. Aliud ad herpetas, carbunculos,<text:line-break/>condylomata, rhagadas, phlegmonen prorsus arcet, ut Heras<text:line-break/>Cappadox meminit. In hoc igitur recte fecit, quod non<text:line-break/>simpliciter cerae <text:span text:style-name="Default_20_Paragraph_20_Font"><text:span text:style-name="T1">s</text:span></text:span>cripserit, sed candidae adjecerit, nam sic<text:line-break/>fieri possit, uti vult, colore candidum. Post haec autem<text:line-break/>aliud commemorans neque cerae neque vini candorem<text:line-break/>apposuit, sed nos ad j ungere oportet, si emplastrum candi-<text:line-break/>dum reddere statuimus. Porr<text:span text:style-name="Default_20_Paragraph_20_Font"><text:span text:style-name="T1">o</text:span></text:span> compositio ejus his verbis<text:line-break/>ab ipso Andromacho tradita esa</text:p>
      <text:p text:style-name="P1"><text:span text:style-name="Default_20_Paragraph_20_Font"><text:span text:style-name="T1">[Aliud ex vino, Publii]</text:span></text:span> ♃ Cadmiae lib. j Ʒ ix, ar-<text:line-break/>genti spumae lib. ij, cerussae lib. ij, vini Graeci sextarios ij,<text:line-break/>rosacei lib. v, cerae lib. iij, ova cruda numero xij, thuris<text:line-break/>Ʒ tres. Haec incoquito. Candidorum emplastrorutn coquendi<text:line-break/>rationes in priori commentario percensui simulque metho-<text:line-break/>dum non coquendi modo , sed etiam eorum compositionis<text:line-break/>ostendi. Et fortasse nihil amplius ejusmodi emplastrorum<text:line-break/>doctrinae adjiciendum restat, <text:span text:style-name="Default_20_Paragraph_20_Font"><text:span text:style-name="T1">s</text:span></text:span>ed quia hic liber non solum</text:p>
      <text:p text:style-name="P3">de carnem generantibus emplastris, quae quidem ut pluri-<text:line-break/>situm viridia sunt, verum etiam de glutinantium et epulo-<text:line-break/>licorum omnium ratione egit, quae ulcera malignitate ca-<text:line-break/>nentia cicatrice obducunt, quoniam que melina ac gilva per-<text:line-break/>eurri, ideo candida quoque emplastra, quorum in illo libro<text:line-break/>mentionem nullam fecimus, in hoc producere visum est.<text:line-break/>Caeterum, ut nihil praesenti commentario desit, non pige-<text:line-break/>hit adjicere emplastra, quae ab ipsis cephalica et catagma-<text:line-break/>tica,id est capiti fracturisque medentia, nominantur et magna<text:line-break/>vulnera sinusque glutinant, quum vero diluta fuerint, li-<text:line-break/>namentis excipiuntur et fiunt sarcotiea, id est carnem pro-<text:line-break/>gignentia.</text:p>
      <text:h text:style-name="Heading_20_2" text:outline-level="2">Cap. XVI. </text:h>
      <text:p text:style-name="P26">[<text:span text:style-name="Default_20_Paragraph_20_Font"><text:span text:style-name="T1">De emplastris ad fe acturas et caput<text:line-break/>idoneis.]</text:span></text:span> Qui plurima ac <text:span text:style-name="Default_20_Paragraph_20_Font"><text:span text:style-name="T1">o</text:span></text:span>ptima medicamenta prodiderunt,<text:line-break/>antea omnes nominatim citavimus, genus quoddam empla-<text:line-break/>ficorum cephalicum et catagmaticum vocant a calvariae<text:line-break/>fracturis potissimum nomen eis imponentes. Sunt autem ta-<text:line-break/>Iia abstergendi, digerendi et siccandi potestate praedita.</text:p>
      <text:p text:style-name="P3">Plerique paululum ex astringentibus medicamentis eis admi-<text:line-break/>scuerunt, idque duplicis usus gratia, sicut diximus, nempe<text:line-break/>ut id, quod affectis partibus influit, repelleretur et abster-<text:line-break/>gentium facultatem in profundum usque deduceret. Porro<text:line-break/>docuimus nos antea, nisi astringentia elaborentur tritura,<text:line-break/>quoadusque in pulverem redigantur, noxam magis quam<text:line-break/>praesidium esse allatura iis, quae trahendi vim obtinent. <text:span text:style-name="Default_20_Paragraph_20_Font"><text:span text:style-name="T3">At<text:line-break/></text:span></text:span>optime elaborari ostendimus ea, li ex aceto acri laevia<text:line-break/>fiant. ltaque hujusmodi medicamentorum seriem ab iis, quae<text:line-break/><text:span text:style-name="Default_20_Paragraph_20_Font"><text:span text:style-name="T3">A</text:span></text:span><text:span text:style-name="Default_20_Paragraph_20_Font"><text:span text:style-name="T1">s</text:span></text:span>clepiades tradidit, jam auspicabimur.</text:p>
      <text:h text:style-name="Heading_20_2" text:outline-level="2">Cap. XVII.</text:h>
      <text:p text:style-name="P26"><text:s/>[<text:span text:style-name="Default_20_Paragraph_20_Font"><text:span text:style-name="T1">De emplastris ad fracturas idoneis ab<text:line-break/>Asclepiade traditis.]</text:span></text:span> Primum in tertio exteriorum medi-<text:line-break/>camentorum his verbis praescripsit. <text:span text:style-name="Default_20_Paragraph_20_Font"><text:span text:style-name="T1">Nigrum areston, id est<text:line-break/>optimum catagmaticum.</text:span></text:span> Hoc medicamento usus sum in sra-<text:line-break/>cturis ossium multorum, ita ut eorum plura moverentur ac<text:line-break/>innatarent omnesque hortarentur innatantia illa ossa au-<text:line-break/>ferri. At hoc aristus id fecit, quod praeter omnium opi-<text:line-break/>nionem est visum, nam fluitantia et ab aliis ossibus <text:span text:style-name="Default_20_Paragraph_20_Font"><text:span text:style-name="T1">s</text:span></text:span><text:span text:style-name="Default_20_Paragraph_20_Font"><text:span text:style-name="T3">eparata</text:span></text:span></text:p>
      <text:p text:style-name="P2">ita copulavit, ut aliis continuaverit. Haec recipit argenti<text:line-break/>spumae, bituminis, singulorum drachmas ducentas, picis<text:line-break/>aridae, cerae, singulorum drachmas centum, resinae tere-<text:line-break/>binthinae drachmas quinquaginta, aluminis scissilis, propo-<text:line-break/>Ieos, singulorum drachmas triginta, guttae ammoniaci drach-<text:line-break/>mas vigintiquatuor, aeruginis drachmas decem, olei sexta-<text:line-break/>rios quatuor, praeparato, ut praedictum est. Alia praeposito<text:line-break/>generi similia in eodem libro Asclepiades conscripsit in haec<text:line-break/>verba. <text:span text:style-name="Default_20_Paragraph_20_Font"><text:span text:style-name="T1">Aliud P</text:span></text:span>e<text:span text:style-name="Default_20_Paragraph_20_Font"><text:span text:style-name="T1">titionis ad fracturas, quo Helenus tesc</text:span></text:span>i<text:span text:style-name="Default_20_Paragraph_20_Font"><text:span text:style-name="T1">s<text:line-break/>est. Valet etiam ad vulnera ex ictu. Quum exhibebis,<text:line-break/>spongia calida madesacta splenium relaxare oportet, nam<text:line-break/>medicamentum valide glutinat. .Benefecit idem ad strumas<text:line-break/>et fistulas. dn sinibus autem et fistulis splenium excindere<text:line-break/>convenit, hoc est in oreficio, ut humor, qui excernitur, lo-<text:line-break/>Dum habeat, item simul cum medicamento lavandum est.<text:line-break/>Praeparatur hoc pacto</text:span></text:span>. ♃ Bituminis Judaici lib. v, uncias<text:line-break/>quatuor, picis brutiae siccae pares portiones, resinae frictae<text:line-break/>lib. viij, cerae lib. iv, thuris libras iv, squamae rubrae li-</text:p>
      <text:p text:style-name="P2">bram unam ℥ iv, olei per aestatem libram unam, hieme li-<text:line-break/>bram j ẞ, aceti heminam unam. Quae liquari possunt, lique-<text:line-break/>facito, thus et squamam ex aceto trita reliquis admisceto,<text:line-break/>attendens ne ebulliant, movensque in m<text:span text:style-name="Default_20_Paragraph_20_Font"><text:span text:style-name="T1">o</text:span></text:span>rtarium demittit<text:span text:style-name="Default_20_Paragraph_20_Font"><text:span text:style-name="T1">o,<text:line-break/></text:span></text:span>contusa et <text:span text:style-name="Default_20_Paragraph_20_Font"><text:span text:style-name="T1">s</text:span></text:span>ubacta excipito ac utitor. In alio exemplari<text:line-break/>squamae rubrae pondo libram dimidiam offendi. Liquet au-<text:line-break/>tem efficacius esse, quod copiosiorem squamam receperit.<text:line-break/><text:span text:style-name="Default_20_Paragraph_20_Font"><text:span text:style-name="T1">Moschionis medicametum dd fracturas, recentia vulnera<text:line-break/>et nervos praecisos consectum, item ad divisa cum contu-<text:line-break/>sione. Benefacit etiam si acturis cum vulnere, etenim vul-<text:line-break/>aeribus succurrit et ossa cum deligatura convenienti im-<text:line-break/>positum ad callum perducit. Nec minus incipientibus hy.-<text:line-break/>dropicis et testium contusionibus prodest, eminentias circa<text:line-break/>anum reprimit et rhagadas butyro dilutum sanat et fau-<text:line-break/>cium tumores, quos</text:span></text:span> G<text:span text:style-name="Default_20_Paragraph_20_Font"><text:span text:style-name="T1">raeci bronchocelas appellant. Dis-<text:line-break/>solvit omnem duriciam. L sape r valet ad laxatum et per-<text:line-break/></text:span></text:span>v <text:span text:style-name="Default_20_Paragraph_20_Font"><text:span text:style-name="T1">celsum articulamentum , itidem ad callosus excessus in<text:line-break/>manibus pedibusque, quos clavos appellamus, ita valet, ut</text:span></text:span></text:p>
      <text:p text:style-name="P2"><text:span text:style-name="Default_20_Paragraph_20_Font"><text:span text:style-name="T1">sine exulceratione auferat. su summa medicamentum est<text:line-break/>longe utilissimum, facit et ad incipientes hydropas. Hoc<text:line-break/>modo conficitur. </text:span></text:span>♃ LithargyIi minam j, mina vero in hoc<text:line-break/>medicamento habet draclu clx, picis liquidae Ʒ clx<text:span text:style-name="Default_20_Paragraph_20_Font"><text:span text:style-name="T1">, s</text:span></text:span>evi vi-<text:line-break/>inlini drach. clx, resinae terebinthinae drach. lxxx, mannae<text:line-break/>thuris drach. lxxx, cerae drach. quadraginta, aeruginis<text:line-break/>drach. octo, opopanacis drach. octo, galbani drach. <text:span text:style-name="Default_20_Paragraph_20_Font"><text:span text:style-name="T1">o</text:span></text:span>ct<text:span text:style-name="Default_20_Paragraph_20_Font"><text:span text:style-name="T1">o,<text:line-break/></text:span></text:span>olei cicini heminam j , aceti tantundem , liquoris sycamini<text:line-break/>heminam unam, picis liquidae heminae dimidium. Argenti<text:line-break/>spuma saevissima et cicinum oleum in vas fictile aereumve<text:line-break/>injecta et super ignem posita incoquuntur, posteaquam ebul-<text:line-break/>sierint, sevum et manna thuris adduntur moventurque con-<text:line-break/>tinne, quum coiverint, pix, cera, resina admiscentur, et eo-<text:line-break/>ctis quoadusque non polluant, galbanum aspergitur, deinde<text:line-break/>aerugo et opopanax ex aceto resoluta. Liquor vero syco<text:span text:style-name="Default_20_Paragraph_20_Font"><text:span text:style-name="T1">e</text:span></text:span>s<text:line-break/>mori et pix liquida in alterum vas transsusa c<text:span text:style-name="Default_20_Paragraph_20_Font"><text:span text:style-name="T1">o</text:span></text:span>quuntur,<text:line-break/>ubi coiverint, priori medicamento admiscentur, rurfusque<text:line-break/><text:span text:style-name="Default_20_Paragraph_20_Font"><text:span text:style-name="T1">s</text:span></text:span>upra ignem polita usque dum non inquinent coquuntur,</text:p>
      <text:p text:style-name="P2">et in vinum demersa relinquuntur triduum, inde subactis<text:line-break/>utimur, in linteolum illinentes. Oportet autem in medi-<text:line-break/>camenti impositione vittam respersam Vino exprimere et<text:line-break/>tunc medicamento circumdare. Quemadmodum vero Lucius<text:line-break/>praeceptor noster praeparavit, ita habet, adeps et oleum<text:line-break/>prius liquantur, ubi dissoluta suerint, manna thuris laevis-<text:line-break/>sima et argenti spuma inspergitur, his in unum coactis se.-<text:line-break/>quentia facimus. Atque tum in hoc medicamento tum in eo,<text:line-break/>quod proxime subscribitur, minam denariis centum sex-<text:line-break/>aginta valere ait. Unde clarum est Alexandriae minam ipsum<text:line-break/>intelligere, quae uncias viginti pendet et singulae unciae<text:line-break/>drach. viij habent, sic enim accidet minam drach. clx con-<text:line-break/>linere. <text:span text:style-name="Default_20_Paragraph_20_Font"><text:span text:style-name="T1">Aliud Claudii Philoxeni apelum</text:span></text:span>, id est hiulcis con-<text:line-break/>veniens, <text:span text:style-name="Default_20_Paragraph_20_Font"><text:span text:style-name="T1">inscriptum ad cruenta et fracturas. Facit etiam<text:line-break/>ad praedicta vitia</text:span></text:span>. ♃ Argenti spumae minam unam, hoc<text:line-break/>est drach. clx, sevi vitulini drach. clx, thuris drach. lxxx,<text:line-break/>opopanacis, resinae terebinthinae singnl. Ʒ lxxx, cerae Ʒ xl,<text:line-break/>aeruginis, aluminis scissilis, chrysocollae, galbani, singulo-</text:p>
      <text:p text:style-name="P3">rum Ʒ xij, olei cicini heminam unam, aceti quantum sit<text:line-break/>satis, postremum thus et aeruginem et opopanacem et alu-<text:line-break/>meu et chrysocollam et id genus reliqua prius aceto disto-<text:line-break/>Iuta et sedulo laevigata injicit<text:span text:style-name="Default_20_Paragraph_20_Font"><text:span text:style-name="T1">o</text:span></text:span>. In alia scriptura sic habet,<text:line-break/>♃ lithargyri Ʒ clx, picis 5 clx, sevi vitulini Ʒ clx, resinae<text:line-break/>terebinthinae Ʒ lxxx, mannae thuris Ʒ lxxx, cerae Ʒ xl,<text:line-break/>opopanacis, aeruginis rasae utriusque Ʒ xvj , chrysoc<text:span text:style-name="Default_20_Paragraph_20_Font"><text:span text:style-name="T1">o</text:span></text:span>llae,<text:line-break/>aluminis scissilis utriusque Ʒ xij , guttae ammoniaci Ʒ vj,<text:line-break/>ciceos heminam j, aceti tantundem, ut catagmatica imponito.<text:line-break/>O<text:span text:style-name="Default_20_Paragraph_20_Font"><text:span text:style-name="T1">enanthe catao</text:span></text:span>v<text:span text:style-name="Default_20_Paragraph_20_Font"><text:span text:style-name="T1">naticum , accommodatum medicamentum-<text:line-break/>facit ad praedictas affectiones</text:span></text:span>. ♃ Argenti spumae Ʒ clx,<text:line-break/>picis vinariae Ʒ clx, hanc ex ltalicis doliis defluentem ca-<text:line-break/>pimus, resinae terebinthinae Ʒ lxxx, thuris Ʒ lxxx, <text:span text:style-name="Default_20_Paragraph_20_Font"><text:span text:style-name="T1">s</text:span></text:span>evi vi-<text:line-break/>Iulini elaborati Ʒ lxxx, medullae cervinae elaboratae drach.<text:line-break/>lxxx, cerae Ʒ xl, oenanthae siccae, symphyti radicis, cen-<text:line-break/>taurii comae singulorum lib. j , aeruginis rasae, opopana-<text:line-break/>cis singulorum Ʒ viij, papaveris <text:span text:style-name="Default_20_Paragraph_20_Font"><text:span text:style-name="T1">s</text:span></text:span>ucci, myrrhae, aloes, gal-</text:p>
      <text:p text:style-name="P2">bani singulorum Ʒ viij , aceti heminas tres, olei cicini he-<text:line-break/>minam j, fymphyton , oenanthen s centaurium , non minu-<text:line-break/>tim c<text:span text:style-name="Default_20_Paragraph_20_Font"><text:span text:style-name="T1">o</text:span></text:span>ntusa ac in acetum injecta ad tertias c<text:span text:style-name="Default_20_Paragraph_20_Font"><text:span text:style-name="T1">o</text:span></text:span>quimus et<text:line-break/>hum<text:span text:style-name="Default_20_Paragraph_20_Font"><text:span text:style-name="T1">o</text:span></text:span>re expresso ad medicamenti confecturam utimur. Pro-<text:line-break/>dest medicamentum etiam podagricis. Alibi sic <text:span text:style-name="Default_20_Paragraph_20_Font"><text:span text:style-name="T1">s</text:span></text:span>criptum est,<text:line-break/>♃ argenti spumae, picis vinariae, singulorum Ʒ clx, medul-<text:line-break/>Iae cervinae, resinae terebinthinae, sevi vitulini, thuris,<text:line-break/>fymphyti radicis, socci sycamini singulorum drach. oct<text:span text:style-name="Default_20_Paragraph_20_Font"><text:span text:style-name="T1">o-<text:line-break/></text:span></text:span>ginta, oenanthes aridae , certaurii singulorum lib. j, cerae<text:line-break/>drach. quadraginta, aeruginis, opopanacis, styracis, papave-<text:line-break/>ris <text:span text:style-name="Default_20_Paragraph_20_Font"><text:span text:style-name="T1">s</text:span></text:span>uccI. mandragorae succi, myrrhae, aloes, galbani, chry-<text:line-break/>s<text:span text:style-name="Default_20_Paragraph_20_Font"><text:span text:style-name="T1">G</text:span></text:span>collae, aluminis scissilis, singulorum drach. xij, aceti fex -<text:line-break/>tarios tres, olei cicini libram unam. Praeparat<text:span text:style-name="Default_20_Paragraph_20_Font"><text:span text:style-name="T1">o</text:span></text:span> quemad-<text:line-break/>. modum praediximus et in vinum Italicum demergite, ut in<text:line-break/>catagmatico Moschionis fecimus.</text:p>
      <text:h text:style-name="Heading_20_2" text:outline-level="2">Cap. XVIII.</text:h>
      <text:p text:style-name="P26"><text:s/>[<text:span text:style-name="Default_20_Paragraph_20_Font"><text:span text:style-name="T1">De emplastris, quae proprie cephalica<text:line-break/>nominantur</text:span></text:span>.] Capitis fracturarum, quae ad crassae membra-<text:line-break/>nae duplicaturum usque pervenere, emplastra cephalica dici</text:p>
      <text:p text:style-name="P3">con<text:span text:style-name="Default_20_Paragraph_20_Font"><text:span text:style-name="T1">s</text:span></text:span>ueverunt. Eorum virtus est ut ossium <text:span text:style-name="Default_20_Paragraph_20_Font"><text:span text:style-name="T1">s</text:span></text:span>quamas <text:span text:style-name="Default_20_Paragraph_20_Font"><text:span text:style-name="T1">s</text:span></text:span>ur<text:span text:style-name="Default_20_Paragraph_20_Font"><text:span text:style-name="T1">s</text:span></text:span>um<text:line-break/>attrahant ac in pristinum locum revocent et fragmenta tum<text:line-break/>in capite tum in aliis corporis ossibus educant. Nonnulli<text:line-break/>communi genere haec etiam vocant catagmatica, proprie vero<text:line-break/>nuncupatis fortiora <text:span text:style-name="Default_20_Paragraph_20_Font"><text:span text:style-name="T1">s</text:span></text:span>unt. Siquidem catagmatica ab eis dicta<text:line-break/>purgandi siccandique facultatem habent, haec autem acri-<text:line-break/>moniam etiam quandam <text:span text:style-name="Default_20_Paragraph_20_Font"><text:span text:style-name="T1">s</text:span></text:span>ortita <text:span text:style-name="Default_20_Paragraph_20_Font"><text:span text:style-name="T1">s</text:span></text:span>unt, ut ex alto in super-<text:line-break/>ficiem extimam non ossa modo, <text:span text:style-name="Default_20_Paragraph_20_Font"><text:span text:style-name="T1">s</text:span></text:span>ed his multo magis quo-<text:line-break/>que humorem crassem aliquem et viscosum vel omnino de-<text:line-break/>pravatum attrahant. Meminit hujusmodi emplastrorum Ascle-<text:line-break/>piades in tertio libro de exteriorum medicamentis, quae sane<text:line-break/>in quarto hujus operis libro tractamus. Quoniam vero ad<text:line-break/>cacoëthe ulcera et chirouia quaedam ipsorum convenire<text:line-break/>dixit, tum quod ad Deileontem autorem resert cephali-<text:line-break/>cum tum hoc sequens ex nigro viride cephalicum, tum post<text:line-break/>haec Philutae cephalicum, tum deinde isin, quod et ipsum<text:line-break/>cephalicum appellat, aliaque nonnulla hujusmodi, hujus ge-</text:p>
      <text:p text:style-name="P4">neris esse putandum est. ldeo nunc quoque ipsa non appo-<text:line-break/>fui, sed ad catagmatica et cephalica ab aliis medicis memo-<text:line-break/>riae mandata transgrediar, ubi generalem utriusque potens<text:line-break/>tiam exposuerim Quae vero et antea et in hoc libro pro-<text:line-break/>tulimus et in opere de simplicium medicamentorum sacul-<text:line-break/>tate, in memoriam reducentes, cognoscere vos expedit, ce-<text:line-break/>phalica catagmaticis esse valentiora coque cum cerato car-<text:line-break/>nem producere natura sunt apta. Quapropter et sarcoticis<text:line-break/>alio quodam modo genere similia sunt. Nam ubi ex cerato<text:line-break/>vim remiserint, sarcotica fiunt, quae linamentis exdipiun-<text:line-break/>tur, adjecto videlicet interdum oleo, alias rosaceo, nonnun-<text:line-break/>quam alio quodam hujusmodi.</text:p>
      <text:h text:style-name="Heading_20_2" text:outline-level="2">C a p. XIX. </text:h>
      <text:p text:style-name="P26">[<text:span text:style-name="Default_20_Paragraph_20_Font"><text:span text:style-name="T1">De quibus Heras catagmaticis et ce-<text:line-break/>phalicis scripserit.]</text:span></text:span> Primum id genus emplastrorum illu<text:line-break/>vocatum Heras scripsit, medicamentum ad satis multa ido-<text:line-break/>neum , deinde quod ex herbis appellant, quod et ipsum<text:line-break/>multiplicis esse usus attestatur id, nempe quod cephalicum<text:line-break/>existat. Quin et quod consectum ex scilla scriptum dein-</text:p>
      <text:p text:style-name="P3">ceps est, quum multi fatis usus medicamentum existat, idem<text:line-break/>pollicetur. Insuper post haec omnia aliud emplastrum ma-<text:line-break/>infesto his verbis exposuit. <text:span text:style-name="Default_20_Paragraph_20_Font"><text:span text:style-name="T1">Aliud cephalicum. Ad capitis<text:line-break/>fracturas facit , ossa facile reducit et squamas separat<text:line-break/>reliquaque omnia facit, quae et ante</text:span></text:span> i<text:span text:style-name="Default_20_Paragraph_20_Font"><text:span text:style-name="T1">psam pastillus. ♃<text:line-break/></text:span></text:span>Squamae aeris rubri drach. <text:span text:style-name="Default_20_Paragraph_20_Font"><text:span text:style-name="T4">χχν</text:span></text:span><text:span text:style-name="Default_20_Paragraph_20_Font"><text:span text:style-name="T7">, </text:span></text:span>aluminis drach. xx, ari-<text:line-break/>stolochiae dactylitidis drach. xx, guttae ammoniaci draclu<text:line-break/><text:span text:style-name="Default_20_Paragraph_20_Font"><text:span text:style-name="T4">χχν</text:span></text:span><text:span text:style-name="Default_20_Paragraph_20_Font"><text:span text:style-name="T7">, </text:span></text:span>thuris drach. xxv, myrrhae drach. xij, sevi taurini<text:line-break/>lib. iv, cerae lib. iv, terebinthinae lib. quatuor, pityinae sic-<text:line-break/>cae lib. iv, olei heminam unam, aceti quantum satis est,<text:line-break/>sicca ad lae vorem terit<text:span text:style-name="Default_20_Paragraph_20_Font"><text:span text:style-name="T1">o</text:span></text:span>, quot sufficiat diebus sub aestu ca-<text:line-break/>niculae , ammoniacum madefactum prius aceto infundito,<text:line-break/>demum quae liquari possunt rasa, ac in unum coactis uti-<text:line-break/>tor. In quibusdam exemplaribus adscriptum est, olei veteris.<text:line-break/>At quum hoc ipsum emplastrum dixerit efficere, quae et<text:line-break/>ante ipsum pastillus, visum mihi est illius quoque compo-<text:line-break/>sitionem subscribere, quae secundum Herae ipsius verba ita<text:line-break/>habet. <text:span text:style-name="Default_20_Paragraph_20_Font"><text:span text:style-name="T1">Pastillus cephalicae triplici mixtura constans. Pacit</text:span></text:span></text:p>
      <text:p text:style-name="P3"><text:span text:style-name="Default_20_Paragraph_20_Font"><text:span text:style-name="T1">ad</text:span></text:span> c<text:span text:style-name="Default_20_Paragraph_20_Font"><text:span text:style-name="T1">apitis fracturas, item ad phymata, fistulas, podagras,<text:line-break/>callos, coxendices. ♃ </text:span></text:span>[terrae erytlniadis minas duas, alii<text:line-break/>duodecim, squamae aeris rubri minas quatuor, ichthyocol-<text:line-break/>lae Ponticae minas iv, in libris autem Herae reperitur mina<text:line-break/>una. Erythrias et squama seorsum teruntur, deinde simul<text:line-break/>acetum acre affunditur, ut mellis crassitudinem habeant, et<text:line-break/>levigantur, resiccatis acetum rursus admovetur, hoc sit die- .<text:line-break/>bus viginti sub caniculae aestibus, post ichthyocolla ex aceti<text:line-break/>hemina confringitur et lento igde liquatur, mox terra<text:line-break/>squamaque additur, quae in vas aeris rubri conjecta, foli<text:line-break/>octo diebus exponuntur, bis quotidie moventur donec co-<text:line-break/>iverint, post haec exempta paulatim in mortario conterun-<text:line-break/>tur aceto affuso, usquedum constiterint, inde pastilli fiugun-<text:line-break/>tur et collyria tum longitudine tum crassitie inaequalia et<text:line-break/>resrigerata reponuntur. In usu ad unam medicamenti par-<text:line-break/>tem ex aceto saevissimam factam tres cerati rosacei portio-<text:line-break/>nes admisceto, utitor platysmate primum, mox splenio, in<text:line-break/>capitis fractura desuper lanis <text:span text:style-name="Default_20_Paragraph_20_Font"><text:span text:style-name="T1">s</text:span></text:span>uccidis ex aceto adjectis.</text:p>
      <text:p text:style-name="P3">Porr<text:span text:style-name="Default_20_Paragraph_20_Font"><text:span text:style-name="T1">o</text:span></text:span> collyrio fistulis imposito, splenium <text:span text:style-name="T11">e</text:span>x hoc cum ce-<text:line-break/>rato superdandum est. <text:span text:style-name="Default_20_Paragraph_20_Font"><text:span text:style-name="T1">Aliud ejusdem ad multa valens.<text:line-break/></text:span></text:span>Scripsit aliud quoque multiplicis usus emplastrum ad sra-<text:line-break/>cluras quoque conveniens, de quo sic ad verbum inquit.<text:line-break/><text:span text:style-name="Default_20_Paragraph_20_Font"><text:span text:style-name="T1">Emplastrum ad fracturas artuum cum vulnere et sine<text:line-break/>vulnere, item ad male curata, et sil</text:span></text:span><text:span text:style-name="Default_20_Paragraph_20_Font"><text:span text:style-name="T3">i</text:span></text:span><text:span text:style-name="Default_20_Paragraph_20_Font"><text:span text:style-name="T1">us.. ♃ </text:span></text:span>Picis aridae<text:line-break/>minam unam, argenti spumae minam j, mannae minae di-<text:line-break/>midium, sevi vitulini minam unam, cerae tyrrhenicae mi-<text:line-break/>nas quatuor, opopanacis drach. viij, aeruginis rasae minas<text:line-break/><text:span text:style-name="Default_20_Paragraph_20_Font"><text:span text:style-name="T1">s</text:span></text:span>edecim, aeris cyptii decimam <text:span text:style-name="Default_20_Paragraph_20_Font"><text:span text:style-name="T1">s</text:span></text:span>extam minae portionem,<text:line-break/>galbani drach. unam, terebinthinae minae dimidium, ricini<text:line-break/>vel olei veteris heminam unam, aceti heminae dimidium<text:line-break/>et oboI. iij. argenti spumam, oleum et sevum, lent<text:span text:style-name="Default_20_Paragraph_20_Font"><text:span text:style-name="T1">o</text:span></text:span> igne<text:line-break/>incoquito, ubi colorem mutaverint, picem, resinam, galba-<text:line-break/>num adjicito, postea coquito, donec coeant, et tunc sub-<text:line-break/>tracto igne sinens paululum resrigeraIi, mannam, mox opo-<text:line-break/>panacem et aeruginem ex aceto tritam, in oliam fundito,<text:line-break/>ac ubi tantiIlum incoxeris, dum bene habeat tollito. Uti-</text:p>
      <text:p text:style-name="P3">mur facultate srigidam assim dentes aestate, hieme gelu adi-<text:line-break/>mentes. Caeterum ubi medicamentum tenerius facere ani-<text:line-break/>mus est vel ut os maturius abscedat, medulla cervi ipsum<text:line-break/>diluimus. lam vero in hoc medicamento Heras minam se-<text:line-break/>decim unciarum esse velle plane ostenditur, alias enim de-<text:line-break/>cinlam sextam minae partem non scripsisset. <text:span text:style-name="Default_20_Paragraph_20_Font"><text:span text:style-name="T1">Aliud. </text:span></text:span>Huic<text:line-break/>deinceps aliud ad eadem hisce verbis Heras subdidit. <text:span text:style-name="Default_20_Paragraph_20_Font"><text:span text:style-name="T1">Em-<text:line-break/>plastrum phlegmouas arcens. Ad puncturas nervorum ac<text:line-break/>fracturas. Hoc frequenter et ad articulos luxatos ipsa<text:line-break/>die usi sumus, tum in si acturis, item in contorsione tali<text:line-break/>vel genu. Disoutit humores incoctos circa genua summe<text:line-break/>sc attollentes, praesertim st partes affectae duobus vel<text:line-break/>tribus diebus ante, ervi farina oxymelt</text:span></text:span>r<text:span text:style-name="Default_20_Paragraph_20_Font"><text:span text:style-name="T1">e madefacta illita<text:line-break/>sunt. Summatim ad omnem convulsionem et rupturam va -<text:line-break/>let, nam mir</text:span></text:span>i<text:span text:style-name="Default_20_Paragraph_20_Font"><text:span text:style-name="T1">fice phlegmonem arcet</text:span></text:span>. ♃ Argenti spumae<text:line-break/>drach. xxv, bituminis aridi drach. centum, picis aridae<text:line-break/>drach. quinquaginta, cerae drach. quinquaginta, resinae pi-<text:line-break/>tyinae drach. xxv, guttae ammoniaci drach. quindecim, alu-</text:p>
      <text:p text:style-name="P3">minis fissilis drach. xv, aeruginis drach. xv, propoleos drach.<text:line-break/>xv, olei veteris lib. iij. Argenti spuma cum oleo coquitur,<text:line-break/>et ubi confluere coeperint, bitumem adlicitur, usque dum<text:line-break/>probe liquefactum suerit, incoquitur, liquatur enim pede-<text:line-break/>tentim, dein pix, postea resina, cera, ammoniacum, propo-<text:line-break/>lis adduntur, singula autem adhibe contorquendo ignemque<text:line-break/>subtrahendo, quibus sic spissatis, ut non amplius inquinent,<text:line-break/>aeruginem ac scissae alumen adj ungito, tum fervore re-<text:line-break/>misso, in oIIam, in qua frigida sit, transfundito. .Hoc post-<text:line-break/>quam fractura reliqua callum cepit frustulis pluribus inna-<text:line-break/>tantibus, usi fumus, idque paucis diebus eo rem perduxit,<text:line-break/>ut callus etiamdum frustula comprehenderet. Valde est in<text:line-break/>multis usui. lude aliud quoque deinceps ejusdem generis<text:line-break/>cum praedictis emplastris in hunc modum Heras recensuit.<text:line-break/><text:span text:style-name="Default_20_Paragraph_20_Font"><text:span text:style-name="T1">Emplastrum ad fracturas et ad hydropicos.</text:span></text:span> ♃ Picis ari-<text:line-break/>dae minam j, picis liquidae heminae dimidium, liquoris sy-<text:line-break/>comoti heminam j, argenti spumae minam j, thuris minam j,<text:line-break/>galbani Ʒ viij, terebinthinae minae dimidium, adipis vitu-</text:p>
      <text:p text:style-name="P3">lini minam j, cerae minam j, opopanacis Ʒ viij, aeruginis<text:line-break/>rasae Ʒ viij, ricini non adulterati heminas iv, aceti acris<text:line-break/>heminam j, argenti spuma et thus cum ricino et favo le-<text:line-break/>niter incoquuntur, deinde pix adjicitur, cera, resina, gal-<text:line-break/>banum purgatum et pauco aceto dilutum, reliqui aceti ter-<text:line-break/>tia pars aerugini, duae opopanaci admiscentur et haec iule<text:line-break/>mittuntur. lu alia autem ollula picis liquidae, sycomori<text:line-break/>et ricini liquoris pars octava, ne aerugo densetur, deinde<text:line-break/>mediocriter coquuntur, ut unitas fiat, quum bene unita vi-<text:line-break/>debuntur, in vino reponitur medicamentum. Hoc multis<text:line-break/>hydropicis succurrimus, inicientes ipsum ac moroso minus<text:line-break/>Victu regentes solumque, ut bene concoquerent, provideo-<text:line-break/>tes. Quum vero prosecisse se multum aegri sentiunt, de-<text:line-break/>lbendimus ad emplastrum ei subjectum , quod ex salibus<text:line-break/>dicitur.</text:p>
      <text:h text:style-name="Heading_20_2" text:outline-level="2">Cap. XX. </text:h>
      <text:p text:style-name="P27">[<text:span text:style-name="Default_20_Paragraph_20_Font"><text:span text:style-name="T1">Catagmaticum Andromachi ]</text:span></text:span> Primum ca-<text:line-break/>tagmaticum Andromachus ita scripsit. <text:span text:style-name="Default_20_Paragraph_20_Font"><text:span text:style-name="T1">Catagmaticum, quo<text:line-break/>continue utor. </text:span></text:span>♃ Argenti spumae minam j, picis minam j</text:p>
      <text:p text:style-name="P3">cerae minam j, sevi taurini minam j, thuris minam j, ple.<text:line-break/>cis liquidae heminae dimidium, liquoris sycamini heminam j,<text:line-break/>terebinthinae minam j, opopanacis Ʒ octo , galbani Ʒ octo,<text:line-break/>aeruginis Ʒ octo, ricini heminam j. Nonnulli etiam butyri<text:line-break/>minam j, addunt, guttae ammoniaci Ʒ xxv, ex vino auster<text:span text:style-name="Default_20_Paragraph_20_Font"><text:span text:style-name="T1">o<text:line-break/></text:span></text:span>diluitur. Mox post hoc aliud hac sententia scribit. <text:span text:style-name="Default_20_Paragraph_20_Font"><text:span text:style-name="T1">Aliud<text:line-break/>catagmaticum</text:span></text:span>. ♃ Argenti spumae minam j, cerae minae<text:line-break/>ẞ, alii partem iv, picis minam j, terebinthinae minae ẞ,<text:line-break/>sevi vitulini minam j, opopanacis drach. viij, aeruginis<text:line-break/>Ʒocto, galbani Ʒ octo, alii sex, ricini heminam. j, aceti<text:line-break/>tantundem. Gallus injecit scissilis drach. xij, chrysocollae<text:line-break/>Ʒ xij. Aliud superioribus catagmaticum hoc modo Andro-<text:line-break/>machus subnectit. <text:span text:style-name="Default_20_Paragraph_20_Font"><text:span text:style-name="T1">Nigrum catagmaticum. </text:span></text:span>Argenti spu-<text:line-break/>mae Ʒ cc, bituminis Ʒ cc, picis drach. c, cerae Ʒ c, scissilis<text:line-break/>drach. xxx, propoleos Ʒ xxx, terebinthinae Ʒ l, guttae am-<text:line-break/>moniaci drach. xxiv, aeruginis rasae drach. x, olei sextae<text:line-break/>rios iv, alii <text:span text:style-name="Default_20_Paragraph_20_Font"><text:span text:style-name="T1">s</text:span></text:span>extarios ij adjiciunt. Veteres etiam lapidis py-<text:line-break/>ritae drach. IX. Haec igitur ab Andromacho ordine scripta</text:p>
      <text:p text:style-name="P3"><text:span text:style-name="Default_20_Paragraph_20_Font"><text:span text:style-name="T1">s</text:span></text:span>unt, seorsum vero inter viridia postremum emplastrum .<text:line-break/>quoddam his verbis expressum invenio. <text:span text:style-name="Default_20_Paragraph_20_Font"><text:span text:style-name="T1">Aliud viride ce-<text:line-break/>phalicum ex collectaneis Aphrodae.</text:span></text:span> ♃ .Squamae Ʒ xl, ter.-<text:line-break/>rae eretriadis Ʒ xx, aristolochiae Ʒ xxx, ichthyocollae Ʒ xvj,<text:line-break/>salis ammoniaci Ʒ xij, missos Ʒ xij , myrrhae Ʒ xij, tinnis<text:line-break/>Ʒ xxxvj , aeris usti drach. xvj, aluminis sissilis Ʒ xi j , Io-<text:line-break/>tundi Ʒ xvj, bryoniae Ʒ xij, chamaeleontis nigri ℥ xij, resi-<text:line-break/>nae ustae ℥ xviij, guttae ammoniaci Ʒ xviij, argenti spumae<text:line-break/>Ʒ xij , in alio reperi sulfuris vivi, lllyridis , singuli Ʒ xij,<text:line-break/>chalcanthi Ʒ xij, sellis taurini heminae dimidium, aceti con-<text:line-break/>gium ). Sub canicuIae aestu pastillos fingito, qui singuli<text:line-break/>drach. quatuor pendant, cerae quartam partem misceto,<text:line-break/>aceti heminas sex, olei heminas sex.</text:p>
      <text:h text:style-name="Heading_20_2" text:outline-level="2">Cap. XXI.</text:h>
      <text:p text:style-name="P27"><text:s/>[<text:span text:style-name="Default_20_Paragraph_20_Font"><text:span text:style-name="T1">De emplastris glutinautibus.]</text:span></text:span> Quidam<text:line-break/>haec sanguinaria et vulneratio, idest cruentis et vulneribus<text:line-break/>adhibenda, nuncupant. Opus eorum est conjungere divisas<text:line-break/>partas et conglutinare, ut in pristinam unitatem particula<text:line-break/>reducatur. Verum non modo cruenta protinus glutinantur,</text:p>
      <text:p text:style-name="P3">ubi sanguinem ex divisione profluentem adhuc spongia de-<text:line-break/>tersarImus, deinde futuris aut fibulis coarcta verimus , sed<text:line-break/>etiam sinus veteres, quum ab omni inflammatione immu-<text:line-break/>nes et puros medicamentis appositis effecerimus , comunt-<text:line-break/>tuntur coëuntque. Dictum est in therapeutices methodi<text:line-break/>libris medicamentum primario atque ex sese sordis deter-<text:line-break/>sorium appellari, secundaria vero ratione carnem produ-<text:line-break/>ceus et glutinans. Non enim tanquam ipsum carnem gene-<text:line-break/>ret aut uniat, neque tanquam haec naturae solius opera<text:line-break/>non sint, sed quod talibus impositis medicamentis ulcera<text:line-break/>carne replentur ac coeunt, appellationem hanc sortita sunt.<text:line-break/>Opus ipsorum proprium est asseclam partem recrementis<text:line-break/>vacuare, ne videlicet sanies carnis generationem glutina-<text:line-break/>tionemque impediat. Indicatum porro est glutinatoIia carne<text:line-break/>explentibus esse sicciora, item quae carne explent deter-<text:line-break/>gendi vim omnis morsus expertem referre, gIutinantibus<text:line-break/>autem non abstersoriis prorsus, verum desiccantibus solum<text:line-break/>esse licet. At quum cicatricem quoque ducentia medica-</text:p>
      <text:p text:style-name="P2">menta multo his, praeterquam quod abunde astringunt, sic-<text:line-break/>ciora sint, statuamus demum, et quae glutinant et quae con-<text:line-break/>ungunt moderatius istis exiccare. Finis autem glutinantium<text:line-break/>est nullum inter coitura <text:span text:style-name="Default_20_Paragraph_20_Font"><text:span text:style-name="T1">s</text:span></text:span>ubnasci humiditatem permittere,<text:line-break/>cicatricem vero contrahentium, non hanc tantum impedire,<text:line-break/><text:span text:style-name="Default_20_Paragraph_20_Font"><text:span text:style-name="T1">s</text:span></text:span>ed etiamnum consistentem in iis quae mox cicatricem du-<text:line-break/>cent con<text:span text:style-name="Default_20_Paragraph_20_Font"><text:span text:style-name="T1">s</text:span></text:span>umere , haec callum obducere et astringendo in .<text:line-break/>durare. Quae carne implent, sanguinem ad resectionem<text:line-break/>idoneum tum pr<text:span text:style-name="Default_20_Paragraph_20_Font"><text:span text:style-name="T1">o</text:span></text:span> quantitate tum pr<text:span text:style-name="Default_20_Paragraph_20_Font"><text:span text:style-name="T1">o</text:span></text:span> qualitate tuentur ac<text:line-break/>tantum talemque, quanto natura et quali ad carnis genera-<text:line-break/>tionem indiget. Caeterum medicationis pr<text:span text:style-name="Default_20_Paragraph_20_Font"><text:span text:style-name="T1">o</text:span></text:span>rsus expers me-<text:line-break/>dicamentnm purum ulcus servat, si quidem tale acceperit,<text:line-break/>si vero sordidum , necesse est tantum pr<text:span text:style-name="Default_20_Paragraph_20_Font"><text:span text:style-name="T1">o</text:span></text:span> sua ipsius pote-<text:line-break/>state detergens sit, quantum crassitudinis sordes habuerit,<text:line-break/>quin etiam carnem recens Iunctam mordere et exedere de-<text:line-break/>bebit. Unde palam colligitur id, quum tale existat, ulceri<text:line-break/>carnem non este inducturum nec cavitatem carnis reple-<text:line-break/>turum, fed quod potius colliquabit imminuetque. Atque</text:p>
      <text:p text:style-name="P2">hujus rei causa medicamentum, quod <text:span text:style-name="Default_20_Paragraph_20_Font"><text:span text:style-name="T1">s</text:span></text:span>ordibus copiosis re-<text:line-break/>purgandis est, quod antea dixi, non <text:span text:style-name="Default_20_Paragraph_20_Font"><text:span text:style-name="T1">s</text:span></text:span>emper carnem potest<text:line-break/>gignere, nisi vel ex uberiore oleo vel rosaceo liquatum,<text:line-break/>sicut quod oleo<text:span text:style-name="Default_20_Paragraph_20_Font"><text:span text:style-name="T1">s</text:span></text:span>um et quod ex charta in<text:span text:style-name="Default_20_Paragraph_20_Font"><text:span text:style-name="T1">s</text:span></text:span>cribitur, deter-<text:line-break/>sionis vehementiam remittat vel cerati mixtura mordica-<text:line-break/>tionem deponat. Hujusmodi <text:span text:style-name="Default_20_Paragraph_20_Font"><text:span text:style-name="T1">s</text:span></text:span>unt plura multiplicis usus me-<text:line-break/>dicamenta, quemadmodum Machaerionis emplastrum et isis.<text:line-break/>Scopus igitur singulorum id genus in therapeuticae methodi<text:line-break/>libris declaratus est, simplex facultatum materia in alio<text:line-break/>opere priori,. composita in praesenti tractantur. Ac pri-<text:line-break/>Illum sane in eo meminisse oportet naturae corporum, quae<text:line-break/>curanda susceperis. Nam humida eoque mollia, quemadmo-<text:line-break/>dum mulierum, puerorum, eunuchorum et qui muliebriter<text:line-break/>degunt, imbecillioribus medicamentis indigent, virorum cor-<text:line-break/>porq, potissimum qui ex vitilibus muniis et <text:span text:style-name="Default_20_Paragraph_20_Font"><text:span text:style-name="T1">s</text:span></text:span>ole durum<text:line-break/>corporis habitum conciliarunt, ab imbecillibus nihil prae-<text:line-break/>sidii sentiunt. Quapropter nec glutinantia utrorumque cor-<text:line-break/>porum communia sunt,. sed quae ex argenti <text:span text:style-name="Default_20_Paragraph_20_Font"><text:span text:style-name="T1">s</text:span></text:span>puma, oleo</text:p>
      <text:p text:style-name="P3">et aceto praeparantur, in priori libro de ipsis egimus, issi-<text:line-break/>lucillam mollemque carnem glutinant, quae bitumine aeru-<text:line-break/>gine, squama, aloe et myrrha constant robustam et duram.<text:line-break/>Itaque bitumen ipsum per se in harum facultatum scopo<text:line-break/>continetur. At nulla rasione solum ex oleo liquatum usur-<text:line-break/>pare poteris, ut quod friabilius sit quam medicamento em-<text:line-break/>plastri forma faciendo conveniat. Ut igitur emplastrum stat,<text:line-break/>ceram et resinam ei admiscemus, a quibus denuo faculta-<text:line-break/>tem ejus solutum iri scientes, interdum aes vel ejus squa-<text:line-break/>suam, saepe aloen vel myrrham vel in summa siccans ali-<text:line-break/>quod medicamentum non inepte adjicimus.</text:p>
      <text:h text:style-name="Heading_20_2" text:outline-level="2">Cap. XXII. </text:h>
      <text:p text:style-name="P27">[<text:span text:style-name="Default_20_Paragraph_20_Font"><text:span text:style-name="T1">De bitumine bat bara.]</text:span></text:span> Prima hic quo-<text:line-break/>que ab Andromacho scripta apponam ipsis illius verbis.<text:line-break/><text:span text:style-name="Default_20_Paragraph_20_Font"><text:span text:style-name="T1">Rarbarum, quo utor. ♃ </text:span></text:span>Cerae Ʒ ec, picis Ʒ ce, resinae Ʒ ec,<text:line-break/>bituminis Ʒ cc, thuris Ʒ xxiv, olei heminam unam. <text:span text:style-name="Default_20_Paragraph_20_Font"><text:span text:style-name="T1">Aliud.<text:line-break/></text:span></text:span>♃ Picis lib. ij, bituminis lib. j, cerae lib. j, guttae ammo-.<text:line-break/>niaci ℥ vj, mannae ℥ vj, cerussae ℥ iij, olei heminae dimi-</text:p>
      <text:p text:style-name="P3">dium, aceti heminas iv. Hoc aphrodas admiratus est<text:span text:style-name="Default_20_Paragraph_20_Font"><text:span text:style-name="T1">. Aliud<text:line-break/>n</text:span></text:span>i<text:span text:style-name="Default_20_Paragraph_20_Font"><text:span text:style-name="T1">grum</text:span></text:span>. ♃ PIcis aridae lib. j, resinae aridae lib. j, bitumi-<text:line-break/>nis lib. j, cerussae ℥ vh mannae, atramenti sutorii, aeru-<text:line-break/>ginis rasae singulorum Ʒ iij, olei heminae dimidium, aceti<text:line-break/>heminae dimidium. <text:span text:style-name="Default_20_Paragraph_20_Font"><text:span text:style-name="T1">Aliud ex emplastris Calli. ♃ </text:span></text:span>Sevi ca-<text:line-break/>prini drach. triginta, aeruginis draclL octo, cerae drach.<text:line-break/>quinquaginta, aristolochiae drach. vigintiqninque, bituminis<text:line-break/>draclL xxv, picis Ʒ vigintiqninque, guttae ammoniaci drach.<text:line-break/>duodecim, galbani Ʒ xij ẞ , silphii Ʒ viij, alias xx, mannae<text:line-break/>Ʒ xij, praeparato<text:span text:style-name="Default_20_Paragraph_20_Font"><text:span text:style-name="T1">. Aliud quod invictum dicitur.</text:span></text:span> ♃ NCerae<text:line-break/>drach. centum, sevi taurini drach. xxx, bituminis drach. xxv,<text:line-break/>picis drach. xxv, terebinthinae draclL vigintiqninque, nitri<text:line-break/>drach. xxij et dimidiam, aristolochiae drach. xij, galbani<text:line-break/>drach. octo, myrrhae draclL xviij, thuris drach. xij ẞ, am<text:span text:style-name="Default_20_Paragraph_20_Font"><text:span text:style-name="T1">p<text:line-break/></text:span></text:span>m<text:span text:style-name="Default_20_Paragraph_20_Font"><text:span text:style-name="T1">a</text:span></text:span>niaci drach. octo, amomi drach. octo, cardamomi Ʒ xij,<text:line-break/>opopanacis drach. octo, medullae cervinae drach. quindecim,<text:line-break/>aeruginis drach. xij, aloës drach. viij, bdellii drach. xvj,<text:line-break/>olei heminas ij. Ego vero adjeci propolcos drach. duodecim.</text:p>
      <text:p text:style-name="P2"><text:span text:style-name="Default_20_Paragraph_20_Font"><text:span text:style-name="T1">[Aliud quod</text:span></text:span> c<text:span text:style-name="Default_20_Paragraph_20_Font"><text:span text:style-name="T1">ruentis vulneribus imponitur</text:span></text:span> I<text:span text:style-name="Default_20_Paragraph_20_Font"><text:span text:style-name="T1">uliani.]<text:line-break/></text:span></text:span>♃ Argenti spumae drach. l, bituminis Ʒ l, cerae Ʒ l, picis<text:line-break/>hrutiae drach. l, resinae frictae Ʒ xv, aeris squamae drach.<text:line-break/>duodecim, thuris drach. quatuordecim, galbani drach. octo,<text:line-break/>chalcitidis drach. quatuor, aloes drach. vj, galIae drach.<text:line-break/>quatuor, myrrhae dradh. quatuor, aristolochiae longae drach.<text:line-break/>sex, aristolochiae rotundae drach. quatuor, olei veteris he-<text:line-break/>minas quatuor, nos olei heminas tres.</text:p>
      <text:p text:style-name="P1"><text:span text:style-name="Default_20_Paragraph_20_Font"><text:span text:style-name="T1">[Barbara Herae.]</text:span></text:span> Quod Heras conscripsit barbarum<text:line-break/>sic habet. <text:span text:style-name="Default_20_Paragraph_20_Font"><text:span text:style-name="T1">Nigrum emplastrum ad cruenta vulnera ad di-<text:line-break/>vistones notatu dignas, maxime capit</text:span></text:span>i<text:span text:style-name="Default_20_Paragraph_20_Font"><text:span text:style-name="T1">s ad fistulas, sinus,<text:line-break/>fracturas. Convenit etiam .hepaticis et lienosis, citra in-<text:line-break/>stammationem glutinat. -Benefecit etiam nervis, cartila-<text:line-break/>ginibus et ossibus praeciso;. Cohibet etiam mirefice son-<text:line-break/>guinem erumpentem. .insuper valet ad tubos et sinus, glu-<text:line-break/>linat enim insigniter. stem in abscessibus humore ablato<text:line-break/>hoc imponitur. .sist etiam atl sanguinem cohibendum prae-<text:line-break/></text:span></text:span>sol<text:span text:style-name="Default_20_Paragraph_20_Font"><text:span text:style-name="T1">utissimum, praesertim in iis, qui sanguinem reficiunt,</text:span></text:span></text:p>
      <text:p text:style-name="P3"><text:span text:style-name="Default_20_Paragraph_20_Font"><text:span text:style-name="T1">duas vero in pelles illinito, et unam pectori et lateribus<text:line-break/>imponito, alteram dorso, praeter opinionem sanguinem si-<text:line-break/>sol. Valet insuper ad canum hominumque morsus, in lo-<text:line-break/>tum phlegmonem arcet. ldem ea quae vulneribus adid-<text:line-break/>beatur, superat, ut experientia indicavit. Hieme diebus<text:line-break/>septem solvitur, per aestatem quinque, si vero necessitas<text:line-break/>urgeat, tribus. ♃ </text:span></text:span>Cerae libram unam, picis libram unam,<text:line-break/>bituminis Iib. j, pityinae lib. j, mannae uncias sex, cerussae<text:line-break/>uncias quatuor, chalcanthi uncias quatuor, opopanacis un-<text:line-break/>cias duas, olei semunciam, alii femiminam , alii selibram,<text:line-break/>aceti heminas duas. Ceram, bitumen, oleum, acetum pau-<text:line-break/>lulum relinquens in olla recenti liquato , deinde picem et<text:line-break/>resinam adjicito, in minima frusta diligenter concidito, ubi<text:line-break/>semicoctum suerit, tol<text:span text:style-name="Default_20_Paragraph_20_Font"><text:span text:style-name="T1">l</text:span></text:span>ito ollam et aliquandiu resrigerato,<text:line-break/>atramentum sutorium percolatum laevigatumque ex duabus<text:line-break/>aceti heminis paulatim inspergito, ne effervescat, quando<text:line-break/>autem effundis, leviter ignem subministrato movens, quum<text:line-break/>non inquinat, caccabum deponito, opopanacem in reliqui</text:p>
      <text:p text:style-name="P3">aceti parte pridie madefactum insundito, ut dissolvatur, mox<text:line-break/>cerussam mannamque una pariter trita inspergito, et pau-<text:line-break/>lulum tepefaciens, ut in unum coeant, observa ne opopa-<text:line-break/>nax et manna adurantur, refusa in mortarium ibi resti-<text:line-break/>gerari sinito, ac rursus subacta reponito atque utitor. Porro<text:line-break/>manifestum est etiam, alia barbara, quae tum Andromachus<text:line-break/>tum reliqui tradiderunt, eodem modo confici oportere. Qui-<text:line-break/>dam opopanacem caccabo non injiciunt, sed laevi ex aceto<text:line-break/>facto, liquata in mortario superfundunt. Cum eo nonnulli<text:line-break/>miscent mannam et cerussam, quemadmodum ego quoquo<text:line-break/>saepius feci in mortario terens ex aceto et quae liquari<text:line-break/>possunt, liquefacta infundens. Subinde vero atramentum su-<text:line-break/>torium duntaxat cum opopanace laeve factum caccabo in-<text:line-break/>didi, mannam cerussamque inspergens. <text:span text:style-name="Default_20_Paragraph_20_Font"><text:span text:style-name="T1">Aliud barbarum<text:line-break/>Herae. </text:span></text:span>Heras soli huic praescripsit, barbarum, ego vero<text:line-break/>antecedens etiam similiter appellavi , etsi nigrum ab ipso<text:line-break/>nuncupatum, quoniam plerique ex recentioribus medicis<text:line-break/>emplastra ex bitumine barbara nominare consueverunt.</text:p>
      <text:p text:style-name="P3">Heras de ipso sic ad verbum scripsit. -<text:span text:style-name="Default_20_Paragraph_20_Font"><text:span text:style-name="T1">Barbarum ad recen</text:span></text:span>v<text:line-break/><text:span text:style-name="Default_20_Paragraph_20_Font"><text:span text:style-name="T1">lia vulnera, sinus, canum homiuumque morsus, cond</text:span></text:span>y<text:span text:style-name="Default_20_Paragraph_20_Font"><text:span text:style-name="T1">lo-<text:line-break/>mala instammata ad articulorum vitia o n</text:span></text:span>i<text:span text:style-name="Default_20_Paragraph_20_Font"><text:span text:style-name="T1">nia il</text:span></text:span>i <text:span text:style-name="Default_20_Paragraph_20_Font"><text:span text:style-name="T1">princi-<text:line-break/>pio et podagram</text:span></text:span>. ♃ Cerae minam unam, picis minam<text:line-break/>unam, resinae frictae minam unam, bituminis .Iudaici minam<text:line-break/>unam, argenti spumae drach. decem, cerussae drach. quin-<text:line-break/>que, aeruginis drach. l, opopanacis drach. quatuor, olei<text:line-break/>heminam unam, aceti cyathum unum. Cera, pix, bitumen,<text:line-break/>resina incoquuntur, donec illiquata sueti t, deinde reliqua ex<text:line-break/>oleo trita injiciuntur, his ablatis ab igne et aliquantulum<text:line-break/>resrigeratis acetum paulatim instillatur. Talis sane barba-<text:line-break/>rorum emplastrorum formula est. Ego ubi paucis exposuero<text:line-break/>quomodo ipse utar, sermonem de eis finiam. Sunt autem<text:line-break/>duo, unum ad maxima vulnera, alterum ad minora. Quod<text:line-break/>itaque ad maxima adhibetur haec recipit.^</text:p>
      <text:p text:style-name="P1"><text:span text:style-name="Default_20_Paragraph_20_Font"><text:span text:style-name="T1">[Barbarum Caleni.] ♃ </text:span></text:span>Picis lib. viij, cerae lib. vj<text:line-break/>et Ʒ viij, pityinae lib. quinque et Ʒ iv, bituminis lib. qua-<text:line-break/>tuor, olei libram unam et uncias <text:span text:style-name="Default_20_Paragraph_20_Font"><text:span text:style-name="T4">ν</text:span></text:span><text:span text:style-name="Default_20_Paragraph_20_Font"><text:span text:style-name="T7">), </text:span></text:span>argenti spumae, ce-</text:p>
      <text:p text:style-name="P3">russiae, aeruginis, singulorum drach. vigintiquatuor, thuris<text:line-break/>selibram, aluminis liquidi drach. xij, fissilis une. iv, opo-<text:line-break/>panacis, squamae, galbani, singulorum drach. duodecim,<text:line-break/>aloes, opii, myrrhae, singulorum drach. iv, terebinthinae<text:line-break/>Ʒ xxiv, mandragorae succi drach. vj, aceti heminas sex, quae<text:line-break/>funt librae quinque. <text:span text:style-name="Default_20_Paragraph_20_Font"><text:span text:style-name="T1">Simplicioris compositionis barbari<text:line-break/>sommetria est talis</text:span></text:span>. ♃ Picis, cerae, resinae pityinae, re-<text:line-break/>sinae stactae, bituminis, horum quinque singulorum libram<text:line-break/>unam, argenti spumae drach. x, cerussae drach. quinque,<text:line-break/>aeruginis drach. quinque, opopanacis drach. iij. olei hieme<text:line-break/>℥ ix, aestate ℥ vj. Quae liquari possunt, siccis in mortario<text:line-break/>aceto acri laevigatis offunduntur. Quod si sedando dolori<text:line-break/>aptius voles medicamentum reddere, hyoscyami <text:span text:style-name="Default_20_Paragraph_20_Font"><text:span text:style-name="T1">s</text:span></text:span>ucci drach.<text:line-break/>unam et dimidiam, item opii drach. j admi<text:span text:style-name="Default_20_Paragraph_20_Font"><text:span text:style-name="T1">s</text:span></text:span>ceto,</text:p>
      <text:h text:style-name="P12" text:outline-level="1"><text:bookmark-start text:name="bookmark10"/>GALENI DE CoMPoSITIoNE MEDI<text:bookmark-start text:name="bookmark12"/><text:bookmark-end text:name="bookmark10"/>CAMENTORVM PER GENERA<text:bookmark-end text:name="bookmark12"/></text:h>
      <text:h text:style-name="Heading_20_1" text:outline-level="1">LIBER <text:span text:style-name="T12">II</text:span>I.</text:h>
      <text:h text:style-name="Heading_20_2" text:outline-level="2">Cap. I.</text:h>
      <text:p text:style-name="P28"><text:span text:style-name="T13">E</text:span>t haec, amici, commentaria vobis paro,<text:line-break/>qui jam ex ipsis medicinae operibus comperistis, quam esa<text:line-break/>ficax sit nostra nervorum Vulneratorum curatio, nempe ex<text:line-break/>qua omnes servati sunt, non autem manci nec claudi red-<text:line-break/>diti , quae aliter curatis accidere c<text:span text:style-name="Default_20_Paragraph_20_Font"><text:span text:style-name="T1">o</text:span></text:span>nspexistis, quemadmo-<text:line-break/>dum etiam nonnullos convulsione c<text:span text:style-name="Default_20_Paragraph_20_Font"><text:span text:style-name="T1">o</text:span></text:span>rreptos veI cum dolore<text:line-break/>veI putredine vel febre mortuos. Par autem est, hosce libros</text:p>
      <text:p text:style-name="P3">ad aliorum quoque manus perventuros^ qui scriptis bene<text:line-break/>uti non possunt, veI quia a praeceptore medicae artis<text:line-break/>speculationem non didicerunt, <text:span text:style-name="Default_20_Paragraph_20_Font"><text:span text:style-name="T1">s</text:span></text:span>ed omnino rudes, quasi<text:line-break/>vix initiati et prors<text:span text:style-name="Default_20_Paragraph_20_Font"><text:span text:style-name="T1">o</text:span></text:span>s inexercitati permanent, aut quia<text:line-break/>perperam edocti adhaeserunt iis, qui composita medica-<text:line-break/>menta sola experientia citra rationem esse inventa asse-^<text:line-break/>runt. Etenim ii manifesto contentione sua errant. AI-<text:line-break/>tero modo non minus praedictis errant ii, qui nullum<text:line-break/>medicamentum ex simplicibus facultate contrariis confici<text:line-break/>oportere arbitrantur. Verum hos medicamenta superiore<text:line-break/>libro citata coarguunt, ut quae magnas ipsorum facultates<text:line-break/>ex contrariis invicem simplicibus compositis ostentent,<text:line-break/>imo etiam in libris hunc subsecuturis praestantissima me^<text:line-break/>dica menta ex contrariis virtutibus composita indicabuntur.<text:line-break/>Nunc de nostra curandi ratione , quam in nervorum vin-<text:line-break/>ne<text:span text:style-name="Default_20_Paragraph_20_Font"><text:span text:style-name="T1">x</text:span></text:span>ibus excogitavimus, toto hoc libro disseremus, osten-<text:line-break/>dentes quantam ejusdem facultatis medicamentorum co-</text:p>
      <text:p text:style-name="P3">piam, tum ex generalis sanandi ficosa indeptione , tum ex<text:line-break/>simplicium virtutis cognitione invenerimus.</text:p>
      <text:h text:style-name="Heading_20_2" text:outline-level="2">Cap. 11.<text:tab/></text:h>
      <text:p text:style-name="P29"><text:span text:style-name="Default_20_Paragraph_20_Font"><text:span text:style-name="T1">[ Quis communis vulneratorum nervorum</text:span></text:span></text:p>
      <text:p text:style-name="Normal">c<text:span text:style-name="Default_20_Paragraph_20_Font"><text:span text:style-name="T1">urationis modus et quae medicamenta specialia. ] </text:span></text:span>Spe-<text:line-break/>ctavimus omnes praeceptores praesidio , quod jam recen-<text:line-break/>tiores medici sanguinarium seu cruentis opitulans, enae-<text:line-break/>mon dicitur, et glutiuatorium appellare solent, uti, nam<text:line-break/>initio medicamentum aliquod ex enaemis imponentes vul-<text:line-break/>neris oras committere seu glutinare moliebantur. Si vero<text:line-break/>phlegmone eas obsederat, calida aqua liberaliter fovebant<text:line-break/>oleum assundentes, ac tritici farinam ex hydrelae<text:span text:style-name="Default_20_Paragraph_20_Font"><text:span text:style-name="T1">o</text:span></text:span> deco-<text:line-break/>etam epiplasma applicabant. Quin etiam gladiatores in<text:line-break/>patella vulneratos supraque hanc in lato tenuique ten-<text:line-break/>dine pari modo ab ipsis curatos vidi, forsan melius di-<text:line-break/>cas non curatos, sed perditos, paucissimi enim illorum<text:line-break/>et ii claudi supervixerunt. Et vero etiam permultos in manu<text:line-break/>summa tendones, per quos digiti flectuntur extenduntur-</text:p>
      <text:p text:style-name="P3">que, vel contusos vel minimo punctu laesos, putrescen-<text:line-break/>tes ade<text:span text:style-name="Default_20_Paragraph_20_Font"><text:span text:style-name="T1">o</text:span></text:span> conspexi, ut coctis praesertim diutius in aqua<text:line-break/>similes apparerent , non enim secus exolvuntur et con-<text:line-break/>sidentia emollescunt, qui superiorem sanandi modum ex-<text:line-break/>pariuntur. Itaque ipsum reprobavi, ut qui partem vul-<text:line-break/>neratam putrefacere^. Quoniam vero putrescentia omnia<text:line-break/>ab humiditate ac caliditate id pati praenosceham , cura-<text:line-break/>tionem per siccantia refIigerantiaque moliendam esse de-<text:line-break/>prehendi. Rursus apud me contemplatus, frigidum vere<text:line-break/>ab Hippocrate nervis inimicum dici, optimum fore ner-<text:line-break/>vorum vulneribus medicamentum intellexi quod et sicca-<text:line-break/>ret et medium esset inter calefaciens et refrigerans, veI<text:line-break/>non multum a medio ad calorem recederet, calidum<text:line-break/>vero etiam esse satis posse, modo siccandi potestate pol-<text:line-break/>leat, etenim calor citra humiditatem^ putrefacere nihiI<text:line-break/>habet. Insuper illud quoque cum cogitando adinvenis-<text:line-break/>sem , multum referre, nudae parti affectae medicamentum</text:p>
      <text:p text:style-name="P3">offeras, an per alia corp<text:span text:style-name="Default_20_Paragraph_20_Font"><text:span text:style-name="T1">o</text:span></text:span>ra ei praeposita, convenire ad.<text:line-break/>verti aliis in nudato nervo uti medicamentis, aliis quum<text:line-break/>punctus fuerit, partibus quae ipsi praeiacent illaesis. Ubi<text:line-break/>etenim nudo nervo medicamentum asseras, ibi praedictam<text:line-break/>auxiliorum integram indicationem assumi c<text:span text:style-name="Default_20_Paragraph_20_Font"><text:span text:style-name="T1">o</text:span></text:span>nvenit , prae-<text:line-break/>positis autem partibus salvis, tenuius medicamentum in-<text:line-break/>veniendum est, cujus facultas interjacentes particulas per-<text:line-break/>meando non dissolvatur, <text:span text:style-name="Default_20_Paragraph_20_Font"><text:span text:style-name="T1">s</text:span></text:span>ed in altum penetret. Hoc<text:line-break/>autem efficere tale medicamentum posse , si valide siccet<text:line-break/>et si non calore et frigiditate medium sit ac fymmetr<text:span text:style-name="Default_20_Paragraph_20_Font"><text:span text:style-name="T1">o</text:span></text:span>n,<text:line-break/>neque offendere, dum efficacia ipsius calefaciendi, vel re-<text:line-break/><text:span text:style-name="Default_20_Paragraph_20_Font"><text:span text:style-name="T1">i</text:span></text:span>ngerendi in particulis, quae nervo<text:span text:style-name="Default_20_Paragraph_20_Font"><text:span text:style-name="T1">s</text:span></text:span>o corpori propositae<text:line-break/><text:span text:style-name="Default_20_Paragraph_20_Font"><text:span text:style-name="T1">s</text:span></text:span>unt , penetrandis , imbecillior est reddita. Atqui invento<text:line-break/>jam praesidiorum scopo in <text:span text:style-name="Default_20_Paragraph_20_Font"><text:span text:style-name="T1">s</text:span></text:span>ubstantiae eorum tenuitate,<text:line-break/>deinceps materiae mentionem facere op<text:span text:style-name="Default_20_Paragraph_20_Font"><text:span text:style-name="T1">o</text:span></text:span>rtet. Plurima<text:line-break/>igitur, quae calefaciunt, tenuiorum esse partium, per-<text:line-break/>multa rursus, quae refrigerant, crassiorum, in simplicium</text:p>
      <text:p text:style-name="P3">medicamentorum speculatione didicimus. Quippe una fo-<text:line-break/>lum inter ea qualitas acida cum tenui <text:span text:style-name="Default_20_Paragraph_20_Font"><text:span text:style-name="T1">s</text:span></text:span>ubstantia non-<text:line-break/>nunquam fit , eoque inter omnia , quae resrigerandi<text:line-break/>vim obtinent, tenuiorum partium aceto est acerrimum,<text:line-break/>quod etiam caloris exigui particeps esse demonstravimus.<text:line-break/>Calesacientium vero liquores probi tenuissimam habent <text:span text:style-name="Default_20_Paragraph_20_Font"><text:span text:style-name="T1">s</text:span></text:span>ub-<text:line-break/>stantiam et apud omnes iam homines Cyrenaeus primas<text:line-break/>tenere cognoscitur, qui si non adsit, etiam medico uti-<text:line-break/>mur et iis, quae cum ipsis ab orientalibus plagis asserun-<text:line-break/>tur, cujusmodi est, qu<text:span text:style-name="Default_20_Paragraph_20_Font"><text:span text:style-name="T1">o</text:span></text:span>d fagapenum appellamus. H<text:span text:style-name="Default_20_Paragraph_20_Font"><text:span text:style-name="T1">o</text:span></text:span>c<text:line-break/>genere comprehenditur et liquor eupborbii in occiduis or-<text:line-break/>bis regionibus natus, sive liquorem ipsum sive aliud quid<text:line-break/>nominare velis, nobis in tot<text:span text:style-name="Default_20_Paragraph_20_Font"><text:span text:style-name="T1">o</text:span></text:span> commentario euph<text:span text:style-name="Default_20_Paragraph_20_Font"><text:span text:style-name="T1">o</text:span></text:span>rbium<text:line-break/>hoc medicamentum vocare sufficiet, quemadmodum jam<text:line-break/>omnes consueverunt. Quin imo et inter ea quaesun no-<text:line-break/>ftra regione proveniunt et panacis et tithymallorum liqu<text:span text:style-name="Default_20_Paragraph_20_Font"><text:span text:style-name="T1">o-<text:line-break/></text:span></text:span>res subtili facultate praediti sunt. Et ver<text:span text:style-name="Default_20_Paragraph_20_Font"><text:span text:style-name="T1">o</text:span></text:span> etiam omnes<text:line-break/>nominati liquores genero<text:span text:style-name="Default_20_Paragraph_20_Font"><text:span text:style-name="T1">s</text:span></text:span>e calefaciunt. Opobalsami ver<text:span text:style-name="Default_20_Paragraph_20_Font"><text:span text:style-name="T1">o,</text:span></text:span></text:p>
      <text:p text:style-name="P3">qui fubtilis et ipse est, non admodum calefacit. Ex ter-<text:line-break/>restribus autem nitri fpuma tenuem <text:span text:style-name="Default_20_Paragraph_20_Font"><text:span text:style-name="T1">s</text:span></text:span>ubstantiam habet,<text:line-break/>item quod ex aqua facile <text:span text:style-name="Default_20_Paragraph_20_Font"><text:span text:style-name="T1">s</text:span></text:span>olvitur aphronitrum, si ad<text:line-break/>corpora terrestria videlicet relationem fieri inaudiamus.<text:line-break/>Subsequitur nitrum nomine berenicium, et Afia petra,<text:line-break/>cujus flos etiam omnium terrestrium est subtilissimus.<text:line-break/>Porro ex metallis auripigmentum et sulfur tum subtilia<text:line-break/>tum calida ifunt, quibus succedit misy, aeris squama et<text:line-break/>chalcitis, paululum simul -adstringentia. Quare usta quo-<text:line-break/>que chalcitide frequenter in <text:span text:style-name="Default_20_Paragraph_20_Font"><text:span text:style-name="T1">s</text:span></text:span>ubtiliorum medicamentorum<text:line-break/>compositionibus utimur. Citra calorem vero manifestum<text:line-break/>tenuium partium metallica sunt spodium et pompholyx,<text:line-break/>adde quod vocatur p<text:span text:style-name="Default_20_Paragraph_20_Font"><text:span text:style-name="T1">s</text:span></text:span>oricum, fubtilis abunde est et chry-<text:line-break/>focolla. Caeterum inter <text:span text:style-name="Default_20_Paragraph_20_Font"><text:span text:style-name="T1">s</text:span></text:span>uccos laurinum simuI cum eo,<text:line-break/>quod valide calefacit, ut ad <text:span text:style-name="Default_20_Paragraph_20_Font"><text:span text:style-name="T1">s</text:span></text:span>en<text:span text:style-name="Default_20_Paragraph_20_Font"><text:span text:style-name="T1">s</text:span></text:span>um tenuem esse dici-<text:line-break/>mus. Nihilo enim minus eo ^calefacit facultate cedrinus,<text:line-break/>calore tamen, qui fontibus subjicitur propter substantiae<text:line-break/>suae tenuitatem illi cedite Ejusdem cum cedrino generi<text:span text:style-name="Default_20_Paragraph_20_Font"><text:span text:style-name="T1">s</text:span></text:span></text:p>
      <text:p text:style-name="P2">est lixivia, quae stacte, id est <text:span text:style-name="Default_20_Paragraph_20_Font"><text:span text:style-name="T1">stilla</text:span></text:span>n<text:span text:style-name="Default_20_Paragraph_20_Font"><text:span text:style-name="T1">tia</text:span></text:span> dicitur, atque<text:line-break/>inter hanc ipsam ea, quae ex materia subtili usta fit, ce-<text:line-break/>drinum oleum virtute superat. Ex malo igitur et ficu,<text:line-break/>eaque magis agresti, quam vocant caprificum, item ex ti-<text:line-break/>thymallis combustis hujusmodi lixiviam conficimus. Prae-<text:line-break/>densissimus est ex tithymallis, qui characias nuncupatur.<text:line-break/>Caeterum ex seminibus frumentariis, uti nominant, sub-<text:line-break/>tilissimum est ervum sine insigni calefaciendi potestate,<text:line-break/>lolium vero cum insigni, hordeum nequaquam calefacit.<text:line-break/>Mediam inter ea materiam obtinent, qualitatibus amara,<text:line-break/>quae multum tenuibus substantia cedunt, crassi licet nihiI<text:line-break/>habentia. Nonnulla ipsorum a mediis tantillum declina-<text:line-break/>runt, alia ad calorem, alia ad frigiditatem ; quorum om-<text:line-break/>nium materias in opere de simplicibus medicamentis exe-<text:line-break/>quutus sum, quemadmodum etiam nucum acrodrymn , in<text:line-break/>quarum numero sunt amygdalae amarae et pistatia. At<text:line-break/>stirpium materiae in praesentia non memini, redire enim<text:line-break/>ad principium cogito, atque exponere, quando quoque</text:p>
      <text:p text:style-name="P2">mod<text:span text:style-name="Default_20_Paragraph_20_Font"><text:span text:style-name="T1">o</text:span></text:span> singula per rationem nobis inventa nsurpaverimus.<text:line-break/>Hinc enim puto bonae indolis juvenes incitatum iri, ut<text:line-break/>medicamentorum materiam cognoscant spsimet inspicientes<text:line-break/>non <text:span text:style-name="Default_20_Paragraph_20_Font"><text:span text:style-name="T1">s</text:span></text:span>emel, aut bis, <text:span text:style-name="Default_20_Paragraph_20_Font"><text:span text:style-name="T1">s</text:span></text:span>ed frequenter, quoniam sensibilium<text:line-break/>rerum cognitio <text:span text:style-name="Default_20_Paragraph_20_Font"><text:span text:style-name="T1">s</text:span></text:span>edula inspectione confirmatur, cujus rei<text:line-break/>indicium est evidentissimum, quod gemini per omnia simi-<text:line-break/>les esse nobis videantur, disserentes autem iis, qui ip<text:span text:style-name="Default_20_Paragraph_20_Font"><text:span text:style-name="T1">so</text:span></text:span>s<text:line-break/>inspicere consueverunt. Itaque herbarum, fontinum et ar-<text:line-break/>horum materiam prius quam e terra eximantur contem-<text:line-break/>plari pulcherrimum est, dum fructus videlicet futuri sunt,<text:line-break/>dum eduntur, dum auge<text:span text:style-name="Default_20_Paragraph_20_Font"><text:span text:style-name="T1">s</text:span></text:span>cunt et dum vigent. Haec siqui-<text:line-break/>dem continua eorum speculatio docebit te, quando potis-<text:line-break/>simum ip<text:span text:style-name="Default_20_Paragraph_20_Font"><text:span text:style-name="T1">s</text:span></text:span>os commode decerpas, ac in siccis domunculis<text:line-break/>repositos custodias, ne a solis radiis exurantur, neque ab<text:line-break/>humiditate ex tecto vel muris madebant. Id optime fiet,<text:line-break/>li domus neque subterraneae sint, neque aliis vicinae,<text:line-break/>neque sub tegulis, sed ostia ad meridiem spectantia ha-<text:line-break/>beant, pr<text:span text:style-name="Default_20_Paragraph_20_Font"><text:span text:style-name="T1">o</text:span></text:span>pe quae tamen medicamenta reponi non debent,</text:p>
      <text:p text:style-name="P3">Amici vos admoneo ut in hoc quoque me sequamini, si<text:line-break/>artis opera pulchre obire velitis , novistis enim, quomodo<text:line-break/>ex omni natione praestantissima quotannis medicamenta<text:line-break/>mihi asserantur, eo quod perditi illi quarumcunque rerum<text:line-break/>coëmptores scrutarius variis modis ea contaminant. Prae-<text:line-break/>stiterat forsan non hos <text:span text:style-name="Default_20_Paragraph_20_Font"><text:span text:style-name="T1">s</text:span></text:span>olum, <text:span text:style-name="Default_20_Paragraph_20_Font"><text:span text:style-name="T1">s</text:span></text:span>ed multo magis etiam mer-<text:line-break/>catores, qui illa advehunt, incusare, atque his multo ma-<text:line-break/>gis ipsos herbarios, item nihil minus eos qui radicum<text:line-break/>liquores, succos, fructus, flores et germina ex montibus<text:line-break/>in urbes conferunt, hi siquidem omnium primi in eis do-<text:line-break/>lum exercent. Quisquis igitur auxiliorum undique copiam<text:line-break/>habere volet, omnis stirpium materiae, animalium, me-<text:line-break/>tallorum et absque metallica natura terrestrium corporum,<text:line-break/>quae ad medicinae usum ducimus, expertus esto, ut ex<text:line-break/>eis et exquisita et notha cognoscat, deinde in commen-<text:line-break/>tario meo, quem de simplicium medicamentorum facultate<text:line-break/>prodidi, se<text:span text:style-name="Default_20_Paragraph_20_Font"><text:span text:style-name="T1">s</text:span></text:span>e exerceat. Nisi enim hoc modo instructus ad</text:p>
      <text:p text:style-name="P3">praesentis operis praesidia veniat, verbotenus quidem me-<text:line-break/>dendi methodum sciet, opus vero nullum ipsa dignum<text:line-break/>perficiet. Fingat namque ipse, quae de nervorum vulne-<text:line-break/>ribus praedixi, quaedam aliquis cognoscere, adulterata<text:line-break/>vero medicamenta per ignorantiam^ compositioni injicere,<text:line-break/>vel neque omnin<text:span text:style-name="Default_20_Paragraph_20_Font"><text:span text:style-name="T1">o</text:span></text:span> exacte facultates ip<text:span text:style-name="Default_20_Paragraph_20_Font"><text:span text:style-name="T1">s</text:span></text:span>orum intelligere,<text:line-break/>an non erit necessarium frequentius hunc errare quam<text:line-break/>recte agere? mihi quidem vel admodum videtur. Iam<text:line-break/>vero accurate facultates cognoscere ab e<text:span text:style-name="Default_20_Paragraph_20_Font"><text:span text:style-name="T1">o</text:span></text:span> multum differt<text:line-break/>quod est cognoscere. Etenim solum cognoscere scire est,<text:line-break/>an medicamentum siccare vel humectare vel resrigerare<text:line-break/>veI calefacere <text:span text:style-name="Default_20_Paragraph_20_Font"><text:span text:style-name="T1">s</text:span></text:span>uapte natura nos possit, accurate vero co-<text:line-break/>gnoscere praeter hoc etiam facultatis quantitatem <text:span text:style-name="Default_20_Paragraph_20_Font"><text:span text:style-name="T1">s</text:span></text:span>civisse<text:line-break/>est. Quaedam enim medicamenta calorem tepidum gene-<text:line-break/>rant corporibus nostris admota, quaedam moderatum,<text:line-break/>quemadmodum alia hoc paulo validiorem , nonnulla jam<text:line-break/>sic ferventem ut urere possint. Convenit igitur medicum<text:line-break/>non modo allectus qualitatem , sed etiam ipsius , ut ita</text:p>
      <text:p text:style-name="P3">dicam, quantitatem c<text:span text:style-name="Default_20_Paragraph_20_Font"><text:span text:style-name="T1">o</text:span></text:span>njectasse, nam haud ipsa proprie<text:line-break/>quantitas in qualitate dicitur, quanquam dicatur tamen,<text:line-break/>ut febris magna et parva. Ac tantus usus est eorum,<text:line-break/>quae sic dicuntur, ut jam proprii vim obtineant ipsa;<text:line-break/>perinde ac pyxis, excu<text:span text:style-name="Default_20_Paragraph_20_Font"><text:span text:style-name="T1">s</text:span></text:span>or, pictor, quercus inci<text:span text:style-name="Default_20_Paragraph_20_Font"><text:span text:style-name="T1">s</text:span></text:span>or, in<text:line-break/>totum quae ex vocato a grammaticis abu<text:span text:style-name="Default_20_Paragraph_20_Font"><text:span text:style-name="T1">s</text:span></text:span>u inceperunt,<text:line-break/>deinde vero propria dici credita <text:span text:style-name="Default_20_Paragraph_20_Font"><text:span text:style-name="T1">s</text:span></text:span>unt. Hoc quidem at-<text:line-break/>tulimus praeter eos, qui parum opportuno tempore de<text:line-break/><text:span text:style-name="Default_20_Paragraph_20_Font"><text:span text:style-name="T1">s</text:span></text:span>ermonis proprietate argumentantur. Quod autem dicere<text:line-break/>desiit, tale est, nempe quod exiccari desiderat non sim-<text:line-break/>pliciter siccante indiget medicamento, <text:span text:style-name="Default_20_Paragraph_20_Font"><text:span text:style-name="T1">s</text:span></text:span>ed convenienti men-<text:line-break/>fura, copiosa quidem humiditate auctum, insigniter exic-<text:line-break/>cante, parva, parum hoc faciente, quemadmodum multa,<text:line-break/>admodum resecante, non tamen extreme, neque in <text:span text:style-name="Default_20_Paragraph_20_Font"><text:span text:style-name="T1">s</text:span></text:span>umm<text:span text:style-name="Default_20_Paragraph_20_Font"><text:span text:style-name="T1">o,<text:line-break/></text:span></text:span>siccitatis enim quantitatem humiditate c<text:span text:style-name="Default_20_Paragraph_20_Font"><text:span text:style-name="T1">o</text:span></text:span>piae respondere<text:line-break/>convenit. Ego itaque dum communem nerv<text:span text:style-name="Default_20_Paragraph_20_Font"><text:span text:style-name="T1">o</text:span></text:span>rum vulne-<text:line-break/>rum curationis modum immutare primum au<text:span text:style-name="Default_20_Paragraph_20_Font"><text:span text:style-name="T1">s</text:span></text:span>us sum , con-<text:line-break/>jeci, in quantam humiditatem caliditatemque affecta pars</text:p>
      <text:p text:style-name="P3">recidisset. Et quum adolescens quidam mihi ostensus es-<text:line-break/>set, in prim<text:span text:style-name="Default_20_Paragraph_20_Font"><text:span text:style-name="T1">o</text:span></text:span> articulo medii dextrae manus digiti totum<text:line-break/>circa nervum locum humentem adeo ex contusione habens,<text:line-break/>ut jam computrescent, partem sane putrescentem cata-<text:line-break/>plasmate ex lixivia stillatitia et cruda lysi, sic autem no-<text:line-break/>sti me hordei farinam nominare, fovi, non putrescentem<text:line-break/>vero, sed tensam dolentemque oleo calente liberaliter per-<text:line-break/>fundi, inde quum lana sicca madorem exhausissem, cera-<text:line-break/>tum tam humidum illevi, quam in fracturis utimur, cui<text:line-break/>euphorbium sit admixtum. Confectum autem mihi fuerat<text:line-break/>hoc quoque mea industria hujusmodi occasione. Profectus<text:line-break/>ad me quispiam hieme vehementi ostendenque genu , fa-<text:line-break/>cile dicebat rigore id affici, statim vero calefacientibus ju-<text:line-break/>vari. Rogabat igitur hujusmodi aliquod medicamentum da-<text:line-break/>rem, ut qui profectus in frigore inalgeret doleretque ve-<text:line-break/>dementius quam alias. Nunc igitur, inquit, loturus dis-<text:line-break/>cedo, mittam autem ex balneo, qui medicamentum accipiat.<text:line-break/>Haec quum dixisset, abiit. At ego cum tale nullum medi-</text:p>
      <text:p text:style-name="P3">camentum ad manus haberem <text:span text:style-name="Default_20_Paragraph_20_Font"><text:span text:style-name="T7">, </text:span></text:span>euphorblum cum oleo trivi<text:line-break/>et ceram liquatam immiscui, paulo post cum amicus medi-<text:line-break/>camento ferendo puerum misisset, exhibui. Dolore pro-<text:line-break/>tinus cessante, inde in aliis partibus similiter affectis uti<text:line-break/>praecepimus, de quibus mox dicetur. Nunc ad nervi vul-<text:line-break/>nerati <text:span text:style-name="Default_20_Paragraph_20_Font"><text:span text:style-name="T1">s</text:span></text:span>ermonem redeo propter eos, qui nihil, quod ego<text:line-break/>nunc dico, intelligunt, vitio autem vertunt dictiunculas,<text:line-break/>quos invenire auguror nervifaucios perperam eos nomi-<text:line-break/>nari, qui in tendonibus vulnus acceperint, tendones enim<text:line-break/>ipsis puto vocari , qui extra manum toti carpo et digitis su-<text:line-break/>portensi <text:span text:style-name="Default_20_Paragraph_20_Font"><text:span text:style-name="T1">s</text:span></text:span>unt. Quanquam <text:span text:style-name="Default_20_Paragraph_20_Font"><text:span text:style-name="T1">s</text:span></text:span>ane non ignorem manifestius<text:line-break/>magisque proprie tendinifaucios ipsos nominari, tamen cum<text:line-break/>omnes neurisaucios nuncupare soleant, et ego, ne quis inno-<text:line-break/>vare me appellationem dicat, consuetam pro vera suscepi,<text:line-break/>etsi nec illa sine ratione abire in consuetudinem potuerit^<text:line-break/>plerisque medicis tendones etiam nervorum nomine jam<text:line-break/>vocitantibus. Verum sive in nervis sive in tendonibus</text:p>
      <text:p text:style-name="P2">vulneratos appellasse mavis, neque ob has voces incolu-<text:line-break/>mes erunt, neque convulsione laborabunt, quemadmodum<text:line-break/>neque manci fient, nec morientur, appellatio siquidem nec<text:line-break/>servavit hominem unquam, nec perdidit, <text:span text:style-name="Default_20_Paragraph_20_Font"><text:span text:style-name="T1">s</text:span></text:span>ed medicamen-<text:line-break/>torum facultas utrunque efficit. Atque ego hae<text:span text:style-name="Default_20_Paragraph_20_Font"><text:span text:style-name="T1">d</text:span></text:span> immutans<text:line-break/>putrescentes, convul<text:span text:style-name="Default_20_Paragraph_20_Font"><text:span text:style-name="T1">s</text:span></text:span>os, mancos, nonnullos etiam per-<text:line-break/>euntes , sanos vivosque reddo. Nam nervos contu<text:span text:style-name="Default_20_Paragraph_20_Font"><text:span text:style-name="T1">s</text:span></text:span>os ha-<text:line-break/>bentes sicut ille habuerat, nervofaucios, non neurothlastos,<text:line-break/>id est in nervis contu<text:span text:style-name="Default_20_Paragraph_20_Font"><text:span text:style-name="T1">s</text:span></text:span>os, nuncupare anticiparunt. Caeterum<text:line-break/>curatio communis est et periculum aequale amborum, nem-<text:line-break/>pe contusorum et vulneratorum veI nervis, vel tendoni-<text:line-break/>bus. Itaque homo isse putredine jam circa primum medii<text:line-break/>digiti articulum orta, quum superiacentium tensione dolore-<text:line-break/>que infestaretur, multo melius habere coepit die postero,<text:line-break/>quo vice hordei farinae, ervorum farinam stactae lixiviae<text:line-break/>commiscuimus. Ac tertio sane quum consimiliter etiam<text:line-break/>curaretur, jam quidem in aliis partibus dolorem omnino<text:line-break/>non percepit, ex contusione vero nervosum quoddam cor-</text:p>
      <text:p text:style-name="P3">pus crassae membranae persimile exertum est, quod medio-<text:line-break/>criter me commovente facile totum femiputridum excidit.<text:line-break/>Videbatur omnibus contemplantibus hoc corpus nervus to-<text:line-break/>tus esse, qui computrdisset, ut qui ignorarent, quo pacto<text:line-break/>tendones hi nervosis membranis convelati per brachiale<text:line-break/>procedunt et <text:span text:style-name="Default_20_Paragraph_20_Font"><text:span text:style-name="T1">s</text:span></text:span>uper totos digitos extenduntur, mihi vero<text:line-break/>putridum ex contusione attollenti tendo salvus apparuit<text:line-break/>Quum igitur vel pastillo uno, vel trochisco , vel utcunque<text:line-break/>vocasse libet, quorum in numero est et Polyidae, <text:span text:style-name="Default_20_Paragraph_20_Font"><text:span text:style-name="T1">s</text:span></text:span>oluto<text:line-break/>ex hepfemate, vel sirae<text:span text:style-name="Default_20_Paragraph_20_Font"><text:span text:style-name="T1">o</text:span></text:span> id est sapa, nam et hoc pro ar-<text:line-break/>bitrio nominare liceat, apparentem nervi partem prius jun-<text:line-break/>xissem, rursus eodem modo et cataplasmate et unctione ex<text:line-break/>euphorbi<text:span text:style-name="Default_20_Paragraph_20_Font"><text:span text:style-name="T1">o</text:span></text:span> in iisdem locis sicut prius utroque u<text:span text:style-name="Default_20_Paragraph_20_Font"><text:span text:style-name="T1">s</text:span></text:span>us <text:span text:style-name="Default_20_Paragraph_20_Font"><text:span text:style-name="T1">s</text:span></text:span>um.<text:line-break/>Quarto jam die omnia composita circa contusum quidem<text:line-break/>antea, ulceratum vero nunc primum digiti articulum in-<text:line-break/>tuitus considerabam, quorsum a cataplasmate transgrede-<text:line-break/>rer. Visum igitur est, si nervus inflammatione prorsus va-</text:p>
      <text:p text:style-name="P2">caret, ad cicatricem ducentia transire , Ii vero phlegmones<text:line-break/>ipsius scirrhofum quidquam remaneret , aliquod ex abunde<text:line-break/>siccantibus exhibere. Quoniam igitur nonnihil ex ea reli-<text:line-break/>quum esse videbatur, medicamentum ex dracunculi radice<text:line-break/>confectum prius u<text:span text:style-name="Default_20_Paragraph_20_Font"><text:span text:style-name="T1">s</text:span></text:span>urpavi, quod alia eadem cum Aegyptio<text:line-break/>medicamento, quae isis vocatur, continet, assumpsit autem<text:line-break/>dracunculi radicem. Ab hoc vero deinceps Athene , id est<text:line-break/>Minerva, dicta usus, inde ad ea quae cicatricem ducunt<text:line-break/>perrexi. At quum alium curarem pastillo sapa diluto nu-<text:line-break/>datas vulneris partes illinens euphorbium extrin<text:span text:style-name="Default_20_Paragraph_20_Font"><text:span text:style-name="T1">s</text:span></text:span>ecus itu-<text:line-break/>ponebam, tantum cerae ac resinae miscens, unde empta-<text:line-break/>stri crassitudo simul fieret et euphorbii vires confervaren-<text:line-break/>tur. Caeterum quomod<text:span text:style-name="Default_20_Paragraph_20_Font"><text:span text:style-name="T1">o</text:span></text:span> ad hos fcopos respiciens medica-<text:line-break/>mentum componas , deinceps declarabimus. Etenim aliud<text:line-break/>quoque ex aceto medicamentum confecimus, hoc spectantes<text:line-break/>ut ipsius spissitudo et subtilis aceti virtus cum refrigerant-<text:line-break/>tis facultatis exclusione incolumis permaneat. De his <text:span text:style-name="Default_20_Paragraph_20_Font"><text:span text:style-name="T1">s</text:span></text:span>ane,</text:p>
      <text:p text:style-name="P30">quomodo composita sint, post paulum tractabitur. Nunc<text:line-break/>quia nervis vulneratis medendi modum ex rationali indica-<text:line-break/>tione, nugatorio illo empiricorum casti repudiato, inveni,<text:line-break/>totam cogito ipsam dicere, ita ut nullam distinctionem<text:line-break/>praeteream, sermonem ab initio rursus repetens. Quando<text:line-break/>igitur vulneratum aliquem protinus suscipio, interdum per<text:line-break/>liquida medi<text:span text:style-name="Default_20_Paragraph_20_Font"><text:span text:style-name="T1">c</text:span></text:span>amenta curationem molior, interdum empta..<text:line-break/>suis, lanam extrinsecus quam mollissimam oleo calente im-<text:line-break/>butam applicans. Quod si medicamentum ex aceto ufur-<text:line-break/>pem , aceti parum oleo admisceo ac bis terve quotidie sol-<text:line-break/>vo et oleo calente foveo. Si noctes longae suerint, etiam<text:line-break/>his solvere consuevi , idque magis facio, dum ulcus a me-<text:line-break/>dicamentis mordetur; nam ubi initio tali medicamento utenti<text:line-break/>aeger, nec fe morderi, nec dolere, nec tensionem percipere<text:line-break/>mihi dicat, die solvo et foveo mane semel et vesperi iterum.<text:line-break/>Oleum vero, quo fovemus, satis calens esto, verum ita,<text:line-break/>ne vulneratam partem offendat; sicut enim frigidum hujus-</text:p>
      <text:p text:style-name="P3">modi affectibus maxime est contrarium , sic tepens non om-<text:line-break/>nino utile. Namque in primo de simplicibus medicamentis<text:line-break/>volumine didicimus , ut aqua ineo, quod calens, aut fri-<text:line-break/>gida sit, maxime contraria facere nata est, ita quoque<text:line-break/>oleum, nam frigidum corpori admotum , perfpiratum quo-<text:line-break/>dammodo ipsius obstruit, imo prohibet, calidum vero di-<text:line-break/>gerit ac extenuat. Quod tibi etiam ex carnibus in eo co-<text:line-break/>ctis licet condi<text:span text:style-name="Default_20_Paragraph_20_Font"><text:span text:style-name="T1">s</text:span></text:span>cere; similiter etenim, ut praerancidas fri-<text:line-break/>abilis efficit, etsi protinus quum animans mactatum est, in<text:line-break/>eo coquas , aut sartagine frigas. Propter quod et ego fo-<text:line-break/>mentum ex oleo fatis calente u<text:span text:style-name="Default_20_Paragraph_20_Font"><text:span text:style-name="T1">s</text:span></text:span>urpare malui, tepidum fem-<text:line-break/>per vitans, adhuc autem magis frigidum. Porro ab aquae<text:line-break/>usu in tota curatione ita tempero, ut ne attingat quidem<text:line-break/>ulcus ; proinde cum sanguis initio statim a vulnerata parte<text:line-break/>eluendus est, ex oleo id facere expedit<text:span text:style-name="Default_20_Paragraph_20_Font"><text:span text:style-name="T1">i</text:span></text:span> Ubi autem jam<text:line-break/>aegri mediocriter habentes lavacro utuntur, neque tunc<text:line-break/>affectum locum in aquam demergere ipsis concedendum,<text:line-break/>magna siquidem ex parte nerVi in manibus vulnerantur.</text:p>
      <text:p text:style-name="P3">Memini cujusdam ex hujusmodi vulneratis, qui quum diem<text:line-break/>quartum citra omnem dolorem ageret, partemque affectam<text:line-break/>absque phlegmone videret, multo in frigore domo egressus<text:line-break/>ad opus quoddam necessarium, eique diu immoratus, domum<text:line-break/>rediit membro universo ad cervicem usque ten<text:span text:style-name="Default_20_Paragraph_20_Font"><text:span text:style-name="T1">s</text:span></text:span>o, idque cum<text:line-break/>ingenti ipsius dolore. Postquam vero quodam me accerfente<text:line-break/>profectus ad eum vidi quibus in malis esset, oleum ex iti-<text:line-break/>nere refrigeratum a parte auferri jussi, calente vero totum<text:line-break/>membrum fovi, deinde cervicis partem adversam lanis oleo<text:line-break/>respersis et medicamento liquido ex eupborbio simul, cum<text:line-break/>castorio hominem statim mitigavi et <text:span text:style-name="Default_20_Paragraph_20_Font"><text:span text:style-name="T1">s</text:span></text:span>omno post haec acce-<text:line-break/>dente usque ad vesperam omnia cessarunt symptomata.<text:line-break/>Prae omnibus igitur danda opera est ut lana permaneat<text:line-break/>calida, sive oleo tantum, sive oxelaeo, hoc est aceto et oleo,<text:line-break/>quoque imbuta fuerit, fiet hoc si aliae lanae siccae extrinse-<text:line-break/>cus circumponantur et aeger intra tectum, quum hiems<text:line-break/>suerit, ad quintum usque vel septimum morbi diem sale</text:p>
      <text:p text:style-name="P2">contineat. Nam si eousque nec phlegtnone aliqua tentetur,<text:line-break/>vacetque prorsus dolore et nullam <text:span text:style-name="Default_20_Paragraph_20_Font"><text:span text:style-name="T1">s</text:span></text:span>entiat tensionem, in po-<text:line-break/>florum tutus erit. Curabis autem, ne in aceto vinosum<text:line-break/>aliquid appareat, quemadmodum oleum quoque, ut omni<text:line-break/>astrictione vacet. Neque igitur quod crudum vel imma-<text:line-break/>turum dicitur adhibebis, neque id, quod ab Hispania ve-<text:line-break/>hitur ac vocant Hispanum, imo nec aliud quodlibet ex iis<text:line-break/>quae oleae <text:span text:style-name="Default_20_Paragraph_20_Font"><text:span text:style-name="T1">s</text:span></text:span>urculos habent. Optimum oleum est tenue,<text:line-break/>quale in ltalia Sabinum, alibi vero in nationibus Romano<text:line-break/>imperio subjectis, quae nullam astringendi vim obtinent.<text:line-break/>Jam vero qualis res sit rationalis indicatio et quanto ditior<text:line-break/>quam nuda experientia citra metsiodum, vel hinc condisces.<text:line-break/>Quum permultis nervorum vulneribus saepe in itinere , in<text:line-break/>navigio, in agro, vel in civitate, sed procul a meis aedibus<text:line-break/>incidissem, nec medicamenti ex euphorbio copia adesset, nec<text:line-break/>illius, quod ex aceto consicitur, nec alterius , medicamenta,<text:line-break/>quorum forte fortuna eo Ioco facultas erat, vulneri impo-</text:p>
      <text:p text:style-name="P3">nentes , propositum semper sumus assequuti. Novi etenim<text:line-break/>me ipsum in agro propolim recentem liquidam et pinguem,<text:line-break/>quam agricola habebat, vulneri impos<text:span text:style-name="Default_20_Paragraph_20_Font"><text:span text:style-name="T1">u</text:span></text:span>isse, interdum fer-<text:line-break/>mentum <text:span text:style-name="Default_20_Paragraph_20_Font"><text:span text:style-name="T1">s</text:span></text:span>olum, interdum ambo commixta. At fermentum<text:line-break/>quam vetustissimum este, propolim vero contra habere con-<text:line-break/>venit, quantum ad tempus attinet, sin autem vetustior sit,<text:line-break/>ex oleo juxta ignem vel in <text:span text:style-name="Default_20_Paragraph_20_Font"><text:span text:style-name="T1">s</text:span></text:span>ole emolliatur. Rur<text:span text:style-name="Default_20_Paragraph_20_Font"><text:span text:style-name="T1">s</text:span></text:span>us in<text:line-break/>alio quodam rustico <text:span text:style-name="Default_20_Paragraph_20_Font"><text:span text:style-name="T1">s</text:span></text:span>uccum titbymalli fermento mixtum im-<text:line-break/>po<text:span text:style-name="Default_20_Paragraph_20_Font"><text:span text:style-name="T1">s</text:span></text:span>ui , quem prope ipsius cortem succrevisse conspexeram,<text:line-break/>quippe fermentum ut recens contemnebam. Nonnun-<text:line-break/>quam et pr<text:span text:style-name="Default_20_Paragraph_20_Font"><text:span text:style-name="T1">o</text:span></text:span>polim ex oleo liquefactam sarmento subegi, sed<text:line-break/>prius aceto quam acerrimo dissoluto. Praestat oleum esse<text:line-break/>vetus in hujusmodi mixtionibus, puta ex oxymelite et faba-<text:line-break/>rum farina vel ervorum vel lolii vel ciceris vel lupinorum<text:line-break/>amarorum vel tenuiori polentae pulvere vel hordeacea sari-<text:line-break/>na, quibus in urbibus usus sum cataplasmatis non <text:span text:style-name="Default_20_Paragraph_20_Font"><text:span text:style-name="T1">s</text:span></text:span>olum<text:line-break/>in iis, quos jam phlegmone prehenderat, sed etiam protinus<text:line-break/>ab initio. In agro cum et picem liquidam apud fabrum in-</text:p>
      <text:p text:style-name="P2">venissem , fermento mixtam imposui, item apud alium ervo-<text:line-break/>rum farinam illo subactam, cujus penuria etiam praedicta-<text:line-break/>ruta quaevis misceri potest. Quin etiam oxelaeum solum,<text:line-break/>quod calere, lana exceptum, statim dum aliud nihil ha-<text:line-break/>berem , consisus aceto abunde acri et vetusto. ln alio resti-<text:line-break/>gerato , quod ante horam unam vel longius etiam tempus<text:line-break/>nervus contusus esset, quousque mihi quoddam idoneum<text:line-break/>medicamentum afferretur, expectavi, partem oleo foveri<text:line-break/>praecipiens, interdum aceto prius admixto, quoniam aer<text:line-break/>per aestatem calidissimus erat, mixtura ex utroque diutissime<text:line-break/>fovi, donec aliud medicamentum allatum suili Singulis<text:line-break/>autem praedictis farinis permixtam quoque stacten saepe<text:line-break/>illevi et mox a principio et postea, quum homo medica-<text:line-break/>mento quodam, quod cruentis imponitur, non probe usus<text:line-break/>esset. Haec itaque omnia , quomodocunque applices, me-<text:line-break/>dieamenta calida qualitatibus offeras. Et vero etiam cum<text:line-break/>domo mea egredi festinans aliquando medicamentum nullum</text:p>
      <text:p text:style-name="P3">in promt<text:span text:style-name="Default_20_Paragraph_20_Font"><text:span text:style-name="T1">o</text:span></text:span> compositum haberem , dedi cuidam familiari vetus<text:line-break/>euphorbium, injunxique laeve factum ex ole<text:span text:style-name="Default_20_Paragraph_20_Font"><text:span text:style-name="T1">o</text:span></text:span> veteri, donec<text:line-break/>humidi cerati spissitudinem haberet, tendinis puncturae in<text:line-break/>manu admoveret. Reversus igitur interrogavi vulneratum<text:line-break/>multumne caloris in parte affecta <text:span text:style-name="Default_20_Paragraph_20_Font"><text:span text:style-name="T1">s</text:span></text:span>entiret, ille mediocrem<text:line-break/>quendam respondit fe percipere. Rursus igitur quaesivi, an<text:line-break/>medicationem a medicamento in vulnere sentiret ; ille quum<text:line-break/>se non morderi, sed veluti pruritum quendam sentire di-<text:line-break/>xisset, medicamentum ad noctem usque adhaerere permisi.<text:line-break/>Quoniam vero, quum imposita abstulissem, calor in affecto<text:line-break/>loco mediocris mihi apparuit, neque punctura hians, satius<text:line-break/>mihi visum est eodem uti medicamento; et vero cum vulne-<text:line-break/>ratus altero die prospere haberet, item tertio et quarto, ad<text:line-break/>finem usque idem medicamentum usurpavi, quod contem-<text:line-break/>plat<text:span text:style-name="Default_20_Paragraph_20_Font"><text:span text:style-name="T1">o</text:span></text:span>s quidam in alio vulnerato similiter recenti euphor-<text:line-break/>hio in eundem modum usus est: quare necessario calor ae-<text:line-break/>grum multus et commotius et dolor in ulcere subsecutus</text:p>
      <text:p text:style-name="P3">est, adeo ut homo ad me deductus sit, tanquam hoc prae-<text:line-break/>ter omnium opinionem accidisset. Atque ego, statim re in-<text:line-break/>tellecta, quod impositum erat abjeci , fotu autem per oleum<text:line-break/>ipsi adhibito, medicamentum ex aceto imposui, quod si non<text:line-break/>in procinctu fuisset, medicamentum ex euphorbio copiosioris<text:line-break/>cerae particeps admovissem. Quapropter non oportet, uli<text:line-break/>paulo ante diximus , probatorum medicamentorum faculta-<text:line-break/>tes ac <text:span text:style-name="Default_20_Paragraph_20_Font"><text:span text:style-name="T1">s</text:span></text:span>pecies ignorare, nec quae celeriter virtutem mu-<text:line-break/>tant, tum quae rursus diutino tempore conservant. Nam<text:line-break/>ex iis, quae caducam ac statim .evanescentem calorem ha-<text:line-break/>hent, euphorbium est. ld autem cognosces, etiam si non<text:line-break/>manduces, colorem contemplatus, quippe non ut ab initio<text:line-break/>cinereum, verum suppallidum et <text:span text:style-name="Default_20_Paragraph_20_Font"><text:span text:style-name="T1">s</text:span></text:span>ubflavum redditur inve-<text:line-break/>terascens. Statim etiam siccum abunde videretur tunc et<text:line-break/>vix inter laevigandum ex oleo recenti protinus imbibito<text:line-break/>dissolvitur. At subito ipsum oleo miscendum non est, <text:span text:style-name="Default_20_Paragraph_20_Font"><text:span text:style-name="T1">s</text:span></text:span>ed<text:line-break/>prius in mortario sensim terendum, ne dilatetur. Quid<text:line-break/>item opus est dicam, quod etiam gustanti tibi recens perci-</text:p>
      <text:p text:style-name="P3">piatur ferventissimum , ut linguam adurat, vetus autem exi-<text:line-break/>guam efficiat caliditatem? Jam aliis quoque multis medi-<text:line-break/>cementis evanidam potentiam pauculis annis habere contin-<text:line-break/>git, attamen euphorbium post thapsiam, haec enim anno<text:line-break/>admodum imbecillis redditur, ut bimusa prorsus expiret,<text:line-break/>euphorbium vero, quum principio bonum fuerit et probe<text:line-break/>repositum asservatumque, etiam anno tertio adhuc vim ali-<text:line-break/>quam retinet, interdum et quarto, quinto autem et sexto<text:line-break/>jam exolvitur, deinde procedente tempore in totum elan-<text:line-break/>guescit. Porro id, quo me aliquando cum inveterato<text:line-break/>oleo sine cera usum esse dixi, quinque annorum aut sex<text:line-break/>erat euphorbium. Unde usum ipsius mensura comprehen-<text:line-break/>dere nemo potest. Nam recens oleo decuplo et duodecim<text:line-break/>partibus superante cum cera tripla commiscetur , vetera-<text:line-break/>luens copiosius ei immittendum est, trimum vero et qua-<text:line-break/>drimum vel duplicatum prioris pondus vel aequale cerae.<text:line-break/>Quum igitur medicamentum consistentia simile acopis dictis</text:p>
      <text:p text:style-name="P3">unctionibus habere volueris, quae spissitudo liquidi etiam<text:line-break/>cerati est, oleum cerae quadruplum esse curabis. Ubi vero<text:line-break/>ad emplastri <text:span text:style-name="Default_20_Paragraph_20_Font"><text:span text:style-name="T1">s</text:span></text:span>peciem fiet, ceram omnino aequalem oleo mi-<text:line-break/>suere oportet, maxime si sicca fuerit et vetusta, sicut re-<text:line-break/>eens et pinguis pauciore ole<text:span text:style-name="Default_20_Paragraph_20_Font"><text:span text:style-name="T1">o</text:span></text:span> indiget, ut ceratum in em-<text:line-break/>plastti modum efficiat, idque magis adhuc per aestatem. Ha-<text:line-break/>que si ceratum emplastri formula facere statueris, cerae ex<text:line-break/>oleo liquefactae qua dixi <text:span text:style-name="Default_20_Paragraph_20_Font"><text:span text:style-name="T1">s</text:span></text:span>ymmetria <text:span text:style-name="Default_20_Paragraph_20_Font"><text:span text:style-name="T1">s</text:span></text:span>extam recentis eu-<text:line-break/>phorbii partem admiscebis, ut illius una sit drachma, cerae<text:line-break/>sex, olei item sex vel quinque. Sed quoniam cera gluti-<text:line-break/>nans ac viscosa non est, quemadmodum resinae et pix,<text:line-break/>ideo hanc vel illam vel utriusque partem cerato admisceo.<text:line-break/>Clarum igitur est dum haec miscentur, non amplius oleum<text:line-break/>pari illis portione affundendum. Etenim cera ad liquidita-<text:line-break/>tem multo pingui indiget, at resinae, quae quidem aridae<text:line-break/>prorsus sunt, pauco, liquidae et siccam quandam substantiam<text:line-break/>ad emplastri crassitudinem assumere postulant. In ceris igi-</text:p>
      <text:p text:style-name="P2">tur non magna humiditatis ac siccitatis differentia est, in<text:line-break/>resinis, sicut etiam in picis genere, contra aridae ab hu-<text:line-break/>midis permultum differunt, Omnium ergo resinarum siccis-<text:line-break/>sima est quam nonnulli fructam, alii colophoniam appel-<text:line-break/>lant. Huic succedit quae ex fictilibus impura nec fricta fu-<text:line-break/>mitur, quam si purges, in sumtam mutabitur. His ambabus<text:line-break/>. siccior est, quae dicitur pityinon phyfema, ac si dicas picea<text:line-break/>germinatio. Hanc sane ceu <text:span text:style-name="Default_20_Paragraph_20_Font"><text:span text:style-name="T1">s</text:span></text:span>qualidam in prae<text:span text:style-name="Default_20_Paragraph_20_Font"><text:span text:style-name="T1">s</text:span></text:span>entis empta-<text:line-break/>stri compositionem non esse idoneam ratus abjeci, usus<text:line-break/>autem sum fricta et liquidis. Jam vero ex his quoque non-<text:line-break/>nullae diutius liquidae permanent, quemadmodum terebin-<text:line-break/>thina, aliae cito inarescunt, sicut strobilina, media utriusque<text:line-break/>est abietina. Quin etiam facultate calidior est quidem stro-<text:line-break/>hilina, mox ver<text:span text:style-name="Default_20_Paragraph_20_Font"><text:span text:style-name="T1">o</text:span></text:span> abietina, deinde terebinthina. Cupressi resi-<text:line-break/>nam miscere non ausus sum, ut quae nonnihil astringeret.<text:line-break/>Putabit forsan aliquis, nobiscum dissentire Dioscoridem Ana-<text:line-break/><text:span text:style-name="Default_20_Paragraph_20_Font"><text:span text:style-name="T1">:t</text:span></text:span>arbeum in sermone de resinis haec verba scribentem primo</text:p>
      <text:p text:style-name="P3">de medica materia commentario. <text:span text:style-name="Default_20_Paragraph_20_Font"><text:span text:style-name="T1">Ex omnibus resinis prin-<text:line-break/>cipatus terebinthinae datur, post eam lentisoinae, tum ei,<text:line-break/>quae de picea raditur et abiete, post quas pinea strobi-<text:line-break/>linaque numeratur. </text:span></text:span>ln his enim Dioscorides tanquam de<text:line-break/>infima strobilina, optima vero terebinthina <text:span text:style-name="Default_20_Paragraph_20_Font"><text:span text:style-name="T1">s</text:span></text:span>entire videtur.<text:line-break/>Verum ego ex his tribus resinis strobilina, abietina, tere-<text:line-break/>binthina, principem certe strobilinam calore, fecundam abie-<text:line-break/>sinam, postremam terebinthinam esse dixi. Quemadmodum<text:line-break/>igitur qui inter ltaliae vina austera optimum ponit vinum<text:line-break/>Italicum, alius ad qualitatem unam <text:span text:style-name="Default_20_Paragraph_20_Font"><text:span text:style-name="T1">s</text:span></text:span>ermonem referens, alius<text:line-break/>absolute de tota ipsorum substantia pronuncians, verus de-<text:line-break/>prehenditur, eadem ratione etiam inter resinas optimam<text:line-break/>tanquam medicamentum in multiplices usus accommoda-<text:line-break/>tum, merito terebinthinam affirmaveris, non tamen calidi-<text:line-break/>tate primas obtinere. ltaque ut ajebam, licet tibi quamlibet<text:line-break/>resinam cerae miscenti simplex ceratum glutinantius efficere,<text:line-break/>quod ex oleo et cera duntaxat componimus. Hic vero ex-</text:p>
      <text:p text:style-name="P3">patientiae quoque utilitas est, quae de coujectura nostra de-<text:line-break/>cernat. Potes enim ubi triplicatam ceram terebinthinae<text:line-break/>commiscueris, intelligere, emplastrine spissitudinem jam me-<text:line-break/>dicamentum acceperit, an adhuc siccius sit ac copiosiorem<text:line-break/>insuper resinam desideret^ Quapropter ubi hunc in modum<text:line-break/>experienti tibi mediocriter habere visum suerit, miscebis<text:line-break/>tunc medicamento, quod conficis duodecimam partem en-<text:line-break/>phorbii. At si ignores, an euphorbium exacte sit calidum,<text:line-break/>an nonnihil a tali discedat, post confectionem linteo pau-<text:line-break/>lusum illius medicamenti illitum tuae ipsius tibiae vel cu-<text:line-break/>bito horis aliquot imponito, postea si modice calefacere de-<text:line-break/>prebendis, bene temperatum esse medicamentum arbitrabe-<text:line-break/>ris, quod si vel nullum sensilem calorem dat vel justo fer-<text:line-break/>ventiorem, integrum est aut medicamentum remittere aut<text:line-break/>intendere; remittere quidem mixtura cerati, intendere ap-<text:line-break/>posito euphorbio. Atqui si propolim pinguem habeas, eam<text:line-break/>omnibus resinis aptiorem fore tibi inteliigito, ut quae va-</text:p>
      <text:p text:style-name="P3">porosam <text:span text:style-name="Default_20_Paragraph_20_Font"><text:span text:style-name="T1">s</text:span></text:span>piritus crassitiem humoresque <text:span text:style-name="Default_20_Paragraph_20_Font"><text:span text:style-name="T1">s</text:span></text:span>uperfluos elicere<text:line-break/>ac exalto foras ductitare suapte queat natura. Siquidem re-<text:line-break/>sinae cum cera emplastri spissitudinis gratia, non tanquam<text:line-break/>curationis consilio assumuntur, propolis autem curationis<text:line-break/>ipsius scopo continetur. Atque haec aliquando <text:span text:style-name="Default_20_Paragraph_20_Font"><text:span text:style-name="T1">s</text:span></text:span>ola, ut dixi,<text:line-break/>recenti, quantum ad humiditatem attinet, usus sum in agri-<text:line-break/>cola quodam duro corpore, ac mirum est, quomodo sula<text:line-break/>adusque finem adhibita adiuverit, adeo ut nullius medica-<text:line-break/>menti praeterea venerit necessitas. Alteri qui puncturam<text:line-break/>profundiorem haberet tithymalli cujusdam exiguum quid<text:line-break/>liquoris admiscui. Mollioribus vero corporibus medicamen-<text:line-break/>tum tactu durius apparet, nisi olei mixtura vehementer<text:line-break/>ipsum mollias. Quin et alia medicamenta omnia, quae ner-<text:line-break/>vorum vulneribus adhibentur, liquida et mollia esse con..<text:line-break/>venit. Mollitiem igitur quodvis oleum conciliare, robur vero<text:line-break/>medicamenti vetus oleum tueri potest. Ut autem propolim<text:line-break/>in agro nonnunquam accommodavi tanquam melius medi-<text:line-break/>camentum iis, quae tum affuerant, eligens, ita fermentum</text:p>
      <text:p text:style-name="P3">rursus in alio admovi medicamenti inopia, quoniam hoc<text:line-break/>quoque in alto fixa extrahere et discutere <text:span text:style-name="Default_20_Paragraph_20_Font"><text:span text:style-name="T1">s</text:span></text:span>ciebam. Quanto<text:line-break/>autem vetustius fermentum tanto est praestantius. Porro<text:line-break/>hujusmodi res non <text:span text:style-name="Default_20_Paragraph_20_Font"><text:span text:style-name="T1">s</text:span></text:span>olum facile in aegris reperiuntur, <text:span text:style-name="Default_20_Paragraph_20_Font"><text:span text:style-name="T1">s</text:span></text:span>ed<text:line-break/>etiam <text:span text:style-name="Default_20_Paragraph_20_Font"><text:span text:style-name="T1">s</text:span></text:span>ulphur vivum, quo nonnunquam et ip<text:span text:style-name="Default_20_Paragraph_20_Font"><text:span text:style-name="T1">s</text:span></text:span>o <text:span text:style-name="Default_20_Paragraph_20_Font"><text:span text:style-name="T1">s</text:span></text:span>um usus<text:line-break/>miscens cum tetrapharmaco. Huic igitur et spumam nitri<text:line-break/>et Berenicium litrum et aphrolitrum non lapidosum, sed<text:line-break/>vere aphrolitrum, quod spumae consistentiam habet, adji-<text:line-break/>ciens frequenter u<text:span text:style-name="Default_20_Paragraph_20_Font"><text:span text:style-name="T1">s</text:span></text:span>urpavi, non modo in agris aliorum pe-<text:line-break/>nuria, <text:span text:style-name="Default_20_Paragraph_20_Font"><text:span text:style-name="T1">s</text:span></text:span>ed etiam praefentibus enumeratis medicamentis hoc<text:line-break/>nomine, ut animi <text:span text:style-name="Default_20_Paragraph_20_Font"><text:span text:style-name="T1">s</text:span></text:span>ensum experientia explorarem proba-<text:line-break/>remque. At vulneratus talis rei <text:span text:style-name="Default_20_Paragraph_20_Font"><text:span text:style-name="T1">s</text:span></text:span>olo usu convaluit, fotus<text:line-break/>videlicet oleo. Hoc enim commune tibi esto in omnibus<text:line-break/>medicamentis, quae hic dicuntur nervorum vulneribus con .<text:line-break/>ducere. .Jam vero et quod a medicis vocatur ar<text:span text:style-name="Default_20_Paragraph_20_Font"><text:span text:style-name="T1">s</text:span></text:span>enicum,<text:line-break/>ab iis autem, qui Attice omnia volunt proferre, arrheni-<text:line-break/>cum, adjunxi tetrapharmaco, quod animo conceperam, ex-<text:line-break/>patientia volens pertentare, rursus quum id non adesset,</text:p>
      <text:p text:style-name="P3">sandaracham, uti vocant, sicut calcem restinctam et vivam,<text:line-break/>lotam et illotam, minus autem vivae, plus restinctae et<text:line-break/>plus adhuc lotae adjeci. Caeterum de exacta cujusque com-<text:line-break/>ponendae quantitate paulo post dicemus, ubi haec simplicia<text:line-break/>omnia ususque ipsorum distinctiones retulerimus. In hoc<text:line-break/>enim sermone propter empiricos, qui ex casu plurima com-<text:line-break/>positorum medicamentorum inventa esse putant, visum mihi<text:line-break/>est commemorare nervorum vulnera curandi rationem a<text:line-break/>me citra casum repertam, inde, quod sanationis ipsorum<text:line-break/>fcopum et simplicium medicamentorum facultates cognosce-<text:line-break/>rem. Etenim ex casu unum aliquod simplex medicamen-<text:line-break/>tum invenitur, rationalis autem methodus plurima simul<text:line-break/>invenit et vatias ipsorum compositiones. Quae igitur ex<text:line-break/>alto humores educere digerereque natura possunt, nervo-<text:line-break/>russi vulneribus ex usu sunt. Quandoquidem vero nonnulla<text:line-break/><text:span text:style-name="Default_20_Paragraph_20_Font"><text:span text:style-name="T1">c</text:span></text:span>aliditatem immoderatam vel mordacem vehementer acri-<text:line-break/>muniam vel acidam qualitatem conj unctas habent, alia ipsis</text:p>
      <text:p text:style-name="P3">medicamenta admisceri ratio est, quae praedictos excessus<text:line-break/>sine virtutis oflënsa temperare queant. At hoc fieri reete<text:line-break/>non potest, nisi cujusque medicamenti non modo qnalita-<text:line-break/>lis genus, sed etiam quantitatem in eo cognoscas. Quae-<text:line-break/>dam namque, ut ostendimus in commentario de simplicibus<text:line-break/>medicamentis, in primo calesacientium ordine collocantur,<text:line-break/>a temperatis paululum abscedentia , alia in secundo magis<text:line-break/>inde declinantia, alia tertio, nonnul<text:span text:style-name="Default_20_Paragraph_20_Font"><text:span text:style-name="T1">l</text:span></text:span>a quarto, quae urere<text:line-break/>jam queant. Igitur pro vehementiae virtutis cujusque me-<text:line-break/>dicamenti proportione miscendorum facultas invenitur,<text:line-break/>modo simplicium omnium temperamenta intelligas. Empiri-<text:line-break/>corum haeresis sola genere consimilia propter uniuscujus-<text:line-break/>que medicamenti naturae ignorantiam miscet, et qni hanc<text:line-break/>noverunt sola eadem miscent, quia excessu^ quantitatem<text:line-break/>certo non cognoscunt. Quod itaque ipse primum praeparavi<text:line-break/>medicamentum, ex multis ejusdem generis compositum est,<text:line-break/>quoniam nondum cujusque virtutis quantitatem exacte per-</text:p>
      <text:p text:style-name="P3">noscebam. Injcci etenim nonnihil armenici, sulfuris, misyos,<text:line-break/>calcis lotae et illotae et pompholygis, similiter spodii, item<text:line-break/><text:span text:style-name="Default_20_Paragraph_20_Font"><text:span text:style-name="T1">s</text:span></text:span>quamae aeris, chalcitidis ullae lotae et illotae, ad haec<text:line-break/>non ustae. Haec igitur prius in aceto quam acerrimo die-<text:line-break/>bus multis sole aestivo laevia reddidi. Quae superfundi<text:line-break/>his debebant, cera erat necessario et mellis nonnihil prius<text:line-break/>expurgati, resinae propemodum omnes, propolis, pix et<text:line-break/>ladanum, liquida cyprinum, susinum, opobalsamum, ama-<text:line-break/>racinum, gleucinum, cedrinum et oleum ricininum et ve-<text:line-break/>t<text:span text:style-name="Default_20_Paragraph_20_Font"><text:span text:style-name="T1">o</text:span></text:span>stum, ex singulis autem liquoribus, quos non multo ante<text:line-break/>recensui, paulum aliquid. Postremo alias aliud auserens ex-<text:line-break/>perientiae gratia, nihilo simpliciora singula, quibus in hunc<text:line-break/>diem utor, inferiora este animadverti, ipsorum autem sym-<text:line-break/>metriae mox ponentur. Itaque ex aceto et liquoribus talia<text:line-break/>conseci, cerae, resinarum, propoleos et picis nonnihil ad-<text:line-break/>j ungens, pari modo ex columbarum stercore et herbis te-</text:p>
      <text:p text:style-name="P2">nutum partium. Minus ergo molesta sunt liquida medica-<text:line-break/>menta cum aliis tum nervorum maxime vulneribus. Uti-<text:line-break/>mur etiam emplastri modo compositis propter eos, qui fe<text:line-break/>lavare volunt, lanis enim ablatis ac tali medicamento solo<text:line-break/>adhaerente minore cum molestia lavant. Praedictum enim<text:line-break/>est, neque tunc vulnere affectam partem aquis respergen-<text:line-break/>dam, si in manu id contigerit, pes vero, si is laesus sit, ut<text:line-break/>non madefiat fieri non potest, <text:span text:style-name="Default_20_Paragraph_20_Font"><text:span text:style-name="T1">s</text:span></text:span>ed tunc a balneo primis<text:line-break/>quatuor diebus abstinendum est. Quoniam vero omnium<text:line-break/>hujus tempestatis hominum et eorum jam etiam, qui ruri<text:line-break/>degunt, fortitudo periit, qui lavare <text:span text:style-name="Default_20_Paragraph_20_Font"><text:span text:style-name="T1">s</text:span></text:span>e quotidie consueve-<text:line-break/>runt, equidem qui non adeo deliciis affluunt, sunt hi ma-<text:line-break/>xime pauperes , ut plurimum obtemperantes nobis habe-<text:line-break/><text:span text:style-name="Default_20_Paragraph_20_Font"><text:span text:style-name="T1">s</text:span></text:span>uus, divites vero et praesertim potentes admodum, illos<text:line-break/>vel aegre obtemperantes vel prorsus haud morigeros ex-<text:line-break/>perimur. Optimum igitur fuerit nec ipsis mederi, verum<text:line-break/>quum nescio quo modo alius ob aliam causam, quidam<text:line-break/>nostrum inviti, quidam ultro ipsorum mollitiem tolerare</text:p>
      <text:p text:style-name="P3">coguntur, tale quippiam factitare con<text:span text:style-name="Default_20_Paragraph_20_Font"><text:span text:style-name="T1">s</text:span></text:span>uevi, vulneratae parti<text:line-break/>medicamentum aliquod in emplastri modum imponens, ex-.<text:line-break/>trinfecus iterum multiplices pannos oleo tinctos plures <text:span text:style-name="Default_20_Paragraph_20_Font"><text:span text:style-name="T1">s</text:span></text:span>u-<text:line-break/>perinjicio, quibus rursum extrinsecus fasciam ex linteis ac-<text:line-break/>commodo, quam deinde in ip<text:span text:style-name="Default_20_Paragraph_20_Font"><text:span text:style-name="T1">s</text:span></text:span>o rur<text:span text:style-name="Default_20_Paragraph_20_Font"><text:span text:style-name="T1">s</text:span></text:span>us baIneo, quum aeger<text:line-break/>in folium est ingressurus, oleo prius perfundo et loto vi-<text:line-break/>delicet jam omnia imposita aufero utorque praedicto totius<text:line-break/>curationis genere. At vero patet omnibus eum, qui pulchre<text:line-break/>nervorum vulneribus prospecturus est, etiam partium na-<text:line-break/>turae peritum esse oportere. Nam antea comprehensum est,<text:line-break/>tendines pariter, in quos musculi plurimi desinunt, non<text:line-break/>mediocriter condolescere, primum quidem convulsionem ge-<text:line-break/>navantes, dein putrescentes et ipsos vicinas simul partes<text:line-break/>universas inficere. Nonnulli autem eorum, ceu membranae<text:line-break/>tenues latique sunt, quales in femorum terminis ad genua<text:line-break/>spectantibus, tum intra manus insraque pedes subtensi <text:span text:style-name="Default_20_Paragraph_20_Font"><text:span text:style-name="T1">s</text:span></text:span>unt.<text:line-break/>Omnes enim, qui in manibus pedibusque sunt, fatis qui-</text:p>
      <text:p text:style-name="P3">dem coeuntes cutem contingunt, qui vero in patellam per-<text:line-break/>veniunt a circumposita cute, per excursationem abscedunt.;<text:line-break/>Mihi etiam hoc forte fortuna conligit, etenim nervorum<text:line-break/>vulnerum curationem juvenis adhuc, quum primum ex<text:line-break/>Alexandria in patriam reverterer, annos vigintiocto natus,<text:line-break/>excogitavi. Quia vero singula medicamenta, quae adinve-<text:line-break/>neram medicis amicis non solum civibus, sed etiam vicinis<text:line-break/>exhibueram, ut omnia ulu ac experimentis firmarentur,<text:line-break/>visumque erat, haud novi quomodo, civitatis nostrae pon-<text:line-break/>tifici gladiatorum curationem mihi soli tradere, quamvis<text:line-break/>Inveni adhuc, vigefimum nonum enim tum primum attin-a<text:line-break/>gebam, tunc vulneratos in priore insernaque femoris parte<text:line-break/>invento praesidio curavi, in iis sane qui per transversum<text:line-break/>percussi erant, reliquum tendinis ipse amputans, ut tuta<text:line-break/>esset mihi curatio, qui vero parvum vel per directum vul-<text:line-break/>nus acceperant, cum securitate simul et metu totam sa- .<text:line-break/>nandi deductionem exercens. Nam quum omnes ante nos</text:p>
      <text:p text:style-name="P3">medici plurimum aqua calente ip<text:span text:style-name="Default_20_Paragraph_20_Font"><text:span text:style-name="T1">s</text:span></text:span>os foverent et triticea fa^<text:line-break/>rina ex hydrelae<text:span text:style-name="Default_20_Paragraph_20_Font"><text:span text:style-name="T1">o</text:span></text:span> modice decocta illinirent, ego sane aquam<text:line-break/>omnino n<text:span text:style-name="Default_20_Paragraph_20_Font"><text:span text:style-name="T1">o</text:span></text:span>n obtuli, ole<text:span text:style-name="Default_20_Paragraph_20_Font"><text:span text:style-name="T1">o</text:span></text:span> autem frequenter respergens simul<text:line-break/>cum praedictis medicamentis statim omnes sanitati resti-<text:line-break/>tui. Quandoquidem vero multi superioribus annis fortuito<text:line-break/>perierunt, mihi tamen ne quidem unus vel ex nervorum<text:line-break/>vulnere vel ali<text:span text:style-name="Default_20_Paragraph_20_Font"><text:span text:style-name="T1">o</text:span></text:span> mortuus est, alter pontisex succedens isti,<text:line-break/>qui mihi tum medendi officium c<text:span text:style-name="Default_20_Paragraph_20_Font"><text:span text:style-name="T1">o</text:span></text:span>mmiserat, similiter et ipse<text:line-break/>a septem mensium intervallo gladiatorum curationem fidei<text:line-break/>meae concredidit, siquidem primus autumnali <text:span text:style-name="Default_20_Paragraph_20_Font"><text:span text:style-name="T1">s</text:span></text:span>olstitio, se-<text:line-break/>c<text:span text:style-name="Default_20_Paragraph_20_Font"><text:span text:style-name="T1">o</text:span></text:span>ndus vigente vere, pontificatum gessit. Rursus post hunc<text:line-break/>omnibus a me servatis, tertius, quartus et quintus, pari<text:line-break/>modo gladiatores mihi curandos tradiderunt, ut jam per-<text:line-break/>multum illam medendi curationem exploratam habeam.<text:line-break/>Quin etiam hoc tempore tale quid industria invenimus,<text:line-break/>cui animum advertere maxime illos medicos convenit, qui<text:line-break/>vulnerum curationem recte administrare cupiunt. Contem-</text:p>
      <text:p text:style-name="P2">platus enim gladiatorum quendam ex iis, quos equites n<text:span text:style-name="Default_20_Paragraph_20_Font"><text:span text:style-name="T1">o-<text:line-break/></text:span></text:span>minant, transversam divisionem in priore ac inferiore fe-<text:line-break/>moris parte habentem eamque fatis altam, ac vulneris la-<text:line-break/>brum intuitus, lurftnn alterum revul<text:span text:style-name="Default_20_Paragraph_20_Font"><text:span text:style-name="T1">s</text:span></text:span>um, infra alterum quasi<text:line-break/>ad patellam detractum, non dubitavi distantes invicem mu-<text:line-break/><text:span text:style-name="Default_20_Paragraph_20_Font"><text:span text:style-name="T1">s</text:span></text:span>culorum partes <text:span text:style-name="Default_20_Paragraph_20_Font"><text:span text:style-name="T1">s</text:span></text:span>uturis contrahere, curatione illa, quae<text:line-break/>per latitudinem dicitur, neglecta. Itaque veritus tendines<text:line-break/>ipsis consuere, denudatis prius illis sic altioribus suturis<text:line-break/>usus <text:span text:style-name="Default_20_Paragraph_20_Font"><text:span text:style-name="T1">s</text:span></text:span>um, haud ignarus carn<text:span text:style-name="Default_20_Paragraph_20_Font"><text:span text:style-name="T1">o</text:span></text:span>sam ipsam musculorum par-<text:line-break/>tem periculo vacare, tendines vero non item, quamvis hoc<text:line-break/>nullum ex praeceptoribus facientem viderim. Quidam siqui-<text:line-break/>dem ipsorum in hujusmodi vulneribus <text:span text:style-name="Default_20_Paragraph_20_Font"><text:span text:style-name="T1">s</text:span></text:span>olas cutis oras con-<text:line-break/>suebant, nonnulli in carnosis partibus musculos ip<text:span text:style-name="Default_20_Paragraph_20_Font"><text:span text:style-name="T1">s</text:span></text:span>os fuere<text:line-break/>ausi, id in <text:span text:style-name="Default_20_Paragraph_20_Font"><text:span text:style-name="T1">s</text:span></text:span>uperficie ip<text:span text:style-name="Default_20_Paragraph_20_Font"><text:span text:style-name="T1">s</text:span></text:span>orum facere <text:span text:style-name="Default_20_Paragraph_20_Font"><text:span text:style-name="T1">s</text:span></text:span>olebant, proinde si<text:line-break/>quando vulnus insigniter altum non <text:span text:style-name="Default_20_Paragraph_20_Font"><text:span text:style-name="T1">s</text:span></text:span>ecundum membri<text:line-break/>longitudinem contigerit, summam quidem mu<text:span text:style-name="Default_20_Paragraph_20_Font"><text:span text:style-name="T1">s</text:span></text:span>culi partem<text:line-break/>glutinabant, reliquam vero totam inglutinatam relinquebant.</text:p>
      <text:p text:style-name="P2">Etenim in vulneribus juxta membri longitudinem factis<text:line-break/>deligatura vulnerati musculi partibus ^invicem contrahendis<text:line-break/>sufficit, per transversum vulneri accepto, cum deligatura<text:line-break/>nihil prodesse possit, ex sola sutura totum absolvitur, has<text:line-break/>igitur nisi quis altas faciat, musculi in profundo partes in-<text:line-break/>glutinatae permanent. Caeterum nonnulli opus a me con-<text:line-break/>scctum imitantes anatomes imperiti ab omnibus musculis<text:line-break/>subjectas membranas avellunt, nescientes has simul cum<text:line-break/>musculis tut<text:span text:style-name="Default_20_Paragraph_20_Font"><text:span text:style-name="T1">o</text:span></text:span> consui, tendines autem similiter ipsis dilata-<text:line-break/>tos non mediocri cum periculo. Verum quomodocunque illi<text:line-break/>dilatati fuerint, tamen crassiores adhuc durioresque mem-<text:line-break/>brattis sunt, tenues abunde illos videbis et in omnibus juxta<text:line-break/>abdomen musculis, praeterquam duobus rectis, quibus obIi-<text:line-break/>quorum membranofae aponeurofes, ii Iunt nervosi ex mus-<text:line-break/>culis exortus, incumbunt. Alius tendo nullus praeter enu-<text:line-break/>m<text:span text:style-name="Default_20_Paragraph_20_Font"><text:span text:style-name="T1">o</text:span></text:span>ratos membranae modo dilatatur, quippe servant omnes,<text:line-break/>qui dilatantur crassitudinem magnam satis, ut neminem la-<text:line-break/>tere queant. Atqui consensus superpositarum partium usque</text:p>
      <text:p text:style-name="P3">ad ipsum nervorum principium non minus quam iis, qui<text:line-break/>juxta femoris articulum, musculis tum in cubiti gibberum<text:line-break/>tum in calcaneum infertis, accidit. Dilatantur itaque utrins-<text:line-break/>que tendines, <text:span text:style-name="Default_20_Paragraph_20_Font"><text:span text:style-name="T1">s</text:span></text:span>ed ita, ut crassitudinem notandam retineant,<text:line-break/>calcis tendo ex sura de<text:span text:style-name="Default_20_Paragraph_20_Font"><text:span text:style-name="T1">s</text:span></text:span>cendens magis adhuc robustus cras-<text:line-break/>susque ceu ex tribus nervosis exporrectionibus compositus<text:line-break/>apparet. Latuit autem hoc aetate nobis majores anatomr-<text:line-break/>cos, sicut et pleraque alia in totis musculis, ac mult<text:span text:style-name="Default_20_Paragraph_20_Font"><text:span text:style-name="T1">o</text:span></text:span> etiam<text:line-break/>magis in venis, arteriis et nervis. Multi vero jam ex meis<text:line-break/><text:span text:style-name="Default_20_Paragraph_20_Font"><text:span text:style-name="T1">s</text:span></text:span>odalibus etiamnum haec omnia noverunt et discipulis osten-<text:line-break/>dunt, libris meis anatomicis perlectis. Memini <text:span text:style-name="Default_20_Paragraph_20_Font"><text:span text:style-name="T1">s</text:span></text:span>ane ex ttlla-<text:line-break/>tome evidentium nihil , ut quis putaverit, commune cum<text:line-break/>opere de medicamentis componendis habentium, timens ne<text:line-break/>ex hujusmodi inscitia errantes vel universam curandi ra-<text:line-break/>tionem suspectam haberent vel frustra membranas avelle-<text:line-break/>rent fugientes inde, sicut fal<text:span text:style-name="Default_20_Paragraph_20_Font"><text:span text:style-name="T1">s</text:span></text:span>o existimant, noxam futuram.<text:line-break/>Quemadmodum alii quidam, quum non valeant ligamenta</text:p>
      <text:p text:style-name="P3">cognoscere, ea tanquam nervos et tendines vulneratos fo-<text:line-break/>specta habens, a periculo alioquin remota, quomodocunque<text:line-break/>afficiantur, utpote insensilia et ex ossibus, non ex musculis<text:line-break/>sicut tendines orta vel ex cerebro spinalique medulla, ut<text:line-break/>nervi. Optime igitur velut alia pleraque etiam in his per-<text:line-break/>multi medici clarissimi dixerunt, medicinae partes mutuam<text:line-break/>opem requirere, eam dico chirurgice m quae manu, phar-<text:line-break/>maceuticen quae medicamentis et diaeteticen quae victu<text:line-break/>medetur, ac sane maxime illam, quae manu curat reliquis<text:line-break/>duabus indigere. ltaque si frequenter in simiis cujusque ten-<text:line-break/>dinis et nervi positum ac magnitudinem contempleris, ex-<text:line-break/>acte poteris, etiam si humani corporis incidendi copia tibi<text:line-break/>unquam <text:span text:style-name="Default_20_Paragraph_20_Font"><text:span text:style-name="T1">s</text:span></text:span>uppetet, singula ut vidisti celeriter invenire; quod<text:line-break/>si inexercitatus omnino facias, nihil inde promovebis. Quem-<text:line-break/>adinodum nec medici bello Germanico, barbar<text:span text:style-name="Default_20_Paragraph_20_Font"><text:span text:style-name="T1">o</text:span></text:span>rum cor-<text:line-break/>potum infectionis potestatem habentes amplius quippiam<text:line-break/>didicerunt iis quae coqui intelligunt. Etenim empiricorum<text:line-break/>anatome casu contingens prolixum nugamentum est, simile</text:p>
      <text:p text:style-name="P3">capris quae j uncis manualibus conpunguntur. Hac nuga-<text:line-break/>cior est ex libris anatomicis institutio non absimilis iis, qui<text:line-break/>fecundum paroemiam ex libro gubernare dicuntur. Quan-<text:line-break/>doquidem enim contemplati palam a praeceptore ostensos<text:line-break/>in corpore nervos et tendines ipsorum, nisi denuo eos vi-<text:line-break/>deant et tertium et saepius deinceps, loci accurate, in quo<text:line-break/>positi sunt non meminere, multo minus ex lectione pote^<text:line-break/>runt addiscere. Itaque hujus tempestatis empiricorum opti*<text:line-break/>mus, quum libros omnes anatomicorum perlegisset, puerum<text:line-break/>stilo in interiore brachii regione, supra medias ipsius par-<text:line-break/>tes, in schola quandoque punctum medicamento emplastico<text:line-break/>curare aggressus est, cujus experientiam ex nervi vulnere<text:line-break/>curatio paulo ante acceperat, puerumque ob id ab iussam-<text:line-break/>matione ac dolore immunem videns, in totum curatum pu-<text:line-break/>tabat, verum repetente septimo die convulsas periit. Ilie<text:line-break/>igitur quum factum, quasi cujus rati<text:span text:style-name="Default_20_Paragraph_20_Font"><text:span text:style-name="T1">o</text:span></text:span> aut causa dari non<text:line-break/>facile posset, nobis recenseret, ego vero medicamenti com<text:span text:style-name="Default_20_Paragraph_20_Font"><text:span text:style-name="T1">e</text:span></text:span></text:p>
      <text:p text:style-name="P2">positionis scripturam recitaret postulassem, eh quum id sta-<text:line-break/>tim egisset, haec protinus subjeei, nunquid recensendo, quae<text:line-break/>puero nervum vulnerato contigerunt, plus aliquid narra-<text:line-break/>tioni adjecisti quam quod medicamenti mirifice puerum<text:line-break/>recens vulneratum curatis experimentum habueras? Ut au-<text:line-break/>tem isse consessus est, nil se aliud sermoni addidisse, rur-<text:line-break/>sus igitur, inquam, audi a me quid gestum sit. NotabiIe<text:line-break/>vulnus erat nervi percussi, quod medicament<text:span text:style-name="Default_20_Paragraph_20_Font"><text:span text:style-name="T1">o</text:span></text:span> hoc cura-<text:line-break/>tum esse dicis, et quidem audacter in id genus vulneribus<text:line-break/>iterum eo utitor, puncturas autem nervorum angustam cu-<text:line-break/>lis divisionem habentes tale medicamentum sanare non<text:line-break/>potest, sicut nec id quod puncturis medendis dicatum est,<text:line-break/>ipsi nervo nudo adhibitum, quippe multo calidius est ma-<text:line-break/>gisque mordet quam ut nudus nervus mordicationem ejus<text:line-break/>et ardorem sustineat. Ubi vero et cutis et membrana super<text:line-break/>ipso, item caro praeposita est, mordax medicamentum, Ii<text:line-break/>tenuium etiam partium sit, eadem ratione nervo medetur,</text:p>
      <text:p text:style-name="P3">qua medicamentum tuum, quando ipsum <text:span text:style-name="Default_20_Paragraph_20_Font"><text:span text:style-name="T1">s</text:span></text:span>olum nudum<text:line-break/>nervum affectum contigerit. Praecipua autem danda opera<text:line-break/>est ut orae angustiorum punctuum apertae sint, ut calidum<text:line-break/>medicamentum extrinsecus applicatum per eas vapores edu-<text:line-break/>cat, attrahens humiditatem circa affectum locum in alto la-<text:line-break/>tentem. Ob quam rem in id genus puncturis orificium<text:line-break/>duabus in cutem sectionibus secundum rectos angulos divi-<text:line-break/>dere oportet. Atque tum haec, tum alia multa prius relata<text:line-break/>dixit ei, qui in pueri nervo vulnerati curatione erraverat<text:line-break/>adeo, ut ex prava medendi ratione ipse convulsus interierit.<text:line-break/>Itaque <text:span text:style-name="Default_20_Paragraph_20_Font"><text:span text:style-name="T1">o</text:span></text:span>mnes norunt etiam punctae partis naturam indicare<text:line-break/>nonnunquam vulnus absque periculo, nonnunquam su spec-<text:line-break/>tum esse, quum nervum subjectum viderimus, ut in puero<text:line-break/>ad brachium puncto, non enim sermone locus potest expri-<text:line-break/>mi, ubi quae per alam in totam manum pertendunt, brachio<text:line-break/>inseruntur. Et sane hic quoque demirati est empiricorum<text:line-break/>litigandi studium, qui quidem in aliis omnibus medicinae</text:p>
      <text:p text:style-name="P3">opus quodlibet <text:span text:style-name="Default_20_Paragraph_20_Font"><text:span text:style-name="T1">s</text:span></text:span>ubinde contemplatum melius ipsum imitari<text:line-break/>concedunt, quam si raro viderit, itidem melius eum quoti-<text:line-break/>bet opere perfungi , si frequenter illi assueverit. Sola vero<text:line-break/>quae ex corporum incisione cogno<text:span text:style-name="Default_20_Paragraph_20_Font"><text:span text:style-name="T1">s</text:span></text:span>cuntur posse quempiam<text:line-break/>firmiter assequi, modo anatomicorum virorum historiam per-<text:line-break/>legerit, quum vel ex iis, qui a praeceptore ostensas corpo-<text:line-break/>ris partes conspexerunt, nem<text:span text:style-name="Default_20_Paragraph_20_Font"><text:span text:style-name="T1">o s</text:span></text:span>emel vel iterum speculatus<text:line-break/>adamussim memoria tenere possit<text:span text:style-name="Default_20_Paragraph_20_Font"><text:span text:style-name="T1">, s</text:span></text:span>ed frequenter illum con-<text:line-break/>fpicere convenit. Nervi autem non modo magni in alto<text:line-break/>partes multas corporis permeant, <text:span text:style-name="Default_20_Paragraph_20_Font"><text:span text:style-name="T1">s</text:span></text:span>ed in cutem quoque <text:span text:style-name="Default_20_Paragraph_20_Font"><text:span text:style-name="T1">s</text:span></text:span>olam<text:line-break/>distributorum tanquam radices quaedam <text:span text:style-name="Default_20_Paragraph_20_Font"><text:span text:style-name="T1">s</text:span></text:span>unt, in quibus vnl-<text:line-break/>nerati, nisi probe curentur, subjacentium nervorum magno-<text:line-break/>rum con<text:span text:style-name="Default_20_Paragraph_20_Font"><text:span text:style-name="T1">s</text:span></text:span>en<text:span text:style-name="Default_20_Paragraph_20_Font"><text:span text:style-name="T1">s</text:span></text:span>us affectum obtinent, unde ii prodeunt, quos<text:line-break/>in anatomicis administrationibus accurate pertractavimus,<text:line-break/>ab omnibus, qui me praecesserunt, omissos. Atque has<text:line-break/>radices, nisi crebro in simiis fueris intuitus, fieri non potest,<text:line-break/>ut quum humanum corpus in dissecti<text:span text:style-name="Default_20_Paragraph_20_Font"><text:span text:style-name="T1">o</text:span></text:span>nem nactus fueris, ex-</text:p>
      <text:p text:style-name="P3">acte deprehendas. Quemadmodum multo minus in anatome<text:line-break/>fortuita, quam et speculationem vulneratam nominant, lo-<text:line-break/>cum ex sola lectione invenire queas; quanquam nec aliquis<text:line-break/>permulta vulnera ipsemet inspicere poterit, si ea excipias,<text:line-break/>quae in bello contingunt, in quibus et ipsis nemo, dum<text:line-break/>faucium cito curare studet, contemplatur , ubi vulneratis<text:line-break/>partibus nervi , ubi arteriae venaeque subiaceant. Vide n-<text:line-break/>tur itaque in hujusmodi affectuum curati<text:span text:style-name="Default_20_Paragraph_20_Font"><text:span text:style-name="T1">o</text:span></text:span>nibus anatomes<text:line-break/>imperiti similes iis, qui iter in lectica caeci faciunt c<text:span text:style-name="Default_20_Paragraph_20_Font"><text:span text:style-name="T1">o</text:span></text:span>que<text:line-break/>vehementer errant. Verum qui inter ipsius et partium expe^<text:line-break/>rientiam ex incisione cognitam et methodum consectionis<text:line-break/>ususque medicamentorum conjunxerit, is <text:span text:style-name="Default_20_Paragraph_20_Font"><text:span text:style-name="T1">s</text:span></text:span>emper nervorum<text:line-break/>vulnera, uti nos, sine omni periculo curaturus est, <text:span text:style-name="Default_20_Paragraph_20_Font"><text:span text:style-name="T3">ut nec<text:line-break/></text:span></text:span>principalior ulta pars condoleat, nec vulneratus nervus aut<text:line-break/>contusus inflammatione laboret, ubi jam haec sunt, multo<text:line-break/>minus vel putredo vel claudicatio vel convulsio <text:span text:style-name="Default_20_Paragraph_20_Font"><text:span text:style-name="T3">vel ipsa<text:line-break/></text:span></text:span>mors comitabitur.</text:p>
      <text:h text:style-name="P13" text:outline-level="2">Cap. HI.</text:h>
      <text:p text:style-name="P31"><text:s/><text:span text:style-name="Default_20_Paragraph_20_Font"><text:span text:style-name="T1">[Confectiones medicamentorum ex metal-<text:line-break/>licis ad nervorum vulnera.]</text:span></text:span> Ex metallicis medicamentis<text:line-break/>astringentia vitare consultum est, prae<text:span text:style-name="Default_20_Paragraph_20_Font"><text:span text:style-name="T1">s</text:span></text:span>ertim ubi compositi<text:line-break/>medicamenti usus in punctura eveniat, quae vero detergenda<text:line-break/>vim obtinent, sicut aeris squama, ex usu sunt, caeterum<text:line-break/>omnia metallica, quum crassiorum partium existant, multum<text:line-break/>enim terrestris substantiae in <text:span text:style-name="Default_20_Paragraph_20_Font"><text:span text:style-name="T1">s</text:span></text:span>e continent, artisicii nonnihil<text:line-break/>in praeparando requirunt, quo tenuiora fiant. Hoc igitur<text:line-break/>ex aceto facere quam acerrimo excogitavi , prae<text:span text:style-name="Default_20_Paragraph_20_Font"><text:span text:style-name="T1">s</text:span></text:span>ertim quod<text:line-break/>ex vino non austero confectum est. Ac si ex tali non sit,<text:line-break/>sed admodum vetus, eo utitor. Attende tamen diligenter<text:line-break/>in gustu, ne tibi minimam vini qualitatem referre videa-<text:line-break/>tur, tale quippe acetum validam exedendi incidendique<text:line-break/>vicina facultatem non habet. lam vero metallica ex acer-<text:line-break/>rimo et quam fieri potest vetustissimo substantiale tenuis-<text:line-break/>fimo laevigare oportet eum , qui consistentiae crassitudinem<text:line-break/>devitat. Praestat autem id in sole aestivo perficere. Sunt</text:p>
      <text:p text:style-name="P3">quidem ex metallicis, quae nec comminui nec cribrari po-<text:line-break/>stulant, quum facile ab aceto solvantur, sicut chalcitis <text:span text:style-name="Default_20_Paragraph_20_Font"><text:span text:style-name="T3">et<text:line-break/></text:span></text:span>misy, nonnulla et contundi et cribrari et postea laevigari<text:line-break/>desiderant, quemadmodum aeris squama. Quum igitur pri-<text:line-break/>mum praepararem medicamentum, immiscui ei et arseni-<text:line-break/>cum, postea superfluum esse putavi, etenim ex aeris <text:span text:style-name="Default_20_Paragraph_20_Font"><text:span text:style-name="T1">s</text:span></text:span>qua-<text:line-break/>ma et misy et chalcitide medicamentum compositum <text:span text:style-name="Default_20_Paragraph_20_Font"><text:span text:style-name="T3">iri<text:line-break/></text:span></text:span>abinde mihi satis videbatur. Miscui autem prima confec-<text:line-break/>tione etiam aeruginem combustam , luam quae ignem experta<text:line-break/>non erat, tanquam justo mordaciorem suspicatus sum, deinde<text:line-break/>tamen non ustae pauxillum simul adieci, quantum aliorum<text:line-break/>portio ferebat. Pari modo chalcitidem sane paucissimum,<text:line-break/>ustam vero aequalem misy et aeris squamae, indidi. Prae-<text:line-break/>stantius autem omnibus compositis fore speravi, imo etiam<text:line-break/>experientia deprehendi, in quo plurima aeris squama in-<text:line-break/>esset, dein chalcitis combusta, postea misy. Quaecunque<text:line-break/>igitur miscebis medicamenta, ad solem, ut di^I<text:span text:style-name="Default_20_Paragraph_20_Font"><text:span text:style-name="T1">s</text:span></text:span> aestivo</text:p>
      <text:p text:style-name="P3">tempore multis deinceps diebus in pulverem ex aceto quam<text:line-break/>acerrim<text:span text:style-name="Default_20_Paragraph_20_Font"><text:span text:style-name="T1">o</text:span></text:span> redigantur, quanto enim longiori tempore trita<text:line-break/>fuerint, hoc tenuiorem <text:span text:style-name="Default_20_Paragraph_20_Font"><text:span text:style-name="T1">s</text:span></text:span>ubstantiam con<text:span text:style-name="Default_20_Paragraph_20_Font"><text:span text:style-name="T1">s</text:span></text:span>equentur. ldeoque<text:line-break/>angustis vulneribus aptiora, sicut in nervis denudatis ad-<text:line-break/>modum tenuia exedendiaque cavenda <text:span text:style-name="Default_20_Paragraph_20_Font"><text:span text:style-name="T1">s</text:span></text:span>unt, ob quod prae-<text:line-break/>dicti pastilli omnibus id genus conveniunt, siquidem non-<text:line-break/>nulla astringentia quoque assump<text:span text:style-name="Default_20_Paragraph_20_Font"><text:span text:style-name="T1">s</text:span></text:span>erunt. Porro celebres ex<text:line-break/>illis <text:span text:style-name="Default_20_Paragraph_20_Font"><text:span text:style-name="T1">s</text:span></text:span>unt qui ad Andronem, Polyidam et Rasionem aucto-<text:line-break/>res referuntur. Sunt et alii quidam quartus et quintus,<text:line-break/>illis valentiores, quibus ego subinde utor. .Symmetriae<text:line-break/>vero ip<text:span text:style-name="Default_20_Paragraph_20_Font"><text:span text:style-name="T1">s</text:span></text:span>orum perfectae <text:span text:style-name="Default_20_Paragraph_20_Font"><text:span text:style-name="T1">s</text:span></text:span>ermonis processu dicentur. Nunc<text:line-break/>de eorundem usu tantum explicasse sufficiat, quod tritos<text:line-break/>ipsos aridos postea rursus sapa adiecta, ita terere convenit,<text:line-break/>donec <text:span text:style-name="Default_20_Paragraph_20_Font"><text:span text:style-name="T1">s</text:span></text:span>ordium spissitudinem recipiat medicamentum et<text:line-break/>aequaliter laeve fiat. Vocant autem nunc omnes apud nos<text:line-break/>et siraeon, ex musto decocto natum, id autem nihil vinosum<text:line-break/>habeat, quale non ex austerarum uvarum, sed quam maxi-</text:p>
      <text:p text:style-name="P3">me dulcium musto praeparatur, neque ex primo fluentes,<text:line-break/>sed postremo. Si igitur tale mustum extiterit, coquendum<text:line-break/>est dum ad dimidiam partem mensurae consumatur , sin<text:line-break/>minus tale, ad tertias coquendum est. Huiusmodi quidem<text:line-break/>decocto pastillos solvere expedit, ut mellis crassitudine lina-<text:line-break/>mentis excepti, nervis denudatis imponantur, maximeque<text:line-break/>ex ipsis temperatiores , qualis Polyidae est. Ac multo sane<text:line-break/>magis, si corpus sit tenerum ac molliusculum , in quo et<text:line-break/>prorsus a pastillorum usu te abstinere tutius est aliis uten-<text:line-break/>tem medicamentis, de quibus jam sermo <text:span text:style-name="Default_20_Paragraph_20_Font"><text:span text:style-name="T1">i</text:span></text:span>actus est, iterum-<text:line-break/>que fiet. Nervo autem nudo linamentis cooperto , extrin-<text:line-break/>secus unum aliquod ex iis, quae ad angusta vulnera conve-<text:line-break/>niunt, s<text:span text:style-name="Default_20_Paragraph_20_Font"><text:span text:style-name="T1">u</text:span></text:span>perdandum est. Quorum sunt quatuor genera, unum<text:line-break/>hoc quod ex metallicis consuitur, alterum quod ex liquori-<text:line-break/>bus, inter quae refertur et illud, quod ex euphorbio constat,<text:line-break/>tertium ex columbarum stercore, et quartum praon id est mite<text:line-break/>a me appellatum , quo etiam ad nervos tenerorum corporum</text:p>
      <text:p text:style-name="P2">omnino denudat<text:span text:style-name="Default_20_Paragraph_20_Font"><text:span text:style-name="T1">o</text:span></text:span>s utor, ex his quatuor unum quoddam<text:line-break/>toti affectae parti circumdandum est ita ut sanarum quoque<text:line-break/>partium multum una comprehendat, prae<text:span text:style-name="Default_20_Paragraph_20_Font"><text:span text:style-name="T1">s</text:span></text:span>ertim fuperpo..<text:line-break/>sitarum, quas bis die vel ter, si necessitas incidit, perfusione<text:line-break/>fovere oportet. Quin etiam nocte interim linamentis qui-<text:line-break/>dem denudato nervo impositis, caeterum eo, quod extrinfe-<text:line-break/>cus admotum erat, ablato. Porro quum permagna huma-<text:line-break/>norunt corporum sit differentia, tum in nativis ip<text:span text:style-name="Default_20_Paragraph_20_Font"><text:span text:style-name="T1">s</text:span></text:span>orum tem-<text:line-break/>peramentis, tum aetatum mutationibus, insuper vitae stu-<text:line-break/>diis, nulla ratione, quod componitur medicamentum, om-<text:line-break/>nibus convenire potest. Quamobrem duo in promptu habe-<text:line-break/>to, alterum valentius ejusdem generis reliquis, alterum<text:line-break/>mitius, quibus invicem mixtis, dum u<text:span text:style-name="Default_20_Paragraph_20_Font"><text:span text:style-name="T1">su</text:span></text:span>s postulat, permulta<text:line-break/>inter haec media juxta mixturae quantitatem constituas. Si<text:line-break/>^Iamque parem utriusque portionem confuderis, mixtum<text:line-break/>exacte medium amborum erit, quod si alterius plus adiicias,<text:line-break/>tantum a medio ad illud summum recedet, quanto mixtura<text:line-break/>superaverit. Esto igitur valentissimum metallicum ex his</text:p>
      <text:p text:style-name="P3">constructum , unam partem crudae chalcitidis habens , duas<text:line-break/>misy<text:span text:style-name="Default_20_Paragraph_20_Font"><text:span text:style-name="T1">o</text:span></text:span>s similiter crudi, tres aeris <text:span text:style-name="Default_20_Paragraph_20_Font"><text:span text:style-name="T1">s</text:span></text:span>quamae, invalidissimum<text:line-break/>unam itidem misyos et chalcitidis, <text:span text:style-name="Default_20_Paragraph_20_Font"><text:span text:style-name="T1">s</text:span></text:span>ed utriusque combusti,<text:line-break/>squamae quatuor. At vero amborum medium, quo <text:span text:style-name="Default_20_Paragraph_20_Font"><text:span text:style-name="T1">s</text:span></text:span>ubinde<text:line-break/>usus sum, tale esto, mi<text:span text:style-name="Default_20_Paragraph_20_Font"><text:span text:style-name="T1">s</text:span></text:span>yos, chalcitidis, aeruginis, cujus-<text:line-break/>que usti pars una , aeris <text:span text:style-name="Default_20_Paragraph_20_Font"><text:span text:style-name="T1">s</text:span></text:span>quamae partes tres. His sicut<text:line-break/>praedixi contritis , cerae in valentissimo duplum , in altero<text:line-break/>duae partes et ẞ. miscentur, in medio, quod intra haec<text:line-break/>consistit, partes duae et quarta, sicut in primo trium, quod<text:line-break/>valentissimum esse dixi, omnes partes numero sex, ex misy,<text:line-break/>chalcitide et squama collectae , nascuntur. His ergo duode-<text:line-break/>ci In cerae partes adjicientur. At in medicamento invalidis-<text:line-break/>simo si metallicorum sex partes existant, cerae duodecim<text:line-break/>apponas, in mediocri amborum medium, sunt autem inter<text:line-break/>octodecim et duodecim media quinque et decem. Sive<text:line-break/>igitur drach. j. statuas unam esse partem , omnium videlicet,</text:p>
      <text:p text:style-name="P2">tot denarios adjicito , quot partes , sive unciam , sive libram,<text:line-break/>sic enim apud Romanos consuetudo est nominari tot uncias<text:line-break/>vel libras. P<text:span text:style-name="Default_20_Paragraph_20_Font"><text:span text:style-name="T1">o</text:span></text:span>rro mensura quidem apud ipsos est, qua<text:line-break/><text:span text:style-name="Default_20_Paragraph_20_Font"><text:span text:style-name="T1">o</text:span></text:span>leum metiuntur, inlecta discretaque lineis totam in duo-<text:line-break/>decim partes dividentibus, atque integra mensura ab eis<text:line-break/>libra nominatur , duodecima vero ejus portio uncia. Me-<text:line-break/>tallica igitur et cera in lance aliis unciis ponderantur, oleum<text:line-break/>cornu metiuntur. Itaque praedictis medicamentis omnibus<text:line-break/>juxta cerae proportionem oleum immittatur, superetque in<text:line-break/>singulis ipsis dimidi<text:span text:style-name="Default_20_Paragraph_20_Font"><text:span text:style-name="T1">o,</text:span></text:span> ut si cera uncias viij. compleat, oleum<text:line-break/>duodecim , hoc est integram libram pendat. Est<text:span text:style-name="Default_20_Paragraph_20_Font"><text:span text:style-name="T1">o</text:span></text:span> autem id<text:line-break/>sabino simile, partium tenuiorum, minimeque astringens,<text:line-break/>at etiam si vetus sit, praestat, acerbum vero et quod ex<text:line-break/>oleae surculis confectum est, nequaquam convenit. Cae-<text:line-break/>torum omnibus medicamentis c<text:span text:style-name="Default_20_Paragraph_20_Font"><text:span text:style-name="T1">o</text:span></text:span>mmemoratis, ubi metallica<text:line-break/>ex aceto pluribus diebus in mortario trita fuerint, thus can-<text:line-break/>didissimum et pingue admisceatur, deinde rursus una cum</text:p>
      <text:p text:style-name="P3">metallicis diebus aliquot laevigetur, priusquam ceratum eis<text:line-break/>immisceas. Quanta vero ex omnibus metallicis copia colli-<text:line-break/>gitur, hujus partem dimidiam thus conticeat, quod si mol-<text:line-break/>lius medicamentum facere postulas, amplius quam dimidiam,<text:line-break/>sicut ubi acrius expetis , minus dimidio adjungas. Et vero<text:line-break/>etiam cerae cum oleo liquatae^ resinam quandam ex iis,<text:line-break/>quas recensuimus, misceas licet, sciens acrius ipsum adiecta<text:line-break/>strobilina, fieri, mollius terebinthina, medium utriusque<text:line-break/>abietino. Ex harum genere larix quoque est, praedictis<text:line-break/>plane humidior, consistentia vero similis liquidae piceae,<text:line-break/>quam loco terebinthinae institores vendunt ignorantibus eas<text:line-break/>discernere, est autem talis resina odore, gustu et facultate,<text:line-break/>quam terebinthina acrior. Cum hac igitur et terebinthina<text:line-break/>persimilem potentiam larix obtinet, <text:span text:style-name="Default_20_Paragraph_20_Font"><text:span text:style-name="T1">s</text:span></text:span>ed tenuioribus parti-<text:line-break/>bus majoreque discutiendi virtute praedita est. Miscebis<text:line-break/>igitur cerae sextam superiorum resinarum partem, volens</text:p>
      <text:p text:style-name="P3">medicamentum emplastri siguram induere, nam uni cerae<text:line-break/>libram, resinae uncias duas adjicias, sin autem liquida in-<text:line-break/>signiter fuerit, vel unam tantam miscere satis est. Attamen<text:line-break/>si, ut in modum emplastri medicamentum fiat, nihil curas,<text:line-break/>resinam addere non admodum opus est, galbani vero aequale<text:line-break/>thuri pondus indes , ubi mitissimum reddere medicamentum<text:line-break/>statuis, dum valentius, dimidium, quando ipsorum me<text:span text:style-name="Default_20_Paragraph_20_Font"><text:span text:style-name="T1">e<text:line-break/></text:span></text:span>dium , id quod inter aequale et dimidium est;. Verbi gratia,<text:line-break/>si quatuor thuris drachmae fuerint, duas galbani impones,<text:line-break/>validum permanere medicamentum postulans, mite, quatuor,<text:line-break/>medium, tres. Ut enim molle et dolorem levans quippiam<text:line-break/>habet, ita quoque putrificum, quod sane et plurimis mollien-<text:line-break/>tibus accidit. Quare quum nervo denudato medicamentum<text:line-break/>adhibes, non adeo galbanum esse commixtum oportet, quod<text:line-break/>si nudus ille non est, haud mediocriter ipsius admixtio do-<text:line-break/>lori auferendo convenit, ideoque tale etiam medicamentum<text:line-break/>acuto sensu praeditis, teneris et cacochymis paratum habere</text:p>
      <text:p text:style-name="P3">expedit, in quo plus galbani adjectum sit. Omnia siquidem<text:line-break/>metallica exasperant, doloremque concitant, et ex liquidis<text:line-break/>acetum, unde merito ex illis confecta medicamenta aspera<text:line-break/>videntur et dolorifica, ob quam rem et fotus ex oleo et gal-<text:line-break/>bani mixtura similiter ipsis idonea est, nihilo autem minus<text:line-break/>tenuium partium adeps galbano dolorem <text:span text:style-name="Default_20_Paragraph_20_Font"><text:span text:style-name="T1">s</text:span></text:span>edat. Quare ve-<text:line-break/>lim te aliud quoque medicamentum ex his aliquod praepa-<text:line-break/>ratum habere, quod ex metallicis composito miscere possis,<text:line-break/>tum in dictis corporibus, tum in iis, quae asperum et do-<text:line-break/>lorificum quandoque medicamentum perceperint. Deligen-<text:line-break/>dus autem adeps, qui tenuiorum partium existat, cujusmodi<text:line-break/>sunt agrestium animantium , maxime leonis, pardi, hyaenae<text:line-break/>et ursi, ad haec volatilium, maxime anserum , horum inopia<text:line-break/>agrestium gallorum gallinarumque, ita vero anserum quo-<text:line-break/>que silvestrium, nam animalium, quae in urbibus aluntur<text:line-break/>et tanquam in ocio conclusa sunt, humidior est adeps et cras-<text:line-break/>sior. Caeterum quo medicamenti consistentia cerati spissitu-</text:p>
      <text:p text:style-name="P2">dinem habeat, cerae tertia vel quarta pars admisceatur, vel<text:line-break/>si adeps humidus nimium esse tibi videatur, licet et cerae<text:line-break/>dimidium adjicere, quemadmodum et ubi sicca fuerit, quar-<text:line-break/>tam , quum mediocriter habeat, tertiam. Porro hujusmodi<text:line-break/>ceratum, quod utile nobis futurum est, ex <text:span text:style-name="Default_20_Paragraph_20_Font"><text:span text:style-name="T1">s</text:span></text:span>evis nominetur.</text:p>
      <text:h text:style-name="Heading_20_2" text:outline-level="2">Cap. Iv.</text:h>
      <text:p text:style-name="P31"><text:s/>[<text:span text:style-name="Default_20_Paragraph_20_Font"><text:span text:style-name="T1">He medicamento quod ex euphorbio com-<text:line-break/>ponitur</text:span></text:span>.] Dictum mihi est et antea vetus euphorbium re-<text:line-break/>centiori multo inferius. Si igitur anniculum sit, etiam Cy-<text:line-break/>renaeo magis liquore calefacit, prae<text:span text:style-name="Default_20_Paragraph_20_Font"><text:span text:style-name="T1">s</text:span></text:span>ertim eo, quem nunc<text:line-break/>habemus, ex quo per aquae irrigationem stirpes augent et<text:line-break/>ad liquoris copiam generandam praeparant. Nam post an-<text:line-break/>num unum abunde calidum est, disicit autem jam non me-<text:line-break/>diocriter a recenti, bimum adhuc magis a novo degenerat,<text:line-break/>quemadmodum trium aut quatuor annorum etiam hoc ma-<text:line-break/>gis, vetustioris virtus omnino resolvitur. Cognosces autem,<text:line-break/>ut dixi, quam aetatem, quamque vim obtineat et colorem<text:line-break/>et consistentiam ejus respiciens. Colore quidem vetus novo</text:p>
      <text:p text:style-name="P3">flavius pallidiusque apparet, consistentia durius et siccius.<text:line-break/>.Iam si gustu voles discernere non conjecturalem ejus di-<text:line-break/>gnotionem, sed sirmam habiturus es, quod vero dixi cale-<text:line-break/>factoriam unctionem ex eo me con<text:span text:style-name="Default_20_Paragraph_20_Font"><text:span text:style-name="T1">i</text:span></text:span>ecisse ex temporali usu<text:line-break/>exigente, exactissime medicamenti facultatem tibi indicabit.<text:line-break/>C<text:span text:style-name="Default_20_Paragraph_20_Font"><text:span text:style-name="T1">o</text:span></text:span>nstat autem hac symmetria. Una pars est euphorbih tres<text:line-break/>cerae, olei duodecim, ceram quidem euphorbio triplo co-<text:line-break/>piosiorem, oleum vero quam ipsa cera, quadruplo esse con-<text:line-break/>venit. Ubi igitur in hunc modum medicamentum compo-<text:line-break/>fueris, fuscata eo parte aliqua , manifesto licebit dignoscas<text:line-break/>quantam virtutem obtineat, maxime autem in balneo inno-<text:line-break/>tescit, siquidem ab aëre quidem mordentur, <text:span text:style-name="Default_20_Paragraph_20_Font"><text:span text:style-name="T1">s</text:span></text:span>ed magis ad-<text:line-break/>huc valide ab aqua, quum euphorbium sit calidum, recens<text:line-break/>et vehemens. Tale igitur confequutus et hanc ipsam com-<text:line-break/>memoratam unctionem audacter puncturis imponito, ubi<text:line-break/>oras connivere metus est. Si imbecillius fuerit, auge men-<text:line-break/>suram euphorbii pro imbecillitatis ratione, interdum partem</text:p>
      <text:p text:style-name="P3">unam ac dimidiam injiciens, interdum duas, nonnunquam<text:line-break/>etiam pares cerae et plures, si vetus nimium extiterit. Pri-<text:line-break/>mus sane u<text:span text:style-name="Default_20_Paragraph_20_Font"><text:span text:style-name="T1">s</text:span></text:span>us in puncto nervum vel tensionem ad fecun-<text:line-break/>dum te deducet. Si namque et vulneratus ip<text:span text:style-name="Default_20_Paragraph_20_Font"><text:span text:style-name="T1">s</text:span></text:span>e mordica-<text:line-break/>tionem <text:span text:style-name="Default_20_Paragraph_20_Font"><text:span text:style-name="T1">s</text:span></text:span>ensisse dicat, tibique ipsi partes puncturam ambien-<text:line-break/>tes calidae appareant, tum ipsa punctura magis ac par est<text:line-break/>elata et orae inflammatione subassiciantur vel olei copio-<text:line-break/>sioris mixtura vim medicamenti remittes, vel compones aliud<text:line-break/>ad priorem symmetriam aut enphorbio vetustiore modera-<text:line-break/>tum ita efficies. Quod si contrario quam dixi eveniat, vir-<text:line-break/>tutam medicamenti adaugebit Sin mediocriter omnia ha-<text:line-break/>here videbuntur, <text:span text:style-name="Default_20_Paragraph_20_Font"><text:span text:style-name="T1">s</text:span></text:span>ervabis. ltaque confectura ceram triplo<text:line-break/>euphorbio copiosiorem continens aliarum est valentissima,<text:line-break/>quum illud, quemadmodum diximus, recens additur, quin-<text:line-break/>cuplo autem habens invalidissima, quadruplo capiens medio<text:line-break/>inter utrasque ordine consistit. At si unguenta proponis ef-<text:line-break/>ficere, qualia a medicis acopa, id est lassitudinem levantia,<text:line-break/>nuncupantur, <text:span text:style-name="Default_20_Paragraph_20_Font"><text:span text:style-name="T1">o</text:span></text:span>leum cerae quadruplum immiscebis, si vero</text:p>
      <text:p text:style-name="P3">ut in fracturis liquidum ceratum parare, duplum, quando<text:line-break/>cera et sicca et pinguitudinis expers fuerit, etiam amplius<text:line-break/>quam duplum, plerumque vero <text:span text:style-name="Default_20_Paragraph_20_Font"><text:span text:style-name="T1">s</text:span></text:span>ufficit unius partis dimi-<text:line-break/>dium duplo apponere, ut tota cerae mensura duarum par-<text:line-break/>tium et dimidiae fiat. Atqui in modum emplastri medica-<text:line-break/>mentum cupiens componere, oleum pari mensura cerae mi-<text:line-break/>scelus, siquidem ambiens fuerit calore temperatus, sin cera<text:line-break/>vetus et arida et ille frigidus sit, paulo amplius, sicut quum<text:line-break/>cera est pinguis, ambiens calidus, paulo minus. Id autem<text:line-break/>minus duodecima utroque versum medii portio est, etenim<text:line-break/>et undecim et tredecim nonnunquam olei uncias cerae li-<text:line-break/>brae miscui tum pro ejus consistentiae quantitate tum aeris<text:line-break/>circumflui caloris frigorisque. Raro autem paulo plus vel<text:line-break/>minus, verum ut colligationem , pinguedinem lentoremque<text:line-break/>haberet nec friabile esset aut facile dissolveretur aut a cute<text:line-break/>decideret, adjunxi resinam ei potissimum, si aderat, terebin-<text:line-break/>thinam veram, sin minus paratissimam ubique, quam frictam</text:p>
      <text:p text:style-name="P2">et coloph<text:span text:style-name="Default_20_Paragraph_20_Font"><text:span text:style-name="T1">o</text:span></text:span>niam appellant, eamque pari cum cerae pondere.<text:line-break/>Con<text:span text:style-name="Default_20_Paragraph_20_Font"><text:span text:style-name="T1">s</text:span></text:span>ervat enim medicamentis quibus injecta est priorem<text:line-break/>consistentiam, ubi et ipsa mediocriter habeat, quippe notum<text:line-break/>est, ut in omnibus aliis, sic in resina quoque majoris mi-<text:line-break/>norisque rationem consistere. Itaque si pinguior Iiquidiorque<text:line-break/>nonnunquam appareat, sciendum est ceratum, quod ex cera<text:line-break/>cum oleo liquata proveniet, liquidius multo quam fuisset<text:line-break/>evasurum, <text:span text:style-name="Default_20_Paragraph_20_Font"><text:span text:style-name="T1">s</text:span></text:span>ummatim in nervorum vulneribus, quum in-<text:line-break/>terim ab exacta mediaque medicamentorum emplastri modo<text:line-break/>confectorum consistentia erratum fuerit, ad molliorem potius<text:line-break/>tendere, si inquinat<text:span text:style-name="Default_20_Paragraph_20_Font"><text:span text:style-name="T1">o</text:span></text:span>rum quoque sit, quod confectum est,<text:line-break/>simili ratione et quod consistentia mediocri est. Pix autem<text:line-break/>cerati consistentiam fervat, optima vero sicut dictum est, in<text:line-break/>talem mixturam pinguis existit, quemadmodum et resina.<text:line-break/>Si liquidam resinam injicias, quali consistentia est terebin -<text:line-break/>thina, tertiam ipsius partem cerae esse oportet. Atque spsa<text:line-break/>terebinthina recens veteri longe est liquidior. Mementote<text:line-break/>igitur, quod de cera et resina audi visus, id in omnibus ob-</text:p>
      <text:p text:style-name="P3">servare, nec enim ex siccis et aridis vel tempore vel ex<text:line-break/>primaria natura, verum ex mediocribus consistentia, tantum<text:line-break/>cujusque miscendum est in medicamentorum compositione,<text:line-break/>quantum a me <text:span text:style-name="Default_20_Paragraph_20_Font"><text:span text:style-name="T1">s</text:span></text:span>criptum inveniatur. Esto igitur quod vim<text:line-break/>et <text:span text:style-name="Default_20_Paragraph_20_Font"><text:span text:style-name="T1">s</text:span></text:span>ubstantiam praedicti medicamenti mediocrem habet, ce-<text:line-break/>rae, resinae frictae et olei pares portiones continere,<text:line-break/>ipsius enphorbii <text:span text:style-name="Default_20_Paragraph_20_Font"><text:span text:style-name="T1">s</text:span></text:span>extam , ut singulorum sit illorum libra,<text:line-break/>euphorhii unciae duae. Quod si mollius ipsum reddere vo-<text:line-break/>lnerimus, octavam euphorhii partem injicere sufficit, hoc<text:line-break/>est unciam et dimidiam , in recente et calidissimo, velut<text:line-break/>praeconini, euphorbio <text:span text:style-name="Default_20_Paragraph_20_Font"><text:span text:style-name="T1">s</text:span></text:span>ymmetria hac definita, nam si vetu-<text:line-break/>stius sit eoque imbecillius, copiosius hoc aliorum portione<text:line-break/>esse debere prius indicavimus. At si non resinam duntaxat<text:line-break/>imo etiam picem injicere est animus, selibram utriusque<text:line-break/>miscebimus, ut modus cerae sit aequalis, quamquam multo<text:line-break/>praestat medicamentum , si resinae picisque loco propoli ut<text:line-break/>cerae parem adj ungas. Quod si ipsa pinguedinem non ha-</text:p>
      <text:p text:style-name="P2">beat similiter resinis, si adhaerens medicamentum, ut fasciis<text:line-break/>ligari non opus sit, esse curemus, terebinthinam vel sari-<text:line-break/>cem nominatam vel etiam fyncomisten pineam ludemus,<text:line-break/>voco syncomisten, quam in alveis et doliis comportant ligna<text:line-break/>multa ac lapidosa corpora in se habentem, quae liquata<text:line-break/>dum percolatur, pura tunc sicut colophonia et fricta dicta<text:line-break/>redditur. Quin et resinas autorrhytos, <text:span text:style-name="Default_20_Paragraph_20_Font"><text:span text:style-name="T1">sponte sinentes</text:span></text:span> di-<text:line-break/>ctas admiscere licet, nominant ipsas in Lacedaemone ac<text:line-break/>aliis regionibus nonnullis protorrhytos <text:span text:style-name="Default_20_Paragraph_20_Font"><text:span text:style-name="T1">primtstuas,</text:span></text:span> in Ci-<text:line-break/>licia vero nuncupant talem resinam capnelaeon, liquidis<text:line-break/>omnibus resinis tum liquidiorem tum calidiorem tum par-<text:line-break/>tibus tenuioribus praeditam, quare potentiae quidem haec<text:line-break/>medicamenti, quod componis, conferet ac maxime injicienda,<text:line-break/>quum euphorbium roboris expers fuerit. Porro et inter<text:line-break/>alias resinas odoratior est sicut terebinthina et abietina.<text:line-break/>Enimvero dictum est antea terebinthina abietinam esse ca-<text:line-break/>lidiorem, hac vero strobilinam. Differt autem a praedictis</text:p>
      <text:p text:style-name="P2">resinis quod vocatur strobilinum physema et pityinum,<text:line-break/>adeo siccum, pinguedinis expers arescensque utrumque ce-<text:line-break/>leri ter, ut in pila contundatur et cribro secernatur, quare<text:line-break/>ad propositi medicamenti compositionem neutiquam haec<text:line-break/>conveniunt. Usus tamen sum frequentissime, quum euphor-<text:line-break/>bium anniculum existeret. Porro dum componitur, olei,<text:line-break/>cerae, resinae frictae singulorum libram j misceto, picis<text:line-break/>pinguis selibram, et his liquefactis euphorbii uncias duas,<text:line-break/>si imbecillius sit tres, si terebinthinam cerae adjicere voles,<text:line-break/>unam. Mediocrem medicamenti consistentiam facies, si cera<text:line-break/>terebinthinam liquidam et recentem triplo superet. Hujus<text:line-break/>vero exiccatae temporis spatio resinae dimidium pondus<text:line-break/>oleo adaequato. Totum autem ex tribus mixtum, oleo in-<text:line-break/>quam, cera et terebinthina, quum fit librae unius ac fe-<text:line-break/>missis, euphorbn anniculi unciam unam accipiet, si tale non<text:line-break/>extiterit, unam et semissem. Unde, sicut jam subinde dicta-<text:line-break/>vimus, eupborbium pro temporis ratione augere nobis est</text:p>
      <text:p text:style-name="P2">integrum. Quin etiam si vulneri impositum medicamentum<text:line-break/>primo u<text:span text:style-name="Default_20_Paragraph_20_Font"><text:span text:style-name="T1">s</text:span></text:span>u videatur quodammodo imbecillius, euphorbium<text:line-break/>oleo laevigatum medicamento emplastrofo manibus ante sub-<text:line-break/>acto licet admi<text:span text:style-name="Default_20_Paragraph_20_Font"><text:span text:style-name="T1">s</text:span></text:span>cere; sic enim nobis facientibus prompte<text:line-break/>unitatem accipit. Caeterum in prima medicamenti compo-<text:line-break/>siti one satius est ceratum ra<text:span text:style-name="Default_20_Paragraph_20_Font"><text:span text:style-name="T1">s</text:span></text:span>um, <text:span text:style-name="Default_20_Paragraph_20_Font"><text:span text:style-name="T1">s</text:span></text:span>eorsum ubi praeparaveris,<text:line-break/>ita laevi facto euph<text:span text:style-name="Default_20_Paragraph_20_Font"><text:span text:style-name="T1">o</text:span></text:span>rbio ex oleo admiscere, quippe iis, quae<text:line-break/>liquata sunt, ipsi superfusis in mortario plerumque fiunt<text:line-break/>encerides nominatae, prae<text:span text:style-name="Default_20_Paragraph_20_Font"><text:span text:style-name="T1">s</text:span></text:span>ertim ambiente frigido. Aquam<text:line-break/>vero cerae liquefactae cum resina committere non est ne-<text:line-break/>cesserium, sicut ego ab initio factitabam tantum ei admi-<text:line-break/>luens, quantum in ipsa coctione con<text:span text:style-name="Default_20_Paragraph_20_Font"><text:span text:style-name="T1">s</text:span></text:span>umendum erat.</text:p>
      <text:h text:style-name="Heading_20_2" text:outline-level="2">Cap. V. </text:h>
      <text:p text:style-name="P31">[<text:span text:style-name="Default_20_Paragraph_20_Font"><text:span text:style-name="T1">Medicamentum ex liquabilibus confectum.]<text:line-break/></text:span></text:span>Liquabilia voco medicamenta tum quae ignis commercio<text:line-break/>colliquantur, tum quae ex humidis quibusdam, velut aqua,<text:line-break/>aceto et vino. Ex aceto itaque citra ignem liquescit gutta<text:line-break/>ammoniaci, sagapeni liquor et panacis similiter, quem ap-</text:p>
      <text:p text:style-name="P3">pellatione composita opopanacem vocant. Igni vero lique-<text:line-break/>luunt propolis, cera, resina, ladanum, sevum, galbanum,^<text:line-break/>verum hoc in duplici vase colliquare melius est. Nomina-<text:line-break/>mus autem sic, quum in cacabo, qui aquam calidam ha-<text:line-break/>beat, prunis enim incumbit, vas alterum consistit, praeter<text:line-break/>liquabilia esiam galbanum continens. Habeto autem tale<text:line-break/>quoddam confectum medicamentum saltem unum, etsi duo<text:line-break/>habere praestaret, quorum validius erit hujusmodi. Opopa-<text:line-break/>nacem ex aceto dissolutum diutius conterito, huic postea<text:line-break/>liquefacta super igne propositu, galbanum, resinam terebin-<text:line-break/>thinam misceo. Singulorum itaque aliorum pars una esto,<text:line-break/>propolis vero recentis pinguisque sex, quod si sicca vetus-<text:line-break/>que contigerit, praestat omnino tali non uti, at si aliam<text:line-break/>non habes, duas portiones, non unam , miscebis. Sin absit<text:line-break/>propolis, ejus loco picem pinguem immitte, qualis est brutia,<text:line-break/>et quae ex regionibus circa Pontum apportatur, pinguis si-<text:line-break/>mul et odorata, unam in inarum amaracinum inliciunt,</text:p>
      <text:p text:style-name="P2">quale prius omne conficiebatur, nunc enim et sine ea <text:span text:style-name="Default_20_Paragraph_20_Font"><text:span text:style-name="T1">s</text:span></text:span>ub-<text:line-break/>albidum amaracinum componunt. Quod si tali etiam careas<text:line-break/>alia utitor terebinthina sicut praediximus duplicata. Ego<text:line-break/>nonnunquam vel <text:span text:style-name="Default_20_Paragraph_20_Font"><text:span text:style-name="T1">s</text:span></text:span>olum medicamentum ex pingui pice con-<text:line-break/>sectum impo<text:span text:style-name="Default_20_Paragraph_20_Font"><text:span text:style-name="T1">s</text:span></text:span>ui , quo etiam ad canum morsus utor. Hoc<text:line-break/>namque <text:span text:style-name="Default_20_Paragraph_20_Font"><text:span text:style-name="T1">s</text:span></text:span>olam picem pinguem ex aceto acri c<text:span text:style-name="Default_20_Paragraph_20_Font"><text:span text:style-name="T1">o</text:span></text:span>ctam hujus-<text:line-break/>modi <text:span text:style-name="Default_20_Paragraph_20_Font"><text:span text:style-name="T1">s</text:span></text:span>ymmetria continet. Sectarium unum Romanum aceti<text:line-break/>Iib. j, picis, opopanacis quadrantem, quod est unc. iij. Hoc<text:line-break/>medicamentum ulcus ex rabiosi mor<text:span text:style-name="Default_20_Paragraph_20_Font"><text:span text:style-name="T1">s</text:span></text:span>u cicatricem ducere<text:line-break/>non finit, sed punctis in nervosa aliqua particula idoneum<text:line-break/>est, quippe quod puncturae oras connivere nequaquam per-<text:line-break/>mittat. Quoniam vero durum est, in duris <text:span text:style-name="Default_20_Paragraph_20_Font"><text:span text:style-name="T1">s</text:span></text:span>olum corpori-<text:line-break/>bus eo utemur, qualia sunt fossorum et messorum. Sin au-<text:line-break/>tem puero veI muliere veI molliore corpore puncto, hoc<text:line-break/>tantum quispiam vestrum prae<text:span text:style-name="Default_20_Paragraph_20_Font"><text:span text:style-name="T1">i</text:span></text:span>ens habeat, idem cum un-<text:line-break/>guento aliquo difcussorio, amaracino maxime et opobalfamo,<text:line-break/>colliquare licet, deinde cum irino et comageno, haec li non</text:p>
      <text:p text:style-name="P3">adsint, gleucino, fusino et cyprin<text:span text:style-name="Default_20_Paragraph_20_Font"><text:span text:style-name="T1">o</text:span></text:span>, his qu<text:span text:style-name="Default_20_Paragraph_20_Font"><text:span text:style-name="T1">o</text:span></text:span>que desideratis,<text:line-break/>oleo veteri liquefaciat, vel si in Alexandria forte fuerit,<text:line-break/>ricinino et raphanino , haec siquidem copiosissima in illa<text:line-break/>civitate habentur, sicut etiam in universa Aegypto. Atqui<text:line-break/>in illis regionibus sinapinum oleum haud aegre reperiri po-<text:line-break/>test, cujus et ipsius parte aliquando mixta medicamentum<text:line-break/>acerrimum fore nemo ambigit, ut ad puncturas conniven-<text:line-break/>tes aperiendas conducat. Patere autem cuilibet arbitror ex<text:line-break/>praedictis, si et loco op<text:span text:style-name="Default_20_Paragraph_20_Font"><text:span text:style-name="T1">o</text:span></text:span>panacis sagapeno prius in pila ex<text:line-break/>aceto trito liquefactam resinam, propolim et adipem quam-<text:line-break/>piam acriorem adjicias, ejusdem generis medicamentum su-<text:line-break/>turum. Alterum vero mollius est genus medicamentorum<text:line-break/>liquabilium, <text:span text:style-name="Default_20_Paragraph_20_Font"><text:span text:style-name="T1">s</text:span></text:span>ed acetum non habet, quod resinis et propoli<text:line-break/>et <text:span text:style-name="Default_20_Paragraph_20_Font"><text:span text:style-name="T1">s</text:span></text:span>evis tantum praeparatur, cera quoque propter fpissitu-<text:line-break/>dinem adjecta, ex cujus mixtura medicamentum tactui com-<text:line-break/>modius redditur. Adeps porro tenuium partium acrisque<text:line-break/>esto, sicut leoninus et pardaIinus et post hos hyaenae et</text:p>
      <text:p text:style-name="P3">ursi. Sed de anserino quid attinet dicere, praesertim quum<text:line-break/>an<text:span text:style-name="Default_20_Paragraph_20_Font"><text:span text:style-name="T1">s</text:span></text:span>eres rusticae fuerint? Quin et tauri vetustus adeps et<text:line-break/>hircinus huc convenit, nam quum mixtae naturae ac fa-<text:line-break/>cultatis existant, temporis intervallo, quia terrestres acres-<text:line-break/>que sunt, ad majorem acrimoniam declinant, similiter vide-<text:line-break/>licet plurimis quae vetustefcunt, sic namque et ip<text:span text:style-name="Default_20_Paragraph_20_Font"><text:span text:style-name="T1">s</text:span></text:span>e porci-<text:line-break/>nus adeps, omnium quum sit moliissimus, temporis processu<text:line-break/>acrimoniam acquirit. ldem vin<text:span text:style-name="Default_20_Paragraph_20_Font"><text:span text:style-name="T1">o, </text:span></text:span>acet<text:span text:style-name="Default_20_Paragraph_20_Font"><text:span text:style-name="T1">o</text:span></text:span> et melli accidit. lu<text:line-break/>horum autem medicamentorum genere sunt etiam medullae,<text:line-break/>longe ver<text:span text:style-name="Default_20_Paragraph_20_Font"><text:span text:style-name="T1">o</text:span></text:span> praestat cervina et vitulina. Horum acrius ooa-<text:line-break/>guIum et jam vehementiori medicamentorum generi pro-<text:line-break/>pinquum existit. Itaque et hujusm<text:span text:style-name="Default_20_Paragraph_20_Font"><text:span text:style-name="T1">o</text:span></text:span>di aliquod medicamenti<text:line-break/>habere te consulo, ut quum a forti aliquo medicamento<text:line-break/>supra modum morfam partem vulneratam indignatam offen-<text:line-break/>deris, oleo prius fotam hujusmodi quopiam contegas, sic<text:line-break/>namque placata ea, rursus ad acrem curandi modum redire<text:line-break/>poteris. Ego itaque dum partem in nervo vulneratam quan-</text:p>
      <text:p text:style-name="P3">doque <text:span text:style-name="Default_20_Paragraph_20_Font"><text:span text:style-name="T1">s</text:span></text:span>olvissem, vulnus irritatum contemplatus medicamen-<text:line-break/>tum liquidum forte fortuna prae<text:span text:style-name="Default_20_Paragraph_20_Font"><text:span text:style-name="T1">s</text:span></text:span>ens, quod ex adipe con-<text:line-break/>stat, ad aures inscriptum, in va<text:span text:style-name="Default_20_Paragraph_20_Font"><text:span text:style-name="T1">s</text:span></text:span>e duplici calefactum asse-<text:line-break/>ctae par siculae ille vi ac <text:span text:style-name="Default_20_Paragraph_20_Font"><text:span text:style-name="T1">s</text:span></text:span>ubito inde auxilium ipso aegro-<text:line-break/>tantis <text:span text:style-name="Default_20_Paragraph_20_Font"><text:span text:style-name="T1">s</text:span></text:span>ensu accessisse percepi, quippe statim omnis dolor<text:line-break/>quievit, atque inde a nobis soluta secundum naturam ha-<text:line-break/>here visa est. s<text:span text:style-name="Default_20_Paragraph_20_Font"><text:span text:style-name="T1">h</text:span></text:span> i su</text:p>
      <text:h text:style-name="Heading_20_2" text:outline-level="2">Cap. VI. </text:h>
      <text:p text:style-name="P31">[<text:span text:style-name="Default_20_Paragraph_20_Font"><text:span text:style-name="T1">De medicamento ex columbarum stercore<text:line-break/>consecto.]</text:span></text:span> Columbarum in rusticorum turribus agentium<text:line-break/>stercus acre est, quo interdum ruri usus sum in adolescente<text:line-break/>nervi vulnere affecto. Atque hoc agricola quum vidisset,<text:line-break/>qui fundi curam gerebat, erat enim non imprudens, inlita-<text:line-break/>tus semper usurpat et nervis vulneratis medetur. Porro<text:line-break/>compositio et usus idem est medicamento ex euphorbio,<text:line-break/>aliis nimirum eodem modo habentibus, sed euphorbii loco<text:line-break/>stercore indito. Verum stercus hoc subtilitate euphorbio ce-<text:line-break/>dit, coque duris corporibus in agris ex usu est. Miscui<text:line-break/>aliquando ipsum et metallicis experiundi gratia, statim a</text:p>
      <text:p text:style-name="P3">principio cum eis terens ex acet<text:span text:style-name="Default_20_Paragraph_20_Font"><text:span text:style-name="T1">o</text:span></text:span> ad solem, sicut nuper<text:line-break/>docui, multoque acrius medicamentum evasit, quemadmo-<text:line-break/>dum et quuIn aeruginem vivam , id est n<text:span text:style-name="Default_20_Paragraph_20_Font"><text:span text:style-name="T1">o</text:span></text:span>n combustam,<text:line-break/>acceperit.</text:p>
      <text:h text:style-name="Heading_20_2" text:outline-level="2">Cap. VII.<text:span text:style-name="Default_20_Paragraph_20_Font"><text:span text:style-name="T1"> </text:span></text:span></text:h>
      <text:p text:style-name="P31"><text:span text:style-name="Default_20_Paragraph_20_Font"><text:span text:style-name="T1">[De medicamento ex herbis composito.]<text:line-break/></text:span></text:span>In<text:span text:style-name="Default_20_Paragraph_20_Font"><text:span text:style-name="T1">s</text:span></text:span>uper ex herbis tenuium partium ad nervos vulneratos<text:line-break/>medicamentum compo<text:span text:style-name="Default_20_Paragraph_20_Font"><text:span text:style-name="T1">s</text:span></text:span>ui, initio quidem ex dictamno, ama-<text:line-break/>raco et aristolochia tantum , postea vero et ex . aliis , mei<text:line-break/>ipsius periculum faciens, an recte compositi<text:span text:style-name="Default_20_Paragraph_20_Font"><text:span text:style-name="T1">o</text:span></text:span>nem ipsorum<text:line-break/>conjectura assequerer , atque omnia quo volebam perduxi.<text:line-break/>Idoneae vero ad id herbae amaritudinem sine astrictione<text:line-break/>gustu referant vel acrimoniam quidem , non tamen immo-<text:line-break/>dicam; tales <text:span text:style-name="Default_20_Paragraph_20_Font"><text:span text:style-name="T1">s</text:span></text:span>unt praeter praedictas maron , amaracum,<text:line-break/>polium, argemone, chamaepitys, centaurium, quaeque ejus<text:line-break/>notae in simplicium medicamentorum doctrina commemor<text:line-break/>ratae <text:span text:style-name="Default_20_Paragraph_20_Font"><text:span text:style-name="T1">s</text:span></text:span>unt, quemadmodum etiam radices omnium aristolo-<text:line-break/>chiarum, dracunculi, cucumeris agrestis, bryoniae, althaeae,<text:line-break/>iridis, acori, mei, asari, phu, gentianae et panacis, omnium</text:p>
      <text:p text:style-name="P3">enim id genus materiam in simplicium medicamentorum<text:line-break/>commentariis exposui. At radices herbasque totas non modo<text:line-break/><text:span text:style-name="Default_20_Paragraph_20_Font"><text:span text:style-name="T1">s</text:span></text:span>cire oportet accurate contusas tenuibus cribris secernere,<text:line-break/><text:span text:style-name="Default_20_Paragraph_20_Font"><text:span text:style-name="T1">s</text:span></text:span>ed etiam denuo exacte laevigare, ut arida collyria quo-<text:line-break/>usque in pulverem redigantur. Nam quod crassis constat<text:line-break/>partibus, nervos vulneratos nihil juvat, qui subtilia, ut di-<text:line-break/>ximus, medicamenta requirunt. Caeterum concisum medica-<text:line-break/>mentum laevigatumque liquido aliquo excipiatur cerati spe-<text:line-break/>ciem habente ea symmetria, quae in euphorbio prius indi-<text:line-break/>cata est. Quantum enim in illo bimuli euphorbii, tantum<text:line-break/>iis dictamni, mei et acori inficiendum est et quae his simi-<text:line-break/>li ter calida gustu percipiuntur, quantum vero illis trimuli,<text:line-break/>tantum his aristolochiae, iridis, dracunculi, gentianae, alin-<text:line-break/>rumque id genus, quae perinde atque haec amara <text:span text:style-name="Default_20_Paragraph_20_Font"><text:span text:style-name="T1">s</text:span></text:span>unt,<text:line-break/>immittamus.</text:p>
      <text:h text:style-name="Heading_20_2" text:outline-level="2">Cap.</text:h>
      <text:p text:style-name="P31"><text:s/>[<text:span text:style-name="Default_20_Paragraph_20_Font"><text:span text:style-name="T1">De sumptuosis medicamentorum confecturis<text:line-break/>ad nervos vulneratos.]</text:span></text:span> Non ab re fuerit etiam ejusmodi<text:line-break/>medicamenta cognoscere, usus enim ipsorum quandoque</text:p>
      <text:p text:style-name="P2"><text:span text:style-name="Default_20_Paragraph_20_Font"><text:span text:style-name="T1">s</text:span></text:span>ed rarius incidit, quemadmodum simpliciorum frequenter.<text:line-break/>Ubi enim quispiam medicamentorum medicinaeque studio-<text:line-break/>fus, non plura quingentis myriadibus habens, ullo simpli-<text:line-break/>ciore uti dedignabatur, multo magis veI dives aliquis veI<text:line-break/>monarcha odoratum simuI et quod multa constet pecunia,<text:line-break/>volet habere medicamentum. Porro dives citatus, cujus in<text:line-break/>primo de praecogniti<text:span text:style-name="Default_20_Paragraph_20_Font"><text:span text:style-name="T1">o</text:span></text:span>ne ex pulsibus suppresse nomine me-<text:line-break/>mini, quemadmodum et nunc, qualis erat ex duabus ipsius<text:line-break/>actionibus hujusmodi condisces. Ulcus famuli malignum<text:line-break/>ipsa sanare conabatur, ubi autem nihiI promovit, mihi fio-<text:line-break/>minem tradidit ac quum videret curatum, medicamenti feri-<text:line-break/>pturam postulabat, nesciens multas quidem malignorum ut-<text:line-break/>cerum esse differentias, multas item medicamentorum, fed<text:line-break/>arbitratus unum medicamentum omnibus posse mederi.<text:line-break/>Quum igitur qui applicabat neque artificio<text:span text:style-name="Default_20_Paragraph_20_Font"><text:span text:style-name="T1">s</text:span></text:span>e ip<text:span text:style-name="Default_20_Paragraph_20_Font"><text:span text:style-name="T1">s</text:span></text:span>o uteretur,<text:line-break/>postquam audivit quibus constaret, essentque omnia vilis<text:line-break/>pretii, hoc, inquit, mendicis <text:span text:style-name="Default_20_Paragraph_20_Font"><text:span text:style-name="T1">s</text:span></text:span>erva, me autem <text:span text:style-name="Default_20_Paragraph_20_Font"><text:span text:style-name="T1">s</text:span></text:span>umptuosius<text:line-break/>aliquod doceto. Quin etiam puellum diu ex auribus labo-</text:p>
      <text:p text:style-name="P2">ran te m, ubi ipse multis, quibus usus erat medicamentis citra<text:line-break/>methodum, nihil attulisset praesidii, nobis quoque curan-<text:line-break/>dum adduci praecepit, posteaque audiens re quadam vili<text:line-break/>puerum sanatum, non postulavit a me medicamenti scriptu-<text:line-break/>ram. Hic igitur ipse contemplatus, mullis, quibus nervi vul-<text:line-break/>nerati erant, digitos et abscissos et putrefactos, quosdam<text:line-break/>vero periisse vel mancos redditos, deinde intelligens nul-<text:line-break/>tum ex eis, qui a me curati essent, periclitatum, omnes<text:line-break/>vero celeriter sanos evasisse, medicamentum cupiebat ali-<text:line-break/>quod a me accipere odoratum simul et <text:span text:style-name="Default_20_Paragraph_20_Font"><text:span text:style-name="T1">s</text:span></text:span>umptuosum, quo<text:line-break/>nervorum vulnera posset sanare. Ego sane multas jam saepe<text:line-break/>tum familiaribus tum amicis medicis scripturas juxta prae-<text:line-break/>dictam methodum ex tempore compositas tradideram, ut<text:line-break/>experimentis compositionis ipsorum ratio confirmaretur,<text:line-break/>sumptuosum vero, cujusmodi ille volebat, pauperculis ho-<text:line-break/>missibus nullum utique dedi ratus melius esse remedia ex<text:line-break/>paratu facillimis componi. Cum igitur dives ille odori sum-<text:line-break/>ptnosique medicamenti compositionem aliquam sibi dari peti-</text:p>
      <text:p text:style-name="P2">isset, plures ei scripturas donavi praedicta methodo factas,<text:line-break/>quas ille cum experiri festinaret tum liberis tum fervis,<text:line-break/>nervis vulneratos sibi conquirere injunxit, medicamentis<text:line-break/>autem supra omnem spem operatis primum <text:span text:style-name="Default_20_Paragraph_20_Font"><text:span text:style-name="T1">s</text:span></text:span>ane me lau-<text:line-break/>davit, ut qui citra invidiam ac liberaliter <text:span text:style-name="Default_20_Paragraph_20_Font"><text:span text:style-name="T1">s</text:span></text:span>cripturas ei<text:line-break/>communicaverim, postea etiam donis profequutus est, etenim<text:line-break/>ad hujusmodi quoque officia promptus erat. Porro medi-<text:line-break/>camentorum, quae ei dederam, confectura est talis. ♃ Cin-<text:line-break/>namomi, dictamni, mari, singulorum drach. xl. Haec nam-<text:line-break/>que odorata <text:span text:style-name="Default_20_Paragraph_20_Font"><text:span text:style-name="T1">s</text:span></text:span>unt et tenuium partium. At amaracum quasi<text:line-break/>non boni odoris nequaquam miscere cogitavi, deinde [luo.<text:line-break/>niam Romae aegre poterat inveniri sicut et marum, vide-<text:line-break/>bam autem illum aegro parabilibus gaudere, quemadmodum<text:line-break/>et <text:span text:style-name="Default_20_Paragraph_20_Font"><text:span text:style-name="T1">s</text:span></text:span>umptuosis, appo<text:span text:style-name="Default_20_Paragraph_20_Font"><text:span text:style-name="T1">s</text:span></text:span>ui <text:span text:style-name="Default_20_Paragraph_20_Font"><text:span text:style-name="T1">s</text:span></text:span>cripturae etiam illius pauxillum<text:line-break/>quiddam partis unius, ut puto quartam vel quintam p<text:span text:style-name="Default_20_Paragraph_20_Font"><text:span text:style-name="T1">o</text:span></text:span>r-<text:line-break/>tiunculam. Haec contusa eribroque <text:span text:style-name="Default_20_Paragraph_20_Font"><text:span text:style-name="T1">s</text:span></text:span>ubtilissimo <text:span text:style-name="Default_20_Paragraph_20_Font"><text:span text:style-name="T1">s</text:span></text:span>ecreta mi-<text:line-break/>suere jussi cerato ex opobalsamo optimo et cera Tyrrhenica<text:line-break/>facto, commodum vero este conjeci, si cerae partes oct<text:span text:style-name="Default_20_Paragraph_20_Font"><text:span text:style-name="T1">o,</text:span></text:span></text:p>
      <text:p text:style-name="P2">opobalsami decem receperit. At ne friabile medicamentum<text:line-break/>foret, <text:span text:style-name="Default_20_Paragraph_20_Font"><text:span text:style-name="T1">s</text:span></text:span>ed sibi cohaerens unitumque, etiam resinae terebin-<text:line-break/>thinae, quae et ipsa est od<text:span text:style-name="Default_20_Paragraph_20_Font"><text:span text:style-name="T1">o</text:span></text:span>rata, modo sit optima, partem<text:line-break/>unam adjeci. Verum si gener<text:span text:style-name="Default_20_Paragraph_20_Font"><text:span text:style-name="T1">o</text:span></text:span>sius, ut dixi, medicamentum<text:line-break/>facere pr<text:span text:style-name="Default_20_Paragraph_20_Font"><text:span text:style-name="T1">o</text:span></text:span>ponas, non unam cujusque herbae commemora-.<text:line-break/>tae partem immittas, <text:span text:style-name="Default_20_Paragraph_20_Font"><text:span text:style-name="T1">s</text:span></text:span>ed amplius, ut una et <text:span text:style-name="Default_20_Paragraph_20_Font"><text:span text:style-name="T1">s</text:span></text:span>emis fiat.<text:line-break/>Hoc igitur ab experientia probatum est medicamentum. Al-<text:line-break/>tarum praeterea ex eodem cerat<text:span text:style-name="Default_20_Paragraph_20_Font"><text:span text:style-name="T1">o</text:span></text:span> et liquore Cyrenaeo com-<text:line-break/>positum, mixtura proportione euph<text:span text:style-name="Default_20_Paragraph_20_Font"><text:span text:style-name="T1">o</text:span></text:span>rbii facta. Tertiumque<text:line-break/>aliud ex ambobus mixtis confectum. Quartum deinde quod<text:line-break/>stacten myrrham accepit. In quibus autem nervus nudus<text:line-break/>est, ibi ceratum ex cera, quae myrepsice, id est <text:span text:style-name="Default_20_Paragraph_20_Font"><text:span text:style-name="T1">unguenta-<text:line-break/>ria</text:span></text:span> vocatur, et unguentis apud Romanos dictis spicato et<text:line-break/>foliato compo<text:span text:style-name="Default_20_Paragraph_20_Font"><text:span text:style-name="T1">s</text:span></text:span>ui, duodecimam partam pompholygis ei ad^<text:line-break/>miscens sive eloti masculino genere sive elotae foeminino<text:line-break/>malis dicere, nihil enim quomodocunque dicas vel praesidii<text:line-break/>veI nocumenti medicamento asseres. Licet autem tibi et ex</text:p>
      <text:p text:style-name="P2">Tyrrhenica cera ipsum praeparare. Nec prohibet quicquam<text:line-break/>sine praedictis unguentis Tyrrhenicam ceram ex nardo proba<text:line-break/>liquefacere, in duplici nempe vascul<text:span text:style-name="Default_20_Paragraph_20_Font"><text:span text:style-name="T1">o</text:span></text:span>, quod in omnibus<text:line-break/>unguentis commune est. At raso cerato, spicae nardi, amo-<text:line-break/>mi, folii malabathri et pompholygis eloti pares singulorum<text:line-break/>portiones miscebis. Etenim in puncturis, sicut praedictum<text:line-break/>est, acrioribus medicamentis est opus, quae vulnus apertum<text:line-break/>perpetuo fervent, denudatis autem mediocri astrictione cum<text:line-break/>digerendi virtute absque morsu praedita afferre convenit.<text:line-break/>Quamquam et amomum astrictionis sit aliquatenus parti-<text:line-break/>ceps, magis autem ip<text:span text:style-name="Default_20_Paragraph_20_Font"><text:span text:style-name="T1">s</text:span></text:span>o nardi <text:span text:style-name="Default_20_Paragraph_20_Font"><text:span text:style-name="T1">s</text:span></text:span>pica et malabathri folium.</text:p>
      <text:h text:style-name="Heading_20_2" text:outline-level="2">Cap. IX. </text:h>
      <text:p text:style-name="P31">[<text:span text:style-name="Default_20_Paragraph_20_Font"><text:span text:style-name="T1">De medicamentis ab aliis medicis advet-<text:line-break/>sus nerv</text:span></text:span>o<text:span text:style-name="Default_20_Paragraph_20_Font"><text:span text:style-name="T1">rum vulnera proditis.]</text:span></text:span> Universam nervorum vul-<text:line-break/>nera curandi rationem, quam ego deorum quadam provi-<text:line-break/>dentia compo<text:span text:style-name="Default_20_Paragraph_20_Font"><text:span text:style-name="T1">s</text:span></text:span>ui, nullus ante me con<text:span text:style-name="Default_20_Paragraph_20_Font"><text:span text:style-name="T1">s</text:span></text:span>cripsit, medicamenta<text:line-break/>tamen, quae nervorum vulnera quaedam curare promitte-<text:line-break/>rent, composuerunt sine distinctione et vario utendi modo</text:p>
      <text:p text:style-name="P3">neque in angustis punctibus sanandi rationem, qualis su-<text:line-break/>tura esset, indicantes, neque in latioribus vulneribus vel<text:line-break/>denudato nervo vel tendine vel contuso, multo minus si<text:line-break/>pars affecta phlegmone infestaretur vel etiam gangraena<text:line-break/>propemodum. Porro unum quendam nostrae aetatis medi-<text:line-break/>cum medicamento utentem vidi, perinde ac meis ex metal-<text:line-break/>sicis praeparatis, indistincte quidem et ip<text:span text:style-name="Default_20_Paragraph_20_Font"><text:span text:style-name="T1">s</text:span></text:span>um, quoniam vero<text:line-break/>ex paucis sponte nascentibus ip<text:span text:style-name="Default_20_Paragraph_20_Font"><text:span text:style-name="T1">s</text:span></text:span>um componi audio--<text:line-break/>ram, qu<text:span text:style-name="Default_20_Paragraph_20_Font"><text:span text:style-name="T1">o</text:span></text:span>d autem multis constat, ego illo tempore praepa-<text:line-break/>raveram, cogitavi pluribus ademptis aliud rursus ex pau-<text:line-break/>cis compositum inspicere ac experientia inquirere, multone<text:line-break/>ab eo, quod varia mixtura paratur, inferius esse videretur<text:line-break/>an paulo. Quovis igitur modo curavi etiam medicamenti,<text:line-break/>quod medicus nostrae aetatis habebat, <text:span text:style-name="Default_20_Paragraph_20_Font"><text:span text:style-name="T1">s</text:span></text:span>cripturam accipere<text:line-break/>et statim simile praeparatum eadem et ipsum polliceri et<text:line-break/>praestare, quae varium illud, comperi. Hujus igitur compo-<text:line-break/>sitio in hunc modum scripta erat. ♃ Cerae ℥ vj; diei ℥ su;</text:p>
      <text:p text:style-name="P2">misyos drach. vj, chalcitidis drach. j, squamae aeris ℥ ij ẞ,<text:line-break/>thuris unciam j ẞ, galbani unciam unam. Quae liquati pos-<text:line-break/>funt, hoc est cera et galbanum, liquefacta metallicis in<text:line-break/>aceto acri prius accurate tritis <text:span text:style-name="Default_20_Paragraph_20_Font"><text:span text:style-name="T1">s</text:span></text:span>uperfunduntur. Hoc me-<text:line-break/>duramentum haud scio quis compo<text:span text:style-name="Default_20_Paragraph_20_Font"><text:span text:style-name="T1">s</text:span></text:span>uerit, neque enim apud<text:line-break/>Asclepiadem pharmacionem <text:span text:style-name="Default_20_Paragraph_20_Font"><text:span text:style-name="T1">s</text:span></text:span>cripturam inveni, nec apud<text:line-break/>Petronam nec Andromachum, etsi omnes antiquiores me-<text:line-break/>dici optima medicamenta conscrip<text:span text:style-name="Default_20_Paragraph_20_Font"><text:span text:style-name="T1">s</text:span></text:span>erint. Plane autem con-<text:line-break/>stat nec apud Heram Cappadocem nec Mantiam nec Hera-<text:line-break/>clidem Tarentinum reperiri qui magnam medicamentorum<text:line-break/>experientiam habuerunt, imo nec apud Archigenem aut Phi-<text:line-break/>lippum aut apud aliquem ejus di<text:span text:style-name="Default_20_Paragraph_20_Font"><text:span text:style-name="T1">s</text:span></text:span>cipulum. In<text:span text:style-name="Default_20_Paragraph_20_Font"><text:span text:style-name="T1">s</text:span></text:span>uper Sorani<text:line-break/>libris de medicamentis perlectis omnibus, item Menecratis,<text:line-break/>Critonis, Damocratis et aliorum, qui medicamentorum co-<text:line-break/>gnitione claruerunt, apud nullum hoc modo citatum medi-<text:line-break/>camentum comperi. Quae vero apud viros jam dictos ha-<text:line-break/>bentur, deinceps scripta indicabo ac initium a pharmacione<text:line-break/>Asclepiade facturus <text:span text:style-name="Default_20_Paragraph_20_Font"><text:span text:style-name="T1">s</text:span></text:span>um, qui in tertio interiorum medica-</text:p>
      <text:p text:style-name="P3">mentorum, quas etiam Marcellas inscribit, hunc in modum<text:line-break/>docet. <text:span text:style-name="Default_20_Paragraph_20_Font"><text:span text:style-name="T1">Andromachi Aegyptia ad vulnera cruenta, utAscle-.<text:line-break/>piades praescribit. Pacit ad nervos, musculosque praeci</text:span></text:span>o<text:line-break/><text:span text:style-name="Default_20_Paragraph_20_Font"><text:span text:style-name="T1">fes, item ad punctus, contusiones, attritus, artus fractos.<text:line-break/>Valet etiam ad abscessus, est item lippientibus collyrium,<text:line-break/>juvat capite dolentes et ad multas d</text:span></text:span>i<text:span text:style-name="Default_20_Paragraph_20_Font"><text:span text:style-name="T1">spositiones utile est<text:line-break/>remedium</text:span></text:span>. ♃ Argenti spumae, cerae, singulorum draoh.<text:line-break/>cxliv, guttae ammoniaci drach. lxxij, terebinthinae drach.<text:line-break/>xxxvj, lanae <text:span text:style-name="Default_20_Paragraph_20_Font"><text:span text:style-name="T1">s</text:span></text:span>uccidu<text:span text:style-name="Default_20_Paragraph_20_Font"><text:span text:style-name="T1">o</text:span></text:span> combustae drach. xij, <text:span text:style-name="Default_20_Paragraph_20_Font"><text:span text:style-name="T1">s</text:span></text:span>quamae aetis<text:line-break/>drach. viij<text:span text:style-name="Default_20_Paragraph_20_Font"><text:span text:style-name="T1">, s</text:span></text:span>quamae stomomatis drach. viij, thuris drach.<text:line-break/>viij, aristolochiae rotundae drach. viij, olei ricinini hemi-<text:line-break/>nas iij. Argenti spuma et oleum incoquuntur, ac ubi mu-<text:line-break/>tata fuerint, cera resinaque adiicitur, quum non inquinant,<text:line-break/>ammoniacum indas dilatando et tunc lanas succidas ac re-<text:line-break/>siqua. Hoc medicamentum quanto utilius ex stomomatis<text:line-break/><text:span text:style-name="Default_20_Paragraph_20_Font"><text:span text:style-name="T1">s</text:span></text:span>quama evasit, tanto deterius ad nervorum vulnera factum<text:line-break/>est; si namque punctus s<text:span text:style-name="Default_20_Paragraph_20_Font"><text:span text:style-name="T1">o</text:span></text:span>lum fuerit, etiam aeris squama<text:line-break/>supervacua est. Quippe nullum metallicum his condmiI.</text:p>
      <text:p text:style-name="P2">nisi prius ex aceto acri pluribus diebus laeve factum fue-<text:line-break/>rit, quamquam in nudis nervis et tensionibus bonum fuerit<text:line-break/>remedium. At si jam phlegmone conjuncta est, liquare ea<text:line-break/>ex rosaceo convenit et sic illito linamento uti; ubi vero<text:line-break/>non adest phlegmone,. molliora humidioraque st<text:span text:style-name="Default_20_Paragraph_20_Font"><text:span text:style-name="T1">a</text:span></text:span>tim ab ini-<text:line-break/>tio potiora sunt medicamentis durioribus ac siccioribus,<text:line-break/>praestatque liquata ipsa in digerente quodam vel mitiga-<text:line-break/>torio medicamento u<text:span text:style-name="Default_20_Paragraph_20_Font"><text:span text:style-name="T1">s</text:span></text:span>urpare. Voco digerenti<text:span text:style-name="Default_20_Paragraph_20_Font"><text:span text:style-name="T1">s</text:span></text:span> quidem vetus<text:line-break/>oleum et ricininum et sicyonium, mitigatoria autem rosa^<text:line-break/>coum, chamaemelinum et quod ex althaea confici tur. His<text:line-break/>fortiora coque durioribus corporibus magis idonea <text:span text:style-name="Default_20_Paragraph_20_Font"><text:span text:style-name="T1">s</text:span></text:span>unt,<text:line-break/>quod ex cucumeris agrestis radice in oleo decocta et quod<text:line-break/>ex iride, bryonia et aro paratur. His valentius est ex dra-<text:line-break/>eunculo, aristolochia et panace factum. Porro nos frequens<text:line-break/><text:span text:style-name="Default_20_Paragraph_20_Font"><text:span text:style-name="T3">ter </text:span></text:span>etiam ex abietis femine, oleo, item ex populi flore con-<text:line-break/>tecto usi fumus, nam haec diutius fabino ole<text:span text:style-name="Default_20_Paragraph_20_Font"><text:span text:style-name="T1">o</text:span></text:span> intingimus<text:line-break/>^uae igitur de ejusmodi medicamentorum u<text:span text:style-name="Default_20_Paragraph_20_Font"><text:span text:style-name="T1">s</text:span></text:span>u dicta sunt</text:p>
      <text:p text:style-name="P3">vos memoriter servantes ad alia, quae explicanda veniunt,<text:line-break/>traducere operae pretium esse arbitror. Quod autem nobis<text:line-break/>institutum erat facere, aggrediemur; apponemus enim et alia<text:line-break/>ejusdem facultatis medicamenta, quale est et quod ab A sale-<text:line-break/>piade post praedictum his verbis scriptum est: <text:span text:style-name="Default_20_Paragraph_20_Font"><text:span text:style-name="T1">Claudii<text:line-break/>Philoxeni chirurgi Aegyptium ad praedicta vitia</text:span></text:span>. ♃ Ar-<text:line-break/>genti spumae, cerae, singulorum drachmas centum <text:span text:style-name="Default_20_Paragraph_20_Font"><text:span text:style-name="T1">s</text:span></text:span>exaginta,<text:line-break/>guttae ammoniaci drachmas octoginta, propoleos drachmas<text:line-break/>quadraginta, resinae siccae, terebinthinae, <text:span text:style-name="Default_20_Paragraph_20_Font"><text:span text:style-name="T1">s</text:span></text:span>quamae aeris,<text:line-break/>thuris, singulorum drach. xvj, lanae succidae combustae,<text:line-break/>squamae stomomatis, singulorum drach. viij, opopanacis Ʒiv,<text:line-break/>ricini heminas iij. Hoc igitur medicamentum superiori esse<text:line-break/>simile omnibus apparet et utendi modum eundem cum nu-<text:line-break/>per a me citato habebit. Quin etiam ad haec duo emplastra<text:line-break/>aliud tertium Asclepiades sic ad verbum inquiens tradidit:<text:line-break/><text:span text:style-name="Default_20_Paragraph_20_Font"><text:span text:style-name="T1">Cilvum Hallei. Hacit ad cruenta vulnera et nervos prae^<text:line-break/>cisos, item ad vetera cicatricem aegre ducentia et stuen-<text:line-break/>tia ulcera. Quin et probe emollit duritias, maxime in</text:span></text:span></text:p>
      <text:p text:style-name="P3"><text:span text:style-name="Default_20_Paragraph_20_Font"><text:span text:style-name="T1">mammis</text:span></text:span> o<text:span text:style-name="Default_20_Paragraph_20_Font"><text:span text:style-name="T1">borientes. Vtimur e</text:span></text:span>o <text:span text:style-name="Default_20_Paragraph_20_Font"><text:span text:style-name="T1">ad canum hominumque<text:line-break/>morsus. Eumme facit ad pastinacae, draconis, aliorumque<text:line-break/>saevorum pisoium ictus. lu totum virtutem habet mira-<text:line-break/>bilem,</text:span></text:span> ♃ Argenti spumae, cerae, singulorum drachmas ceu-<text:line-break/>tum, terebinthinae, mannae, thuris, galbani, minii sinopici,<text:line-break/>singulorum drachmas oct<text:span text:style-name="Default_20_Paragraph_20_Font"><text:span text:style-name="T1">o</text:span></text:span>, olei <text:span text:style-name="Default_20_Paragraph_20_Font"><text:span text:style-name="T1">s</text:span></text:span>extarium unum. Nec ipse<text:line-break/>ergo Asclepiades hoc medicamentum ad punctus tendinum<text:line-break/>ac nervorum, sed ipsis praecisis utile esse promittit, quum<text:line-break/>videlicet majus vulnus extiterit et nervus nudus appareat,<text:line-break/>quippe aptiora tunc sunt medicamenta, quae mitigatoriam<text:line-break/>et mediocrem vim obtinent, cujus generis est nuper ab ipso<text:line-break/>citatum. ltaque haec tria emplastra in medio fere libro<text:line-break/>Asclepiades produxit, superius etiam aliud multiplicis qui-<text:line-break/>dem u<text:span text:style-name="Default_20_Paragraph_20_Font"><text:span text:style-name="T1">s</text:span></text:span>us emplastrum, melius autem iis tribus ceu ad ner-<text:line-break/>vos praecisus corruptosque tradidit. Verba Asclepiadis ita<text:line-break/>habent<text:span text:style-name="Default_20_Paragraph_20_Font"><text:span text:style-name="T1">. Meschionis catagmaticum. Valet ad recentia vase</text:span></text:span></text:p>
      <text:p text:style-name="P3"><text:span text:style-name="Default_20_Paragraph_20_Font"><text:span text:style-name="T1">nera, nervos praecisos et cum contusione div</text:span></text:span>i<text:span text:style-name="Default_20_Paragraph_20_Font"><text:span text:style-name="T1">siones. Pacis<text:line-break/>etiam ad fracturas cum vulnere, etenim vulneribus au..<text:line-break/>xiliatur et ossa callo obducit convenienti deltgatura im-<text:line-break/>p ostium. Prodest hydropicis incipientibus, item facit ad te-<text:line-break/>sucularum contusiones, tollit circa anum eminentias, sanat<text:line-break/>rhagadas butyro dilutum, facit ad bronchocelas , solvit<text:line-break/>omnem duriciem. Curat attritos et fractos articulos, item<text:line-break/>pedum manuumque callosas excrescentias , quos clavos v</text:span></text:span>o-<text:line-break/><text:span text:style-name="Default_20_Paragraph_20_Font"><text:span text:style-name="T1">camus, ut eos etiam citra exulcerationem auferat. Sum-<text:line-break/>matim medicamentum est utilissimum. Confectio haec ita<text:line-break/>se habet</text:span></text:span>. ♃ Argenti <text:span text:style-name="Default_20_Paragraph_20_Font"><text:span text:style-name="T1">s</text:span></text:span>pumae minam unam , mina continet<text:line-break/>drachmas centum <text:span text:style-name="Default_20_Paragraph_20_Font"><text:span text:style-name="T1">s</text:span></text:span>exaginta, picis aridae drachmas centum<text:line-break/>sexaginta, sevi vitulini drachmas centum sexaginta, resinae<text:line-break/>terebinthinae drach. lxxx, mannae thuris drach. lxxx, cerae<text:line-break/>drach. xl, aeruginis drach. octo, opopanacis drach. octo,<text:line-break/>galbani drach. octo, olei ricinini heminam unam, aceti pa-<text:line-break/>rem mensuram, liquoris sycamini heminam unam, picis li-<text:line-break/>quidae heminae dimidium. Argenti <text:span text:style-name="Default_20_Paragraph_20_Font"><text:span text:style-name="T1">s</text:span></text:span>puma tenuissima et ci<text:span text:style-name="Default_20_Paragraph_20_Font"><text:span text:style-name="T1">e</text:span></text:span></text:p>
      <text:p text:style-name="P2">cinum oleum in vas fictile veI aereum conjecta ignique<text:line-break/>supraposita coquuntur, quum efferbuerint, <text:span text:style-name="Default_20_Paragraph_20_Font"><text:span text:style-name="T1">s</text:span></text:span>evum et manna<text:line-break/>thuris adjiciuntur moventurque assidue, ubi confluxerint,<text:line-break/>pix, cera, resina induntur et donec non amplius inquinent,<text:line-break/>incoquuntur, deinde galbanum, post aerugo et opopanax<text:line-break/>ex aceto <text:span text:style-name="Default_20_Paragraph_20_Font"><text:span text:style-name="T1">s</text:span></text:span>oluta insperguntur. Liquor <text:span text:style-name="Default_20_Paragraph_20_Font"><text:span text:style-name="T1">s</text:span></text:span>ycamini et pix liquida,<text:line-break/>in aliud vas transfusa coquuntur et cum commixta fuerint<text:line-break/>seu confluxerint, priori medicamento immittuntur et rur-<text:line-break/><text:span text:style-name="Default_20_Paragraph_20_Font"><text:span text:style-name="T1">s</text:span></text:span>us supra ignem posita, quousque non inquinent, incoquun-<text:line-break/>t ur, ac in vinum demissa triduo relinquuntur, postea sub-<text:line-break/>actis manu in Iinteolumque illitis utimur. Oportet autem<text:line-break/>post medicamentum impositum , linteum vino madefactum<text:line-break/>exprimere et tunc medicament<text:span text:style-name="Default_20_Paragraph_20_Font"><text:span text:style-name="T1">o</text:span></text:span> circumdare. Porro nostri<text:line-break/>praeceptoris Lucii confectio sic habet. Sevum ac oleum<text:line-break/>prius lique<text:span text:style-name="Default_20_Paragraph_20_Font"><text:span text:style-name="T1">s</text:span></text:span>cimus, ac ubi <text:span text:style-name="Default_20_Paragraph_20_Font"><text:span text:style-name="T1">s</text:span></text:span>oluta fuerint, mannam levissi-<text:line-break/>mam factam et <text:span text:style-name="Default_20_Paragraph_20_Font"><text:span text:style-name="T1">s</text:span></text:span>pumam argenti infpergimus, postquam<text:line-break/>confluxerint, reliqua facimus. Caeterum laude dignus est hio<text:line-break/>quoque Asclepiades, qui confecturae medicamentorum mo-</text:p>
      <text:p text:style-name="P2">dum ad<text:span text:style-name="Default_20_Paragraph_20_Font"><text:span text:style-name="T1">s</text:span></text:span>cribat, non ut Andromachus omittat, qui neo quam<text:line-break/>virtutem habet apponit. Denique primum e tribus ab Afcle-<text:line-break/>piade traditis a me <text:span text:style-name="Default_20_Paragraph_20_Font"><text:span text:style-name="T1">s</text:span></text:span>criptum emplastrum Aegyptium et ipsa<text:line-break/>Andromachi esse confirmat, neque cujus sit virtutis neo<text:line-break/>quomodo praeparandum sit aut utendum, Andromachus in-<text:line-break/>dicavit. Verum simpliciter tanquam vulgare quoddam me-<text:line-break/>dicamentum libro de exterioribus facultatibus, quem ipse<text:line-break/>secundum inscripsit, projecit. Primum enim omnium scripsit,<text:line-break/>quod ipse nominat Pantagathium, id est, <text:span text:style-name="Default_20_Paragraph_20_Font"><text:span text:style-name="T1">ad omnia valens,<text:line-break/></text:span></text:span>deinde hoc Aegyptium, aliud, ut dixi, nihil adjungens. Ha-<text:line-break/>bet enim ejus dictio in hunc modum. <text:span text:style-name="Default_20_Paragraph_20_Font"><text:span text:style-name="T1">Aegyptium</text:span></text:span>. ♃ AP-<text:line-break/>genti spumae drach. cxliv, ricini heminas vj, cerae drach.<text:line-break/>cxliv, guttae ammoniaci drach. lxxij, terebinthinae drach.<text:line-break/>xxxvj, lanae combustae Ʒ xviij, squamae stomomatis draclu<text:line-break/>octo, squamae aeris drach. viij, thuris draclu viij, aristato-<text:line-break/>chiae Ʒ viij, nonnulli myrrhae drach. iv, opopanacis drach.<text:line-break/>ij, alias duodecim. His ad finem adscripta <text:span text:style-name="Default_20_Paragraph_20_Font"><text:span text:style-name="T1">s</text:span></text:span>unt marinae<text:line-break/>aquae ad irrigandam ceram heminas octo. Quid sibi velit,</text:p>
      <text:p text:style-name="P2">quum dicat ad irrigationem cerae, manifesto non <text:span text:style-name="Default_20_Paragraph_20_Font"><text:span text:style-name="T1">s</text:span></text:span>cimus,<text:line-break/>intelligere enim plura licet. Mirandum vero quomodo in<text:line-break/>aliis omnibus cum Andromacho conveniat, men<text:span text:style-name="Default_20_Paragraph_20_Font"><text:span text:style-name="T1">s</text:span></text:span>uram ricini<text:line-break/>parem non ponat, Andromachus enim heminas <text:span text:style-name="Default_20_Paragraph_20_Font"><text:span text:style-name="T1">s</text:span></text:span>ex, Afclc-<text:line-break/>piades tres <text:span text:style-name="Default_20_Paragraph_20_Font"><text:span text:style-name="T1">s</text:span></text:span>cripsit. Neque vero etiam appo<text:span text:style-name="Default_20_Paragraph_20_Font"><text:span text:style-name="T1">s</text:span></text:span>uit, quod in fine<text:line-break/>scripturae ab Andromacho adjectum est, nonnulli myrrhae<text:line-break/>drach. iv, op<text:span text:style-name="Default_20_Paragraph_20_Font"><text:span text:style-name="T1">o</text:span></text:span>panacis drach. ij. Rursus adjunxit ipse, in<text:line-break/>combustis lanis succidis, quod in Andromachi scriptura n<text:span text:style-name="Default_20_Paragraph_20_Font"><text:span text:style-name="T1">o</text:span></text:span>n<text:line-break/>habetur. Post dictum Aegyptium theriaca emplastra quinque<text:line-break/>retulit Andromachus, deinde aliud fuscum, quod ad En-<text:line-break/>bulum auctorem refert, postea rursus aliud fuscum, quod<text:line-break/>Minervam nominat. Post haec iterum alia fusca simpliciter<text:line-break/>duo, quibus <text:span text:style-name="Default_20_Paragraph_20_Font"><text:span text:style-name="T1">s</text:span></text:span>ubnectit aliud, ubi sic ad verbum <text:span text:style-name="Default_20_Paragraph_20_Font"><text:span text:style-name="T1">s</text:span></text:span>criptum est:<text:line-break/><text:span text:style-name="Default_20_Paragraph_20_Font"><text:span text:style-name="T1">Puscum nygmaticum ad nervorum puncturas utile Au-<text:line-break/>dromachi. </text:span></text:span>♃ Guttae ammoniaci drach. viij, cerae novae<text:line-break/>drach. viij, terebinthinae drach. viij , aeris usti drach. viij,<text:line-break/>picis aridae drach. xl, ut autem ^eno ait, minae dimidium<text:line-break/>et quartam partem, argenti <text:span text:style-name="Default_20_Paragraph_20_Font"><text:span text:style-name="T1">s</text:span></text:span>pumae Ʒ iv, aloes Indicae Ʒ ij,</text:p>
      <text:p text:style-name="P3">aristolochiae Ʒ ij, galbani Ʒ ij, aeruginis Ʒ j, alii℥ i;; tliu<text:span text:style-name="Default_20_Paragraph_20_Font"><text:span text:style-name="T1">r^<text:line-break/></text:span></text:span><text:span text:style-name="Default_20_Paragraph_20_Font"><text:span text:style-name="T3">Ʒ </text:span></text:span>ij, olei hieme quartam heminae partem, aestate octavam,<text:line-break/>aceti heminae dimidium ad ammoniaci dissolutionem. Hoc<text:line-break/>verisimile est ah ipso nominari nygmaticmu, ut quod ne<text:span text:style-name="Default_20_Paragraph_20_Font"><text:span text:style-name="T1">r-<text:line-break/></text:span></text:span>vorunr puncturis ex ulu este queat-</text:p>
      <text:h text:style-name="P12" text:outline-level="1"><text:bookmark-start text:name="bookmark15"/>GALENI DE CoMPOSITIONE MEDICAMENTORVM PER GENERA<text:line-break/>LIBER IV.<text:bookmark-end text:name="bookmark15"/></text:h>
      <text:h text:style-name="Heading_20_2" text:outline-level="2">Cap. I.</text:h>
      <text:p text:style-name="P32"><text:s/>Primus sane liber in alb<text:span text:style-name="Default_20_Paragraph_20_Font"><text:span text:style-name="T1">o</text:span></text:span>rum emplastro-<text:line-break/>confecturis tum aliis tum eorum, quae ulceribus cicatricem<text:line-break/>aegre ducentibus conveniunt, finitus est, ubi distinximus<text:line-break/>communiter appellata dysepulota, <text:span text:style-name="Default_20_Paragraph_20_Font"><text:span text:style-name="T1">cicatricem di</text:span></text:span>f<text:span text:style-name="Default_20_Paragraph_20_Font"><text:span text:style-name="T1">ficulter ad-<text:line-break/>mittentia,</text:span></text:span> ab iis, quae proprie maligna dicuntur et ipsa<text:line-break/>nimirum dy<text:span text:style-name="Default_20_Paragraph_20_Font"><text:span text:style-name="T1">s</text:span></text:span>epulota. Quoniam vero quaedam <text:span text:style-name="Default_20_Paragraph_20_Font"><text:span text:style-name="T1">s</text:span></text:span>aniei hum<text:span text:style-name="Default_20_Paragraph_20_Font"><text:span text:style-name="T1">o-<text:line-break/></text:span></text:span>rumque ulceratis partibus influentium vitio cicatricem aegre</text:p>
      <text:p text:style-name="P3">admittunt, quaedam ipsa affecta sede influentem succum qua-<text:line-break/>libet probum corrumpente, ulcera secundo modo habentia,<text:line-break/>dysepulota et cac<text:span text:style-name="Default_20_Paragraph_20_Font"><text:span text:style-name="T1">o</text:span></text:span>ëthe proprie nominant, in quibus inter-<text:line-break/>dum totam partem affectam excidere vel adurere nonnulli<text:line-break/>coguntur aut medicamentis crustam inducentibus aut igne<text:line-break/>utentes. At quum ampla sit latitudo utrinque in eo, quod<text:line-break/>alterum altero magis minusve dysepulotum malignumque<text:line-break/>est, tantum medicantium medicamentorum esse numerum<text:line-break/>oportet, quantus ipsorum quoque ulcerum extiterit. Merito<text:line-break/>igitur omnes, qui unum duntaxat medicamentum ulceribus<text:line-break/>malignis cicatricem inducere promittens habent, successu<text:line-break/>crebro frustrantur. Nam du<text:span text:style-name="Default_20_Paragraph_20_Font"><text:span text:style-name="T1">o</text:span></text:span> minimum, quae idem poHicen-<text:line-break/>tur eandemque facultatem ostendunt, diversa alioquin inter<text:line-break/>fe non simpliciter majoris minorisque, verum, ut apertissime<text:line-break/>dicam, maximi ac minimi ratione, in promptu adesse illi<text:line-break/>convenit, qui omnia id genus vitia curare propo<text:span text:style-name="Default_20_Paragraph_20_Font"><text:span text:style-name="T1">s</text:span></text:span>uerit.<text:line-break/>Quemadmodum igitur commentario therapeutices methodi<text:line-break/>in universis affectibus primam omnium communem auxilio-</text:p>
      <text:p text:style-name="P2">rum facultatem inveniri docebamus, dein materias, quibus<text:line-break/>illa continetur, ita nunc qu<text:span text:style-name="Default_20_Paragraph_20_Font"><text:span text:style-name="T1">o</text:span></text:span>que in ulceribus dyfepulotis<text:line-break/>generalem medicamentorum, quibus illa curabuntur, factd-<text:line-break/>tatem, quae tandem sit, prius inventam esse op<text:span text:style-name="Default_20_Paragraph_20_Font"><text:span text:style-name="T1">o</text:span></text:span>rtet. Indi-<text:line-break/>cata vero mihi est et haec in illo opere, quum quidem nul-<text:line-break/>Ius vitio<text:span text:style-name="Default_20_Paragraph_20_Font"><text:span text:style-name="T1">s</text:span></text:span>us habitus ulceratas partes infestat, duos <text:span text:style-name="Default_20_Paragraph_20_Font"><text:span text:style-name="T1">s</text:span></text:span>copes<text:line-break/>habens, unum, ut id quod influit repellat, alterum, ut quod<text:line-break/>affectae parti inhaeret infixumque est discutiat. Haec au-<text:line-break/>tem contrariae vires praestant, siquidem influxum repri-<text:line-break/>munt, quae sunt astringentia medicamenta, di<text:span text:style-name="Default_20_Paragraph_20_Font"><text:span text:style-name="T1">s</text:span></text:span>cutiunt im-<text:line-break/>pacta jam exceptaque trahendi potestate praedita. Porro<text:line-break/>quae astringunt ut plurimum exasperant atque hac occa-<text:line-break/>sione molesta <text:span text:style-name="Default_20_Paragraph_20_Font"><text:span text:style-name="T1">s</text:span></text:span>unt, trahentia vero ac digerentia ex alto hu-<text:line-break/>miditates non citra acrimoniam id efficiunt. At acrimoniam<text:line-break/>dolor quidam necessario <text:span text:style-name="Default_20_Paragraph_20_Font"><text:span text:style-name="T1">s</text:span></text:span>equitur ulceratum partem mor-<text:line-break/>dens. Atque sic propter dolorem, quae exasperantia m<text:span text:style-name="Default_20_Paragraph_20_Font"><text:span text:style-name="T1">o</text:span></text:span>r-<text:line-break/>dentiaque concitant, humores ulceratis partibus influentes<text:line-break/>irritari contingit, unde qu<text:span text:style-name="Default_20_Paragraph_20_Font"><text:span text:style-name="T1">o</text:span></text:span>que ulcus phlegm<text:span text:style-name="Default_20_Paragraph_20_Font"><text:span text:style-name="T1">o</text:span></text:span>ne obsideri</text:p>
      <text:p text:style-name="P2"><text:span text:style-name="Default_20_Paragraph_20_Font"><text:span text:style-name="T3">t</text:span></text:span></text:p>
      <text:p text:style-name="Normal">exedique. Ex quibus dictis colligitur ulceribus dyfepulotis<text:line-break/>praesidia inveniri difficulter posse, multo magis adhuc Illa..<text:line-break/>lignis. Quare talis medicamentorum materia, quoad ejus<text:line-break/>fieri possit invenienda est, unde ulcus citra dolorem sicce-<text:line-break/>fcat, quod accurate fieri nulla ratione licet medico igno-<text:line-break/>rante quem effectum medicamentum exhibitum ostenderit.<text:line-break/>Quippe ambobus c<text:span text:style-name="Default_20_Paragraph_20_Font"><text:span text:style-name="T1">o</text:span></text:span>mp<text:span text:style-name="Default_20_Paragraph_20_Font"><text:span text:style-name="T1">o</text:span></text:span>nentibus, mordente puta et astrin-<text:line-break/>gente, necessario validum existit, verum <text:span text:style-name="Default_20_Paragraph_20_Font"><text:span text:style-name="T1">s</text:span></text:span>ordes et humidi-<text:line-break/>tatis c<text:span text:style-name="Default_20_Paragraph_20_Font"><text:span text:style-name="T1">o</text:span></text:span>pia id genus ulceribus incumbens veluti propugna-<text:line-break/>cula quaedam ulceratis partibus facta, medicationem me-<text:line-break/>dicamentis valentibus exolvunt. Itaque attendendum est<text:line-break/>quantum primus usus humiditatis in ulcere desiccaverit, vel<text:line-break/>si etiam <text:span text:style-name="Default_20_Paragraph_20_Font"><text:span text:style-name="T1">s</text:span></text:span>ordes habeat, quantum harum quoque abster<text:span text:style-name="Default_20_Paragraph_20_Font"><text:span text:style-name="T1">s</text:span></text:span>erit,<text:line-break/>ac ita fecundum tertiumque uti illo debemus donec purum<text:line-break/>et siccum ulcus apparuerit. Ubi vero primum id tale con-<text:line-break/>fpexeris, ad aliud medicamentum te conferes ejusdem qui-<text:line-break/>dem <text:span text:style-name="Default_20_Paragraph_20_Font"><text:span text:style-name="T1">s</text:span></text:span>peciei, <text:span text:style-name="Default_20_Paragraph_20_Font"><text:span text:style-name="T1">s</text:span></text:span>ed priore imbecillius; nam validiora dum</text:p>
      <text:p text:style-name="P2">mordendo ulcus dol<text:span text:style-name="Default_20_Paragraph_20_Font"><text:span text:style-name="T1">o</text:span></text:span>rem inserunt, fluores movent et phle-<text:line-break/>gmonas concitant. Quod si rursum multo imbecillius priore<text:line-break/>medicamentum adhibeas, ulcus humidum sordidumque eva-<text:line-break/>det. Hac igitur parte artificio utens medicus, eo qui solo<text:line-break/>experimento innititur melior est, quod sciat ulcus non alia<text:line-break/>medicamentorum facultate curari quam dum affecta pars<text:line-break/>eam siccitatem con<text:span text:style-name="Default_20_Paragraph_20_Font"><text:span text:style-name="T1">s</text:span></text:span>equatur, quam in naturali statu sita pos-<text:line-break/>fidebat, quod factum intelligimus, ubi neque tenuis amplius<text:line-break/>sanies influat, neque pus producatur. Hanc dispositionem<text:line-break/>ulcera nanciscantur, quo dixi modo siccefcentia, hoc est,<text:line-break/>adstricta difcussaque, dein ubi sicca quidem fuerint, verum<text:line-break/>sordida adhuc appareant, detersoriis medicamentis repur-<text:line-break/>gantur, de quibus ipsis quoque nonnihil in opere de sim-<text:line-break/>plicibus medicamentis commemoravimus. Omnis autem ab-<text:line-break/><text:span text:style-name="Default_20_Paragraph_20_Font"><text:span text:style-name="T1">s</text:span></text:span>olutissima methodus est tractatu de morbis curandis per-<text:line-break/>scripta, in quo prius exercitatum esse convenit, qui hinc<text:line-break/>perfecte frugem reportaturus est. Hoc vobis, amici, quibus<text:line-break/>ista scribuntur, constare manifesto admodum novi, itidem</text:p>
      <text:p text:style-name="P3">rationem sine expIoratione in operibus facta probabilem non<text:line-break/>esse, quae nunc a me dicuntur, demonstrant. Etenim vidi-<text:line-break/>stis <text:span text:style-name="Default_20_Paragraph_20_Font"><text:span text:style-name="T1">s</text:span></text:span>ubinde illis ipsis medicamentis, quibus sine methodo<text:line-break/>medici quidam utentes nihil proficiebant, multa me ejus<text:line-break/>generis ulcera perfanasse. Quamobrem in memoriam redu-<text:line-break/>eite medicamenta citra demorfum exiccantia, sunt autem<text:line-break/>ip<text:span text:style-name="Default_20_Paragraph_20_Font"><text:span text:style-name="T1">s</text:span></text:span>orum pleraque metallica. Atqui hoc etiam memineritis<text:line-break/>quod combustis elotisque mordicatio, quae prius adfuit, edo-<text:line-break/>m a fur ac interit. His igitur in prae<text:span text:style-name="Default_20_Paragraph_20_Font"><text:span text:style-name="T1">s</text:span></text:span>entia uti vobis licet,<text:line-break/>elutis quidem in pueris, eunuchis, mulieribus et qui molli<text:line-break/>natura carne sunt praediti, item qui ad <text:span text:style-name="Default_20_Paragraph_20_Font"><text:span text:style-name="T1">s</text:span></text:span>entiendum habiles<text:line-break/>admodum sunt et vitio<text:span text:style-name="Default_20_Paragraph_20_Font"><text:span text:style-name="T1">s</text:span></text:span>o <text:span text:style-name="Default_20_Paragraph_20_Font"><text:span text:style-name="T1">s</text:span></text:span>ucco laborant. In aliis corpori-<text:line-break/>bus etiam illota u<text:span text:style-name="Default_20_Paragraph_20_Font"><text:span text:style-name="T1">s</text:span></text:span>urpare potueritis mane primum ipsa iis,<text:line-break/>qui curantur, ubi probe concoxerint, adhibentes. Si vero<text:line-break/>et corpus totum praeparationem quandam requirat et hanc<text:line-break/>prius factam esse oportet, praecepimus de his in commen-<text:line-break/>tario de morbis curandis. Nonnullis siquidem veI purgatio</text:p>
      <text:p text:style-name="P2">sola sufficit, quibusdam sanguinis detractio, aliis utraque<text:line-break/>haec adbibere profuerit. Sunt in quibus superjacentem va-<text:line-break/>ricem excindere opus est, vel lieni vel jecinori prospicere,<text:line-break/>aliquibus ambientes ulcus partes scarificare, quemadmodum<text:line-break/>interdum labrorum callos amputare. Si horum nuHo ege-<text:line-break/>mus, humoris copia simul cum sordibus inspicienda est, at-<text:line-break/>que ita ad idoneum medicamentum veniemus, rursus sim-<text:line-break/>plicium singulorum memores, quae desiccant, non tamen ul-<text:line-break/>ceris sordes abstergunt, item quae abstergunt quidem, non<text:line-break/>tamen probe desiccant. Quae vero utrumque possunt effi-<text:line-break/>cere, prospiciemus ex quoto quodque ordine existat, quod<text:line-break/>maximum inter ea censeo, quae ad curationem pertinent,<text:line-break/>neglectum tamen medicinalis materiae scriptoribus. Nam hi<text:line-break/>foli omnes ipsius vires dicere studuerunt, sicut etiam Dios..<text:line-break/>corides, quem nulli eorum, qui in ea quasi arena dein-<text:line-break/>derunt, secundum esse quispiam dixerit. Ego igitur deinceps<text:line-break/>omnia medicamenta recensebo, quae ulcera citra mordica-<text:line-break/>lienem exasperationem que manifestam exiccare possunt. In-</text:p>
      <text:p text:style-name="P2">cipiam a metallicis, quibus etiam terrae species adnumeran-<text:line-break/>tur. Porro quum varie inter fe differant in e<text:span text:style-name="Default_20_Paragraph_20_Font"><text:span text:style-name="T1">o</text:span></text:span>, quod ma-<text:line-break/>gis minusque siccent, a mediis orsus ad vehementius vel<text:line-break/>obscurius exiccantia me conferam. Siccant igitur modice<text:line-break/>Lemnia sphragis et cadmia atque hac magis ea, quae sua<text:line-break/>sponte nascitur citra permutationem, in torrentibus aut<text:line-break/>rivis ac in Cypriorum montibus aliisque in locis inventa;<text:line-break/>praecipue vero ubi metalla <text:span text:style-name="Default_20_Paragraph_20_Font"><text:span text:style-name="T1">s</text:span></text:span>unt. Porro con<text:span text:style-name="Default_20_Paragraph_20_Font"><text:span text:style-name="T1">su</text:span></text:span>evi eam ma-<text:line-break/>gis siccantem reddere per aestatem in sule pluribus dein-<text:line-break/>ceps diebus terens ex aceto aut vin<text:span text:style-name="Default_20_Paragraph_20_Font"><text:span text:style-name="T1">o</text:span></text:span> col<text:span text:style-name="Default_20_Paragraph_20_Font"><text:span text:style-name="T1">o</text:span></text:span>re gilvo, Inlu<text:line-break/>stantia pellucido, cujusm<text:span text:style-name="Default_20_Paragraph_20_Font"><text:span text:style-name="T1">o</text:span></text:span>di est in Italia Falernum, in Asia<text:line-break/>Tmolite, quod vinorum maxime siccare natum est. Hoc<text:line-break/>genere comprehenditur et Ariusium in Chio natum, item<text:line-break/>odoratum Lesbium in Erefo et Methymna. His <text:span text:style-name="Default_20_Paragraph_20_Font"><text:span text:style-name="T1">s</text:span></text:span>uccedunt<text:line-break/>omnia vetera, quum ex albis et astringentibus inveterata<text:line-break/>sunt, in Italia Signinum, Tiburtinum et Marfum, in Sicilia<text:line-break/>vocatum ab incolis Aminaeum , in Asia Aphrodisieum et</text:p>
      <text:p text:style-name="P2">Mifyum. Sufficit enim mihi facultatum universalium veluti<text:line-break/>exempla expo<text:span text:style-name="Default_20_Paragraph_20_Font"><text:span text:style-name="T1">s</text:span></text:span>uisse. .Jam ver<text:span text:style-name="Default_20_Paragraph_20_Font"><text:span text:style-name="T1">o</text:span></text:span> cadmiam ex aceto acri simi-<text:line-break/>Iiliter multis per aestatem diebus in <text:span text:style-name="Default_20_Paragraph_20_Font"><text:span text:style-name="T1">s</text:span></text:span>ole praeparo, sicca-<text:line-break/>tamque repono, ut ulceribus malignitatem assumentibus in-<text:line-break/>spergi possit. Valentius hoc medicamentum est chalcitis<text:line-break/>combusta eodem modo prius in pulverem redacta, per fe<text:line-break/>autem ignem non experta tam valens medicamentum est,<text:line-break/>ut crustas faciat. Lotam igitur ipsam, deinde siccatam ha-<text:line-break/>here satius est, minus enim Iota quam usta desiccat ac longe<text:line-break/>mitior est minusque mordax. Persimile huic medicamentum<text:line-break/>est etiam aerugo combusta, quae vero ignem non experta<text:line-break/>est, fortissimum medicamentum est, sicut etiam chalcitis, ve-<text:line-break/>rum haec nonnihiI etiam astringit et ea multo magis chal-<text:line-break/>canthum, quod inter metallica maxime siccat, at aerugo<text:line-break/>hujus facultatis omnino particeps non est Mify autem et<text:line-break/>fori, ut didicistis, chalcitidi genere cognata <text:span text:style-name="Default_20_Paragraph_20_Font"><text:span text:style-name="T1">s</text:span></text:span>unt ex una, ut<text:line-break/>ita dicam, radice producta, tenuius tamen mify apparet ac</text:p>
      <text:p text:style-name="P3">minus mordax et urens, crassius fori est et utroque siccat<text:line-break/>imbecillius, quemadmodum et stibi majorem astringendi sic-<text:line-break/>candique vim ac furi possidet. Porro diphryges appellatum<text:line-break/>medicamentum ulceribus aegre humiditatis vitio ad cica-<text:line-break/>tricent venientibus aptissimum est, valide namque siccat,<text:line-break/>etsi modice mordeat. Enimvero id quoque praeter acrem<text:line-break/>tum qualitatem tum potentiam vim habet astrictoriam, quas<text:line-break/>tamen ambas fortiores et chalcitis cruda et chalcanthum<text:line-break/>repraesentat, sive id masculino genere sive foeminino sive<text:line-break/>neutro appellasse quis malit , nam hoc vobis semper suc-<text:line-break/>currat, de nominibus contendendum non esse, ubi specu-<text:line-break/>lationem ipsius artis usui necessariam ediscere statueritis.<text:line-break/>Quin et alumen quodlibet ulcera fatis exiccat generose<text:line-break/>astringens. Unde nemo Polis his ad ulcera utetur, sicut nec<text:line-break/>cruda chalcitide et aerugine , usta vero et haec et misy<text:line-break/>utilia sunt, ut elota morsum quidem remittunt, verum mi-<text:line-break/>nus siccant. Itaque lotis ipsis uti tutius est, quoniam per-<text:line-break/>multa corpora, quibus mederi cogimur, unam quandam dis-</text:p>
      <text:p text:style-name="P2">positionem habent, qua vehementem commorfum ferendo<text:line-break/>non sunt. Audivistis autem ipsa frequenter, sed et nunc<text:line-break/>iterum commemorabo atque ad omnem sequentem sermo-<text:line-break/>nem memoriter teneri operae pretium este arbitrabor.<text:line-break/>Quae igitur plethora vitiosoque succo laborant corpora,<text:line-break/>ad haec quae tenera carne praedita et ad sentiendum in-<text:line-break/>signiter habilia sunt, facile ex mor<text:span text:style-name="Default_20_Paragraph_20_Font"><text:span text:style-name="T1">s</text:span></text:span>u phlegmonem recipiunt.<text:line-break/>In carne molli praeditorum numero continentur mulieres<text:line-break/>videlicet candidae, pueri, eunuchi, viri cute alba, insuper<text:line-break/>qui regionem frigidam incolunt, humidi hi quoque et pitui-<text:line-break/>tofi, coque molles et albi, quemadmodum ii, qui calidum<text:line-break/>tractum inhabitant, ut Aegyptum et Arabiam, duros cor-<text:line-break/>porum habitus et siccos <text:span text:style-name="Default_20_Paragraph_20_Font"><text:span text:style-name="T1">s</text:span></text:span>ortiuntur. Itaque horum vobis<text:line-break/>veluti memoribus appositurus sum quandam et aliam medi-<text:line-break/>camentorum simplicium materiem, quae malignis ulceribus<text:line-break/>curandis sit idonea. SarcocolIa igitur et ichtbyocolla et his<text:line-break/>magis adhuc chry<text:span text:style-name="Default_20_Paragraph_20_Font"><text:span text:style-name="T1">s</text:span></text:span>ocolla tali facultate praedita est. Huc<text:line-break/>optime facit et plumbum combustum, post hoc fori stibi-</text:p>
      <text:p text:style-name="P3">que, haec quoque combusta, insuper plumbi recrementum<text:line-break/>probe siccat, quemadmodum et ferri squama, evidentius ta-<text:line-break/>men stomomatis. Porro aeris squama praeter quam quod<text:line-break/>siccat etiam abstergit purgatque, unde pura quoque ulcera<text:line-break/>efficit, quod reliquae squamae non possunt. Quare si haec<text:line-break/>omnia medicamenta arida ulceribus malignis ac contumaci-<text:line-break/>hus inspergis, mirifice videbis citra medicationem ea de-<text:line-break/>siccari, sicut ubi buccinorum testas concrematas, purpura..<text:line-break/>rutu, ostreorum, aliorumque id genus adhibueris. Quin et<text:line-break/>quod Graece diaphanes, Romanis lapis dicitur speculatis,<text:line-break/>ex iis est quae leniter ac sine morsu exiccant, qui ustus<text:line-break/>ulceribus aegre cicatricem admittentibus non item malignis<text:line-break/>ac rebellibus conducit, quippe minus exiccat quam illa<text:line-break/>requirant. ldem potest vitrum ustum ac ignitum illud, quod<text:line-break/>in calefactoriis aerariorum fabrorum officinis consistit. Cae-<text:line-break/>terunt Aegyptiae spinae fructus , galla omphacitis, id est<text:line-break/><text:span text:style-name="Default_20_Paragraph_20_Font"><text:span text:style-name="T1">immatura,</text:span></text:span> rheon, malicorium, radices, lierbaeque non pau-<text:line-break/>cae ultra siccandi etiam astringendi facultatem habent. Nam</text:p>
      <text:p text:style-name="P2">et aristolochia, iris, acorum, artemisia, panacis radix, ar-<text:line-break/>gemone, chamaeleontis nigri radix, cyperum, dracunculus,<text:line-break/>gladiolus, affatim exiccant. His evidentius adhuc centaurium<text:line-break/>et polium, quibus paulo imbecillior est terra nomine ere v<text:line-break/>tinias, uti valentior est ampelitis. Talis sane medicamento-<text:line-break/>rum simplicium ad ulcera maligna ac contumacia materies<text:line-break/>existit. Extrin<text:span text:style-name="Default_20_Paragraph_20_Font"><text:span text:style-name="T1">s</text:span></text:span>ecus autem nonnulla ipsis apponuntur, quae<text:line-break/>quidem per fe vehementis potentiae gratia nen admoveri,<text:line-break/>fed aliis misceri <text:span text:style-name="Default_20_Paragraph_20_Font"><text:span text:style-name="T1">s</text:span></text:span>olent, veluti aerugo ignem nondum ex-<text:line-break/>porta, calx viva et illota et molle aphronitrum, quod re<text:line-break/>vera aphrolitrum est; quanto enim spumantius, tanto prae-<text:line-break/>stantius est utraque facultate, tum qua minus mordet tum<text:line-break/>qua magis di<text:span text:style-name="Default_20_Paragraph_20_Font"><text:span text:style-name="T1">s</text:span></text:span>cutit. Didicistis enim et in opere de simpli-<text:line-break/>cibus medicamentis tenuiora crassioribus hac facultate inter<text:line-break/>omnia, quae simili <text:span text:style-name="Default_20_Paragraph_20_Font"><text:span text:style-name="T1">s</text:span></text:span>pecie comprehenduntur, praecellere.<text:line-break/>Porro nihil tam nobis evitandum est quam medicamenta<text:line-break/>generis oleosi, quae Hippocrates malthacodea , id est <text:span text:style-name="Default_20_Paragraph_20_Font"><text:span text:style-name="T1">molli-</text:span></text:span></text:p>
      <text:p text:style-name="P3"><text:span text:style-name="Default_20_Paragraph_20_Font"><text:span text:style-name="T1">cina</text:span></text:span>, nominat, cuiusmodi sunt omnes adipes, praesertim<text:line-break/>porcorum, dein resinae, postea cera, alia vero ratione et<text:line-break/>quae indurata remolliunt, malactica Graecis dicuntur, non<text:line-break/>conveniunt, galbanum, bdellium, gutta ammoniaci, styrax,<text:line-break/>medullae, item alio modo acria, piper, gingiber, sinapi,<text:line-break/>canchri, multaque ejus generis alia.</text:p>
      <text:h text:style-name="Heading_20_2" text:outline-level="2">Cap. II.</text:h>
      <text:p text:style-name="P33"><text:s/>[ <text:span text:style-name="Default_20_Paragraph_20_Font"><text:span text:style-name="T1">Quomodo medicamentis siccis modo com-<text:line-break/>memoratis in ulceribus ad cicatricem aegre venientibus<text:line-break/>et malignis utendum sit.]</text:span></text:span> Hujusmodi ulcera vitioso plena<text:line-break/>humore necessario existunt, pleraque vero ipsorum etiam<text:line-break/><text:span text:style-name="Default_20_Paragraph_20_Font"><text:span text:style-name="T1">s</text:span></text:span>ordes copiosas continent. Quoniam ergo siccum aliquod<text:line-break/>medicamentum ipsis sumus insperscri, convenit prius ea<text:line-break/>linteolo molli, puro et sicco extergere. I.bi ulceris cavita-<text:line-break/>tem medicamento impleveris, latum linteum emplastri la-<text:line-break/>luis attenuandis accommodati extrinsecus superdandum est,<text:line-break/>atque huic rursus linamentum undique aequale foris inji..<text:line-break/>ciendum, cui spongiam ex aqua aut vino tinctam applica-<text:line-break/>bimus. At in primis curandum est ut spongia frigida per-</text:p>
      <text:p text:style-name="P2">maneat, quod ex facili fiet, si frigida ipsam continue citra<text:line-break/>deligaturae solutionem foveas. Sed fasciam ei injicere<text:line-break/>circumdare debes, ut Hippocrates in commentario de sra-.<text:line-break/>cturis edocuit, maximam laesionem fore ratus ex deliga tura<text:line-break/>quae ad elegantem formam, non u<text:span text:style-name="Default_20_Paragraph_20_Font"><text:span text:style-name="T1">s</text:span></text:span>um conducit. Si igitur<text:line-break/>fascia una fuerit, inferne sursum tribuenda est sive tibia<text:line-break/>sive genu sive talus sive cubitus sive manus summa sive<text:line-break/>alia quaevis pars laboraverit. Quod si duabus uti veli^, ut<text:line-break/>in fracturis, altera a parta affecta <text:span text:style-name="Default_20_Paragraph_20_Font"><text:span text:style-name="T1">s</text:span></text:span>ur<text:span text:style-name="Default_20_Paragraph_20_Font"><text:span text:style-name="T1">s</text:span></text:span>um feretur duntaxat,<text:line-break/>altera deorsum prius, mox in <text:span text:style-name="Default_20_Paragraph_20_Font"><text:span text:style-name="T1">s</text:span></text:span>uperiore parte desinet , eo-<text:line-break/>demque cum priore perveniet. Quamobrem hasce fascias<text:line-break/>ex linteis non panniculos esse, ut omnes novistis, expedit.<text:line-break/>Tertio autem quoque die non singulis solvendum membrum<text:line-break/>est, sic ut aqua non adhibita, quo dixi modo nuper, molli<text:line-break/>puro et sicco linteo saniem ulceri abstergas. At si ambien-<text:line-break/>tes ulcus partes phlegmouodes quippiam repraesentent, hu-<text:line-break/>mistum medicamentum latum extrinsecus platysmati super-</text:p>
      <text:p text:style-name="P3">accommodandum est ex meo phoenicino, non simpliciter<text:line-break/>liquefacto, <text:span text:style-name="Default_20_Paragraph_20_Font"><text:span text:style-name="T1">s</text:span></text:span>ed cui plurimum, quoad fieri potest, vini astrin-<text:line-break/>gentis adjectum sit. Neque tamen obvio quovis oleo liquare<text:line-break/>ipsum convenit, verum si rubor quispiam vel omnino ca-<text:line-break/>Ior, in circumpositis ulceri partibus exuperet, astringente<text:line-break/>et restigerante aliqu<text:span text:style-name="Default_20_Paragraph_20_Font"><text:span text:style-name="T1">o</text:span></text:span> id faciendum est, sunt hujusmodi<text:line-break/>myrteum et melinum, si haec non adsint, adhibeto quod<text:line-break/>omphacinum et omotribes nominant. Si durities major ex-<text:line-break/>titerit, oleo veteri vel ricinino, ipsum phoenicinum lique-<text:line-break/>facies. Sed tutius suerit, si nihil in ambiente ulcus loco<text:line-break/>vitiosi appareat, superpositae regioni, liquidum medicamen-<text:line-break/>tum admovere, quod repellat, siquid prius vel pravum veI<text:line-break/>plus quam par est influat, maxime cum in crure ulcus ob-<text:line-break/>ortum superpositam venam varicosam habeat. Quae dum<text:line-break/>magna est ac colore nec rubrum nec probum sanguinem,<text:line-break/>sed atriorem magisque melancholicum continere videtur<text:line-break/>excidenda venit. Interim vero contigit ut vena tali ex-</text:p>
      <text:p text:style-name="P6">cifa ulcus statim ad cicatricem veniret, etsi jam annum<text:line-break/>durarat, verum ipsius loco juxta divisionem, ubi vena erat<text:line-break/>exci<text:span text:style-name="Default_20_Paragraph_20_Font"><text:span text:style-name="T1">s</text:span></text:span>a, ulcus malignum ac contumax oriretur, cui cicatrix<text:line-break/>induci non potuerit. Igitur id genus vitiis praestat, viribus<text:line-break/>aegri consultis a venae incisione auspicari, deinde medica-<text:line-break/>mento purgare, melancholicum humorem vel cum hoc etiam<text:line-break/>pituitofum educente, quoniam is quoque una nonnunquam<text:line-break/>cum melancholic<text:span text:style-name="Default_20_Paragraph_20_Font"><text:span text:style-name="T1">o</text:span></text:span> influit dum varices generantur. Postea<text:line-break/>ipsam venam ulceri suprapositam in longum scarificare<text:line-break/>commodum esu Ubi abunde vacuaris . ei ipsi venae sectae<text:line-break/>prius medendum. Postquam exacte jam cicatricem ducere<text:line-break/>videtur, tunc maligni ulceris curationem, ut praedictum est,<text:line-break/>aggredere. Jam vero lien interdum male assectus, vitiosi<text:line-break/>talis humoris auctor est, sicut et jecur. Quibus ubi pro-<text:line-break/>fpexeIis, sic tandem ad ulcus curandum venire oportet. Pari<text:line-break/>modo, si universum corpus cacochymum vel plethoricum<text:line-break/>existat, prius expurgare vacuareque ipsum expedit quam</text:p>
      <text:p text:style-name="P2">medicamentum ulceri admoveas. Porro intra ulceris per<text:line-break/>arida medicamenta curationem quotiescunque solveris, ad-<text:line-break/>vertendum est qualemnam in parte effectum ediderint.<text:line-break/>Sciendumque ac in memoria habendum quod quae desic-<text:line-break/>care, non autem detergere valent, cujusmodi sunt illa,<text:line-break/>quae astringendi qualitatem obtinent, ulcus purum non effi-<text:line-break/>ciunt, at quae praeterquam quod siccant, adhuc etiam de-<text:line-break/>tergunt, ea non modo siccam, <text:span text:style-name="Default_20_Paragraph_20_Font"><text:span text:style-name="T1">s</text:span></text:span>ed puram quoque totam<text:line-break/>partem exulceratam efficiunt. Praeterea notandum venit<text:line-break/>pura ulcera ab iis medicamentis unde prius, quum essent<text:line-break/>sordida, nihil medicationis percipiebant, nunc morderi.<text:line-break/>Quae causa est ut a valentioribus abstersuriis medicamen-<text:line-break/>tis ad mitiora minusque m<text:span text:style-name="Default_20_Paragraph_20_Font"><text:span text:style-name="T1">o</text:span></text:span>rdacia digrediamur, ubi ulcus<text:line-break/>ad amussim purum invenerimus, quemadmodum rursus in<text:line-break/><text:span text:style-name="Default_20_Paragraph_20_Font"><text:span text:style-name="T3">s</text:span></text:span><text:span text:style-name="Default_20_Paragraph_20_Font"><text:span text:style-name="T1">o</text:span></text:span>rdidis ad magis abstergentia transimus, nisi ex mordica-<text:line-break/>tione sordida apparuerint. Hoc siquidem medicis etiam bo-<text:line-break/>nis existimatis nonnunquam imposuit, ut ad absterscrium<text:line-break/>valentius acriusque fe conferrent, unde iterum ulcus ero-</text:p>
      <text:p text:style-name="P3">sum ex aequo sordidum vel etiam magis adhuc, altera<text:line-break/>s<text:span text:style-name="Default_20_Paragraph_20_Font"><text:span text:style-name="T1">o</text:span></text:span>lutione visum fuerit carne a medicamento colliquata ipsum<text:line-break/>foedante, nam in pravam saniem degenerat colliquescens<text:line-break/>caro. Caeterum quicquid ex his ipsis tenuioris consistentiae<text:line-break/>est, a medicamento discutitur, reliquum ibidem circa ulcera<text:line-break/>concretum sordes ipsis redditur. Quare animum attendere<text:line-break/>oportet utrum ulcus carne, quae subest, exesa ac colIique-<text:line-break/>fcente sordidum evaserit, an quia medicamentum sordibus<text:line-break/>auferendis aptum requirat, impositum vero tale non sit.<text:line-break/>Indicat autem ulceris major facta cavitas, tum orae ruben-<text:line-break/>Hores calidioresque, quum medicamenti acrimonia forde-<text:line-break/>scat. Forsan igitur supervacaneum fuerit in prae<text:span text:style-name="Default_20_Paragraph_20_Font"><text:span text:style-name="T1">s</text:span></text:span>enti com-<text:line-break/>mentario compositorum medicamentorum usus rationem mo-<text:line-break/>dumque adscribere, quippe in methodo curandi explica-<text:line-break/>tum , at quae necessaria sunt et magnam noxam afferunt,<text:line-break/>neglecta satius est bis terve, ut fidelius memoriae inhae-<text:line-break/>reant, repetere. Ponamus igitur et hoc etiam in talium usu</text:p>
      <text:p text:style-name="P3">cerum curatione, si quidem citra totius c<text:span text:style-name="Default_20_Paragraph_20_Font"><text:span text:style-name="T1">o</text:span></text:span>rporis noxam<text:line-break/>fieri poterit, aegro a balneo abstinere, perfricari linteis lar-<text:line-break/>giter, mox oleo, deinde halteribus exerceri, si crus fuerit<text:line-break/>affectum, vel cur<text:span text:style-name="Default_20_Paragraph_20_Font"><text:span text:style-name="T1">s</text:span></text:span>u, si partes superiores male habeant. Quod<text:line-break/>si a balneo temperare sine totius corporis noxa non po-<text:line-break/>terit, <text:span text:style-name="Default_20_Paragraph_20_Font"><text:span text:style-name="T1">s</text:span></text:span>olvere deligaturam non oportet, verum ut ligatum<text:line-break/>est, membrum lavare et aquam calidam ex spongia expri-<text:line-break/>mere, aliamque mox frigidam infundere, ut nullus in de-<text:line-break/>ligatura calor sit reliquus. lam si curatio succedere videam<text:line-break/>tur, etiam absque <text:span text:style-name="Default_20_Paragraph_20_Font"><text:span text:style-name="T1">s</text:span></text:span>pongia alligata <text:span text:style-name="Default_20_Paragraph_20_Font"><text:span text:style-name="T1">s</text:span></text:span>anari p<text:span text:style-name="Default_20_Paragraph_20_Font"><text:span text:style-name="T1">o</text:span></text:span>test, si phoeni-<text:line-break/>cinum liquefactum , ut dixi , extrin<text:span text:style-name="Default_20_Paragraph_20_Font"><text:span text:style-name="T1">s</text:span></text:span>ecus imp<text:span text:style-name="Default_20_Paragraph_20_Font"><text:span text:style-name="T1">o</text:span></text:span>nas, et citra<text:line-break/>fpongiam, quae fasciis comprehensa velut in fracturis, ae-<text:line-break/>grotae corporis parti orbiculatim circumdatur.</text:p>
      <text:h text:style-name="Heading_20_2" text:outline-level="2">Cap. HI. </text:h>
      <text:p text:style-name="P34">[<text:span text:style-name="Default_20_Paragraph_20_Font"><text:span text:style-name="T1">Compositio medicamentorum emplastris<text:line-break/>similium.</text:span></text:span>] Quoniam malignorum et difficulter cicatricem re-<text:line-break/>cipientium ulcerum curationis summus est fc<text:span text:style-name="Default_20_Paragraph_20_Font"><text:span text:style-name="T1">o</text:span></text:span>pus ut me-<text:line-break/>dicamentum citra morsum exiccet, aqua vero et oleum</text:p>
      <text:p text:style-name="P2">maxime omnium humectant, ab eis abstinendum est ita<text:line-break/>ut nec per se adhibeantur nec siccis, quae recensuimus,<text:line-break/>misceantur medicamentis. Itaque cera deligenda est neque<text:line-break/>natura neque vetustate sicca, verum recens et pinguis na-<text:line-break/>tura. Qua in sole emollita, aridorum medicamentorum di-<text:line-break/>ctorum quodcunque volueris excipere poteris, sin autem<text:line-break/>fol absit, apud ignem calefacta subigatur et in calidam<text:line-break/>aquam demergatur, non enim aqua per totam miscetur,<text:line-break/>sed statim ab ea emollescente defluit, antequam ulceri fue-<text:line-break/>Iit imposita. Symmetria vero mixturae est talis. Mediocre<text:line-break/>medicamentum hoc modo efficitur. Quarta pars metallico-<text:line-break/>rum cerae adjicitur, valentius erit si tertia sumatur. Porro<text:line-break/>quum ipsa metallica minus, magisque morsu carentia, sic-<text:line-break/>caque existant, virtus in iis quae magis siccant intendetur,<text:line-break/>quae minus remittetur, quemadmodum rursus tutior Ieni-<text:line-break/>orum usus est, mordaciorum periculosior. Dictum namque<text:line-break/>frequenter est, nonnullas naturas corporum tum cutem tum</text:p>
      <text:p text:style-name="P3">carnes magis fenforias habere, quibusdam has ambas minus<text:line-break/>esse <text:span text:style-name="Default_20_Paragraph_20_Font"><text:span text:style-name="T1">sua</text:span></text:span>sorias. Item pro majoris minorisque sensus rasione<text:line-break/>doloris etiam affectus sequitur, ut et phlegmones. Accedit<text:line-break/>huc non mediocris differentia, quod quis molli sit carne<text:line-break/>vel duriore, boni malique succi vel plethoricus vel vacuus<text:line-break/>vel medio quodam modo inter enumeratos affectus. Unde<text:line-break/>colligo unum omnibus idoneum medicamentum praeparari<text:line-break/>non posse, sed qualecunque ex similibus specie confectum<text:line-break/>suerit, hoc uti <text:span text:style-name="Default_20_Paragraph_20_Font"><text:span text:style-name="T1">s</text:span></text:span>ciet ille, qui methodum isto libro traditam<text:line-break/>artificio<text:span text:style-name="Default_20_Paragraph_20_Font"><text:span text:style-name="T1">s</text:span></text:span>e didicerit. Exempli gratia in fubjecta materie, si<text:line-break/>pares utriusque aeruginis et aeris usti partes misceas,<text:line-break/>aluminis <text:span text:style-name="Default_20_Paragraph_20_Font"><text:span text:style-name="T1">s</text:span></text:span>cissi partis unius dimidium, ut totum tribus vel<text:line-break/>duabus drachmis et semisse vel unciis totidem constet, fuf-<text:line-break/>siciet decem cerae drachmas adjicere drachmis, decem vero<text:line-break/>uncias unciis, in temperati et medii facultate medicamenti<text:line-break/>compositionem. Melius fiet minusque mordebit, si loco alu-<text:line-break/>minis scissilis diphryges accipiat, cujus una drachma iute-</text:p>
      <text:p text:style-name="P2">gra injecta, quemadmodum aeris quoque et aeruginis, me-<text:line-break/>dicamentum erit praestantius. Quod si aeruginem mordacius<text:line-break/>facturam suspicati lene prorsus ip<text:span text:style-name="Default_20_Paragraph_20_Font"><text:span text:style-name="T1">s</text:span></text:span>um fieri postulemus,<text:line-break/>ustam apponimus. Insuper si expurgare fordes statuerimus,<text:line-break/>aeris <text:span text:style-name="Default_20_Paragraph_20_Font"><text:span text:style-name="T1">s</text:span></text:span>quamae drachmae dimidium addetur, ut tota medica-<text:line-break/>menti <text:span text:style-name="Default_20_Paragraph_20_Font"><text:span text:style-name="T1">s</text:span></text:span>ymmetria talis evadat. ♃ Aeris, aeruginis ustae, di-<text:line-break/>pbrygis, singulorum partes aequales, hoc est cujusque<text:line-break/>drachmam unam, aeris <text:span text:style-name="Default_20_Paragraph_20_Font"><text:span text:style-name="T1">s</text:span></text:span>quamae drachmae dimidium, haec<text:line-break/>pingui cera, ut dixi, mollita excipiantur. Ubi siccior paulo<text:line-break/>fuerit, quam ut commemorata excipiat, miscendum est myr^<text:line-break/>teum molliendo vel melinum vel lentifcinum vel ricininum<text:line-break/>vel cyprinum vel omotribes oleum vetus veI recens Hi-<text:line-break/>fpanum, vel quod apud nos ex oleae surculis praepara-<text:line-break/>tur. Aut si omnino nihil oleosum medicamento adhibere<text:line-break/>placet, laricem resinam admisceto, cujus si copia non est,<text:line-break/>terebinthina ejus loco utendum. Caeterum hoc <text:span text:style-name="Default_20_Paragraph_20_Font"><text:span text:style-name="T1">s</text:span></text:span>emper in<text:line-break/>memoria tenendum est iis, qui haec legunt, maxime ad pri-<text:line-break/>mum, quod dictum est, tanquam praestantissimum venien</text:p>
      <text:p text:style-name="P3">dum esse, mox ad secundum et tertium, deinde ad alia,<text:line-break/>quae post tertium sunt, ceu pro medicamentorum virtutis<text:line-break/>et potentiae proportione sermonis ordine nobis usurpanti-<text:line-break/>bus. His igitur auditis quispiam, simplicium medicamento-<text:line-break/>rum sacultatibus intellectis, stijudicare poterit quae majo-<text:line-break/>res nostri ad ulcera maligna medicamenta conscripsere, sic-<text:line-break/>ut verbi gratia Asclepiades cognomento pharmacum in ter-<text:line-break/>tio exteriorum in hunc modum tradidit.</text:p>
      <text:h text:style-name="Heading_20_2" text:outline-level="2">Cap. IV.</text:h>
      <text:p text:style-name="P33"><text:s/>[<text:span text:style-name="Default_20_Paragraph_20_Font"><text:span text:style-name="T1">Quae medicamenta scripserit Asclepiades.]<text:line-break/>Ad chironia et curatu dipstcilia ulcera medicamentum<text:line-break/>accommodatum</text:span></text:span>. ♃ Aeris <text:span text:style-name="Default_20_Paragraph_20_Font"><text:span text:style-name="T1">s</text:span></text:span>quamae unciam j, aeruginis ra-<text:line-break/>sae ℥ j, cerae <text:span text:style-name="Default_20_Paragraph_20_Font"><text:span text:style-name="T1">s</text:span></text:span>elibram, resinae laricis ℥ j ẞ. Ea quae li-<text:line-break/>quari possunt, aridis effunduntur, quibus exceptis ac cu-<text:line-break/>riose mollitis utitor, item platysma exiguum soli affectae<text:line-break/>parti, ut ulcus tantum comprehendat, injicito. Caeterum<text:line-break/>ambientes partes medicamento, quod phlegmonem arceat,<text:line-break/>circumdare oportet, inter curandum tertio quoque die sol-<text:line-break/>vere, deinde fomentis mitigare, idemqne emplastrum quod</text:p>
      <text:p text:style-name="P2">a Iatitudine platysima vocatur, abluendo emollire ac rur-<text:line-break/>sus imponere donec cicatricem inducere incipiat. Haec est<text:line-break/>medicamenti <text:span text:style-name="Default_20_Paragraph_20_Font"><text:span text:style-name="T1">s</text:span></text:span>criptura. Pulchre vero auctor ipse adj unxit<text:line-break/>ad chironia, nominant enim sic ulcera non mediocriter,<text:line-break/>sed maxime maligna c<text:span text:style-name="Default_20_Paragraph_20_Font"><text:span text:style-name="T1">o</text:span></text:span>ntumaciaque. Generosum hoc medsa<text:line-break/>camentum est, ut quod ex tertia cerae parte metallica con-<text:line-break/>lineat, aeruginem sane medicamentum valentius, aeris squa-<text:line-break/>mam multo illu moderatius, attamen et ipsum generosum.<text:line-break/>Mediam ac symmetram habet temperiem, ut etiam modice<text:line-break/>maligna curet, si non triplex, sed quadrupla cerae porlio<text:line-break/>aliis commixta fuerit, moderatius adhuc extiterit, si quin-<text:line-break/>cupla adjiciatur, ut nondum maligna, <text:span text:style-name="Default_20_Paragraph_20_Font"><text:span text:style-name="T1">s</text:span></text:span>ed aegre cicatricem<text:line-break/>ducentia persanet. Quemadmodum etiam si metallicorum sex<text:line-break/>partes cera capiat, ut si aeruginis et squamae utriusque<text:line-break/>denarius, cerae duodecim, laricis quot exigit proportio, quae<text:line-break/>erit fi tres ipsius denarii imponantur. At ubi cera pinguis<text:line-break/>est, etsi minus resinae addatur , spissitudinem quanta <text:span text:style-name="Default_20_Paragraph_20_Font"><text:span text:style-name="T1">s</text:span></text:span>ussi-</text:p>
      <text:p text:style-name="P2">cit medicamentum habebit, si quidem hujusmodi medica-<text:line-break/>mentis resina ob consistentiam inditur, veluti et myrteum<text:line-break/>vel lentiscinum. Ego veto Attico nonnunquam oesypo ce-<text:line-break/>ram emollitam miscui, ac usu didici vel nihil vel parum<text:line-break/>adeo medicamentum ab illis, quae sine hoc praeparata sunt,<text:line-break/>superari. Manifestum autem est me haec ad futuri medica-<text:line-break/>menti robur referre, nam auxilium ad aliquid spectat, quippe<text:line-break/>mollius medicamentum ad moderatius maligna magis quam<text:line-break/>vehementius conducit. Ubi igitur ulcus ipsum minus mali-<text:line-break/>gnum est, orae vero ochthodeis, <text:span text:style-name="Default_20_Paragraph_20_Font"><text:span text:style-name="T1">praetumidae ac durae,<text:line-break/></text:span></text:span>potior in his est oefypus. Benefacit etiam his cervi vituli-<text:line-break/>que medulla, quam laevem ante factam cerae prius admi-<text:line-break/>fuere oportet, dein sic in unitatem coactis iis metallica<text:line-break/>trita, ut in pulverem redigantur excipienda sunt, ut quae<text:line-break/>medicationem pariant. Omnia ver<text:span text:style-name="Default_20_Paragraph_20_Font"><text:span text:style-name="T1">o</text:span></text:span> sicca ac terrestria me-<text:line-break/>dicamenta, quantum satis est, antea laevigentur, ut est galla,<text:line-break/>cytinus, malicorium, Aegyptiae spinae fructus, quoniam id</text:p>
      <text:p text:style-name="P2">genus omnia aegre fiunt laevia , sicut facile quae ex succis<text:line-break/>et liquoribus resiccatis proveniunt, myrrha, aloe, acacia et<text:line-break/>quae his sunt genere finitima. Caeterum recte Asclepiades<text:line-break/>ad finem superioris medicamenti scripti haec verba adjecit,<text:line-break/>et haec triduo solvito fomentisque mitigato, idemque em-<text:line-break/>plastrum ablutum emollito rursusque apponito. Nisi enim<text:line-break/>diutius cuti medicamentum adhaeserit, nihiI efficiet. Quod<text:line-break/>et plerosque medicos latuit arbitrantes, si ter die saniem<text:line-break/>ab ulcere deterserint, melius fe facturos iis, qui bis idem<text:line-break/>faciunt, qui vero <text:span text:style-name="Default_20_Paragraph_20_Font"><text:span text:style-name="T1">s</text:span></text:span>emel <text:span text:style-name="Default_20_Paragraph_20_Font"><text:span text:style-name="T1">s</text:span></text:span>olvunt, ab ipsis quoque aegris tan-<text:line-break/>quam negligentes male audiunt. Convenit hic quoque vos<text:line-break/>meminisse; quod in plerisque nostris commentariis dictum<text:line-break/>est, qualitates videlicet omnium vicinorum corporum mu-<text:line-break/>tuo in fe quicquam agere, etsi alterum ipsarum multo sit<text:line-break/>validius- Hac namque ratione specie quodammodo inter fe<text:line-break/>similes fiunt <text:span text:style-name="Default_20_Paragraph_20_Font"><text:span text:style-name="T1">s</text:span></text:span>patio temporis, tametsi permultum differant,<text:line-break/>ubi autem qualitas medicamenti curando corpori similis</text:p>
      <text:p text:style-name="P3"><text:span text:style-name="Default_20_Paragraph_20_Font"><text:span text:style-name="T1">s</text:span></text:span>pecie fuerit, utilitas major <text:span text:style-name="Default_20_Paragraph_20_Font"><text:span text:style-name="T1">s</text:span></text:span>equitur. His igitur rationibus<text:line-break/>qui primus emplastro ante imposito uti statuit laude di-<text:line-break/>gnus est, et nos ipsum sequi multo magis decet, quum quod<text:line-break/>ratione invenit experientia comprobatum cognoverimus.<text:line-break/>Nec temere tridu<text:span text:style-name="Default_20_Paragraph_20_Font"><text:span text:style-name="T1">o</text:span></text:span> quoque ipsum foveri, singulis videlicet<text:line-break/>solutionibus praecipit, nam quia valens medicamentum est,<text:line-break/>merito lenitionem desiderat. Satius igitur est in ulceribus<text:line-break/>non ita malignis ceram quadruplam vel quincuplam aule<text:line-break/>horum simul metallicorum esse. P<text:span text:style-name="Default_20_Paragraph_20_Font"><text:span text:style-name="T1">o</text:span></text:span>st hoc medicamentum,<text:line-break/>aliud Asclepiades deinceps tradidit, qu<text:span text:style-name="Default_20_Paragraph_20_Font"><text:span text:style-name="T1">o</text:span></text:span>d his constat. ♃<text:line-break/>Aeruginis uncias ij , squamae unc. ij , diphrygis unciam<text:line-break/>unam, cerae libram unam, laricis ℥ iij. Haec rursus sym-<text:line-break/>metria simplicium medicamentorum eadem est, quae lupe-<text:line-break/>rioris , solo diphryge superans , alia certe omnia priorum<text:line-break/>duplicata sunt. In illa enim scriptura aeruginis et Equa-<text:line-break/>allie utriusque unciam unam adjiciebat, cerae modum am-<text:line-break/>oabus triplo majorem, siquidem omnes uncias sex ejus<text:line-break/>admiscendas censuit, resinae vero semunciam supra utri-</text:p>
      <text:p text:style-name="P2">usque metallici portionem. Secunda scriptura illius qui-<text:line-break/>dem loco unciae et <text:span text:style-name="Default_20_Paragraph_20_Font"><text:span text:style-name="T1">s</text:span></text:span>emissis tres imponendas jubet, me-<text:line-break/>tallicorum vero pro una uncia singulorum duas, cerae li-<text:line-break/>bram, cum in priore scriptura <text:span text:style-name="Default_20_Paragraph_20_Font"><text:span text:style-name="T1">s</text:span></text:span>elibram immittat. Clarum<text:line-break/>itaque est diphryges solum in <text:span text:style-name="Default_20_Paragraph_20_Font"><text:span text:style-name="T1">s</text:span></text:span>ecunda eum apposuisse. Ac<text:line-break/>si unciam ipsius immittendum aliis duplicatis praecipit,<text:line-break/>modo simplicibus universis in priore <text:span text:style-name="Default_20_Paragraph_20_Font"><text:span text:style-name="T1">s</text:span></text:span>criptura mixtis di-<text:line-break/>phrygis semunciam addideris, talem medicamenti consecta-<text:line-break/>Iam habiturus es. ♃ Squamae unciam j, aeruginis un-<text:line-break/>ciam j, cerae <text:span text:style-name="Default_20_Paragraph_20_Font"><text:span text:style-name="T1">s</text:span></text:span>elibram, resinae Iaricis unciam j ẞ, diphrygis<text:line-break/>semunciam. Eadem omnino et haec est priori, si diphryges<text:line-break/>excipias, quod tam moderatum est medicamentum ut etiam<text:line-break/>solum inspersum ulceribus, quae cicatricem difficulter ad-<text:line-break/>mittunt, medeatur, similiter et aes ustum. Valentior autem<text:line-break/>Ionge aerugo, ut vel <text:span text:style-name="Default_20_Paragraph_20_Font"><text:span text:style-name="T1">s</text:span></text:span>ordida admodum et humida curandi<text:line-break/>terminos excesserit, si Polam eam inspergas, exedit enim<text:line-break/>et mordet insigniter. Porro in chironiis ulceribus aliis</text:p>
      <text:p text:style-name="P3">mixta medicamentis tantum de vehementia quidem facultas<text:line-break/>tis suae remittit, auget autem illorum, ut compositum ex<text:line-break/>omnibus medicamentum fiat praestantissimum. Qua vero<text:line-break/>ratione praedictis medicamentis aerugo mixta fuerit, hac<text:line-break/>et viva calx exigua proportione aliorum multis a quibus-<text:line-break/>dam adjecta. Extincta mediocre est medicamentum, elota<text:line-break/>prorsus laeve et mordacitatis expers. Hoc igitur empla-<text:line-break/>strum exempli gratia adscripsi, quod juvenes in particu-<text:line-break/>larihus exerceri velim, nec universalibus <text:span text:style-name="Default_20_Paragraph_20_Font"><text:span text:style-name="T1">s</text:span></text:span>olis esse contene<text:line-break/>tos. Rur<text:span text:style-name="Default_20_Paragraph_20_Font"><text:span text:style-name="T1">s</text:span></text:span>us autem revocato ad initium sermone ad An-<text:line-break/>dromachi medicamenta digrediar.</text:p>
      <text:h text:style-name="Heading_20_2" text:outline-level="2">Cap. V. </text:h>
      <text:p text:style-name="P33">[<text:span text:style-name="Default_20_Paragraph_20_Font"><text:span text:style-name="T1">De scriptis ab Andromacho emplastris ad<text:line-break/>ulcera mal</text:span></text:span><text:span text:style-name="Default_20_Paragraph_20_Font"><text:span text:style-name="T3">i</text:span></text:span><text:span text:style-name="Default_20_Paragraph_20_Font"><text:span text:style-name="T1">gna.]</text:span></text:span> Apponam igitur causa exempli quae ex<text:line-break/>compositis medicamentis ad cacoëthe ulcera convenire nsn<text:line-break/>probata sunt, ab iis exorsus quae scripsit Andromachus,<text:line-break/>quem non in j uria queas accusare, quod citra distinctionem<text:line-break/>medicamenta tradiderit. Hac enim omissa permultos medi-</text:p>
      <text:p text:style-name="P2">cos male ipsis uti contingit, ideoque nonnunquam scopum<text:line-break/>mirifice assequi, interdum. ab illo errare permultum dela-<text:line-break/>bentes. Quum igitur par esset ut ipse diceret, hoc ipsum<text:line-break/>validissimum est, ab hoc rursus aliud moderatissimum, hoc<text:line-break/>vero imbecillimum, ille omnia <text:span text:style-name="Default_20_Paragraph_20_Font"><text:span text:style-name="T1">s</text:span></text:span>ubinde scripsit, nulla distin-<text:line-break/>ctione apposita. Auspicatur igitur ea ipsa hoc titulo. <text:span text:style-name="Default_20_Paragraph_20_Font"><text:span text:style-name="T1">Cica-<text:line-break/>tricem inducentia</text:span></text:span>. Mox ita subdit. ♃ Cadmiae tostae libram<text:line-break/>unam, chaIcitidis ustae lib. j, cerae libras quatuor, resinae<text:line-break/>aridae libras tres, myrtei libras tres, vinum aridis misce-<text:line-break/>tur. Ab his vero deinceps in hune modum scribit ad ver-<text:line-break/>bum. <text:span text:style-name="Default_20_Paragraph_20_Font"><text:span text:style-name="T1">Medicamentum ex ladano. </text:span></text:span>Et symmetria apposita<text:line-break/>iterum deinceps ait. <text:span text:style-name="Default_20_Paragraph_20_Font"><text:span text:style-name="T1">Aliter, ut Alcimum</text:span></text:span>. Deinde hic quo-<text:line-break/>que symmetriis expositis infert inquiens. <text:span text:style-name="Default_20_Paragraph_20_Font"><text:span text:style-name="T1">Medicamentum ex<text:line-break/>hordeo</text:span></text:span>. Post hujus compositionem in hanc <text:span text:style-name="Default_20_Paragraph_20_Font"><text:span text:style-name="T1">s</text:span></text:span>ententiam ite-<text:line-break/>ru m <text:span text:style-name="Default_20_Paragraph_20_Font"><text:span text:style-name="T1">s</text:span></text:span>cribit<text:span text:style-name="Default_20_Paragraph_20_Font"><text:span text:style-name="T1">. Aliud cicatricem inducens</text:span></text:span>. ♃ Resinae siccae<text:line-break/>drach. xviij^ diphrygis Ʒ iv, spumae argenti drach. xvj, ce-<text:line-break/>vae Ʒ x, olei heminae quartam partem, ut hoc sit ei medi-<text:line-break/>camentum ab initio sextum. His subjungit iterum alia <text:span text:style-name="Default_20_Paragraph_20_Font"><text:span text:style-name="T1">s</text:span></text:span>ex</text:p>
      <text:p text:style-name="P3">unicuique praeponens. <text:span text:style-name="Default_20_Paragraph_20_Font"><text:span text:style-name="T1">Aliud. </text:span></text:span>Volens nimirum cicatricem<text:line-break/>inducens nos inaudire. Quinque igitur sunt epulotica qui-<text:line-break/>bus uti mos est nec malignis nec aegre cicatricem ducen-<text:line-break/>tibus idoneis. Sextum ad ulcera quidem dysepulota, id est<text:line-break/>quae cicatricem disiiculter recipiunt, non tamen jam ad ma-<text:line-break/>ligna valet. Reliqua vero sex adjecta malignis prosunt, vi-<text:line-break/>ribus invicem diversa, quibus alterutrum oportebat, nempe<text:line-break/>vel rationalem ac methodicam disciplinam conficiendo, ad-<text:line-break/>scripsisse in eorum vehementia differentiam, tanquam nobis<text:line-break/>intellecturis ad maligniora ulcera valentioribus utendum re-<text:line-break/>mediis, ad mediocria imbecillioribus, vel empiricorum more<text:line-break/>posuisse, quaedam horum medicamentorum phagedaenicis,<text:line-break/>in summaque exesis ac pastis esse utilia, quaedam cavis,<text:line-break/>quaedam vehementer sordidis, iis vero qui phlegmonodem.<text:line-break/>simul aut scindiosum affectum habent aut labra ulceris dura<text:line-break/>vel praetumida vel nigra vel alterius cuiusquam coloris<text:line-break/>singulis propria, horum autem nihil ille effecit. Postea sex</text:p>
      <text:p text:style-name="P2">facultates cicatricem inducendi ordine retulit, quarum ego<text:line-break/>compositionem cum propriis distinctionibus narraturus sum.<text:line-break/>Primum itaque ab eo <text:span text:style-name="Default_20_Paragraph_20_Font"><text:span text:style-name="T1">s</text:span></text:span>criptum, quod tamen a principio fe-<text:line-break/>ptimum est, fatis validum, ut quod aequale habeat pondus<text:line-break/>aeruginis et <text:span text:style-name="Default_20_Paragraph_20_Font"><text:span text:style-name="T1">s</text:span></text:span>quamae, remisit autem minustque vim ipsius<text:line-break/>cerae mixtura, quae octo partes utriusque sigillatim, quatuor<text:line-break/>amborum simul explet. Etenim aeruginis et <text:span text:style-name="Default_20_Paragraph_20_Font"><text:span text:style-name="T1">s</text:span></text:span>quamae cu-<text:line-break/>jusque unciam mi<text:span text:style-name="Default_20_Paragraph_20_Font"><text:span text:style-name="T1">s</text:span></text:span>cere praecipit, cerae uncias octo, admo-<text:line-break/>dumque commode cavit, qui id c<text:span text:style-name="Default_20_Paragraph_20_Font"><text:span text:style-name="T1">o</text:span></text:span>mpo<text:span text:style-name="Default_20_Paragraph_20_Font"><text:span text:style-name="T1">s</text:span></text:span>uit, miscere aliquod<text:line-break/>lene, oleum dico et <text:span text:style-name="Default_20_Paragraph_20_Font"><text:span text:style-name="T1">s</text:span></text:span>evum et oe<text:span text:style-name="Default_20_Paragraph_20_Font"><text:span text:style-name="T1">s</text:span></text:span>ypum et butyrum et resi-<text:line-break/>nam. At si pinguis cera non adsit, metallica aegre mi<text:span text:style-name="Default_20_Paragraph_20_Font"><text:span text:style-name="T1">s</text:span></text:span>ce-<text:line-break/>buntur. Ac si juxta ignem vel in <text:span text:style-name="Default_20_Paragraph_20_Font"><text:span text:style-name="T1">s</text:span></text:span>ole calido miscere ipsa<text:line-break/>cogamur, paulo post medicamentum indurescet. Quapr<text:span text:style-name="Default_20_Paragraph_20_Font"><text:span text:style-name="T1">o</text:span></text:span>pter<text:line-break/>quum ulceri suerit impositum , sanum suum aeger durum<text:line-break/>contingere putabit, quippe ejusmodi medicamenta omnia<text:line-break/>talem habent usum. Si vero calidis manibus tractetur, tan-<text:line-break/>tum ex ipsis recipit magnitudinis ut emollitum dilatatum-</text:p>
      <text:p text:style-name="P2">que toti ulceri imponatur, atque etiam oras contegat. Quum<text:line-break/>altum ulcus extiterit, totum ipsius cavum medicamento in-<text:line-break/>dito replebitur, postque hoc rur<text:span text:style-name="Default_20_Paragraph_20_Font"><text:span text:style-name="T1">s</text:span></text:span>us aliud platysma super-<text:line-break/>accommodabitur, quod et labra comprehendat. Huic deinde<text:line-break/>rur<text:span text:style-name="Default_20_Paragraph_20_Font"><text:span text:style-name="T1">s</text:span></text:span>um linteus pannus frigida madens tantus undique olu-<text:line-break/>jicitur, ut medicamentum occultet. Postremo extrin<text:span text:style-name="Default_20_Paragraph_20_Font"><text:span text:style-name="T1">s</text:span></text:span>ecus<text:line-break/>spongia mollis fascia ex linteo excepta vel <text:span text:style-name="Default_20_Paragraph_20_Font"><text:span text:style-name="T1">s</text:span></text:span>emel vel bis<text:line-break/>affectam partem orbiculatim ambiente tantae magnitudinis,<text:line-break/>quo totum ulcus cum labris ac superpositorum ipsis ali-<text:line-break/>quid fubjectorumque complectatur. Deligatio a duobus<text:line-break/>principiis fiat, vocant sic, quoties tota pars media vinculi<text:line-break/>affecto loco incumbat, caput autem utrumque in oppositum<text:line-break/>deducatur. Postremo si pannus tam sit validus ut <text:span text:style-name="Default_20_Paragraph_20_Font"><text:span text:style-name="T1">s</text:span></text:span>emel<text:line-break/>injectis spongiam tuto contineat, illic terminis consuetur,<text:line-break/>eo quod <text:span text:style-name="Default_20_Paragraph_20_Font"><text:span text:style-name="T1">s</text:span></text:span>uperfluit, forfice adempto, sin imbecillis, rursus<text:line-break/>utrumque caput ducetur simili robore ad id, quod asse-<text:line-break/>ctum est, attractum, quod in primis ob<text:span text:style-name="Default_20_Paragraph_20_Font"><text:span text:style-name="T1">s</text:span></text:span>ervare convenit, cum</text:p>
      <text:p text:style-name="P2">in primo fasciae trajectu tum vel maxime in <text:span text:style-name="Default_20_Paragraph_20_Font"><text:span text:style-name="T1">s</text:span></text:span>ecundo. Quin<text:line-break/>nec illius oblivisci te oportet, cujus primus, quorum ad<text:line-break/>nos memoria pervenit, Hippocrates inventor exilit, olim<text:line-break/>ab omnibus ante ipsum medicis, nunc ab iis, qui artem<text:line-break/>parum legitime didicerunt commissi. Putant enim satius esse<text:line-break/>partem exulceratam incompressam servare, utrinque vero<text:line-break/>ligamentum ei circumponere, quod quam sit incommodum<text:line-break/>ac noxium, Hippocrates demonstravit. lgitur ubi haec primo<text:line-break/>die peregeris, alter<text:span text:style-name="Default_20_Paragraph_20_Font"><text:span text:style-name="T1">o</text:span></text:span> aqua frigida spongiam perrigato. Si<text:line-break/>ambiens aer calidus et siccus fuerit, bis hoc ter ve in dies<text:line-break/>singulos faciendum est, ac deligatura tertio quoque die <text:span text:style-name="Default_20_Paragraph_20_Font"><text:span text:style-name="T1">s</text:span></text:span>ol-<text:line-break/>vendo, per hiemem etiam quarto. Caeterum inspicienda est<text:line-break/>a medicamenti vi facta alteratio tum in ulceris cavitate<text:line-break/>tum in labris tum in locis ea ambientibus. Porro unde<text:line-break/>haec discas, libri de temperamentis <text:span text:style-name="Default_20_Paragraph_20_Font"><text:span text:style-name="T1">s</text:span></text:span>uppeditabunt, nec non<text:line-break/>in opere therapeutices methodi de his ulceribus tractatum<text:line-break/>est. Vel enim siccius vel humidius vel calidius veI frigi</text:p>
      <text:p text:style-name="P2">dius, quam prius et totum membrum affectum et singulae<text:line-break/>ejus partes apparuere.^ Insuper considerabimus, nunquid ex<text:line-break/>orsa ademptum sit, veI emollitae quodammodo vel atta-<text:line-break/>nuatae sint, item colorne mutatus et an fordium copia ea-<text:line-break/>dem remanserit. Unde cognosces utrum fortius vel mollius<text:line-break/>vel simile priori medicamentum imponendum veniat- Pote-<text:line-break/>ris fane et primum ipsum ex facili immutare, si mollius<text:line-break/>voles reddere, mixto inter molliendum paululo cujusdam<text:line-break/>olei astringentis aut myrtei aut rosacei aut melini aut len-<text:line-break/>tifcini aut mastichini aut cyprini, sin validius aut <text:span text:style-name="Default_20_Paragraph_20_Font"><text:span text:style-name="T1">s</text:span></text:span>quama aut<text:line-break/>aerugine, ex quibus utrisque paulum adamussim laeve red-<text:line-break/>des, ut subigendo adjicias. Nos, uti novistis, vel mite ali-<text:line-break/>quod medicamentum ulceri i n spargimus, eique medicamen-<text:line-break/>tum emplastrodes fuperimpouimus. Nulli dubium est mitia<text:line-break/>medicamenta mihi dici, diphryges, farcocollam, chalcitidem<text:line-break/>ustam, item combustum et aes et aeruginem et chalcanthum,<text:line-break/>quae ignem non experta, acria omnia sunt, usta, moderata</text:p>
      <text:p text:style-name="P2">lota post ustionem, lenia mordacitatisque fiunt expertia.<text:line-break/>Praestat autem, sicut praediximus, et emplastrum mixtioni<text:line-break/>adaptare, aliqnodque ex aliis medicamentis imponere, quo-<text:line-break/>rum deinceps meminit Andromachus, idque non modo sim-<text:line-break/>plicium facultates <text:span text:style-name="Default_20_Paragraph_20_Font"><text:span text:style-name="T1">s</text:span></text:span>ed mensuram quoque inspicientes, ut in<text:line-break/>eo, quod jam commemoravimus. Quatuor enim partes cerae<text:line-break/>cum aeruginis et <text:span text:style-name="Default_20_Paragraph_20_Font"><text:span text:style-name="T1">s</text:span></text:span>quamae utriusque una miscentur, tres<text:line-break/>fortius ipsum efficient, sicut quinque imbecillius. Eodem<text:line-break/>modo in aliis agendum est, puta in eo, quod praedictum se-<text:line-break/>quitur octavum ordine tali <text:span text:style-name="Default_20_Paragraph_20_Font"><text:span text:style-name="T1">s</text:span></text:span>ymmetria. ♃ Chrysocollae<text:line-break/>drach. duas, squamae drach. duas, cerae drach. sex, dsphry .<text:line-break/>gis drach. duas, spumae argenti drach. octo, rosacei vel myr-<text:line-break/>tei parum. ln hoc medicamento chrysocolla et diphryges<text:line-break/>ipsa per se inspersa malignis ulceribus curandis sufficiunt.<text:line-break/>Squama validius, asperius mordaciusque medicamentum est,<text:line-break/>eoque argenti spumam auctor admiscuit subveritus squa-<text:line-break/>mae violentiam cupiensque ipsam mollioris medicamenti</text:p>
      <text:p text:style-name="P2">mixtura mitigare ac exolvere. Sin absque cera quatuor illa<text:line-break/>juxta dictam temperaturam misceas, medicamentum aridum<text:line-break/>inspersile habiturus es ad malignorum ulcerum curationem<text:line-break/>non inefficax. At ubi emplastrum facere conaris, cera mi-<text:line-break/>fcenda est. Et propter metallicorum copiam necessario etiam<text:line-break/>liquidorum in praesenti facultate meminit Andromachus,<text:line-break/>rosacei nempe et myrtei, cera namque modica nimis est<text:line-break/>pro metallicorum modo. Quum igitur chrysocollae, fqua-<text:line-break/>mae et diphrygis binas drachmas, argenti spumae octo<text:line-break/>misceri jubet, quatuordecim videlicet universas efficiens,<text:line-break/>vel ceram pinguem permultam ^el oleosum aliquod medi-<text:line-break/>camento affundere debebat. In superiore medicamento cera<text:line-break/>quadrupla metallica superabat, unde spuma argenti ablata<text:line-break/>ex aliis licet medicamentum componere, quemadmodum ego<text:line-break/>nonnunqt am factitavi. Quod si fiat, myrteo non opus erit,<text:line-break/>cera, ut diXi, pingui adhibita, si dura sit, liquidum aliquod</text:p>
      <text:p text:style-name="P2">miscere oportebit. Quamobrem nonnulli in id genus medi-<text:line-break/>canentis cerae apposuisse videntur, alii novae, alii recentis,<text:line-break/>non per lovem ipsius aetatem, sicut in aliis medicamentis,<text:line-break/>sed humiditatem requirentes. Est etenim re .vera melior<text:line-break/>n<text:span text:style-name="Default_20_Paragraph_20_Font"><text:span text:style-name="T1">o</text:span></text:span>va, <text:span text:style-name="Default_20_Paragraph_20_Font"><text:span text:style-name="T1">s</text:span></text:span>ed non jam ut bimulam trimulamve rejicias. Cae-<text:line-break/>tarum ad <text:span text:style-name="Default_20_Paragraph_20_Font"><text:span text:style-name="T1">s</text:span></text:span>equens emplastrum ire tempus est, quod habet<text:line-break/>in hunc modum. ♃ <text:span text:style-name="Default_20_Paragraph_20_Font"><text:span text:style-name="T1">D</text:span></text:span>iphrygis drach. lxxxiv, argenti fpu-<text:line-break/>mae drach. ccxl, cerae drach. cccxviij, olei heminas vj. Po-<text:line-break/>terit autem hoc medicamentum ulceribus nondum malignis,<text:line-break/>verum cicatricem aegre recipientibus eam obducere, quo-<text:line-break/>niam exiccat, <text:span text:style-name="Default_20_Paragraph_20_Font"><text:span text:style-name="T1">s</text:span></text:span>ed non valide, ut quod post ip<text:span text:style-name="Default_20_Paragraph_20_Font"><text:span text:style-name="T1">s</text:span></text:span>um <text:span text:style-name="Default_20_Paragraph_20_Font"><text:span text:style-name="T1">s</text:span></text:span>cribitur<text:line-break/>minori tamen <text:span text:style-name="Default_20_Paragraph_20_Font"><text:span text:style-name="T1">s</text:span></text:span>ymmetria conficiendum est, idem enim ei<text:line-break/>hoc est. ♃ Diphrygis drach. xiv, argenti <text:span text:style-name="Default_20_Paragraph_20_Font"><text:span text:style-name="T1">s</text:span></text:span>pumae drach. xl,<text:line-break/>cerae drach. liij, olei myrtei ℥ x. Nam Andromachi medi-<text:line-break/>cementa horum sescupla sunt. Hoc igitur cicatrici obducen-<text:line-break/>dae re vera est respondens ex cadmia consecto e^ glyceae<text:line-break/>nominatae, de quibus sequenti sermone dicemus. Huic sub-</text:p>
      <text:p text:style-name="P3"><text:span text:style-name="Default_20_Paragraph_20_Font"><text:span text:style-name="T1">s</text:span></text:span>criptutn validius quidem est, non tamen primo ex lnTce<text:line-break/>sex, verum septimo a primordio finitimum, in quo fqua-<text:line-break/>mam et aeruginem cerae quadruplae commiscuit, diphrygis<text:line-break/>enim adhuc drach. xvj, argenti spumae drach. xlvisp cerae<text:line-break/>drach. lxvj adjicit. Inde horum copiae gratia coactum est<text:line-break/>myrtei olei heminam j ẞ affundere. Numeretur ergo b<text:span text:style-name="Default_20_Paragraph_20_Font"><text:span text:style-name="T1">o</text:span></text:span>e<text:line-break/>quoque inter ea, quae cicatricem generant. Quod statim sub-<text:line-break/>j ungitur ejusdem generis est, mitissimum vero minimeque<text:line-break/>mordax ex plumbo combusto et eloto, spodio, cadmia, di-<text:line-break/>phryge et terebinthina compositum. lenonem ait galbanum<text:line-break/>quoque miscere, quod mihi praedictis videtur superfluum. .<text:line-break/>Scribit igitur ipsius symmetriam talem. ♃ Eloti plumbi<text:line-break/>drach. duas, spodii drach. quatuor, cadmiae tantundem drach.<text:line-break/>quatuor, diphrygis drach. unam, alias quatuor. Excipit ea<text:line-break/>terebinthinae drach. lex. <text:span text:style-name="Default_20_Paragraph_20_Font"><text:span text:style-name="T1">l</text:span></text:span>enonem dicit galbani addere<text:line-break/>drach. ẞ, al. drach. iv. Siquidem ceu molliendis labris cal-<text:line-break/>losis ac duris; coque vermcosis appellatis id facit, probe</text:p>
      <text:p text:style-name="P3">admiscet, sin ad ulceris malignitatem et contumaciam, non<text:line-break/>item; tametsi enim galbanum quoque receperit, etiam sic a<text:line-break/>malignorum ulcerum pravitate vincetur. Magis autem veri-<text:line-break/>simile videtur duodecim haec ordine se consequentia medi-<text:line-break/>camenta ad cicatricem ducendam idonea scripsisse. Etenim<text:line-break/>praeter duo ex ipsis, puta septimum a principio et octa-<text:line-break/>Vum, alia omnia ulceribus quidem aegre ad cicatricem ve-<text:line-break/>mentibus, sed nondum malignis medentur. Rem duodeci-<text:line-break/>suum inter ea similiter quidem cicatricem obducit, imbecil-<text:line-break/>lius autem est quam maligna persanet. Compositio quoque<text:line-break/>hujus haec capit. ♃ Molybdaenae drach. centum, diphry-<text:line-break/>gis drach. sedecim, soreos drach. decem, misyos cyprii tosti<text:line-break/>drach. octo, resinae terebinthinae drach. octo, cerae drach.<text:line-break/>quadraginta, myrtei drach. quadraginta. Porro minoris <text:span text:style-name="Default_20_Paragraph_20_Font"><text:span text:style-name="T1">s</text:span></text:span>ym-<text:line-break/>metIiae, quae huic proportione respondeat, omnia ejusmodi<text:line-break/>medicamenta conficere oportet, scientem ipsa confestim du-<text:line-break/>ram ac saxeam duritiem acquirere. Tantum igitur cujusque<text:line-break/>praeparare satius est, quanti usus fuerit, praesertim si hiems</text:p>
      <text:p text:style-name="P3">usum ipsorum excipiat. At si quartam singulorum partem<text:line-break/>capias, molybdaenae quinque et viginti drachmae erunt,<text:line-break/>quatuor diphrygis, duae et famis soreos, tosti misyos duae,<text:line-break/>terebinthinae Ʒ ix, alias ij et cerae et myrtei pares portio .<text:line-break/>nes, utriusque decem, amborum simul videlicet viginti. Porro<text:line-break/>in omnibus ejus notae medicamentis illa quae liquari pes-<text:line-break/>sunt, liquesacta et refrigerata , deinde rasa siccis diligenter<text:line-break/>in pulverem redactis admisceto. Nam si liquida ipsis ass<text:span text:style-name="Default_20_Paragraph_20_Font"><text:span text:style-name="T1">o</text:span></text:span>n-<text:line-break/>das, saepe fient grumi cerei <text:span text:style-name="Default_20_Paragraph_20_Font"><text:span text:style-name="T1">en ce r ides</text:span></text:span>, maxime quum fri-<text:line-break/>gus fuerit. ln sole ferventi si mixtura fiat, licet ea super-<text:line-break/>fundere, movendo Vehementer rudicula primum, deinde co-<text:line-break/>chleario ; praestat autem in silice. omnibus rusticulum palmae<text:line-break/>esse ramusculum. Haec Andromachus indistincte, sicut dixi-<text:line-break/>mus, duodecim medicamenta tradidit, hoc ipsis tantum com-<text:line-break/>muniter praeponens, epulotica , hoc est ad cicatricem in-<text:line-break/>ducendam idonea. Ego vero differentiam ipsorum manifesto^<text:line-break/>ut arbitror,^ exposui, quae cordatum virum ad dextrum<text:line-break/>particularium usum veluti manu ducere queat. Insuper alio-</text:p>
      <text:p text:style-name="P3">rum multiplicis usus medicamentorum meminit, ut ad alios<text:line-break/>plerosque assectus, ita ad ulcera aegre cicatricem ducentia<text:line-break/>aptorum, quae nos <text:span text:style-name="Default_20_Paragraph_20_Font"><text:span text:style-name="T1">s</text:span></text:span>ermone procedente percensebimus, uti<text:line-break/>medi<text:span text:style-name="Default_20_Paragraph_20_Font"><text:span text:style-name="T1">c</text:span></text:span>amenta polychresta aggrediemur. In praesentia pecu-<text:line-break/>liariter de iis sermo nobis est, quae ad maligna et dyse-<text:line-break/>pulota faciunt, eaque potius maligna, quae chironia non-<text:line-break/>nuIlis appellantur,. quemadmodum et ipsi Andromacho. Or-<text:line-break/>dine itaque ex duodecim medicamentis modo relatis, quum<text:line-break/>duo ad carbunculos prodiderit, unum ad herpetas, quartum<text:line-break/>aliud post tria hisce verbis conscripsit. <text:span text:style-name="Default_20_Paragraph_20_Font"><text:span text:style-name="T1">Lsculoticum ad chi-<text:line-break/>rouia Dioscoridis. </text:span></text:span>Magis varium quidem medicamentum<text:line-break/>componens, non tamen septimo illo suprascripto valentius,<text:line-break/>in quo ceram quadruplo copiosiorem quam utrisque, nempe<text:line-break/><text:span text:style-name="Default_20_Paragraph_20_Font"><text:span text:style-name="T1">s</text:span></text:span>quamae et aeruginis, miscebaL At in nunc proposito pau-<text:line-break/>ciore cera metallicorum proporlioneTnjecta, liquari ipsam<text:line-break/>pauco myrteo jubet aut rosaceo, quantitate eorum non ad-<text:line-break/>ipripta. Jam Vero universam ejus sententiam ex Audio-</text:p>
      <text:p text:style-name="P3">m achi verbis apponam. <text:span text:style-name="Default_20_Paragraph_20_Font"><text:span text:style-name="T1">Cicatricem obducens ad chironia,,<text:line-break/>Diescorid</text:span></text:span>i<text:span text:style-name="Default_20_Paragraph_20_Font"><text:span text:style-name="T1">s.</text:span></text:span> ♃ Chrysocollae drach. ij, aeruginis rasae draclu.<text:line-break/>ij, squamae draclu ij, cerae draclu vj, diphrygis drach. ij,<text:line-break/>spumae argenti drach. octo, rosacei vel myrtei modicum,<text:line-break/>ut liquefiat.. Hoc medicamentum ad amussim superiori isti<text:line-break/>convenit, quod inter cicatri<text:span text:style-name="Default_20_Paragraph_20_Font"><text:span text:style-name="T1">c</text:span></text:span>em obducentia Iocum, ut dixi,.<text:line-break/>octavum obtinet post id positum, quod squama atque ae-<text:line-break/>mgine constat, sola illud aerugine nimirum superans. ldeo-<text:line-break/>que cicatricem illud inducentibus adscripsit, majora tamen<text:line-break/>de ipso pollicetur, ad chironia convenire id dicens. Et vere<text:line-break/>post hoc quoque optimi medicamenti mensionem fa<text:span text:style-name="Default_20_Paragraph_20_Font"><text:span text:style-name="T1">c</text:span></text:span>it in<text:line-break/>istum modum. <text:span text:style-name="Default_20_Paragraph_20_Font"><text:span text:style-name="T1">Medicamentum obducendis cicatricibus ex<text:line-break/>collectaneis Primionis ad desperata. </text:span></text:span>Hoc nomen, despe-<text:line-break/>rata, ulcera illa, quorum curationem plerique aggressi non<text:line-break/>absolverunt, sed tanquam ab insanabilibus destitere, ei signi-<text:line-break/>fleat. Fidendum huic medicamento, quod praeter alia usu<text:line-break/>quoque probatum est. Hanc autem ejus compositionem scribit.<text:line-break/>♃ Soreos Ʒ xxiv, aluminis scissilis drach. xvj, malicorii draclu</text:p>
      <text:p text:style-name="P3">sedecim,calcis vivae drach.fedecim, thuris drach. triginta duas,.<text:line-break/>gallae drach. triginta duas, cerae drach. centum viginti, sevi vi-<text:line-break/>Iulini drach.centum sexaginta, olei veteris hemin.unam. Haec<text:line-break/>est simplicium medicamentorum symmetria ad praesentis com-<text:line-break/>positi praeparationem. At quomodo illud praeparandum sit<text:line-break/>omisit, ut in aliis etiam multis, quae confecturae narratio-<text:line-break/>nem requirunt, nam in hoc quidem vel admodum facilius<text:line-break/>est, ut paulo post dicemus. Caeterum vos scire inprimis<text:line-break/>volo, ut si quando vitulinum pingue desideretur, ejus loco<text:line-break/>vetus suillum, quod nominant axungiam, admiscendum,<text:line-break/>verum salis expers et non multorum nimis annorum. Ve-<text:line-break/>tus itaque oleum abunde satis discutit, sic adeps quoque,<text:line-break/>idque citra mordicationem ambo efficiunt, bubulus similiter<text:line-break/>quidem discutit, sed non aeque morsu caret, medium locum<text:line-break/>obtinet vitulinu.s, quo porcino acrior, hoc bubulo mollior.<text:line-break/>ltaque medicamentum, quo de sermo institutus est validis-<text:line-break/>.sima continet, lori, alumen scissile, malicorium, galIam, non</text:p>
      <text:p text:style-name="P3">discutiendi facultate eximia, fed astringendi, ut vocant, prae-<text:line-break/>dita. Clarum est autem gallum <text:span text:style-name="Default_20_Paragraph_20_Font"><text:span text:style-name="T1">s</text:span></text:span>emper adficiendam esse,<text:line-break/>quae vocatur omphacstis, id est <text:span text:style-name="Default_20_Paragraph_20_Font"><text:span text:style-name="T1">immatura,</text:span></text:span> alumen vero Ae-<text:line-break/>gyptium et <text:span text:style-name="Default_20_Paragraph_20_Font"><text:span text:style-name="T1">s</text:span></text:span>cissile, cujus penuria rotundum, quod <text:span text:style-name="Default_20_Paragraph_20_Font"><text:span text:style-name="T1">s</text:span></text:span>cissili<text:line-break/>quidem est crassius, fed non minus astringens. Quod autem<text:line-break/>malicorium putamen mali granati vocatur, omnes nove-<text:line-break/>runt. Brevi adeo tempore viget, si velis aridum contundere<text:line-break/>et in pulverem redigere, <text:span text:style-name="Default_20_Paragraph_20_Font"><text:span text:style-name="T1">s</text:span></text:span>eu laevigare, namque dum are-<text:line-break/>fcit malicorium, imbecilliorem quoque vim sortitur, cum<text:line-break/>humore ejus discusso pereuntem. Quare tutius est lucem-<text:line-break/>lentum prius ex vino decoquere, donec optime laevigari<text:line-break/>possit. Vinum autem austerum prorsus<text:span text:style-name="Default_20_Paragraph_20_Font"><text:span text:style-name="T1">, s</text:span></text:span>ed neque recens<text:line-break/>esse oportet, nam austera nisi vetera sint, crassarum par-<text:line-break/>tium existunt, neque vetustum adeo, ut jam acre exIstat,<text:line-break/>etenim recens penitiora corporis non permeat, vetus acre<text:line-break/>et mordax est. Ergo aetate medium potius est, quod pluri-<text:line-break/>tuum intra quinque et decem annos consistit. Postulat lu-</text:p>
      <text:p text:style-name="P3">cus hic in memoriam reducere, quod multi saepe dictarunt<text:line-break/>de austeris, acerbis, in totum de astringentibus vinis, d-<text:line-break/>bis et medicamentis, ac primum de harum vocum signifi-<text:line-break/>cationibus agendum est. Austerum enim Graecis idem sibi<text:line-break/>vult quod mediocriter astringens, acerbum quod valide ac<text:line-break/>vehementer id facit. Genus utrique commune astructionis<text:line-break/>vocabulo signatur, non etiam utrum valide an ob<text:span text:style-name="Default_20_Paragraph_20_Font"><text:span text:style-name="T1">s</text:span></text:span>cure ea<text:line-break/>fiat declarante. Omnia igitur astringentia contrahunt ac<text:line-break/>densant meatus, ad haec vinciunt ac continent partium sibi<text:line-break/>invicem cohaerentium substantiam, atque minus magisque<text:line-break/>hoc pr<text:span text:style-name="Default_20_Paragraph_20_Font"><text:span text:style-name="T1">o</text:span></text:span> astrictionis quantitate efficiunt. Caeterum stringendo<text:line-break/>ac den<text:span text:style-name="Default_20_Paragraph_20_Font"><text:span text:style-name="T1">s</text:span></text:span>ando summa corporis, quod astringitur virtus illo-<text:line-break/>rum excluditur et in altum ire prohibetur. Ob quam ra-<text:line-break/>tionem pulchre nonnulli medicorum hujusmodi medicamen-<text:line-break/>tis alia tenuium partium et acri potestate praedita, indere<text:line-break/>cogitarunt, a quibus veluti ductae astringentium vires in pro-<text:line-break/>fundum corpus perveniant. Hoc igitur medicamenti pro-</text:p>
      <text:p text:style-name="P3">positi auctor consideravit, qui calcem vivam ei addiderit,<text:line-break/>at in Andromachi libr<text:span text:style-name="Default_20_Paragraph_20_Font"><text:span text:style-name="T1">o</text:span></text:span> calcis vox omissa est, vivae nomen<text:line-break/>adscriptum, medicis compendii gratia et pleraque alia sic<text:line-break/>interpretantibus. Nimirum igitur in ipsis medicamentis ad<text:line-break/>ulcera vix cicatricem recipientia et maligna compositis,<text:line-break/>squama simpliciter apposita, citra adscriptionem aeris et<text:line-break/>scissile sine vocabulo aluminis, et terebinthina, absque ad-<text:line-break/>jectione resinae, subaudimus quae ipsi sic in dictione omi-<text:line-break/>serunt, quemadmodum et nunc in vocabulo, viva, calcem,<text:line-break/>nuncupant enim per excellentiam ipsam restinctam et vi-<text:line-break/>vam, appellatione non minus et aliis, quae uruntur, ac<text:line-break/>commodata. ltaque viva calce mixta emplastri hujus auctor<text:line-break/>acerbis medicamentis validum compositum reddidit, ut vir-<text:line-break/>tus ejus in imum usque penetret, Quoniam vero ex valen-<text:line-break/>tissimis consertura est, ac nullum mitigatorium nec leniens<text:line-break/>nec concoquens aliquod continet, merito thus ei, quod puri<text:line-break/>movendo medicamentum est, admiscuit. Si igitur sicco com-</text:p>
      <text:p text:style-name="P3">posito uteris, ulceri ipsum inspergens sic vehemens admo-<text:line-break/>dum esset, mordax, asperum et exedens, at quia empta-<text:line-break/>strum id facere proposuimus, perspicuum est unicuique re-<text:line-break/>sinam vel ceram vel adhuc adipem vel medullam miscen-<text:line-break/>dam fuisse, ac si nondum ex his emplastri spissitudinem ac-<text:line-break/>ceperit, oleum aliquod affundendum. Quum autem addo ali-<text:line-break/>quod , inaudiendum est tibi praeterquam quod proprie et<text:line-break/>simpliciter oleum dicitur, etiam quod cum adfectione rosa-<text:line-break/>ceum nominatur oleum vel myrteum vel cyprinum vel ejus<text:line-break/>generis aliquod, distinctum namque est jam saepius quid<text:line-break/>discriminis sit rofaceum unguentum dicas an oleum rofa-<text:line-break/>ceum, et unguentum cyprinum an cyprinum oleum, alia-<text:line-break/>que similia. Merito igitur ejuscemodi medicamentorum mix-<text:line-break/>turam non eandem omnes fecerunt, qui id genus empla-<text:line-break/>stra composuere. Nam quod plures hujus differentiae cau-<text:line-break/>sae existant, non ratione, fed mea ipsius experientia de-<text:line-break/>prehendi. Nonnunquam enim ex paucis numero simplicibus</text:p>
      <text:p text:style-name="P3">medicamentum subit<text:span text:style-name="Default_20_Paragraph_20_Font"><text:span text:style-name="T1">o</text:span></text:span> praeparavi, interdum ex pluribus^<text:line-break/>alias ex plurimis vel omnibus ejusdem generis. In<text:span text:style-name="Default_20_Paragraph_20_Font"><text:span text:style-name="T1">s</text:span></text:span>uper<text:line-break/>quia nonnulla apud nos abunde copiosa, quaedam ex toto<text:line-break/>non essent aut paucissima eo tempore, ex iis quae habe-<text:line-break/>bam, medicamentum compo<text:span text:style-name="Default_20_Paragraph_20_Font"><text:span text:style-name="T1">s</text:span></text:span>ui usu ita postulante, deinde<text:line-break/>quum experimento id probatum invenissem, ita semper usar-<text:line-break/>pavi. Saepe fortiora quaedam medicamenta composita, quae-<text:line-break/>dam imbecilliora, ultro facere instituenS, ut variis affectibus<text:line-break/>accommodata haberem, diversas compositiones agressus sum,<text:line-break/>praeterea hac ratione motus, quod pars exulceratione labo-<text:line-break/>rans plures requirat facultates, ut quum simul et cava est<text:line-break/>et fluida et sordida et <text:span text:style-name="Default_20_Paragraph_20_Font"><text:span text:style-name="T1">o</text:span></text:span>ris praetumida ac dura et fluxio-<text:line-break/>nem ex <text:span text:style-name="Default_20_Paragraph_20_Font"><text:span text:style-name="T1">s</text:span></text:span>uperioribus recipit. Si namque medicamentum ad<text:line-break/>omnia, quae sic exulceratis partibus acciderunt, valere cupias,<text:line-break/>diversarum virium materias miscere necessarium est. At si<text:line-break/>unum aliquod primum, quod urget, sanare studeas, aliis ne-<text:line-break/>glectis, non est quod medicamentorum varietatem requiras.</text:p>
      <text:p text:style-name="P3">Clarum est igitur et illos, qui ante me ejusmodi medica-<text:line-break/>menta confecerunt, ob praedictam rationem dissensisse, vel-<text:line-break/>uti verbi gratia in proposito medicamento vitulinum pin-<text:line-break/>gue auctor cepit, quod oras induratas emolliat. Proinde d n-<text:line-break/>plicem ei usum adhibere debebat, unum ut molliusculo medi-<text:line-break/>ramento ad unitatem siccorum faciendam, quae primum erant<text:line-break/>utilia, alterum ut et ipsum aliqua partis affectae symptomata<text:line-break/>seu accidentia persanareI. Verum multo utilius medulla cer-<text:line-break/>vina induratis oris adhibetur, quae si non adsit vitulina,<text:line-break/>sin utraque desideratur, humida aliqua et non acris resina.<text:line-break/>Nam omnes resinae humiditatis gratia simul et viscositatis,<text:line-break/>quam habent cognatam , sicca medicamenta veluti colligant,<text:line-break/>quia vero non evidentem habent acrimoniam , ulcus nequa-<text:line-break/>quam irritant. Quapropter nonnulli merito talibus medica-<text:line-break/>mentorem con<text:span text:style-name="Default_20_Paragraph_20_Font"><text:span text:style-name="T1">i</text:span></text:span>ecturis admiscuerunt vel terebinthinam vel<text:line-break/>laticem nominatam resinam. Meminisse autem vos inter<text:line-break/>componendum oportet illius etiam, quod a plerisque medi-<text:line-break/>corum negligitur, a quibusdam per ignorantiam committi-</text:p>
      <text:p text:style-name="P3">tur. Credunt enim institoribus vetus oleum dare se affir-<text:line-break/>mantibus, ignari quomodo ipsius loco vendant adipem suil-<text:line-break/>Ium veterem ex oleo communi liquatum temperatumque,<text:line-break/><text:span text:style-name="Default_20_Paragraph_20_Font"><text:span text:style-name="T1">s</text:span></text:span>ed membranulis prius diligenter nxemtis, apparet enim<text:line-break/>sic, crassem inspicientibus, si odoreris, vetustatis graveolen-<text:line-break/>tiam repraesentat, similitudo igitur est foetoris, qui vero<text:line-break/>utriusque ad unguem meminit, manifesto alterum ab altero<text:line-break/>discernit, alia siquidem est odoris adipis, alia veteris olei<text:line-break/>proprietas. Accedit huc, quod crassitudo ipsius adulterati<text:line-break/>continua non est nec similaris, quemadmodum olei veri.<text:line-break/>Quin et crassius in vasis fundo, tenuis in <text:span text:style-name="Default_20_Paragraph_20_Font"><text:span text:style-name="T1">s</text:span></text:span>ummo evadit,<text:line-break/>ob quod etiam id adulterantes permovent, dum emptoribus<text:line-break/>tradunt. At si re vera quoque sit oleum sine tali astu sua<text:line-break/>sponte natum, nomen quidem hoc obtinet vetus, vis autem<text:line-break/>trimi non est propinqua trigenario, aut quod annorum qua-<text:line-break/>tuor est, nullam consinitatem cum quinquagenario habet,<text:line-break/>siquidem temporis spatio, quum inveterarunt tum oleum,<text:line-break/>tum adeps mordacitatem quandam acquirunt^ Sed haec qui-</text:p>
      <text:p text:style-name="P3">dem <text:span text:style-name="Default_20_Paragraph_20_Font"><text:span text:style-name="T1">s</text:span></text:span>unt maxima, maxima vero et facultatis permutatio,<text:line-break/>maximam enim digerendi facultatem tum oleum, tum adeps,<text:line-break/>quando inveterata <text:span text:style-name="Default_20_Paragraph_20_Font"><text:span text:style-name="T1">s</text:span></text:span>unt, habent. Atque hoc ego expertus<text:line-break/>fum ideo, quod oleum ac adipem vetustissima forte quadam<text:line-break/>haberem a patre multis annis ob<text:span text:style-name="Default_20_Paragraph_20_Font"><text:span text:style-name="T1">s</text:span></text:span>ervata, quae ip<text:span text:style-name="Default_20_Paragraph_20_Font"><text:span text:style-name="T1">s</text:span></text:span>e rursum<text:line-break/>ambo admodum juvenis adhuc copio<text:span text:style-name="Default_20_Paragraph_20_Font"><text:span text:style-name="T1">s</text:span></text:span>a repo<text:span text:style-name="Default_20_Paragraph_20_Font"><text:span text:style-name="T1">s</text:span></text:span>ui, ut jam in-<text:line-break/>veteratis eis uti possem, ubi patris essent con<text:span text:style-name="Default_20_Paragraph_20_Font"><text:span text:style-name="T1">s</text:span></text:span>umpta. Sed<text:line-break/>etiam post haec iterum ambo saepe recondidi, ut vetustefce-<text:line-break/>rent, tantaque mihi nunc illorum copia est, quanta vel<text:line-break/>centum annis victuro <text:span text:style-name="Default_20_Paragraph_20_Font"><text:span text:style-name="T1">s</text:span></text:span>ufficiat. Propterea medicamentum,<text:line-break/>de quo <text:span text:style-name="Default_20_Paragraph_20_Font"><text:span text:style-name="T1">s</text:span></text:span>ermo est, oleum et adipem quadraginta annorum<text:line-break/>recipiens, <text:span text:style-name="Default_20_Paragraph_20_Font"><text:span text:style-name="T1">s</text:span></text:span>emper apud me ulcera diuturna praeter modum<text:line-break/>maligna quam opinio ferret melius sanavit. Sunt hujus-<text:line-break/>modi ulcera, in quibus ipsa affecta pars in tam vitioso ha-<text:line-break/>bitu consistit, ut quamvis sanguis nutriendi causa ad eam<text:line-break/>perveniens probe sit concoctus, tamen mutet ipsum cor-<text:line-break/>rumpatque, sive id quod influit adeo prav<text:span text:style-name="Default_20_Paragraph_20_Font"><text:span text:style-name="T1">o</text:span></text:span> succo prae-<text:line-break/>ditum est, ut etiam sipara nihil passa fuerit, ab illo certe</text:p>
      <text:p text:style-name="P3">ips<text:span text:style-name="Default_20_Paragraph_20_Font"><text:span text:style-name="T1">o s</text:span></text:span>olo erodatur. Mirifice igitur medicamenti compositor<text:line-break/>astringentia medicamenta repellendi facultate praedita as-<text:line-break/>sumpsit, ut nihil parti affectae dum curetur influat, quae-<text:line-break/>dam discutienda , ut sanies in laborante parte contentae<text:line-break/>per halitum discutiantur vacuenturque. Symmetria vero<text:line-break/>ipsorum ita habet. Aluminis scissilis et malicorii, ut quae<text:line-break/>validissime astringant, minus injecit, utriusque drachmas<text:line-break/><text:span text:style-name="Default_20_Paragraph_20_Font"><text:span text:style-name="T1">s</text:span></text:span>edecim in idem miscens, sore<text:span text:style-name="Default_20_Paragraph_20_Font"><text:span text:style-name="T1">o</text:span></text:span>s <text:span text:style-name="Default_20_Paragraph_20_Font"><text:span text:style-name="T1">s</text:span></text:span>esquiplum utriusque,<text:line-break/>hoc est drach. viginti quatuor, minus quidem astringentis,<text:line-break/>non minus autem siccantia, scissilis quoque et malicorii<text:line-break/>aequales utri<text:span text:style-name="Default_20_Paragraph_20_Font"><text:span text:style-name="T1">u</text:span></text:span>sque portiones indidit, gallae ad triginta<text:line-break/>drachmas duas apponens, ut omnes ex medicamentis<text:line-break/>drachmae octoginta octo colligerentur. His opposuit valide<text:line-break/>digerens et siccans medicamentum, calcem vivam contentus<text:line-break/>sedecim denariis, qui astringentium vires <text:span text:style-name="Default_20_Paragraph_20_Font"><text:span text:style-name="T1">su</text:span></text:span>fficiunt dedu-<text:line-break/>cere. Centum igitur et quatuor denariis ex metallicis me-<text:line-break/>dicamentis collectis plus quoque thuris adlicere convenio-</text:p>
      <text:p text:style-name="P3">bat, et hoc mitius evasisset medicamentum, quo copiosius<text:line-break/>illud repecisset, caeterum vehemens ipsum servare curans,<text:line-break/>minus adjecit. Tibi autem licet bifariam ip<text:span text:style-name="Default_20_Paragraph_20_Font"><text:span text:style-name="T1">s</text:span></text:span>um componere;<text:line-break/>nam ubi priora quinque contriveris , omniaque simul com-<text:line-break/>mi<text:span text:style-name="Default_20_Paragraph_20_Font"><text:span text:style-name="T1">s</text:span></text:span>eris, acervo in duas portiones divi<text:span text:style-name="Default_20_Paragraph_20_Font"><text:span text:style-name="T1">s</text:span></text:span>o alteri parti <text:span text:style-name="Default_20_Paragraph_20_Font"><text:span text:style-name="T1">s</text:span></text:span>e-<text:line-break/>decim thuris drachmas, alteri duplum indito, deinde liquato,<text:line-break/>et postquam refrigeraveris , radito ceratum ex liquabilibus<text:line-break/>medicamentis confectum, quod et ip<text:span text:style-name="Default_20_Paragraph_20_Font"><text:span text:style-name="T1">s</text:span></text:span>um in duas partes<text:line-break/>sejungito, alteram ei, quod plus thuris habeat, alteram re^<text:line-break/>liquo admiscens. Atque de cerae et adipis <text:span text:style-name="Default_20_Paragraph_20_Font"><text:span text:style-name="T1">s</text:span></text:span>ymmetria prima<text:line-break/>conjectura latitudinem magnam fatis obtinet, nobis haud<text:line-break/>plane intelligentibus, quale tandem crassitudine medicamen..<text:line-break/>tum futurum sit, at postquam omnia mixta fuerint, cla-<text:line-break/>rumfit, tenerius an durius aequo sit redditum. Quare in<text:line-break/>altera compositione diligentius nobis coniectandum est et<text:line-break/>de his ipsis et simul cum his de oleo. Ut enim citra ratio-<text:line-break/>nasum methodum medicamenta componere , ita vim illos</text:p>
      <text:p text:style-name="P3"><text:span text:style-name="Default_20_Paragraph_20_Font"><text:span text:style-name="T1">s</text:span></text:span>um certo et accurate cognoscere sine experientia nemo<text:line-break/>potest. Hoc itaque medicamentum Andromachus ipse despe-<text:line-break/>ratis auxiliari dixit. Ab hoc vero deinceps quoddam ad<text:line-break/>paronychias tradidit. Ac post hoc rursus sic ad verbum<text:line-break/>scripsit. <text:span text:style-name="Default_20_Paragraph_20_Font"><text:span text:style-name="T1">Ad mal</text:span></text:span>i<text:span text:style-name="Default_20_Paragraph_20_Font"><text:span text:style-name="T1">gna ulcera in Valeria Secunda</text:span></text:span>. Subau-<text:line-break/>diendum nimirum est, usus <text:span text:style-name="Default_20_Paragraph_20_Font"><text:span text:style-name="T1">s</text:span></text:span>um. Materia sane medicamenti<text:line-break/>innuit curatione quidem <text:span text:style-name="Default_20_Paragraph_20_Font"><text:span text:style-name="T1">s</text:span></text:span>e a vehementibus relinqui, sed<text:line-break/>posse ea, quae vehementium medicamentorum adhibitione<text:line-break/>irritantur, mitigare. Compositio itaque eius haec capit. ♃<text:line-break/>Tyrrhenicae drachmas octo, subaudi videlicet cerae, <text:span text:style-name="Default_20_Paragraph_20_Font"><text:span text:style-name="T1">s</text:span></text:span>evI<text:line-break/>taurini drachmas quatuor, terebinthinae drachmas quatuor;<text:line-break/>plumbi usti drachmas quatuor. Linamentis excepto utitor.<text:line-break/>Haec ipsi<text:span text:style-name="Default_20_Paragraph_20_Font"><text:span text:style-name="T1">u</text:span></text:span>s verba sunt. Male autem fecit, quod ad quae<text:line-break/>maligna convenire id dicat, non declaravit, nec quod ve-<text:line-break/>hemens sit aut mitigatorium adfecit, diversa namque <text:span text:style-name="Default_20_Paragraph_20_Font"><text:span text:style-name="T1">s</text:span></text:span>unt<text:line-break/>mitigatoria medicamenta. Nam quaedam tantillum etiam<text:line-break/>affectus juvant, nonnulla vero vel paululum offendunt, alin</text:p>
      <text:p text:style-name="P3">qua nec juvant nec offendunt, <text:span text:style-name="Default_20_Paragraph_20_Font"><text:span text:style-name="T1">s</text:span></text:span>ed dolores tantum leniunt,<text:line-break/>de quibus alias agemus , multa eius generis longo usu ex-<text:line-break/>plorata scripturi, ac quaedam mirifice adeo <text:span text:style-name="Default_20_Paragraph_20_Font"><text:span text:style-name="T1">s</text:span></text:span>ymmetriis com-<text:line-break/>posita, ut omnino juvent, interdum etiam ip<text:span text:style-name="Default_20_Paragraph_20_Font"><text:span text:style-name="T1">s</text:span></text:span>os tantum<text:line-break/>affectus agrestium, ut ita dicam, ulcerum perfanent. Verum<text:line-break/>ex illorum materie est cera Tyrrhenica et plumbum ust<text:span text:style-name="Default_20_Paragraph_20_Font"><text:span text:style-name="T1">u</text:span></text:span>m,<text:line-break/>non tamen terebinthina et taurinum <text:span text:style-name="Default_20_Paragraph_20_Font"><text:span text:style-name="T1">s</text:span></text:span>evum. Verum de ejus-<text:line-break/>modi ulceribus ac medicamentis <text:span text:style-name="Default_20_Paragraph_20_Font"><text:span text:style-name="T1">s</text:span></text:span>ermo, ut dictum est, pe-<text:line-break/>cubaris in posterum nos expectat, nunc de curatu difficili-<text:line-break/>bus vel chironiis vel quomodocunque appellasse velis , disi-<text:line-break/>ferere propositum est, ex quorum numero sunt et haec<text:line-break/>quinque universa in quart<text:span text:style-name="Default_20_Paragraph_20_Font"><text:span text:style-name="T1">o</text:span></text:span> Critonis libro conscripta.</text:p>
      <text:h text:style-name="Heading_20_2" text:outline-level="2">Cap. VI.</text:h>
      <text:p text:style-name="P35"><text:s/>[<text:span text:style-name="Default_20_Paragraph_20_Font"><text:span text:style-name="T1">De medicamentis a Critone scriptis. Me-<text:line-break/>dicamentum ex ladano.] </text:span></text:span>O<text:span text:style-name="Default_20_Paragraph_20_Font"><text:span text:style-name="T1">ptimum medicamentum epu-<text:line-break/>l</text:span></text:span>a<text:span text:style-name="Default_20_Paragraph_20_Font"><text:span text:style-name="T1">ticum ex .ladano. Convenit praetumidis cum duritia<text:line-break/>ulceribus et cavis , deligatum vero membrum in diem<text:line-break/>quartum continendum est</text:span></text:span>. ♃ Picis aridae c , aeruginis<text:line-break/>rasae Ʒ xxiv, aeris ulli Ʒ xv, squamae rubrae Ʒ xxiv, la-</text:p>
      <text:p text:style-name="P3">dani ℥ ix, argenteae <text:span text:style-name="Default_20_Paragraph_20_Font"><text:span text:style-name="T1">s</text:span></text:span>pumae lib. iij. olei <text:span text:style-name="Default_20_Paragraph_20_Font"><text:span text:style-name="T1">s</text:span></text:span>extarium j ẞ,<text:line-break/>vini optimi sextarium j ẞ. Hoc emplastrum praeparavi et<text:line-break/>ego materia recepta, quae nullum mollicinum medicamen-<text:line-break/>tum contineret, sic enim vocat Hippocrates omne, genus<text:line-break/>medicamentorum, quae connatam humiditatem hahenL,<text:line-break/>qualis in pingui est singulisque oleosis medicamentis et qui -<text:line-break/>dem in ipso oleo et aqua. Quin et resina ceraque molliri-<text:line-break/>num quippiam obtinet. In medio ipsorum , dico autem sic-<text:line-break/>corum temperamento et mollicinorum , pix consistit, coque<text:line-break/>ambobus generibus citra offensam admiscetur, quemadmo-<text:line-break/>dum tum argenti spuma tum arida medicamenta, quae<text:line-break/>circa mediam temperiem versantur, etiam si nonnihil ad<text:line-break/>utrumvis excessum interdum declinent. Hoc genere com-<text:line-break/>prehenditur pix quoque , quae secundum siccitatis ac hu-<text:line-break/>nuditatis oppositionem manifesto jam a mediis recessit, fa-<text:line-break/>eundum atteram oppositionem calefaci entium et refrigeran-<text:line-break/>tium non item, calefacit enim modice, atque Adeo medi-<text:line-break/>cementis, quae pus movent, admiscetur. Quamobrem in</text:p>
      <text:p text:style-name="P3">proposito medicamento arida pix mediis attribuitur i atque<text:line-break/>hac magis argenti <text:span text:style-name="Default_20_Paragraph_20_Font"><text:span text:style-name="T1">s</text:span></text:span>puma et alia quae siccandi vim obti-<text:line-break/>nent. Porro quum et hic error committi possit, disputa-<text:line-break/>tionem de ipsa instituam, theoremate primum ad multa<text:line-break/>utili in memoriam revocato, quanquam id in aliis operi-<text:line-break/>bus, maxime de simplici medicina et therapeutice satis<text:line-break/>abunde sim exequutus. Calidum enim et frigidum, humi-<text:line-break/>dum et siccum medicamentum appellamus, quod corpus<text:line-break/>nostrum calefacere vel refrigerare veI siccare veI hume-<text:line-break/>ctare queat, ad optimum hominis temperamentum colla-<text:line-break/>tione facta. Medium vero quoddam hoc est inter alia tam-<text:line-break/>peramenta vitiosa, quae etiam calida vel frigida vel humida<text:line-break/>veI sicca nominamus, a praepollente in ipsis sive qualitate<text:line-break/>sive facultate sive <text:span text:style-name="Default_20_Paragraph_20_Font"><text:span text:style-name="T1">s</text:span></text:span>ubstantia sive temperie malis dicere, de-<text:line-break/>nominationem facientes. Eadem ratione neque, si a lupe-<text:line-break/>r an te in mixtura elemento universam temperiem denomi-<text:line-break/>nare velis, rerum scientiam offendes, ostensum enim est in<text:line-break/>medendi methodo praesidia per indicationem ab ipsis qui-</text:p>
      <text:p text:style-name="P2">dem affectibus contrariae illis temperaturae inveniri, a<text:line-break/>tota vero animantis cujusque natura atque a singularum<text:line-break/>rursus partium propriae et similis. Unde si et ulcus sim-<text:line-break/>plex cavum habeat quis, ab iisdem quidem genere, sed quae<text:line-break/>non mediocrem differentiam in particularium speciebus ha-<text:line-break/>bent, curatio sumetur. Atque ob id demonstravimus ulce-<text:line-break/>rum omnino similium quaedam medicamentis, quae admo-<text:line-break/>dum siccent, persanata, puta radice panacis, aristolochia,<text:line-break/>acoro, iride, nonnulla folo thure , licet hoc carnem non in-<text:line-break/>ducat, sed illas naturas ad suppurationem perducat, quas<text:line-break/>aristolochia carne replet. Sicut autem in corporibus curan-<text:line-break/>dis differentia particularis permagna est, ita quoque in ulce-<text:line-break/>ribus. Nam simplex, cavum et purum ulcus a mediocriter<text:line-break/>siccantibus curatur, sordidum vero et malignum et oris<text:line-break/>praetumidis ac duris quidem, sed carne juxta cutem fluida,<text:line-break/>validissime siccantia requirit. In his igitur ulceribus, quo-.<text:line-break/>niam et de ipsis verba facimus, thus est adeo imbecillum</text:p>
      <text:p text:style-name="P3">medicamentum , ut ne pus quidem concoquere vel movere<text:line-break/>possit. Argenti spuma hoc est validius, sed mediis tamen et<text:line-break/>ipsum inferius. At pix arida mediorum gregi annumeratur,<text:line-break/>quemadmodum hanc superat exiccand<text:span text:style-name="Default_20_Paragraph_20_Font"><text:span text:style-name="T1">a</text:span></text:span> aes combustum,<text:line-break/>chry<text:span text:style-name="Default_20_Paragraph_20_Font"><text:span text:style-name="T1">s</text:span></text:span>ocolla et diphryges. P<text:span text:style-name="Default_20_Paragraph_20_Font"><text:span text:style-name="T1">o</text:span></text:span>rro evidenter siccat chalcitis<text:line-break/>combusta, aerugo, misy, atramentum sutorium, aeris <text:span text:style-name="Default_20_Paragraph_20_Font"><text:span text:style-name="T1">s</text:span></text:span>quama,<text:line-break/>atque altero modo quaecunque acerba sunt, galla ompha-<text:line-break/>citis, id est <text:span text:style-name="Default_20_Paragraph_20_Font"><text:span text:style-name="T1">immatura, </text:span></text:span>malicorium, alumen. Exedunt autem<text:line-break/>non usta, chalcitis, aerug<text:span text:style-name="Default_20_Paragraph_20_Font"><text:span text:style-name="T1">o</text:span></text:span>, misy et calx. Quae jam vehe-<text:line-break/>mentissimas facultates habent, in omnibus corporibus ean-<text:line-break/>dem actionem ostendere videntur, imbecillia manifestam<text:line-break/>differentiam indicant. At si mentem adhibeas, neque minus<text:line-break/>in valentibus medicamentis magnum actionis discrimen de-<text:line-break/>prehendes quam in mollibus et duris corporibus obeunt;<text:line-break/>etenim mollia citius accendunt, vehemenlius molestant et<text:line-break/>majores phlcgmonas concitant. Quum igitur haec non mod<text:span text:style-name="Default_20_Paragraph_20_Font"><text:span text:style-name="T1">o<text:line-break/></text:span></text:span>ad praesentia, sed ad alia quoque multa, quae hoc com-</text:p>
      <text:p text:style-name="P3">mentario continentur, utilia dixerim, rursus ad propositum<text:line-break/>medicamentum revertar, in qu<text:span text:style-name="Default_20_Paragraph_20_Font"><text:span text:style-name="T1">o</text:span></text:span> picis aridae Ʒ c, a Critone<text:line-break/>scriptum fuisse retulimus, argenti <text:span text:style-name="Default_20_Paragraph_20_Font"><text:span text:style-name="T1">s</text:span></text:span>pumae lib. iij, quum<text:line-break/>neutrum propria facultate ulcus malignum persanare queat,<text:line-break/>verum ut medicamentum, quod componitur, emplastri spe-<text:line-break/>ciem induat, recte praesidiis admixta <text:span text:style-name="Default_20_Paragraph_20_Font"><text:span text:style-name="T1">s</text:span></text:span>unt. Quantitas autem<text:line-break/>ip<text:span text:style-name="Default_20_Paragraph_20_Font"><text:span text:style-name="T1">s</text:span></text:span>orum artificiali conjectura <text:span text:style-name="Default_20_Paragraph_20_Font"><text:span text:style-name="T1">s</text:span></text:span>umpta dicto nuper pondere<text:line-break/>statuta est , cavente hoc illo qui compo<text:span text:style-name="Default_20_Paragraph_20_Font"><text:span text:style-name="T1">s</text:span></text:span>uit, ne tam exiguum<text:line-break/>utriusque validis medicamentis misceatur, ut mordacia evi-<text:line-break/>dentiaque fiant aegris molesta, vel tam multa mole et pon-<text:line-break/>dere , ut iplorum facultatem dissolvant. Nam aeris <text:span text:style-name="Default_20_Paragraph_20_Font"><text:span text:style-name="T1">s</text:span></text:span>quama<text:line-break/>admodum siccat abstergitque, atque hac etiam magis aerugo,<text:line-break/>quae ambo efficacia <text:span text:style-name="Default_20_Paragraph_20_Font"><text:span text:style-name="T1">s</text:span></text:span>unt et carnem exedunt. Aes combustum<text:line-break/>nec a quoquam intendi nec re<text:span text:style-name="Default_20_Paragraph_20_Font"><text:span text:style-name="T1">s</text:span></text:span>olvi postulat mediocri fa-<text:line-break/>cultate prae<text:span text:style-name="Default_20_Paragraph_20_Font"><text:span text:style-name="T1">s</text:span></text:span>entibus commodum. Constat autem olei mensum<text:line-break/>ram ex illis, quibuscum mi<text:span text:style-name="Default_20_Paragraph_20_Font"><text:span text:style-name="T1">s</text:span></text:span>cetur, et coctionis quantitate</text:p>
      <text:p text:style-name="P3">conjici, nam quae metallica praeparas ad siccandum sine<text:line-break/>ull<text:span text:style-name="Default_20_Paragraph_20_Font"><text:span text:style-name="T1">o</text:span></text:span> mor<text:span text:style-name="Default_20_Paragraph_20_Font"><text:span text:style-name="T1">s</text:span></text:span>u coquere diutius oportet. Atque haec ratio est<text:line-break/>cur Crito coctionem quoque ipsis hisce verbis appo<text:span text:style-name="Default_20_Paragraph_20_Font"><text:span text:style-name="T1">s</text:span></text:span>uerit.<text:line-break/>Argenti spumam et oleum coquito, donec aliquatenus co-<text:line-break/>ierint, deinde <text:span text:style-name="Default_20_Paragraph_20_Font"><text:span text:style-name="T1">s</text:span></text:span>pumam aeris, aeruginem, dum confluxerint<text:line-break/>et colorem bonum acquirant, mox picem adjicito, postea-<text:line-break/>quam refrigerata fuerint, ladanum ex vin<text:span text:style-name="Default_20_Paragraph_20_Font"><text:span text:style-name="T1">o</text:span></text:span> tritum, obfer-<text:line-break/>vans ne ex hoc adjecto efferve<text:span text:style-name="Default_20_Paragraph_20_Font"><text:span text:style-name="T1">s</text:span></text:span>cat, postremo <text:span text:style-name="Default_20_Paragraph_20_Font"><text:span text:style-name="T1">s</text:span></text:span>upra ignem<text:line-break/>lenem unita defundit<text:span text:style-name="Default_20_Paragraph_20_Font"><text:span text:style-name="T1">o</text:span></text:span> fubigitoque. Haec quidem c<text:span text:style-name="Default_20_Paragraph_20_Font"><text:span text:style-name="T1">o</text:span></text:span>ctionis<text:line-break/><text:span text:style-name="Default_20_Paragraph_20_Font"><text:span text:style-name="T1">s</text:span></text:span>criptura est. Licet etiam copiosiore oleo adjecto, diutius<text:line-break/>coquere primum argenti spumam, deinde his injectam aeru-<text:line-break/>ginem, squamam et aes; etenim ubi diutius coquuntur, du-<text:line-break/>plicem in huiusmodi ulceribus virtutem consequuntur, quip-<text:line-break/>pe magis siccant et minus mordent. Itaque de aliis simplici-<text:line-break/>bus medicamentis , quae in proposito emplastro Crito per-<text:line-break/>censuit , satis mihi dictum est. Ladani autem sermonem vi-<text:line-break/>tavi, quod etiam solum ex vino tritum ulceribus aegre ad<text:line-break/>cicatricem venientibus conducat, non quia vini facultatem</text:p>
      <text:p text:style-name="P3">reqmrat, sed qum nunus est quam ut emplastro, convemat;<text:line-break/>fed fi oleo admixto id coquas, medicamenti facultatem obtun-<text:line-break/>das; adeo autem validum non est, ut obtundi desideret, quem-<text:line-break/>admodum aerugo vel chalcitis vel squama vel tale quippiam<text:line-break/>et propter id mollius. Est autem tale recens, nam ulceribus<text:line-break/>difficulter cicatricem ducentibus accommodatissimum est.<text:line-break/>In Cypro igitur, ubi plurimum nascitur, medicus quidam,<text:line-break/>recens adhuc et molle id genus ulceribus ipsum molliens<text:line-break/>imponebat, quod si paulum indumisset, ex myrteo emol-<text:line-break/>flebat, hujus inopia ex cyprino vel rosaceo. Aliud autem<text:line-break/>medicamentum non multo post hoc in quarto volumine Crito<text:line-break/>hisce verbis conscripsit. <text:span text:style-name="Default_20_Paragraph_20_Font"><text:span text:style-name="T1">Medicamentum ex chamaeleonte,<text:line-break/>facit ad eadem quae P</text:span></text:span>y<text:span text:style-name="Default_20_Paragraph_20_Font"><text:span text:style-name="T1">ria. .inducit egregie cicat</text:span></text:span>r<text:span text:style-name="Default_20_Paragraph_20_Font"><text:span text:style-name="T1">icem<text:line-break/>ulceribus curatu dipstcilibus, callosis et veteribus. Medetur<text:line-break/>itidem ani rhagadiis, cond</text:span></text:span>y<text:span text:style-name="Default_20_Paragraph_20_Font"><text:span text:style-name="T1">lomatis et duritiis</text:span></text:span>. ♃ Argenti<text:line-break/>fpumae minam j , cerae minae ẞ , aeruginis minae partem<text:line-break/>quartam, chamaeleontis octavam , olei minam. Oleum et<text:line-break/>argenti spumam incoquito, rudicula movens, donec crassitu-</text:p>
      <text:p text:style-name="P3">dinem accipiat et fiat melinum, quod ubi feceris, aerugi-<text:line-break/>nem inspergito, deinde ceram diligenter liquatam adjicito,<text:line-break/>et ab igne sublato chamaeleontem indito, quum in unitatem<text:line-break/>coierint, in mortarium fundito, inique subactum excipite.<text:line-break/>Hoc medicamentum vice ladani chamaele<text:span text:style-name="Default_20_Paragraph_20_Font"><text:span text:style-name="T1">o</text:span></text:span>ntem ejusdem<text:line-break/>Iane facultatis accepit, ambo namque ulceribus vix sanabi-<text:line-break/>libus cicatricem inducunt. Differunt tamen quod illud aes<text:line-break/>ustum habeat, minime vero ceram, h<text:span text:style-name="Default_20_Paragraph_20_Font"><text:span text:style-name="T1">o</text:span></text:span>c ceram quidem, <text:span text:style-name="Default_20_Paragraph_20_Font"><text:span text:style-name="T1">s</text:span></text:span>ed<text:line-break/>aes non contineat. Atque hic recte auctor fecit, qui in illo<text:line-break/>cerae loco ladanum ad siccorum medicamentorum unitatem<text:line-break/>faciendam usurpaverit, hic vero nihil tale habens ceram<text:line-break/>miscuit, quae sane remollit mediocriter, non tamen cicatri-<text:line-break/>cem generat, potuisset autem et hic plus olei infundere,<text:line-break/>sicut vetus vel ricininum. Ego vero hujusmodi medicamenti<text:line-break/>lentiscinum quoque injicio, quod plurium facultatum est<text:line-break/>particeps, siquidem emollit nonnihil, discutit et astringit,<text:line-break/>quibus omnibus difficilia cicatrici obducendae ulcera cum<text:line-break/>oris induratis indigent.</text:p>
      <text:h text:style-name="P13" text:outline-level="2">Cap. VII. </text:h>
      <text:p text:style-name="P35">[<text:span text:style-name="Default_20_Paragraph_20_Font"><text:span text:style-name="T1">De medicamentis ab Heraclide scriptis.]<text:line-break/></text:span></text:span>Opportunum jam est etiam medicamentorum ab Heraclide<text:line-break/>Tarantino in tertio libro ad Astydamantem scriptorum me-<text:line-break/>minisse. Vir namque fide dignus est, si quisquam alius, qui<text:line-break/>fola experimentis <text:span text:style-name="Default_20_Paragraph_20_Font"><text:span text:style-name="T1">s</text:span></text:span>uis probata commemoret. Is igitur vir<text:line-break/>hunc in modum conscripsit ad verbum. <text:span text:style-name="Default_20_Paragraph_20_Font"><text:span text:style-name="T1">Adversus vetera<text:line-break/>ulcera</text:span></text:span>. Squamae pars una, aeruginis rasae partes quatuor,<text:line-break/>cerati myrtei partibus octo excipiuntur. Heraclides itaque,<text:line-break/>tanquam medicis commentarium scribens, adjecit, cerato<text:line-break/>myrteo excspito. Sunt autem plerique hujus tempestatis tam<text:line-break/>audaces, ut priusquam a praeceptoribus habitum quendam<text:line-break/>medicum acquisierint, hujusmodi libris confidentes optimis<text:line-break/>medicamentis citra methodum utantur, ideoque frequenter<text:line-break/>de prospero <text:span text:style-name="Default_20_Paragraph_20_Font"><text:span text:style-name="T1">s</text:span></text:span>uccessu frustrentur. alam vero myrtei cerati<text:line-break/>plus minusve adjicientem nunc humidiore et molliore me-<text:line-break/>dicamento, nunc duriore et sicciore uti licet, in primo<text:line-break/>quidem usu latiore conjectura, sicut dictum est, in fecundo</text:p>
      <text:p text:style-name="P3">propius accedente. Nam ulcus intuentes, si minus quam<text:line-break/>par est exiecatum sit, vehementius medicamentum redde-<text:line-break/>mus, ut magis siccet; sin plus ac convenit, mollius ipsum<text:line-break/>copiosioris myrtei cerati mixtura faciemus, quia metallico-<text:line-break/>rum vis non <text:span text:style-name="Default_20_Paragraph_20_Font"><text:span text:style-name="T1">s</text:span></text:span>olum ab hoc, sed etiam quovis cerato resol-<text:line-break/>vitur. Ab hoc quum deinceps <text:span text:style-name="Default_20_Paragraph_20_Font"><text:span text:style-name="T1">s</text:span></text:span>cripsisset <text:span text:style-name="Default_20_Paragraph_20_Font"><text:span text:style-name="T1">Alia,</text:span></text:span> inaudi<text:span text:style-name="Default_20_Paragraph_20_Font"><text:span text:style-name="T1">t</text:span></text:span><text:span text:style-name="Default_20_Paragraph_20_Font"><text:span text:style-name="T3">e<text:line-break/></text:span></text:span>autem videlicet oportet virtus, ista fubj<text:span text:style-name="Default_20_Paragraph_20_Font"><text:span text:style-name="T1">u</text:span></text:span>nxit: squamae<text:line-break/>laevigatae acetum assundito ac sub canicula laevigato, mellis<text:line-break/>spissitudinem faciens, vel incoquito, postquam siccum suerit,<text:line-break/>in pulverem redactum cerati partes octo misceto, ac utitor<text:line-break/><text:span text:style-name="Default_20_Paragraph_20_Font"><text:span text:style-name="T3">ad </text:span></text:span>recentia vulnera et vetera ulcera et rasa et attritus et<text:line-break/>perniones non nimis ulcerosos. Haec vobis de hoc medica-<text:line-break/>mento sunt intelligenda. Ad alia quidem mediocriter octo<text:line-break/>partes cerati squamae adfeceris, ad vetera nimium, hoc est<text:line-break/>curatu difficilia, si partes sex aut quinque illius apponas,<text:line-break/>nihil I peccabis, valentioribus enim indigent. Inde hanc de<text:line-break/>medicament<text:span text:style-name="Default_20_Paragraph_20_Font"><text:span text:style-name="T1">o</text:span></text:span> narrationem sic <text:span text:style-name="Default_20_Paragraph_20_Font"><text:span text:style-name="T1">s</text:span></text:span>cripsit Heraclides dicens, po-<text:line-break/><text:span text:style-name="Default_20_Paragraph_20_Font"><text:span text:style-name="T3">tes </text:span></text:span>insuper squama super ignem resiccata uti. Illius autem</text:p>
      <text:p text:style-name="P3">sermo innuit, si alio quopiam tempore medicamentum con-<text:line-break/>siciamus, loco caloris ex <text:span text:style-name="Default_20_Paragraph_20_Font"><text:span text:style-name="T1">s</text:span></text:span>ole igne utendum esse, quan-<text:line-break/>quam hujusmodi omnia aestivo sole meliora stant multis<text:line-break/>diebus trita, quaedam ex vino, quaedam ex aceto. Subti-<text:line-break/>liora igitur fiunt, quae ex aceto laevigantur, atque ob id<text:line-break/>melius detrahunt, attenuant siccantqne, verum ad cicatri-<text:line-break/>ces ducendas ex vino trita meliora. In usu sunt haec prius<text:line-break/>exiccatis, deinde praeputiatis ulceribus, quae cicatricem<text:line-break/>aegre recipiunt. Siccabuntur itaque iis, quae valide siccant,<text:line-break/>purgabuntur per detergenda, cicatricem ducent astringen-<text:line-break/>tibus. <text:span text:style-name="Default_20_Paragraph_20_Font"><text:span text:style-name="T1">Aliud</text:span></text:span>. Deinceps aliud medicamentum <text:span text:style-name="Default_20_Paragraph_20_Font"><text:span text:style-name="T1">s</text:span></text:span>cripsit Hera-<text:line-break/>elides ejusdem quidem materiae, <text:span text:style-name="Default_20_Paragraph_20_Font"><text:span text:style-name="T1">s</text:span></text:span>ed non validum, quia<text:line-break/>argenti spumae multum eum diphryge mixtum est. Etenim<text:line-break/>argenti <text:span text:style-name="Default_20_Paragraph_20_Font"><text:span text:style-name="T1">s</text:span></text:span>pumae triginta quinque drachmas, diphrygis octo<text:line-break/>in id conjicicndas esse consulit : atque haec cerato excipit,<text:line-break/>quod cerae drachmas quadraginta, olei tres heminas capiat.<text:line-break/>Ego subinde usus <text:span text:style-name="Default_20_Paragraph_20_Font"><text:span text:style-name="T1">s</text:span></text:span>um solo diphryge cum tali cerato, non</text:p>
      <text:p text:style-name="P2">quidem ad phagedaenica et chironia et putrida, multum<text:line-break/>enim virtute abest ab iis quae talia curant, <text:span text:style-name="Default_20_Paragraph_20_Font"><text:span text:style-name="T1">s</text:span></text:span>ed ad ilia,<text:line-break/>quae citra magnam malignitatem aegre cicatricem ducunt.<text:line-break/>Quare si et argenti spumam ipsi admisceas, eamque copio.<text:line-break/>fam, medicamentum reddes imbecillum. Post hoc aliud ad<text:line-break/>eadem ita <text:span text:style-name="Default_20_Paragraph_20_Font"><text:span text:style-name="T1">s</text:span></text:span>criptum esu ♃ Cerae drach. xij, resinae tere-<text:line-break/>binthinae drach. iij, <text:span text:style-name="Default_20_Paragraph_20_Font"><text:span text:style-name="T1">s</text:span></text:span>quamae draclu iv, ladani drach. iv, bi-<text:line-break/>tumidis drach. iij. ladanum et <text:span text:style-name="Default_20_Paragraph_20_Font"><text:span text:style-name="T1">s</text:span></text:span>quama <text:span text:style-name="Default_20_Paragraph_20_Font"><text:span text:style-name="T1">s</text:span></text:span>eparatim teruntur, de-<text:line-break/>inde alia liquefacta ex myrteo oleo miscentur ; quod si molle<text:line-break/>ladanum fuerit, liquefacito. Hac <text:span text:style-name="Default_20_Paragraph_20_Font"><text:span text:style-name="T1">s</text:span></text:span>criptura palam indicavit<text:line-break/>Heraclides ladanum durum mortario <text:span text:style-name="Default_20_Paragraph_20_Font"><text:span text:style-name="T1">s</text:span></text:span>olum ip<text:span text:style-name="Default_20_Paragraph_20_Font"><text:span text:style-name="T1">s</text:span></text:span>um esse lae-<text:line-break/>vigandum, humidum simul et molle <text:span text:style-name="Default_20_Paragraph_20_Font"><text:span text:style-name="T1">s</text:span></text:span>uper ignem liquandum<text:line-break/>vel <text:span text:style-name="Default_20_Paragraph_20_Font"><text:span text:style-name="T1">s</text:span></text:span>olum vel cum oleo modico, quod me non modo in<text:line-break/>hoc, verum in gutta ammoniaci quoque perpetuo facientem<text:line-break/>vidistis. Est vero et quod post hoc <text:span text:style-name="Default_20_Paragraph_20_Font"><text:span text:style-name="T1">s</text:span></text:span>equitur medicamen-<text:line-break/>tum a Tarantino con<text:span text:style-name="Default_20_Paragraph_20_Font"><text:span text:style-name="T1">s</text:span></text:span>criptum ad eadem hac <text:span text:style-name="Default_20_Paragraph_20_Font"><text:span text:style-name="T1">s</text:span></text:span>ymmetria<text:line-break/>compositum. ♃ Chalcitidis drach. viginti quinque, cadmiae</text:p>
      <text:p text:style-name="P3">drach. xij, ẞ. Seorsum teruntur, vinum aparachyton,<text:line-break/>id est originale, miscetur, ubi efferbuerint, <text:span text:style-name="Default_20_Paragraph_20_Font"><text:span text:style-name="T1">s</text:span></text:span>uperfunditur,<text:line-break/>ut haec modice irrigentur, postea Iaevigantur, donec sic-<text:line-break/>cefcant, ad haec liquatarum cerae Ʒ I, resinae terebin-<text:line-break/>thinae Ʒ xxx, myrtei heminae partis octavae, cerato e sic-<text:line-break/>cis^ c<text:span text:style-name="Default_20_Paragraph_20_Font"><text:span text:style-name="T1">o</text:span></text:span>nfecto Ʒ xx, miscentur. Hoc quoque medicamentum<text:line-break/>nihil habet ex iis, quae malthacode, id est <text:span text:style-name="Default_20_Paragraph_20_Font"><text:span text:style-name="T1">mollicina</text:span></text:span>, nosti..<text:line-break/>navimus, verum in mixtione ad ceratum, qui exercitatus<text:line-break/>est methodis rationalibus a me propositis, is convenientem<text:line-break/>in singulis ulceribus mixtionis quantitatem commode faciet.<text:line-break/>Pulchre autem vinum aparachyton, id est cui marina non<text:line-break/>addita est, calidum chalcitidi et cadmiae affundit, ut qui .<text:line-break/>chalcitidis acrimoniam caloris ipsius beneficio auferre stu-^<text:line-break/>deat. <text:span text:style-name="Default_20_Paragraph_20_Font"><text:span text:style-name="T1">Aliud huic proximum insigne medicamentum scriptum<text:line-break/>est, ex tot et talibus simplicibus compositum</text:span></text:span>. ♃ Squamae^<text:line-break/>stomomatis Ʒ iv, aeruginis rasae Ʒij,stn quibusdam exem-<text:line-break/>pluribus scriptum est Ʒ j, chry<text:span text:style-name="Default_20_Paragraph_20_Font"><text:span text:style-name="T1">s</text:span></text:span>ocollae Ʒ xxv vel xv, cerae<text:line-break/>Ʒ xxv, in quibusdam vero exemplaribus nec ceram nec</text:p>
      <text:p text:style-name="P2">aeruginem invenimus. Laevigatis aliis ceram cum resina<text:line-break/>modica liquesacito, ne medicamentum durescat, ubi com-<text:line-break/>miscueris utitor, desuper autem spongiam aceto expressam<text:line-break/>imponito. Demetrius Bithynus ajebat ipsam chrysocollam<text:line-break/>super calente admodum cera exceptam se usurpare. Osten-<text:line-break/>dit item Heraclides hoc in medicamento resinam non primo<text:line-break/>usu ejusmodi medicamentis misceri, sed ut lentorem quen-<text:line-break/>dam ad emplastri <text:span text:style-name="Default_20_Paragraph_20_Font"><text:span text:style-name="T1">s</text:span></text:span>pissitudinem conciliandam ipsis exhibeat,<text:line-break/>praesertim quum cera nec natura pinguis nec recens, sed<text:line-break/>dura atque arida fuerit, et quidem stomomatis squama<text:line-break/>praeterquam quod astringendi vim habet, etiam valide exic-<text:line-break/>cat. Demetrium autem Bithynum dixit chrysocolla sola cera<text:line-break/>excepta uti, quod nimirum recte faciens Demetrius in hunc<text:line-break/>modum usurpavit, quemadmodum ego quoque <text:span text:style-name="Default_20_Paragraph_20_Font"><text:span text:style-name="T1">s</text:span></text:span>aepe non<text:line-break/>chrysocollam duntaxat, sed alia quoque singula ipsa per <text:span text:style-name="Default_20_Paragraph_20_Font"><text:span text:style-name="T1">s</text:span></text:span>e<text:line-break/>molli cera resolvens ad hujusmodi utor. Nemini vero du-<text:line-break/>biom est, me alia singula dixisse,. nimirum ea, quae id ge-<text:line-break/>nus ulceribus prodesse. supra recensui, et terere in singulis</text:p>
      <text:p text:style-name="P2">quae curo aegre sanabilibus ulceribus talia medicamenta<text:line-break/>cum cera componentem. Interdum enim chry<text:span text:style-name="Default_20_Paragraph_20_Font"><text:span text:style-name="T1">s</text:span></text:span>ocollam cera<text:line-break/>excipio, nonnunquam aes combustum vel <text:span text:style-name="Default_20_Paragraph_20_Font"><text:span text:style-name="T1">s</text:span></text:span>quamam, eam-<text:line-break/>que vel stomomatis vel ferri vel aeris , interdum aerugi-<text:line-break/>nem vivam vel ustam , sicut etiam misy et chalcitidem.<text:line-break/>Aliquando ex austeris aliquid miscemus, quorum <text:span text:style-name="Default_20_Paragraph_20_Font"><text:span text:style-name="T1">s</text:span></text:span>upra me-<text:line-break/>minimus, quoties id, quod influit, repellere conamur, ex<text:line-break/>quorum numero est alumen, malicorium, galla, cytini, ha-<text:line-break/>laudium aliaque his similia. Itaque fide mihi adhibita,<text:line-break/>nullum hactenus commemoratum medicamentum repudian-<text:line-break/>dum esse, exercete usus eorum methodum, qua voti com-<text:line-break/>potes fiatis quemadmodum ego. Caeterum quum alia quo-<text:line-break/>que duo haud quaquam contemnenda medicamenta deinceps<text:line-break/>a Tarantino scripta sint, non abs re mihi vi<text:span text:style-name="Default_20_Paragraph_20_Font"><text:span text:style-name="T1">s</text:span></text:span>um est, ea quo-<text:line-break/>que addidisse. Eorum itaque prius sic tradidit. ♃ Squamae<text:line-break/>^Ʒiv, mannae Ʒ iv, aluminis scissilis Ʒ ij, misyos Ʒ ij, trita<text:line-break/>ex aceto in pastillos digerito, qui singuli pendant Ʒ ij, et<text:line-break/>reponito. Quum usus poscet, cerae Ʒ iv, alias xl , resinae</text:p>
      <text:p text:style-name="P2">pityinae Ʒ ij, levi taurini Ʒ iv, liquata refrigerare sinito<text:line-break/>pastilloque mi<text:span text:style-name="Default_20_Paragraph_20_Font"><text:span text:style-name="T1">s</text:span></text:span>ceto, utitor ad vulnera tanquam glutinatorio<text:line-break/>et quod inflammationem arceat. Haec quidem Tarantinus.<text:line-break/>Nos vero sic temperato ad ulcera commode u<text:span text:style-name="Default_20_Paragraph_20_Font"><text:span text:style-name="T1">s</text:span></text:span>urpari dici-<text:line-break/>mus, verum ad cacoëthe tale ceratum miscendum non est,<text:line-break/>quippe cera sola, veluti in prioribus declaratum est, hic<text:line-break/><text:span text:style-name="Default_20_Paragraph_20_Font"><text:span text:style-name="T1">s</text:span></text:span>ufficit. Ac si ex mollicinis quippiam miscere oportebit, id<text:line-break/>exiguum myrteum vel cyprinum vel rosaceum esto. NihiI<text:line-break/>item laedes, si resinam laricem appellatam adj ungas, nec si<text:line-break/>terebinthinam, quae licet minus idonea sit adversus hoc ge-<text:line-break/>nus ulcera , non tamen rejicienda estis Alias vero resinas,<text:line-break/>nisi praedictarum magna sit inopia, miscere non oportet.<text:line-break/>Sic de favo intelligendum venit, neque enim hoc apponere<text:line-break/>debemus, nisi ulceris oras emollire cupiamus. Porro quod<text:line-break/>taurinum pingue inter alia omnia, quae mansuetorum ani-<text:line-break/>mantium <text:span text:style-name="Default_20_Paragraph_20_Font"><text:span text:style-name="T1">s</text:span></text:span>unt , maxime siccet, non <text:span text:style-name="Default_20_Paragraph_20_Font"><text:span text:style-name="T1">s</text:span></text:span>emel audivistis, quippe<text:line-break/>fuperat ipsum tenuitate tum leonis tum pardi tum hyaenae</text:p>
      <text:p text:style-name="P3">adeps. Potius igitur est, ubi adipem mi<text:span text:style-name="Default_20_Paragraph_20_Font"><text:span text:style-name="T1">s</text:span></text:span>cere oportet, an-<text:line-break/>ferinum indere vel magis an<text:span text:style-name="Default_20_Paragraph_20_Font"><text:span text:style-name="T1">s</text:span></text:span>erum in pascuis digentium,<text:line-break/>fatis enim est tenuis et mitigans. .Iam quum adhuc restet<text:line-break/>medicamentum <text:span text:style-name="Default_20_Paragraph_20_Font"><text:span text:style-name="T1">s</text:span></text:span>uperiori proximum, in quo di<text:span text:style-name="Default_20_Paragraph_20_Font"><text:span text:style-name="T1">s</text:span></text:span>ciplinae prin-<text:line-break/>cipium fecit, ita fatus Heraclides, ipoterion quasi dicas<text:line-break/>expressionum, prae<text:span text:style-name="Default_20_Paragraph_20_Font"><text:span text:style-name="T1">s</text:span></text:span>ertim ad teneros, quoniam alterius tum<text:line-break/>materiae tum virtutis, quam diximus convenire iis, qui<text:line-break/>valida medicamenta non <text:span text:style-name="Default_20_Paragraph_20_Font"><text:span text:style-name="T1">s</text:span></text:span>ustinent, <text:span text:style-name="Default_20_Paragraph_20_Font"><text:span text:style-name="T1">s</text:span></text:span>ed mordentur, exagitan-<text:line-break/>tur et fluxionem acquirunt, <text:span text:style-name="Default_20_Paragraph_20_Font"><text:span text:style-name="T1">s</text:span></text:span>ermonem de eo differemus,<text:line-break/>quum de id genus medicamentis agemus, exponendum.<text:line-break/>Nunc ad similia prae<text:span text:style-name="Default_20_Paragraph_20_Font"><text:span text:style-name="T1">s</text:span></text:span>criptis de<text:span text:style-name="Default_20_Paragraph_20_Font"><text:span text:style-name="T1">s</text:span></text:span>cendam, tantum in<text:span text:style-name="Default_20_Paragraph_20_Font"><text:span text:style-name="T1">s</text:span></text:span>uper de<text:line-break/>iis apponens, quod etiam altero libro quem stratiotem , id<text:line-break/>est <text:span text:style-name="Default_20_Paragraph_20_Font"><text:span text:style-name="T1">militem</text:span></text:span>, Heraclides in scripsit, eadem medicamenta re-<text:line-break/>petiit, in tertio sibi ipsi duntaxat dissentiens. Hic enim<text:line-break/>simpliciter <text:span text:style-name="Default_20_Paragraph_20_Font"><text:span text:style-name="T1">s</text:span></text:span>cripsit cerae drachmas quadraginta, verum in<text:line-break/>stratiote appositum est, alii drachmas <text:span text:style-name="Default_20_Paragraph_20_Font"><text:span text:style-name="T1">s</text:span></text:span>edecim; atque hoc<text:line-break/>rectius est, quia multa cerae mixtura medicamenti vim</text:p>
      <text:p text:style-name="P2">minuit. Praeterea in libris quos ad Antiochidem <text:span text:style-name="Default_20_Paragraph_20_Font"><text:span text:style-name="T1">s</text:span></text:span>cripsit,<text:line-break/>horum ip<text:span text:style-name="Default_20_Paragraph_20_Font"><text:span text:style-name="T1">s</text:span></text:span>orum medicamentorum meminit HeracIides, atque<text:line-break/>in primis primi, quemadmodum in his, ita in illis quoque<text:line-break/>commentatus. <text:span text:style-name="Default_20_Paragraph_20_Font"><text:span text:style-name="T1">Ad nimis quam inveterata et callosa hoc<text:line-break/>uteris</text:span></text:span>. Squamae parte una, aeruginis in quibusdam erem-<text:line-break/>pluribus punctis distinctum <text:span text:style-name="Default_20_Paragraph_20_Font"><text:span text:style-name="T1">A s</text:span></text:span>criptum est, in aliis lineam<text:line-break/>suprascriptam habet oblongam <text:span text:style-name="Default_20_Paragraph_20_Font"><text:span text:style-name="T1">A</text:span></text:span>, ut vel quatuor partes<text:line-break/>vel unius quartam partem signisicaI. Itidem in praedictis<text:line-break/>exemplaribus varie ipsum scriptum inveni. Quare in hoc<text:line-break/>quoque utilitas propositi operis est, ut medicamentorum dis-<text:line-break/>ferentias pollis pernoscere, nam solus ipsis recte uli possis.<text:line-break/>Hoc igitur ipsum medicamentum, quod propositum est, si<text:line-break/>quatuor aeruginis portiones capiat, admodum acre futurum<text:line-break/>est. At si quartam aeruginis partem injicias uni <text:span text:style-name="Default_20_Paragraph_20_Font"><text:span text:style-name="T1">s</text:span></text:span>quamae<text:line-break/>portiunculae, mediocre medicamentum habebis, puta ad<text:line-break/>maligna, potissimumque fi non ex sola cera, sed cerato ipsa<text:line-break/>temperes. Praediximus ceram et mollem et novam esse</text:p>
      <text:p text:style-name="P3">oportere; si talis non sit, apud ignem paratum, calefaciet:-<text:line-break/>dam vel in sole et cum myrtei pauxillo emolliendam, ita.-<text:line-break/>que aeruginem et squamam ei commiscendum. Ostendimus<text:line-break/>quoque in hujus commentarii principio, optimum hoc esse<text:line-break/>medicamentum ex squama et aerugine confectum , si cera<text:line-break/>quadrupla adjecta sit: Atque ob id frequenter ip<text:span text:style-name="Default_20_Paragraph_20_Font"><text:span text:style-name="T1">s</text:span></text:span>o utor, cum<text:line-break/>aeris combusti aequali pondere plurimum admixto. Appo-<text:line-break/>fuit autem medicamenti hujus u<text:span text:style-name="Default_20_Paragraph_20_Font"><text:span text:style-name="T1">s</text:span></text:span>ui in libro, quem ad Alle<text:line-break/>tiochidem Tarantinus edidit, ea quae <text:span text:style-name="Default_20_Paragraph_20_Font"><text:span text:style-name="T1">s</text:span></text:span>uis commentariis<text:line-break/>supra nominatis omisit. Universam igitur ipsius orationis<text:line-break/><text:span text:style-name="Default_20_Paragraph_20_Font"><text:span text:style-name="T1">s</text:span></text:span>eriem adducam, habet autem in hunc modum<text:span text:style-name="Default_20_Paragraph_20_Font"><text:span text:style-name="T1">. Ad vetera<text:line-break/>quidem admodum et callosa hoc uteris</text:span></text:span>. Squamae parte<text:line-break/>una, aeruginis quarta, haec laevigata, myrteo cerato duro,<text:line-break/>quod octo partes contineat, excipiuntur, ufuique sunt, <text:span text:style-name="Default_20_Paragraph_20_Font"><text:span text:style-name="T1">s</text:span></text:span><text:span text:style-name="Default_20_Paragraph_20_Font"><text:span text:style-name="T3">ed<text:line-break/></text:span></text:span>prius aqua frigida ulcus eluitur. Apposuit praeterea elui<text:line-break/>oportere ulcus aqua frigida. Modo producam quae ex An-<text:line-break/>dromachi medicamentis eadem promittentibus omiseram.<text:line-break/>Antea namque emplastra duntaxat retuli, quae vero mcdt-</text:p>
      <text:p text:style-name="P3">camenta ex pastillis praeparata, ceratis admixtis dum u<text:span text:style-name="Default_20_Paragraph_20_Font"><text:span text:style-name="T1">s</text:span></text:span>us<text:line-break/>postulat, aegre <text:span text:style-name="Default_20_Paragraph_20_Font"><text:span text:style-name="T1">s</text:span></text:span>anabilium ulcerum epulotica esse dicit, veI<text:line-break/>quae sicca insperguntur , ea in praesentiarum <text:span text:style-name="Default_20_Paragraph_20_Font"><text:span text:style-name="T1">s</text:span></text:span>ubjun-<text:line-break/>gam , ah isso, quod inter arida juxta finem scribitur,<text:line-break/>exorsus.</text:p>
      <text:h text:style-name="Heading_20_2" text:outline-level="2">Cap. Vlll. </text:h>
      <text:p text:style-name="P35">[<text:span text:style-name="Default_20_Paragraph_20_Font"><text:span text:style-name="T1">Sicca Andromachi, aridum cicatricem<text:line-break/>du</text:span></text:span>c<text:span text:style-name="Default_20_Paragraph_20_Font"><text:span text:style-name="T1">ens</text:span></text:span>.] ♃. Ossium alias ostreorum ustorum Ʒ ij, mannae<text:line-break/>Ʒ j, cadmiae obolos. iv, alias drach. iv, tritis utitor etiam<text:line-break/>ad nomas. <text:span text:style-name="Default_20_Paragraph_20_Font"><text:span text:style-name="T1">Aliud aridum epuloticum</text:span></text:span>. ♃ Picei corticis Ʒ vj,<text:line-break/>aristolochiae drach. vj, pumicis drach. iv, resinae siccae<text:line-break/>Ʒ iv, mannae Ʒvj, clarum est, colophonium ipsum dicere,<text:line-break/>iridis Illyricae Ʒ ij , Iaevigatis utitor. <text:span text:style-name="Default_20_Paragraph_20_Font"><text:span text:style-name="T1">Aliud, cicatricem du-<text:line-break/>ceus etiam malignis. ♃ </text:span></text:span>Piceae corticis Ʒ vj, cornu cer-<text:line-break/>vini usti Ʒ iv, cadmiae Ʒ xviij, mannae, alias cerussae Ʒ iv,<text:line-break/>aeruginis rasae Ʒ ij, tritis utitor. <text:span text:style-name="Default_20_Paragraph_20_Font"><text:span text:style-name="T1">Aliud</text:span></text:span>. ♃ Gallae Ʒ iv, ce-<text:line-break/>russiae drach. octo, myrtei Ʒ iv, spumae argenti Ʒ viij, re-<text:line-break/>trunculi plumbi Ʒ iv, tritis utitor. Horum quatuor medi-<text:line-break/>ramentorum primum simplex est admodum , sine morsa</text:p>
      <text:p text:style-name="P3">siccans, obscurae astrictionis particeps. Secundum ob pi-<text:line-break/>ceae corticem adjectum sensibilem astringendi facultatem<text:line-break/>obtinet, qualem habere convenit ea, quae cicatricem probe<text:line-break/>ductura <text:span text:style-name="Default_20_Paragraph_20_Font"><text:span text:style-name="T1">s</text:span></text:span>unI. Tertium non modo corticem piceae, sed aeru-<text:line-break/>ginem quoque capiens iis conducit, quae s<text:span text:style-name="Default_20_Paragraph_20_Font"><text:span text:style-name="T1">G</text:span></text:span>rdiciem facile<text:line-break/>ulceratis adnafcentem fovent, quippe <text:span text:style-name="Default_20_Paragraph_20_Font"><text:span text:style-name="T1">s</text:span></text:span>ordes ip<text:span text:style-name="Default_20_Paragraph_20_Font"><text:span text:style-name="T1">s</text:span></text:span>orum tol-<text:line-break/>lit et cicatricem non impedit. Quartum loco piceae corticis,<text:line-break/>myrtum habet, aliaque citra mordacitatem exiccantia. Post<text:line-break/>haec ubi alia trita arida <text:span text:style-name="Default_20_Paragraph_20_Font"><text:span text:style-name="T1">s</text:span></text:span>crip<text:span text:style-name="Default_20_Paragraph_20_Font"><text:span text:style-name="T1">s</text:span></text:span>erit, quartum ita ad verbum<text:line-break/><text:span text:style-name="Default_20_Paragraph_20_Font"><text:span text:style-name="T1">s</text:span></text:span>ubdit. <text:span text:style-name="Default_20_Paragraph_20_Font"><text:span text:style-name="T1">Aliud aridum ad excrescentia, cicatricem ducens<text:line-break/>sine m</text:span></text:span>o<text:span text:style-name="Default_20_Paragraph_20_Font"><text:span text:style-name="T1">rsu, ut Harpocra^.</text:span></text:span> ♃ Sandarachae, chry<text:span text:style-name="Default_20_Paragraph_20_Font"><text:span text:style-name="T1">s</text:span></text:span>ocollae,<text:line-break/>arfenici, pares singulorum portiones. Facit et ad maligniora.<text:line-break/>Hoc medicamentum nihil cum prioribus similitudinis habet,<text:line-break/><text:span text:style-name="Default_20_Paragraph_20_Font"><text:span text:style-name="T1">s</text:span></text:span>ed ulceribus propter nimiam humiditatem carne excrefcen-<text:line-break/>tibus convenit, ut quae etiam repurgeI. Nam talis poten-<text:line-break/>tiae est fandaracha et ar<text:span text:style-name="Default_20_Paragraph_20_Font"><text:span text:style-name="T1">s</text:span></text:span>enicum, quibus unum ex iis, quae<text:line-break/>mirifice maligna juvant, adjectum est, nempe chry<text:span text:style-name="Default_20_Paragraph_20_Font"><text:span text:style-name="T1">s</text:span></text:span>ocolla.</text:p>
      <text:h text:style-name="P19" text:outline-level="2"><text:bookmark-start text:name="bookmark17"/>Cap. IX. [ <text:span text:style-name="Default_20_Paragraph_20_Font"><text:span text:style-name="T1">Quae ab Archigene scripta sunt</text:span></text:span>.] Quae<text:bookmark-end text:name="bookmark17"/></text:h>
      <text:p text:style-name="P36">Archigenes de id genus ulceribus in fecundo medicamento-<text:line-break/>rum libro scripsit, sic ex illius dictione ad verbum <text:span text:style-name="Default_20_Paragraph_20_Font"><text:span text:style-name="T1">s</text:span></text:span>onant.<text:line-break/><text:span text:style-name="Default_20_Paragraph_20_Font"><text:span text:style-name="T1">De ulceribus, quibus callus obduci non potest, et veteribus.<text:line-break/></text:span></text:span>UIcera vetera cicatricem ducent, communi quodam expur-<text:line-break/>gatis oleum vetustissimum cum linamentis imponitur. VeI<text:line-break/>aerugo rasa cum cerato rosaceo, quod paulum resinae ha-<text:line-break/>beat, excepta imponitur. Item <text:span text:style-name="Default_20_Paragraph_20_Font"><text:span text:style-name="T1">s</text:span></text:span>quamae aeris rubri quam<text:line-break/>plurimum cerato myrteo exceptum, usurpatur. VeI amy-<text:line-break/>li eloti partes iij, <text:span text:style-name="Default_20_Paragraph_20_Font"><text:span text:style-name="T1">s</text:span></text:span>evi vitulini partes iij, cerae Tyrrhe-<text:line-break/>nicae pars j, liquatis, quae liquari possunt, amylum mi-<text:line-break/>scetur et usui est. Vel ♃ diphrygis et <text:span text:style-name="Default_20_Paragraph_20_Font"><text:span text:style-name="T1">s</text:span></text:span>quamae aeris, sing.<text:line-break/>Ʒ iv, mannae Ʒ viij, ex aceto probe Iaevigentur, dum meI-<text:line-break/>lis spissitudo fiat, ceram Ʒ xxxij , cum olei hemina j ẞ,<text:line-break/>liquefactam <text:span text:style-name="Default_20_Paragraph_20_Font"><text:span text:style-name="T1">s</text:span></text:span>uperfundito ac unita utitor. Linamento exci-<text:line-break/>pito vel paucius oleum et <text:span text:style-name="Default_20_Paragraph_20_Font"><text:span text:style-name="T1">s</text:span></text:span>plenium facito. Vel ♃ chalciti-<text:line-break/>dis, cerussae parem mensuram, salis communis duplam, ar-<text:line-break/>genti spumae portionem duplo quam salis majorem , vino<text:line-break/>oleoque alternis laevigaus, ut liparo, hoc est pingui, medi-<text:line-break/>cemento utitor. Vel ♃ argenti spumae, cerussae diphrvgis</text:p>
      <text:p text:style-name="P3">aequale pondus , calcis vivae duplum cum myrteo cerato<text:line-break/>usurpato. Vel diphryges, squamam, gallam pari mensura,<text:line-break/>aeruginem dimidia cum cerato myrteo, nonnulli etpityinam<text:line-break/>resinam admiscent. Ael cucumeris agrestis radicem infper-<text:line-break/>gito, desuper vero linamentum filatim excerptum ex frigida<text:line-break/>repurgat et cicatricem obducit. <text:span text:style-name="Default_20_Paragraph_20_Font"><text:span text:style-name="T1">Ad ulcera in quocunque<text:line-break/>corporis loco, quae cicatricem aegre ducunt</text:span></text:span>. Erysimi fe^<text:line-break/>mine laevigato mixto que, dum <text:span text:style-name="Default_20_Paragraph_20_Font"><text:span text:style-name="T1">s</text:span></text:span>ordium habeat speciem,<text:line-break/>splenii mod<text:span text:style-name="Default_20_Paragraph_20_Font"><text:span text:style-name="T1">o</text:span></text:span> imposito, celerrime ulcera ad cicatricem per-<text:line-break/>veniunt vel maligna. <text:span text:style-name="Default_20_Paragraph_20_Font"><text:span text:style-name="T1">Aliud cicatricem inducens senilibus.<text:line-break/></text:span></text:span>Ad <text:span text:style-name="Default_20_Paragraph_20_Font"><text:span text:style-name="T1">s</text:span></text:span>enilia retrimento plumbi cum myrteo cerato utitor, si<text:line-break/>vetustum ip<text:span text:style-name="Default_20_Paragraph_20_Font"><text:span text:style-name="T1">s</text:span></text:span>um cupias, adipem porcinum addito. Quae ni-<text:line-break/>gricant ulcera, ubi prius panibus fovebis hordeaceis nuper<text:line-break/>coctis, butyrum et cerussam pari pondere diligenter in uni-<text:line-break/>tatem rediges et uteris.</text:p>
      <text:h text:style-name="Heading_20_2" text:outline-level="2">Cap. X.</text:h>
      <text:p text:style-name="P35"><text:s/>[<text:span text:style-name="Default_20_Paragraph_20_Font"><text:span text:style-name="T1">De putridis et nomis</text:span></text:span>.] Putridis et nonus<text:line-break/>ervi farinam, alumen liquidum, panis similaginei internam<text:line-break/>micam , porci veteris vel alterius carnem falsam vetustam<text:line-break/>illusam, terebinthinam liquidam, mel optimum, pari men^</text:p>
      <text:p text:style-name="P3">sura, imponito omnia laeVigata. Vel aristolochiae ac cicino-<text:line-break/>rum foliorum <text:span text:style-name="Default_20_Paragraph_20_Font"><text:span text:style-name="T1">s</text:span></text:span>ucci aequales partes, aeruginis dimidiam ex<text:line-break/>aqua, <text:span text:style-name="Default_20_Paragraph_20_Font"><text:span text:style-name="T1">s</text:span></text:span>ed mellis spissitudine illinito, paululum partis ineo-<text:line-break/>lumis apprehendens. Si crusta non decidat, elaterii, aerugi-<text:line-break/>nis parem modum adjicito. Bene facit ad putredines fori<text:line-break/>tritum crassius inspersum et <text:span text:style-name="Default_20_Paragraph_20_Font"><text:span text:style-name="T1">s</text:span></text:span>upra siccum linamentum con-<text:line-break/>cerptum. Vel aristolochiam r<text:span text:style-name="Default_20_Paragraph_20_Font"><text:span text:style-name="T1">o</text:span></text:span>tundam et gallum aequali<text:line-break/>pondere ex oleo circumline. Vel cucumeris egressis radicem<text:line-break/>vel brassicae vel betae vel lapathi foliis illigatam calido<text:line-break/>cinere recondito. Quum autem emollita fuerit, contritam<text:line-break/>imponit<text:span text:style-name="Default_20_Paragraph_20_Font"><text:span text:style-name="T1">o</text:span></text:span>, valide purgat. Vel <text:span text:style-name="Default_20_Paragraph_20_Font"><text:span text:style-name="T1">s</text:span></text:span>ummos germinantis oleae fur-<text:line-break/>culos in vino coctos cum melle aspergito, vel chalcitidem<text:line-break/>inspergito, desuper vero panniculos <text:span text:style-name="Default_20_Paragraph_20_Font"><text:span text:style-name="T1">s</text:span></text:span>uccos fil<text:span text:style-name="Default_20_Paragraph_20_Font"><text:span text:style-name="T1">a</text:span></text:span>tim excerptas<text:line-break/>accommodato. Elaterium vel lini femen tritum cum chal-<text:line-break/>cantho imponito. Vel thymo et staphide agresti aut sativa<text:line-break/>cum ficis coctis aspergito. Vel ficulneis foliis in pulverem<text:line-break/>redactis cum melle. Vel nitrum cum cumino. Et farinam<text:line-break/>cum melle. Vel ficus agrestris radicem cum melle vel fquil-<text:line-break/>lac coctae ex melle. Vel veratri cum melle. Faciunt iti-</text:p>
      <text:p text:style-name="P2">dem haec ad phagedaenas, nigritias et nomas. Vel foreos<text:line-break/>Ʒ xij , chalcitidis Ʒ x, mifyos Ʒ iv, cum aceto acerrimo<text:line-break/>tribus cyathis conterito donec inarescant, et excipite, utere<text:line-break/>vero specillum ex eis tingens atque in ulcus devolvens,<text:line-break/>deinde linteolum simplex ex oenelaeo madens superimpo-<text:line-break/>nito. Quod si phlegmone adest, alterci femen cum polenta<text:line-break/>vel brassicam cum melle inspergito. Quibus autem vermes<text:line-break/>ad<text:span text:style-name="Default_20_Paragraph_20_Font"><text:span text:style-name="T1">s</text:span></text:span>unt, cerussam et polium aequali pondere cum pice li-<text:line-break/>quida inungito.</text:p>
      <text:h text:style-name="Heading_20_2" text:outline-level="2">Cap. XI.</text:h>
      <text:p text:style-name="P35"><text:s/>[<text:span text:style-name="Default_20_Paragraph_20_Font"><text:span text:style-name="T1">De ulceribus cancrosis</text:span></text:span>.] Cancrosis et ma-<text:line-break/>signis ulceribus cancri fluviatilis combusti, cadmiae pares<text:line-break/>portiones tritas inspergito, aut cinerem cancrorum cum ce-<text:line-break/>rato imponito. Aut erysimi femen saevissimum ex melle fae-<text:line-break/>c<text:span text:style-name="Default_20_Paragraph_20_Font"><text:span text:style-name="T1">o</text:span></text:span>lentum faciens <text:span text:style-name="Default_20_Paragraph_20_Font"><text:span text:style-name="T1">s</text:span></text:span>plenii modo imponito. Summe facit ad<text:line-break/>chironia et vetusta et cicatricem aegre ducenita, item ad<text:line-break/>contumaces et malignas nigritias tibiarum et quae in ma-<text:line-break/>millis <text:span text:style-name="Default_20_Paragraph_20_Font"><text:span text:style-name="T1">s</text:span></text:span>unt, strumas ac parotidas extrahit, si infpergas <text:span text:style-name="Default_20_Paragraph_20_Font"><text:span text:style-name="T1">s</text:span></text:span>evi<text:line-break/>bubuli lib. iij , ut quidam ajunt quinque, terebinthinae un-</text:p>
      <text:p text:style-name="P2">cias v , mannae semunciam^ terrae surdae dictae, qua tin-<text:line-break/>ctores utuntur, ℥ v, quae liquati possunt aridis misceto,<text:line-break/>ac in unum coactis utitor. Aut lentem coctam cum melle<text:line-break/>aut oleae virentis furculos aut utrunque inspergito.</text:p>
      <text:h text:style-name="Heading_20_2" text:outline-level="2">Cap. XII. </text:h>
      <text:p text:style-name="P35">[<text:span text:style-name="Default_20_Paragraph_20_Font"><text:span text:style-name="T1">He ulceribus callosis</text:span></text:span>.] ln iis quae callum<text:line-break/>contraxerunt et praetumidus oras ac duras habent, dulcia-<text:line-break/>que vocantur ulcera, communiter quidem per experientiam<text:line-break/>bene facient urentia, proprie vero litrum torresactum. Cas-<text:line-break/><text:span text:style-name="Default_20_Paragraph_20_Font"><text:span text:style-name="T1">G</text:span></text:span>em vivam cum urina pueri inc<text:span text:style-name="Default_20_Paragraph_20_Font"><text:span text:style-name="T1">o</text:span></text:span>rrupti circumlinito, aut ae-<text:line-break/>ruginem, thus, Palem, meI inungito.</text:p>
      <text:h text:style-name="Heading_20_2" text:outline-level="2">Cap. XIII.</text:h>
      <text:p text:style-name="P35"><text:s/>[<text:span text:style-name="Default_20_Paragraph_20_Font"><text:span text:style-name="T1">De emplastris, quae Asclepiades ad hu-<text:line-break/>jusmodi ulcera conscripsit</text:span></text:span>.] Praestantissima de id genus ul-<text:line-break/>ceribus Asclepiades tradidit cognomento Pbarmacion. Quum<text:line-break/>enim unum sit omnibus ipsis commune, nempe ut difficulter<text:line-break/>ad cicatricem veniant, quaedam quod maIe curantur veI<text:line-break/>molliusculo victu a medico reguntur, cicatricem non du-<text:line-break/>eunt, nullam de se malignitatem habentia, quaedam vero<text:line-break/>fuo vitio aegre sanantur, vel quod pravi humores ipsis in-</text:p>
      <text:p text:style-name="P2">fluant vel quod exulcerata pars talem jam affectum habuerit,<text:line-break/>ut quamvis probus, qui influit, sanguis existat, ip<text:span text:style-name="Default_20_Paragraph_20_Font"><text:span text:style-name="T1">s</text:span></text:span>um cor-<text:line-break/>rumpat. Asclepiades igitur ejusmodi ulcera tribus distin-<text:line-break/>guens generibus , de singulis proprium <text:span text:style-name="Default_20_Paragraph_20_Font"><text:span text:style-name="T1">s</text:span></text:span>ermonem instituit,<text:line-break/>quae ego quoque illius verbis deinceps adscribam , enar-<text:line-break/>rans decernensque si ambiguitas quaepiam in <text:span text:style-name="Default_20_Paragraph_20_Font"><text:span text:style-name="T1">s</text:span></text:span>ermone ap-<text:line-break/>pareat. Itaque de primo horum ulcerum ac medicamento-<text:line-break/>rum genere ita Asclepiades ad verbum disserit. <text:span text:style-name="Default_20_Paragraph_20_Font"><text:span text:style-name="T1">Dbi callum<text:line-break/>partes contraxerint et aegre ad cicatricem veniunt, con-<text:line-break/>fecturis insca positis utendum est. Andreae emplastrum,<text:line-break/>omnem excrescentiam reprimens. Rem ulceribus cruentis<text:line-break/>ac vulneribus convenit, instammalionem arcet, fecit ad<text:line-break/>pasta, stnus fungit. Valet ad ulcera fluentia, diuturna et<text:line-break/>quae dipstculter cicatricem admittunt</text:span></text:span>. ♃ Argenti spumae<text:line-break/>libras iij, squamae aeris, chalcitidis, aeruginis rasae, singn-<text:line-break/>lorum ℥ iij, aceti heminam j, olei veteris libras octo. Prae-<text:line-break/>paratur, sicut praedictum effi <text:span text:style-name="Default_20_Paragraph_20_Font"><text:span text:style-name="T1">Asteris medicamentum ad<text:line-break/>idem accommodatum. Probe autem etiam d</text:span></text:span>i<text:span text:style-name="Default_20_Paragraph_20_Font"><text:span text:style-name="T1">scutit. ♃</text:span></text:span></text:p>
      <text:p text:style-name="P3">Argenti spumae libram unam, olei veteris libras duas et di-<text:line-break/>midiam, aeruginis unciam unam, chalcitidis unciam j, fqua-<text:line-break/>mae rubrae℥ j, aceti heminam unam. <text:span text:style-name="Default_20_Paragraph_20_Font"><text:span text:style-name="T1">Amphionisad idem. ♃<text:line-break/></text:span></text:span>Argenti spumae lib. ij<text:span text:style-name="Default_20_Paragraph_20_Font"><text:span text:style-name="T1">l</text:span></text:span>, olei veteris lib. i v, chalcitidis uncias<text:line-break/>novem, Iquamae aeris drach. iv, aceti heminam unam, con-<text:line-break/>licito in eundem modum. <text:span text:style-name="Default_20_Paragraph_20_Font"><text:span text:style-name="T1">Purpilliani, qu</text:span></text:span>o<text:span text:style-name="Default_20_Paragraph_20_Font"><text:span text:style-name="T1">d Philosophorum<text:line-break/>dicitur. .Facit ad ulcera siuida et diuturna, aegreque<text:line-break/>cicatricem sumentia, ossa corrupta reducit. </text:span></text:span>♃ Argenti<text:line-break/>spumae libras tres, olei veteris <text:span text:style-name="Default_20_Paragraph_20_Font"><text:span text:style-name="T1">s</text:span></text:span>extari<text:span text:style-name="Default_20_Paragraph_20_Font"><text:span text:style-name="T1">o</text:span></text:span>s tres, chalcitidis<text:line-break/>lib. ij ẞ, aeris <text:span text:style-name="Default_20_Paragraph_20_Font"><text:span text:style-name="T1">s</text:span></text:span>quamae drach. xxv, aceti heminam unam.<text:line-break/>Argenti spumam et oleum usque ad c<text:span text:style-name="Default_20_Paragraph_20_Font"><text:span text:style-name="T1">o</text:span></text:span>nsistentiam incoquito,<text:line-break/>deinde <text:span text:style-name="Default_20_Paragraph_20_Font"><text:span text:style-name="T1">s</text:span></text:span>quamam saevissimam factam adjicito, assidue movens,<text:line-break/>ac quum bene habet, chalcitidem ex aceto tritam paulatim<text:line-break/>medicamento aliquatenus refrigerato immittito, deinde po-<text:line-break/>nens supra ignem rursus incoquito, usque dum nou coin-<text:line-break/>quinet, quum in pilam demissum rursus contuderis ac<text:line-break/><text:span text:style-name="Default_20_Paragraph_20_Font"><text:span text:style-name="T1">s</text:span></text:span>ubegeris, excipite et ad <text:span text:style-name="Default_20_Paragraph_20_Font"><text:span text:style-name="T1">s</text:span></text:span>upradicta vitia utitor. <text:span text:style-name="Default_20_Paragraph_20_Font"><text:span text:style-name="T1">dsts voca-<text:line-break/>tum emplastrum gilvum, ad fluentia, diuturna, maligna</text:span></text:span></text:p>
      <text:p text:style-name="P3"><text:span text:style-name="Default_20_Paragraph_20_Font"><text:span text:style-name="T1">valet ac vix curabilia , maxime in partibus extremis.<text:line-break/>Conficiendum est mollius ac tenerius, densatur enim<text:line-break/>repositum et siccius evadit. </text:span></text:span>Ita habet. ♃ Argenti spumae<text:line-break/>drach. c, minii Sinopici Ʒ viij, diphrygis, cerae, chalcitidis<text:line-break/>ustae, singulorum unciam unam, in alio exemplari, singu-<text:line-break/>lorum Ʒ iv, chalcitidis crudae drachmas duas, olei heminas<text:line-break/>ij. Argenti spuma et oleum coquuntur dum iterum ac tertio<text:line-break/>asservatur, hoc facto, aquae modicum digitis instillatur,<text:line-break/>mox diphryges, chalcitis tosta laevis facta inspergitur, sub<text:line-break/>manu aquam instillando, donec non amplius medicamentum<text:line-break/>inter coquendum strepat; ubi constiterit, ceram indito. Ad-<text:line-break/>sint autem chalcitis cruda et minium ex oleo modico con-<text:line-break/>trita , quum bene habet medicamentum , haec immittito<text:line-break/>continue moVeus , quum recte se habet, in pilam condicito<text:line-break/>ac rursus tundito subigitoque, excipiens utitor. <text:span text:style-name="Default_20_Paragraph_20_Font"><text:span text:style-name="T1">Aliud<text:line-break/>Scribonii Largi medicamentum accommodatum</text:span></text:span>. ♃ Cerae<text:line-break/>drach. centum, aliter l, argenti spumae drach. l, olei myr-<text:line-break/>tei heminam j, milvos usti, chalcitidis ustae, aluminis scis-</text:p>
      <text:p text:style-name="P2">silis usti, cerussae, resinae terebinthinae, singulorum draclr-<text:line-break/>mas xij, componitur eodem modo. <text:span text:style-name="Default_20_Paragraph_20_Font"><text:span text:style-name="T1">Aliud Compescit in<text:line-break/>oculis staphylomata, valet ad ulcera curatu disoicilia. ♃<text:line-break/></text:span></text:span>Minii Sinopici Ʒ xv, argenti spumae drach. centum , cerae<text:line-break/>drach. xl, pityinae drach. xx, chalcitidis drach. xxx, salis<text:line-break/>ammoniaci drach. unam, thuris drach. j, olei heminam unam.<text:line-break/>Praeparato, quo dixi modo. <text:span text:style-name="Default_20_Paragraph_20_Font"><text:span text:style-name="T1">Aliud, ut Aphr</text:span></text:span>o<text:span text:style-name="Default_20_Paragraph_20_Font"><text:span text:style-name="T1">das. Pacis<text:line-break/>item ad cond</text:span></text:span>y<text:span text:style-name="Default_20_Paragraph_20_Font"><text:span text:style-name="T1">lomata et rhagades contumaces.</text:span></text:span> ♃ Argenti<text:line-break/>spumae Ʒ xlviij, terebinthinae Ʒ xxviij, mifyos tosti, chal-<text:line-break/>citidis tostae, singulorum Ʒ viij, minii Sinopici , chalcanthi,<text:line-break/>singulorum Ʒ iv, olei veteris heminam j, aquae heminam<text:line-break/>j, cerae drach. xl, ricini lib. j, alii cyathi dimidium, sicca<text:line-break/>ex aqua laevigantur. Atque de his hactenus.</text:p>
      <text:p text:style-name="Normal"><text:span text:style-name="Default_20_Paragraph_20_Font"><text:span text:style-name="T1">[De fecundo v</text:span></text:span><text:span text:style-name="Default_20_Paragraph_20_Font"><text:span text:style-name="T3">i</text:span></text:span><text:span text:style-name="Default_20_Paragraph_20_Font"><text:span text:style-name="T1">x sanabilium ulcerum genere, de<text:line-break/>quibus -Asclepiades hoc modo scripsit ad verbum.] Ad<text:line-break/>sit</text:span></text:span><text:span text:style-name="Default_20_Paragraph_20_Font"><text:span text:style-name="T3">i</text:span></text:span><text:span text:style-name="Default_20_Paragraph_20_Font"><text:span text:style-name="T1">entia ulcera et curatu diestcilia confecturis infra<text:line-break/>scriptis utemur. Medicamentum ex chamaeleonte, quo<text:line-break/>usas est Philoxenus ad fluentia et aegre curabilia ul-</text:span></text:span></text:p>
      <text:p text:style-name="P2"><text:span text:style-name="Default_20_Paragraph_20_Font"><text:span text:style-name="T1">cera</text:span></text:span>. ♃ Argenti <text:span text:style-name="Default_20_Paragraph_20_Font"><text:span text:style-name="T1">s</text:span></text:span>pumae libram unam, olei veteris libras<text:line-break/>duas, chamaeleontis radicis ℥ iv, aristolochiae trientem,<text:line-break/>galbani ℥ ij , gallae Ʒ ij, thuris ℥ i j , conficito, sicut prius.<text:line-break/><text:span text:style-name="Default_20_Paragraph_20_Font"><text:span text:style-name="T1">Aliud quod Fhebano adscribitur. ♃ </text:span></text:span>Argenti spumae<text:line-break/>libram j , olei veteris <text:span text:style-name="Default_20_Paragraph_20_Font"><text:span text:style-name="T1">s</text:span></text:span>extarium j, chalcanthi Ʒ xxiv, cha-<text:line-break/>maeleontis Ʒ xij , aristolochiae Ʒ xij , galbani Ʒ viij , thuris<text:line-break/>Ʒviij, componito similiter. <text:span text:style-name="Default_20_Paragraph_20_Font"><text:span text:style-name="T1">Aliud ex arundinibus, ad<text:line-break/>siuentia et chironia ulcera, item^ ad cuiuslibet serpentis<text:line-break/>ictum</text:span></text:span>. ♃ Argenti <text:span text:style-name="Default_20_Paragraph_20_Font"><text:span text:style-name="T1">s</text:span></text:span>pumae lib. j, olei veteris lib. ij , chav<text:line-break/>maeleontis nigri radicis, aristolochiae, gallarum immatura-<text:line-break/>rum, singulorum Ʒ iv, galbani, guttae ammoniaci, thuris,<text:line-break/>singulorum ℥ ij, praepara movens radicibus arundinum vi-<text:line-break/>ridium. <text:span text:style-name="Default_20_Paragraph_20_Font"><text:span text:style-name="T1">Aliud Casti nominatum gangraenioum , medica-<text:line-break/>mentum accommodatum</text:span></text:span>. ♃ Argenti spumae Ʒ c, viginti,<text:line-break/>olei sextarios duos et dimidium, chamaeleontis nigri radicis Ʒ<text:line-break/>xvj, aceti sextarios duos et dimidium, aeruginis drach. octo,<text:line-break/>piceae corticis drach. viij, myrrhae drach. iv, praeparato<text:line-break/>sicut priora. <text:span text:style-name="Default_20_Paragraph_20_Font"><text:span text:style-name="T1">Nigrum ex pyrite lapide vocatum , quod ad</text:span></text:span></text:p>
      <text:p text:style-name="P2"><text:span text:style-name="Default_20_Paragraph_20_Font"><text:span text:style-name="T1">D</text:span></text:span>n<text:span text:style-name="Default_20_Paragraph_20_Font"><text:span text:style-name="T1">moni</text:span></text:span>c<text:span text:style-name="Default_20_Paragraph_20_Font"><text:span text:style-name="T1">um r</text:span></text:span>e<text:span text:style-name="Default_20_Paragraph_20_Font"><text:span text:style-name="T1">fertur . Valet ad fetentia, dieficilia curatu<text:line-break/>et phagedaenica ulcera. Pacit item ad fistulas impositum,<text:line-break/>emotlitque omnem duritiem.</text:span></text:span> ♃ Argenti spumae, bituminis,<text:line-break/>singulorum Ʒ c, aliter l, picis, cerae, singulorum Ʒ viij,<text:line-break/>pyritis, terebinthinae, utriusque Ʒ xxv, propolis, aluminis<text:line-break/>scissilis, singulorum Ʒ xv, amm<text:span text:style-name="Default_20_Paragraph_20_Font"><text:span text:style-name="T1">o</text:span></text:span>niaci thymiamatis Ʒ xij,<text:line-break/>galbani, aloes, utriusque Ʒ viij, aeruginis, mannae, utrius-<text:line-break/><text:span text:style-name="Default_20_Paragraph_20_Font"><text:span text:style-name="T1">s</text:span></text:span> que Ʒ v, olei veteris scxt. ij. Argenti spuma cum oleo in-<text:line-break/>coquitur, donec coierint, mox bitumen, pix, cera, resina,<text:line-break/>propolis injieitur, quibus liquefactis reftigeratisque aeru-<text:line-break/>go et lapis pyrites immittitur, deinde ammoniacum, quum<text:line-break/>cacabus ab igne sublatus modice refrixerit, alumen, galba-<text:line-break/>num mannaque inditur et mediocriter cocta in frigidam<text:line-break/>demittuntur, ad diem noctemque sinuntur. Subactis utitor.<text:line-break/><text:span text:style-name="Default_20_Paragraph_20_Font"><text:span text:style-name="T1">Aliud; Pacilad curatu dipstcilia</text:span></text:span>. ♃ Picis, cerae, pyratae,<text:line-break/>singulorum Ʒ xij, guttae ammoniaci Ʒ x, bituminis Ʒ I, ar-<text:line-break/>gtsiti <text:span text:style-name="Default_20_Paragraph_20_Font"><text:span text:style-name="T1">s</text:span></text:span>pumae Ʒ xl, propolis Ʒ viij, <text:span text:style-name="Default_20_Paragraph_20_Font"><text:span text:style-name="T1">s</text:span></text:span>cissilis Ʒ v, aeruginis<text:line-break/>Ʒ ij, olei sextarium j. <text:span text:style-name="Default_20_Paragraph_20_Font"><text:span text:style-name="T1">Aliud n</text:span></text:span>i<text:span text:style-name="Default_20_Paragraph_20_Font"><text:span text:style-name="T1">grum ex sali</text:span></text:span>c<text:span text:style-name="Default_20_Paragraph_20_Font"><text:span text:style-name="T1">ibus ad idem..</text:span></text:span></text:p>
      <text:p text:style-name="P3">♃ Mifyos peregrini, aluminis rotundi, Chalcitidis, cretae<text:line-break/>sutoriae, aeruginis rasae, aluminis scissilis, guttarum innuas<text:line-break/>turarum,. cerussae, singulorum selibram, cerae, resinae li.-<text:line-break/>eae, picis Brutina, bituminis, sing<text:span text:style-name="Default_20_Paragraph_20_Font"><text:span text:style-name="T1">u</text:span></text:span>Iorum lib. ij, aceti acris<text:line-break/><text:span text:style-name="Default_20_Paragraph_20_Font"><text:span text:style-name="T1">s</text:span></text:span>extarii dimidium, olei omphaeini lib. ij, salicis surculorum<text:line-break/>tenerorum foliorum lib. ij. Folia salicis in acetum mittito<text:line-break/>ignique supraposita coquito movens sine requie, dum tertia<text:line-break/>liquoris pars relicta suerit, sicca vero tundite et cribro<text:line-break/>tenuissimo secernito, deinde in mortarium conjecta his hu-<text:line-break/>morem expressum adjicito teritoque diligenter, tanquam<text:line-break/>cephalica medicamenta. .Quae autem liquefieri possunt. usi-<text:line-break/>que dum non coinquinent, coquito, posteaquam refrigerata<text:line-break/>raseris, laevigatis immisceto ac in pilam conjecta excipulis<text:line-break/>utitor. <text:span text:style-name="Default_20_Paragraph_20_Font"><text:span text:style-name="T1">dudum Fharsei chirurgi ad eadem</text:span></text:span>. ♃ Cerae, resi-<text:line-break/>nae srictae, picis arulae, bituminis liquidi, <text:span text:style-name="Default_20_Paragraph_20_Font"><text:span text:style-name="T1">L</text:span></text:span>Icynt.hii, sin-<text:line-break/>gulosum lib. ij , cerussae^. aeruginis, chalcitidis, mifyos sele- ,<text:line-break/>regrini, melanteriae, aluminis et scissilis et rotundi, gallae<text:line-break/>omphacitidis , malicorii, rhu, thuris, singulorum feli bratu<text:span text:style-name="Default_20_Paragraph_20_Font"><text:span text:style-name="T1">s</text:span></text:span></text:p>
      <text:p text:style-name="P2">aceti quantum sufficit. Quae liquantur e<text:span text:style-name="Default_20_Paragraph_20_Font"><text:span text:style-name="T1">o</text:span></text:span> spissitudinis, ut<text:line-break/>non inquinent, coquit<text:span text:style-name="Default_20_Paragraph_20_Font"><text:span text:style-name="T1">o, </text:span></text:span>sicca fundito, tenuissimo cribro<text:line-break/>cernito, aceto perfundito et liquabilibus excspit<text:span text:style-name="Default_20_Paragraph_20_Font"><text:span text:style-name="T1">o. Aliud<text:line-break/>Cy</text:span></text:span> vi<text:span text:style-name="Default_20_Paragraph_20_Font"><text:span text:style-name="T1">cenum. Lacit ad diuturnos affectus et nervos prae-<text:line-break/>cisos. </text:span></text:span>Thuris quam optimi, cerae, myrrhae, aristolochiae,<text:line-break/>chalcilidis, Illyricae, galbani, cingulorum Ʒ iv, terebinthi-<text:line-break/>nae, argenti <text:span text:style-name="Default_20_Paragraph_20_Font"><text:span text:style-name="T1">s</text:span></text:span>pumae, singulorum Ʒ viij, olei heminam j.<text:line-break/>Omnia in vas aereum conjicito, <text:span text:style-name="Default_20_Paragraph_20_Font"><text:span text:style-name="T1">s</text:span></text:span>uper cinerem molliuscu-<text:line-break/>lum coquito movens, donec in frigidam descendens mellis<text:line-break/>habeat spissitudinem, deinde tollito movens. Hoc in pellicu-<text:line-break/>lam illitum imponito et solvito hieme post septimum diem,<text:line-break/>aestate a quinto<text:span text:style-name="Default_20_Paragraph_20_Font"><text:span text:style-name="T1">. Aliud ex collectaneis Philoxeni</text:span></text:span>. ♃ Thu-<text:line-break/>ris, myrrhae, croci, illyrscae, bdellii, squamae aeris, obal-<text:line-break/>canthi, chalcitidis, aluminis rotundi et fissi, mifyos pere-<text:line-break/>grini, guttae ammoniaci, propolis, visci quercini, opopana-<text:line-break/>cis, malicorii inclusi , singulorum Ʒ iv, aristolochiae Ʒ viij,<text:line-break/>cerae Ʒ c, quod minam in<text:span text:style-name="Default_20_Paragraph_20_Font"><text:span text:style-name="T1">s</text:span></text:span>cribit, <text:span text:style-name="Default_20_Paragraph_20_Font"><text:span text:style-name="T1">s</text:span></text:span>evi taurini Ʒ c, resinae<text:line-break/>terebinthinae Ʒ Ixxv, quod Graece triatettara nuncupat.</text:p>
      <text:p text:style-name="P3">^Resina m olIatn h.ctIIem nnvam conjecta coquatur, donec<text:line-break/>odorem amittat, deinde levum et cera purgata adjiciantur<text:line-break/>liquenturque , sicca tundantur et tenuissimo cribro i<text:span text:style-name="Default_20_Paragraph_20_Font"><text:span text:style-name="T1">o</text:span></text:span>cer-<text:line-break/>nantur. Deinde ab igne deposita, quae liquefacta <text:span text:style-name="Default_20_Paragraph_20_Font"><text:span text:style-name="T1">s</text:span></text:span>unt, ali-<text:line-break/>quandiu refrigerari permittantur, quibus sicca inspergito,<text:line-break/>curiose movens, myrrham vero, thus, bdellium, opopa-<text:line-break/>nacem, ex aceto trita ea habere oportet, quibus ea, quae in<text:line-break/>olla sunt, immittenda terendaque, ne in grumos cerae m<text:span text:style-name="Default_20_Paragraph_20_Font"><text:span text:style-name="T1">o-<text:line-break/></text:span></text:span>do coeant. Quum bene habuerit medicamentum, pyxide<text:line-break/>lignea irino prius illita reponito. .</text:p>
      <text:p text:style-name="P1"><text:span text:style-name="Default_20_Paragraph_20_Font"><text:span text:style-name="T1">. [De tertio genere ulcerum, quae vix ad sanitatem<text:line-break/>perveniunt, Asclepiades haec ad verbum scripsit.] Ad ule<text:line-break/>cera, quae nequaquam coeunt, aut si coeant, ruejus sal-<text:line-break/>vuntur vel carne corrupta vel etiam ossibus subsectis labe-<text:line-break/>faciatis, hujusmodi confecturis utendum est. Ad chironia<text:line-break/>et quae discicilem curationem habent medicamentum con-<text:line-break/>sectum.</text:span></text:span> ♃ Squamae aeris, aeruginis rasae, singulorum usi.<text:line-break/>ciam j, cerae selibram, resinae laricis ℥ j ẞ. Quae liquat:-</text:p>
      <text:p text:style-name="P2">tur, aridis misceto excspitoque ac utitor curio<text:span text:style-name="Default_20_Paragraph_20_Font"><text:span text:style-name="T1">s</text:span></text:span>e subigens,<text:line-break/>latiusculum ceratum <text:span text:style-name="Default_20_Paragraph_20_Font"><text:span text:style-name="T1">s</text:span></text:span>oli affectae parti in<text:span text:style-name="Default_20_Paragraph_20_Font"><text:span text:style-name="T1">s</text:span></text:span>ciens, ut ulcus<text:line-break/>tantum comprehendat, ambientes vero particulas medica-<text:line-break/>mento, quod phlegmonem propellit, circundare oportet,<text:line-break/>tertio curationis die ulcus <text:span text:style-name="Default_20_Paragraph_20_Font"><text:span text:style-name="T1">s</text:span></text:span>olvere, dein fomentis lenire<text:line-break/>ip<text:span text:style-name="Default_20_Paragraph_20_Font"><text:span text:style-name="T1">su</text:span></text:span>mque ceratum ablutum emollire ac rursus imponere,<text:line-break/>donec cicatrix appareat. <text:span text:style-name="Default_20_Paragraph_20_Font"><text:span text:style-name="T1">Aliud accomm</text:span></text:span>o<text:span text:style-name="Default_20_Paragraph_20_Font"><text:span text:style-name="T1">datum</text:span></text:span>. ♃ Aeruginis,<text:line-break/><text:span text:style-name="Default_20_Paragraph_20_Font"><text:span text:style-name="T1">s</text:span></text:span>quamae aeris, singulorum uncias ij, diphrygis unciam<text:line-break/>unam, cerae libram unam, laticis uncias iij , praeparato<text:line-break/>ac utitor, sicut praedictum est. Post haec de medicamentis,<text:line-break/>quae nominantur cephalica, id est capiti accommodata, sic<text:line-break/>ad verbum A<text:span text:style-name="Default_20_Paragraph_20_Font"><text:span text:style-name="T1">s</text:span></text:span>clepiades tradidit. <text:span text:style-name="Default_20_Paragraph_20_Font"><text:span text:style-name="T1">Deileontis cephalicum ad<text:line-break/>diuturna et quae dipstculter servantur. </text:span></text:span>O<text:span text:style-name="Default_20_Paragraph_20_Font"><text:span text:style-name="T1">ssa corrupta edu-<text:line-break/>cit.</text:span></text:span> ♃ Aeris <text:span text:style-name="Default_20_Paragraph_20_Font"><text:span text:style-name="T1">s</text:span></text:span>quamae, mannae, thuris, resinae siccae, sin-<text:line-break/>gulosum drach. centum, aceti heminas xij. Terito <text:span text:style-name="Default_20_Paragraph_20_Font"><text:span text:style-name="T1">s</text:span></text:span>quamam<text:line-break/>ex aceto et quum laevis facta fuerit, thus in minuti<text:span text:style-name="Default_20_Paragraph_20_Font"><text:span text:style-name="T1">s</text:span></text:span>simum<text:line-break/>pulverem redactum adjicito et resinam, pastillos fingito,<text:line-break/>quos in umbra desiccabit. In u<text:span text:style-name="Default_20_Paragraph_20_Font"><text:span text:style-name="T1">s</text:span></text:span>u, quum callum auferre co-</text:p>
      <text:p text:style-name="P3">natis, medicamenti partem unam, cerati ex rosaceo con-<text:line-break/>facti aequalem sumito. In aliis vero Iit medicamenti portio<text:line-break/>una, cerati partes tres vel quatuor, nam temperamentum<text:line-break/>subjectis affectibus convenire oportet. <text:span text:style-name="Default_20_Paragraph_20_Font"><text:span text:style-name="T1">Cephalicum me-<text:line-break/>lanchloron,</text:span></text:span> id efi; <text:span text:style-name="Default_20_Paragraph_20_Font"><text:span text:style-name="T1">ex nigro viride, quo lessus est Pryphon<text:line-break/>Archaeus. Pacit ad diuturna et vix sanabilia. Qsu cor-<text:line-break/>rupta reducit</text:span></text:span>. ♃ Aeris squamae drach. xij, mannae, thuris,<text:line-break/>guttae ammoniaci, resinae pityinae siccae, sevi vitulini cu-<text:line-break/>rati, resinae terebinthinae, singulorum drach. xvj, cerae,<text:line-break/>olei, utriusque quartam minae partem, aceti heminam unam,<text:line-break/>consicito ad modum praedictum. <text:span text:style-name="Default_20_Paragraph_20_Font"><text:span text:style-name="T1">Philotae cephalicum, ad<text:line-break/>diutina dtssciliaque sanata. Qssu corrupta reducit et<text:line-break/>calles consumit.</text:span></text:span> ♃ Terrae Eretriadis drach. centum , aeris<text:line-break/>squamae drach. quinquaginta, ichthvocollae drach. xxv, aceti<text:line-break/>heminas xij. lchthyocollam minutim contusam iuvas vitreum<text:line-break/>conjicere oportet, acetum affundere, ut irrigetur, dissolu-<text:line-break/>tam medicamento praeparato immittere, ubi miscuerimus,<text:line-break/>pastillos efformare, usus indicatus est. <text:span text:style-name="Default_20_Paragraph_20_Font"><text:span text:style-name="T1">Dionysii Samii. ♃</text:span></text:span></text:p>
      <text:p text:style-name="P2">Terrae Erteriadis minam unam, aeris squamae minae dimi .<text:line-break/>dium, ichthyocollae quartam partem, thuris octavam, ae-<text:line-break/>ruginis rasae octavam, myrrhae decimam sexta In, aceti con-<text:line-break/>gios duos. Componito sub aestu caniculae, in sole omnia<text:line-break/>cum aceto simul terens, ichthyocollam vero tenuem faciens<text:line-break/>aceto modico in vasa vitreo imbuito, deinde quum miscue-<text:line-break/>ris iis, quae sunt in mortario, pastillos fingito quatuor sin-<text:line-break/>gulos drachmarum, quosdam octo, et desiccato. Ubi uten-<text:line-break/>dum erit, medicamenti partem j , cum tribus cerati ex r<text:span text:style-name="Default_20_Paragraph_20_Font"><text:span text:style-name="T1">o-<text:line-break/></text:span></text:span>sacco confecti sumito, fpleniis lanam succidam aceto ma-<text:line-break/>dentem fuperdato, fistulis medicamenti partem j , cerati ro-<text:line-break/>facei ij, collyria faciens imponito. <text:span text:style-name="Default_20_Paragraph_20_Font"><text:span text:style-name="T1">Emplastrum diab</text:span></text:span>o<text:span text:style-name="Default_20_Paragraph_20_Font"><text:span text:style-name="T1">tanon.<text:line-break/></text:span></text:span>i. <text:span text:style-name="Default_20_Paragraph_20_Font"><text:span text:style-name="T1">ex herbis, ut Lucius praeceptor conficiebat</text:span></text:span>. ♃ Anagal-<text:line-break/>sidis flore coeruleo Ʒ lvj, papaveris agrestis Ʒ lvj, hyofcya-<text:line-break/>mi viridis foliorum et porrorum viridium singulorum Ʒ lvj,<text:line-break/>fquamae aeris Ʒ <text:span text:style-name="Default_20_Paragraph_20_Font"><text:span text:style-name="T4">χχν</text:span></text:span><text:span text:style-name="Default_20_Paragraph_20_Font"><text:span text:style-name="T7">, </text:span></text:span>mannae Ʒ xx, resinae pityinae siccae<text:line-break/>Ʒ xvj, aloes Ʒ vj, aluminis scissilis drach. iv, rotundi Ʒ iv,<text:line-break/>falis ammoniaci Ʒ iv, cerae minam j, olei veteris heminas ij,</text:p>
      <text:p text:style-name="P3">aceti quantum satis est. Herbis diligenter contusis acetoque<text:line-break/>solutis, humorem ad medicamenti con<text:span text:style-name="Default_20_Paragraph_20_Font"><text:span text:style-name="T1">i</text:span></text:span>ecturam exprimito,<text:line-break/><text:span text:style-name="Default_20_Paragraph_20_Font"><text:span text:style-name="T1">.lsts cephal</text:span></text:span>i<text:span text:style-name="Default_20_Paragraph_20_Font"><text:span text:style-name="T1">ca, ad chironia et</text:span></text:span> c<text:span text:style-name="Default_20_Paragraph_20_Font"><text:span text:style-name="T1">uratu dieficilia, est item<text:line-break/>cruentis idoneum</text:span></text:span>. ♃ Cerae Ʒ c, resinae colophoniacae Ʒ cc,<text:line-break/>guttae ammoniaci, <text:span text:style-name="Default_20_Paragraph_20_Font"><text:span text:style-name="T1">s</text:span></text:span>quamae aeris, thuris usti, aristolochiae<text:line-break/>tenuis, aeruginis, salis ammoniaci, singulorum drach. octo,<text:line-break/>galbani, mannae, myrrhae, aloes singulorum drach xij, alu-<text:line-break/>minis rotundi Ʒ vj, olei veteris heminam unam, aceti quan-<text:line-break/>tum sufficit. Praeparato ac utitor interdum mero, interdum<text:line-break/>diluto medicamento.</text:p>
      <text:h text:style-name="Heading_20_2" text:outline-level="2">Cap. XIV.</text:h>
      <text:p text:style-name="P35"><text:s/>[<text:span text:style-name="Default_20_Paragraph_20_Font"><text:span text:style-name="T1">De scriptis ab Hera utilib</text:span></text:span>u<text:span text:style-name="Default_20_Paragraph_20_Font"><text:span text:style-name="T1">s emplastris<text:line-break/>ad v</text:span></text:span>i<text:span text:style-name="Default_20_Paragraph_20_Font"><text:span text:style-name="T1">x sanabilia ulcera.]</text:span></text:span> Alia sane quaedam emplastra usus<text:line-break/>multiplicis tradidit, quae ulceribus quoque aegre cicatricem<text:line-break/>ducentibus et malignis esse accommodata affirmat. Unius<text:line-break/>ver<text:span text:style-name="Default_20_Paragraph_20_Font"><text:span text:style-name="T1">o</text:span></text:span> proprie ad ea <text:span text:style-name="Default_20_Paragraph_20_Font"><text:span text:style-name="T1">s</text:span></text:span>ola conducentis meminit, sic <text:span text:style-name="Default_20_Paragraph_20_Font"><text:span text:style-name="T1">s</text:span></text:span>ere de<text:line-break/>ip<text:span text:style-name="Default_20_Paragraph_20_Font"><text:span text:style-name="T1">s</text:span></text:span>o scribens ad verbum. <text:span text:style-name="Default_20_Paragraph_20_Font"><text:span text:style-name="T1">Emplastrum ipsius Hpgiini ad<text:line-break/>multa utile, boni coloris. Pacit bene ulceribus, quae ad<text:line-break/>cicatricem aegre perveniunt, item ad paronychia, qu</text:span></text:span>e</text:p>
      <text:p text:style-name="P3"><text:span text:style-name="Default_20_Paragraph_20_Font"><text:span text:style-name="T1">nullum extat praestant</text:span></text:span>i<text:span text:style-name="Default_20_Paragraph_20_Font"><text:span text:style-name="T1">us</text:span></text:span>. ♃ Argenti spumae chrysi tidis mi-<text:line-break/>nam j , cerae minam j, chamaeleontis nigri radicis drach.<text:line-break/>xxxvj, aeruginis rasae 5 xviij , chrysocollae Ʒ xl, olei he-<text:line-break/>minas iij. Argenti spumam cum oleo leni igne coquito, do-<text:line-break/>nec iuservescere incipiat, deinde quum ab igne deposueris,<text:line-break/>aeruginem inspergito, iterum coquens movet<text:span text:style-name="Default_20_Paragraph_20_Font"><text:span text:style-name="T1">o</text:span></text:span> quousque<text:line-break/>colorem proprium receperit, mox ceram indito, quum bene<text:line-break/>medicamentum habet, chrysocollam et chamaeleontem, in<text:line-break/>mortarium demissis acetum instillato. Valet ad eadem chry-<text:line-break/>socolla etiam contenta, quanquam et sine hac longe miti-<text:line-break/>gantissimum est, summeque juvat nervorum punctus, item<text:line-break/>quum a nervis vel musculis eluere quid oportet. Ac recte<text:line-break/>fecit Heras ad finem <text:span text:style-name="Default_20_Paragraph_20_Font"><text:span text:style-name="T1">s</text:span></text:span>ermonis de emplastro scribens chry-<text:line-break/>socolIa addita non este mitigatorium feu leniens, quippe<text:line-break/>astringens aliquid medicamentum hoc continet, at quae ob<text:line-break/>dolorem videlicet mitigantur relaxantibus indigent. Nam in<text:line-break/>hoc solum accidens mitigari postulat et subinde mitigantis<text:line-break/>dolor ilicum iusum affectum ostendunt. Verum vehementiori</text:p>
      <text:p text:style-name="P3">malo succurrentes , dolorem primo lenimus , deinde sic ad<text:line-break/>ea, quae morbum curare possunt, accedimus. ltaque chry-<text:line-break/>focolla, sicut et prius dictum est, medicamentum ex iis,<text:line-break/>quae ad ulcera vix curabilia miIisice faciunt, quemadmodum<text:line-break/>pleraque alia, quae praeterquam quod vehementer siccant<text:line-break/>etiam nonnihil astringunt. Porro nullum hujusmodi medi-<text:line-break/>camentum est mitigatorium. Quoniam vero minae et hemi-<text:line-break/>nae meminit, spumae argenti minam injicere praecipiens,<text:line-break/>olei heminam, dictum namque mihi est etiam in superiori-<text:line-break/>bus commentariis nonnullos viginti unciis, quosdam sede-<text:line-break/>cim, minam aestimare, ut heminam alios unciis novem,<text:line-break/>alios duodecim, distinguenda quoque haec veniunt. Sumetur<text:line-break/>autem distinctio ab iis, quae medicamentum promittit et<text:line-break/>metallicorum quantitate. Etenim propter pollicitationem<text:line-break/>coqui affatim postulat, eoque plus olei accipere, ob metalli-<text:line-break/>corum autem mixtionem, quae non pauca sunt, oleosum hu^,<text:line-break/>nuditatem exigit. Quum igitur nec pingue nec medullam<text:line-break/>nec resinam liquidam capiat, oleum augere ratio est. ltaque</text:p>
      <text:p text:style-name="P2">si minam ceu viginti unciis aestimemus, olei certe tres he-<text:line-break/>minas infundemus, singulas unciarum duodecim, sin autem<text:line-break/>sedecim reputaverimus, olei heminam ceu unciarum novem<text:line-break/>licet immittere. Potest etiam addi, si uncias duodecim pen-<text:line-break/>dat, propter coctionem diutius celebrandam, nam id talibus<text:line-break/>medicamentis est utilissimum vel metallicorum causa, quo-<text:line-break/>ntm non mediocris copia existit. Si enim chamaeleontis<text:line-break/>drach. xxxvj, adnumeres, aeruginis quidem octodecim,<text:line-break/>chry<text:span text:style-name="Default_20_Paragraph_20_Font"><text:span text:style-name="T1">s</text:span></text:span>ocollae quadraginta drachmis, fient universi nonaginta<text:line-break/>quatuor, qui et ipsi copiosi olei mixturam requirunt,<text:line-break/>maxime quum cerae drach. centum simuI addi praecipiat,<text:line-break/>omnino enim vel sic multo oleo erit opus. Hoc igitur em-<text:line-break/>plastrum Heras conscripsit, affirmans ulceribus aegre cica-<text:line-break/>tricent contrahentibus ex usu esse. Aliis vero usus multi-<text:line-break/>plicis eodem in libro scriptis, post multa ipforum opera<text:line-break/>fubdidiI. <text:span text:style-name="Default_20_Paragraph_20_Font"><text:span text:style-name="T1">Cicatricem aegre fum</text:span></text:span>a<text:span text:style-name="Default_20_Paragraph_20_Font"><text:span text:style-name="T1">ntibus vel mal</text:span></text:span>i<text:span text:style-name="Default_20_Paragraph_20_Font"><text:span text:style-name="T1">gnis quo-<text:line-break/>que vel chironiis idonea. </text:span></text:span>Nam et Aribar^anion ab ipso<text:line-break/>dictum commendat adversus maligna , pascentia et difficilia</text:p>
      <text:p text:style-name="P2">curatu, item isim, ut gangraenas coercentem. Deinde tertium<text:line-break/>his verbis auspicatur. <text:span text:style-name="Default_20_Paragraph_20_Font"><text:span text:style-name="T1">Poni coloris, cruentis idoneum, ci-<text:line-break/>catricem inducens</text:span></text:span>. Quod chironiis simul auxiliari dicit, in-<text:line-break/><text:span text:style-name="Default_20_Paragraph_20_Font"><text:span text:style-name="T1">s</text:span></text:span>uper quartum, cui nomen indidit, panacea, ad haec quin-<text:line-break/>tum, mesiam. De emplastris igitur, vario u<text:span text:style-name="Default_20_Paragraph_20_Font"><text:span text:style-name="T1">s</text:span></text:span>ui accommoda-<text:line-break/>tis sequenti libro disputabimus, ubi simul ea, quae Heras<text:line-break/>commendavit, adscribentur. Hic autem quae vix sanabilibus,<text:line-break/>chironia nonnulli vocant, medentur, longo usu tum a<text:line-break/>praeceptoribus nostris tum a nobis ipsis explorata, quorum<text:line-break/>nonnulla ab antiquioribus quoque viris praeclaris approbata<text:line-break/>fiunt, quemadmodum et illud, quod in libro, cui titulus est<text:line-break/>Mantiae pharmacopola, de re medica scriptum invenio.<text:line-break/>Verba ipsius ita sonant. <text:span text:style-name="Default_20_Paragraph_20_Font"><text:span text:style-name="T1">Aeruginosam Ma</text:span></text:span>t<text:span text:style-name="Default_20_Paragraph_20_Font"><text:span text:style-name="T1">utine.</text:span></text:span> ♃ Aeris usti<text:line-break/>minas quatu<text:span text:style-name="Default_20_Paragraph_20_Font"><text:span text:style-name="T1">o</text:span></text:span>r, resinae pityinae siccae drachmas octo, cerae<text:line-break/>drachmas octo, aeruginis drachmas decem, olei heminam<text:line-break/>unam, terrae cimoliae drachmas quatuor, thuris drach. i v,<text:line-break/>squamae aeris drach. iv. Sicca laevigata in mortario sinito,<text:line-break/>ceram liquefactam cum oleo tritis superfundito sinitoque</text:p>
      <text:p text:style-name="P3">pauxillo tempore combibere, aceti heminam addito, per<text:line-break/>triduum terito, quantum aceti excipiatur, immittens, ut<text:line-break/>liquidi cerati fiat spissitudo. Utitor ad omne vulnus et ad<text:line-break/>ulcera et vix ad cicatricem venientia ulcera et quaecunque<text:line-break/>cancrosa sunt, cum panniculis suatim concerptis, supra<text:line-break/>splenium vero lanam succidam vino oleoque madentem fe-<text:line-break/>viter alligare oportet, biduo per aestatem solvere, hieme<text:line-break/>triduo ac ulcera tepente aqua abluere, in profundis vulne-<text:line-break/>ribus ipsas oras leviter linamentis intercipere, quippe medi-<text:line-break/>cementum linamento excipi aptum est, et pus movet. Hac<text:line-break/>ratione pura fient ulcera et crusta excidet, ceram miscendo<text:line-break/>aequalem aerugini ad cicatricem perveniet. Exterit et car-<text:line-break/>hunculos citra dolorem omneque pascens malignum sistit<text:line-break/>persanatque. Utitor quoque ad herpetas et ungues putridos,<text:line-break/>similiter autem et ad omnia vino et oleo utendum est cum<text:line-break/>lana. Praeterea dentes erosos medicamento repleto. <text:span text:style-name="Default_20_Paragraph_20_Font"><text:span text:style-name="T1">Empla-<text:line-break/>strum Calens Donum nostrum.</text:span></text:span> ♃ Cerae, picis, bituminis,</text:p>
      <text:p text:style-name="P3">singulorum libram j, mannae, aeruginis, cerussae, singu-<text:line-break/>lorum <text:span text:style-name="Default_20_Paragraph_20_Font"><text:span text:style-name="T1">s</text:span></text:span>elibram, malicorii, gallae, spinae Aegyptiae, iridis<text:line-break/>lllyricae, aristolochiae rotundae, chalcanthi, singulorum<text:line-break/>trientem, hoc est uncias quatuor, aristolochiae ver<text:span text:style-name="Default_20_Paragraph_20_Font"><text:span text:style-name="T1">o</text:span></text:span> longae<text:line-break/>et aeris combusti, utriusque <text:span text:style-name="Default_20_Paragraph_20_Font"><text:span text:style-name="T1">s</text:span></text:span>extantem, hoc est uncias duas.<text:line-break/>Sicca ex aceto pluribus diebus terito, ut etiam prius osten-<text:line-break/>sum est, iis probe elaboratis, quae liquari possunt, cum<text:line-break/>oluo liquatis, heminam ipsis superfundito mannam infper-<text:line-break/>gens, ubi liquefacta frigefeceris et deraferis, aridis ex aceto<text:line-break/>laevigatis sic admisceto, ut ne inter fundendum grumos ce-<text:line-break/>rae modo facias, idque potissimum ambiente nos aere fri-<text:line-break/>gido. <text:span text:style-name="Default_20_Paragraph_20_Font"><text:span text:style-name="T1">Aliud nostrum</text:span></text:span> Bituminis, aluminis liquidi, singu-<text:line-break/>lorum libram unam, picis, resinae pityinae, cerae duplum,<text:line-break/>a<text:span text:style-name="Default_20_Paragraph_20_Font"><text:span text:style-name="T1">t</text:span></text:span>istolochiae rotundae, gallae, <text:span text:style-name="Default_20_Paragraph_20_Font"><text:span text:style-name="T1">s</text:span></text:span>pinae Aegyptiae, singulorum<text:line-break/>uncias octo, malicorii, aeris usti, mannae, aristolochiae<text:line-break/>longae, singulorum uncias quatuor, olei ricinini aut veteris,</text:p>
      <text:p text:style-name="P3">si illud non adsit, libras duas, quarum singulae uncias duo-<text:line-break/>decim contineant, ut omnes simul unciae coliectae sint vi-<text:line-break/>ginli quatuor. Praepar<text:span text:style-name="Default_20_Paragraph_20_Font"><text:span text:style-name="T1">o</text:span></text:span> hoc quoque eodem modo cum prae-<text:line-break/>dicto, metallica ex aceto teruntur, deinde sicca adjiciuntur<text:line-break/>rursusque laevigantur, postea cum luti spissitudinem habue-<text:line-break/>rint, liquata miscentur, ut praediximus. <text:span text:style-name="Default_20_Paragraph_20_Font"><text:span text:style-name="T1">Aliud</text:span></text:span>. ♃ Ritu<text:span text:style-name="Default_20_Paragraph_20_Font"><text:span text:style-name="T1">ali-<text:line-break/></text:span></text:span>nis, resinae terebinthinae, picis brutiae, singulorum libram<text:line-break/>unam, olei drachmas vigintiquatuor, argenti spumae, ce-<text:line-break/>russiae, mannae, aeruginis, squamae, opopanacis, singulo-<text:line-break/>rum pares portiones drachmis olei viginti quatuor, ladani<text:line-break/>uncias duas, quae valent drachmas sedecim, aceti heminas<text:line-break/>duas. Hoc quoque medicamentum perinde ac superiora duo<text:line-break/>conficitur. <text:span text:style-name="Default_20_Paragraph_20_Font"><text:span text:style-name="T1">Aliud.</text:span></text:span> ♃ Chrysocollae, squamae, stomomatis,<text:line-break/>singulorum drach. i v, aeruginis et chalcanthi , utriusque di-<text:line-break/>midium , hoc est, singulorum Ʒ ij , cerae Ʒxxv, hoc est,<text:line-break/>uncias tres et drach. j , resinae terebinthinae uncias duas,<text:line-break/>ide st drach. xvj. Ceram cum terebinthina liquefactio,<text:line-break/>deinde aliis admisceto, bifariam medicamentum c<text:span text:style-name="Default_20_Paragraph_20_Font"><text:span text:style-name="T1">o</text:span></text:span>nsiciens,</text:p>
      <text:p text:style-name="P3">interdum, ut prius citata aceto conterens arida, interdum<text:line-break/>sine hoc curiosa laevigata liquefactis misceto. Esto autem te-<text:line-break/>rebinthina liquidior, sicut plerumque larix appellata. In<text:line-break/>summa, omnibus his medicamentis quae chironiis conve-<text:line-break/>nite palam est, laricem resinam si loco terebinthinae misceas,<text:line-break/>non peccabis. <text:span text:style-name="Default_20_Paragraph_20_Font"><text:span text:style-name="T1">Aliud. ♃ </text:span></text:span>Cerae uncias iij, hoc est drach.<text:line-break/>viginti quatuor, aeris usti, squamae, aeruginis, singulorum<text:line-break/>drachmas duas, ut trium horum simuI drachmae sex existant.<text:line-break/>Cera esto pinguis, ut quae cum rosaceo veI myrteo modi-<text:line-break/>co emolliatur. Arida probe laevigata excipiantur, quemad-<text:line-break/>modum in omnibus medicamentis, quae ad chironia paran-<text:line-break/>tur, vehementer est necessarium. Quin etiam ubi sicca cerae<text:line-break/>fuerint admixta, melius est ea diu in mortario contundere.<text:line-break/><text:span text:style-name="Default_20_Paragraph_20_Font"><text:span text:style-name="T1">Aliud</text:span></text:span>. ♃ Cerae uncias sex , aeruginis partem sextam, quae<text:line-break/>est ℥ j, aeris usti, resinae laricis, singulorum Ʒ iij, ut ambo<text:line-break/>simul habeant Ʒ vj. Cera pinguis esto, inque aquam calen-<text:line-break/>temprojecta, quo mollior fiat, manibus subigatur, aerugi-</text:p>
      <text:p text:style-name="P3">nem et aes in eam recipiendo , postea confundendo in pi-<text:line-break/>la, ubi resinae quoq<text:span text:style-name="Default_20_Paragraph_20_Font"><text:span text:style-name="T1">u</text:span></text:span>e mixtio paulatim instillando fiet.<text:line-break/><text:span text:style-name="Default_20_Paragraph_20_Font"><text:span text:style-name="T1">Aliud</text:span></text:span>. ♃ Cadmiae uncias tres, dimidio chalcitidis ponderi<text:line-break/>misceto , quod est unciae semissi. Tritis probe vinum auste-<text:line-break/>rum affundito et rursus laevigato , ubi mellis consistentiam<text:line-break/>habuerit, ceratum ex cera et resina fricta compositum itn-<text:line-break/>mittito. Sint autem cujusque pares portiones unius unciae,<text:line-break/>ut ambae duas uncias efficiant, myrtei liquefacti pauxillum<text:line-break/>adjicito<text:span text:style-name="Default_20_Paragraph_20_Font"><text:span text:style-name="T1">. Aliud</text:span></text:span>. ♃ Olei veteris vel ricinini heminam j, ce-<text:line-break/>rae , picis , bituminis , singulorum libram unam , mannae,<text:line-break/>aeruginis, cerussae, dimidio minus quam in praedictis,<text:line-break/>quod est cujusque <text:span text:style-name="Default_20_Paragraph_20_Font"><text:span text:style-name="T1">s</text:span></text:span>elibram, malicorii, gallae, <text:span text:style-name="Default_20_Paragraph_20_Font"><text:span text:style-name="T1">s</text:span></text:span>pinae Ae-<text:line-break/>gyptiae, iridis, aristolochiae rotundae, cbalcanthi, singulo-<text:line-break/>rum trientem, qui valet uncias quatuor , aeris combusti,<text:line-break/>aristolochiae longae, cujusque sextantem, qui pendet uncias<text:line-break/>duas. Quae liquantur, aridis antea ex aceto laevigatis cossi-<text:line-break/>miscebis, ut praedictum est<text:span text:style-name="Default_20_Paragraph_20_Font"><text:span text:style-name="T1">. Aliud</text:span></text:span>. ♃ Cadmiae, chalcitidis,<text:line-break/>singulorum drachmas quadraginta. Ex vino tritis pluribus</text:p>
      <text:p text:style-name="P3">diebus ceratum, quod ex oleo et cera constat, immitte;.,<text:line-break/>Sint autem olei librae duae, cerae drachmae ducentae. At<text:line-break/>satius est hoc minori <text:span text:style-name="Default_20_Paragraph_20_Font"><text:span text:style-name="T1">s</text:span></text:span>ymmetria conficere. ♃ Cadmiae et<text:line-break/>chalcitidis, singulorum drachmas decem, cerae et olei, cu-<text:line-break/>j usque drachmas quinquaginta injiciendo. <text:span text:style-name="Default_20_Paragraph_20_Font"><text:span text:style-name="T1">Aliud. ♃ </text:span></text:span>Cad-<text:line-break/>unae combustae, chalcitidis ustae, terebinthinae, cerae, sin-<text:line-break/>gulosum parem mensuram. Arida ex vino conteres. <text:span text:style-name="Default_20_Paragraph_20_Font"><text:span text:style-name="T1">Aliud<text:line-break/>ex ricino</text:span></text:span>. ♃ Aeruginis Ʒ j, aluminis liquidi lib. j , mali<text:span text:style-name="Default_20_Paragraph_20_Font"><text:span text:style-name="T1">y<text:line-break/></text:span></text:span>corii, aeris usti, mannae, singulorum trientem , qui valet<text:line-break/>℥ iv , gallae duplum adjicias, qdod est ℥ viij, picis, pityi-<text:line-break/>nae, singulorum lib. ij , bituminis dimidio minus, hoc est<text:line-break/>libram j , cui aluminis liquidi etiam indideris, aristolochiae<text:line-break/>rotundae et gallae, singulorum uncias octo, longae arissa-<text:line-break/>Incluse dimidium, hoc est uncias quatuor, olei ricinini<text:line-break/>libras duas. Metallica ex aceto conteruntur, ut in superio-<text:line-break/>vibus. <text:span text:style-name="Default_20_Paragraph_20_Font"><text:span text:style-name="T1">Aliud.</text:span></text:span> ♃ Cerae uncias tres, actis usti, <text:span text:style-name="Default_20_Paragraph_20_Font"><text:span text:style-name="T1">s</text:span></text:span>quamae, ac-<text:line-break/>rugitus, singulorum libras duas. Ceram prius in aqua ca-</text:p>
      <text:p text:style-name="P2">tente calefaciens, manibus rosaceum admiscens emollies,<text:line-break/>deinde arida excepta in mortario contundes diutius, ut<text:line-break/>vere omnium fiat unitas. Tertia quartove die hoc et alia<text:line-break/>hujusmodi omnia <text:span text:style-name="Default_20_Paragraph_20_Font"><text:span text:style-name="T1">s</text:span></text:span>olvito; spongiam extrin<text:span text:style-name="Default_20_Paragraph_20_Font"><text:span text:style-name="T1">s</text:span></text:span>ecus ex aqua vel<text:line-break/>polos imponens. <text:span text:style-name="Default_20_Paragraph_20_Font"><text:span text:style-name="T1">Aliud</text:span></text:span>. ♃ Cerae uncias <text:span text:style-name="Default_20_Paragraph_20_Font"><text:span text:style-name="T1">s</text:span></text:span>ex, resinae laricis<text:line-break/>ejus dimidium , hoc est uncias tres, aeruginis triplo minus,<text:line-break/>quam laricis fuit, hoc est unciam , picis Brutiae drachmas<text:line-break/>tres, chalcitidis ustae similiter drachmas tres. Conficito e li<text:line-break/>hoc, ut praedictum. <text:span text:style-name="Default_20_Paragraph_20_Font"><text:span text:style-name="T1">Aliud. ♃ </text:span></text:span>Aeris usti, <text:span text:style-name="Default_20_Paragraph_20_Font"><text:span text:style-name="T1">s</text:span></text:span>quamae, aeru-<text:line-break/>ginis, parem cujusque mensuram, cerae <text:span text:style-name="Default_20_Paragraph_20_Font"><text:span text:style-name="T1">s</text:span></text:span>escuplam misceto.<text:line-break/>Ceram, ut praedictum est, calente prius aqua madidam <text:span text:style-name="Default_20_Paragraph_20_Font"><text:span text:style-name="T1">s</text:span></text:span>ubi-<text:line-break/>gito, ac interea dum hoc agis vel r<text:span text:style-name="Default_20_Paragraph_20_Font"><text:span text:style-name="T1">o</text:span></text:span>saceum vel myrteum<text:line-break/>adjicito, deinde in pilam immittito. Praestat autem trium<text:line-break/>pondo ceram aequalem miscere quam recentissimam, molli<text:span text:style-name="Default_20_Paragraph_20_Font"><text:span text:style-name="T1">s-<text:line-break/></text:span></text:span>simam, pinguissimam, ne multo humore oleo<text:span text:style-name="Default_20_Paragraph_20_Font"><text:span text:style-name="T1">s</text:span></text:span>o indigeas.<text:line-break/><text:span text:style-name="Default_20_Paragraph_20_Font"><text:span text:style-name="T1">Aliud</text:span></text:span>. ♃ Aeruginis, terebinthinae, pares utriusque partes,<text:line-break/>cerae triplo plures, aluminis scissilis, cadmiae, <text:span text:style-name="Default_20_Paragraph_20_Font"><text:span text:style-name="T1">s</text:span></text:span>quamae,<text:line-break/>singulorum quadruplum, ut aeruginis pars una Iit, item te-</text:p>
      <text:p text:style-name="P3">rebinthiuae una, cerae tres, <text:span text:style-name="Default_20_Paragraph_20_Font"><text:span text:style-name="T1">s</text:span></text:span>quamae, cadmiae, aluminis<text:line-break/>scissilis, uniuscujusque quatuor. Ubi arida contuderis, cri-<text:line-break/>braveIis, in pulverem exacte redegeris, in mortarium con-<text:line-break/>jectam ceram et terebinthinam contundito, sicca aspergens,<text:line-break/>pastillum myrteo vel rosaceo madefaciens in aere calidos<text:line-break/>nam in hoc facile tondentur, maxime si id aestivo sole fiat.<text:line-break/>Osus estis, qui aliorum quoque, nimirum ulcere prius de-<text:line-break/>terfo aphrolitro et postea doto per melioratum, tum per<text:line-break/>spongiam probe purgat<text:span text:style-name="Default_20_Paragraph_20_Font"><text:span text:style-name="T1">o, </text:span></text:span>ut madoris sit expers, deinde su-<text:line-break/>per id latiore linteo, cui emplastrum illitum sit, imposito,<text:line-break/>postea duplici linamento aqua frigida tincto extrinsecus Isse<text:line-break/>perdato, praeterea nova spongia molli, et tertio aut quarto<text:line-break/>die id resolves. <text:span text:style-name="Default_20_Paragraph_20_Font"><text:span text:style-name="T1">Aver</text:span></text:span><text:span text:style-name="Default_20_Paragraph_20_Font"><text:span text:style-name="T3">si</text:span></text:span><text:span text:style-name="Default_20_Paragraph_20_Font"><text:span text:style-name="T1">m hoc est absque cera, nostrum. ♃<text:line-break/></text:span></text:span>Argenti spumae libras tres, olei ricinini veteris libras iv ẞ,<text:line-break/>aceti quam acerrimi libras duas, aeris squamae nigrae, ehal-<text:line-break/>citidis , aeruginis, singulorum uncias ij. Argenti spumam<text:line-break/>cum oleo prius coquere oportet, donec strigmenti spissi tu-<text:line-break/>dinem accipiat, deinde metallica plusculis diebus ex aceto</text:p>
      <text:p text:style-name="P3">trita adjicere, atque si incoques, quousque non coinquinet.<text:line-break/>Licet etiam statim ab initio argenti spumam cum oleo et<text:line-break/>aceto diligenter mixtam coquere, ac ubi semicocta fuerint,<text:line-break/>squamam, chalcitidem et aeruginem immittere. Voco autem<text:line-break/>nunc libram olei et aceti Romanam, quae uncias duodecim pe-<text:line-break/>cubares continet. Quin et sex olei libras tribus argenti spu-<text:line-break/>tuae pondo interdum committito et nimirum secundum hanc<text:line-break/>symmetriam diutius incoquuntur. Quum praeparas et hoc<text:line-break/>medicamentum, praestat argenti spumam cum solo oleo esse<text:line-break/>coctam, deinde metallica cum aceto injici. Ubi vero tria<text:line-break/>fuerint, cujusque uncias duas dixi immittendas aceti libris<text:line-break/>duabus, argenti fpumae tribus, olei ricinini veteris libris<text:line-break/>sex vel , ut prius dixi , quatuor ẞ. Hoc medicamentum et<text:line-break/>fistulas jungit et callosas jam exiccat, contrahit et claudit.<text:line-break/>At si bona victus ratione usus quis fuerit, non resolvuntur,<text:line-break/>plenitudine vero insigni collecta, periculum est, ne pars ex<text:line-break/>fluxione infestante phlegmone rursus tentetur et fistula ape-</text:p>
      <text:p text:style-name="P3">riatur. Et vero inveteratis ulceribus et dysepulotis, quae et<text:line-break/>chir<text:span text:style-name="Default_20_Paragraph_20_Font"><text:span text:style-name="T1">o</text:span></text:span>nia nominantur, non solum medicamentum nuper-.<text:line-break/>mixtum imponimus, sed etiam liquefactum oleo veteri vel<text:line-break/>ricinum ac linamento exceptum , etiam si puris vel missi-<text:line-break/>Istum nondum in ulcere antea suerit, concoquit ipsum et<text:line-break/>generat et crassem efficit. Caeterum ulcus triduo solves,<text:line-break/>si nihil prohibet. Quod si stomomatis squama suerit, prae-<text:line-break/>stat, sin minus eam habeas nec nigram, Cyprii aeris squama<text:line-break/>inficietur. C<text:span text:style-name="Default_20_Paragraph_20_Font"><text:span text:style-name="T1">o</text:span></text:span>n<text:span text:style-name="Default_20_Paragraph_20_Font"><text:span text:style-name="T1">i</text:span></text:span>eci aliquando hoc emplastrum, phrygii quo-<text:line-break/>que lapidis uncia admixta, interdum etiam chrysocollae<text:line-break/>uncia, sicut et amborum nonnunquam, glutinat et magna<text:line-break/>vulnera. <text:span text:style-name="Default_20_Paragraph_20_Font"><text:span text:style-name="T1">Aliud ad teneros et ex iisdem ulceribus nimis<text:line-break/>graviter conflictantes</text:span></text:span>. ♃ Cerae lib. j, rosacei lib. j, cerus-<text:line-break/>sae ℥ viij , salis ammoniaci ℥ iv, squamae Cypriae ℥ ij,<text:line-break/>thuris unciam unam, calcis vivae Ʒ j , aluminis fissilis un-<text:line-break/>ciam unam, aeruginis unciam unam, malicorii unciam unam.<text:line-break/>Usus praedictis idem est. Novem in praesentia sunt medi-<text:line-break/>comenta citra rosaceum composita, decimum enim illud. Ex</text:p>
      <text:p text:style-name="P3">novem quinque <text:span text:style-name="Default_20_Paragraph_20_Font"><text:span text:style-name="T1">s</text:span></text:span>unt pari pondere, calx viva, malicorium,<text:line-break/>thus, alumen <text:span text:style-name="Default_20_Paragraph_20_Font"><text:span text:style-name="T1">s</text:span></text:span>cissile et aerugo. Squamae duplo majus pon -<text:line-break/>dus est et hanc <text:span text:style-name="Default_20_Paragraph_20_Font"><text:span text:style-name="T1">s</text:span></text:span>al ammoniacus duplo exuperat, hunc ce-<text:line-break/>russa, hujus <text:span text:style-name="Default_20_Paragraph_20_Font"><text:span text:style-name="T1">s</text:span></text:span>e<text:span text:style-name="Default_20_Paragraph_20_Font"><text:span text:style-name="T1">s</text:span></text:span>cupla rur<text:span text:style-name="Default_20_Paragraph_20_Font"><text:span text:style-name="T1">s</text:span></text:span>us cera in libram unam reducta,<text:line-break/>quam et rosaceum habet.</text:p>
      <text:h text:style-name="P12" text:outline-level="1"><text:bookmark-start text:name="bookmark19"/>GALENI DE COMPOSITIONE MEDI-<text:line-break/>CAMENTORVM PER GENERA<text:line-break/>LIBER V<text:bookmark-end text:name="bookmark19"/></text:h>
      <text:h text:style-name="Heading_20_2" text:outline-level="2">Cap. I. </text:h>
      <text:p text:style-name="P35">De medicamentis polychrestis futura hic<text:line-break/>est disputatio, vocant autem polycbresta quae multis asse-<text:line-break/>ctibus conveniunt. Suntque nonnulla ipsorum non modo<text:line-break/>specie, sed etiam genere diversa, omnia vero ex contrariis<text:line-break/>constant medicamentis, etiam juxta secundas qualitates ac<text:line-break/>vires, non tantum primas. Patere arbitror cuivis primas<text:line-break/>me annellare caliditatem. frigiditatem. siccitatem et humi-</text:p>
      <text:p text:style-name="P2">ditatam, atque ex harum coniugatione quavis compositas,<text:line-break/>secundas vero, quae ipsas sequuntur, ut in quinto libro de<text:line-break/>simplicibus medicamentis uberius percensui, ostendens non-<text:line-break/>nulla non solum composita medicamina, sed simplicia quo-<text:line-break/>que ut nascuntur, emollire, quaedam indurare, quemadmo-<text:line-break/>dum alia obstruere, alia reserare, alia sordes gignere, alia<text:line-break/>abstergere, alia attenuare, alia crassitiem admoliri, alia den-<text:line-break/>fare, alia rarefacere, alia carnem inducere, alia repurgare,<text:line-break/>alia cicatricem ducere, alia exulcerare, alia trahere, alia<text:line-break/>repellere, aliasque similes eorum differentias. Porro dictum<text:line-break/>mihi est et superioribus commentariis, quae contrariorum<text:line-break/>facultate medicamentorum necessaria esset mixtura, cujus<text:line-break/>etiam nunc paulo post mentionem facturus <text:span text:style-name="Default_20_Paragraph_20_Font"><text:span text:style-name="T1">s</text:span></text:span>um. Melius enim<text:line-break/>mihi videtur duo quaedam triave medicamenta celebria,<text:line-break/>quae multiplicem usum exhibeant, prae<text:span text:style-name="Default_20_Paragraph_20_Font"><text:span text:style-name="T1">s</text:span></text:span>cribere, deinde<text:line-break/>compositionis ipsorum rationem interpretari. Exordiar au-<text:line-break/>tem ab iis, quae nemo non novit, quippe in Herae libro,</text:p>
      <text:p text:style-name="P3">cui titulus est narthex, id est promptuarium medicamento-<text:line-break/>rum, prodita, tum apud alios, qui libros de medicamentis<text:line-break/>condiderunt. At quia superiori libro de virtutibus, quae ul-<text:line-break/>eera dyfepuluta curant, verba fecerim, animus est nunc<text:line-break/>quoque emplastra illa multiplicis usus primum exponere,<text:line-break/>quae causa malignorum, nonnulli clinodia nominant, com-<text:line-break/>posuimus. Alia vero usus dicta multiplicis, quod multis qui-<text:line-break/>dem affectibus aliis conferant, non tamen etiam chironiis,<text:line-break/>ea rur<text:span text:style-name="Default_20_Paragraph_20_Font"><text:span text:style-name="T1">s</text:span></text:span>us feriatim referre proposuimus.</text:p>
      <text:h text:style-name="Heading_20_2" text:outline-level="2">Cap. II. </text:h>
      <text:p text:style-name="P35">[<text:span text:style-name="Default_20_Paragraph_20_Font"><text:span text:style-name="T1">Quae scripserit Heras.</text:span></text:span>] Itaque quum opere<text:line-break/>medicamentorum Heras Cappadox emplastrum quoddam ad<text:line-break/>hujuscemodi ulcera mnisice faciens tradiderit , inde <text:span text:style-name="Default_20_Paragraph_20_Font"><text:span text:style-name="T1">s</text:span></text:span>umam<text:line-break/>exordium , verba ipsius adscribens , quae in hunc modum<text:line-break/>sonant. <text:span text:style-name="Default_20_Paragraph_20_Font"><text:span text:style-name="T1">Poni coloris cruentis idoneum, cicatricem ducensal<text:line-break/>Conglutinat, pe</text:span></text:span>r<text:span text:style-name="Default_20_Paragraph_20_Font"><text:span text:style-name="T1">fecte implet atque cicatricem ducit sclu-<text:line-break/>tum cum cerato, magisque adhuc circa cicatricem indu-<text:line-break/>cendam eeficax est. Valet etiam ad chironia ulcera alia-<text:line-break/>que similia summopere. Nam callos consumit, deinde ge-</text:span></text:span></text:p>
      <text:p text:style-name="P3"><text:span text:style-name="Default_20_Paragraph_20_Font"><text:span text:style-name="T1">nutuum carnem generat, valde album. ♃ </text:span></text:span>Cerae lib. ij,<text:line-break/>frictae lib. iij, aeruginis rasae Ʒ vj, mannae Ʒ iij., olei he-<text:line-break/>minas quinque, aceti <text:span text:style-name="Default_20_Paragraph_20_Font"><text:span text:style-name="T1">s</text:span></text:span>extarium. Liquabilia siccis admisce<text:span text:style-name="Default_20_Paragraph_20_Font"><text:span text:style-name="T1">o-<text:line-break/></text:span></text:span>tura -Usus est emplastri ad vulnera, cum rosaceo tempera-<text:line-break/>tum pus generat, cerato solutum ad cicatricis generationem<text:line-break/>repurgat. Quidam tamen resinae frictae lib. ij et terebinthi-<text:line-break/>nae tantundem ingesserunt, atque sic praeparatum aerugine<text:line-break/>rasa ipsum exceperunt , ut collyrii tenorem haberet, atque<text:line-break/>hoc imposuerunt, ubi callos consumere studerent, prompte<text:line-break/>enim haec facit, ut etiam ossa separet. Merito igitur et em-<text:line-break/>plastrum hoc Heras commendat ceu ex aeruginis et aceti<text:line-break/>copia efficax, si quid in superiore libro dictorum memini-<text:line-break/>mus. Laudat item panaceam ab eo vocatam, quam deinceps<text:line-break/>verbis istius apponimus. <text:span text:style-name="Default_20_Paragraph_20_Font"><text:span text:style-name="T1">Panacea Herae a nonnullis sani-<text:line-break/>tas nominata. Ad omnem pressionem et malignitatem. Si-<text:line-break/>siit autem nomas, neque crustas facit neque circumpositis<text:line-break/>partibus duritiem conciliat. Rumpit ac tabefacit omne cor.</text:span></text:span></text:p>
      <text:p text:style-name="P3"><text:span text:style-name="Default_20_Paragraph_20_Font"><text:span text:style-name="T1">ruptum, ut nihil a liquida staphide desserat. Cohibet sen-<text:line-break/>guinis eruptionem tum aliam tum quae per haemorrhoidas<text:line-break/>fieri solet, myrteo dilutum. hem haemorrhoidas ipsas ta..<text:line-break/>besacit et consumit. .insuper fistulis medetur et carbun-<text:line-break/>culis. Sanat aegilopas et chironia , ut vocant. lu summa<text:line-break/>vix sanabilium et diuturnorum genus latentibus quidem<text:line-break/>locis veluti utero, unguento cyprino liquidum, exterioribus<text:line-break/>autem praestat, ut alia stngula, sic apponer</text:span></text:span>e. <text:span text:style-name="Default_20_Paragraph_20_Font"><text:span text:style-name="T1">At omni<text:line-break/>ulceri impositum, quamvis agresti, mitius statim id esui-<text:line-break/>ciet, dolores minuet et vigilias. Haec ejus virtus est. ♃<text:line-break/></text:span></text:span>Chamaepityos drachmas quatuor, fymphyti drachmas qua-<text:line-break/>tuor, chamaeleontis drachmas quatuor, marrubii drachmas<text:line-break/>quatuor, apud alios <text:span text:style-name="Default_20_Paragraph_20_Font"><text:span text:style-name="T1">s</text:span></text:span>ex, polii drach. vj, centaurii tenuis<text:line-break/>drach. vj, helenii drach. iv, aristolochiae drach. iv, thuris<text:line-break/>drach. xij ẞ, myrrhae drach. iij, aloes drach. v j , galbani<text:line-break/>Ʒ v j , oboli unius et <text:span text:style-name="Default_20_Paragraph_20_Font"><text:span text:style-name="T1">s</text:span></text:span>emissis, olei Ʒ clxxx, mellis xxx,<text:line-break/>propolis drach. xij ẞ, aluminis fissilis drach. vj, oboli unius<text:line-break/>et <text:span text:style-name="Default_20_Paragraph_20_Font"><text:span text:style-name="T3">seminio In</text:span></text:span><text:span text:style-name="Default_20_Paragraph_20_Font"><text:span text:style-name="T1">v</text:span></text:span><text:span text:style-name="Default_20_Paragraph_20_Font"><text:span text:style-name="T3">ehi </text:span></text:span><text:span text:style-name="Default_20_Paragraph_20_Font"><text:span text:style-name="T1">e</text:span></text:span><text:span text:style-name="Default_20_Paragraph_20_Font"><text:span text:style-name="T3">t Ihirtnn </text:span></text:span><text:span text:style-name="Default_20_Paragraph_20_Font"><text:span text:style-name="T1">i</text:span></text:span><text:span text:style-name="Default_20_Paragraph_20_Font"><text:span text:style-name="T3">lrn</text:span></text:span><text:span text:style-name="Default_20_Paragraph_20_Font"><text:span text:style-name="T1">c</text:span></text:span><text:span text:style-name="Default_20_Paragraph_20_Font"><text:span text:style-name="T3">ltrrtno sov </text:span></text:span><text:span text:style-name="Default_20_Paragraph_20_Font"><text:span text:style-name="T1">s</text:span></text:span><text:span text:style-name="Default_20_Paragraph_20_Font"><text:span text:style-name="T3">vhirli totius et </text:span></text:span>se-</text:p>
      <text:p text:style-name="P3">missis, chalcitidis drachmas lex, oboli unius et semissis, bi<text:line-break/>luminis drachmas quinquaginta, terrae ampelitide drach.<text:line-break/>quinquaginta, argenti spumae drachmas quinquaginta, gal-<text:line-break/>lae drachmas tres, pulveris iridis drachmas tres , contusae<text:line-break/>pridie herbae et radices oleo immittuntur, ubi nocte tota<text:line-break/>in e<text:span text:style-name="Default_20_Paragraph_20_Font"><text:span text:style-name="T1">o</text:span></text:span> duraverint, mane argenti spuma, ampelitis, bitumen<text:line-break/>iniicitur, supra ignem lenem incoquuntur, ubi spissitudinem<text:line-break/>adepta fuerint, olla ab igne toliitur. Sint autem in ali<text:span text:style-name="Default_20_Paragraph_20_Font"><text:span text:style-name="T1">o</text:span></text:span> vase<text:line-break/>mel , resina, galbanum, propolis colliquata, quae op<text:span text:style-name="Default_20_Paragraph_20_Font"><text:span text:style-name="T1">o</text:span></text:span>rtet<text:line-break/>simul commiscere in olIam fundendo, deinde arida, quibus<text:line-break/>quum medicamentum coquitur, donec non coinquinet, rur-<text:line-break/>fus ab igne deposito myrrha laevis facta et thus inspergitur.<text:line-break/>Est autem advertendum, ne quando effervescat et quantum<text:line-break/>fieri potest in ampl<text:span text:style-name="Default_20_Paragraph_20_Font"><text:span text:style-name="T1">o</text:span></text:span> spati<text:span text:style-name="Default_20_Paragraph_20_Font"><text:span text:style-name="T1">o</text:span></text:span> coquatur, difficulter enim re-<text:line-break/>stingui potest, si quid attingat. Haec quidem Heras de Pa-<text:line-break/>nacea. Nobis autem materiam ipsam a medicamentis, quae<text:line-break/>priore libro scripta <text:span text:style-name="Default_20_Paragraph_20_Font"><text:span text:style-name="T1">s</text:span></text:span>unt ad ulcera vix sanitatem recipientia,</text:p>
      <text:p text:style-name="P3">differre notandum est. Nam illa solis constant metallicis,<text:line-break/>quaedam paucis, quaedam pluribus, pauca illorum radices<text:line-break/>ac herbas continent, at panacea haec <text:span text:style-name="Default_20_Paragraph_20_Font"><text:span text:style-name="T1">s</text:span></text:span>ecus habet. Recipit<text:line-break/>enim haec chamaeleontem et centaurium, quorum utrun-<text:line-break/>que maligna ulcera juvare idoneum est. Accipit praeterea<text:line-break/>aristolochiam et iridem, imbecilliora quidem centaurio et<text:line-break/>chamaeleonte, quod ad malignorum ulcerum curationem<text:line-break/>attinet, non tamen repudianda. Herbas autem valentes as-<text:line-break/>futuit, quae vel solae maligna ulcera curare possunt saepe-<text:line-break/>numero, chamaepityn, polium et symphyton, quibus va-<text:line-break/>lentius est marrubium et helenion. Itaque marrubio etiam<text:line-break/>foto uti queas in iis , quae carnem abunde humidam circa<text:line-break/>ulcus habent et sordidiorem, helenion vero neque iis con-<text:line-break/>venit <text:span text:style-name="Default_20_Paragraph_20_Font"><text:span text:style-name="T1">s</text:span></text:span>olum inspersum, sicut nec aliud quodvi<text:span text:style-name="Default_20_Paragraph_20_Font"><text:span text:style-name="T1">t</text:span></text:span> acre. Si-<text:line-break/>quidem didicistis in opere de simplicibus medicamentis,<text:line-break/>acrium et amarorum medicamentorum discrimen, nempe<text:line-break/>acria irritare, mordere, calefacere et fluorem in asseclis</text:p>
      <text:p text:style-name="P3">partibus concitare, amara vero exiccare citra morsum et<text:line-break/>calorem, eoque exulceratis partibus conducere. At quoniam<text:line-break/>ex herbis isti compositionem paranti institutum erat empta-<text:line-break/>stru<text:span text:style-name="Default_20_Paragraph_20_Font"><text:span text:style-name="T1">a</text:span></text:span>t inde non siccum, quod inspergi possit, efficere, ad<text:line-break/>emplastri vero conlecturam vel ceram vel resinam vel omni-<text:line-break/>no argenti spumam diutius coctam adjecturus erat, unde<text:line-break/>virtus herbarum solveretur, miscuit ipsis nonnulla medica-<text:line-break/>menta tam valida, ut ulceribus per se exhiberi nequeant.<text:line-break/>Valida autem duplicem communem vim et qualitatem obti-<text:line-break/>nent, nonnulla austeram acerbamque, alia acrem et acer-<text:line-break/>bam. Hujus igitur gratia ex iis, quae acrimoniam sortita<text:line-break/><text:span text:style-name="Default_20_Paragraph_20_Font"><text:span text:style-name="T1">s</text:span></text:span>unt, helenion miscuit, ex valide autem astringentibus, haec<text:line-break/>enim austera et acerba nominamus, alumen et gallam im-<text:line-break/>maturam. Qualitates autem utrasque valentes habet chalei-<text:line-break/>lis, quemadmodum et vires, quae in ipsis sunt, quum sit<text:line-break/>acris et astringens. Enimvero dictum est superius, necessa-<text:line-break/>riam esse malignis ulceribus, et praesertim cum flucti sint</text:p>
      <text:p text:style-name="P3">obnoxia, qualitatem austeram. His ergo omnibus, quae dixi,<text:line-break/>admixta argenti spuma est, resina et thus, qu<text:span text:style-name="Default_20_Paragraph_20_Font"><text:span text:style-name="T1">o</text:span></text:span> medicamen-<text:line-break/>tum emplastri f<text:span text:style-name="Default_20_Paragraph_20_Font"><text:span text:style-name="T1">o</text:span></text:span>rmam acciperet. Sed argenti spuma ex me-<text:line-break/>dia materia est. Thus conc<text:span text:style-name="Default_20_Paragraph_20_Font"><text:span text:style-name="T1">o</text:span></text:span>quit et pus movet, si tanquam<text:line-break/>ad probe temperatam naturam respicimus, nam id humidio-<text:line-break/>ribus corporibus carnem producere ostendimus. Quin etiam<text:line-break/>ex medicamentis, quae concoquunt, quaeque vim a pure<text:line-break/>movendo quasi purificum veI expurgatoriam dictam habent,<text:line-break/>nullum valenter di<text:span text:style-name="Default_20_Paragraph_20_Font"><text:span text:style-name="T1">s</text:span></text:span>cutit, sicut nec acre, siquidem talia me-<text:line-break/>diocriter calefaciunt, imo et emolliunt magis, quam exic-<text:line-break/>canI. Quare thus etiam recte admixtum est in propositi em-<text:line-break/>plastri compolitione, uti mitigatorium quid et lene accipiat.<text:line-break/>Hujus nimirum potentiae oleum quoque est, emplastri co-<text:line-break/>quendi caufa fecundum primam rationem adjectum, <text:span text:style-name="Default_20_Paragraph_20_Font"><text:span text:style-name="T1">s</text:span></text:span>ecum<text:line-break/>vero duas facultates inserens, mitigatoriam videlicet et quae<text:line-break/>valida medicamenta obtundit, sive haec acri, sive austera<text:line-break/>virtute sint praedita. Certe ampelitis terra siccat et discutit,</text:p>
      <text:p text:style-name="P3">nihil manifesto acre continens, propterea malignis ulceribus<text:line-break/>idonea est et si <text:span text:style-name="Default_20_Paragraph_20_Font"><text:span text:style-name="T1">s</text:span></text:span>olam per fe tritam insparges. Galbanum<text:line-break/>vero et ipsum, e<text:span text:style-name="Default_20_Paragraph_20_Font"><text:span text:style-name="T1">o</text:span></text:span> quod concoquit, emollit, mitigat et do-<text:line-break/>lorem <text:span text:style-name="Default_20_Paragraph_20_Font"><text:span text:style-name="T1">s</text:span></text:span>edat, praedictae compositioni adjectum est, quum<text:line-break/>thus easdem vires, <text:span text:style-name="Default_20_Paragraph_20_Font"><text:span text:style-name="T1">s</text:span></text:span>ed imbecilliores habeat, galbano facul-<text:line-break/>tates ambas valentiores possidente. Terebinthina resina ipsa<text:line-break/>quoque simul quum detergendi discutiendique facultatem<text:line-break/>habeat, etiam assectus tales, quod concoquat, quidpiam ob-<text:line-break/>linet. Bitumen vero, cum calore non admodum vehementi<text:line-break/>siccare novimus, quibus <text:span text:style-name="Default_20_Paragraph_20_Font"><text:span text:style-name="T1">o</text:span></text:span>mnibus emplastri auctor medi-<text:line-break/>camentum trahentis facultatis propositu nimirum admi<text:span text:style-name="Default_20_Paragraph_20_Font"><text:span text:style-name="T1">s</text:span></text:span>cuit,<text:line-break/>quoniam ejus usum multiplicem esse voluit. Omnia vero,<text:line-break/>quae multiplicem usum praestant, maxime varias facultates<text:line-break/>habere necessitas est, ut pluribus vitiis medeantur. Sic etiam<text:line-break/>non parum mellis addidit sciens spfum siccans, digerensque<text:line-break/>putrescentibus eflë accommodatissimum, quippe et ipsum ex<text:line-break/>iis est, quae non putrefiunt, et mixta a putredine reservat,</text:p>
      <text:p text:style-name="P3">praeterquam extreme ad putrescendum idonea, quae humida<text:line-break/>sunt et calida. Atque mel copiosius aliis medicamenti com-<text:line-break/>positor indidit, nam si tria, quae coqui desiderant, excipias,<text:line-break/>bitumen, argenti spumam, terram ampelitidem, aliis majns<text:line-break/>est. Atque his ipsis bitumini , argenti spumae et ampelitide<text:line-break/>tantum adjecit olei, quantum coctioni commodum erat su-<text:line-break/>turum, confectura et ab aliis sumpta, quae sicca medica-<text:line-break/>mento immittuntur. Insuper omnibus perfecte coetis myr-<text:line-break/>rham et aloen voluit injici, quae ambo citra medicationem<text:line-break/>siccant, verum differunt, quod aloe astringat, myrrha te-<text:line-break/>n<text:span text:style-name="Default_20_Paragraph_20_Font"><text:span text:style-name="T1">o</text:span></text:span>torum partium sit magisque siccet. Caeterum haud scio,<text:line-break/>cur Herae visum fuerit minoribus <text:span text:style-name="Default_20_Paragraph_20_Font"><text:span text:style-name="T1">s</text:span></text:span>ymmetriis panaceam<text:line-break/>hanc conscribere, quam alii maioribus conficiunt, siquidem<text:line-break/>nonnulli omnia duplicata habere ipsam tradiderunt, alii<text:line-break/>quadruplo copiosiora. Galbani sane drachmas sex obolum<text:line-break/>unum et semissem Heras numeravit, alii drachmas decem<text:line-break/>et semissem, quemadmodum alii rursus viginti - quinque,</text:p>
      <text:p text:style-name="P3">augentes simul et alia ad portionem, ut nusquam dicatur in<text:line-break/>symmetria obolus vel <text:span text:style-name="Default_20_Paragraph_20_Font"><text:span text:style-name="T1">s</text:span></text:span>emiobolus. Itaque advertere vos<text:line-break/>oportet panaceas apud alios scriptas huic conferentes, utrum<text:line-break/>omnia duplicata, an quadrupla, habeant, ac si sint omnia<text:line-break/>aucta, non putare illas ab hac esse diversas.</text:p>
      <text:p text:style-name="P1"><text:span text:style-name="Default_20_Paragraph_20_Font"><text:span text:style-name="T1">[lsts a quibusdam Lpigoni dicta.]</text:span></text:span> Multiplicis usus est<text:line-break/>medicamentum, quod isidem appellant, ab omnibus cossi-<text:line-break/>mandatum. Ego vero apponam mod<text:span text:style-name="Default_20_Paragraph_20_Font"><text:span text:style-name="T1">o</text:span></text:span> , quae Heras de illo<text:line-break/>memoriae prodidit. Haec illius verba funt. <text:span text:style-name="Default_20_Paragraph_20_Font"><text:span text:style-name="T1">Medicamentum<text:line-break/>a nonnullis Lpigoni dictum, ab aliis</text:span></text:span> i<text:span text:style-name="Default_20_Paragraph_20_Font"><text:span text:style-name="T1">ste. Pacit ad omne<text:line-break/>t minus et ad vulnera capitis cum ossium praecess</text:span></text:span>i<text:span text:style-name="Default_20_Paragraph_20_Font"><text:span text:style-name="T1">one, fa-<text:line-break/>nat citra reparationem. Valet ad punctus, item pax</text:span></text:span>i<text:span text:style-name="Default_20_Paragraph_20_Font"><text:span text:style-name="T1">llos<text:line-break/>infixos et hominum atque canum morsus. Venenum trahit<text:line-break/>viperae, scorpii, draconis marini, pastinacae. Curat fra-<text:line-break/>cluras artuum cum vulnere, callum enim obducit citius<text:line-break/>tutiusque. Villulas omnes recentes, veteres foveas, sinus,<text:line-break/>phymata, parotidas, abscessus in mammis et alis futuros</text:span></text:span></text:p>
      <text:p text:style-name="P3"><text:span text:style-name="Default_20_Paragraph_20_Font"><text:span text:style-name="T1">aut factos sanat. Adversus fluxionem nobis venientibus<text:line-break/>strumas adhuc aufert, cum tunicis celerrime pus educens<text:line-break/>S</text:span></text:span><text:span text:style-name="Default_20_Paragraph_20_Font"><text:span text:style-name="T3">i</text:span></text:span><text:span text:style-name="Default_20_Paragraph_20_Font"><text:span text:style-name="T1">stit oculorum fluxiones fronti impositum, tollit livorem,<text:line-break/>gangraenas non patitur latius serpere, putredinem purgat,<text:line-break/>it</text:span></text:span>i <text:span text:style-name="Default_20_Paragraph_20_Font"><text:span text:style-name="T1">summa ad quoduis bonum est.</text:span></text:span> Haec recipit, cerae drach-<text:line-break/>mas centum, terebinthinae drachmas ducentas, fecundum<text:line-break/>alios centum, squamae aeris rubri drachmas octo, aerugi-<text:line-break/>His rasae drachmas octo, aristolochiae rotundae drachmas<text:line-break/>octo, thuris drachmas octo, salis ammoniaci drachmas octo,<text:line-break/>guttae ammoniaci drachmas octo, aluminis usti vel rotundi<text:line-break/>drachmas sex, aeris usti drachmas octo, myrrhae drachmas<text:line-break/>duodecim, aloes drachmas duodecim, galbani drachmas duo-<text:line-break/>decim , olei veteris heminam unam, aceti acris heminas<text:line-break/>duas. Quae liquati possunt, siccis in mortarium supersim-<text:line-break/>d<text:span text:style-name="Default_20_Paragraph_20_Font"><text:span text:style-name="T1">a</text:span></text:span>ntur. Sic quidem Heras isim scripsit non etiam partico-<text:line-break/>lavem omnem usum ej apponens, ut in aliis consueverat.<text:line-break/>Insuper quod ad Epigouum illud refert, a plerisque dissen-<text:line-break/>Iit, quos exactius de epigonio scripsisse arbitror, cum alia</text:p>
      <text:p text:style-name="P3">tum illud quoque, nempe quod in carcere conclusus, quum<text:line-break/>quendam admodum potentem curasset, ejus rei gratia fuit<text:line-break/>dimissus. Adjecisse vero ipsum ajunt praescripto medica-<text:line-break/>mento dracunculi radicem , atque ego semper ita usus sum,<text:line-break/>quoniam et praeceptorum meorum unus usurpabat, appo-<text:line-break/>nens in praedictam symmetriam Herae dracunculi drach-<text:line-break/>mas octo, insuper et olei cyathi dimidium, aceti heminam,<text:line-break/>ad haec colophonium resinam, non ut Heras terebinthinam.<text:line-break/>Sed et in emplastri con<text:span text:style-name="Default_20_Paragraph_20_Font"><text:span text:style-name="T1">i</text:span></text:span>ectione ab illo dissentiebat, galbanum<text:line-break/>aceto, cum aliis in pila elaborans, atque ita admiscens ea,<text:line-break/>quemadmodum et Heras inquit, liquabilibus, deinde medi-<text:line-break/>camentum manibus plurimum emolliebat, attingens acetum<text:line-break/>quam acerrimum, postea invase aereo reponebat et persu-<text:line-break/><text:span text:style-name="Default_20_Paragraph_20_Font"><text:span text:style-name="T1">s</text:span></text:span>um longo tempore servabat, atque ita excipiens utebatur.<text:line-break/>Appellavit ipsum, velut alii quidam, Hermonis sacri scribae,<text:line-break/>alibi scriptum invenias ex adytis templi Vulcani in Aegyto<text:line-break/>hoc quoque esse, quemadmodum et illud, quod ex dictamno</text:p>
      <text:p text:style-name="P3">constat. Symmetriam vero simplicium medicamentorum,<text:line-break/>quae id constituunt, omnes propemodum aequalem scripse-<text:line-break/>runt, proinde titulus licet diversus existat, non opineris<text:line-break/>aliud esse atque aliud et quod ex adytis sacrum dicitur et<text:line-break/>Hermonis sacri scribae et Epigoni, nam omnes has appel—<text:line-break/>lationes habet, liquatum autem cum cerato liquido purgat<text:line-break/>et ulcera cicatrice obducit. Quidam ex cerato triplicato di-<text:line-break/>lui ipsum tradiderunt, nonnulli duplicato, utrique symme-<text:line-break/>triam indefinite distinguentes. In quibus etenim ulcus pu- .<text:line-break/>Tum satis efficitur, si tribus cerati partibus temperatum fue-<text:line-break/>rit, non oportet duplicatum adjicere, in quibus autem minus<text:line-break/>purgatur, ibi ceratum duplo majus assumendum. Novimus<text:line-break/>enim efficacius omne id genus medicamentum esse, quod<text:line-break/>non multo cerato miscetur, imbecillius , quod multo. Nihil<text:line-break/>mali est autem de dracunculo quoque eatenus dicere, quod<text:line-break/>per aestatem caule exiccat<text:span text:style-name="Default_20_Paragraph_20_Font"><text:span text:style-name="T1">a</text:span></text:span> et herba tota, radicem ampu-</text:p>
      <text:p text:style-name="P3">tare oportet, deinde in domo sicca <text:span text:style-name="Default_20_Paragraph_20_Font"><text:span text:style-name="T1">s</text:span></text:span>olem non habente repo -<text:line-break/>sitam, paulo post dies <text:span text:style-name="Default_20_Paragraph_20_Font"><text:span text:style-name="T1">s</text:span></text:span>ex vel septem in orbiculos dividere,<text:line-break/>eosque filo trajectos in sicca domo et a sole remota rursus<text:line-break/>suspendere, ac sic ubi medicamentum praeparare voles ra-<text:line-break/>dicem contundere, quae ipsa quoque seorsum tusa et lae-<text:line-break/>vigata probe, ut pulvis fiat, malignis ulceribus medetur.</text:p>
      <text:p text:style-name="P1"><text:span text:style-name="Default_20_Paragraph_20_Font"><text:span text:style-name="T1">[Emplastrum ex dictamno</text:span></text:span>.] ltem quod ex dictamno<text:line-break/>emplastrum conficitur, sacrum appellant, dicentes et hanc<text:line-break/>scripturam in Vulcani templo juxta Memphim inventam e<text:span text:style-name="Default_20_Paragraph_20_Font"><text:span text:style-name="T1">s-<text:line-break/></text:span></text:span>fe, omnes ipsius hujusmodi <text:span text:style-name="Default_20_Paragraph_20_Font"><text:span text:style-name="T1">s</text:span></text:span>ymmetriis meminerunt vel<text:line-break/>parum adeo ab his differentibus. Sufficiet autem verba He-<text:line-break/>rae et de ipso adscripsisse, quae in hunc modum habent.<text:line-break/><text:span text:style-name="Default_20_Paragraph_20_Font"><text:span text:style-name="T1">Sacrum ex Vulcani templo in Memphi. Pacit ad recentia<text:line-break/>cruenta, stuentia , ad nervorum praeciso</text:span></text:span>r<text:span text:style-name="Default_20_Paragraph_20_Font"><text:span text:style-name="T1">es, vetera ulce-<text:line-break/>ra, sappascentia, contusa, putredines, carbunculos, ni-<text:line-break/>griph</text:span></text:span>i<text:span text:style-name="Default_20_Paragraph_20_Font"><text:span text:style-name="T1">s, ulcera stuentia, cicatricem aegre admittentia, pa^<text:line-break/>rotulas, perniones, abscessus, strumas, furunculos, duri-<text:line-break/>tias</text:span></text:span>. T<text:span text:style-name="Default_20_Paragraph_20_Font"><text:span text:style-name="T1">ela educit, aculeos, ossa ex capite. Sanat ferarum<text:line-break/>ictus, scorpionum motsus, phalangiorum, muris aranei,</text:span></text:span></text:p>
      <text:p text:style-name="P3"><text:span text:style-name="Default_20_Paragraph_20_Font"><text:span text:style-name="T1">hominum. Valet ad omnem colli dolorem, humeri, artica-<text:line-break/>lorum, vice malagmatis. S</text:span></text:span>i<text:span text:style-name="Default_20_Paragraph_20_Font"><text:span text:style-name="T1">stit oculorum sutores, non<text:line-break/>modo recentes, fed etiam veteres. Polli</text:span></text:span>a <text:span text:style-name="Default_20_Paragraph_20_Font"><text:span text:style-name="T1">capille dolorem<text:line-break/>inunctum, rosaceo dilutum. Et uteri dolorem sedat tum<text:line-break/>illitu tum supsitu. Necat insuper feras suscita</text:span></text:span>. Haec reci-<text:line-break/>pit olei veteris heminas ij , argenti spumae drach. c, aeru-<text:line-break/>ginis rasae drach. viij , squamae Ʒ vj, colophoniae liquidae,<text:line-break/>alii pineae Ʒ l, mannae drach. xij , guttae ammoniaci Ʒ xvj,<text:line-break/>aeris usti Ʒ viij, diphrygis Ʒ v j q gentianae Ʒ, sex, aloes<text:line-break/>Ʒ viij, galbani Ʒ xij, propolis Ʒ viij, cerae Ʒ xxv, aristo-<text:line-break/>lochiae Ʒ x , dictamni cretici Ʒ x. Argenti spumam et<text:line-break/>oleum in olla magna supra prunam incoquito, ut omnino<text:line-break/>aut fere non inquinet, deinde cacabum deponens aeruginem<text:line-break/>indito squamamque et coquito, ne prorsus inficiat. Postea<text:line-break/>rursus auferens, resinam, ammoniaci guttam, injice cribra-<text:line-break/>ta, movens donec fervere desinat, mox quum reposueris<text:line-break/>paululumque dimi<text:span text:style-name="Default_20_Paragraph_20_Font"><text:span text:style-name="T1">s</text:span></text:span>eris, tollito atque aes diphrygesque in-<text:line-break/>spergito, rur<text:span text:style-name="Default_20_Paragraph_20_Font"><text:span text:style-name="T1">s</text:span></text:span>us coquens, quoad non inquinet, interdum</text:p>
      <text:p text:style-name="P2">enim his injectis remittitur, postea deponens, ceram ad-<text:line-break/>dito, iterum coquito, usque dum non polluat, quod ceteri-<text:line-break/>ter accidit. Dein quum deposueris, propositu immittes ac<text:line-break/>repones denuo, paulisper sines, quum depones, addes aloen,<text:line-break/>mannam, dictamnum, aristolochiam, gentianam, his abun-<text:line-break/>de resurgeretis singula saevissima insperges movens, si non<text:line-break/>insiciat, tolles, sin minus, leni igne coques. Haec quidem<text:line-break/>Heras de emplastr<text:span text:style-name="Default_20_Paragraph_20_Font"><text:span text:style-name="T1">o</text:span></text:span> scripsit. Composuimus autem id nos in-<text:line-break/>tardum et sine usto aere et diphryge, unde quae in alto la-<text:line-break/>tebant, magis attrahebat emolliebatque magis discutiebat-<text:line-break/>que, non tamen ulceribus aegre cicatricum ducentibus ido-<text:line-break/>neum. Quin etiam ipsum citra dictamnum consecimus rur-<text:line-break/>sus aliis apponentes chrysocollae drachmas sex, ut maligna<text:line-break/>ulcera selicius sanaret.</text:p>
      <text:p text:style-name="P1"><text:span text:style-name="Default_20_Paragraph_20_Font"><text:span text:style-name="T1">[Hicestum nigrum.]</text:span></text:span> Medicamentum titulo hicesium, usus<text:line-break/>multiplicis, quidam gignendi casu scripserunt, Hicesii. Heras<text:line-break/>itaque de ipso haec tradit. <text:span text:style-name="Default_20_Paragraph_20_Font"><text:span text:style-name="T1">Dicessum ad vulnera et canum</text:span></text:span></text:p>
      <text:p text:style-name="P2"><text:span text:style-name="Default_20_Paragraph_20_Font"><text:span text:style-name="T1">motsus, duritias defundens, ad parotidas, cond</text:span></text:span>y<text:span text:style-name="Default_20_Paragraph_20_Font"><text:span text:style-name="T1">lomata<text:line-break/>et mal</text:span></text:span>i<text:span text:style-name="Default_20_Paragraph_20_Font"><text:span text:style-name="T1">gna. stem est attrahens et glutinatorium. Valet in-<text:line-break/>super ad aquam inter cutem.</text:span></text:span> ♃ Argenti spumae drach.<text:line-break/>centum, bituminis ludaici drach. c, terrae ampelitide Ʒ c,<text:line-break/>mannae , propolis , singulorum drach. xxv , galbani Ʒ xij,<text:line-break/>fcissilis drach. xij ẞ, terebinthinae Ʒ xij ẞ, iridis drach. vj,<text:line-break/>olei immaturi heminas sex, mellis heminam j, chalcitidis<text:line-break/>drach. vij ẞ, gallae omphacitidis drach. vj, myrrhae drach.<text:line-break/>vj. Argenti sipuma, bitumen, ampelitis cum ole<text:span text:style-name="Default_20_Paragraph_20_Font"><text:span text:style-name="T1">o</text:span></text:span> incoquun-<text:line-break/>tur, ubi semicocta fuerint, propolis, resina et galbanum<text:line-break/>ex melle separatim cocta miscentur, postquam constiterint,<text:line-break/>reliqua adficiuntur, moventur autem spatha ex taedae<text:line-break/>ligno confecta. Hujus emplastri mixturae pondus non idem<text:line-break/>omnes, ut in <text:span text:style-name="Default_20_Paragraph_20_Font"><text:span text:style-name="T1">s</text:span></text:span>equentibus ostendetur, tradiderunt.</text:p>
      <text:p text:style-name="Normal"><text:span text:style-name="Default_20_Paragraph_20_Font"><text:span text:style-name="T1">[N</text:span></text:span>i<text:span text:style-name="Default_20_Paragraph_20_Font"><text:span text:style-name="T1">grum ex duabus aristolochiis. ]</text:span></text:span> Celebre quoque<text:line-break/>emplastrum u<text:span text:style-name="Default_20_Paragraph_20_Font"><text:span text:style-name="T1">s</text:span></text:span>us multiplicis est id, quod ex duabus ariste-<text:line-break/>lochiis consicitur, quod ip<text:span text:style-name="Default_20_Paragraph_20_Font"><text:span text:style-name="T1">s</text:span></text:span>e Heras quoque his verbis de-</text:p>
      <text:p text:style-name="P2">scripsit. <text:span text:style-name="Default_20_Paragraph_20_Font"><text:span text:style-name="T1">N</text:span></text:span><text:span text:style-name="Default_20_Paragraph_20_Font"><text:span text:style-name="T3">i</text:span></text:span><text:span text:style-name="Default_20_Paragraph_20_Font"><text:span text:style-name="T1">grum ex duplici ar</text:span></text:span><text:span text:style-name="Default_20_Paragraph_20_Font"><text:span text:style-name="T3">i</text:span></text:span><text:span text:style-name="Default_20_Paragraph_20_Font"><text:span text:style-name="T1">stolochia. Facit ad antiqua,<text:line-break/>callosa, aegre cicatricem inducentia, de</text:span></text:span>n<text:span text:style-name="Default_20_Paragraph_20_Font"><text:span text:style-name="T1">ascentia. Lst<text:line-break/>etiam enaemum cephalicum, ossa reducit et est glutinato-<text:line-break/>rium. Ducit ad articulos sclutos Pluori obnoxia repurgat,<text:line-break/>implet immessum</text:span></text:span>. ♃ Picis libram unam, cerae libram j, bi-<text:line-break/>tumidis libram unam, terebinthinae libram unam, mannae<text:line-break/><text:span text:style-name="Default_20_Paragraph_20_Font"><text:span text:style-name="T1">s</text:span></text:span>elibram vel uncias septem, aeruginis rasae selibram, cerus-<text:line-break/>sae <text:span text:style-name="Default_20_Paragraph_20_Font"><text:span text:style-name="T1">s</text:span></text:span>elibram, ehalcanthi uncias quatuor, aristolochiae lon-<text:line-break/>gae uncias quatuor, illyricae uncias quatuor, malicorii un-<text:line-break/>cias duas, gallae immaturae uncias duas, aeris usti uncias<text:line-break/>duas, spinae uncias quatuor, aristolochiae rotundae uncias<text:line-break/>quatuor, aceti heminam unam, ricinini vel olei veteris he-<text:line-break/>minam unam. Quae liquefieri poterunt, simul liquato, deinde<text:line-break/>cerussam, aeruginem et chalcanthum cum aceto laevia facta<text:line-break/>inspergito, mox supra ignem, usque dum coierint, arida<text:line-break/>infricato, igne subtracto, dehinc defusa subigito. Haec tum<text:line-break/>Heras, tum alii de ip<text:span text:style-name="Default_20_Paragraph_20_Font"><text:span text:style-name="T1">s</text:span></text:span>o <text:span text:style-name="Default_20_Paragraph_20_Font"><text:span text:style-name="T1">s</text:span></text:span>criptum reliquerunt. Ratio autem<text:line-break/>ejus qui id composuit non obscura est rec<text:span text:style-name="Default_20_Paragraph_20_Font"><text:span text:style-name="T1">o</text:span></text:span>rdantibus quae</text:p>
      <text:p text:style-name="P3">hic et in prioribus commentariis dicta <text:span text:style-name="Default_20_Paragraph_20_Font"><text:span text:style-name="T1">s</text:span></text:span>unt. Constat enim<text:line-break/>ex contrariis facultatibus, attractricibus et repultricibus,<text:line-break/>quae commune habent ut exiccenI. Superat autem in eo<text:line-break/>repellentium virtus, quae adest astringentibus, chalcantho,<text:line-break/>malicorio, gallae, aeri usto et spinae, ob hoc etiam ad fo-<text:line-break/>Iutos , id est laxatos articulos convenire ip<text:span text:style-name="Default_20_Paragraph_20_Font"><text:span text:style-name="T1">s</text:span></text:span>um affirmat.<text:line-break/>Aristolochiam autem et iridem astricturus admiscuit, utpote<text:line-break/>rarefaciendi et digerendi potestate praedita. Ut autem em-<text:line-break/>plastrum fieret nec siccum, sed ut superinduci posset, me.<text:line-break/>dicamentum, oleum et cera mixta sunt, cera quidem ceu<text:line-break/>materies solum, sicut et oleum, si commune suerit hoc, nec<text:line-break/>ricininum veI vetustum, quippe didicimus haec calefacere<text:line-break/>et discutere. Terebinthina vero resina praeterquam , quod<text:line-break/>emplastri c<text:span text:style-name="Default_20_Paragraph_20_Font"><text:span text:style-name="T1">o</text:span></text:span>nsistentiam medicamento conciliet, quum cera<text:line-break/>hoc <text:span text:style-name="Default_20_Paragraph_20_Font"><text:span text:style-name="T1">s</text:span></text:span>ola facere non possit, etiam emolliens quid et discu.<text:line-break/>flens detergensque obtinet. At quum thus eadem praestet,<text:line-break/>manna astringendi facultatem totam et qualitatem assumpsit,</text:p>
      <text:p text:style-name="P3">vocant enim sic tinnis micas concessu elisas, corticis pa-<text:line-break/>russi item participes. .Iam et bitumen abunde siccat, ad em-<text:line-break/>pl<text:span text:style-name="Default_20_Paragraph_20_Font"><text:span text:style-name="T1">o</text:span></text:span>stri consectionem idoneum medicamentum. Atque haec<text:line-break/>de illius compositione sufficiunt. Porro emplastri hujus an-<text:line-break/>ctor, quum vellet medicamenta valenti virtute praedita mi-<text:line-break/>suere, aeruginem et acetum ipsis adjecit, quae siccare, exe-<text:line-break/>dero et usque in proso n dum corporis penetrare atque alia<text:line-break/>deducere possunt. Miscentur autem haec cum digerentibus,<text:line-break/>ut humores orasses partibus, quas curamus, insixos alie-<text:line-break/>nuenI. Restat igitur et de cerussa quippiam dicere, quam<text:line-break/>ceu ad emplastrum conficiendum aptam, non ut aliquid<text:line-break/>cooperaturam admiscuisse illum est perspicuum. Ego vero<text:line-break/>argenti spumam potius adjecissem, quae et emplastris con-<text:line-break/>venit et resrigerat, cerussa vero aliis quibusdam utilis ad<text:line-break/>propositi emplastri Vires nihil praesidii affert.</text:p>
      <text:p text:style-name="P1"><text:span text:style-name="Default_20_Paragraph_20_Font"><text:span text:style-name="T1">[Emplastrum A</text:span></text:span>m<text:span text:style-name="Default_20_Paragraph_20_Font"><text:span text:style-name="T1">anitae</text:span></text:span>.] Emplastrum Amanitae varii<text:line-break/>usus est et nobile, de ipso autem Heras ita scribit. <text:span text:style-name="Default_20_Paragraph_20_Font"><text:span text:style-name="T1">Empia-</text:span></text:span></text:p>
      <text:p text:style-name="P3"><text:span text:style-name="Default_20_Paragraph_20_Font"><text:span text:style-name="T1">strum A</text:span></text:span>m<text:span text:style-name="Default_20_Paragraph_20_Font"><text:span text:style-name="T1">anitae</text:span></text:span>. ♃ Picis aridae ℥ j , cerae Ʒ iij , adipis<text:line-break/>suilli ℥ iij, <text:span text:style-name="Default_20_Paragraph_20_Font"><text:span text:style-name="T1">s</text:span></text:span>evi taurini Ʒ iij, oesypi ℥ iij, resinae pineae ℥ v.<text:line-break/>Facit ad maligna omnia, gangraenas, fistulas, recentia vul-<text:line-break/>nera, ambusta igne, persrigeratis prodest, ut acopon, item<text:line-break/>pessulus est emolliens. Convenit autem et ad uteri ulcera,<text:line-break/>phymata et parotidas. Quum ulcera cava fuerint, copiosiore<text:line-break/>utitor medicamento, ubi ad cicatricem inclinare videntur,<text:line-break/>parciore. Porro medicamenti proprietas est concretum hu.<text:line-break/>morem <text:span text:style-name="Default_20_Paragraph_20_Font"><text:span text:style-name="T1">s</text:span></text:span>ordidum per summa gignere. Benefacit lippientibus,<text:line-break/>palpebris <text:span text:style-name="Default_20_Paragraph_20_Font"><text:span text:style-name="T1">s</text:span></text:span>uprapositum. Oleum medicamenti affectui opponi<text:line-break/>tur, quare ob<text:span text:style-name="Default_20_Paragraph_20_Font"><text:span text:style-name="T1">s</text:span></text:span>ervato ne infundas. Quum autem praeparas,<text:line-break/>picem, ceram, <text:span text:style-name="Default_20_Paragraph_20_Font"><text:span text:style-name="T1">s</text:span></text:span>evum taurinum injicito, ubi fuerint liquata,<text:line-break/>adipem <text:span text:style-name="Default_20_Paragraph_20_Font"><text:span text:style-name="T1">s</text:span></text:span>uillum, mox resinam, postrem<text:span text:style-name="Default_20_Paragraph_20_Font"><text:span text:style-name="T1">o</text:span></text:span> oe<text:span text:style-name="Default_20_Paragraph_20_Font"><text:span text:style-name="T1">s</text:span></text:span>ypum, ubi re-<text:line-break/>frigeraveris , totum autem igne, non flamma liquefacit^<text:line-break/>Maxime valet in quibus nervi vel musculi percussi <text:span text:style-name="Default_20_Paragraph_20_Font"><text:span text:style-name="T1">s</text:span></text:span>unt,<text:line-break/>item ad maligna.</text:p>
      <text:p text:style-name="P1"><text:span text:style-name="Default_20_Paragraph_20_Font"><text:span text:style-name="T1">[Emplastrum Hallei, feu piscatoris, ex sinopide. ]<text:line-break/></text:span></text:span>Haliei celebre et multiplicis usus emplastrum nihil minus</text:p>
      <text:p text:style-name="P2">quam priora, Heras ita tradidit. <text:span text:style-name="Default_20_Paragraph_20_Font"><text:span text:style-name="T1">Hallei ad vetera et quae<text:line-break/>cicatricem aegre ducunt. stem discutit praesertim il</text:span></text:span>i <text:span text:style-name="Default_20_Paragraph_20_Font"><text:span text:style-name="T1">ma-<text:line-break/>mullis duritias. Dtimur eo tanquam optimo ad plurima. ♃<text:line-break/></text:span></text:span>Cerae minam unam, argenti <text:span text:style-name="Default_20_Paragraph_20_Font"><text:span text:style-name="T1">s</text:span></text:span>pumae minam unam, mannae<text:line-break/>drach. viij , terebinthinae drach. viij , galbani drach. viij.<text:line-break/>sinopidis drach. viij, olei veteris heminas ij. Oleum et ar-<text:line-break/>genti spuma dum non inquinent, incoquuntur, deinde cera<text:line-break/>resinaque, liquefactis ipsis fublatisque ab igne sinopidem<text:line-break/>immittito et galbanum, postea mannam. ldem facT ad mari-<text:line-break/>norum ictus summe. Usus quandoque eo sum in quodam a<text:line-break/>pastinaca percusso fummoque dolore vexato et miIisice pro-<text:line-break/>fecit, similiter et in iis, qui a scorpione morsi erant. Hac-<text:line-break/>tenus Heras. Deinceps vero Crotonis emplastra i n Ipsa<text:line-break/>ciamus.</text:p>
      <text:h text:style-name="Heading_20_2" text:outline-level="2">Cap. 111. </text:h>
      <text:p text:style-name="P35">[<text:span text:style-name="Default_20_Paragraph_20_Font"><text:span text:style-name="T1">De medicamentis a Critone scriptis. ]<text:line-break/></text:span></text:span>Heras quidem libram unam de medicamentorum composi-<text:line-break/>tione fecit, cui titulus est narthex, id est <text:span text:style-name="Default_20_Paragraph_20_Font"><text:span text:style-name="T1">medicamentorum<text:line-break/>promptuarium</text:span></text:span>. Quinque vero tales Crit<text:span text:style-name="Default_20_Paragraph_20_Font"><text:span text:style-name="T1">o</text:span></text:span>nis praeter illos de</text:p>
      <text:p text:style-name="P3">exornatione servantur. In quarto horum quinque emplastra<text:line-break/>praedictis similia <text:span text:style-name="Default_20_Paragraph_20_Font"><text:span text:style-name="T1">s</text:span></text:span>pecie commemorat, quaedam , ut Heras,<text:line-break/>in t<text:span text:style-name="Default_20_Paragraph_20_Font"><text:span text:style-name="T1">o</text:span></text:span>tum simili modo confecta, nonnulla in<text:span text:style-name="Default_20_Paragraph_20_Font"><text:span text:style-name="T1">s</text:span></text:span>uper, quorum<text:line-break/>Heras non commeminit, quae ego mox ordine apponam,<text:line-break/>non etiam si cujusdam aliter quam ab Hera descripti men-<text:line-break/>tionem facit, omittens, quemadmodum in Hicesii emplastro<text:line-break/>factitasse apparet, alia namque pondera et men<text:span text:style-name="Default_20_Paragraph_20_Font"><text:span text:style-name="T1">s</text:span></text:span>uras hujus<text:line-break/>emplastri Crito scripsit, sicut alii quidam, non ut Heras po-<text:line-break/>fuiI. Incipiam igitur a primo Icesii, in cujus simplicium<text:line-break/>medicamentorum pondere inter omnes non convenit.</text:p>
      <text:p text:style-name="P1"><text:span text:style-name="Default_20_Paragraph_20_Font"><text:span text:style-name="T1">[Emplastru</text:span></text:span>m Hi<text:span text:style-name="Default_20_Paragraph_20_Font"><text:span text:style-name="T1">cesu.]</text:span></text:span> De Hicesii medicamento haec ad<text:line-break/>verbum <text:span text:style-name="Default_20_Paragraph_20_Font"><text:span text:style-name="T1">s</text:span></text:span>cripsit Crito. Hi<text:span text:style-name="Default_20_Paragraph_20_Font"><text:span text:style-name="T1">cesii ad omne vulnus recens, vetus,<text:line-break/>contusa, luxata, fracturas, phlegmonas et omnem dolo-<text:line-break/>rem , quem protinus fedat. .Facit ad abscessus , phymata,<text:line-break/>strumas, carbunculos, parotidas, phygethla condylomata,<text:line-break/>impetigines, clavos, nigritiae, haemorrhoidas phlegmone<text:line-break/>tentatas, fistulas, ambusta igne,, dilutum myrteo vel rosa</text:span></text:span></text:p>
      <text:p text:style-name="P2"><text:span text:style-name="Default_20_Paragraph_20_Font"><text:span text:style-name="T1">ceo, valet ad ulcera, aculeos, tela, canum hominumque<text:line-break/>molsus, serar</text:span></text:span>u<text:span text:style-name="Default_20_Paragraph_20_Font"><text:span text:style-name="T1">m ictus. Rem ad sanguinem cohibendum<text:line-break/>utitor et loco mala</text:span></text:span>g<text:span text:style-name="Default_20_Paragraph_20_Font"><text:span text:style-name="T1">matis ad omnia. </text:span></text:span>O<text:span text:style-name="Default_20_Paragraph_20_Font"><text:span text:style-name="T1">leum vero non ad-<text:line-break/>bibendum est. dam lippientibus in linteolo coll</text:span></text:span>y<text:span text:style-name="Default_20_Paragraph_20_Font"><text:span text:style-name="T1">rium aditi-<text:line-break/>betur, sint autem splenia semper majora. ddvat quoque<text:line-break/>hydropicos</text:span></text:span>. ♃ Terrae ampelitidis, bituminis, argenti spu-<text:line-break/>mae, singulorum minas duas, cerae, thuris, terebinthinae,<text:line-break/>propolis, singul<text:span text:style-name="Default_20_Paragraph_20_Font"><text:span text:style-name="T1">o</text:span></text:span>rum minae dimidium, galbani, fissilis, sin-<text:line-break/>gulosum minas quinque, myrrhae, gallae, iridis, singulo-<text:line-break/>rum Ʒ xij, chalcitidis Ʒ vj , mellis heminas ij, olei ompha-<text:line-break/>cini congios duos, quidam heminas ij. Ampelitis, bitumen,<text:line-break/>argenti spuma cum ole<text:span text:style-name="Default_20_Paragraph_20_Font"><text:span text:style-name="T1">o</text:span></text:span> coquuntur, humore prius expresso,<text:line-break/>ut fiant laevia, incoquuntur autem igne non acri, spatha ex<text:line-break/>taedarum ligno assidue moventur, ne subsidant, nam citissime<text:line-break/>comburuntur. Quae liquari possunt, in alio vase liquefiam to,<text:line-break/>melle prius seorsum cocto, ut coeat ac in cacabo pulchre<text:line-break/>consertis misceto , rursus enim resolvitur his praemissis,<text:line-break/>deinde arida insperguntur aliquatenus refrigerata, postremo<text:line-break/>thus. Ac ubi in unitatem coierint- utitor- Hanc s<text:span text:style-name="Default_20_Paragraph_20_Font"><text:span text:style-name="T1">a</text:span></text:span>ri n t ura<text:span text:style-name="Default_20_Paragraph_20_Font"><text:span text:style-name="T1">m</text:span></text:span></text:p>
      <text:p text:style-name="P2">ab Herodoto accepi. Haec sane CIito de Hicesio scripta reti-<text:line-break/>quit. Videtur autem in simplicium medicamentorum , un-<text:line-break/>de totum componitur, <text:span text:style-name="Default_20_Paragraph_20_Font"><text:span text:style-name="T1">s</text:span></text:span>ymmetria ab Hera dissentire, ac<text:line-break/>partim haec discordia manifesta est, partim dijudicari vix<text:line-break/>potest. Etenim Heras recte faciens omnium medicamento-<text:line-break/>rum pondus in drachmas redegit, Crito autem ampelitidem<text:line-break/>terram, bitumen, argenti <text:span text:style-name="Default_20_Paragraph_20_Font"><text:span text:style-name="T1">s</text:span></text:span>pumam, non pro drachmarum<text:line-break/>pondere <text:span text:style-name="Default_20_Paragraph_20_Font"><text:span text:style-name="T1">s</text:span></text:span>cripsit, fed duas singulorum minas injiciendas<text:line-break/>cen<text:span text:style-name="Default_20_Paragraph_20_Font"><text:span text:style-name="T1">s</text:span></text:span>uit. At ab his dissensit qui de ponderibus et mensuris<text:line-break/>scripserunt, quantum videlicet minae pondus existat; non-<text:line-break/>nulli enim sedecim unciarum esse dicunt, quidam viginti,<text:line-break/>alii etiam distinctionem faciunt, Alexandrinam ponentes vi -<text:line-break/>ginti uncias pendere, aliam sedecim, atque hoc quidem ad^<text:line-break/>huc levius est. Verum ex iis qui minam in drachmas redi-<text:line-break/>gunt alii centum, alii plurium drachmarum este confir-<text:line-break/>mant, quia et unciam plerique septem drachmas et <text:span text:style-name="Default_20_Paragraph_20_Font"><text:span text:style-name="T1">s</text:span></text:span>emissem<text:line-break/>valere malunt, alii <text:span text:style-name="Default_20_Paragraph_20_Font"><text:span text:style-name="T1">s</text:span></text:span>eptem duntaxat, reliqui octo. Haec igi-</text:p>
      <text:p text:style-name="P2">tur quum ita fe habeant, quot drachmarum minam a Cri-<text:line-break/>tone politam aestimare oporteat invenire operosum esu<text:line-break/>Apparet autem in aliis quoque centum drachmarum minam<text:line-break/>esse velle, a<text:span text:style-name="Default_20_Paragraph_20_Font"><text:span text:style-name="T1">c</text:span></text:span> si ita res habet, duplicatam Hicesii compositio -<text:line-break/>nem ab eo scribi putabimus, quum Heras trium horum me-<text:line-break/>dicamentorum priorum terrae ampelitide, bituminis et ar-<text:line-break/>genti spumae, singulorum drachmas centum posuerit, Cri-<text:line-break/>tone pondus in ducentas redigente. Videamus igitur an fe-<text:line-break/>quentia duplicato con<text:span text:style-name="Default_20_Paragraph_20_Font"><text:span text:style-name="T1">s</text:span></text:span>entiant, quaedam namque apparent,<text:line-break/>quaedam non item. Meminit ergo post tria prima, cerae,<text:line-break/>thuris, terebinthinae, propolis, singulorum minae dimidium,<text:line-break/>hoc est drachmas quinquaginta, immittendum praecipiens,<text:line-break/>etenim proposuimus tanquam mina centum drachmas va-<text:line-break/>leat<text:span text:style-name="Default_20_Paragraph_20_Font"><text:span text:style-name="T1">, s</text:span></text:span>ymmetriam esse scriptam. Quod si est, in thure, pro<text:line-break/>manna videlicet posito, Crito cum Hera conveniet, pari<text:line-break/>modo in propoli, non tamen terebinthina, quippe viginti<text:line-break/>quinque drachmas Crotonem <text:span text:style-name="Default_20_Paragraph_20_Font"><text:span text:style-name="T1">s</text:span></text:span>cripsisse oportebat, quum He-</text:p>
      <text:p text:style-name="P3">ras duodecim et semissem statuerit. Porro in cera maxime<text:line-break/>viri controvertantur discordantque, quippe quum Heras ce-<text:line-break/>Eam omnino non injiciat, didicimus enim illius vim este,<text:line-break/>mediocriter emollire. Caeterum apud Crilunem deinceps<text:line-break/>scriptum est galbani, scissilis, singulorum quarta minae por-<text:line-break/>tio. Atque in hoc vir Herae suffragatur. Nam quarta pars<text:line-break/>minae, quae centum pendet drachmas, viginti quinque drach .<text:line-break/>mas efficiet, quae duplum sunt duodecim et semissis ab Hera<text:line-break/><text:span text:style-name="Default_20_Paragraph_20_Font"><text:span text:style-name="T1">s</text:span></text:span>criptorum. .Iam vero a minae vocabulo digressus in se-<text:line-break/>quentibus Crit<text:span text:style-name="Default_20_Paragraph_20_Font"><text:span text:style-name="T1">a</text:span></text:span> myrrhae, gallae, iridis, singulorum drach-<text:line-break/>mas duodecim, cum praedictis miscendas jubet, in hoc Ile-<text:line-break/>rae consentiens, siquidem ille sex cujusque adiiciendas prae-<text:line-break/>cepit, inde rursus Crito chalcitidis drachmas sex tradidit,<text:line-break/>bie non parum ab Hera discordans. Nam quum omnia du-<text:line-break/>plicata sint, conveniebat et chalcitidem non sex, verum quin-<text:line-break/>d e ci tu drachmas habere, ubi Heras septem et dimidiam<text:line-break/>scripsit. ln melle quidem viri concordes sunt, quum Heras</text:p>
      <text:p text:style-name="P2">heminam unam, CIito heminas duas posuerit. Restat autem<text:line-break/>de oleo quaestio magna, n<text:span text:style-name="Default_20_Paragraph_20_Font"><text:span text:style-name="T1">o</text:span></text:span>n <text:span text:style-name="Default_20_Paragraph_20_Font"><text:span text:style-name="T1">s</text:span></text:span>olum inter duos illos viros,<text:line-break/>sed alios quoque, qui medicamentum hoc scripserunt, sic-<text:line-break/>ut procedente <text:span text:style-name="Default_20_Paragraph_20_Font"><text:span text:style-name="T1">s</text:span></text:span>ermone dicemus. Hi igitur inter fe hactenus<text:line-break/>disserunt, etenim Heras olei immaturi heminas <text:span text:style-name="Default_20_Paragraph_20_Font"><text:span text:style-name="T1">s</text:span></text:span>ex <text:span text:style-name="Default_20_Paragraph_20_Font"><text:span text:style-name="T1">s</text:span></text:span>cripsit,<text:line-break/>melius enim sic quam, ut alii quidam dixerunt, cyathos<text:line-break/><text:span text:style-name="Default_20_Paragraph_20_Font"><text:span text:style-name="T1">s</text:span></text:span>ex. Quippe in coctione argenti spuma, bitumen , terra am-<text:line-break/>politis, ubi <text:span text:style-name="Default_20_Paragraph_20_Font"><text:span text:style-name="T1">s</text:span></text:span>emicocta fuerint, tum alia singula Heras immit-<text:line-break/>tenda existimat,. atqui <text:span text:style-name="Default_20_Paragraph_20_Font"><text:span text:style-name="T1">s</text:span></text:span>emicocta fieri non possunt, cyathis<text:line-break/><text:span text:style-name="Default_20_Paragraph_20_Font"><text:span text:style-name="T1">s</text:span></text:span>ex immissis; scimus enim plerosque ex iis qui medicamenta<text:line-break/>componunt <text:span text:style-name="Default_20_Paragraph_20_Font"><text:span text:style-name="T1">s</text:span></text:span>ubinde centum argenti <text:span text:style-name="Default_20_Paragraph_20_Font"><text:span text:style-name="T1">s</text:span></text:span>pumae drachmis duas<text:line-break/>heminas indere. Atque hoc jam etiam totum antea in primo<text:line-break/>hujus operis volumine comprehensum est, nempe metalli-<text:line-break/>c<text:span text:style-name="Default_20_Paragraph_20_Font"><text:span text:style-name="T1">o</text:span></text:span>rum quoque uncias ix, heminam este licere, sicut quidam<text:line-break/>putarunt. Quin et duodecim iujicere possumus, ut alii pr ae-<text:line-break/>cspiunt, probe docti , si medicamentum diutius coctum fue-<text:line-break/><text:span text:style-name="Default_20_Paragraph_20_Font"><text:span text:style-name="T1">t</text:span></text:span> Iit, licebit autem h<text:span text:style-name="Default_20_Paragraph_20_Font"><text:span text:style-name="T1">o</text:span></text:span>c ipsum copiosiore ole<text:span text:style-name="Default_20_Paragraph_20_Font"><text:span text:style-name="T1">o</text:span></text:span> imposito , ma-</text:p>
      <text:p text:style-name="P2">jorem siccandi vim acquirere, quod si ab igne statim subla-<text:line-break/>tum fuerit, minus propter olei paucitatem exiccaturum,<text:line-break/>emolliturum autem magis et mitigatumm. Quare sex cya-<text:line-break/>thi omnino repudiandi sunt, sex autem heminae, quae sin-<text:line-break/>gulae uncias novem faciunt, injiciendae. At si largius me.<text:line-break/>dicamentum voles incoquere, quo siccet evidentius, nihil<text:line-break/>obstat etiam duodecim unciarum heminas infundere. Ita-<text:line-break/>que Hera <text:span text:style-name="Default_20_Paragraph_20_Font"><text:span text:style-name="T1">s</text:span></text:span>ex heminas <text:span text:style-name="Default_20_Paragraph_20_Font"><text:span text:style-name="T1">s</text:span></text:span>cribente, liquet Crotonem duodecim<text:line-break/>heminas immittere oportuisse, ut simul in hoc, sicut in aliis,<text:line-break/>duplicata men<text:span text:style-name="Default_20_Paragraph_20_Font"><text:span text:style-name="T1">s</text:span></text:span>ura existat. Verum <text:span text:style-name="Default_20_Paragraph_20_Font"><text:span text:style-name="T1">s</text:span></text:span>cripti <text:span text:style-name="Default_20_Paragraph_20_Font"><text:span text:style-name="T1">s</text:span></text:span>unt ab eo olei<text:line-break/>omphacini congii duo<text:span text:style-name="Default_20_Paragraph_20_Font"><text:span text:style-name="T1">i</text:span></text:span> Iterum hic quoque damnandi <text:span text:style-name="Default_20_Paragraph_20_Font"><text:span text:style-name="T1">s</text:span></text:span>unt<text:line-break/>qui heminas duas posuerunt. Ergo si congium <text:span text:style-name="Default_20_Paragraph_20_Font"><text:span text:style-name="T1">s</text:span></text:span>ex hemina-<text:line-break/>rum esse statuamus, virorum con<text:span text:style-name="Default_20_Paragraph_20_Font"><text:span text:style-name="T1">s</text:span></text:span>en<text:span text:style-name="Default_20_Paragraph_20_Font"><text:span text:style-name="T1">s</text:span></text:span>us manebit, si vero<text:line-break/>non heminas <text:span text:style-name="Default_20_Paragraph_20_Font"><text:span text:style-name="T1">s</text:span></text:span>ex, verum <text:span text:style-name="Default_20_Paragraph_20_Font"><text:span text:style-name="T1">s</text:span></text:span>extarios <text:span text:style-name="Default_20_Paragraph_20_Font"><text:span text:style-name="T1">s</text:span></text:span>ex ponamus, non parva<text:line-break/>dissensio orietur, multa namque erit copia, ut ad propor-<text:line-break/>tionem aliorum, si olei <text:span text:style-name="Default_20_Paragraph_20_Font"><text:span text:style-name="T1">s</text:span></text:span>extarios duodecim infundas. Haec<text:line-break/>o uidem in nraefentia de Herae et Critonis in nronosito me-</text:p>
      <text:p text:style-name="P2">dicamento discordia. Quum vero ad Audromachum veneri-<text:line-break/>mus, dicetur itidem nonnihil de illius cum utroque par-<text:line-break/>tim consensu, partim controversia.</text:p>
      <text:p text:style-name="P1"><text:span text:style-name="Default_20_Paragraph_20_Font"><text:span text:style-name="T1">[dsts virid</text:span></text:span>i<text:span text:style-name="Default_20_Paragraph_20_Font"><text:span text:style-name="T1">s</text:span></text:span>.] lsidem hic quoque scripsit, quemad-<text:line-break/>modum alii prope omnes. At quia diligentius tum usum ip-<text:line-break/>sius universum tum praeparationem tradidit ac simul non-<text:line-break/>nihil ab Hera discessit, visum mihi est etiam ab hoc scripta<text:line-break/>ad verbum su bj ungere.<text:span text:style-name="Default_20_Paragraph_20_Font"><text:span text:style-name="T1"> -lsts, quam nonnulli Epigoni vo-<text:line-break/>eant. Per se ad sauamarum abscessus facit. .item crassa<text:line-break/>ossium fragmenta innatantia juvat linamento vel splenii<text:line-break/>modo imposita. Valet ad aculeos omniumque ferarum<text:line-break/>ictus et morsus. Sanat omnes punctos et vulnera ferro<text:line-break/>facta in bello et aliter. Curat etiam fistulas imposita et<text:line-break/>ut collyrium indita. Disoutit callos et conglutinat. Alter</text:span></text:span>i<text:line-break/><text:span text:style-name="Default_20_Paragraph_20_Font"><text:span text:style-name="T1">temperata ad omne vulnus l</text:span></text:span>i<text:span text:style-name="Default_20_Paragraph_20_Font"><text:span text:style-name="T1">namento et splenii instar<text:line-break/>adhibita valet. Prodest a</text:span></text:span>s<text:span text:style-name="Default_20_Paragraph_20_Font"><text:span text:style-name="T1">l maligna et diutina ac ab altis<text:line-break/>corrupta , in quibus derasis prius medicamento diluto uti-</text:span></text:span></text:p>
      <text:p text:style-name="P3"><text:span text:style-name="Default_20_Paragraph_20_Font"><text:span text:style-name="T1">t or. Mir</text:span></text:span>ific<text:span text:style-name="Default_20_Paragraph_20_Font"><text:span text:style-name="T1">e facit et ad stnus conglutinandos, dum magni<text:line-break/>fuerint, nam exiccandis illis conlungendisque convenit,<text:line-break/>linamento quoque imposita tum per se tum alteri mixta,<text:line-break/>in quibus adenes aliquos vel insitas membranas eliquare<text:line-break/>volumus.</text:span></text:span> s<text:span text:style-name="Default_20_Paragraph_20_Font"><text:span text:style-name="T1">ititor etiam ad si acturas cum vulnere et sine<text:line-break/>hoc, callum enim ducit celerrime et partes affectas astrin-<text:line-break/>g</text:span></text:span>lr. <text:span text:style-name="Default_20_Paragraph_20_Font"><text:span text:style-name="T1">.insuper in quibus aliud malagma non proficit, ipsa<text:line-break/>exacte prodest, et ungues ex offendiculo vacillantes vel<text:line-break/>confirmat vel extrudit et dentes ex ictu motos stabilit.<text:line-break/>Summatim</text:span></text:span> I<text:span text:style-name="Default_20_Paragraph_20_Font"><text:span text:style-name="T1">nfinita sunt quibus dess</text:span></text:span>h<text:span text:style-name="Default_20_Paragraph_20_Font"><text:span text:style-name="T1">renter adhibita con-<text:line-break/>ducit</text:span></text:span>e <text:span text:style-name="Default_20_Paragraph_20_Font"><text:span text:style-name="T1">dest autem et diluta haec, intemperata pars una su..<text:line-break/>ruitur, cerati partes duae nonnunquam, atque adhuc ma-<text:line-break/>gis diluitur. Sed usas et exercitatio in hoc requiritur, sit<text:line-break/>namque ceratum interdum et per restnam pityinam. Com-<text:line-break/>positio autem talis est. ♃ </text:span></text:span>Guttae ammoniaci drach. octo,<text:line-break/>aeruginis rafae drach. viij, falis ammoniaci Ʒ viij, squamae<text:line-break/>aeris Ʒ viij, aeris usti drach. viij, aluminis rotundi drach.<text:line-break/>vj , aristolochiae drach. viij , thuris Ʒ viij , myrrhae Ʒ xij,</text:p>
      <text:p text:style-name="P3">aloes Ʒ xij, galbani xij, cerae drachmas octo, resinae eo-<text:line-break/>lophoniae drach. <text:span text:style-name="Default_20_Paragraph_20_Font"><text:span text:style-name="T1">s</text:span></text:span>ex, nonnulli terebinthinae tantundem,<text:line-break/>olei veteris heminas duas, aceti heminas duas. Epigonus ve-<text:line-break/>ro et dracunculi radicis <text:span text:style-name="Default_20_Paragraph_20_Font"><text:span text:style-name="T1">s</text:span></text:span>ucci drach. duodecim et marrubii<text:line-break/>succi drachmas duodecim et screos succi Ʒ viij. Omnia diti-<text:line-break/>gen ter contusa ac cribrata mortario iniiciuntur ac paula-<text:line-break/>tim acetum in <text:span text:style-name="Default_20_Paragraph_20_Font"><text:span text:style-name="T1">s</text:span></text:span>ole affunditur, donec terendo totum acetum<text:line-break/>consumatur; ubi laeve factum fuerit, liquefacta et resrige-<text:line-break/>rata rasaque diligenter, iis quae in mortario sunt admi-<text:line-break/>scentur ac subacta excipiuntur. Haec <text:span text:style-name="Default_20_Paragraph_20_Font"><text:span text:style-name="T1">s</text:span></text:span>cripsit Crito. Ego<text:line-break/>vero sine liquore sereos ipsam praeparavi et nonnunquam<text:line-break/>de alumine ademi, ususque sum in nervorum vulneribus<text:line-break/>hoc medicamento simili modo, quo medicamento, quod ex<text:line-break/>metallicis consectum est, quod in <text:span text:style-name="Default_20_Paragraph_20_Font"><text:span text:style-name="T1">s</text:span></text:span>ermone nervorum vul-<text:line-break/>neratorum <text:span text:style-name="Default_20_Paragraph_20_Font"><text:span text:style-name="T1">s</text:span></text:span>criptum est; nam valentius efficitur, aceto acer-<text:line-break/>rimo undique circumfu<text:span text:style-name="Default_20_Paragraph_20_Font"><text:span text:style-name="T1">s</text:span></text:span>um, reponitur et diebus circiter<text:line-break/>quindecim emollitur.</text:p>
      <text:p text:style-name="Normal"><text:span text:style-name="Default_20_Paragraph_20_Font"><text:span text:style-name="T1">[Medicamentum Mdchaerionis. ]</text:span></text:span> Celebre simuI et<text:line-break/>multi usus est. Convenit affectibus ulcerum , do quibus to-</text:p>
      <text:p text:style-name="P2">tus hic liber scribitur. Sic autem Crito ipsum protulit ad<text:line-break/>verbum. A<text:span text:style-name="Default_20_Paragraph_20_Font"><text:span text:style-name="T1">Fachaerionis : Ad omnia recentia vulnera, con-<text:line-break/>glutinat et phlegmonem arcet, praescrtim ubi confesta<text:line-break/>.fuerit. Rabiosi canis. morsum summe curat, ampliori loco<text:line-break/>impositum ac mutatum frequentissime. Pilulae quoque mo-<text:line-break/>do sumptum fabae magnitudinis diebus triginta ad om-<text:line-break/>nem affectum facit, maxume phagedaenicum , item ad<text:line-break/>aurium naturaliumque ulcera. lu ossibus denudatis car.<text:line-break/>nem producit, narium ulcera sanat. Est etiam viride, di-<text:line-break/>luitur rosaceo vel omphaciu</text:span></text:span>m Haec recipit aristolochiae ro-<text:line-break/>tundae unciam unam, galbani unciam unam, opopanacis<text:line-break/>unciam unam, aeruginis rasae unciam j, iridis lllyricae Ʒ j,<text:line-break/>guttae ammoniaci unciam unam, myrrhae ℥ j , terebinthi-<text:line-break/>nae ℥ vij ẞ, cerae uncias vij ẞ, olei omphacini uncias<text:line-break/>septem et dimidiam. Dimidium olei, cum aerugine ad lae-<text:line-break/>vorem teritur, reliquum cum cera et terebinthina co-<text:line-break/>quitur.</text:p>
      <text:p text:style-name="Normal"><text:span text:style-name="Default_20_Paragraph_20_Font"><text:span text:style-name="T1">[ Dysrachitis Damocratis ad verbum</text:span></text:span>. ] Et hoc ex ce-</text:p>
      <text:p text:style-name="P3">lebrium lateque usu patentium medicamentorum numero<text:line-break/>existit, scribit de eo Crito hunc in modum. <text:span text:style-name="Default_20_Paragraph_20_Font"><text:span text:style-name="T1">Dysrachitis.<text:line-break/>Mirum in modum facit ad stnus</text:span></text:span> c<text:span text:style-name="Default_20_Paragraph_20_Font"><text:span text:style-name="T1">allo undique circundat</text:span></text:span>u<text:span text:style-name="Default_20_Paragraph_20_Font"><text:span text:style-name="T1">s<text:line-break/>et fistulas impositum, st or</text:span></text:span>i<text:span text:style-name="Default_20_Paragraph_20_Font"><text:span text:style-name="T1">ficium sit, quod linteolum me-<text:line-break/>dicamento illitum queat excipere, imponito, ac citius pro-<text:line-break/>siciet. </text:span></text:span>s<text:span text:style-name="Default_20_Paragraph_20_Font"><text:span text:style-name="T1">ititor ejus virtute in humectis , sinentibus et diu-<text:line-break/>linis affectionibus, tertio quoque die, ut plurimum ipsum<text:line-break/>mutans. Podagricos quoque juvat mirifice in accessionis<text:line-break/>principio illitum ac in latum circump</text:span></text:span>o<text:span text:style-name="Default_20_Paragraph_20_Font"><text:span text:style-name="T1">situm, qui et ad<text:line-break/>consuetas ambulationes et vitae usus demittantur. Citra<text:line-break/>balneum ad triduum diesque aliquot permaneant , non<text:line-break/>enim materiae dat accessum, ut affectum increscat. Con-<text:line-break/>venitque omni ulceri ad sex partes cerato admixtum, in-<text:line-break/>veterascens melius evad</text:span></text:span>i<text:span text:style-name="Default_20_Paragraph_20_Font"><text:span text:style-name="T1">t</text:span></text:span>. ♃ Aluminis rotundi drach. viij,<text:line-break/>squamae Ʒ xij, aeris usti drachmas quatuor, aristolochiae<text:line-break/>drachmas novem, galbani drachmas decem, guttae annuo-<text:line-break/>niaci drachmas duodecim , alii decem , thuris drach. ix,<text:line-break/>myrrhae drach. novem, styracis drach. xv, misyos drach-</text:p>
      <text:p text:style-name="P3">mas tres, chalcitidis Ʒ iij, scillae medullae drach. oeto^ pifsis<text:line-break/>liquidae drachmas quatuor, iridis lllyricae drach. in se-<text:line-break/>eundum alios quatuor, terebinthinae drach. decem, alii<text:line-break/>drachmas septem , pityinae drachmas decem, alii pe^ <text:span text:style-name="Default_20_Paragraph_20_Font"><text:span text:style-name="T1">c</text:span></text:span>erae<text:line-break/>drachmas septuagintaquinque, olei libram unam et d i <text:span text:style-name="Default_20_Paragraph_20_Font"><text:span text:style-name="T1">ali-<text:line-break/></text:span></text:span>diam, quidam etiam medullae cervi drachmas octo, aliter<text:line-break/>viginti adjiciunt. Squamam, aes, misy, chalcitidem<text:span text:style-name="Default_20_Paragraph_20_Font"><text:span text:style-name="T1">, s</text:span></text:span>cissam,<text:line-break/>ex aceto prius quam acerrimo in sole terito, ut laevia<text:line-break/>fiant, maxime lae vitatis aristolochiam et iridem adjicito.<text:line-break/>Haec prius contusa tenuique cribro discreta, rurfua aceto<text:line-break/>circunsusa terantur, atque hoc tam diu facito, quam aspre-<text:line-break/>dinem sentias, non parcens aceto <text:span text:style-name="Default_20_Paragraph_20_Font"><text:span text:style-name="T1">s</text:span></text:span>umptitando. Postquam<text:line-break/>laevia suerint, alumen addito facitoque haec donec et illud<text:line-break/>in pulverem redigatur, deinde myrrham, mox thus, ab<text:line-break/>hoc ammoniacum, postea styracem , postremo picem indito.<text:line-break/>Haec in calido sole uruntur, quo styrax elaboretur. Ubi<text:line-break/>jam laevitatem et sordium crassitudinem nacta fuerint omnia,<text:line-break/>ceram , refutas et oleum Iiquefacito et paululum decocti</text:p>
      <text:p text:style-name="P3">galbano superfundito, idque congregatum in pila terito ac<text:line-break/>quae liquefiunt modicae refrigerata indito, tunc galbanum<text:line-break/>demittens dissolvensque in vas fictile percolato, ac ubi<text:line-break/>deraserit cum iis, quae in pila <text:span text:style-name="Default_20_Paragraph_20_Font"><text:span text:style-name="T1">s</text:span></text:span>unt, permi<text:span text:style-name="Default_20_Paragraph_20_Font"><text:span text:style-name="T1">s</text:span></text:span>ceto.</text:p>
      <text:h text:style-name="Heading_20_2" text:outline-level="2">Cap. HI. </text:h>
      <text:p text:style-name="P35">[<text:span text:style-name="Default_20_Paragraph_20_Font"><text:span text:style-name="T1">Emplastrum ex salicibus.]</text:span></text:span> Quod ex falici-<text:line-break/>hus constat, praeclarum et in multos usus idoneum simili-<text:line-break/>ter praedictis; Crito hisce verbis recensuit<text:span text:style-name="Default_20_Paragraph_20_Font"><text:span text:style-name="T1">. Emplastrum ex<text:line-break/>salicibus. Prodest cruentis ulceribus impositum, articulis<text:line-break/>solutis, fistulis inditum, staccidis</text:span></text:span> c<text:span text:style-name="Default_20_Paragraph_20_Font"><text:span text:style-name="T1">arnibus humidisque,<text:line-break/>praescrtim quae in extremis partibus extant. Valet item<text:line-break/>ad erystpelata aliosque, plurimos affectus sine testaris. ♃<text:line-break/></text:span></text:span>Misyos, chalcitidis, aeruginis, cerussae, gallae, aluminis <text:span text:style-name="Default_20_Paragraph_20_Font"><text:span text:style-name="T1">s</text:span></text:span>cis-<text:line-break/>silis et rotundi, <text:span text:style-name="Default_20_Paragraph_20_Font"><text:span text:style-name="T1">cretae sutoriae</text:span></text:span> seu melanteriae, singulo-<text:line-break/>rum ℥ vj, cerae, resinae pityiuae, picis, bituminis, salicis fo-<text:line-break/>horum, singulorum ℥ ij, olei heminas iv ℥ iv, chalcan th i<text:line-break/>℥ vj, malicorii ℥ vj, aceti sextarios vj. Salices ex aceto in-<text:line-break/>coquantur, donec relicti fuerint sextarii duo, deinde aeru-<text:line-break/>gini, cerussae et cretae sutoriae, prius tritis folia immittito,</text:p>
      <text:p text:style-name="P3">simulque ad laevorem terito, deinde sicca laevigata rursus-<text:line-break/>que exprimito, postea liquefacta superfundito. Hoc AscIe-<text:line-break/>piades sine chalcantho et malicorio praeparat, sicut in se-<text:line-break/>cundo hujus operis commentatio docuimus. Aliud post hoc<text:line-break/>ex salicibus Crito in istam sententiam edidit. <text:span text:style-name="Default_20_Paragraph_20_Font"><text:span text:style-name="T1">Ex salicibus<text:line-break/>lite, ut Herodotus</text:span></text:span>. ♃ Melanteriae, gallae omphacitidis, alu-<text:line-break/>minis scissilis, rotundi, singulorum Ʒ vj , cerae, bituminis,<text:line-break/>picis aridae, salicis soliorum, pityinae, singulorum lib. ij,<text:line-break/>olei libram unam, aceti sextarii dimidium.</text:p>
      <text:h text:style-name="Heading_20_2" text:outline-level="2">Cap. IV.</text:h>
      <text:p text:style-name="P37"><text:s/>[<text:span text:style-name="Default_20_Paragraph_20_Font"><text:span text:style-name="T1">De emplastris ejusdem generis ab Ascle-<text:line-break/>piade scriptis.</text:span></text:span>] His annumerantur ex suprascriptis tum<text:line-break/>quod ad Halieum resertur ab omnibus cognitum tum quod<text:line-break/>ex dictamno constat, sed quia Asclepiades manisesto de ipsis<text:line-break/>fcripsit, ob id etiam nunc eorundem mentionem faciam,<text:line-break/>Porr<text:span text:style-name="Default_20_Paragraph_20_Font"><text:span text:style-name="T1">o</text:span></text:span> commodum ex eo, quod bis vel ter scribitur, aliud<text:line-break/>insuper accedit, puta ut cognoscamus, in quibus simplicibus<text:line-break/>miscendis ac ipsorum pollicitis, scriptores illorum intersa</text:p>
      <text:p text:style-name="P3">conveniant, in quibus item discordent<text:span text:style-name="Default_20_Paragraph_20_Font"><text:span text:style-name="T1">. Hallei gilvum. Ad<text:line-break/>cruenta vulnera et nervos praecisos valet. Rem ulceribus<text:line-break/>vetustis cicatricem aegre ducentibus et rheumaticis conda-<text:line-break/>cit. Quin et emollit optime, praesertim in mammis ortas<text:line-break/>duritias. Medetur canum hominumque moestbus, insigniter<text:line-break/>valet et ad pastinacae et draconis aliorumque saevorum<text:line-break/>pisoium ictus. ln summa virtutem habet mir</text:span></text:span>i<text:span text:style-name="Default_20_Paragraph_20_Font"><text:span text:style-name="T1">ficam. </text:span></text:span>Ar-<text:line-break/>genti spumae, cerae, cujusque drach. centum, terebinthi-<text:line-break/>nae, mannae thuris, galbani, minii sinopici, cujusque Ʒ viij,<text:line-break/>olei sextarium unum, praeparato sicut praediximus. <text:span text:style-name="Default_20_Paragraph_20_Font"><text:span text:style-name="T1">Hallei<text:line-break/>gilvum ex Caleno</text:span></text:span>. ♃ Argenti spumae, cerae, cujusque<text:line-break/>drach. centum, terebinthinae, myrrhae, sinopidis, aerngi-<text:line-break/>nis rasae, squamae, singulorum drachmas octo, aristolochiae<text:line-break/>drachmas octo, thuris drachmas viginti quinque, diphrygis<text:line-break/>drachmas <text:span text:style-name="Default_20_Paragraph_20_Font"><text:span text:style-name="T1">s</text:span></text:span>ex, galbani drach. duodecim, guttae ammoniaci<text:line-break/>drach. xij, olei heminas duas, conficito quemadmodum su-<text:line-break/>periura. <text:span text:style-name="Default_20_Paragraph_20_Font"><text:span text:style-name="T1">Emplastrum venatorum, pharmacum confectum,<text:line-break/>facit ad quadrupedum ictus motsasque et ad reliqua</text:span></text:span></text:p>
      <text:p text:style-name="P3"><text:span text:style-name="Default_20_Paragraph_20_Font"><text:span text:style-name="T1">venenata</text:span></text:span>. ♃ Argenti spumae minam unam , olei veteris,<text:line-break/><text:span text:style-name="Default_20_Paragraph_20_Font"><text:span text:style-name="T1">s</text:span></text:span>quamae aeris rubri, cerae, resinae frictae, singulorum ℔ j,<text:line-break/>guttae ammoniaci ℥ iv, galbani, minii Sinopici, singulorum<text:line-break/>Ʒ, duas. Argenti <text:span text:style-name="Default_20_Paragraph_20_Font"><text:span text:style-name="T1">s</text:span></text:span>pumam, <text:span text:style-name="Default_20_Paragraph_20_Font"><text:span text:style-name="T1">s</text:span></text:span>quamam et oleum ad fpissitu-<text:line-break/>dinem usque incoquito, deinde ceram ac resinam injicito,<text:line-break/>quum liquata fuerint, ah igne tollito et ammoniacum dila-<text:line-break/>tatum immittito, ubi refrixerint, galbanum et ammoniacum<text:line-break/>indito, sinopicum inspergens ac in mortarium defusis mol-<text:line-break/>litisque utitor. <text:span text:style-name="Default_20_Paragraph_20_Font"><text:span text:style-name="T1">Emplastrum Chalcide</text:span></text:span>m <text:span text:style-name="Default_20_Paragraph_20_Font"><text:span text:style-name="T1">conglutinat, instam-<text:line-break/>mationem arcet, divefiones cum contusione juvat, stnds<text:line-break/>coniungit, restccat et abscessus prohibet, ossa corrupta edu-<text:line-break/>cit, maxime autem et in partibus extremis valet, in uni-<text:line-break/>versum mirabilis ei facultas est</text:span></text:span>. ♃ Argenti spumae, fqua-<text:line-break/>mae aeris, resinae pityinae, cerae singulorum Ʒ centum,<text:line-break/>guttae ammoniaci, galbani, cujusque Ʒ xvi, diphrygis drach.<text:line-break/>xii, aristolochiae saevissimae drachmas quadraginta, olei<text:line-break/>veteris <text:span text:style-name="Default_20_Paragraph_20_Font"><text:span text:style-name="T1">s</text:span></text:span>extarios tres. Argenti <text:span text:style-name="Default_20_Paragraph_20_Font"><text:span text:style-name="T1">s</text:span></text:span>puma <text:span text:style-name="Default_20_Paragraph_20_Font"><text:span text:style-name="T1">s</text:span></text:span>quamaque ex oleo<text:line-break/>coquuntur, ac ubi colorem mutaverint , diphryges immitti</text:p>
      <text:p text:style-name="P3">tur, deinde cera, resina pityiua vel pinea, liquatum, ut<text:line-break/>non inquinet, ab igne tollitur ac ammoniacum elotum inji-<text:line-break/>citur, postquam liquefecerit aristolochia medicamento jam<text:line-break/>refrigerato inspergatur et continue moveatur, deinde in<text:line-break/>mortarium immittito ac subigito, excipiensque utitor.</text:p>
      <text:p text:style-name="P1"><text:span text:style-name="Default_20_Paragraph_20_Font"><text:span text:style-name="T1">[Ex dictamno sacrum, facultate mirandum.] Pene-<text:line-break/>facit nervis musculisque praecisos et contusis, vetustis et<text:line-break/>sanata dipstcilibus.</text:span></text:span> O<text:span text:style-name="Default_20_Paragraph_20_Font"><text:span text:style-name="T1">ssa corrupta elicit. Aculeos et telo-<text:line-break/>rum c</text:span></text:span>u<text:span text:style-name="Default_20_Paragraph_20_Font"><text:span text:style-name="T1">spides, quae infixae funt corpori, eximit nec minus<text:line-break/>disoutit. suvat capitis dolores et oculorum stuxiones. Est<text:line-break/>etiam malagma pleuriticis et hepaticis idoneum. Deficax<text:line-break/>est et ad cuiuslibet virulenti ictus</text:span></text:span>. ♃ Argenti spumae Ʒ,<text:line-break/>centum, colophoniae drach. quinquaginta, cerae drach. vi-<text:line-break/>ginti quinque, guttae ammoniaci, aristolochiae, singulorum<text:line-break/>Ʒ xvj, mannae, galbani, uniuscujusque drach. duodecim,<text:line-break/>aeruginis, dictamni, aeris usti , aloes, propolis, singulorum<text:line-break/>drach. viij, diphrygis, aeris squamae, gentianae radicis sing.<text:line-break/>Ʒ vj, olei veteris hieme heminas duas, per aestatem unam<text:line-break/>ac semissem. Praeparatur quo dixi modo. Hujus scriptura</text:p>
      <text:p text:style-name="P3">ab Hera in h<text:span text:style-name="Default_20_Paragraph_20_Font"><text:span text:style-name="T1">o</text:span></text:span>rum pondere variat. Nam Asclepiades di-<text:line-break/>ctamni drach. viij. Heras decem, injicere praecipit, et vero<text:line-break/>etiam aristolochiae et guttae ammoniaci hic cujusque drach.<text:line-break/>.fexdecim, Heras <text:span text:style-name="Default_20_Paragraph_20_Font"><text:span text:style-name="T1">s</text:span></text:span>ex quidem et viginti guttae ammoniaci,<text:line-break/>aristolochiae vero decem. Caeterum Heras oleum indistincte<text:line-break/>scripsit, <text:span text:style-name="Default_20_Paragraph_20_Font"><text:span text:style-name="T1">s</text:span></text:span>olum heminas duas ejus jubens infundere, Afcle-<text:line-break/>piades autem hieme tantum, aestate vero unam et <text:span text:style-name="Default_20_Paragraph_20_Font"><text:span text:style-name="T1">s</text:span></text:span>emissem.<text:line-break/><text:span text:style-name="Default_20_Paragraph_20_Font"><text:span text:style-name="T1">Diophanti chirurgi, quo tostus est Phy lacus</text:span></text:span>. ♃ Argenti<text:line-break/>spumae drach. centum quinquaginta, cerussae, picis, siqua-<text:line-break/>m a e aeris, cerae, singulorum Ʒ xviij t aeruginis, resinae<text:line-break/>pityinae siccae, mannae, thuris, propolis, singulorum Ʒ<text:line-break/>xij, galbani, aristolochiae, cyperi, singulorum drach. <text:span text:style-name="Default_20_Paragraph_20_Font"><text:span text:style-name="T1">s</text:span></text:span>ex,<text:line-break/>dictamni, trifolii, guttae ammoniaci, singulorum drach. iij.<text:line-break/>lllyricae, artemisiae, polii, marrubii, singulorum drach. ij,<text:line-break/>olei veteris heminas duas. Ad dictum modum praeparatur.</text:p>
      <text:p text:style-name="Normal">Cap. V. [<text:span text:style-name="Default_20_Paragraph_20_Font"><text:span text:style-name="T1">Descriptis ab Andromacho eiusdem ge-<text:line-break/>neris emplastris.]</text:span></text:span> Emplastra varii usus , simul et cicatri-<text:line-break/>soll aegre ducentibus idonea, hoc in libro percensere statui,</text:p>
      <text:p text:style-name="P3">ex quorum grege <text:span text:style-name="Default_20_Paragraph_20_Font"><text:span text:style-name="T1">s</text:span></text:span>unt et decem illa Iunge optima inter ea,<text:line-break/>quae scripsit Andromachus. <text:span text:style-name="Default_20_Paragraph_20_Font"><text:span text:style-name="T1">Viride Euange</text:span></text:span>I. ♃ Resinae te-<text:line-break/>rebinthinae, secundum alios siccae, drachmas I, alii vero c,<text:line-break/>cerae drachmas xxv , thuris drachmas iij, squamae drach-<text:line-break/>mas iij, galbani drachmas iij , aloës drachmas iij, myrrhae<text:line-break/>drachmas iij, salis ammoniaci drachmas ij, opopanacis<text:line-break/>drachmas ij, aeruginis rasae drachmas ij, aeris usti drach-<text:line-break/>mas ij, aristolochiae drach. ij , guttae ammoniaci drach. ij,<text:line-break/>scissilis, secundum alios rotundi drachmas ij , ichthyocollae<text:line-break/>drachmas iij, aceti heminas iv, olei quartam heminae par-<text:line-break/>tem, secundum alios octavam. Utitor, vermiculari aerugine<text:line-break/>non imposita. <text:span text:style-name="Default_20_Paragraph_20_Font"><text:span text:style-name="T1">S</text:span></text:span>r<text:span text:style-name="Default_20_Paragraph_20_Font"><text:span text:style-name="T1">rtgmentosum emplastrum, quo utor. ♃<text:line-break/></text:span></text:span>Ichthy<text:span text:style-name="Default_20_Paragraph_20_Font"><text:span text:style-name="T1">o</text:span></text:span>collae ℥ iij, sarcocollae ℥ iij, lapidis Asii ℥ iij.<text:line-break/>Eretriae selibram, terrae Samiae ℥ iv, myrrhae ℥ iv, thuris<text:line-break/>℥ vj, squamae aeris ℥ viij, falis ammoniaci ℥ iij, aeruginis<text:line-break/>rasae ℥ vj, aluminis scissilis Ʒ ij, aloës Indicae ℥ iv, galbani<text:line-break/>Ʒ iv, cerae ℔ ij, terebinthinae libras iP, olei lib. iv, aceti,<text:line-break/>quod ichthyocollae irrigandae sufficit. Sicca laevigata li-</text:p>
      <text:p text:style-name="P3">quidis infparguntur. <text:span text:style-name="Default_20_Paragraph_20_Font"><text:span text:style-name="T1">Aliud viride. ♃ </text:span></text:span>Resinae pityinae<text:line-break/>drachmas cc, guttae ammoniaci drachmas I, opopanacis<text:line-break/>drachmas viij, cerae drachmas c, propolis drachmas viij,<text:line-break/>galbani drachmas viij, <text:span text:style-name="Default_20_Paragraph_20_Font"><text:span text:style-name="T1">s</text:span></text:span>quamae aeris drachmas xij, aeru-<text:line-break/>ginis drachmas xij, aluminis rotundi drachmas viij, mifyoa<text:line-break/>drachmas vij , <text:span text:style-name="Default_20_Paragraph_20_Font"><text:span text:style-name="T1">s</text:span></text:span>alis ammoniaci drachmas viij , chalcitidis<text:line-break/>Ʒ v, sulfuris ignem non experti drachmas viij, thuris drach-<text:line-break/>mas xij, fellis taurini sicci drachmas vj vel humidi drach-<text:line-break/>mas xij, cyprini heminas vj, alii iv, aceti quod satis est.<text:line-break/><text:span text:style-name="Default_20_Paragraph_20_Font"><text:span text:style-name="T1">Viride Lpicuri multa promittens</text:span></text:span>. ♃ Cerae drachmas cc,<text:line-break/>colophoniae drachmas ccc, squamae Ʒ xvj , aeris usti Ʒ xvj,<text:line-break/>aeruginis Ʒ xvj , aristolochiae tenuis Ʒ xvj , aloes Ʒ xxiiij,<text:line-break/>aluminis rotundi drachmas xij, myrrhae drachmas xxiiij,<text:line-break/>galbani drachmas xxiiij , salis ammoniaci drachmas xvj,<text:line-break/>aceti heminas iv, olei heminas ij, interdum pauciores. <text:span text:style-name="Default_20_Paragraph_20_Font"><text:span text:style-name="T1">Vi-<text:line-break/>ride multa promittens Alcimionis vel Nicomachi, ad si-<text:line-break/>stulas, nigritiae vel nomas.</text:span></text:span> G<text:span text:style-name="Default_20_Paragraph_20_Font"><text:span text:style-name="T1">lutinat ossa et reducit, stru-<text:line-break/>mas d</text:span></text:span><text:span text:style-name="Default_20_Paragraph_20_Font"><text:span text:style-name="T3">i</text:span></text:span><text:span text:style-name="Default_20_Paragraph_20_Font"><text:span text:style-name="T1">scutit</text:span></text:span>. ♃ Galbani Ʒ xvj, aeris usti Ʒ viri , squamae<text:line-break/>Ʒ xxiv, cerae Ʒ l, sevi caprini vel vitulini Ʒ xxx, thuris</text:p>
      <text:p text:style-name="P3">Ʒ xxv, resinae siccae Ʒ xxv, guttae ammoniaci Ʒ xxv , te-<text:line-break/>rebinthinae Ʒ xxv, nitri Ʒ xxv, aristolochiae Ʒ <text:span text:style-name="Default_20_Paragraph_20_Font"><text:span text:style-name="T4">χχν, </text:span></text:span>bryo-<text:line-break/>niae Ʒ xij, orcheos herbae Ʒ xij, iridis aridae Ʒ iiij, aloes<text:line-break/>Indicae Ʒ xij , scissilis Ʒ viij , fellis taurini Ʒ viij , aceti he-<text:line-break/>minam j, olei heminam j. Quum inficit, r<text:span text:style-name="Default_20_Paragraph_20_Font"><text:span text:style-name="T1">o</text:span></text:span>saceo. <text:span text:style-name="Default_20_Paragraph_20_Font"><text:span text:style-name="T1">Viride ad<text:line-break/>heepetas, item ad chironia et dipsi culter ad cicatricem<text:line-break/>venientia ulcera, ut Andromachus. ♃ </text:span></text:span>H<text:span text:style-name="Default_20_Paragraph_20_Font"><text:span text:style-name="T1">o</text:span></text:span>rdei usti Ʒ x,<text:line-break/>aeruginis Ʒ viij, cerae Ʒ lxxx, cyprini heminam j. Hoc me-<text:line-break/>dicamentum aeruginem multam continet, pro cerae et cy-<text:line-break/>prini <text:span text:style-name="Default_20_Paragraph_20_Font"><text:span text:style-name="T1">s</text:span></text:span>ymmetria, nam hordeum ustum si per fe inspergitur,<text:line-break/>chironia ulcera juvat, neque intendit cerae et cyprini vires<text:line-break/>neque aeruginis refolviI. Ablato ip<text:span text:style-name="Default_20_Paragraph_20_Font"><text:span text:style-name="T1">s</text:span></text:span>o, simile medicamentum<text:line-break/>redditur multis, quae <text:span text:style-name="Default_20_Paragraph_20_Font"><text:span text:style-name="T1">s</text:span></text:span>uperiore libro ad hujusmodi ulcerum<text:line-break/>curationem scripta sunt. Non tamen multum cyprini asse-<text:line-break/>metur, praesertim si cera pinguis existat , sed quantum ad<text:line-break/>ceram aerugini admixtam emolliendam capere necessarium<text:line-break/>est. Superiora omnia emplastra hoc nomine vano usui ser-</text:p>
      <text:p text:style-name="P3">viunt, quod medicamenta emollientia, trahentia, discutientia,<text:line-break/>concoquentia , insuper citra mordicationem siccantia as-<text:line-break/>sumpscrint, plurima ipsorum etiam valide astringentia, quo-<text:line-break/>rum virtus est humores affectae parti influentes repellere.<text:line-break/>Porro dictorum medicamentorum potestatis materias nomi-<text:line-break/>natim in operis de simplicibus medicamentis sexto, septimo,<text:line-break/>octavo, nono, decimo et undecim<text:span text:style-name="Default_20_Paragraph_20_Font"><text:span text:style-name="T1">o</text:span></text:span> libro expressas habetis.<text:line-break/>Multorum autem hoc commentario nominatim memini ac<text:line-break/>iterum meminero. Quin etiam hoc medicamentum in prae-<text:line-break/><text:span text:style-name="Default_20_Paragraph_20_Font"><text:span text:style-name="T1">s</text:span></text:span>entia apposui, eorum, quae nuper dixi, mentionem facere<text:line-break/>desiderans, quia id quoque superiore libro commemora-<text:line-break/>lis genere simile est ac proprium magis videbatur illis ip-<text:line-break/>sum appendere.</text:p>
      <text:p text:style-name="P1"><text:span text:style-name="Default_20_Paragraph_20_Font"><text:span text:style-name="T1">[Hicestum nigrum Andromachi.</text:span></text:span>] Hoc emplastrum<text:line-break/>Andromachus non ubi viridia tractat, sed superius prope<text:line-break/>initium, in symmetria multum evarians, ut prius Critoncm<text:line-break/>et Heram prodidisse indicavi, scribitur hoc pacto. ♃ Bitu-</text:p>
      <text:p text:style-name="P3">minis Ʒ ccc, terrae ampelitide Ʒcc, argenti spumae Ʒ lx,<text:line-break/>galbani Ʒ xxxvj, terebinthinae Ʒ xxxvj, <text:span text:style-name="Default_20_Paragraph_20_Font"><text:span text:style-name="T1">s</text:span></text:span>cissilis Ʒ xxxvj,<text:line-break/>propolis Ʒ lxxij , mannae Ʒ l , myrrhae Ʒ xij , iridis Ʒ xij,<text:line-break/>chalcitidis Ʒ vj , gallae Ʒ x , olei congium unum et dimi-<text:line-break/>dium, mellis heminae dimidium. Recte fecit, qui de mina<text:line-break/>ambiguitate relicta omnia per drachmas conscripserit, ut<text:line-break/>de solo congio quaestionem instituamus. In hoc enim melius<text:line-break/>egerunt qui sex heminas posuere , a triplicato autem bitu-<text:line-break/>mine proportione illius , quod Heras immiscuit, <text:span text:style-name="Default_20_Paragraph_20_Font"><text:span text:style-name="T1">s</text:span></text:span>cripturam<text:line-break/>exorsi <text:span text:style-name="Default_20_Paragraph_20_Font"><text:span text:style-name="T1">s</text:span></text:span>unt. Etenim Heras centum denarios, hic trecentos<text:line-break/>po<text:span text:style-name="Default_20_Paragraph_20_Font"><text:span text:style-name="T1">s</text:span></text:span>uit, etsi in quibusdam exemplaribus non fide dignis du-<text:line-break/>centos invenerim. Terra <text:span text:style-name="Default_20_Paragraph_20_Font"><text:span text:style-name="T1">s</text:span></text:span>ane ampelitis duplo eam, quam<text:line-break/>Heras scripsit, plane exuperat. Argenti autem spuma, quam<text:line-break/>et ipsam ampelitidi pondere ^aequalem esse conveniebat,<text:line-break/>multo minus ab eo injecta est, nam drachmas <text:span text:style-name="Default_20_Paragraph_20_Font"><text:span text:style-name="T1">s</text:span></text:span>exaginta hu-<text:line-break/>jus miscet. Galbani vero triginta <text:span text:style-name="Default_20_Paragraph_20_Font"><text:span text:style-name="T1">s</text:span></text:span>ex drachmas immittens<text:line-break/>proportionem eum Hera et Critone non fervat, quemad-<text:line-break/>modum in alumine scissili , paululum enim hic ab exacta</text:p>
      <text:p text:style-name="P3">proportione declinat, quae ad trigintafeptem et ẞ, pervenit.<text:line-break/>In terebinthina <text:span text:style-name="Default_20_Paragraph_20_Font"><text:span text:style-name="T1">s</text:span></text:span>ane parum ab Hera dissidet, tantum <text:span text:style-name="Default_20_Paragraph_20_Font"><text:span text:style-name="T1">s</text:span></text:span>cilicet,<text:line-break/>quantum in galbano et <text:span text:style-name="Default_20_Paragraph_20_Font"><text:span text:style-name="T1">s</text:span></text:span>ci<text:span text:style-name="Default_20_Paragraph_20_Font"><text:span text:style-name="T1">s</text:span></text:span>sili, a Critone vero plurimum,<text:line-break/>qui minam ẞ, inlicere jubeat, quod aliarum ipsius mixto-<text:line-break/>ram proportione ad quinquaginta drachmas excedit. .Iam<text:line-break/>ver<text:span text:style-name="Default_20_Paragraph_20_Font"><text:span text:style-name="T1">o</text:span></text:span> in propoli nonnihil di<text:span text:style-name="Default_20_Paragraph_20_Font"><text:span text:style-name="T1">s</text:span></text:span>cordat, quantum ad duplicatam<text:line-break/>prop<text:span text:style-name="Default_20_Paragraph_20_Font"><text:span text:style-name="T1">o</text:span></text:span>rtionem spectat. Item in manna a CIitone et Hera<text:line-break/>recedit, quippe centum drachmas, ceu ad illorum propor-<text:line-break/>tiouem, injectas esse oportebat. In chalcitide etiam multum<text:line-break/>admodum a proportione <text:span text:style-name="Default_20_Paragraph_20_Font"><text:span text:style-name="T1">s</text:span></text:span>ubtraxit. In aliis parva controver-<text:line-break/>sia est, nisi in melle, cujus heminas tres tanquam ad illorum<text:line-break/>proportionem immisisse ip<text:span text:style-name="Default_20_Paragraph_20_Font"><text:span text:style-name="T1">s</text:span></text:span>um conveniebat, at his heminae<text:line-break/>dimidium adjicit. Ita quoque in oleo tres congios mi<text:span text:style-name="Default_20_Paragraph_20_Font"><text:span text:style-name="T1">s</text:span></text:span>cuisse<text:line-break/>debebat, si non a Critone di<text:span text:style-name="Default_20_Paragraph_20_Font"><text:span text:style-name="T1">s</text:span></text:span>crepare voluisset; si vero cum<text:line-break/>Hera convenire, <text:span text:style-name="Default_20_Paragraph_20_Font"><text:span text:style-name="T1">o</text:span></text:span>ctodecim heminas, verum ip<text:span text:style-name="Default_20_Paragraph_20_Font"><text:span text:style-name="T1">s</text:span></text:span>e congium<text:line-break/>et dimidium conscripsit.</text:p>
      <text:h text:style-name="Heading_20_2" text:outline-level="2"><text:bookmark-start text:name="bookmark21"/>Cap. V<text:span text:style-name="T14">i</text:span>.</text:h>
      <text:h text:style-name="P20" text:outline-level="2"><text:s/>[<text:span text:style-name="T14">A</text:span><text:span text:style-name="Default_20_Paragraph_20_Font"><text:span text:style-name="T1">t Parentinae Heraclides Hicesti nigrum</text:span></text:span><text:bookmark-end text:name="bookmark21"/></text:h>
      <text:p text:style-name="P3"><text:span text:style-name="Default_20_Paragraph_20_Font"><text:span text:style-name="T1">emplastrum tradiderit.] Ad omne vulnus, maxime quae in<text:line-break/>extremis partibus sunt, dolore vindicat et conglutinat.<text:line-break/>Rem canum morsus etfarunculos sanat. Duritias dison-<text:line-break/>tlt, praesertim mamillas obsidentes. Ani cond</text:span></text:span>y<text:span text:style-name="Default_20_Paragraph_20_Font"><text:span text:style-name="T1">lomatis fac-<text:line-break/>currit</text:span></text:span>. ♃ Argenti spumae Ʒ c, bituminis tantundem, ter-<text:line-break/>rae ampelitidis tantundem, mannae Ʒ xxv, propolis totidem,<text:line-break/>galbani Ʒ xij ẞ, aluminis <text:span text:style-name="Default_20_Paragraph_20_Font"><text:span text:style-name="T1">s</text:span></text:span>cissi, resinae terebinthinae, pares<text:line-break/>mensuras, iridis Ʒ vj, chalcitidis Ʒ vij ẞ, gallae Ʒ viij,<text:line-break/>myrrhae tantundem, mellis heminam unam , olei immaturi<text:line-break/>heminas sex. Argenti spuma, bitumen et terra, cum oleo<text:line-break/>coquuntur et spatha ex testarum ligno moventur, quum con-<text:line-break/>stiterint, propolis, resina et galbanum adduntur, haec au-<text:line-break/>tem prius melle incoquuntur, quibus mixtis, olla statim ab<text:line-break/>igne tollitur et sicca insperguntur. Haec quum Heraclides<text:line-break/>tradiderit in libris ad Antiochidem, demiror quomodo non-<text:line-break/>nulli post eum scripturam ipsius non observaverint. Heras<text:line-break/>sane ubique Heraclidem imitatus esse videtur, praeterquam<text:line-break/>in myrrha et galla. Nam dum Heraclides utriusque horum</text:p>
      <text:p text:style-name="P3">denariorum pondo octo miscet, Heras utriusque sex injecit.<text:line-break/>Insuper Asclepiades in secundo libro de exterioribus omnia<text:line-break/>proportione quadruplo majore, quam Heras tradidit. Adde<text:line-break/>quod olei omphacini heminas duodecim, Crito congios duos,<text:line-break/>conscripserit, etsi omnia duplicata compositio ipsius habeat.<text:line-break/>Quare nonnulli mihi videntur adscripsisse heminas duas.<text:line-break/>Quod ipsum rursus tum veritati tum Herae et Tarentini<text:line-break/>scripturae magis adversatur. Siquidem Heras clxxx, drach ..<text:line-break/>mas posuit, in pondus, non mensuram oleum reducens,<text:line-break/>tanquam hemina Ʒ lx, pendente. Nam Attica novem ltali-<text:line-break/>cas uncias conficit, pendunt enim novem Italicae unciae,<text:line-break/>quas in cornibus insectis metiuntur, septem <text:span text:style-name="Default_20_Paragraph_20_Font"><text:span text:style-name="T1">i</text:span></text:span>unctas pondera-<text:line-break/>les et semissem, quae sexaginta drachmae fiunt, singulis<text:line-break/>unciis vili, drachmas recipientibus. Quare etiam hic cum<text:line-break/>Heraclide Heram consentire videas, quum tres heminas in-<text:line-break/>jiciat, Asclepiades duodecim, quoniam omnia in ipsius com-<text:line-break/>positione quadrupla sunt. Heras autem, quoniam medica-</text:p>
      <text:p text:style-name="P3">menti in Tarentini scriptura magna moles fierel, videtur<text:line-break/>mihi quartam omnium portionem posuisse. Nam in myrrha,<text:line-break/>ut dixi, et galla paululum mutare videtur. Aequum alii quo-<text:line-break/>que hoc Hicesii emplastrum tradiderint, qui exactius in eo,<text:line-break/>cujus praeparationem ex coctione conjecimus, Tarentino<text:line-break/>concordes facti sunt, qui autem negligentius, veI in uno fo-<text:line-break/>lum vel in pluribus simplicibus dissonasse ab Heraclide<text:line-break/>videntur. Proinde <text:span text:style-name="Default_20_Paragraph_20_Font"><text:span text:style-name="T1">s</text:span></text:span>uperfluum fuerit, de iis mentionem fa-<text:line-break/>cere. Praeparandum enim medicamentum est ut Heraclides<text:line-break/>ju<text:span text:style-name="Default_20_Paragraph_20_Font"><text:span text:style-name="T1">s</text:span></text:span>sit vel ut Heras, qui parum adeo inter <text:span text:style-name="Default_20_Paragraph_20_Font"><text:span text:style-name="T1">s</text:span></text:span>e differunt. <text:span text:style-name="Default_20_Paragraph_20_Font"><text:span text:style-name="T1">He-<text:line-break/>raciales liten Hiceston hanc esse dicit.</text:span></text:span> ♃ Bituminis Ʒ l,<text:line-break/>argenti spumae Ʒ I, olei heminas x, coquito, ubi coierint,<text:line-break/>cerae Ʒ v, injicito , galbani Ʒ v, myrrhae Ʒ v.</text:p>
      <text:h text:style-name="Heading_20_2" text:outline-level="2">Cap. VII. </text:h>
      <text:p text:style-name="P37">[ <text:span text:style-name="Default_20_Paragraph_20_Font"><text:span text:style-name="T1">Cy</text:span></text:span>E<text:span text:style-name="Default_20_Paragraph_20_Font"><text:span text:style-name="T1">icenum Herae.]</text:span></text:span> Hoc quoque inter<text:line-break/>celebria emplastra refertur, ab omnibus probe conscriptum,<text:line-break/>magn<text:span text:style-name="Default_20_Paragraph_20_Font"><text:span text:style-name="T1">o</text:span></text:span> in simplicium medicamentorum fymmetria con<text:span text:style-name="Default_20_Paragraph_20_Font"><text:span text:style-name="T1">s</text:span></text:span>ensu-<text:line-break/>Nonnulli tamen discordant, ut innotescet, quum subjunge-</text:p>
      <text:p text:style-name="P3">mus, quomodo quisque componendum censeat. Heras igitur<text:line-break/>de praesenti emplastro ita ad verbum scribit. <text:span text:style-name="Default_20_Paragraph_20_Font"><text:span text:style-name="T1">Cfoicenum.<text:line-break/>Pacti ad recentia vulnera et vetera depascenti^, duritias<text:line-break/>praesertim in mammis discutit, extrahit, repurgat, im-<text:line-break/>plet, glutinat, cicatricem ducit, tollit cancrosas durities,<text:line-break/>male curata reficit, et in quibus scalpello uti non licet,<text:line-break/>ut in cervice, collyrii loco utitor. Abscessus furentes miti-<text:line-break/>gat, chymata disoutit , ganglia et contractiones, stve coi-<text:line-break/>tus dessolvit abrumpitque. </text:span></text:span>T<text:span text:style-name="Default_20_Paragraph_20_Font"><text:span text:style-name="T1">ela, ossa, lignorum frag-<text:line-break/>menta educit, crustas citra dolorem defecit. Fn depascen-<text:line-break/>tibus, magn</text:span></text:span>i<text:span text:style-name="Default_20_Paragraph_20_Font"><text:span text:style-name="T1">s sidentis uti oportet. ..insuper strumas dissipat,<text:line-break/>haemorrho</text:span></text:span>i<text:span text:style-name="Default_20_Paragraph_20_Font"><text:span text:style-name="T1">ssae cohibet et vesicae morbis summe prodest.<text:line-break/></text:span></text:span>Haec autem recipit thuris draclu iv, myrrhae drach. iv,<text:line-break/>croci drach. iv, iridis Illyricae drach. iv, bdellii, drach. i v,<text:line-break/>squamae drach. xij, chalcanthi drach. iv, aluminis scissi<text:line-break/>drach. iv, rotundi drach. iv, guttae ammoniaci drach. i v,<text:line-break/>mifyos drach. iv, putaminum mali granati dulcis drach. iv,</text:p>
      <text:p text:style-name="P3">aristolochiae, gallae omphacitidis, utriusque drach. viij, ali-<text:line-break/>ter xvj, chalcitidis drach. iv, ammoniaci guttae drach. iv,<text:line-break/>visci quercini drach. viij, opopanacis drach. viij, aeruginis<text:line-break/>rasae drach. viij, acaciae drach. viij , floris rosarum, draclu<text:line-break/>viij, terebinthinae minam j, alii Ʒ l, liquoris papaveris<text:line-break/>drach. vj, cerae minas ij, secundum paltos drach. iv, sevi<text:line-break/>vitulini curati minam j, alii drach. cl, aceti communis he-<text:line-break/>minas ij, vini, quod sufficit, in sicca immittitur. Haec de<text:line-break/>Cy^iceno quum Heras scripserit atque Andromachus, vi-<text:line-break/>debitor quibusdam maxima esse dissensio , quum Heras thu-<text:line-break/>ris, croci, myrrhae et ejus quod deinceps ab eo positum est,<text:line-break/>drach. iv. immiserit, Andromachus viij. Verum , quod jam<text:line-break/>prius observandum nobis esse dicebam, id etiam nunc d i-<text:line-break/>cturus sum. Si omnia simplicia medicamenta licet duplicata<text:line-break/>horum, quae alii scripserunt, misceas, eadem fiet symme-<text:line-break/>tria, quemadmodum si et triplicata omnia injicias, ac nunc<text:line-break/>Andromachus omnia fere duplicata miscuit, quum Heras<text:line-break/>simplicia ipsa indiderit. Ac etiam hic discrepant, quod ilies</text:p>
      <text:p text:style-name="P3">aloen addat , Heras secus faciente. Quin etiam in panacis<text:line-break/>radice differentia est, quum Heras opopanacem tantum scri-<text:line-break/>pserit, Andromachus non hoc solum, sed etiam panacem,<text:line-break/>solent autem sic vocare radicem herbae, quam panacem ap-<text:line-break/>pellant. Adjecit autem Andromachus papaveris liquorem<text:line-break/>doloris evitandi gratia, acaciam vero et rosarum fl<text:span text:style-name="Default_20_Paragraph_20_Font"><text:span text:style-name="T1">o</text:span></text:span>rem<text:line-break/>tanquam astringentia. Porro coctionem pro more suo Heras<text:line-break/>adjunxit, Andromachus omittit, quippe qui ipse etiam raro<text:line-break/>illam s<text:span text:style-name="Default_20_Paragraph_20_Font"><text:span text:style-name="T1">o</text:span></text:span>leat apponere. Caeterum ex eo, quod in calce aceti<text:line-break/>communis heminas duas et vinum siccis infundit, plane<text:line-break/>innuit se arida ex vino vel aceto laevigari velle, deinde<text:line-break/>liquefacta his superfundi, Heras autem neque omnino aceti<text:line-break/>aut vini meminit et ad calcem coctionis ita ascripsit, eae-<text:line-break/>lerum arida et opopanacem in cacabum conjicito, et ubi<text:line-break/>unita fuerint, defundito mollitoque irino unguento manus<text:line-break/>inquinans. Ego ipsum Andromachi more conficio, opopana-<text:line-break/>eem cum siccis in mortario terens; si valentius et quod</text:p>
      <text:p text:style-name="P3">magis discutiat, medicamentum facere desiderem acetum in-<text:line-break/>ter Iaevigandum admiscens, si magis astringens repellens-<text:line-break/>que, vinum, quemadmodum rursus et id nunc austerum,<text:line-break/>nunc giIvum, nunc vetus, nunc aetate medium assumens ;<text:line-break/>nam quod austerum est nec vetus, magis astringit, quod ve-<text:line-break/>tus nec austerum, valentius digerit.</text:p>
      <text:h text:style-name="Heading_20_2" text:outline-level="2">Cap. VIII. </text:h>
      <text:p text:style-name="P37">[<text:span text:style-name="Default_20_Paragraph_20_Font"><text:span text:style-name="T1">Cfoicenum ut Asclepiades</text:span></text:span>.] Scriptum est<text:line-break/>hoc emplastrum jam et in quarto, ubi omnia ordine, quae<text:line-break/>ad malignitatem medicamenta habere con<text:span text:style-name="Default_20_Paragraph_20_Font"><text:span text:style-name="T1">su</text:span></text:span>luit^ commento-<text:line-break/>ravimus. Et vero nunc, quia ip<text:span text:style-name="Default_20_Paragraph_20_Font"><text:span text:style-name="T1">s</text:span></text:span>e pariter ab Hera et An-<text:line-break/>dromacho evariat, satius mihi esse videtur ipsius verbis in<text:line-break/>tertio libro de exteriorum medicamentis tradita fubjungere.<text:line-break/><text:span text:style-name="Default_20_Paragraph_20_Font"><text:span text:style-name="T1">Cy</text:span></text:span>s<text:span text:style-name="Default_20_Paragraph_20_Font"><text:span text:style-name="T1">icenum, facit ad diutinos affectus et nervos praecisos.<text:line-break/></text:span></text:span>♃ Thuris quam optimi, cerae, myrrhae, aristolochiae, chal-<text:line-break/>citi dis, Illyricae, galbani, singulorum Ʒ iv, terebinthinae,<text:line-break/>argenti spumae, singulorum Ʒ viij, olei heminam j. Omnia</text:p>
      <text:p text:style-name="P7">in vas aereum confecta supra cinerem mollem coquuntur,<text:line-break/>inoventurque donec in aqua frigida demersum mellis fors-<text:line-break/>^studinem habeam, postea movendo tollitur <text:span text:style-name="Default_20_Paragraph_20_Font"><text:span text:style-name="T1">i</text:span></text:span> Hbc illitum p cl-<text:line-break/>lunulae imponitur, hieme post septimum diem, aestas spost<text:line-break/>quintum solvitur.</text:p>
      <text:p text:style-name="P1"><text:span text:style-name="Default_20_Paragraph_20_Font"><text:span text:style-name="T1">[Aliud ex ile, quae ad Philoxenstni rescrt</text:span></text:span>l<text:span text:style-name="Default_20_Paragraph_20_Font"><text:span text:style-name="T1">nt</text:span></text:span>d<text:span text:style-name="Default_20_Paragraph_20_Font"><text:span text:style-name="T1">r.] ♃<text:line-break/></text:span></text:span>Thuris, myrrhae, croci, Hlyrioae, bdellii, squamae^ aer^,<text:line-break/>chalcanthi, chalcitidis^ aluminis rotundi et scissilis, ^fldspos<text:line-break/>peregrini , guttae ammoniaci, propolis, visci querci ni, ope-<text:line-break/>panacis, malicorii praeclusi, singulorum Ʒ iiij, aristolochiae<text:line-break/>Ʒ viij, cerae, sevi taurini, singulorum Ʒ e, quod minam in-<text:line-break/>scribit, resinae terebinthinae Ʒ xv, quod tres quartas appel-<text:line-break/>laI. Resina in ollam fictilem conjecta, donec odorem amit-<text:line-break/>tat, concoquitur, deinde sevum et cera derasa iniiciuntur<text:line-break/>iet liquefiunt, arida .contunduntur et cribro tenuissimo in-<text:line-break/>cernuntur. Postea^ liquida ab igne tolluntur, quibus aliqu<text:span text:style-name="Default_20_Paragraph_20_Font"><text:span text:style-name="T1">s</text:span></text:span>n<text:line-break/>.tenus refrigeratis .arida in<text:span text:style-name="Default_20_Paragraph_20_Font"><text:span text:style-name="T1">s</text:span></text:span>perguntur et curio<text:span text:style-name="Default_20_Paragraph_20_Font"><text:span text:style-name="T1">s</text:span></text:span>e moventur.<text:line-break/>Habere autem m<text:span text:style-name="Default_20_Paragraph_20_Font"><text:span text:style-name="T1">p</text:span></text:span>nisat ex aceto trita, myrrham, thus, bdel-</text:p>
      <text:p text:style-name="P3">lium, opopanacem, quibus quae in olla <text:span text:style-name="Default_20_Paragraph_20_Font"><text:span text:style-name="T1">s</text:span></text:span>unt, adjiciuntur<text:line-break/>terunturque, ne grumi cerae modo fiant. Ubi autem recte<text:line-break/>habuerint, in lignea pyxide irino unguento prius iliita re-<text:line-break/>ponuntur.</text:p>
      <text:h text:style-name="Heading_20_2" text:outline-level="2">Cap. IX. </text:h>
      <text:p text:style-name="P37">[<text:span text:style-name="Default_20_Paragraph_20_Font"><text:span text:style-name="T1">Emplastrum ex duabus aristolochi</text:span></text:span>a<text:span text:style-name="Default_20_Paragraph_20_Font"><text:span text:style-name="T1">e, ut<text:line-break/>Andromachus</text:span></text:span>.] De hoc in eam <text:span text:style-name="Default_20_Paragraph_20_Font"><text:span text:style-name="T1">s</text:span></text:span>ententiam scribit Andron<text:line-break/>machus ad verbum. <text:span text:style-name="Default_20_Paragraph_20_Font"><text:span text:style-name="T1">Emplastrum ex duabus arestolo</text:span></text:span>c<text:span text:style-name="Default_20_Paragraph_20_Font"><text:span text:style-name="T1">hiis.<text:line-break/></text:span></text:span>♃ Resinae frictae ℔ j, cerae ℔ j, picis ℔ j, ciceos vel olei<text:line-break/>veteris heminam unam et cyathos duos, cerussae ℥ vj, ae-<text:line-break/>ruginis ℥ vj , chalcanthi ℥ iiij , mannae ℥ vj , aristolochiae<text:line-break/>longae ℥ iiij , rotundae ℥ iiij , eretriae ℥ vj, Illyricae ℥ iiij,<text:line-break/>gallae ℥ ij, aceti heminam j, ego amplius malicorii ℥ ij.<text:line-break/>Sicca ex acet<text:span text:style-name="Default_20_Paragraph_20_Font"><text:span text:style-name="T1">o</text:span></text:span> teruntur, deinde liquabilia.</text:p>
      <text:h text:style-name="Heading_20_2" text:outline-level="2">Cap. X. </text:h>
      <text:p text:style-name="P37">[<text:span text:style-name="Default_20_Paragraph_20_Font"><text:span text:style-name="T1">Emplastrum ex dictamno ut Damocrates.]<text:line-break/></text:span></text:span>Diximus frequenter metricas scriptiones non solum ad me-<text:line-break/>moriam, <text:span text:style-name="Default_20_Paragraph_20_Font"><text:span text:style-name="T1">s</text:span></text:span>ed etiam ad mixturas exacte com men<text:span text:style-name="Default_20_Paragraph_20_Font"><text:span text:style-name="T1">s</text:span></text:span>urandas<text:line-break/>pro<text:span text:style-name="Default_20_Paragraph_20_Font"><text:span text:style-name="T1">s</text:span></text:span>a oratione conscriptis esse commodiores. Cujus gratia</text:p>
      <text:p text:style-name="P3">etiam nunc medicamentum ex dictamno perfectam in Da-<text:line-break/>mocratis scriptis symmetriam perfer vana apposui.</text:p>
      <text:p text:style-name="P1"><text:span text:style-name="Default_20_Paragraph_20_Font"><text:span text:style-name="T1">.Emplastrorum unum insignium numero ascribitur.<text:line-break/>Eolumque, quod recipit dictamnum Creticum<text:line-break/>Dictum. Medetur prospere serpentium<text:line-break/>Permess</text:span></text:span>i<text:span text:style-name="Default_20_Paragraph_20_Font"><text:span text:style-name="T1">us venenatis ac mopsibus</text:span></text:span></text:p>
      <text:p text:style-name="P1"><text:span text:style-name="Default_20_Paragraph_20_Font"><text:span text:style-name="T1">Quadrupedum cunctorum, etsi rabies quaedam agat,<text:line-break/>Lavat ulcerum callos et nervos perditos,<text:line-break/>Et mtesculos et alto cartilagines</text:span></text:span></text:p>
      <text:p text:style-name="P1"><text:span text:style-name="Default_20_Paragraph_20_Font"><text:span text:style-name="T1">Corpore putrescentes, quae incumbunt ossibus.</text:span></text:span></text:p>
      <text:p text:style-name="P1"><text:span text:style-name="Default_20_Paragraph_20_Font"><text:span text:style-name="T1">Colli, mamillarum, dorsi quoque ulcera,</text:span></text:span></text:p>
      <text:p text:style-name="P5"><text:span text:style-name="Default_20_Paragraph_20_Font"><text:span text:style-name="T1">. Persanat et diu si jam duraverint,<text:line-break/>Ac omnia simul quae facete paulo antea<text:line-break/>Dixi emplastrum nomine scilicet Aegyptium.<text:line-break/>Hoc admodum quum stt bonum, quidam omnibus<text:line-break/></text:span></text:span>L<text:span text:style-name="Default_20_Paragraph_20_Font"><text:span text:style-name="T1">inum boule reputant ufu praestantius,<text:line-break/>Haudquaquam nempe experti multa pharmacu</text:span></text:span>s<text:line-break/><text:span text:style-name="Default_20_Paragraph_20_Font"><text:span text:style-name="T1">Concinnantur mixturis his. Lithargyri</text:span></text:span></text:p>
      <text:p text:style-name="P2"><text:span text:style-name="Default_20_Paragraph_20_Font"><text:span text:style-name="T1">Drachmas habet ducentas, estis additur<text:line-break/>Clei vetusti librae quarta portio,<text:line-break/>Alti magis quartam volunt partem heminae.<text:line-break/>Et quinquaginta cerae drachmas Ponticae,<text:line-break/>Colophoniae probaeque plus cera duplo,<text:line-break/>Alii malunt terebinthinae parem modum.<text:line-break/>Aeruginis quoque, aloes nec non R</text:span></text:span>i<text:span text:style-name="Default_20_Paragraph_20_Font"><text:span text:style-name="T1">dicae,<text:line-break/>Rem combusti aeris et diphrygis boni,<text:line-break/>Cuiusque sedecim, femessemque ponito.<text:line-break/>Quaternas et v</text:span></text:span>l<text:span text:style-name="Default_20_Paragraph_20_Font"><text:span text:style-name="T1">genas drachmas galbani,<text:line-break/>Mannae pares, thurisque bis duodecim,<text:line-break/>Ammoniaci viginti bisque et quinque bis,<text:line-break/>Et sedecim fungantur propolis Atticae,<text:line-break/>Aristolochiae longae bis drachmae decem,<text:line-break/>Aeris C</text:span></text:span>y<text:span text:style-name="Default_20_Paragraph_20_Font"><text:span text:style-name="T1">prii scuamae drachmae duodecim,<text:line-break/>Et gentianae radicis siccissimas<text:line-break/>Aequale, cunctis herbae his dictamni q do que<text:line-break/>Siccae, sed habent</text:span></text:span>i<text:span text:style-name="Default_20_Paragraph_20_Font"><text:span text:style-name="T1">s florem, drachmas bis decem,<text:line-break/>Laevis. Lithargyrum at cum oleo demittito</text:span></text:span></text:p>
      <text:p text:style-name="P2"><text:span text:style-name="Default_20_Paragraph_20_Font"><text:span text:style-name="T3">O</text:span></text:span><text:span text:style-name="Default_20_Paragraph_20_Font"><text:span text:style-name="T1">llae recenti, cui patulum os figulus dedit.</text:span></text:span></text:p>
      <text:p text:style-name="P1"><text:span text:style-name="Default_20_Paragraph_20_Font"><text:span text:style-name="T1">Pruna leni coques, movens rudicula<text:line-break/>Quousque spissitudo mellis Attici<text:line-break/>Piat, paribus at sauamae immissis partibus,<text:line-break/>Rursus magis coquas: ac postquam pharmacum<text:line-break/>Cilvum fuerit, aes misoeas et diphryges,<text:line-break/>Crassumque reddens pharmacum, ut non polluat,<text:line-break/>Celum, restnamque una dictis addito.</text:span></text:span></text:p>
      <text:p text:style-name="P1"><text:span text:style-name="Default_20_Paragraph_20_Font"><text:span text:style-name="T1">Quibus liquatis, ubi probe coierit</text:span></text:span></text:p>
      <text:p text:style-name="P1"><text:span text:style-name="Default_20_Paragraph_20_Font"><text:span text:style-name="T1">Emplastrum ab igne tolles, quumque adieceris<text:line-break/>Propolimque mannamque, aloen, atque galbanum,<text:line-break/>Ammoniacumque, tunc ubi refrixerit,<text:line-break/>Pervorque ignitus pharmaci subseder</text:span></text:span><text:span text:style-name="Default_20_Paragraph_20_Font"><text:span text:style-name="T3">i</text:span></text:span><text:span text:style-name="Default_20_Paragraph_20_Font"><text:span text:style-name="T1">t,<text:line-break/>Ar</text:span></text:span><text:span text:style-name="Default_20_Paragraph_20_Font"><text:span text:style-name="T3">i</text:span></text:span><text:span text:style-name="Default_20_Paragraph_20_Font"><text:span text:style-name="T1">stolochiam perquam b</text:span></text:span><text:span text:style-name="Default_20_Paragraph_20_Font"><text:span text:style-name="T3">r</text:span></text:span><text:span text:style-name="Default_20_Paragraph_20_Font"><text:span text:style-name="T1">evissimam,<text:line-break/>Et gentianam dictamnumque inspergito,<text:line-break/>Spatha atque medicamentum agitando fedulo,<text:line-break/>Manibus tibi magdalias ipso efringens habe,<text:line-break/>Eaque mala ad quaecunque est praedictum nidor.</text:span></text:span></text:p>
      <text:h text:style-name="P13" text:outline-level="2">Cap. XI. </text:h>
      <text:p text:style-name="P37">[<text:span text:style-name="Default_20_Paragraph_20_Font"><text:span text:style-name="T1">De pastillis Asclepiadis.</text:span></text:span>] Quemadmodum<text:line-break/>emplastra a colore, non a facultatis professione, nominant<text:line-break/>quidam medici, melina, candida, fu<text:span text:style-name="Default_20_Paragraph_20_Font"><text:span text:style-name="T1">s</text:span></text:span>ca et gilva, ita pastil-<text:line-break/>los, Graece trochifcos ab efformationis figura vocant, non<text:line-break/>ad unum affectum, sed ad admodum multos Conserentes.<text:line-break/>Nos quoque igitur ipsos imitati , deinceps omnes praeda-<text:line-break/>ros sive pastillos sive orbiculos, utroque enim nomine ap-<text:line-break/>pellantur, de<text:span text:style-name="Default_20_Paragraph_20_Font"><text:span text:style-name="T1">s</text:span></text:span>cribemus. Recte autem ille singulis, quid pos-<text:line-break/>sent efficere, praeposuerunt, praesertim A<text:span text:style-name="Default_20_Paragraph_20_Font"><text:span text:style-name="T1">s</text:span></text:span>clepiades, cujus<text:line-break/>etiam primi pharmaco, quae in tertio de exterioribus libro<text:line-break/>prodidit, apponam<text:span text:style-name="Default_20_Paragraph_20_Font"><text:span text:style-name="T1">. Pastillus Asclepiadis. Arestarchi Fhar-<text:line-break/>fei pastillus ad plura utilis. Pacle ad recentia vulnera et<text:line-break/>vetera, prodest teredinibus et favis, </text:span></text:span>c<text:span text:style-name="Default_20_Paragraph_20_Font"><text:span text:style-name="T1">urat fistulas, aures<text:line-break/>fuppurantes, ossa corrupta, nomas, reprimit omnem carnis<text:line-break/>excrescentiam, tollit pterygia, valet ad uteri affectus, fa-<text:line-break/>nat o</text:span></text:span>T<text:span text:style-name="Default_20_Paragraph_20_Font"><text:span text:style-name="T1">aenas, phagedaenas, cond</text:span></text:span>y<text:span text:style-name="Default_20_Paragraph_20_Font"><text:span text:style-name="T1">lomata, juvat inveterata<text:line-break/>et quae disoicilem curationem habent, utilis est principio</text:span></text:span></text:p>
      <text:p text:style-name="P3"><text:span text:style-name="Default_20_Paragraph_20_Font"><text:span text:style-name="T1">phth</text:span></text:span>isic<text:span text:style-name="Default_20_Paragraph_20_Font"><text:span text:style-name="T1">is, lienosis, c</text:span></text:span>o<text:span text:style-name="Default_20_Paragraph_20_Font"><text:span text:style-name="T1">eliacis, d</text:span></text:span>y<text:span text:style-name="Default_20_Paragraph_20_Font"><text:span text:style-name="T1">sentericis, tribus obolis in<text:line-break/>potu familiari datus, succurrit sunanchicis, gingivarum<text:line-break/>nomis , in summa exterioribus et interioribus vitiis auxi-<text:line-break/>liatur.</text:span></text:span> ♃ Myrrhae Ʒ vj, croci Ʒ iij, crocomagmatis drach.<text:line-break/>iij, ^cy linorum Ʒ vj, chalcanthi drach. vj, aluminis scissilis<text:line-break/>drach. vj, aloes Ʒ vj, vino Falerno excipiuntur, fiuntque<text:line-break/>pastilli et in umbra desiccantur. Ubi usus necessitas est,<text:line-break/>humido congruenti diluuntur ad commemoratos assectus.<text:line-break/><text:span text:style-name="Default_20_Paragraph_20_Font"><text:span text:style-name="T1">Pastillus Neapolleani.</text:span></text:span> ♃ Myrrhae Ʒ vj, thuris drach. vj,<text:line-break/>gallae Ʒ viij , lycii drach. .viij, aluminis drach. viij, croco-<text:line-break/>magmatis Ʒ viij, aloes Ʒ viij, cytinorum drach. xij, aeris<text:line-break/>Ʒ viij, vino Falerno excipiuntur. <text:span text:style-name="Default_20_Paragraph_20_Font"><text:span text:style-name="T1">Andronius inscriptus.<text:line-break/></text:span></text:span>♃ Cytinorum Ʒ x, scissilis Ʒ i v, chalcanthi drach. xij, myr-<text:line-break/>rhae drach. quatuor , thuris Ʒ viij, aristoIochiae drach. viij,<text:line-break/>gallae immaturae drach. viij, passi heminas ij. Apud Hera-<text:line-break/>cIidem vero ita habet. ♃ Malicorii drach. x, aristolochiae<text:line-break/>drach. viij, gallarum Ʒ viij, salis ammoniaci drach. iv, thu-<text:line-break/>ris drach. iv, fissilis drach. quatuor, chalcanthi drach. ij,</text:p>
      <text:p text:style-name="P3">myrrhae drach. iv, haec passo excipiuntur. <text:span text:style-name="Default_20_Paragraph_20_Font"><text:span text:style-name="T1">Poljaide sphra-<text:line-break/>gis</text:span></text:span> ♃ Malicorii drach. sex, myrrhae drach. octo, aluminis<text:line-break/>scissilis drach. quinque, thuris drach. quatuor, aloës drach.<text:line-break/>octo, chalcan thi drach. iij, fellis taurini drach<text:span text:style-name="Default_20_Paragraph_20_Font"><text:span text:style-name="T1">. s</text:span></text:span>ex, vino<text:line-break/>dulci excipiuntur<text:span text:style-name="Default_20_Paragraph_20_Font"><text:span text:style-name="T1">. Coracine sphragis. Pacit ad tonsillarum<text:line-break/>phlegmcnas et uvas laxatas, gingivas madentes restccat,<text:line-break/>nomas curat et sedis affectus, fistulis callum exterit. ♃<text:line-break/></text:span></text:span>Aristolochiae Creticae rotundae, cytinorum, chalcitidis tostae,<text:line-break/>thuris, myrrhae, chalcanthi, crocomagmatis, aloes Indicae,<text:line-break/>fellis taurini singulorum drach. octo, passi quantum fatis est.<text:line-break/><text:span text:style-name="Default_20_Paragraph_20_Font"><text:span text:style-name="T1">Pastillus ad nomas</text:span></text:span>. ♃ Brathyos drach. quinquaginta, myr-<text:line-break/>rhae drach. iit, foreos drach. duas, cyperi drach. duas,<text:line-break/>chalcanthi drach. duas, thuris drach. duas, vino excipinn-<text:line-break/>tur. Aliae scripturae habent , oleae foliorum drach. duas,<text:line-break/>myrti siccae, orcheos herbae, utriusque drach. quatuor, ar-<text:line-break/>fenici drach. unam, myrrhae drach. iv. <text:span text:style-name="Default_20_Paragraph_20_Font"><text:span text:style-name="T1">Ex scr</text:span></text:span>i<text:span text:style-name="Default_20_Paragraph_20_Font"><text:span text:style-name="T1">ptis Hera-<text:line-break/>olidis</text:span></text:span>. ♃ Orcheos Ʒ ij, arfeniciƷ iv, gallae Ʒ viij, <text:span text:style-name="Default_20_Paragraph_20_Font"><text:span text:style-name="T1">s</text:span></text:span>quamae<text:line-break/>Ʒ vj , foreos Ʒ viij , myrrhae drach. ij, thuris Ʒ ij, acaciae<text:line-break/>succi Ʒ ij, vino excipiuntur. <text:span text:style-name="Default_20_Paragraph_20_Font"><text:span text:style-name="T1">Pastillus ex stirpibus inseri-</text:span></text:span></text:p>
      <text:p text:style-name="P3"><text:span text:style-name="Default_20_Paragraph_20_Font"><text:span text:style-name="T1">ptus.</text:span></text:span> ♃ Malicorii Ʒ viij, myrti foliorum drach. viij, nucis<text:line-break/>putaminum siccorum drach. viij, spinae fructus Ʒ viij, gal-<text:line-break/>laeƷ iv, falis fossilis Ʒ viij, omnia comminuuntur, postea in<text:line-break/>aceto macerantur ac in vas fictile conjiciuntur, deinde tor-<text:line-break/>rentur et cum aceto laevigantur. Ubi bene habuerint, myr-<text:line-break/>rhae Ʒ iv, thuris Ʒ ij, injicito et pastillus fingito, usus ejus<text:line-break/>est cum aceto<text:span text:style-name="Default_20_Paragraph_20_Font"><text:span text:style-name="T1">. Pastillus qui a Ferentia inscribi</text:span></text:span>m<text:span text:style-name="Default_20_Paragraph_20_Font"><text:span text:style-name="T1">us stypti-<text:line-break/>cus, facit ad quamlibet nomen et ani affectus</text:span></text:span>. ♃ San-<text:line-break/>daracbae, misyos, chalcan thi, aluminis scissilis, singulorum<text:line-break/>Ʒ ij, myrrhae, squamae aeris, aloes, chalcitidis, singulorum<text:line-break/>drach. iij, cytinorum mali punicae, rosarum floris, gallae,<text:line-break/>singulorum Ʒ iv, acaciae <text:span text:style-name="Default_20_Paragraph_20_Font"><text:span text:style-name="T1">s</text:span></text:span>ucci Ʒ viij, mali granati putanti-<text:line-break/>pum drach. viij, excipiuntur myrtorum decocto ad dimi-<text:line-break/>dias coctorum. <text:span text:style-name="Default_20_Paragraph_20_Font"><text:span text:style-name="T1">Pastillus ad serpentia, Arei ad herpetas.<text:line-break/></text:span></text:span>♃ Terrae cimoliae Ʒ viij, misyos torridi Ʒ xvj, minii sino-<text:line-break/>pici Ʒ iij. Singula cum aqua seorsum terito, deinde simul<text:line-break/>miscens in pastillos digerito, usus est ex aceto. <text:span text:style-name="Default_20_Paragraph_20_Font"><text:span text:style-name="T1">Alius ex<text:line-break/>or</text:span></text:span>i<text:span text:style-name="Default_20_Paragraph_20_Font"><text:span text:style-name="T1">gano</text:span></text:span>. ♃ Origani Ʒ ij, oleae foliorum Ʒ ij, acaciae Ʒ ij,</text:p>
      <text:p text:style-name="P8">chalcanthi drach. Tj, salis Hispani Ʒ ij, aceto excipiuntur.<text:line-break/><text:span text:style-name="Default_20_Paragraph_20_Font"><text:span text:style-name="T1">Ex collectaneis Largi medicamentum confectum</text:span></text:span>. ♃ Ar-<text:line-break/>genti spumae vel cerussae drach. xxxviij, aluminis fissi<text:line-break/>Ʒ xij, acaciae Ʒ viij, croci, thuris, diphrygis,.. opii, singu-<text:line-break/>lorum Ʒ ij, ex aqua terito ac formato pastillos, ufus est ex<text:line-break/>aqua<text:span text:style-name="Default_20_Paragraph_20_Font"><text:span text:style-name="T1">. Aliud valde generosum</text:span></text:span>. ♃ Aluminis rotundi, chal-<text:line-break/>citidis, melanteriae vel Loreos, singulorum Ʒ ij, mifyos, Illa-<text:line-break/>licorii, utriusque Ʒ i v, calcis vivae Ʒ xvj, aceti sextarium j.<text:line-break/>Mali cortex in aceto decoquitur, ac quum dilIol<text:span text:style-name="Default_20_Paragraph_20_Font"><text:span text:style-name="T1">u</text:span></text:span>tus fuerit<text:line-break/>teritur cum acacia, postea caeteris abiciuntur, et ubi bene<text:line-break/>habent, fiunt pastilli, quum opus est, diluuntur aqua. <text:span text:style-name="Default_20_Paragraph_20_Font"><text:span text:style-name="T1">Pa-<text:line-break/>stillas Phrepti ad serpentia ulcera et ubi pastionem opor-<text:line-break/>tet sistere, facit etiam ad oris vitia, ad aures suppara-<text:line-break/>tas, item cutis vitia, quae exanthemata v</text:span></text:span>o<text:span text:style-name="Default_20_Paragraph_20_Font"><text:span text:style-name="T1">cant, tollit,<text:line-break/>carnis excrescentiam reprimit, narium ulcera et fedis asa<text:line-break/>sectus sanat. ♃ </text:span></text:span>Corticis malorum pudicorum Ʒ x, gallae<text:line-break/>omphacitidis Ʒ viij, aristol<text:span text:style-name="Default_20_Paragraph_20_Font"><text:span text:style-name="T1">o</text:span></text:span>chiae Ʒ viij, aloes Ʒ iv, myrrhae<text:line-break/>drach. viij, fissi drach. ij, thuris Ʒ iv, chalcantlu Ʒ i v, passe<text:line-break/>excipiuntur.</text:p>
      <text:p text:style-name="P2"><text:span text:style-name="Default_20_Paragraph_20_Font"><text:span text:style-name="T1">[Pastilli gilvi Hieracis Lhebani ex halicacabis fi,<text:line-break/>vestcariis.] Pacit ad capitis ulcera, epinyctidas et na</text:span></text:span>n<text:span text:style-name="Default_20_Paragraph_20_Font"><text:span text:style-name="T1">um<text:line-break/>ulcera, quae</text:span></text:span> G<text:span text:style-name="Default_20_Paragraph_20_Font"><text:span text:style-name="T1">raeci pfodracas nominant, juvat rhagadae<text:line-break/>et quaecunque citra dolorem ad ci</text:span></text:span>c<text:span text:style-name="Default_20_Paragraph_20_Font"><text:span text:style-name="T1">atricem voles du</text:span></text:span>c<text:span text:style-name="Default_20_Paragraph_20_Font"><text:span text:style-name="T1">ere,<text:line-break/></text:span></text:span>♃ Cerussae libram unam, spumae argenti libras x, alumi-<text:line-break/>nis fissi, haIicacabi corticis, chaIcanthi, Sinopidis, singulos<text:line-break/>rum selibram, aceto excipiuntur. <text:span text:style-name="Default_20_Paragraph_20_Font"><text:span text:style-name="T1">Lucii praeceptoris phar-<text:line-break/>macum confectum.</text:span></text:span> ♃ Aluminis, aeruginis Corinthiae, mi-<text:line-break/>nii Sinopici, singulorum mensuram heminae aequalem, acet<text:span text:style-name="Default_20_Paragraph_20_Font"><text:span text:style-name="T1">a<text:line-break/></text:span></text:span>diluuntur. <text:span text:style-name="Default_20_Paragraph_20_Font"><text:span text:style-name="T1">Ex libris Arei ad psoras depascentes, ferpen-<text:line-break/>tia, carnem excrescentem, pterygia, aures suppurantes,<text:line-break/>ulcera curatu dipstcilia, sanat rhagadas et cond</text:span></text:span>y<text:span text:style-name="Default_20_Paragraph_20_Font"><text:span text:style-name="T1">lomata.<text:line-break/></text:span></text:span>♃ Scissilis, minii Sinopici, aeruginis rasae, gummi, gallae,<text:line-break/>cy linorum, singulorum pares portiones, aceto diluuntur.<text:line-break/><text:span text:style-name="Default_20_Paragraph_20_Font"><text:span text:style-name="T1">Magni Philadeiphi ad praedictas affectiones</text:span></text:span>. ♃ Aluminis<text:line-break/>fissi, aeruginis Corinthiae, chalcitidis, minii Sinopici, gummi,<text:line-break/>singulorum pares mensurae partes, aceto subiguntur. <text:span text:style-name="Default_20_Paragraph_20_Font"><text:span text:style-name="T1">Pa-<text:line-break/>stillus ad erystpelata</text:span></text:span>. ♃ Croci Ʒ j, opii Ʒ j, cerussae Ʒ ij,</text:p>
      <text:p text:style-name="P3">passo diluuntur. Alia lectio habet, glaueii drach. octo<text:span text:style-name="Default_20_Paragraph_20_Font"><text:span text:style-name="T1">. An-<text:line-break/>dromachi croceum emplastrum, med</text:span></text:span>i<text:span text:style-name="Default_20_Paragraph_20_Font"><text:span text:style-name="T1">camentttm conveniens.<text:line-break/></text:span></text:span>♃ Argenti spumae drach. quatuor, hoc est unciae dimin<text:line-break/>dium, cerussae uncias quatuor, <text:span text:style-name="Default_20_Paragraph_20_Font"><text:span text:style-name="T1">s</text:span></text:span>ulfuris ignem non experti<text:line-break/>unciam unam, croci, opii, singulorum unciam j, <text:span text:style-name="Default_20_Paragraph_20_Font"><text:span text:style-name="T1">s</text:span></text:span>ucco fo-<text:line-break/>lani excipiuntur. Quum opus est, passo diluuntur. <text:span text:style-name="Default_20_Paragraph_20_Font"><text:span text:style-name="T1">Cuii<text:line-break/>Neapolitau</text:span></text:span>I. ♃ Cerussae, acaciae, glaucis, opii, cujusque<text:line-break/>parem men<text:span text:style-name="Default_20_Paragraph_20_Font"><text:span text:style-name="T1">s</text:span></text:span>uram, passo subigito et continue perungit<text:span text:style-name="Default_20_Paragraph_20_Font"><text:span text:style-name="T1">o.<text:line-break/>Aliud</text:span></text:span> ♃ Cerussae drach. octo, acaciae drach. octo, guttae<text:line-break/>ammoniaci drach. quatuor, croci drach. duas, opii drach.<text:line-break/>d<text:span text:style-name="Default_20_Paragraph_20_Font"><text:span text:style-name="T1">u</text:span></text:span>as, <text:span text:style-name="Default_20_Paragraph_20_Font"><text:span text:style-name="T1">s</text:span></text:span>ucci polygoni vel soreos vel <text:span text:style-name="Default_20_Paragraph_20_Font"><text:span text:style-name="T1">s</text:span></text:span>olani vel cynoglossa<text:line-break/><text:span text:style-name="Default_20_Paragraph_20_Font"><text:span text:style-name="T1">Ex libris Agathini</text:span></text:span>. ♃ Cerussae drach. fex, mannae, thu-<text:line-break/>ris, singulorum drach. j, crocomagmatis drach. duas, <text:span text:style-name="Default_20_Paragraph_20_Font"><text:span text:style-name="T1">s</text:span></text:span>us-<text:line-break/>furis ignem non experti drach. duas, ex ovis assatis vitel-<text:line-break/>lorum drach<text:span text:style-name="Default_20_Paragraph_20_Font"><text:span text:style-name="T1">. s</text:span></text:span>ex, passo excipito<text:span text:style-name="Default_20_Paragraph_20_Font"><text:span text:style-name="T1">. Ad rhagades et condy-<text:line-break/>jomata, curat etiam ani rhagadas et nomas, Menesthei<text:line-break/>medicamentum</text:span></text:span>. ♃.Aloes uncias fex; croci uncias tres, aln^<text:line-break/>minis .fissilis uncias .pres^ vino diluuntur et fiunt pastilli, in</text:p>
      <text:p text:style-name="P3">usu liquor affectioni respondeat. al<text:span text:style-name="Default_20_Paragraph_20_Font"><text:span text:style-name="T1">spollophanis ad rhagar<text:line-break/>das et cond</text:span></text:span>y<text:span text:style-name="Default_20_Paragraph_20_Font"><text:span text:style-name="T1">lomata. ♃ </text:span></text:span>Stibii drach. octo, acaciae drach.<text:line-break/>sex, aeruginis drach. unam, opii drseb. duas, thuris drach.<text:line-break/>unam et dimidiam, myrrhae draclu duas,, gummi draclu<text:line-break/>quatuor, vin<text:span text:style-name="Default_20_Paragraph_20_Font"><text:span text:style-name="T1">o</text:span></text:span> maris experte pastillos fingito. <text:span text:style-name="Default_20_Paragraph_20_Font"><text:span text:style-name="T1">Lt Nipolaus.<text:line-break/></text:span></text:span>♃ Stibii drach. octo, acaciae drach. octo, aeruginis draclu<text:line-break/>unam, opii drach. tres, myrrhae drach. quatuor, gummi<text:line-break/>drach. quatuor, vino excipi to. <text:span text:style-name="Default_20_Paragraph_20_Font"><text:span text:style-name="T1">Magni ad rltagadas et con-<text:line-break/>dylomata, sistit nomas</text:span></text:span>. ♃ Aloes drach. viij, acaciae drach.<text:line-break/>iv, gallae draclu duas, croci draclu duas, thuris drach.<text:line-break/>unam, myrrhae drach. j, vino subiguntur<text:span text:style-name="Default_20_Paragraph_20_Font"><text:span text:style-name="T1">. Pastillus dia-<text:line-break/>chylo n, id est ex succis, </text:span></text:span>i<text:span text:style-name="Default_20_Paragraph_20_Font"><text:span text:style-name="T1">nscriptus ad nomas et scabiosos<text:line-break/>affectus</text:span></text:span>. ♃ Lycii Indici, aloes Indicae, myrrhae, aeris, alu-<text:line-break/>minis scissilis, chalcanthi, cytinorum, thuris, singulorum Ʒ iv,<text:line-break/><text:span text:style-name="Default_20_Paragraph_20_Font"><text:span text:style-name="T1">s</text:span></text:span>ucci myrtorum heminae dimidium, componito et in pastis-<text:line-break/>Ius digerito. <text:span text:style-name="Default_20_Paragraph_20_Font"><text:span text:style-name="T1">Petronii</text:span></text:span> pastillus, <text:span text:style-name="Default_20_Paragraph_20_Font"><text:span text:style-name="T1">qui virtus appellatur, me</text:span></text:span>q<text:line-break/><text:span text:style-name="Default_20_Paragraph_20_Font"><text:span text:style-name="T1">dicamentum ad rhagadas et cond</text:span></text:span>y<text:span text:style-name="Default_20_Paragraph_20_Font"><text:span text:style-name="T1">lomata, in magnis do</text:span></text:span> v<text:line-break/><text:span text:style-name="Default_20_Paragraph_20_Font"><text:span text:style-name="T1">i</text:span></text:span>u<text:span text:style-name="Default_20_Paragraph_20_Font"><text:span text:style-name="T1">ribus accommodatum et cito liberat</text:span></text:span>. ♃ Stibii, acaciae,</text:p>
      <text:p text:style-name="P3">plumbi usti et eloti, singulorum Ʒ xvj, cineris cyprii, ericae<text:line-break/>fructus, aluminis fissilis, thuris, chalcanthi, myrrhae, opii,<text:line-break/>singulorum Ʒ viij, vino excipiuntur et fiunt pastilli. Quum<text:line-break/>utendum erit, passe diluuntur.</text:p>
      <text:h text:style-name="Heading_20_2" text:outline-level="2">Cap. XII. </text:h>
      <text:p text:style-name="P37">[<text:span text:style-name="Default_20_Paragraph_20_Font"><text:span text:style-name="T1">Pastilli ab Andromach</text:span></text:span>o <text:span text:style-name="Default_20_Paragraph_20_Font"><text:span text:style-name="T1">conscripti libro<text:line-break/>de exterioribus.] Pastillus Darisa qui per anum immitti-<text:line-break/>tur</text:span></text:span>. ♃ Stibii drach. sedecim, acaciae drach. xvj, alii octo,<text:line-break/>aeruginis drach. xl, succi papaveris drach. tres, quidam<text:line-break/>drach. ij, gummi drach. iv, myrrhae Ʒ j, thuris Ʒ tres, alii<text:line-break/>Ʒ ij, vino vel ut alii aqua diluuntur<text:span text:style-name="Default_20_Paragraph_20_Font"><text:span text:style-name="T1">. Pastillus multipli-<text:line-break/>cis nsits et pus educens et laxans</text:span></text:span>. ♃ Corticis thuris 5 ij,<text:line-break/>aeris squamae Ʒ iv, cum vino factos ex melle diluito<text:span text:style-name="Default_20_Paragraph_20_Font"><text:span text:style-name="T1">. Mu-<text:line-break/>sae remedium.</text:span></text:span> ♃ Aluminis scissilis, aloes, myrrhae, chaI-<text:line-break/>canthi, singulorum Ʒ vj, croci Ʒ iij, crocomagmatis drach. iij,<text:line-break/>cytinorum Ʒ iv, mussa ex Falerno facto excipiuntur. <text:span text:style-name="Default_20_Paragraph_20_Font"><text:span text:style-name="T1">Ad<text:line-break/>erystpelata ex Agathocle</text:span></text:span>. ♃ Cerussae Ʒ octo, aluminis ro-<text:line-break/>tundi Ʒ ij, crocomagmatis Ʒ ij, sulfuris ignem non experti<text:line-break/>Ʒ ij, trina solani succus superfunditur, et pastilli, dum ufus</text:p>
      <text:p text:style-name="P3">postulat, vino austero formantur<text:span text:style-name="Default_20_Paragraph_20_Font"><text:span text:style-name="T1">. dstdori ad nomas. ♃<text:line-break/></text:span></text:span>Lanae succidae Ʒ xl, scobis plumbi Ʒ x, squamae drach. x,<text:line-break/>bituminis drach. x, aluminis fissilis draclu v, rotundi drach.<text:line-break/>v, mali punici corticis drach. v, gallae draclu v, misyos<text:line-break/>drach. quinque, chalcitidis drach. v, thuris Ʒ v, myrrhae<text:line-break/>Ʒ ij, amurcae heminas viij vel siccae quinque. <text:span text:style-name="Default_20_Paragraph_20_Font"><text:span text:style-name="T1">Pastillus usu<text:line-break/>ger, quo utor.</text:span></text:span> ♃ Malicorii drach. x, aristolochiae Ʒ octo,<text:line-break/>gallae O octo, aluminis fissilis draclu iv, aloes drach. iv,<text:line-break/>myrrhae Ʒ ij, chalcanthi Ʒ i j, thuris drach. r v, vino exci-<text:line-break/>pi<text:span text:style-name="Default_20_Paragraph_20_Font"><text:span text:style-name="T1">a</text:span></text:span>ntur, et quum res exigit, Vino dulci diluuntur<text:span text:style-name="Default_20_Paragraph_20_Font"><text:span text:style-name="T1">. Pastil-<text:line-break/>lus ex vesicaru</text:span></text:span>m. ♃ Argenti spumae Ʒxxi v, cerussae drach.<text:line-break/>xij, vel xxiv, halicacabi radicis drach. octo, chalcanthi Ʒ iv,<text:line-break/>aluminis scissilis drach. i v, minii quantum ad colorem acci-<text:line-break/>piendum satis est, ex aqua subiguntur. <text:span text:style-name="Default_20_Paragraph_20_Font"><text:span text:style-name="T1">Pastillus ex ori..<text:line-break/>cano.</text:span></text:span> ♃ Oleae foliorum viridium Ʒ viij, mali punici cor-<text:line-break/>ticis drach. vj, origani Ʒ iv, acaciae drach. duodecim, chal-<text:line-break/>citidis Ʒ iv, aluminis scissilis drach. i v, mi<text:span text:style-name="Default_20_Paragraph_20_Font"><text:span text:style-name="T1">s</text:span></text:span>yos drach. qua-<text:line-break/>tuor, vino austero diluuntur. <text:span text:style-name="Default_20_Paragraph_20_Font"><text:span text:style-name="T1">Pastillus ex rhu. </text:span></text:span>♃ Gallae<text:line-break/>drach. tres, acaciae, Ʒ iv, chalcanthi drach. v, chalcitidis</text:p>
      <text:p text:style-name="Normal">. ... - . .</text:p>
      <text:p text:style-name="P3">drach. dimidium, aluminis fissilis drach. octo, rotundi drach.<text:line-break/>iv, misyos drach. tres, malicorii drach. quinque, squamae Ʒ iv,<text:line-break/>myrrhae drach. duas , aloes Ʒ ij , aristolochiae Ʒ ij, thuris<text:line-break/>corticis drach. iv, taurocoliae drach. iij, rhu coriarii choe-<text:line-break/>nicis quartam partem, alii choenicis dimidium, aceti hemi-<text:line-break/>nam j ẞ, in quo rhus madesiet ac teretur. <text:span text:style-name="Default_20_Paragraph_20_Font"><text:span text:style-name="T1">Polyidae sphra-<text:line-break/>gis. ♃ </text:span></text:span>Aluminis scissilis drach. tres, thuris drach. iv, myr-<text:line-break/>rhae drach. iv, vel myrrhae Ʒ viij, chalcanthi drach. ij, cy-<text:line-break/>linorum Ʒ xij, fellis taurini Ʒ vj, aloes Ʒ octo, vino austero<text:line-break/>excipe. <text:span text:style-name="Default_20_Paragraph_20_Font"><text:span text:style-name="T1">Pastillus Androniu</text:span></text:span>m ♃ CytinorumƷx, gallos Ʒ viij,<text:line-break/>myrrhae iv, secundum alios Ʒ xviij, aliter xxviij, arist<text:span text:style-name="Default_20_Paragraph_20_Font"><text:span text:style-name="T1">a-<text:line-break/></text:span></text:span>Iochiae Ʒ iv, chalcanthi Ʒ ij, aluminis fissilis draclu duas,<text:line-break/>alii O iv, misyos Cyprii drach. duas, passo diluuntur. Utero<text:line-break/>ad multa polychresto medicamento. <text:span text:style-name="Default_20_Paragraph_20_Font"><text:span text:style-name="T1">Pastillus Achillae. ♃<text:line-break/></text:span></text:span>Spumae, misyos, aloes, singulorum Ʒ ij, aristolochiae drach-<text:line-break/>octo, aluminis fissilis Ʒ iv, myrrhae drach. ij, thuris drach.<text:line-break/>i v, gallae draclu viij, chaIcanthi drach. duas, corticis m^li<text:line-break/>pudici drach. viij, fellis taurini Ʒ ij, aceto subige. <text:span text:style-name="Default_20_Paragraph_20_Font"><text:span text:style-name="T1">Pastil-<text:line-break/>lus ad nomas</text:span></text:span> I<text:span text:style-name="Default_20_Paragraph_20_Font"><text:span text:style-name="T1">sidori celebris</text:span></text:span>. ♃ Mannae, thuris, singu-</text:p>
      <text:p text:style-name="P3">lorum Ʒ xxx, cylindrum Ʒ viij, aluminis fissilis Ʒ viij, gasu<text:line-break/>lae Ʒ viij, chalcanthi, aristolochiae, myrrhae, mi<text:span text:style-name="Default_20_Paragraph_20_Font"><text:span text:style-name="T1">s</text:span></text:span>yos Cy-<text:line-break/>prii, calcis vivae, singulorum Ʒ x, acaciae Ʒ viij, excissum-<text:line-break/>tur vino vel aceto, et laevigata usui sunt. <text:span text:style-name="Default_20_Paragraph_20_Font"><text:span text:style-name="T1">Pastillus alius<text:line-break/>Ad multa</text:span></text:span>. ♃ Gallae Ʒ viij, cytinorum Ʒ xij, aeris usti Ʒ viij,<text:line-break/>aeruginis Ʒvj, aluminis fissilis Ʒ viij, chalcanthi, acaciae, fel-<text:line-break/>lis taurini, thuris, <text:span text:style-name="Default_20_Paragraph_20_Font"><text:span text:style-name="T1">a</text:span></text:span>loes, lycii, myrrhae, alias et mi<text:span text:style-name="Default_20_Paragraph_20_Font"><text:span text:style-name="T1">s</text:span></text:span>yos,<text:line-break/>singulorum Ʒ viij, sub canis aestu multo aceto teruntur.<text:line-break/><text:span text:style-name="Default_20_Paragraph_20_Font"><text:span text:style-name="T1">Pastillus Apollonii Archestratoris Smilinus, ut Alcimum,<text:line-break/>in usam multiplicem</text:span></text:span>. ♃ Cerussae Ʒ x, argenti <text:span text:style-name="Default_20_Paragraph_20_Font"><text:span text:style-name="T1">s</text:span></text:span>pumae Ʒ v,<text:line-break/>aloes Ʒ l, aluminis fissilis Ʒ iv, thuris Ʒ iv, myrrhae Ʒ j, alii<text:line-break/>Ʒ ij, cim<text:span text:style-name="Default_20_Paragraph_20_Font"><text:span text:style-name="T1">o</text:span></text:span>liae Ʒ xxv, vino excipiuntur, interdum cum vino<text:line-break/>et rosaceo utitor. <text:span text:style-name="Default_20_Paragraph_20_Font"><text:span text:style-name="T1">Ad erysipelata, quo utor. </text:span></text:span>♃ Argenti<text:line-break/>spumae lib. vij, cerussae Ʒ j, opii ℥ iij, sulfuris ignem non<text:line-break/>experti Ʒ iij, croci ℥ iij, passo excipiuntur. Quum u<text:span text:style-name="Default_20_Paragraph_20_Font"><text:span text:style-name="T1">s</text:span></text:span>us est,<text:line-break/>passo diluuntur. <text:span text:style-name="Default_20_Paragraph_20_Font"><text:span text:style-name="T1">Claucii ad multa faciens. ♃ </text:span></text:span>Aluminis<text:line-break/>liquidi drach. c, myrrhae Ʒ octo, croci Ʒ octo, passe dfluun-<text:line-break/>tur. <text:span text:style-name="Default_20_Paragraph_20_Font"><text:span text:style-name="T1">Ad erssipelata bonus</text:span></text:span>. ♃ Acaciae drach. octo, mi<text:span text:style-name="Default_20_Paragraph_20_Font"><text:span text:style-name="T1">s</text:span></text:span>yos</text:p>
      <text:p text:style-name="P3">Ʒiv, opii drach. duas, thuris drach. quatuor cum aceto<text:line-break/>excipiuntur, facit etiam ad herpetas<text:span text:style-name="Default_20_Paragraph_20_Font"><text:span text:style-name="T1">. Alius ad eadem. ♃<text:line-break/></text:span></text:span>Opii drach. iv, acaciae drach. iv, diphrygis drach. quatuor,<text:line-break/>aluminis fissi Ʒ i v, ex aqua diluuntur, cum aceto utitor.<text:line-break/><text:span text:style-name="Default_20_Paragraph_20_Font"><text:span text:style-name="T1">Alius ad erystpelata</text:span></text:span>. ♃ Cerussae Ʒ viij, sulfuris ignem non<text:line-break/>experti Ʒ iv, papaveris Ʒ ij, rutae foliorum Ʒ ij, aluminis<text:line-break/>fissi Ʒ iv, cimoliae Ʒ ij, amyli Ʒ ij, melle et aceto diluun-<text:line-break/>tur. <text:span text:style-name="Default_20_Paragraph_20_Font"><text:span text:style-name="T1">Ad Herpetas Liberii Caesoris</text:span></text:span>. ♃ Diphrygis, meconii,<text:line-break/>aluminis fissi, acaciae, singulorum ℥ iij, acet<text:span text:style-name="Default_20_Paragraph_20_Font"><text:span text:style-name="T1">o</text:span></text:span> vel aqua di-<text:line-break/>luens utitor. <text:span text:style-name="Default_20_Paragraph_20_Font"><text:span text:style-name="T1">Ceranitis usus multiplicis</text:span></text:span>. ♃ Arfenici Ʒ xxxi j,<text:line-break/>aristolochiae Ʒ xxxij , alii viij , iridis Ʒ xxxij, gallae Ʒ xvj,<text:line-break/>alii viij, aluminis rotundi Ʒ vj, chalcitidis Ʒ vj , <text:span text:style-name="Default_20_Paragraph_20_Font"><text:span text:style-name="T1">s</text:span></text:span>quamae<text:line-break/>aeris drach. xvj, chalcanthi drach. viij, resinae siccae drach.<text:line-break/>viij, aceti congios iv, caniculae sub aestu aereo mortario<text:line-break/>et cochleario laevigantur. Quod si aereum mortarium non<text:line-break/>habeas, <text:span text:style-name="Default_20_Paragraph_20_Font"><text:span text:style-name="T1">s</text:span></text:span>quamae minam unam injicito , quae valet drach.<text:line-break/>centum<text:span text:style-name="Default_20_Paragraph_20_Font"><text:span text:style-name="T1">. Pastillus cognomento Rithynus in Sicilia conse-<text:line-break/>otus ad nomas , testulas , Dter</text:span></text:span>Vvj.<text:span text:style-name="Default_20_Paragraph_20_Font"><text:span text:style-name="T1">ia cum duplici cerato ad</text:span></text:span></text:p>
      <text:p text:style-name="P3"><text:span text:style-name="Default_20_Paragraph_20_Font"><text:span text:style-name="T1">herpelas, erysipelata et alia. ♃ </text:span></text:span>Mali punici corticis Ʒ vj,<text:line-break/>gallae Ʒ vj, iridis lllyricae Ʒ iv, aristolochiae Ʒ vj, chalcan.<text:line-break/>thi Ʒ iij , aluminis fissi Ʒ vj , chalcitidis drach. vj , misyos<text:line-break/>drach. tres, nitri drach. duas, thuris Ʒ ij, cadmiae drach.<text:line-break/><text:span text:style-name="Default_20_Paragraph_20_Font"><text:span text:style-name="T1">s</text:span></text:span>ex, aeris squamae drach. quatuor, chrysocollae drach. duas.<text:line-break/>Ex aceto sub caniculae aestu praeparato. <text:span text:style-name="Default_20_Paragraph_20_Font"><text:span text:style-name="T1">Pastillus ad con-<text:line-break/>dylomata et ani inflammat tonem et pterygia. </text:span></text:span>♃ Thuris,<text:line-break/>acaciae, stibii, singulorum drach. duas, aeruginis, myrrhae<text:line-break/>opii, papaveris, gummi, nardi Celticae, singulorum Ʒ ij cum<text:line-break/>vino austero trita inunguntur.</text:p>
      <text:h text:style-name="Heading_20_2" text:outline-level="2">Cap. XIII. </text:h>
      <text:p text:style-name="P37">[<text:span text:style-name="Default_20_Paragraph_20_Font"><text:span text:style-name="T1">Arida variae speciei, seu generi a<text:line-break/>praenominatis auctoribus indicata, quibus singula conve<text:line-break/>niant. Quae scripsit Andromachus in calce oper</text:span></text:span>i<text:span text:style-name="Default_20_Paragraph_20_Font"><text:span text:style-name="T1">s de ex-<text:line-break/>terioribus.] Aridum exedens sine morsu. ♃ </text:span></text:span>Sandarachae<text:line-break/>drach. duas, arscnici Ʒ ij, calcis vivae Ʒ iv, mannae Ʒ iv,<text:line-break/>tritis utitor. <text:span text:style-name="Default_20_Paragraph_20_Font"><text:span text:style-name="T1">Facultas sanguinem c</text:span></text:span>o<text:span text:style-name="Default_20_Paragraph_20_Font"><text:span text:style-name="T1">mprimens, qua utor.<text:line-break/></text:span></text:span>♃ Chalcitidis, misyos, mannae, singulorum Ʒ iv, alii ij,<text:line-break/>tritis utitor. <text:span text:style-name="Default_20_Paragraph_20_Font"><text:span text:style-name="T1">Pluv</text:span></text:span>i<text:span text:style-name="Default_20_Paragraph_20_Font"><text:span text:style-name="T1">a, qua utor. </text:span></text:span>.♃ Chalcitidts Ʒ centum,<text:line-break/>chalcauthi Ʒ quinquaginta, misyos torresacti Ʒ xxv, aeris</text:p>
      <text:p text:style-name="P3">usti Ʒxij ẞ,laevigatis utitor. <text:span text:style-name="Default_20_Paragraph_20_Font"><text:span text:style-name="T1">Sanguinem supprimens magna.<text:line-break/></text:span></text:span>♃ Mi<text:span text:style-name="Default_20_Paragraph_20_Font"><text:span text:style-name="T1">i</text:span></text:span>yos cyprn Ʒ vij, atramenti sutorii Ʒ vij, corticis picei<text:line-break/>Ʒ iv, mannae, thuris Ʒ iv, squamae aeris Ʒiv, aeris usti<text:line-break/>Ʒ xv, chalcitidis Ʒ xv, calcis vivae Ʒ viij, alii Ʒ quadraginta,<text:line-break/>gypsi torresacti Ʒ iv, alii v, tritis utitor. <text:span text:style-name="Default_20_Paragraph_20_Font"><text:span text:style-name="T1">Sanguinem cohi-<text:line-break/>bens Aphrodae.</text:span></text:span> ♃ Chalcitidis Ʒ vj, mannae thuris Ʒ ij, re-<text:line-break/>Iinae terebinthinae, frictae, singulorum Ʒ iv, utere tritis ad<text:line-break/>haemorrhoidi. <text:span text:style-name="Default_20_Paragraph_20_Font"><text:span text:style-name="T1">Aliud, ut Harpocras. ♃ </text:span></text:span>Sandarachae ℥ ij,<text:line-break/>arseniciƷiv, calcis vivae Ʒ viij. Pastillos fingito ex aqua<text:line-break/>diebus xl, terens et sic inungito. <text:span text:style-name="Default_20_Paragraph_20_Font"><text:span text:style-name="T1">Aliud ad haemorrhoidu</text:span></text:span>m,<text:line-break/><text:span text:style-name="Default_20_Paragraph_20_Font"><text:span text:style-name="T1">quo utor. ♃ </text:span></text:span>Arsenici Ʒ viij, sandarachae Ʒ viij, elaterii Ʒiv,<text:line-break/>thapsiae Ʒ ij, chrysocollae Ʒ iv, calcis vivae Ʒ iv, tritis uti-<text:line-break/>tor. <text:span text:style-name="Default_20_Paragraph_20_Font"><text:span text:style-name="T1">Ariaum Calli, varii usus ad pterygia.</text:span></text:span> ♃ Argenti<text:line-break/>spumae Ʒ viij, aeruginis Ʒ x, laevigatis utitor, commendatur.<text:line-break/><text:span text:style-name="Default_20_Paragraph_20_Font"><text:span text:style-name="T1">Ad pterygia bonum.</text:span></text:span> ♃ Chalcitidis, caricarum ustarum,<text:line-break/>malicorii, squamae aeris, singulorum pares portiones. Quum<text:line-break/>opus est, mel coctum misceto, emplastri modo imponito,<text:line-break/>alternis diebus folvito, expurgans, non madesaciens nec</text:p>
      <text:p text:style-name="P3">respergens. <text:span text:style-name="Default_20_Paragraph_20_Font"><text:span text:style-name="T1">Anthera t. e. florida, qua utor.</text:span></text:span> ♃ Sandara-<text:line-break/>chae Ʒ xxxij, alii xvj, aluminis fissi, myrrhae, faecis croci<text:line-break/>singulorum drach. xvj, iridis drach. xvj, cyperi drach. lxvj.<text:line-break/><text:span text:style-name="Default_20_Paragraph_20_Font"><text:span text:style-name="T1">Florida Magni. ♃ </text:span></text:span>Cassiae Ʒ xxiv, aluminis fissilis Ʒ iv,<text:line-break/>gallae Ʒ iv, foreos drach. iv, mifyos drach. quatuor, fanda-<text:line-break/>rachae drach. viij , malicorii drach. unam , myrrae obolos<text:line-break/>quatuor, cinnamomi obolos iv, croci drach. ij, myricae fru-<text:line-break/>ctus drach. ij, tritis utitor. <text:span text:style-name="Default_20_Paragraph_20_Font"><text:span text:style-name="T1">Aridum cephalicum</text:span></text:span>. ♃ Iridis<text:line-break/>Ʒ iv, thuris drach. ij, panacis drach. ij, aristolochiae Ʒ ij,<text:line-break/>tritis utitor, etiam ad nomas. <text:span text:style-name="Default_20_Paragraph_20_Font"><text:span text:style-name="T1">Aridum cicatricem inducens.<text:line-break/></text:span></text:span>♃ Ostreorum ustorum drach. duas, mannae drach. j, cadmiae<text:line-break/>obolos tres, contritis utitor et ad nomas. <text:span text:style-name="Default_20_Paragraph_20_Font"><text:span text:style-name="T1">Aliud aridum<text:line-break/>cicatricem inducens.</text:span></text:span> ♃ Piceae corticis Ʒ vj, mannae drach.<text:line-break/>vj, aristolochiae drach<text:span text:style-name="Default_20_Paragraph_20_Font"><text:span text:style-name="T1">. s</text:span></text:span>ex, pumicis drach. i v, resinae drach.<text:line-break/>quatuor, iridis lllyricae drach. duodecim, laevigatis utitor.<text:line-break/><text:span text:style-name="Default_20_Paragraph_20_Font"><text:span text:style-name="T1">Aliud cicatricem ducens et ad cacoethe</text:span></text:span>s ♃ Piceae corti-<text:line-break/>cis 3 vj, cornu cervini usti drach. iv, cadmiae drach. xxij,<text:line-break/>cerussae drach. iv, mannae drach. quatuor, aeruginis rasae<text:line-break/>dra<text:span text:style-name="Default_20_Paragraph_20_Font"><text:span text:style-name="T1">c</text:span></text:span>h. ij, contritis utitor<text:span text:style-name="Default_20_Paragraph_20_Font"><text:span text:style-name="T1">. Aliud.</text:span></text:span> ♃ Gallae drach. quatuor,</text:p>
      <text:p text:style-name="P3">cerussae drach. octo, myrrhae Ʒ iv, argenti spumae drach.<text:line-break/>octo, retrimenti plumbi drach. iv, trita usurpantur<text:span text:style-name="Default_20_Paragraph_20_Font"><text:span text:style-name="T1">. Maiae<text:line-break/>sive obstetricis generosum ad condylomata et rhagadas.<text:line-break/></text:span></text:span>♃ Gallae Ʒ viij, m<text:span text:style-name="Default_20_Paragraph_20_Font"><text:span text:style-name="T1">o</text:span></text:span>lybdaenae 5 viij, myrrhae Ʒ iv, cerussae<text:line-break/>drach. iv, tritis utitor<text:span text:style-name="Default_20_Paragraph_20_Font"><text:span text:style-name="T1">. Auxilium ad omnia</text:span></text:span>. ♃ lridis loco<text:line-break/>molybdaenae argenti spumae duas partes injicito, reliquo-<text:line-break/>rum cujusque unam. <text:span text:style-name="Default_20_Paragraph_20_Font"><text:span text:style-name="T1">Aridum exedens, L</text:span></text:span>o<text:span text:style-name="Default_20_Paragraph_20_Font"><text:span text:style-name="T1">canti Arei. ♃<text:line-break/></text:span></text:span>Arsenici libram unam, calcis vivae drach. ij, in aqua terito<text:line-break/>diebus triginta, mutans quotidie bis aquam in sole, deinde<text:line-break/>resecatis utitor. <text:span text:style-name="Default_20_Paragraph_20_Font"><text:span text:style-name="T1">.insessus ad haemorrho</text:span></text:span>i<text:span text:style-name="Default_20_Paragraph_20_Font"><text:span text:style-name="T1">ssae Phanii.</text:span></text:span></text:p>
      <text:p text:style-name="Normal">Atramenti sutorii, aluminis fissilis, chalcitidis, misyos crudi,<text:line-break/>sandarachae, singulorum drach. quatuor, trita omnia habeto,<text:line-break/>ubi usus venerit, veterem urinam salitam viri unius, sex-<text:line-break/>tardorum duorum mensura in fictilem pelvim injicito, me-<text:line-break/>dicamenti drach. duodecim superfundito urinae, ut <text:span text:style-name="Default_20_Paragraph_20_Font"><text:span text:style-name="T1">s</text:span></text:span>emper<text:line-break/>duo <text:span text:style-name="Default_20_Paragraph_20_Font"><text:span text:style-name="T1">s</text:span></text:span>extarii ferventur. Hoc utitor insidens diebus vij, nam<text:line-break/>in his actionem promovet, ubi <text:span text:style-name="Default_20_Paragraph_20_Font"><text:span text:style-name="T1">s</text:span></text:span>ordidum in fundo subdite-<text:line-break/>rit, anum circumlinito. <text:span text:style-name="Default_20_Paragraph_20_Font"><text:span text:style-name="T1">Aridum carnes cicatrice obducens</text:span></text:span></text:p>
      <text:p text:style-name="P3"><text:span text:style-name="Default_20_Paragraph_20_Font"><text:span text:style-name="T1">citra erosionem, Harpocratis.</text:span></text:span> ♃ Sandarachae, chry<text:span text:style-name="Default_20_Paragraph_20_Font"><text:span text:style-name="T1">s</text:span></text:span>ocollae,<text:line-break/>arsenici, pares singulorum portiones. ltem ad cacoëthe facit.<text:line-break/><text:span text:style-name="Default_20_Paragraph_20_Font"><text:span text:style-name="T1">Pastillus ad nomas, dictus Asclepias. </text:span></text:span>♃ Chalcitidis, ar-<text:line-break/>fenici, pares portiones, calcis vivae duplum. Habet etiam<text:line-break/>sandarachae aequalem reliquis portionem. <text:span text:style-name="Default_20_Paragraph_20_Font"><text:span text:style-name="T1">Ad ani vitia.<text:line-break/></text:span></text:span>Alumine liquido nucis magnitudine cum mellis cyathis duo-<text:line-break/>bus cocto utitor. <text:span text:style-name="Default_20_Paragraph_20_Font"><text:span text:style-name="T1">Siccum ad nomas, quo utor. </text:span></text:span>♃ Squa-.<text:line-break/>mae, armenici, chartae ustae, plumbi usti, singulorum draclu<text:line-break/>quatuor, sulfuris ignem non experti drach. quinque, laevi-<text:line-break/>gatis utitor<text:span text:style-name="Default_20_Paragraph_20_Font"><text:span text:style-name="T1">. Aliter</text:span></text:span>. ♃ Squamae, arfenici, sulfuris, plumbi<text:line-break/>usti, aeris, singul<text:span text:style-name="Default_20_Paragraph_20_Font"><text:span text:style-name="T1">o</text:span></text:span>rum drach. quatuor, sandarachae draclu<text:line-break/>iv, aeruginis Ʒ j, chartae ustae drach. iv, utitor cum rho-<text:line-break/>dino vel melle. <text:span text:style-name="Default_20_Paragraph_20_Font"><text:span text:style-name="T1">Crispi odor</text:span></text:span>i<text:span text:style-name="Default_20_Paragraph_20_Font"><text:span text:style-name="T1">ferum ad nomas. </text:span></text:span>♃ Squamae<text:line-break/>drach. ij, arsenici 3 ij, sandarachae Ʒ ij, gallae drach. iv,<text:line-break/>myrrhae Ʒ j, thuris Ʒ j, atramenti sutorii drach. ij, chartae<text:line-break/>ustae drach. quatuor, laevigatis utitor. <text:span text:style-name="Default_20_Paragraph_20_Font"><text:span text:style-name="T1">Antipatri ad nomas.<text:line-break/></text:span></text:span>♃ Chrysocollae uncias sex, arsenici uncias sex, arido uti-<text:line-break/>tor et cum rhodino. <text:span text:style-name="Default_20_Paragraph_20_Font"><text:span text:style-name="T1">Aliud ut Alcimum. ♃ </text:span></text:span>Arsenici drach.<text:line-break/>duas, squamae drach. tres, chrysocollae drach. unam, sicco</text:p>
      <text:p text:style-name="P2">et cum rosaceo utitor, aqua dilutum cicatricem ducit cum<text:line-break/>cerato. <text:span text:style-name="Default_20_Paragraph_20_Font"><text:span text:style-name="T1">Aliud Publii ad nomas</text:span></text:span>. ♃ Calcis vivae Ʒ iv, arse-<text:line-break/>nici, squamae, chalcitidis, sandarachae, singulorum Ʒ j. tri-<text:line-break/>tis utitor, nonnulli sandarachae Ʒ j. <text:span text:style-name="Default_20_Paragraph_20_Font"><text:span text:style-name="T1">Medicamentum ex<text:line-break/>plantis ad nomas probum</text:span></text:span>. ♃ Mali pudici corticis, chry-<text:line-break/>focolIae, aloes, singulorum draclu iv, arsenici, sandarachae,<text:line-break/>singulorum drach. duas, aluminis fissilis drach. iv, chalciti-<text:line-break/>dis drach. iv, myrrhae siccae drach. octo, oleae siccae fo-<text:line-break/>horum Ʒ viij, squamae draclu viij, tritis utitor. <text:span text:style-name="Default_20_Paragraph_20_Font"><text:span text:style-name="T1">Aliud Al-<text:line-break/>m</text:span></text:span>i<text:span text:style-name="Default_20_Paragraph_20_Font"><text:span text:style-name="T1">nion</text:span></text:span>i<text:span text:style-name="Default_20_Paragraph_20_Font"><text:span text:style-name="T1">s. </text:span></text:span>♃ Myrti silvestris Ʒ viij, malicorii drach. xij,<text:line-break/>oleae foliorum Ʒ xij, myrti nigrae drach. xij et corticum<text:line-break/>drach. xij, spinarum cineris drach. viij, siccum cineris Ʒ xvj,<text:line-break/>orcheos herbae Ʒ viij, arido cum melle utitor. <text:span text:style-name="Default_20_Paragraph_20_Font"><text:span text:style-name="T1">Aureum,<text:line-break/>quo utor</text:span></text:span>. ♃ Malicorii drach. xxv, aluminis fissilis drach. x,<text:line-break/>atramenti sutorii Ʒ vuj, misyos drach. viij, squamae drach.<text:line-break/>xvj, galIae Ʒ xv, melanteriae ex clavis consectae drach. v,<text:line-break/>chalcitidis Ʒ viij, aeris usti Ʒ viij, laevigatis plurimum ex<text:line-break/>aceto utitor. <text:span text:style-name="Default_20_Paragraph_20_Font"><text:span text:style-name="T1">Aliud recens esci c a eius ad nomas, Philini,<text:line-break/>alterae et pus educit.</text:span></text:span> ♃ Aphronitri libras ij, mellis li-</text:p>
      <text:p text:style-name="P2">luas duas. Aphronitrum melle subactum urito, deinde lae-<text:line-break/>vigato, admisceto iridis lllyricae Ʒ vj, trito utitor et cum<text:line-break/>melle. <text:span text:style-name="Default_20_Paragraph_20_Font"><text:span text:style-name="T1">Aridum erodens</text:span></text:span>. ♃ Arsenici, sandarachae, singulo-<text:line-break/>rum drach. duas, calcis vivae drach. quatuor, alii iij, lae-<text:line-break/>vigatis utitor. <text:span text:style-name="Default_20_Paragraph_20_Font"><text:span text:style-name="T1">Aliud</text:span></text:span>. ♃ Calcis vivae, arsenici, atramenti<text:line-break/>sutorii, singulorum drach. quatuor, ex aqua calida plurimum<text:line-break/>terito. Resiccatis ac tritis utitor. <text:span text:style-name="Default_20_Paragraph_20_Font"><text:span text:style-name="T1">Aridum erodens Melito-<text:line-break/>nis. </text:span></text:span>♃ Auripigmenti, sandarachae, calcis vivae, pumicis,<text:line-break/>singulorum drach. quatuor, in aqua triginta diebus conterito,<text:line-break/>sed quotidie illa mutata , ubi inaruerint tritis utitor. <text:span text:style-name="Default_20_Paragraph_20_Font"><text:span text:style-name="T1">Ari-<text:line-break/>dum insigne ad haemorrh</text:span></text:span>o<text:span text:style-name="Default_20_Paragraph_20_Font"><text:span text:style-name="T1">ides praeclari Apollonii</text:span></text:span> T<text:span text:style-name="Default_20_Paragraph_20_Font"><text:span text:style-name="T1">harsci.<text:line-break/></text:span></text:span>♃ Chalcitidis ustae, squamae, ar<text:span text:style-name="Default_20_Paragraph_20_Font"><text:span text:style-name="T1">s</text:span></text:span>enici usti, atramenti su-<text:line-break/>torii , singulorum drach. quatuor, diphrygis drach. duas,<text:line-break/>loreos usti obolos quatuor, argenti spumae ustae obolos qua-<text:line-break/>tuor, aluminis fissilis drach. quatuor, aeris usti drach. qua-<text:line-break/>tuor, laevinus factis utitor.</text:p>
      <text:h text:style-name="Heading_20_2" text:outline-level="2">Cap. XIV.</text:h>
      <text:p text:style-name="P37"><text:s/>[ <text:span text:style-name="Default_20_Paragraph_20_Font"><text:span text:style-name="T1">Quae Asclepiades in librorum quinto<text:line-break/>de exterioribus, quos Marcellas inscribit, arida conseri-</text:span></text:span></text:p>
      <text:p text:style-name="P2"><text:span text:style-name="Default_20_Paragraph_20_Font"><text:span text:style-name="T1">pserit.</text:span></text:span>] Andromachus arida, quae affectui conveniunt, iis<text:line-break/>quae affectis prosunt, admi<text:span text:style-name="Default_20_Paragraph_20_Font"><text:span text:style-name="T1">s</text:span></text:span>cuit, verum Asclepiades in quinto<text:line-break/>feorsum quae ad affectum conducunt<text:span text:style-name="Default_20_Paragraph_20_Font"><text:span text:style-name="T1">, s</text:span></text:span>eorsum item quae<text:line-break/>parti asseclae utilia sunt, exposuit; nam parte omissa, tra-<text:line-break/>didit cicatricem ducentia, crustas inserentis, ad nomas con-<text:line-break/>veuientia et carbunculos, tum quae vocant a sanguine con.<text:line-break/>sinendo ischaema, cum loco autem affecto , quae ad poly-<text:line-break/>podem, o^oenas et sanguinis profluvia ex natibus ad oris<text:line-break/>n<text:span text:style-name="Default_20_Paragraph_20_Font"><text:span text:style-name="T1">o</text:span></text:span>mas, gingivas humidas, in genis duras excrescentias ad<text:line-break/>paronycbia, pterygia, ani rhagadas et haemorrhoid<text:span text:style-name="Default_20_Paragraph_20_Font"><text:span text:style-name="T1">e</text:span></text:span>s. Quae-<text:line-break/>dam etiam a parte affecta denominationem sortiuntur, con-<text:line-break/>veniunt tamen et aliis partibus, cujusmodi quoque cepha-<text:line-break/>lica, id est <text:span text:style-name="Default_20_Paragraph_20_Font"><text:span text:style-name="T1">capiti fuccurrentia , </text:span></text:span>a medicis dicta, quae exi-<text:line-break/>mie ossibus conducunt, quamquam et totius corporis exul-<text:line-break/>cerationes carne replere possunt, non enim capiti, quatenus<text:line-break/>caput est, prodesse sunt nata. Nimirum etiam , nisi os de-<text:line-break/>nudatum sit, usum ipsorum non requirimus, sed in nudatis,</text:p>
      <text:p text:style-name="P2">quoniam pinguia medicamenta vitamus, siccis solis utimur<text:line-break/>fugientes em mota a medicis appellata, quod linamentis in-<text:line-break/>unctis offerantur. Quemadmodum autem ossibus in capite<text:line-break/>denudatis utus ipsorum aptissimus est, ita etiam in aliis<text:line-break/>omnibus denudatis ossibus sive brachii sive cubiti sive ra-<text:line-break/>dii sive femoris sive tibiae. Quare nos etiam arida ab Aside-<text:line-break/>piade scripta deinceps prodituri, quum ipsum prima omnium<text:line-break/>cephalica scripsisse inveniamus, prima ponemus, quod non<text:line-break/><text:span text:style-name="Default_20_Paragraph_20_Font"><text:span text:style-name="T1">s</text:span></text:span>olum ossibus in capite denudatis, verum et aliis omnibus<text:line-break/>simili modo asseclis ipsa sint accommoda. Deinde quae ci-<text:line-break/>catricem ducunt, percensebimus, omnia his interjecta prae-<text:line-break/>tergressi quae affectum locum attingunt. Postea quae prae-<text:line-break/>dicto jam mihi ordine sequuntur, omnia aggrediar. Non-<text:line-break/>nulla sane ex siccis medicamentis duplicem usum obtinent,<text:line-break/>ut et siccis ipsis uti possimus et cum aliis quibusdam mix-<text:line-break/>tis, sicut item Asclepiades quoque indicat.</text:p>
      <text:p text:style-name="P2"><text:span text:style-name="Default_20_Paragraph_20_Font"><text:span text:style-name="T1">[Arida cephalica.] Aridum cephalicum, quo test</text:span></text:span>i<text:span text:style-name="Default_20_Paragraph_20_Font"><text:span text:style-name="T1">s est<text:line-break/>Lucius praeceptor, tollit squamas, ossa corrupta educit,<text:line-break/>cava implet. Medicamentum pingui caret.</text:span></text:span> ♃ lridis IllyIi-<text:line-break/>cae drach. quatuor, panacis drach. quatuor, aristolochiae<text:line-break/>drach. duas, mannae drach. duas, alii sine aristolochia.<text:line-break/>Omnia contunduntur et cribrantur. Uti licet per fe et cum<text:line-break/>melle. <text:span text:style-name="Default_20_Paragraph_20_Font"><text:span text:style-name="T1">Medicamentum ex sti</text:span></text:span>p<text:span text:style-name="Default_20_Paragraph_20_Font"><text:span text:style-name="T1">hio callosa consumit et ser-<text:line-break/>dida purgat et cava replet, ulcerum relictas tuniculas<text:line-break/>exedit. </text:span></text:span>♃ Resinae pityinae siccae drach. duodecim, pumi-<text:line-break/>cis vel foreos torrefacti vin<text:span text:style-name="Default_20_Paragraph_20_Font"><text:span text:style-name="T1">o</text:span></text:span> rastincti drach. octo, iridis<text:line-break/>lliyricae drach. <text:span text:style-name="Default_20_Paragraph_20_Font"><text:span text:style-name="T1">o</text:span></text:span>cto, aristolochiae drach. octo, silphii drach.<text:line-break/>quinquaginta, aeris <text:span text:style-name="Default_20_Paragraph_20_Font"><text:span text:style-name="T1">s</text:span></text:span>quamae drach. duas, thuris drach. qua-<text:line-break/>tuor, arido et cum melle utitor, in aliis descriptionibus sil-<text:line-break/>phium non est. <text:span text:style-name="Default_20_Paragraph_20_Font"><text:span text:style-name="T1">Medicamentum ex ervis, .</text:span></text:span>X<text:span text:style-name="Default_20_Paragraph_20_Font"><text:span text:style-name="T1">euocratis. ♃<text:line-break/></text:span></text:span>Ervorum ruforum farinae drach. viij, lllyricae drach. x,<text:line-break/>mannae drach. quinque, aristolochiae Ʒ v, <text:span text:style-name="Default_20_Paragraph_20_Font"><text:span text:style-name="T1">s</text:span></text:span>quamae drach. v,<text:line-break/>tritis et cum melle utitor. Aliae lectiones habent, bryoniae<text:line-break/>radicis drach. viij, mannae drach. xij, <text:span text:style-name="Default_20_Paragraph_20_Font"><text:span text:style-name="T1">s</text:span></text:span>quamae drach. xij,<text:line-break/>iridis Ʒ xij, ervi drach. x, aristolochiae longae drach. xv.</text:p>
      <text:p text:style-name="P2"><text:span text:style-name="Default_20_Paragraph_20_Font"><text:span text:style-name="T1">Medicamentum quod ex Serapiade</text:span></text:span> d<text:span text:style-name="Default_20_Paragraph_20_Font"><text:span text:style-name="T1">escribitur, sauamas<text:line-break/>tollit, carnem facit, ex iis, quae valde restccant. </text:span></text:span>♃ Se-<text:line-break/>rapiadis orcheos drach. octo, iridis Illyricae drach viij,<text:line-break/>marrubii ficci drach. octo, ervi farinae drach. decem, ari-<text:line-break/>stoloclnae drach. quinquaginta, sicco et cum melle utimur.<text:line-break/><text:span text:style-name="Default_20_Paragraph_20_Font"><text:span text:style-name="T1">Pryphonis cephalicon, aufert squamas</text:span></text:span>. ♃ Piceae corticis<text:line-break/>draclu vj, squamae aeris drach. <text:span text:style-name="Default_20_Paragraph_20_Font"><text:span text:style-name="T1">s</text:span></text:span>ex, pumicis usti Ʒ <text:span text:style-name="Default_20_Paragraph_20_Font"><text:span text:style-name="T1">s</text:span></text:span>ex,<text:line-break/>mannae thuris, aristolochiae, iridis lllyricae, resinae pityi-<text:line-break/>nae, singulorum Ʒ iv, myrrhae, aloes, singulorum Ʒ ij, sicci<text:line-break/>et cum melle usus esa In Athenaei scripturis sine piceae<text:line-break/>cortice medicamentum est. Habet autem et gallae pares<text:line-break/>mannae portiones.</text:p>
      <text:p text:style-name="P1"><text:span text:style-name="Default_20_Paragraph_20_Font"><text:span text:style-name="T1">[Arida cicatricem inducentia.</text:span></text:span>] De omnibus ulceribus<text:line-break/>recentibus et vetustis curatu facilibus et difficilibus, in me-i<text:line-break/>dendi methodi libris tertio , quarto et quinto disseruimus.<text:line-break/>Quin etiam in hujus operis prioribus cav<text:span text:style-name="Default_20_Paragraph_20_Font"><text:span text:style-name="T1">a</text:span></text:span>rum ulcerum<text:line-break/>sine omni casu medicamenta carne replentia facultatem de-<text:line-break/>tergentem sine ullo mor<text:span text:style-name="Default_20_Paragraph_20_Font"><text:span text:style-name="T1">s</text:span></text:span>u obtinere docui, quae autem ci-</text:p>
      <text:p text:style-name="P3">ca tricent inducunt, cum eo, quod citra mordacitatem astrin-<text:line-break/>gunt magis exiccare, quae vero supercrescentem carnem tol-<text:line-break/>lunt, calida esse et acria. Quin etiam quae optima esse in-<text:line-break/>ter ea, quae cicatricem ducunt, existimem tum in com-<text:line-break/>mentario de morbis curandis praedixi, ubi omnium asse-<text:line-break/>ctuum curationis methodi ostensae sunt, tum prius in hoc<text:line-break/>praesenti opere cum de iis, quae ulceribus conveniunt, age-<text:line-break/>tur. Asclepiades autem medicamenta, sicut et Andromachus,<text:line-break/>cicatricem inducentia conscripsit, non distinguens, utrum<text:line-break/>nullo alioqui malo conflictantia ulcera, an quae proprie ae-<text:line-break/>gre ad cicatricem venientia dicuntur, quae permultum in-<text:line-break/>vicem differre ostendimus, quum singula proprium cura-<text:line-break/>tinnis scopum habeant. In quibusdam tamen adscripserunt,<text:line-break/>quod et ad cacoëthe faciant vel rursus ad condylomata ad<text:line-break/>rbagadas. At quamquam Asclepiades magis Andromacho di-<text:line-break/>stinguere soleat, tamen in iis, quae cicatricem ducunt, di-<text:line-break/>functionem nullam posuit. Verum quae ego recensui tum<text:line-break/>in medendi methodo, tum in hoc opere, indicabunt, si<text:line-break/>mentem adhibeas, quo modo singulis descriptis utendum sit.</text:p>
      <text:p text:style-name="P2"><text:span text:style-name="Default_20_Paragraph_20_Font"><text:span text:style-name="T1">[Aridum cicatricem inducens .A</text:span></text:span>s<text:span text:style-name="Default_20_Paragraph_20_Font"><text:span text:style-name="T1">clepiadis, cinerltium,<text:line-break/>ex Magni medicamentis.</text:span></text:span>] ♃ Calcis vivae Ʒ vj, mannae thn-<text:line-break/>ris Ʒ iv, <text:span text:style-name="Default_20_Paragraph_20_Font"><text:span text:style-name="T1">s</text:span></text:span>quamae drach. iv<text:span text:style-name="Default_20_Paragraph_20_Font"><text:span text:style-name="T1">. Aliter</text:span></text:span>. ♃ Calcis vivae Ʒ xij,<text:line-break/>squamae Ʒ iv, mannae Ʒ iv, <text:span text:style-name="Default_20_Paragraph_20_Font"><text:span text:style-name="T1">s</text:span></text:span>ed ut Archibius vult, <text:span text:style-name="Default_20_Paragraph_20_Font"><text:span text:style-name="T1">s</text:span></text:span>quamae<text:line-break/>drach. viij , mannae Ʒ viij vel iv, in aliis scripturis calcis<text:line-break/>vivae drach. octo. <text:span text:style-name="Default_20_Paragraph_20_Font"><text:span text:style-name="T1">Ct Heliodorus. </text:span></text:span>♃ Calcis vivae Ʒ viij,<text:line-break/>mannae thuris Ʒ viij, <text:span text:style-name="Default_20_Paragraph_20_Font"><text:span text:style-name="T1">s</text:span></text:span>quamae Ʒ iv. <text:span text:style-name="Default_20_Paragraph_20_Font"><text:span text:style-name="T1">Russum cicatricem du-<text:line-break/>ceus</text:span></text:span>. ♃ Misyos torrefacti drach. viij, squamae aeris drach.<text:line-break/>x, mannae drach. <text:span text:style-name="Default_20_Paragraph_20_Font"><text:span text:style-name="T1">s</text:span></text:span>ex, tritis utitor.</text:p>
      <text:p text:style-name="P1"><text:span text:style-name="Default_20_Paragraph_20_Font"><text:span text:style-name="T1">[Magni cicatricem ducens.</text:span></text:span>] ♃ Diphrygis Ʒ iv, siqua-<text:line-break/>mae Ʒ iv, Illyridis Ʒ ij, mannae drach. duas, contritis uti-<text:line-break/>tor. <text:span text:style-name="Default_20_Paragraph_20_Font"><text:span text:style-name="T1">Medicamentum ex pumice</text:span></text:span>, ♃ Pumicis torrefacti vino<text:line-break/>restincta drach. viij, squamae Ʒ iv, mannae drach. iv, iridis,<text:line-break/>resinae pityinae siccae, singulorum draclu iv, tritis utitor.<text:line-break/><text:span text:style-name="Default_20_Paragraph_20_Font"><text:span text:style-name="T1">Aliud. Ptolemaei celebris, facit et ad curatu dipstcilia.<text:line-break/></text:span></text:span>♃ Piceae corticis drach<text:span text:style-name="Default_20_Paragraph_20_Font"><text:span text:style-name="T1">. s</text:span></text:span>ex, cadmiae tostae drach. octo,<text:line-break/>squamae drach. quatuor, cornu cervini usti Ʒ iv, mannae<text:line-break/>drach. quatuor, tritis utitor. In aliis exemplaribus habet,</text:p>
      <text:p text:style-name="P2">plumbi usti et eloti drach. quatuor, molybdaenae draclu<text:line-break/>octo. <text:span text:style-name="Default_20_Paragraph_20_Font"><text:span text:style-name="T1">Arida crustas inducens</text:span></text:span>. Diximus quoque haec acris<text:line-break/>et adurentis esse facultatis. Quare etiam usus ipsorum est<text:line-break/>tum in his quae propter nimiam humiditatem ac intem-<text:line-break/>periem partis allectae, tum propter putredines partibus qui-<text:line-break/>busdam innatas, proveniunt<text:span text:style-name="Default_20_Paragraph_20_Font"><text:span text:style-name="T1">. Crustas obducentia, Asclepia-<text:line-break/>dis. Melinon Lucii praeceptoris, quod crustas inducit,<text:line-break/>callos excindit inspersum et c</text:span></text:span>o<text:span text:style-name="Default_20_Paragraph_20_Font"><text:span text:style-name="T1">mpressum summo specillo,<text:line-break/>compescit autem et dipsicilibus curatu cicatricem inducit,<text:line-break/>si quis in tenui medicamento utatur</text:span></text:span>. Qui ergo dictum pul-<text:line-break/>verem usurpat, chalcitidis crudae drach. octo, cadmiae<text:line-break/>drach. quatuor, jejunus cum saliva excspito tantum, ut so-<text:line-break/>Ium ipsum medicamentum humectet, deinde collige et oper-<text:line-break/>culo claudens sine melinum fieri, ubi in umbra desiccave-<text:line-break/>ris, leviter circumserens pistillum, trita excspito sicut prae-<text:line-break/>dictum est. Apud alios vocatur medicamentum fuscum. Ex-<text:line-break/>cspitur aceto accerrimo et siccatur laevigatnrque. In aliis<text:line-break/>scripturis sicut Ennomus Asclepiades usus est. Habet atlu</text:p>
      <text:p text:style-name="P2">tem sic. ♃ Chalcitidis drach. duodecim^ cadmiae drach. vj,<text:line-break/>sandarachae Ʒ vj , aceto excipiuntur<text:span text:style-name="Default_20_Paragraph_20_Font"><text:span text:style-name="T1">. Aliud. </text:span></text:span>♃ Chalcitidis<text:line-break/>tostae, chalcanthes tostae, cadmiae tostae, singul<text:span text:style-name="Default_20_Paragraph_20_Font"><text:span text:style-name="T1">o</text:span></text:span>rum paria<text:line-break/>pondera jejunus excipito <text:span text:style-name="Default_20_Paragraph_20_Font"><text:span text:style-name="T1">s</text:span></text:span>aliva. <text:span text:style-name="Default_20_Paragraph_20_Font"><text:span text:style-name="T1">Quod inscribitur robu-<text:line-break/>stum</text:span></text:span>. ♃ Chalcitidis tostae draclu viij, chalcanthiƷ viij, san-<text:line-break/>darachae Ʒ viij, cadmiae Ʒ viij, sicca inspergito. <text:span text:style-name="Default_20_Paragraph_20_Font"><text:span text:style-name="T1">Dia lessu</text:span></text:span>m<text:line-break/><text:span text:style-name="Default_20_Paragraph_20_Font"><text:span text:style-name="T1">ron</text:span></text:span>, id est quod ex quatuor constat. ♃ Chalcitidis tostae<text:line-break/>Ʒ iv, misyos tostae drach. iv, diphrygis drach. iv, chalcan-<text:line-break/>thi ustae Ʒ iv, utitor. <text:span text:style-name="Default_20_Paragraph_20_Font"><text:span text:style-name="T1">Crustam inducens valde generosum.<text:line-break/></text:span></text:span>♃ aluminis fissilis Ʒ xvj, atramenti sutorii Ʒ xvj, gallarum<text:line-break/>Ʒ xvj, misyos Cyprii Ʒ xvj, soreos Ʒ iv, contritis utitor.</text:p>
      <text:p text:style-name="Normal"><text:span text:style-name="Default_20_Paragraph_20_Font"><text:span text:style-name="T1">[Confectum, utEunomus</text:span></text:span>.] ♃ Misyos peregrini drach.<text:line-break/>sedecim, soreos drach. duodecim, aeris usti draclu duas, la-<text:line-break/>pidis fissilis usti drach. viij, atramenti sutorii Ʒ iv<text:span text:style-name="Default_20_Paragraph_20_Font"><text:span text:style-name="T1">f</text:span></text:span>sandara-<text:line-break/>chae Ʒ iv, aluminis fissilis Ʒ iv, tritis utitor inspergens et<text:line-break/>specillo comprimens. <text:span text:style-name="Default_20_Paragraph_20_Font"><text:span text:style-name="T1">Ad nomas</text:span></text:span>. Putrida ulcera quum am^<text:line-break/>luentes partes depascunt, nomas proprie appellant, ac con-<text:line-break/>stat tales assectus vehementissimis medicamentis indigere,</text:p>
      <text:p text:style-name="P3">nam in ipsis saepe etiam cauteriis utimur. <text:span text:style-name="Default_20_Paragraph_20_Font"><text:span text:style-name="T1">Ad nornas,<text:line-break/>Asclepiadis, medicamentum Lucii praeceptoris ad n</text:span></text:span>o<text:span text:style-name="Default_20_Paragraph_20_Font"><text:span text:style-name="T1">mas.<text:line-break/></text:span></text:span>♃ Sulfuris vivi drach. duas, auripigmenti drach. duas, siqua-<text:line-break/>mae drach. duas, aeris usti quantum col<text:span text:style-name="Default_20_Paragraph_20_Font"><text:span text:style-name="T1">o</text:span></text:span>r exigit, arido<text:line-break/>et cum melle utitor.</text:p>
      <text:p text:style-name="P1"><text:span text:style-name="Default_20_Paragraph_20_Font"><text:span text:style-name="T1">[Publii praeceptoris.</text:span></text:span>] ♃ Auripigmenti drach. iv, siqua-<text:line-break/>mae drach. duas, elaterii drach. unam, chartae quantum<text:line-break/>ad colorem fatis est. <text:span text:style-name="Default_20_Paragraph_20_Font"><text:span text:style-name="T1">Et autem Eunomus tesc</text:span></text:span>i<text:span text:style-name="Default_20_Paragraph_20_Font"><text:span text:style-name="T1">s est. ♃<text:line-break/></text:span></text:span>Arfenici drach. quatuor, squamae drach. quatuor, sulfuris<text:line-break/>vivi drach. duas, elaterii drach. duas, chartae ustae quan-<text:line-break/>tum ad colorem sufficit. In aliis scripturis efi, sandarachae<text:line-break/>drach. quatuor, squamae drach. sex, arsenici Ʒ iv, elaterii<text:line-break/>drach. duas, chartae ustae drach. iv. <text:span text:style-name="Default_20_Paragraph_20_Font"><text:span text:style-name="T1">Medicamentum Arei<text:line-break/>ad nomas, quod etiam scrdida purgat citra mordicatio-<text:line-break/>nem rosaceo dilutum. Pacit etiam ad vulvae exulceratio-<text:line-break/>nem. Dedit libeo tropus. </text:span></text:span>♃ Arsenici drach. quatuor, char-<text:line-break/>tae ustae drach. quatuor, plumbi usti et eloti drach. qua-<text:line-break/>tuor, <text:span text:style-name="Default_20_Paragraph_20_Font"><text:span text:style-name="T1">s</text:span></text:span>quamae aeris drach. quatuor, singula per fe terun-<text:line-break/>tur, postea simul miscentur. Utitor ad praedictos assectus.</text:p>
      <text:p text:style-name="P3"><text:span text:style-name="Default_20_Paragraph_20_Font"><text:span text:style-name="T1">Ptolemaeus autem ita usus esu ♃ </text:span></text:span>Plumbi usti, arsenici,<text:line-break/>squamae, chartae ustae singulorum drach. quatuor, sulsu-<text:line-break/><text:span text:style-name="Default_20_Paragraph_20_Font"><text:span text:style-name="T1">s</text:span></text:span>is vivi drach. duas, tritis utitor. <text:span text:style-name="Default_20_Paragraph_20_Font"><text:span text:style-name="T1">Ct autem Apelles. Me-<text:line-break/>dicamentum consectum, quod ex charta inscribitur, no-<text:line-break/>mas non salum sistit, sed etiam incipientes prohibet. Pacit<text:line-break/>et ad d</text:span></text:span>y<text:span text:style-name="Default_20_Paragraph_20_Font"><text:span text:style-name="T1">sentericos insc</text:span></text:span>i<text:span text:style-name="Default_20_Paragraph_20_Font"><text:span text:style-name="T1">sum rosaceo</text:span></text:span>. Quum autem ait in...<text:line-break/>stillatum dysentericis, suspicionem subesse de nome indica-<text:line-break/>tur, compositio ita habet. ♃ Chartae ustae, plumbi usti,<text:line-break/>aeris usti et eloti, arsenici, squamae stomomatis, singulorum<text:line-break/>aequas portiones, sulfuris vivi dimidium, tritis utitor vel<text:line-break/>cum melle vel rosaceo. <text:span text:style-name="Default_20_Paragraph_20_Font"><text:span text:style-name="T1">Moschi</text:span></text:span>o<text:span text:style-name="Default_20_Paragraph_20_Font"><text:span text:style-name="T1">nis ad nomas. ♃ </text:span></text:span>Elaterii<text:line-break/>drach. duas, chartae ustae drach. duas, squamae aeris drach.<text:line-break/>duas, auripigmenti drach. quatuor, aeruginis Icoleciae drach.<text:line-break/>unam, falis ammoniaci drach. unam, tritis utitor et cum<text:line-break/>rosaceo.</text:p>
      <text:p text:style-name="P1"><text:span text:style-name="Default_20_Paragraph_20_Font"><text:span text:style-name="T1">[Cdorisorum Lucii praeceptoris</text:span></text:span>.] ♃ Squamae drach.<text:line-break/>quatuor, gallae drach. iv, faudarachae drach. ij, armenici<text:line-break/>Ʒ ij, myrrhae Ʒ j, atramenti sutorii drach. j, thuris drach. ij,</text:p>
      <text:p text:style-name="P3">elaterii drach. unam, chartae ustae, quantum colorem effi-<text:line-break/>cit. <text:span text:style-name="Default_20_Paragraph_20_Font"><text:span text:style-name="T1">Nos autem sic</text:span></text:span>. ♃ Squamae drach. viij, gallae Ʒ viij,<text:line-break/>myrrhae drach. viij, <text:span text:style-name="Default_20_Paragraph_20_Font"><text:span text:style-name="T1">s</text:span></text:span>andarachae drach. quatuor, arsenici<text:line-break/>drach. i v, elaterii drach. quatuor, thuris drach. tres, atra-<text:line-break/>menti <text:span text:style-name="Default_20_Paragraph_20_Font"><text:span text:style-name="T1">s</text:span></text:span>utorii drach. tres, chartae quo colorem acquirat.<text:line-break/>I<text:span text:style-name="Default_20_Paragraph_20_Font"><text:span text:style-name="T1">it Praston.</text:span></text:span> ♃ Ar<text:span text:style-name="Default_20_Paragraph_20_Font"><text:span text:style-name="T1">s</text:span></text:span>enici drach. ij, <text:span text:style-name="Default_20_Paragraph_20_Font"><text:span text:style-name="T1">s</text:span></text:span>quamae drach. ij, chal-<text:line-break/>canthi drach. unam, <text:span text:style-name="Default_20_Paragraph_20_Font"><text:span text:style-name="T1">s</text:span></text:span>andarachae drach. ij, myrrhae Ʒ j,<text:line-break/>thuris drach. j, gallae drach. j, chartae drach. quatuor, tri-<text:line-break/>tis et cum r<text:span text:style-name="Default_20_Paragraph_20_Font"><text:span text:style-name="T1">o</text:span></text:span>saceo utitor<text:span text:style-name="Default_20_Paragraph_20_Font"><text:span text:style-name="T1">. Heraclides hanc descriptionem<text:line-break/>habebat. </text:span></text:span>♃ Gallae Ʒ vj, arfenici Ʒ iv, sandarachae Ʒ iv,<text:line-break/>squamae Ʒ iv, thuris Ʒ iij, chalcanthi Ʒ iij, myrrhae mineae<text:line-break/>Ʒ ij, charta Ʒ viij. <text:span text:style-name="Default_20_Paragraph_20_Font"><text:span text:style-name="T1">Et Cleobulus.</text:span></text:span> ♃ Squamae drach. ij,<text:line-break/>sandarachae drach. duas, arsenici drach. duas, myrrhae<text:line-break/>drach. unam, thuris Ʒ j, atramenti sutorii Ʒ j, gallae Ʒ j,<text:line-break/>chartae, ut colorem accipiat.</text:p>
      <text:h text:style-name="Heading_20_2" text:outline-level="2">Cap. XV. </text:h>
      <text:p text:style-name="P37">[<text:span text:style-name="Default_20_Paragraph_20_Font"><text:span text:style-name="T1">Ad carbunculos.]</text:span></text:span> Carbunculus ulcus est<text:line-break/>crustam cito cum inflammatione totius partis circumdatae<text:line-break/>valida faciens , ut et febres vehementes et extrema peri-</text:p>
      <text:p text:style-name="P3">cula inferat. Quare ipsi crustae valens medicamentum im-<text:line-break/>ponere oportet et ex lis, quae ad nomas conducere dictum<text:line-break/>est, circumpositas autem partes cataplasmatis fovere, quae<text:line-break/>aequalem vim habeant, ut repellant et mediocriter refrige-<text:line-break/>rent et di<text:span text:style-name="Default_20_Paragraph_20_Font"><text:span text:style-name="T1">s</text:span></text:span>cutiant. Verum de cataplasmatis in proprio li-<text:line-break/>bro dictum est. Nunc ab Asclepiade scripta percensebimus.<text:line-break/><text:span text:style-name="Default_20_Paragraph_20_Font"><text:span text:style-name="T1">Ad carbunculos medicamenta ab Asclepiade prodita. Me-<text:line-break/>dicamentum Mtessaliotae.</text:span></text:span> Hoc propter vires civitati dedit,<text:line-break/>quod carbunculi abundarent ac multos perderent. ♃ chry-<text:line-break/><text:span text:style-name="Default_20_Paragraph_20_Font"><text:span text:style-name="T1">s</text:span></text:span>ocollae drach. quatuor, nitri tosti draclu quatuor, lapidis<text:line-break/>Asii drach. quatuor, armenici drach. quatuor, sandarachae<text:line-break/>drach. quatuor, mifyos tosti drach. iv, chalcitidis drach. iv,<text:line-break/>aluminis fissilis draclu quatuor, diphrygis diach. quatuor,<text:line-break/>trita omnia sigillatim sinmlque in vas aereum Cyprium re-<text:line-break/>ponimus. Dum usus poscit, imponimus, apprimentes specilli<text:line-break/>latitudine, donec carbunculus nigrescat. Ileinde suprapone<text:line-break/>mus infrascriptum viride, quod ita habet. ♃ Thuris drach.<text:line-break/>unam, aeruginis rasae drach. unam, squamae aeris drach.</text:p>
      <text:p text:style-name="P3">unam, aluminis fissilis obolos quatuor, salis ammoniaci olio-<text:line-break/>Ios iv, cerae drach<text:span text:style-name="Default_20_Paragraph_20_Font"><text:span text:style-name="T1">. s</text:span></text:span>eptem, obolos tres, resinae pityinae<text:line-break/>aridae drach. quindecim, olei veteris heminam unam, arida<text:line-break/>in fole cum aceto teruntur, quae liquefieri possunt, liquan-<text:line-break/>tur et immittuntur, ubi rur<text:span text:style-name="Default_20_Paragraph_20_Font"><text:span text:style-name="T1">s</text:span></text:span>us contuderis assumens utitor.<text:line-break/>Apud Demosthenem Massaliotam, qui medicamentum compc-<text:line-break/>luit, olei habet duas heminas.</text:p>
      <text:p text:style-name="P1"><text:span text:style-name="Default_20_Paragraph_20_Font"><text:span text:style-name="T1">[Aptonis ad carbunculos</text:span></text:span>.] ♃ Nitri rubri , arsenici,<text:line-break/>sandarachae, chalcitidis, atramenti sutorii, diphrygis, singu-<text:line-break/>I<text:span text:style-name="Default_20_Paragraph_20_Font"><text:span text:style-name="T1">o</text:span></text:span>rum parem men<text:span text:style-name="Default_20_Paragraph_20_Font"><text:span text:style-name="T1">s</text:span></text:span>uram , aceto laevigentur et exiccatis<text:line-break/>rurfusque tritis utitor<text:span text:style-name="Default_20_Paragraph_20_Font"><text:span text:style-name="T1">. Ap</text:span></text:span>o<text:span text:style-name="Default_20_Paragraph_20_Font"><text:span text:style-name="T1">llonii organici</text:span></text:span>. ♃ Chryfocol-<text:line-break/>lae drach. unam, aluminis scissilis drach. unam et rotundi<text:line-break/>drach. unam<text:span text:style-name="Default_20_Paragraph_20_Font"><text:span text:style-name="T1">, s</text:span></text:span>andarachae drach. unam, ochrae drach. unam,<text:line-break/>misyos crudi drach. unam, atramenti sutorii Ʒ j, tritis uti-<text:line-break/>tor. <text:span text:style-name="Default_20_Paragraph_20_Font"><text:span text:style-name="T1">Plorida Magni ad putredines, nomas, carbunculos,<text:line-break/>pterygia, aures suppurantes. Valet etiam ad oris nomas.<text:line-break/></text:span></text:span>♃ Aluminis fissilis drach. Viij, chalcitidis drach. fax, san-<text:line-break/>darachae Ʒ iij , mali punici corticis siccae drach. ij , atra-</text:p>
      <text:p text:style-name="P3">menti <text:span text:style-name="Default_20_Paragraph_20_Font"><text:span text:style-name="T1">s</text:span></text:span>utorii Ʒ j, misyos Ʒ ij, nitri drach. ij, omphacini sicci<text:line-break/>drach. ij. Sicco et cum melle utitor<text:span text:style-name="Default_20_Paragraph_20_Font"><text:span text:style-name="T1">. Aliud Diodor</text:span></text:span>o. ♃<text:line-break/>Gallae omphacinae drach. i v, misyos draclu ij, chalcitidis<text:line-break/>Ʒ ij, auripigmenti Ʒ ij, sandarachae drach ij, aluminis fissi-<text:line-break/>Iis, atramenti sutorii, lapidis Asii, diphrygis, nitri rubri,<text:line-break/>singulorum drach. j, tritis inspergito, comprimens scalpelli<text:line-break/>summo. <text:span text:style-name="Default_20_Paragraph_20_Font"><text:span text:style-name="T1">Sanguinem sistens Asclepiadis, Lucii praecepto-<text:line-break/>ris medicamentum consectum. ♃ </text:span></text:span>Chalcitidis drach. xvj,<text:line-break/>mannae drach. xij, terebinthinae aceto subactae. Siccis con-<text:line-break/>sperge locos, unde sanguis profluit. <text:span text:style-name="Default_20_Paragraph_20_Font"><text:span text:style-name="T1">su aliis duabus feri-<text:line-break/>pluris magis invenimus</text:span></text:span>, chalcitidis drach. octo, mannae<text:line-break/>Ʒ xvj, terebinthinae frictae drach. xvj<text:span text:style-name="Default_20_Paragraph_20_Font"><text:span text:style-name="T1">. Dioscorides Falsius<text:line-break/>tradidit Areo Asclepiadeo medicamentum mirifice fungus-<text:line-break/>uls prostuvia comprimens. ♃ </text:span></text:span>Chalcitidis drach. viij, man-<text:line-break/>nae drach. <text:span text:style-name="Default_20_Paragraph_20_Font"><text:span text:style-name="T1">s</text:span></text:span>edecim, resinae siccae Ʒ octo, gypsi Ʒ octo Alia<text:line-break/>contunduntur, cribrantur, miscentur, in aerea pyxide re-<text:line-break/>ponuntur. Ubi usus postulat, pares portiones medicamenti<text:line-break/>cum gypso miscentur<text:span text:style-name="Default_20_Paragraph_20_Font"><text:span text:style-name="T1">. Ex libris Heraclidis, medicamentum</text:span></text:span></text:p>
      <text:p text:style-name="P2"><text:span text:style-name="Default_20_Paragraph_20_Font"><text:span text:style-name="T1">ad haemorrhoides. Hoc usus est ad sanguinis ex naribus<text:line-break/>prostuvia , lanam intingens et convolvens tanquam ellych-<text:line-break/>uium</text:span></text:span>. ♃ Acidi mali pudici corticis ℥ iij, aluminis Aegyptii<text:line-break/>℥ iv, chalcitidis ℥ j, tritis utitor, naribus vero lanam me-<text:line-break/>dicamento repletam imponito. <text:span text:style-name="Default_20_Paragraph_20_Font"><text:span text:style-name="T1">Hercules cognoment</text:span></text:span>o, <text:span text:style-name="Default_20_Paragraph_20_Font"><text:span text:style-name="T1">ad<text:line-break/>sanguinis eruptiones hoc loco cauterii usus est. Crustam<text:line-break/>autem inducit. Pacit etiam ad pterygia, reprimit omnem<text:line-break/>excrescentiam, ossa reducit, removet squamas. ♃ </text:span></text:span>Soreos<text:line-break/>Ʒ iv, atramenti sutorii Ʒ iv, chalcitidis ustae drach. quatuor,<text:line-break/>rhu coriarii drach. iv, tritis utitor. <text:span text:style-name="Default_20_Paragraph_20_Font"><text:span text:style-name="T1">Sanguinem sistens com-<text:line-break/>postium. </text:span></text:span>♃ Misyos peregrini drach. vj, atramenti sutorii<text:line-break/>draclu vj, piceae corticis Ʒ iv, chalcitidis drach. iv, mannae<text:line-break/>drach. iv, alii xx, gypsi drach. iv, tritis utitor. <text:span text:style-name="Default_20_Paragraph_20_Font"><text:span text:style-name="T1">Aliud. ♃<text:line-break/></text:span></text:span>Thuris unciam j, misyos peregrini drach. iv, gallae ompha-<text:line-break/>cinae Ʒ iv, chalcitidis drach. iv<text:span text:style-name="Default_20_Paragraph_20_Font"><text:span text:style-name="T1">, s</text:span></text:span>uberis usti Ʒ viij, rhu<text:line-break/>coriariae drach. iv, tritis utitor.</text:p>
      <text:h text:style-name="P12" text:outline-level="1"><text:bookmark-start text:name="bookmark23"/>CALENI DE COMPOSITIONE MEDI.<text:line-break/>CAMENTORVM PER GENERA<text:line-break/>LIBER VI.<text:bookmark-end text:name="bookmark23"/></text:h>
      <text:h text:style-name="Heading_20_2" text:outline-level="2">Cap. I. </text:h>
      <text:p text:style-name="P37">Superiore commentario emplastra dicta po-<text:line-break/>lychresta, quod multis conveniant affectibus, distinguentes .<text:line-break/>ea collegimus, quae praeterquam aliis, etiam ulceribus aegre<text:line-break/>ad sanitatem pervenientibus mederi pollicentur. In praes-<text:line-break/>entia vero ad . aliud emplastrorum genus multiplici usui<text:line-break/>accommodatum digrediar, quae singula tum ad alia multa<text:line-break/>faciunt tum ad partes putrescentes aliter affectas quam</text:p>
      <text:p text:style-name="P3">ulcera , quae proprie curatu difficilia nuncupantur. Etenim<text:line-break/>has putriIago depascitur, coque turba medicorum hos asse-<text:line-break/>otus nomas, id est <text:span text:style-name="Default_20_Paragraph_20_Font"><text:span text:style-name="T1">depastiones</text:span></text:span>, appellat, illa vero uno loco<text:line-break/>sine putrilagine circumscripta sunt, ut et phagedaenae dictae<text:line-break/>vicina quidem depascunt, non tamen ea putrefaciunt febres-<text:line-break/>que inferunt, quod iis, quae depastionem cum putrilagine<text:line-break/>sustinent, accidere consuevit. Summa curationis erat in prae-<text:line-break/>dicto ulcerum aegre curabilium genere, chironia quoque<text:line-break/>vocant, medicamenta invenire, quatenus licet mordacitatis<text:line-break/>expertia, valide autem exiccantia. Ad haec quae nunc sari-<text:line-break/>bentur, omnia mordacia sunt, si quis ipsis solis non cerato<text:line-break/>temperatis utatur. Quae autem cerato miscentur, purgare<text:line-break/>quidem ulcus sordidum et carne replere possunt, atque<text:line-break/>etiam duritiem quandam et tensionem discutere, non au-<text:line-break/>tem difficilia curatu sanare. Indicant ipsorum facultatem al-<text:line-break/>fectus quibus bene adhiberi credita <text:span text:style-name="Default_20_Paragraph_20_Font"><text:span text:style-name="T1">s</text:span></text:span>unt. Quod jam lupe-<text:line-break/>rius admonui et nunc dicturus <text:span text:style-name="Default_20_Paragraph_20_Font"><text:span text:style-name="T1">s</text:span></text:span>um, meminisse videlicet</text:p>
      <text:p text:style-name="P3">oportet illorum, quae in opere de simplicibus medicamen-<text:line-break/>tis prodita sunt. lu cujus primis quinque libris methodum<text:line-break/>ficu rationem exposui, qua medicamentorum facultates in-<text:line-break/>vendantur, simul quoque in pluribus exemplis ejus exerci-<text:line-break/>tali<text:span text:style-name="Default_20_Paragraph_20_Font"><text:span text:style-name="T1">o</text:span></text:span>ne proposita, in sequentibus vero singulorum nomina-<text:line-break/>tim mentionem feci. Nam illorum memor ex facili ratio-<text:line-break/>nem eorum, qui haec medicamenta a nobis modo propo-<text:line-break/>sita composuerunt, assequeris, et videlicet ipse quoque alia<text:line-break/>conficies, quocunque tempore prius expertorum inopia la-<text:line-break/>boraveris, multa siquidem hujusmodi non paucis contingunt<text:line-break/>in itinere, cum alio tum maxime navali. Quandoquidem<text:line-break/>etiam in patria quidam manentes, medicamentorum appa-<text:line-break/>ratum, unde aegros curabant, amiserunt, ut prae tristitia<text:line-break/>ipsi tabefacti perierint. Optimum igitur medicamenta jam<text:line-break/>explorata secundum dictam methodum usurpare, sin autem,<text:line-break/>ut dixi, nonnunquam haec desideremus, habitum talem nos<text:line-break/>habere, quo similia jam abunde expertis possimus compo-<text:line-break/>nere, quemadmodum et me saepe agentem in itinere et allisi</text:p>
      <text:p text:style-name="P3">vidistis. N<text:span text:style-name="Default_20_Paragraph_20_Font"><text:span text:style-name="T1">o</text:span></text:span>nnulla igitur, quae pr<text:span text:style-name="Default_20_Paragraph_20_Font"><text:span text:style-name="T1">o</text:span></text:span>prio marta in hujusmodi<text:line-break/>temporum occasionibus condidi, postquam experientia pro-<text:line-break/>bassam, nihil pej<text:span text:style-name="Default_20_Paragraph_20_Font"><text:span text:style-name="T1">o</text:span></text:span>ra vel celebratissimis apparuerunt. Nam<text:line-break/>primam ip<text:span text:style-name="Default_20_Paragraph_20_Font"><text:span text:style-name="T1">s</text:span></text:span>orum compositi<text:span text:style-name="Default_20_Paragraph_20_Font"><text:span text:style-name="T1">o</text:span></text:span>nem ex conjectura artificiali<text:line-break/>molimur, postea vero quum nonnulla per experimentum<text:line-break/>pr<text:span text:style-name="Default_20_Paragraph_20_Font"><text:span text:style-name="T1">o</text:span></text:span>batissima visa fuerint, nonnulla a <text:span text:style-name="Default_20_Paragraph_20_Font"><text:span text:style-name="T1">s</text:span></text:span>copo absint, fecunda<text:line-break/>rur<text:span text:style-name="Default_20_Paragraph_20_Font"><text:span text:style-name="T1">s</text:span></text:span>us correctio fit et tertia nonnunquam qua ad perfe-<text:line-break/>dionem ejus, quod praestare volumus, ipfa redigimus. At<text:line-break/>sine methodo et in prioribus et in therapeutices libris ex-<text:line-break/>p<text:span text:style-name="Default_20_Paragraph_20_Font"><text:span text:style-name="T1">o</text:span></text:span>sita, uti praedictis recte nemo potest, tantum abest ut<text:line-break/>similia ipsis conficiat. lam igitur hujusmodi emplastra exor-<text:line-break/>diar. Emplastrum dia botanon appellatum pr<text:span text:style-name="Default_20_Paragraph_20_Font"><text:span text:style-name="T1">o</text:span></text:span>pe omnes, qui<text:line-break/>insignia emplastra in un<text:span text:style-name="Default_20_Paragraph_20_Font"><text:span text:style-name="T1">o</text:span></text:span> libro vel pluribus collegerunt,<text:line-break/>tradidere, non multum in mixturae simplicium medicamen-<text:line-break/>torum <text:span text:style-name="Default_20_Paragraph_20_Font"><text:span text:style-name="T1">s</text:span></text:span>ymmetria discrepantes. Incipiam ergo et hic a Cri-<text:line-break/>tune, emplastra illa commemorans, quae in quarto de sim-<text:line-break/>ilicibus medicamentis ita ad verbum literis mandavit.</text:p>
      <text:h text:style-name="P13" text:outline-level="2">Cap. II. </text:h>
      <text:p text:style-name="P37">[<text:span text:style-name="Default_20_Paragraph_20_Font"><text:span text:style-name="T1">Emplastrum ex herbis Crltonis.] Empla-<text:line-break/>strum ex herbis quo utor. Pavit ad carcinomata, putre-<text:line-break/>dines, strumas ad suppurationem perducit et exprimit, le-<text:line-break/>pras am</text:span></text:span>o<text:span text:style-name="Default_20_Paragraph_20_Font"><text:span text:style-name="T1">vet, furunculos solvit, podagricis prodest, callo-.<text:line-break/>fas durities emollit. Piem cephalicum stne foratione sana-<text:line-break/>mas tollit, offa educit, aliquatenus tamen ossa abradit.<text:line-break/>Piem ad nervorum vulnera et ad nomas linamento exceus<text:line-break/>pium valet, repurgat, implet cum rosaceo cerato, una<text:line-break/>ipsius palle ad duas cerati , interdum tres vel quatuor<text:line-break/>adiecta. Cum myrteo cerato duabus partibus vel tribus<text:line-break/>cicatricem ducit</text:span></text:span>. ♃ Herbarum ex siccis locis maritimis,<text:line-break/>anagallidis, quae caeruleum florem habet Ʒ Ivj, papaveris<text:line-break/>ceratidis drach. Ivj, marrubii drach. lvj, alterci foliorum<text:line-break/>tenerorum drach. lvj. Haec in pilam feu mortarium con-<text:line-break/>jecta teruntur, quousque contusa sint ac dissoluta, duntaxat<text:line-break/>ne eorum succus absumatur, postea injecta in mortarium<text:line-break/>terantur. ln alio autem mortario habentur squamae aeris<text:line-break/>rubri Ʒ xxvj, mannae drach. octo, resinae pityinae siccae<text:line-break/>Ʒxrj, aloes drach. xvj, fissilis aluminis Ʒ iv, rotundi Ʒ iv.<text:line-break/></text:p>
      <text:p text:style-name="P3">Haec in sole laevigantur, ut sordium crassitudinem cum aceto<text:line-break/>habeant. Deinde herbae mixtae, donec probe coëant, terun-<text:line-break/>tur. Postea ceratum facito ex Chiae cerae Ʒ c, fecundum<text:line-break/>alios mina j, olei veteris heminis duabus, radito et mi<text:span text:style-name="Default_20_Paragraph_20_Font"><text:span text:style-name="T1">s</text:span></text:span>ceto.<text:line-break/>Heras ita. Quidam vero duas anagallidi immittunt, aliqui<text:line-break/>et chrysocollae et terrae Eretrfadis et salis ammoniaci et<text:line-break/>auripigmenti et scissilis, singulorum drach. quatuor. Porro<text:line-break/>quae Asclepiades de hoc emplastro praeceperit tum quia<text:line-break/>in praecedenti libro indicata, tum quia his fere similia <text:span text:style-name="Default_20_Paragraph_20_Font"><text:span text:style-name="T1">s</text:span></text:span>unt,<text:line-break/>supervacuum mihi videtur denuo de ipsis scribere, commu-<text:line-break/>nem omnibus sermonem nunc aggressuro. Primum sane qui<text:line-break/>medicamentum hoc composuit, herbis acribus usus est, ut<text:line-break/>humores pravos afflictis partibus infixos vehementer dtscu-<text:line-break/>teret. Atque adeo ex siccis et maritimis locis esse jubet.<text:line-break/>Contrarias autem ipsis alias frigidae facultatis usurpavit ad<text:line-break/>acrium vehementiam leniendam mitigandamque, quales sunt<text:line-break/>altercum et papaver, habent enim quippiam etiam doloris<text:line-break/>mitigatorium, puta stupidam resrigerationem propinquis par-</text:p>
      <text:p text:style-name="P3">tibus inferentes. <text:span text:style-name="Default_20_Paragraph_20_Font"><text:span text:style-name="T1">.Stupor enim mediocris dolorem solvit,<text:line-break/></text:span></text:span>ait Hippocrates. Appo<text:span text:style-name="Default_20_Paragraph_20_Font"><text:span text:style-name="T1">s</text:span></text:span>uit autem ex metallis quoque aeris<text:line-break/>fquamam et alumen scissile, quibus prius diximus, quod <text:span text:style-name="Default_20_Paragraph_20_Font"><text:span text:style-name="T1">s</text:span></text:span>ane<text:line-break/>utrumque medicamentum ulceribus malignis convenit. Aloen<text:line-break/>vero miscuit ex iis, quae astringunt et line mor<text:span text:style-name="Default_20_Paragraph_20_Font"><text:span text:style-name="T1">s</text:span></text:span>u exiccant,<text:line-break/>medicamentis, item mannam ex iis, quae concoquunt, Ic-<text:line-break/>niunt et ad suppurationem perducunt, pityinam ceu mate-<text:line-break/>riam emplastro consistendo idoneam, sicut et ceram et oleum.<text:line-break/>At simul cum hoc acrium medicamentorum vehementiam<text:line-break/>ipsa mitigant, pityina tamen etiam siccare potest et quo<text:line-break/>siccior, hoc magis, qualem injicere praecipit. Nonnullos ait<text:line-break/>mi<text:span text:style-name="Default_20_Paragraph_20_Font"><text:span text:style-name="T1">s</text:span></text:span>cuisse medicamento chry<text:span text:style-name="Default_20_Paragraph_20_Font"><text:span text:style-name="T1">s</text:span></text:span>ocollam et terram Eretriadem,<text:line-break/>ambo curatu difficilium ulcerum remedia. E contrario sal<text:line-break/>ammoniacus et quod auripigmentum vocatur, propter acri-<text:line-break/>modiam ulcera natura apta sunt irritare, atqui etiam putri-<text:line-break/>dis c<text:span text:style-name="Default_20_Paragraph_20_Font"><text:span text:style-name="T1">o</text:span></text:span>nveniunt. Proinde non admodum utile est propositum<text:line-break/>nobis in <text:span text:style-name="Default_20_Paragraph_20_Font"><text:span text:style-name="T1">s</text:span></text:span>ermone medicamentum ad ulcera chironia. ln<text:line-break/>quibus vero putredo aliqua subest, hanc comprimere ido-</text:p>
      <text:p text:style-name="P2">neum est, saniem, quae illam facit, discutiens. Eadem me-<text:line-break/>dicamenti facultas et strumis medetur. Verum quia deter-<text:line-break/><text:span text:style-name="Default_20_Paragraph_20_Font"><text:span text:style-name="T1">s</text:span></text:span>oria quaedam continet, ideo quoque lepras purgat, etenim<text:line-break/>consilium in hoc affectu est, cutis induratam <text:span text:style-name="Default_20_Paragraph_20_Font"><text:span text:style-name="T1">s</text:span></text:span>ummam par-<text:line-break/>tem veluti deglubere, id quod ea efficiunt, quae praeter-<text:line-break/>quam quod <text:span text:style-name="Default_20_Paragraph_20_Font"><text:span text:style-name="T1">s</text:span></text:span>upra modum siccant etiam detergent. Nam si<text:line-break/>cutis vitium in naturalem habitum redire possit, nemo exic-<text:line-break/>catum supra modum ^siccaret, quoniam vero quod lepro<text:span text:style-name="Default_20_Paragraph_20_Font"><text:span text:style-name="T1">s</text:span></text:span>um<text:line-break/>jam est, curationem nullam habet, proximum fuerit, qui in<text:line-break/>omnibus insanabilibus sicopus communis est, incurabilem<text:line-break/>partem ex corpore excindere. Excluduntur autem nonnun-<text:line-break/>quam ferro, interdum igne, nonnunquam medicamentis veI<text:line-break/>adurentibus vel discutientibus simul et detegentibus, quale<text:line-break/>est modo commemoratum. Quemadmodum igitur hic sermo<text:line-break/>omnis leprae communis est, sic et ille qui de carnis reple-<text:line-break/>tione tractat. Nam quia carne explentis dicta medicamenta,<text:line-break/>sicut in tertio libr<text:span text:style-name="Default_20_Paragraph_20_Font"><text:span text:style-name="T1">o</text:span></text:span> de morbis curandis ostensum est, fa-</text:p>
      <text:p text:style-name="P2">cultatem habent deter<text:span text:style-name="Default_20_Paragraph_20_Font"><text:span text:style-name="T1">s</text:span></text:span>orsam citra mordacitatem, quae vero<text:line-break/>hujus sunt materiae, in hoc praesens medicamentum nobis<text:line-break/>propositum, abstersorium quidem habent, mordicationis au-<text:line-break/>te m non <text:span text:style-name="Default_20_Paragraph_20_Font"><text:span text:style-name="T1">s</text:span></text:span>unt expertia, ideo humidum ceratum ex cera<text:line-break/>resinaque in oleo liquefactis confectum ipsis miscemus. Si-<text:line-break/>quidem cera et oleum, ut acrimoniam obtundunt, ita sunt<text:line-break/>emplastica, eoque <text:span text:style-name="Default_20_Paragraph_20_Font"><text:span text:style-name="T1">s</text:span></text:span>ordes producunt. Resina vero morsus<text:line-break/>expers emplasticam virtutem non habet, sed deterseri<text:span text:style-name="Default_20_Paragraph_20_Font"><text:span text:style-name="T1">s</text:span></text:span> m,<text:line-break/>ulceribus quidem jam mordacem, non ulceratis blandam et<text:line-break/>sine mors<text:span text:style-name="Default_20_Paragraph_20_Font"><text:span text:style-name="T1">u.</text:span></text:span> Caeterum mixturae symmetriam conjectura<text:line-break/>quidem ante experientiam, verum scientisice post experien-<text:line-break/>tiam, deprehendemus, noscemusque simul purum ulcus de-<text:line-break/>tersorium vim sine morsu requirere, <text:span text:style-name="Default_20_Paragraph_20_Font"><text:span text:style-name="T1">s</text:span></text:span>ordidum validius,<text:line-break/>quippe cujus propugnaculum est sordities, purum autem<text:line-break/>nudum contingenti occurrit. Quin etiam ex corporibus ipsis<text:line-break/>nonnulla sensibilem magis substantiam habent, quaedam mi-<text:line-break/>nus, alia molliorem, alia duriorem, quae ratio est cur Crito<text:line-break/>in proposit<text:span text:style-name="Default_20_Paragraph_20_Font"><text:span text:style-name="T1">o</text:span></text:span> medicamento ad unam partem ipsius iloaatnl^</text:p>
      <text:p text:style-name="P2">quam duas cerati , aliquando tres vel quatuor misceri ju-<text:line-break/>beat, non tamen distincte pr<text:span text:style-name="Default_20_Paragraph_20_Font"><text:span text:style-name="T1">o</text:span></text:span>nunciavit, quando duas, quando<text:line-break/>plures adjicere oporteat, tanquam qui medicamento utetur<text:line-break/>versatus jam in arte fit et quae a me nunc dicuntur secum<text:line-break/>aestimare queat. Rosaceo quidem praeparari ceratum prae-<text:line-break/>st.at, non tamen insignis excessus in hujusmodi ulceribus est,<text:line-break/>etiam si oleo liquefiat, attamen in iis, quae phlegmones<text:line-break/>quippiam habent, rosaceum oleo potius est. Porro carne<text:line-break/>implenda omnino a phlegmone tuta sunt. Pulchre autem<text:line-break/>Crito adscripsit in ulceribus, quae ad cicatricem duci po,<text:line-break/>stulant, myrteo oportere ceratum praeparari, astricti<text:span text:style-name="Default_20_Paragraph_20_Font"><text:span text:style-name="T1">o</text:span></text:span>ne<text:line-break/>enim illis opus est. Haec in praesentiarum dixisse satis sit<text:line-break/>tum de medicamentis carnem gignentibus, tum de iis, quae<text:line-break/>cicatricem inducunt. Etenim usus et compositionis ipsorum<text:line-break/>methodus in medendi methodi libris exposita est, in par-<text:line-break/>ticularibus autem materiis exercitati<text:span text:style-name="Default_20_Paragraph_20_Font"><text:span text:style-name="T1">o</text:span></text:span> cum hujus sit operis,<text:line-break/>hoc insu libro exnonetnr.</text:p>
      <text:p text:style-name="P2"><text:span text:style-name="Default_20_Paragraph_20_Font"><text:span text:style-name="T1">[Emplastrum ex scilla.]</text:span></text:span> Aliud deinde ejusdem gene-<text:line-break/>ralis potentiae emplastrum his verbis CrIto conscripsit. ♃;<text:line-break/>Chalcitidis, aristolochiae rotundae, singulorum Ʒ xxx, alli<text:line-break/>quindecim, iridis drach. triginta, alii quindecim, pityinae<text:line-break/>siccae drach. triginta, alii quindecim, ammoniaci drach. xv,<text:line-break/>myrrhae drach. xv, styracis drach. xv, squamae aeris rubri<text:line-break/>drach. xv, scillae tostae drach. cviij, aceto acerrimo diebus<text:line-break/>quadraginta terito, quando caniculae sidus oritur, squama<text:line-break/>prinIum et styrax, paulatim ex utroque, deinde gutta am-<text:line-break/>moniaci et aes et scissa iniciuntur , ut elaborentur paulo<text:line-break/>post resina, inde myrrha, quum laevia saeta suerint, resi-<text:line-break/>qua sicca miscentur. Expletis autem diebus ejusmodi ce-<text:line-break/>ratum facito. ♃ Cerae lib. quinque, alii Ʒ ducentas quadra-<text:line-break/>ginta, terebinthinae libram unam, alii drach. triginta, olei<text:line-break/>sextarios duos et dimidium, alii heminas sex, galbani drach.<text:line-break/>triginta, picis liquidae drach. xxx, postremo galbanum in-<text:line-break/>dito, deinde ubi refrigeravis, curiose excipi to. Haec quidem<text:line-break/>medicamenti compositio. De usu autem ejus haec ad ver-</text:p>
      <text:p text:style-name="P3">bum Crito <text:span text:style-name="Default_20_Paragraph_20_Font"><text:span text:style-name="T1">s</text:span></text:span>cribit. Sincero medicament<text:span text:style-name="Default_20_Paragraph_20_Font"><text:span text:style-name="T1">o</text:span></text:span> utitor in capitis<text:line-break/>fracturis, fistulis, nomis et excrescentes, item ad ora vena-<text:line-break/>rum adaperta et hypophoram, id est ulcus dehiscens. Sin<text:line-break/>voles diluere, quo carni generandae idoneum fiat et ciea-<text:line-break/>tricent inducat, parti uni medicamenti duodecim cerasi ro-<text:line-break/>facei adjicito, in ambustis uni parti octo immittito. Haec<text:line-break/><text:span text:style-name="Default_20_Paragraph_20_Font"><text:span text:style-name="T1">s</text:span></text:span>ane de u<text:span text:style-name="Default_20_Paragraph_20_Font"><text:span text:style-name="T1">s</text:span></text:span>u medicamenti Crito recte tradidit, tanquam acri<text:line-break/>ipso et aperienti et discutienti, ideoque et exiccauti , usus<text:line-break/>in fistulis, supercrescentia carnis, putredine, hoc est nome,<text:line-break/>et osculorum adsertionibus, quemadmodum sunt in sinibus<text:line-break/>et angustis orificiis. In capitis autem fracturis, cum sine<text:line-break/>foratione curationem molimur, <text:span text:style-name="Default_20_Paragraph_20_Font"><text:span text:style-name="T1">s</text:span></text:span>unt autem tales, quae adus-<text:line-break/>que membranas cerebri non perveniunt, verum carnis pro-<text:line-break/>ducendae gratia cerati partes quatuordecim miscens, do-<text:line-break/>nec ad cicatricem pervenerint, melius autem est dicere,<text:line-break/>donec ulcerum cavitas repleta fuerit, necessario enim de-<text:line-break/>pascentia ulcera, quod dixi idem esse in pntrilaginofa, a</text:p>
      <text:p text:style-name="P3">validis medicamentis curantur, quale est et modo propoli-<text:line-break/>tum. Primum quidem putrescentes partes avelluntur, atque<text:line-break/>hinc cavae redduntur. Ubi vero putredo cessaverit, pur-<text:line-break/>gationem repletionemque requirunt, ac posteaquam repleta<text:line-break/>fuerint, tunc etiam cicatricem inducentia desiderant. lpsum<text:line-break/>autem medicamentum cum cerato nondum mixtum fuerit,<text:line-break/>quia acre est, non <text:span text:style-name="Default_20_Paragraph_20_Font"><text:span text:style-name="T1">s</text:span></text:span>olum carnem generare non potest, <text:span text:style-name="Default_20_Paragraph_20_Font"><text:span text:style-name="T1">s</text:span></text:span>ed<text:line-break/>etiam <text:span text:style-name="Default_20_Paragraph_20_Font"><text:span text:style-name="T1">s</text:span></text:span>upercre<text:span text:style-name="Default_20_Paragraph_20_Font"><text:span text:style-name="T1">s</text:span></text:span>centia aufert, quemadmodum ipseCtito dixit.<text:line-break/>Atque hujus meminisse maxime oportet, quod dictum est<text:line-break/>et in <text:span text:style-name="Default_20_Paragraph_20_Font"><text:span text:style-name="T1">s</text:span></text:span>uperiori emplastro, quod ex herbis appellavit, musta<text:line-break/>videlicet ex calefacientibus et abstergentibus composita, licet<text:line-break/>admodum acria, si cum cerato temperentur, carnem pro-<text:line-break/>gignere. Nonnulli desperant de ipsis, cum vel duplo copio-<text:line-break/>siore cerato mixto mordere adhuc conspiciant, adeo ut car-<text:line-break/>nem producere non possint, quemadmodum in hoc empta-<text:line-break/>stro habet. Nam quum multo aerius magisque mordax sit,<text:line-break/>eo quod ex herbis inscribitur ad carnem creandam inutile<text:line-break/>est, quamvis quadruplo mixtum cerato fuerit. Prudentis i<text:span text:style-name="Default_20_Paragraph_20_Font"><text:span text:style-name="T1">a</text:span></text:span>i-</text:p>
      <text:p text:style-name="P3">tur est et in hujusmodi medicamentis u<text:span text:style-name="Default_20_Paragraph_20_Font"><text:span text:style-name="T1">s</text:span></text:span>urpandis versati,<text:line-break/>initio quidem statim intelligere, quot partes cerato misceri<text:line-break/>oporteat, si autem post usum primum medicamentum aerius<text:line-break/>adhuc apparuerit, quam ut carnem generare queat, conji-<text:line-break/>cere quantum adhuc ex cerato adjiciendum veniat, sicut<text:line-break/>Crito in proposito factitavit. Neque enim existimes eum<text:line-break/>prima statim conjectura invenisse duodecim cerati partes<text:line-break/>misceri oportere, <text:span text:style-name="Default_20_Paragraph_20_Font"><text:span text:style-name="T1">s</text:span></text:span>ed <text:span text:style-name="Default_20_Paragraph_20_Font"><text:span text:style-name="T1">s</text:span></text:span>civit copiosius quam quod emplastro<text:line-break/>ex herbis immittitur misceri , quanto vero copiosius, post<text:line-break/>primam conjecturam reperit. Si namque octo partibus mix-<text:line-break/>tis mordax etiamnum apparebat, decem admiscuit, quem-<text:line-break/>admodum si etiam decem, ad duodecim pervenit. Quoniam<text:line-break/>vero, ut dixi, pro sordium copia et ulceris humiditate tum<text:line-break/>eorum, quae simul afficiuntur sentiendi acumine et hebe-<text:line-break/>tudine, item mollicie et duritie corporis habitus, cerati<text:line-break/>quantitatem immutare convenit, quod saepe dictum est,<text:line-break/>considerare nos expedit, recordantes quantitatem usus in</text:p>
      <text:p text:style-name="P2">hujusmodi omnibus describi, quum utroque facilis illinc via<text:line-break/>ad alia usque ad fumma fiat, <text:span text:style-name="Default_20_Paragraph_20_Font"><text:span text:style-name="T1">s</text:span></text:span>umma dico omnium ejusdem<text:line-break/>generis fcoporum completiones. De quibus si unum erem-<text:line-break/>plum nunc propo<text:span text:style-name="Default_20_Paragraph_20_Font"><text:span text:style-name="T1">s</text:span></text:span>uero, vos <text:span text:style-name="Default_20_Paragraph_20_Font"><text:span text:style-name="T1">s</text:span></text:span>emper ipsius meminisse opor-<text:line-break/>tet, neque saepius de eo velle audire. Dico igitur fcopos<text:line-break/>congeneres esse plurimi quidem cerati mi<text:span text:style-name="Default_20_Paragraph_20_Font"><text:span text:style-name="T1">s</text:span></text:span>cendi ulcus purum<text:line-break/>et siccum esse, corpus ejus qui curatur facili fensu et molle,<text:line-break/>paucissimi vero adliciendi humiditatem multam in ulcere<text:line-break/>ac fordiciem, corpus aegri durum parumque <text:span text:style-name="Default_20_Paragraph_20_Font"><text:span text:style-name="T1">s</text:span></text:span>entiens. Bene<text:line-break/>tamen omnibus, quae id componunt, discutientibus galbani<text:line-break/><text:span text:style-name="Default_20_Paragraph_20_Font"><text:span text:style-name="T1">s</text:span></text:span>quama admixta est, medicamentum exiccans<text:span text:style-name="Default_20_Paragraph_20_Font"><text:span text:style-name="T1">, s</text:span></text:span>ed quod non<text:line-break/>parum astringat. Non solum autem in hoc emplastro cogno-<text:line-break/>scendum vobis est propter cerati copiosam mixturam carne<text:line-break/>explens et ulceribus malignis cicatrici obdncendae idoneum<text:line-break/>evadere, sed etiam in aliis omnibus, quae ejusdem facultatis<text:line-break/><text:span text:style-name="Default_20_Paragraph_20_Font"><text:span text:style-name="T1">s</text:span></text:span>unt. His fubjungit Crito medicamentum dia aeones , idest<text:line-break/>ex cote, quo se uti affirmat, ita componendum praecipiens.</text:p>
      <text:p text:style-name="P3"><text:span text:style-name="Default_20_Paragraph_20_Font"><text:span text:style-name="T1">[Emplastrum ex cote ] Ex cote medicamentum quod<text:line-break/>nobis in nsi</text:span></text:span><text:span text:style-name="Default_20_Paragraph_20_Font"><text:span text:style-name="T3">l est. </text:span></text:span><text:span text:style-name="Default_20_Paragraph_20_Font"><text:span text:style-name="T1">Pacit ad omnia diuturna et peculiari-<text:line-break/>ter ad</text:span></text:span><text:span text:style-name="Default_20_Paragraph_20_Font"><text:span text:style-name="T3"> c</text:span></text:span><text:span text:style-name="Default_20_Paragraph_20_Font"><text:span text:style-name="T1">apitis dolorem, fronti inpositum, valet ad laterum<text:line-break/>dolores longos, suvat podagricos, isohiadicos, scapularum<text:line-break/>dolores, dentium cruciatus, attritis partibus impositum.<text:line-break/>Educit etiam et extrahit me</text:span></text:span><text:span text:style-name="Default_20_Paragraph_20_Font"><text:span text:style-name="T3">s</text:span></text:span><text:span text:style-name="Default_20_Paragraph_20_Font"><text:span text:style-name="T1">ses pectini suprapositum. Au-<text:line-break/>xiliatur stomacho laborantibus tum iis, qui fluxu vexan-<text:line-break/>tur et cibum vel alimenta non retinent. sist etiam pror-<text:line-break/>fas utile sine adustione et iis, quae acre medicamentum<text:line-break/>non festinent, convenit etiam ad duritiem jocinoris et lie-<text:line-break/>nis, nec non ad structas et isohiadicos. Proprie jam tesc</text:span></text:span><text:span text:style-name="Default_20_Paragraph_20_Font"><text:span text:style-name="T3">i</text:span></text:span><text:span text:style-name="Default_20_Paragraph_20_Font"><text:span text:style-name="T1">s<text:line-break/>in ipsis stat diebus septem, si molles sunt, quinque. Aquam<text:line-break/>pars vel oleum non attingat, donec ulcuscula , quae psp-<text:line-break/>dracia dicuntur, fecerit et saniem crassam attraxerit^<text:line-break/>Deinde albo cerato solvens ex aqua utitor, sin espicacius<text:line-break/>voles medicamento aeone, quod ex pipere constat.</text:span></text:span><text:span text:style-name="Default_20_Paragraph_20_Font"><text:span text:style-name="T3"> ♃ Cerae,<text:line-break/>galbani, terebinthinae, pityinae frictae, olei laurini, olei ve-<text:line-break/>teris, singulorum lib</text:span></text:span><text:span text:style-name="Default_20_Paragraph_20_Font"><text:span text:style-name="T1">e</text:span></text:span><text:span text:style-name="Default_20_Paragraph_20_Font"><text:span text:style-name="T3"> j, squamae aeris libram unam et di-</text:span></text:span></text:p>
      <text:p text:style-name="P3">midiam, aeruginis uncias sex, guttae ammoniaci unciam j,.<text:line-break/>sinapis, adarcae, sulfuris, singulorum unciam j, abrotoni,<text:line-break/>centaurii, atramenti sutorii, salis ammoniaci, thuris, salis<text:line-break/>communis, aluminis rotundi, argenti spumae, propolis,<text:line-break/>cocci Cntdii, singulorum Ʒ iij. Omnia simul contunduntur<text:line-break/>et cribrata astringentibus cum oleis excipiuntur. Haec sane<text:line-break/>propositi emplastri compositio est, non parum superiori<text:line-break/>praestans caliditate, sinapi enim habet et adarcen, sal<text:span text:style-name="Default_20_Paragraph_20_Font"><text:span text:style-name="T1">io</text:span></text:span>r<text:line-break/>et crocum Cnidium, tanto calore praedita, ut ulcus faciant,<text:line-break/>quibus diutius adhaeserint. .Jam et laurinum ex iis est,<text:line-break/>quae abunde calefaciunt, deinde atramentum sutorium et<text:line-break/>sal; didicistis autem haec astructionis quoque non esse ex-<text:line-break/>persia, salem paucae, sed atramentum sutorium multae.<text:line-break/>Verum de astringentium medicamentorum mixtura cum di-<text:line-break/>gerentibus antea in emplastris usus multiplicis expositum<text:line-break/>est. Omnino enim quippiam variis utile esse non potest,<text:line-break/>nisi contrariae quoque virtutis participe<text:span text:style-name="Default_20_Paragraph_20_Font"><text:span text:style-name="T1">t</text:span></text:span>; si enim digerens</text:p>
      <text:p text:style-name="P2">virtus simpliciter <text:span text:style-name="Default_20_Paragraph_20_Font"><text:span text:style-name="T1">s</text:span></text:span>ola esset, ad unam speciem affectuum<text:line-break/>conduceret, quam discutere conveniret, si vero astringens<text:line-break/>ad aliam unam, ubi quod influit, reprimendum est. Quare<text:line-break/>incipientibus ex humorum influxu generati affectibus astri n-.<text:line-break/>gentia conveniunt, difcutientia vero sine astringentium nux-<text:line-break/>tura, ubi nihil propter evacuationem prlus factam influere<text:line-break/>potest; nam si <text:span text:style-name="Default_20_Paragraph_20_Font"><text:span text:style-name="T1">s</text:span></text:span>uperfluitas quaedam humorum existat, non<text:line-break/><text:span text:style-name="Default_20_Paragraph_20_Font"><text:span text:style-name="T1">s</text:span></text:span>olum discutitur humor in affectis partibus contentus, sed<text:line-break/>etiam ad ipsas accedit, quum difcutientia ad se trahere<text:line-break/>nata sint, sicut contentos et contiguos humores, ita etiam<text:line-break/>in corporis profundo repositos. Miscentur ergo discutien-<text:line-break/>tibus sidentia et reprimentia metito, quum qui ad ipsorum<text:line-break/>compositionem descendit, ratione hac usus sit, experientia<text:line-break/>vero attestante rationi. Quare non injuria, licet consilium<text:line-break/>scopumque habeat in proposito calefacere et exiccare, eoque<text:line-break/>etiam ulcera concitare, mixtum est et astringentium quid-<text:line-break/>piam. Sed non sufficiunt ad multa vehementer calefacientia<text:line-break/>medicamenta duo haec, atramentum sutorium et sal. Quin</text:p>
      <text:p text:style-name="P2">etiam aeris squama pari ratione mixta est et alumen, quod<text:line-break/>a vehementer astringendo stypteria appellatum est. Aliud<text:line-break/>emplastrum celeberrimum scripsit Crito, quod Mesianum ap-<text:line-break/>pellat, diversum materiae genus habens a superiore et illu,<text:line-break/>quod mox a me ordine suo describetur. Vocat hoc Crito<text:line-break/>ipse anicetum , id est invictum, ex acribus pluribus medi-<text:line-break/>camentis compositum, quum Mesianum tale non sit, ut postea<text:line-break/>suo tempore demonstrabitur. Quin etiam cephalica alia no-<text:line-break/>minans , quorum generalis facultas paulo post explicabitur,<text:line-break/>post Mesianum tradita, invictum ab ipso appellatum sub-<text:line-break/>jungit, ejusdem facultatis cum prae<text:span text:style-name="Default_20_Paragraph_20_Font"><text:span text:style-name="T1">s</text:span></text:span>cript<text:span text:style-name="Default_20_Paragraph_20_Font"><text:span text:style-name="T1">o</text:span></text:span>, quod dia acones,<text:line-break/>id est ex cote, vocitabat. Verba Crotonis in hune modum<text:line-break/>sonant. <text:span text:style-name="Default_20_Paragraph_20_Font"><text:span text:style-name="T1">Aniceton in usu nobis est, utile ad omnia, ex-<text:line-break/>trahit, rumpit, purgat, glutinat, excolat sp lenii modo et<text:line-break/>cum canalibus impositum ac dilutum ex oleo et aceto,<text:line-break/>constringit undique. Disoutit autem duritias. Et nervorum<text:line-break/>contractiones juvat sine petfustone impositum ne resurge-</text:span></text:span></text:p>
      <text:p text:style-name="P2"><text:span text:style-name="Default_20_Paragraph_20_Font"><text:span text:style-name="T1">rentur. Et unguenti vice dilutum facit ut acopon, sistit<text:line-break/>enim morborum principiis lassitudines et eas quae sene<text:line-break/>causa manisosta proveniunt. Est etiam malagma extrema-<text:line-break/>rum corpor</text:span></text:span>i<text:span text:style-name="Default_20_Paragraph_20_Font"><text:span text:style-name="T1">s partium in magnis spleniis impositum; item<text:line-break/>cruenta glutinat, satur</text:span></text:span>i<text:span text:style-name="Default_20_Paragraph_20_Font"><text:span text:style-name="T1">s vel fibulis functa, st plicatum<text:line-break/>linteum ex scio</text:span></text:span> fi<text:span text:style-name="Default_20_Paragraph_20_Font"><text:span text:style-name="T1">ceto splenio imponas, aestate quidem sesa<text:line-break/>gidum, hieme autem calidum. .Facit ad plantae pedis vi-<text:line-break/>tia, ad contusiones, putredines et digitorum affectus, item<text:line-break/>fracturas cum vulneribus. Licet neque carnem generante,<text:line-break/>neque quod cicatricem inducat, alio uti, sed seli credere.<text:line-break/>Valet ad hominum, canum et ferarum m o estus. Maximum<text:line-break/>hoc est quod pollicetur; nempe abscessus latentes in colo<text:line-break/>et peritonaeo prohibere ne stant; antequam in vomicam<text:line-break/>exierint aut factos extenuare et intestina confecere. .lm-<text:line-break/>ponendum autem est splenium loco et desuper centuncu-<text:line-break/>lum ex aceto et oleo calente, fovendumque bis quotidie.<text:line-break/>Non solvetur autem nest triduo vel quatriduo. Deinde post</text:span></text:span></text:p>
      <text:p text:style-name="P3"><text:span text:style-name="Default_20_Paragraph_20_Font"><text:span text:style-name="T1">fomenta madorem rulsius imponito. Vocatum autem est<text:line-break/>insuperabile propter miranda et multa ipsius opera. </text:span></text:span>x ♃<text:line-break/>Squamae aeris drach. quinquaginta octo, pyrethri, staphidis<text:line-break/>agriae, cocci cnidii, sinapis <text:span text:style-name="Default_20_Paragraph_20_Font"><text:span text:style-name="T1">s</text:span></text:span>eminis, canchryos, columbini<text:line-break/>stercoris, aristolochiae tenuis, aeruginis, cyperi, erucae se-<text:line-break/>minis, cumini, singulorum drach. sedecim, nitri drach. tri<text:span text:style-name="Default_20_Paragraph_20_Font"><text:span text:style-name="T1">s.<text:line-break/></text:span></text:span>ginta duas, salis ammoniaci drach. xxxij, lauri baccarum<text:line-break/>drach. cxx, mannae draclu cxx, iridis drach. cxx, aceti<text:line-break/>acris <text:span text:style-name="Default_20_Paragraph_20_Font"><text:span text:style-name="T1">s</text:span></text:span>extarios sedecim, decocti caricarum cyathos quatuor<text:line-break/>et dimidium^ Tusa cribrataque omnia simul cum aceto ad<text:line-break/>Taevorem teruntur <text:span text:style-name="Default_20_Paragraph_20_Font"><text:span text:style-name="T1">s</text:span></text:span>ub aestu caniculae. Ubi siccum et viride<text:line-break/>evaserit, ficuum decoctum adjicitur et simul emollita tol-<text:line-break/>Iuntur et in olla aeris rubri reponuntur. Decoctum autem<text:line-break/>caricarum ita habet. ♃ Caricarum pinguium lib. v, aquae<text:line-break/><text:span text:style-name="Default_20_Paragraph_20_Font"><text:span text:style-name="T1">s</text:span></text:span>extarios vj, coque donec <text:span text:style-name="Default_20_Paragraph_20_Font"><text:span text:style-name="T1">s</text:span></text:span>extarii duo relicti fuerint. U<text:span text:style-name="Default_20_Paragraph_20_Font"><text:span text:style-name="T1">s</text:span></text:span>us<text:line-break/>est una pars medicamenti aceto diluti, ut <text:span text:style-name="Default_20_Paragraph_20_Font"><text:span text:style-name="T1">s</text:span></text:span>ordes repraefen-<text:line-break/>tet, ad sex partes resinocerh id est resinae cum cera junctae.<text:line-break/>I. st autem sincerum resinocerum cerae pars una, resinae<text:line-break/>frictae tres cum oleo pauco liquefact<text:span text:style-name="Default_20_Paragraph_20_Font"><text:span text:style-name="T1">o</text:span></text:span>, medium cerae pars</text:p>
      <text:p text:style-name="P3">una, resinae duae, dilutum vero et abunde temperatum<text:line-break/>cerae pars una, resinae tantundem , dissolutum cerae par-<text:line-break/>tes duae, resinae una, quod supra quam dilutum cerae par-<text:line-break/>tes tres, resinae una. Scribitur etiam agresti licheni, id est<text:line-break/><text:span text:style-name="Default_20_Paragraph_20_Font"><text:span text:style-name="T1">impet</text:span></text:span>i<text:span text:style-name="Default_20_Paragraph_20_Font"><text:span text:style-name="T1">gini,</text:span></text:span> convenisse, purum injectum. HaecCrito ad ver-<text:line-break/>bum prodidit. Ego a fine eorum quae dixit sermonis prin-<text:line-break/>cipium statuam. Agrestes impetigines nominant, quum a<text:line-break/>medicamentis imbecilliter siccantibus nihil juvari vident, a<text:line-break/>validis autem irritari. Opus igitur in ipsis est medicamento<text:line-break/>efficaci abunde, non tamen vehementer mordaci, quod, ut<text:line-break/>dixi, ex artificiali conjectura compositum experientia pro-<text:line-break/>batuIla Constat propositum medicamentum ex multis acribus<text:line-break/>tenuiorum partium et discutientibus, habet autem et quae-<text:line-break/>dam citra medicationem detergentia et nonnulla parum<text:line-break/>astringentia. ltaque acria ex iis quae continet <text:span text:style-name="Default_20_Paragraph_20_Font"><text:span text:style-name="T1">s</text:span></text:span>unt pyre-<text:line-break/>thrum, sinapi, coccus cnidius, columbinum stercus, aerugo,<text:line-break/>baccae lauri, nitrum, sal amm<text:span text:style-name="Default_20_Paragraph_20_Font"><text:span text:style-name="T1">o</text:span></text:span>niacus, item acetum acre,</text:p>
      <text:p text:style-name="P3">tale namque inficiendum censet. Deterge<text:span text:style-name="Default_20_Paragraph_20_Font"><text:span text:style-name="T1">o</text:span></text:span> tium summe qui-<text:line-break/>dem lenia immordaciaque sunt iris et aristolochia, atque<text:line-break/>his adhuc magis, ut ex genere concoquentium jam sit,<text:line-break/>manna, generosius autem canchrys et staphis agria, his ad-<text:line-break/>huc praecellit cuminum et erucae semen. Cyperum sine<text:line-break/>morsu quidem exiccat, sed nonnihil etiam astringit, quem-<text:line-break/>admodum et aeris squama, validum et ipsum medicamen-<text:line-break/>tum. Oportebat enim, ut prius demonstratum est, medica-<text:line-break/>mentum hoc astringentis facultatis utcunque esse particeps,<text:line-break/>eoque squama copiose admixta est. Si vero et manna re-<text:line-break/>vera manna sit et non thus, ipsa quoque aliquantulum astrin-<text:line-break/>git. lnjecta est autem et haec multo copiosior quam squama,<text:line-break/>merito, ut acrium medicamentorum vehementiam Ieniat,<text:line-break/>simulque humores in afflicta parte c<text:span text:style-name="Default_20_Paragraph_20_Font"><text:span text:style-name="T1">o</text:span></text:span>ntentos coquat. Porro<text:line-break/>caricarum decoctio mitigantissima est et maxime coquit, si-<text:line-break/>mulque quodammodo digerit. Haec igitur omnia mixta<text:line-break/>multi usus medicamentum jure effecerunt. Acetum vero</text:p>
      <text:p text:style-name="P2">essicaciam eorum plurimum juvat, in quo medicamenta ae-<text:line-break/>st.ivo sole conteri praecipit, omnia enim sic praeparata te-<text:line-break/>nuem substantiam acquirunt, coque in corporis altum fa-<text:line-break/>cultas ipsorum penetrat.</text:p>
      <text:h text:style-name="Heading_20_2" text:outline-level="2">Cap. Ill. </text:h>
      <text:p text:style-name="P38">[<text:span text:style-name="Default_20_Paragraph_20_Font"><text:span text:style-name="T1">De scriptis ab Hera ejusdem generis em-<text:line-break/>plastris.]</text:span></text:span> Emplastrum ex herbis quo modo Crito praeparet<text:line-break/>prius posui, et ipse Heras similiter conficit, sicut Crito ejus<text:line-break/>meminit. Differt tamen in con<text:span text:style-name="Default_20_Paragraph_20_Font"><text:span text:style-name="T1">i</text:span></text:span>ectione emplastri ex scilla<text:line-break/>confecti, nam ammoniaci, myrrhae, resinae pityinae, styra-<text:line-break/>cis, squamae et scillae tantum cum aliis Crito miscet, quan-<text:line-break/>tum Heras, sed in aristolochia et iride discordat, quippe<text:line-break/>Heras scripsit aristolochiae rotundae drach. triginta, iridis<text:line-break/>siccae drach. triginta, alii quindecim. Crito autem sic pro-<text:line-break/>tulit. ♃ Aristolochiae Ʒ xxx, iridis drach. xxx, alii XI.<text:line-break/>Rursus quoque post haec Heras juxta consectionis finem<text:line-break/>tradit, expletis diebus ceratum hujusmodi facito. ♃ Cerae<text:line-break/>libras quinque, alii draclu xl, terebinthinae libram unam, alii</text:p>
      <text:p text:style-name="P2">drach. triginta, olei veteris sextarios duos et dimidium, alii<text:line-break/>heminas sex. Milli vero non placet pr<text:span text:style-name="Default_20_Paragraph_20_Font"><text:span text:style-name="T1">o</text:span></text:span> quinque libris cerae<text:line-break/>drach. ccxl. medicament<text:span text:style-name="Default_20_Paragraph_20_Font"><text:span text:style-name="T1">o</text:span></text:span> miscere. Interdum namque loco<text:line-break/>librae centum drach. scribunt , interdum loco minae, atqui<text:line-break/>nullus unquam libram tam exiguam posuit, ut drach. xlviij,<text:line-break/>penderet; hoc enim accidit, dum pro quinque libris drach-<text:line-break/>mae ducentae quadraginta immittuntur, sic neque pro libra<text:line-break/>terebinthinae drach. triginta.</text:p>
      <text:h text:style-name="Heading_20_2" text:outline-level="2">Cap. IV. </text:h>
      <text:p text:style-name="P38">[<text:span text:style-name="Default_20_Paragraph_20_Font"><text:span text:style-name="T1">Emplastrum Serapionis ]</text:span></text:span> Et hoc Crito in<text:line-break/>opere medicamentario in haec verba conscripsit. <text:span text:style-name="Default_20_Paragraph_20_Font"><text:span text:style-name="T1">Pmplcr-<text:line-break/>strum Serapionis, quod nonnulli Aegyptium, alii Venerem<text:line-break/>vocant. Pacit ad omne vulnus, cui il</text:span></text:span>l<text:span text:style-name="Default_20_Paragraph_20_Font"><text:span text:style-name="T1">udendum est, omni<text:line-break/>desperat</text:span></text:span>io<text:span text:style-name="Default_20_Paragraph_20_Font"><text:span text:style-name="T1">ne absecta. Valet ad punctus, aculeos, p arcti-<text:line-break/>das, pe</text:span></text:span>r<text:span text:style-name="Default_20_Paragraph_20_Font"><text:span text:style-name="T1">forationem, phymata, excolando conglutinat. Poi-<text:line-break/>lit omnem duritiem, suvat epinyctidas, articulorum epi-<text:line-break/>phoram, aurium contusiones. Sanat et ulcera fenilia, chi-<text:line-break/>ronia et quae crassas oras obtinent</text:span></text:span>. ♃ Olei veteris hemi-<text:line-break/>nas tres, argenti spumae drach. ducentas, guttae ammo-</text:p>
      <text:p text:style-name="P2">niaci drach. centum sexaginta <text:span text:style-name="Default_20_Paragraph_20_Font"><text:span text:style-name="T1">o</text:span></text:span>cto, resinae colophoniae,<text:line-break/>pityinae drach. sexaginta octo, cerae drach. centum sex-<text:line-break/>aginta octo, galbani Ʒ xx, aeruginis drach. quinquaginta,<text:line-break/>alii viginti, myrrhae drach. quatuor, alii octo. Argenti<text:line-break/>spuma coquitur ex oleo, donec mediocriter coluisse visa<text:line-break/>fuerint. Deinde olla ab igne deposita gutta ammoniaci im-<text:line-break/>mittitur, postea resina, postremo cera. Ubi singula curiose<text:line-break/>liquata fuerint, ne adurantur, olla ab igne rursus sublata,<text:line-break/>galbanum aspergitur et aerugo, iterum super ignem poni-<text:line-break/>tur, coquiturque donec melinum fiat et justam crassitiem<text:line-break/>nanciscatur, postremo sublato myrrha adjicitur, ac ubi mo-<text:line-break/>veris, dcsundito, pelleque excipiens rep<text:span text:style-name="Default_20_Paragraph_20_Font"><text:span text:style-name="T1">o</text:span></text:span>nito.</text:p>
      <text:h text:style-name="Heading_20_2" text:outline-level="2">Cap. V. </text:h>
      <text:p text:style-name="P38"><text:span text:style-name="Default_20_Paragraph_20_Font"><text:span text:style-name="T1">[Et Andromachus praedicta emplastra<text:line-break/>conscripserit.]</text:span></text:span> Tres hujus emplastri consectiones tradidit<text:line-break/>Andromachus, primam a praescripta Critonis nonnihil dis-<text:line-break/>sentientem, deinde alias duas magis evariantes. Titulum<text:line-break/>autem medicamenti et praeparationem recte prius Crit<text:span text:style-name="Default_20_Paragraph_20_Font"><text:span text:style-name="T1">a<text:line-break/></text:span></text:span>conscripsit. Andromachus in hanc sententiam de ea prae-</text:p>
      <text:p text:style-name="P2">cepit. <text:span text:style-name="Default_20_Paragraph_20_Font"><text:span text:style-name="T1">Emplastrum ex herbi</text:span></text:span>s. ♃ Anagallidis coeruleum flo-<text:line-break/>rem habentis Ʒ lvj, marrubii Ʒ lvj, papaveris agrestis Ʒ lvj,<text:line-break/>alterci viridis Ʒ lvj, squamae Ʒ xxv, thuris drach. viij, re.<text:line-break/>sinae siccae draclL xvj, aloes drach. xvj, aluminis fissilis<text:line-break/>drach. quatuor, cerae minam unam, olei veteris heminas<text:line-break/>duas, aceti. Multi quidem utriusque anagallidis. Theocritus<text:line-break/>autem et terrae Eretriae et chrysocollae et salis ammoniaci<text:line-break/>et auripigmenti, singulorum Ʒ iv, in emplastrum ex her-<text:line-break/>his conjecit.</text:p>
      <text:h text:style-name="Heading_20_2" text:outline-level="2">Cap. VI.</text:h>
      <text:p text:style-name="P38"><text:s/>[<text:span text:style-name="Default_20_Paragraph_20_Font"><text:span text:style-name="T1">Alia emplastra ex eodem genere de qui-<text:line-break/>bus scripsit Andromachus.] Ad gangraenas , putredines^<text:line-break/>nomas veteres et cacoethes,</text:span></text:span> I<text:span text:style-name="Default_20_Paragraph_20_Font"><text:span text:style-name="T1">sidori Antioche</text:span></text:span>a. ♃ Argenti<text:line-break/>spumae drach. quatuor, aeruginis rasae drach. viij, olei</text:p>
      <text:p text:style-name="P5">. cyathos sex. Talius Adius cyathos xij et aeruginis scole-<text:line-break/>ciae. Argenti spuma et aerugo in cacabum laevigata mit-<text:line-break/>titur, olei tres cyathi superfunduntur, coquitur pruna non<text:line-break/>acri, moveturque spatha lignea donec viride fiat. Postea<text:line-break/>ab igne sublata, ac mortario superfusa contunditur, dum</text:p>
      <text:p text:style-name="P2">calidum est diutius, deinde rursus tres olei cyathos in<text:line-break/>ollam fundito, movetoque ne aduratur, quousque melinum<text:line-break/>fiat incoquito. Ac rur<text:span text:style-name="Default_20_Paragraph_20_Font"><text:span text:style-name="T1">s</text:span></text:span>us eximens terit<text:span text:style-name="Default_20_Paragraph_20_Font"><text:span text:style-name="T1">o, </text:span></text:span>ut collyria, ite-<text:line-break/>rumque excipiens in ollam coquito movendo, quousque m-<text:line-break/>brum colorem accipiat. Quin etiam tertio ex cacabo in<text:line-break/>mortarium defusa diutius terito, atque iterum quarto in<text:line-break/>olla coquito, ut in unum coeant. Rurfusque dum calet, de-<text:line-break/>fusa tritaque excspito et in rubra pyxide deponito ad prae-<text:line-break/>dictaque utitor. Post commemoratum emplastrum , alterius<text:line-break/>deinceps his verbis Andromachus meminit. <text:span text:style-name="Default_20_Paragraph_20_Font"><text:span text:style-name="T1">Humidum em-<text:line-break/>plostrum ad nomas, quo utor et ad alia multa. ♃ </text:span></text:span>Cerae<text:line-break/>drach. octo, resinae terebinthinae drach. octo, adipis tau-<text:line-break/>rini aurati drach. quatuor, chalcitidis drach. duas, fqua-<text:line-break/>mae aeris drach. tres, mannae thuris drach. duas, gallae<text:line-break/>immaturae drach. quatuor, olei myrtei heminas quinque.<text:line-break/>Arida cum aceto et melle <text:span text:style-name="Default_20_Paragraph_20_Font"><text:span text:style-name="T1">s</text:span></text:span>umuntur, deinde sic liquabilia<text:line-break/>superfunduntur.</text:p>
      <text:h text:style-name="Heading_20_2" text:outline-level="2">Cap. VII. </text:h>
      <text:p text:style-name="P38">[<text:span text:style-name="Default_20_Paragraph_20_Font"><text:span text:style-name="T1">Pascae multiplicis usus. Ad artis opera<text:line-break/>methodo et exercitatione opus esse.]</text:span></text:span> Quod auxiliorum quae-</text:p>
      <text:p text:style-name="P2">dam ratio sola invenit, quaedam experientia, quae et- ipsa<text:line-break/>rationem non requirit, nonnulla utriusque opem postulant,<text:line-break/>subinde vobis demonstratum est. Ad haec etiam quod quae<text:line-break/>ratione et experientia comperta sunt, coniecturali via ad<text:line-break/>eorum, quae inquiruntur, inventionem, utuntur, quae vero<text:line-break/>per rationem separata sunt, experientia confirmantur. Quin<text:line-break/>etiam fpei conjecturalis non mediocrem, quemadmodum et<text:line-break/>in universa vita, majoris minoIisque esse differentiam, non<text:line-break/>enim pluviam hiemali solstitio et caniculae ortu suturam<text:line-break/>similiter speramus, quae hiemali srequenter, sub caniculae<text:line-break/>aestu raro accidit. Porro quum omnia artium opera fre-<text:line-break/>quenti firmentur exercitio, non satis est generalia ipsarum<text:line-break/>addiscere duntaxat, sed etiam in particularibus exerceri<text:line-break/>subinde oportet, nam quae per impersectas actiones fit ex-<text:line-break/>ercitatio, ad persectarum possessionem via est. Quare ego<text:line-break/>quoque in omnibus commentariis, quos vobis amici peten-<text:line-break/>, tibus composui, non solis communibus theorematicis con-</text:p>
      <text:p text:style-name="P2">tentus fui, sed exempla multa etiam exercendi gratia ad-<text:line-break/>jeci., quibus ipsorum cognitionem vobis evidentiorem ma-<text:line-break/>gisque firmam fure sperabam. Quemadmodum igitur in aliis<text:line-break/>omnibus medicinae partibus, ita et in nervorum vulnerum<text:line-break/>curatione scripsi, primum vobis rationalem viam ostendens,<text:line-break/>qua ad praesidiorum inventionem perveniatis, deinde ma-<text:line-break/>tersas, quibus vires a ratione inventas contineri didicistis,<text:line-break/>siquidem in commentariis, qui undecim numero sunt da<text:line-break/>simplicium medicamentorum facultate, particularium mate-<text:line-break/>riarum vires universas vel plurimas easque utilissimas ex-<text:line-break/>posui. Nam ut praesidiis nunquam desiit ueremini, hoc esse<text:line-break/>necefl arium demonstravimus , non solum ut vos ipsi quo-<text:line-break/>que in praeparatorum ab aliis medicamentorum inopia,<text:line-break/>auxiliorum copiam haberetis, sicut olim Erasistratus, quum<text:line-break/>stomaticum medicamentum in illo protectionis loco ad ma-<text:line-break/>num non esset, interdum herbarum fnccos, quibus ab n n-<text:line-break/>dabat, usurpavit, sed etiam, ut si illorum auctorum sari-<text:line-break/>ptiones perierint, ipsi queamus similia perditis consicere.</text:p>
      <text:p text:style-name="P2">Insuper, ut ab aliis inventis recte utamur, exercitatio ex<text:line-break/>proposito opere accedens profuerit. Quid opus est ut di-<text:line-break/>eam illam quoque adj <text:span text:style-name="Default_20_Paragraph_20_Font"><text:span text:style-name="T1">o</text:span></text:span>mento esse, ut quae compositis me-<text:line-break/>dicamentis superfluo injecta sint et contra quae primi illo-<text:line-break/>rum auctores omiserint, discernere possimus? sicut in tertio<text:line-break/>libro ostendimus, sermonem de medicamentis ad nervorum<text:line-break/>vulnera idoneis facientes. Ita vero et nunc indicabimus,<text:line-break/>exercentes vos in iis, quae me saniores medici invenerunt.<text:line-break/>Universalis etenim methodus neque cum distinctionibus<text:line-break/>exacte, neque sine iis imperfecte a quoquam priorum tra-<text:line-break/>dita est, imo nec medicamentum, quod curare promittat<text:line-break/>nervos ab acuto aliquo punctos, cujusmodi <text:span text:style-name="Default_20_Paragraph_20_Font"><text:span text:style-name="T1">s</text:span></text:span>unt acus et<text:line-break/>puerorum stili , quisquam memoriae prodidit, quod ipsum<text:line-break/>hoc solum facere optime possit, at ego certe eorum innu-<text:line-break/>merabilem copiam praedicto libro. percensui. Quidam tamen<text:line-break/>ipsorum nimirum diligentiores cum multi usus medicamenta<text:line-break/>notatu digna scripsissent, praeter alia quae facere ipsa pol-</text:p>
      <text:p text:style-name="P2">licentur, adjunxere interdum quidem et nervorum vulneri-<text:line-break/>bus esse accommoda, interdum nervorum et musculorum<text:line-break/>praecisionibus, aliquando etiam puncturis ipsorum vel con-<text:line-break/>tusionibus auxiliari. Vobis autem ex iis, quae didicistis licet<text:line-break/>cognoscere ante experientiam, possibiliane quis, an impos-<text:line-break/>sibilia, de quibus scripsit, polliceatur. Praeterea et ea, sine<text:line-break/>quibus descripta medicamenta agere nata sunt, vobis intel-<text:line-break/>ligere integrum est, in quibus ipsis est utendum. Ut igitur<text:line-break/>ceu exempli gratia exordiar emplastrum quoddam, medica-<text:line-break/>mentum multiplicis Issos , quod Andromachus in libro de<text:line-break/>medicamentis extrinsecus corpori adhibitis, ordine secundum<text:line-break/>posuit, haud indicans ad quae maxime ipso utendum sit.<text:line-break/>Exerceri rursus vobis licet, quomodo ex commemoratis sim-<text:line-break/>plicibus medicamentis compositi vires sint cognoscendae.</text:p>
      <text:h text:style-name="Heading_20_2" text:outline-level="2">Cap. VIII. </text:h>
      <text:p text:style-name="P38">[<text:span text:style-name="Default_20_Paragraph_20_Font"><text:span text:style-name="T1">Pasca Aegyptia Andromachb]</text:span></text:span> Andro-<text:line-break/>maesius enim ita ad verbum prodidit. <text:span text:style-name="Default_20_Paragraph_20_Font"><text:span text:style-name="T1">Pusca Aegyptia. ♃<text:line-break/></text:span></text:span>Argenti spumae Ʒ xliv, ricini heminas vj, cerae Ʒ cxliv,<text:line-break/>guttae ammoniaci Ʒ lxxij, terebinthinae Ʒ xxxvj, lanarum</text:p>
      <text:p text:style-name="P2">ustarum Ʒ xviij, squamae stomomatis Ʒ viij, squamae aeris<text:line-break/>Ʒ viij, aristolochiae Ʒ viij, thuris Ʒ viij. Nonnulli myrrhae<text:line-break/>Ʒ iv, opopanacis Ʒ duas, marinae aquae drach. quinquaginta<text:line-break/>ad ceram conspergendum. Haec quidem scriptura medica-<text:line-break/>menti boni et re vera usus multiplicis est, verum ipse di-<text:line-break/>cendum omisit, in quibus eo utendum erit. Si igitur cujus .<text:line-break/>que simplicis medicamenti facultate ante exposita , quem-<text:line-break/>admodum nos in undecim libris flagitavimus et methodo<text:line-break/>quapiam universali compositionis medicamentorum scripta,<text:line-break/>sicut a nobis quoque praecedente libro factum est, viventi-<text:line-break/>bus amicis hujusmodi scriptiones exercitii gratia protulis-<text:line-break/><text:span text:style-name="Default_20_Paragraph_20_Font"><text:span text:style-name="T1">s</text:span></text:span>et, ut ad quos affectus utile este compositum medicamen-<text:line-break/>tum posset, decernerent, nimirum hominis institutum lau-<text:line-break/>dassemus, quoniam vero nihil horum egit, quis non ip<text:span text:style-name="Default_20_Paragraph_20_Font"><text:span text:style-name="T1">s</text:span></text:span>um .<text:line-break/>omnino accusatione dignum cen<text:span text:style-name="Default_20_Paragraph_20_Font"><text:span text:style-name="T1">s</text:span></text:span>eat? Unde medicamentarii<text:line-break/>ipsius libri, qui complurium optimorum medicamentorum<text:line-break/>compositiones habent, merito a medicis neglecti <text:span text:style-name="Default_20_Paragraph_20_Font"><text:span text:style-name="T1">s</text:span></text:span>unt, nam<text:line-break/>inter <text:span text:style-name="Default_20_Paragraph_20_Font"><text:span text:style-name="T1">s</text:span></text:span>excentos vix unus arsis ab<text:span text:style-name="Default_20_Paragraph_20_Font"><text:span text:style-name="T1">s</text:span></text:span>olutionem habere videtur,</text:p>
      <text:p text:style-name="P2">alii idiotarum mod<text:span text:style-name="Default_20_Paragraph_20_Font"><text:span text:style-name="T1">o</text:span></text:span> satis habent, si medicamentis manifesto<text:line-break/>scriptis recte uti queant. At quid oportet dicere de hujus-<text:line-break/>modi medicis? Quum etiam empiricorum nonnulli, ut vo-<text:line-break/>eant, quamvis celebres ex artis operibus conspiciant<text:span text:style-name="Default_20_Paragraph_20_Font"><text:span text:style-name="T1">u</text:span></text:span>r, ta^<text:line-break/>men ignorare fe fateantur, quanam ratione unumquodque<text:line-break/>compositorum medicamentorum inventum fuerit. Atqui quid<text:line-break/>ego dico ratione? protinus enim ne ullum ex ejusmodi<text:line-break/>medicamentis inventum esse ratione pronunciant. Inutilis<text:line-break/>igitur ipsis est fu<text:span text:style-name="Default_20_Paragraph_20_Font"><text:span text:style-name="T1">s</text:span></text:span>ci hujus emplastri <text:span text:style-name="Default_20_Paragraph_20_Font"><text:span text:style-name="T1">s</text:span></text:span>criptura, quae colo-<text:line-break/>rem tantum in titulo docet, vires non item, quas ante co-<text:line-break/>furem scriptas esse praestiterat. Quoniam itaque Androma-<text:line-break/>chus facultatem ipsius dicere neglexit, nos ex mixtorum<text:line-break/>specie et facultate invenire cohemur. Argenti <text:span text:style-name="Default_20_Paragraph_20_Font"><text:span text:style-name="T1">s</text:span></text:span>pumam me-<text:line-break/>dii temperamenti calefaciendo et reliigerando , paulum ad<text:line-break/>siccitatem inclinare didicistis, praeterea usum est in empla-<text:line-break/>sitis este duplicem, nempe si non liquefiat, ceu materiae<text:line-break/>duntaxat momentum adferre, si liquata fuerit, etiam siccare</text:p>
      <text:p text:style-name="P2">posse, idque magis si diutius cocta fuerit. Nunc tamen<text:line-break/>quaestio est, quatenus incoqui debeat, quum Andromachus<text:line-break/>sex heminas ricini, quod est olei ricinini, miscendas esse<text:line-break/>tradiderit. Quot enim unciarum Romanae librae heminam<text:line-break/>esse velit non explicuit, etsi melius erat hominem qui<text:line-break/>Romae degerat librarum, sextariorum et unciarum memi-<text:line-break/>nisse, relinquere autem cotyles, id est heminae, vocabu-<text:line-break/>lum Graecis civitatibus extra ltaliam usitatum. Si ergo in<text:line-break/>omnibus ipsis idem nomen heminae esset, nulla utique so-<text:line-break/>ret quaestio , nunc vero quum permagna quantitatis inter<text:line-break/>eas sit differentia, conveniebat ipsum monere, se vel Atti-<text:line-break/>cam vel Alexandreoticam vel Ephesiam vel aliam quam-<text:line-break/>piam heminam dicere. Nam permulti, qui de mensuris et<text:line-break/>ponderibus scripserunt, novem unciis Romanae librae he.<text:line-break/>minam medicos in medicorum libris aesttmasse produnt,<text:line-break/>alii duodecim unciis ab eis reputari affirmant, sicut Ro^<text:line-break/>mae olei libram ex more appellant. lam vero quendam</text:p>
      <text:p text:style-name="P2">audivi, qui heminam a medicis in medicamentorum com-<text:line-break/>mentariis traditam sedecim uncias Romanas pendere diceret.<text:line-break/>At non parum refert ad medicamenti facultatem vel magnas<text:line-break/>vel parvas heminas injicere. Ego sane olei libram Romae<text:line-break/>vocatam, quam per incisuris distincta cornua metiuntur,<text:line-break/>ponderavi quandoque discere cupiens quantum gravitatis<text:line-break/>pondus contineret, inveni duodecim olei mensuratas, decem<text:line-break/>unciis ponderum aequales. Quare medicos in libris de me-<text:line-break/>dicamentis accuratius scribere oportebat, quales videlicet<text:line-break/>uncias vel libras medicamentorum liquidorum immitti vel-<text:line-break/>lent, mensuralesne an ponderum; perspicuum enim est, Ii-<text:line-break/>quinorum horum corporum, sicut etiam solidorum alia<text:line-break/>graviora, alia levioraesse. Ac singulorum liquidorum, quae<text:line-break/>in medicamenta mittuntur, pondus alio libro declaravimus,<text:line-break/>sed in praesentia id quod propositum est repetamus. Etenim<text:line-break/>si novem unciarum mensuralium singulas heminas esse sta-<text:line-break/>tueris, ex tribus <text:span text:style-name="Default_20_Paragraph_20_Font"><text:span text:style-name="T1">s</text:span></text:span>eptem et viginti uncias produces, si in</text:p>
      <text:p text:style-name="P2">octo drachmas quamque unciam dividas, drachmas ducentas<text:line-break/>et sedecim habebis, si duodecim unciis singulas heminas<text:line-break/>aestimes, fient nimirum <text:span text:style-name="Default_20_Paragraph_20_Font"><text:span text:style-name="T1">s</text:span></text:span>ex et triginta unciae, drach. vero<text:line-break/>cclxxxviij, singulis unciis in octo drachmas divisis. Exper-<text:line-break/>tus sum ego plerumque , quum argenti spumam ex oleo<text:line-break/>coxissem, commoderatam ipsius mixturam librae quidem ar-<text:line-break/>genti spumae ponderati , mensurali vero olei parem fieri,<text:line-break/>quod Ii copiosius oleum injicias et coctam videlicat diutius<text:line-break/>majorem vim siccandi assumere. lu candidis emplastris co-<text:line-break/>Ioris gratia cerussam quoque argenti spumae miscemus,<text:line-break/>omnino aequalem pondere. lmmittitur autem homina no-<text:line-break/>Vem unciarum juxta ponderalem argenti spumae libram,<text:line-break/>colorem servare volentibus, eo quod diuturnior coctio ni-<text:line-break/>griorem argenti spumam efficiat, sed oleo pauco indito me-<text:line-break/>dicamentum glutinans evadit. Proinde quidam vel terebin-<text:line-break/>thinam resinam vel quam vocant coloph<text:span text:style-name="Default_20_Paragraph_20_Font"><text:span text:style-name="T1">o</text:span></text:span>niam quantum<text:line-break/>licet pellucentem miscuerunt, conantes neque colorem o<text:span text:style-name="Default_20_Paragraph_20_Font"><text:span text:style-name="T1">s-</text:span></text:span></text:p>
      <text:p text:style-name="P2">fendere, neque medicamenti facultatem, adjicereque resinae<text:line-break/>mixturae tenacitatem, qu<text:span text:style-name="Default_20_Paragraph_20_Font"><text:span text:style-name="T1">o</text:span></text:span> non facile decidat, quippe medi-<text:line-break/>camentum, si tanto oleo tantum argenti spumae et cerussae<text:line-break/>coquatur, arenidum ac friabile redditur. Nonnulli eadem<text:line-break/>ratione cocto medicamento albam ceram indiderunt. Sp<text:span text:style-name="Default_20_Paragraph_20_Font"><text:span text:style-name="T1">u-<text:line-break/></text:span></text:span>mae tamen argenti duplum olei habenti, si nihil etiam re-<text:line-break/>sino sum vel cerosum immittas, ex coctione glutinans erit,<text:line-break/>et multo magis, si cum argenti <text:span text:style-name="Default_20_Paragraph_20_Font"><text:span text:style-name="T1">s</text:span></text:span>puma otei triplum misceas,<text:line-break/>hoc est si tres olei mensuratas uncias cum tribus argenti<text:line-break/>spumae ponderalibus committas. Consentaneum igitur est<text:line-break/>Andromachum novem unciis mensuralibus oleum ricini im-<text:line-break/>mitti j ubere, ut sex heminae uncias quinquaginta quatu<text:span text:style-name="Default_20_Paragraph_20_Font"><text:span text:style-name="T1">o</text:span></text:span>r<text:line-break/>expediant mensuratas, quod idem est ac si dicas, mensurae<text:line-break/>Romanae lib. iv ẞ. At clarum est ricini inopia interdum<text:line-break/>vetus oleum ejus loco assumendum esse. Ego subinde et<text:line-break/>licyonium injeci emplastris discutientibus, et quum illud non<text:line-break/>adesset, aliud mea ipsius industria simile illis effeci radici-</text:p>
      <text:p text:style-name="P2">bus cucumeris agrestis, bry<text:span text:style-name="Default_20_Paragraph_20_Font"><text:span text:style-name="T1">o</text:span></text:span>niae et althaeae in eo deco-<text:line-break/>ctis. Quod vero propositum medicamentum discutiens emol-<text:line-break/>liensque Andromachus esse cupiat, ricinini olei et copiosa<text:line-break/>guttae ammoniaci mixtura, palam indicat, nam argenti spu-<text:line-break/>mae ceram pondere parem , ammoniacum dimidium esse<text:line-break/>praecipit, et si in multis nobilibus emplastris non dimidium,<text:line-break/>sed quarta pars vel quinta, crebro septima et octava, non-<text:line-break/>nunquam decima, pondere ad argenti spumae proportionem<text:line-break/>medicamenti hujus immittatur. De cera didicimus, quod in<text:line-break/>hujusmodi medicamentorum compositionibus materiae locum<text:line-break/>obtinet, non facultatis efficaciam adjuvat. Adest vero et ei<text:line-break/>vis quaedam emolliendi exigua<text:span text:style-name="Default_20_Paragraph_20_Font"><text:span text:style-name="T1">, s</text:span></text:span>ed non illius ergo medi-<text:line-break/>camento prae<text:span text:style-name="Default_20_Paragraph_20_Font"><text:span text:style-name="T1">s</text:span></text:span>enti admixta est, quemadmodum nec terebin-<text:line-break/>thina resina, quamquam multo viribus quam cera prae^<text:line-break/>stantior, etenim magis mollit quam illa, item calefacit et<text:line-break/>di<text:span text:style-name="Default_20_Paragraph_20_Font"><text:span text:style-name="T1">s</text:span></text:span>cutit, ex quibus cera ne alterum quidem efficit. Verum<text:line-break/>gutta ammoniaci <text:span text:style-name="Default_20_Paragraph_20_Font"><text:span text:style-name="T1">s</text:span></text:span>ola imposita <text:span text:style-name="Default_20_Paragraph_20_Font"><text:span text:style-name="T1">s</text:span></text:span>qualidum aridumque red-<text:line-break/>det medicamentum. Quantum vero ad emplastri confectio-</text:p>
      <text:p text:style-name="P2">nem, hoc est emplastropoeiam , neque enim ita appellasse<text:line-break/>nocet, attinet, utilis est tum cera tum resina, quippe mol-<text:line-break/>lit discutitque medicamentum vel solius ammoniaci benesi-<text:line-break/>cio, quod quidem inter emollientia principatum occupat, in<text:line-break/>discutientibus vero concertat. Porro siquae in libro quinto<text:line-break/>de simplicium medicamentorum facultate dicta sunt, in me-<text:line-break/>moriam rev<text:span text:style-name="Default_20_Paragraph_20_Font"><text:span text:style-name="T1">o</text:span></text:span>caveIitis ad intelligendum qualenam hujusmodi<text:line-break/>medicamentis temperamentum esse oporteat, nihil adhuc re-<text:line-break/>centiori disciplina indigebitis. Nam primae facultates esse-<text:line-break/>ctivae medicamentis sunt, in calore, Rigiditate, humiditate<text:line-break/>et siccitate, secundae emollientes, discutientes, repercusso-<text:line-break/>riae, attractricem coctrices, detersoriae et exedentes, quem-<text:line-break/>admodum et tertiae dicuntur, quae glutinant vulnera cica-<text:line-break/>tricem inducunt et carnem generant. Compositum igitur<text:line-break/>ex oleo ricinino et gutta ammoniaci medicamentum abunde<text:line-break/>potest discutere, emollire et nimirum etiam siccare, ubi<text:line-break/>materiam idoneam assumpserit, ceram, resinam et diutius<text:line-break/>coctam argenti spumam. Ad haec vero jubet iniicere lanas</text:p>
      <text:p text:style-name="P3">ustas, aristolochiam, medicamenta plurimum discutientia et<text:line-break/>exiccantia. Praeterea meminit medicamenti conc<text:span text:style-name="Default_20_Paragraph_20_Font"><text:span text:style-name="T1">o</text:span></text:span>quentis et<text:line-break/>discutientis nempe thuris. Quod si myrrhae nonnihil et<text:line-break/>opopanacis adjicit, quosdam enim ait et ex iis aliquid mi-<text:line-break/>fcere medicament<text:span text:style-name="Default_20_Paragraph_20_Font"><text:span text:style-name="T1">o</text:span></text:span>, illam <text:span text:style-name="Default_20_Paragraph_20_Font"><text:span text:style-name="T1">s</text:span></text:span>ane scimus non ignavitur cale-<text:line-break/>facere et exiccare, opopanacem vero et generosius adhuc<text:line-break/>haec utraque efficere, in<text:span text:style-name="Default_20_Paragraph_20_Font"><text:span text:style-name="T1">s</text:span></text:span>uper attenuandi, difcutiendique fa-<text:line-break/>cultate praestare, fed hujus quidem pauxillum inditur, ti-<text:line-break/>mente, opinor, eo qui ip<text:span text:style-name="Default_20_Paragraph_20_Font"><text:span text:style-name="T1">s</text:span></text:span>um apponit medicamenti acrim<text:span text:style-name="Default_20_Paragraph_20_Font"><text:span text:style-name="T1">o-<text:line-break/></text:span></text:span>niam et volente non folum discutiens emolliensque empta-<text:line-break/>ftrum, fed vulneribus quoque idoneum efficere. Propterea<text:line-break/>igitur et squamam aeris et stomomatis cum ea miscuit,<text:line-break/>quae praeterquam quod valide siccant, astringendi etiam vim<text:line-break/>sortita sunt. Ego propter horum mixturam propositum<text:line-break/>nobis in sermone emplastrum Aegyptium cruentis vulnerhu<text:line-break/>bus ulceribusque aliis non paucis bonum medicamentum<text:line-break/>redditur. Quin etiam ad abscessus et omnia quae discuti</text:p>
      <text:p text:style-name="P3">postulant, <text:span text:style-name="Default_20_Paragraph_20_Font"><text:span text:style-name="T1">s</text:span></text:span>ubinde audivistis medicamenta, quae simul cum<text:line-break/>discutientibus etiam astringentium aliquod capiunt, tutiora<text:line-break/>fieri, quae vero sine astringentibus discutiunt, efficaciora<text:line-break/>quidem, <text:span text:style-name="Default_20_Paragraph_20_Font"><text:span text:style-name="T1">s</text:span></text:span>ed non perinde tuta. Saepe enim fluxiones attra-<text:line-break/>hunt dum corpus quod curatur plethoricum est vel pravo<text:line-break/>succo obnoxium , sin autem vacuum corpus est ac super-<text:line-break/>Unitatibus liberum, promptius medicamenta, quae magis dis-<text:line-break/>cutiunt, sola sine astringentibus assumpta ad finem perve-<text:line-break/>niunt, at quum pauca id genus corpora, quibus medica-<text:line-break/>menta afferuntur, reperias, iccirco securius esse visum est<text:line-break/>miscere etiam nonnulla repellentia. Ita sane et emplastro<text:line-break/>discutienti, quod ex sata conficitur, quidam adjecerunt chal-<text:line-break/>canthi paululum , quamvis et sal ipse astringens quippiam<text:line-break/>possideat. lgitur propositum medicamentum vehementer dis-<text:line-break/>c utere compertum est, ut etiam pus jam non adm<text:span text:style-name="Default_20_Paragraph_20_Font"><text:span text:style-name="T1">o</text:span></text:span>dum<text:line-break/>copiosum sine outis perforatione discutere queat, emollire<text:line-break/>scirrhosa et quomodocunque, Indurata, item magna vulnera<text:line-break/>conglutinare, quemadmodum et ulceribus jam ad malignata-</text:p>
      <text:p text:style-name="P3">tem declinantibus cicatricem obducere, aliisque omni-<text:line-break/>bus affectibus, qui discutiendi simuI et repellendi facul-<text:line-break/>tatem desiderant, in quibus sunt et quae fronti, dum oculi<text:line-break/>fluxione laborant, imponuntur, vocata a medicis anacol-<text:line-break/>Iemata. Idem h<text:span text:style-name="Default_20_Paragraph_20_Font"><text:span text:style-name="T1">o</text:span></text:span>c medicamentum conveniet et nervis<text:line-break/>denudatis , etsi in parte sua ipsorum quapiam absecti fue-<text:line-break/>rint; etenim praecisi pericuIo, quod ex consensu oritur,<text:line-break/>carentes, adhuc etiam subjectis sibi partibus, in quae in-<text:line-break/><text:span text:style-name="Default_20_Paragraph_20_Font"><text:span text:style-name="T1">s</text:span></text:span>eruntur, sensum adimunt, indigent sane et hi quoque tali<text:line-break/>medicamento, nam quae humectant, facile eos putrefaciunt.<text:line-break/>Ob quod et pastilli siccantes, etsi abunde astringant, tamen<text:line-break/>denudatis nervis conveniunt, qui nondum ad phlegmones<text:line-break/>vigorem pervenerunt, hi namque indignantur irritanturque<text:line-break/>ab hujusmodi medicamentis. Sed de his postea. Quae de<text:line-break/>proposito emplastro dicenda restant, app<text:span text:style-name="Default_20_Paragraph_20_Font"><text:span text:style-name="T1">o</text:span></text:span>namus. Quoniam<text:line-break/>plerumque medici ex inscitia, id genus emplastra dura itn..<text:line-break/>ponunt, quum liquata linamentis excipere praestaret, vel</text:p>
      <text:p text:style-name="P2">etiam in con<text:span text:style-name="Default_20_Paragraph_20_Font"><text:span text:style-name="T1">i</text:span></text:span>ectione statim molliuscula reddere, postea quum<text:line-break/>in magnis divisionibus, ubi nervi denudati sunt, experi-<text:line-break/>mentum de ipsis facere, <text:span text:style-name="Default_20_Paragraph_20_Font"><text:span text:style-name="T1">s</text:span></text:span>perant in puncturis multo uti-<text:line-break/>hora fore, ignorantes et hic maximam quandam specula-<text:line-break/>tionem, de qua disserui modo vos docens quae ratione in-<text:line-break/>veni, inde per experientiam confirmari cognovi, propterea<text:line-break/>etiam tunc admoneo. Multo namque calidiora et quae disc<text:span text:style-name="Default_20_Paragraph_20_Font"><text:span text:style-name="T1">u-<text:line-break/></text:span></text:span>tiant magis medicamenta punctus nervorum requirunt<text:line-break/>quam quum omnino denudati fuerint vulnere insigni facto,<text:line-break/>quippe nudi acria calidaque admodum medicamenta propter<text:line-break/>erosionem morsumque non ferunt, verum laxantia di<text:span text:style-name="Default_20_Paragraph_20_Font"><text:span text:style-name="T1">s</text:span></text:span>cu-<text:line-break/>tientiaque astringentibus mediocriter mixta postulant. At<text:line-break/>quoniam etiam melius est ambientes vulneris particulas acri-<text:line-break/>bus et tenuibus multumque discutientibus, quale est ex eu-<text:line-break/>phorbio consectum, contegere, nos sane propositum empta-<text:line-break/>strum fatis posse quae praedixi efficere conjectavimus , ei-<text:line-break/>que praeparato experientia testimonium accessit. Postea in-</text:p>
      <text:p text:style-name="P3">terdum in Asclepiadis et Critonis libros medicatorlos luci-<text:line-break/>dens deprehendi ipsos non ut Andromachus quoque indi-<text:line-break/>functe, sed eune manifesta distinctione facultatem ipsius<text:line-break/>scriptitasse. Igitur tum hujus gratia, tum quod in consc-<text:line-break/>ctione in quibusdam ab Andromacho dissentiant, satius vi..<text:line-break/><text:span text:style-name="Default_20_Paragraph_20_Font"><text:span text:style-name="T1">s</text:span></text:span>um est mihi etiam eorundem verba sub j ungere, deinde ita<text:line-break/>et de ipsorum discordia in medicamenti compositione non-<text:line-break/>nihil dicere.</text:p>
      <text:h text:style-name="Heading_20_2" text:outline-level="2">Cap. IX.</text:h>
      <text:p text:style-name="P38"><text:s/>[ <text:span text:style-name="Default_20_Paragraph_20_Font"><text:span text:style-name="T1">Quae Asclepiades et Crito de proposito<text:line-break/>Aegyptio emplastro conscripserint.]</text:span></text:span> De emplastro Aegyptio<text:line-break/>ab Andromacho tradito Asclepiades in hunc modum dis-<text:line-break/>serit. <text:span text:style-name="Default_20_Paragraph_20_Font"><text:span text:style-name="T1">Andromachi Aegyptium, cruentis vulneribus accom-<text:line-break/>modulum. Facit ad nervorum mtisoulorumque praecipio-<text:line-break/>nes, punctus, contusiones, suvat attritus, artuum fractu-<text:line-break/>ras, est et lippientibus coll</text:span></text:span>y<text:span text:style-name="Default_20_Paragraph_20_Font"><text:span text:style-name="T1">rium, confert capite d</text:span></text:span>o<text:span text:style-name="Default_20_Paragraph_20_Font"><text:span text:style-name="T1">lenti-<text:line-break/>bus, summatim ad multos affectus utile est medicamentum.<text:line-break/></text:span></text:span>♃ Argenti spumae, cerae, singulorum drach. cxliv, guttae<text:line-break/>ammoniaci drach. lxxij, terebinthinae drach. triginta sex,</text:p>
      <text:p text:style-name="P3">lanae fuccidae ustae drach. xviij, <text:span text:style-name="Default_20_Paragraph_20_Font"><text:span text:style-name="T1">s</text:span></text:span>quamae aeris drach. octo,<text:line-break/>squamae stomomatis drach. octo, thuris drach. octo, ari sto-<text:line-break/>lochiae rotundae Ʒ viij, ricini heminas tres. Haec praelatus<text:line-break/>Asclepiades deinceps coquendi modum tradit, Andromacho<text:line-break/>neque hanc partem compositionis in emplastris observante,<text:line-break/>siquidem in omnibus fere omisit. Verum de coctione dicta<text:line-break/>sunt non pauca in libro quarto et nunc paulo post dicetur.<text:line-break/>Aequum autem est inspicere controversiam, quam Asclepia-<text:line-break/>des in simplicium medicamentorum quantitate cum Andro-<text:line-break/>macho suscepit, non enim <text:span text:style-name="Default_20_Paragraph_20_Font"><text:span text:style-name="T1">s</text:span></text:span>ex heminas ricini, ut Andro-<text:line-break/>macbus, <text:span text:style-name="Default_20_Paragraph_20_Font"><text:span text:style-name="T1">s</text:span></text:span>ed tres injicere praecepit. Caeterum in aristosa-<text:line-break/>chia nullam Andromachus distinctionem fecit, ip<text:span text:style-name="Default_20_Paragraph_20_Font"><text:span text:style-name="T1">s</text:span></text:span>e rotuu-<text:line-break/>dam adjecit, sicut et in lana usta, succidam addidit, quassi-<text:line-break/>quam idem pondus, quod Andromachus immittat. Haec igi-<text:line-break/>tur ipsius verba sunt. ♃ Lanae fuccidae ustae drach. duo-<text:line-break/>deviginti, aristolochiae rotundae drach. viij. Quae vero ad<text:line-break/>calcem po<text:span text:style-name="Default_20_Paragraph_20_Font"><text:span text:style-name="T1">s</text:span></text:span>uit Andromachus, neque omnino Asclepiades</text:p>
      <text:p text:style-name="P3">meminit, neque de myrrha neque de opopanace quicquam<text:line-break/>loquutus, multo magis de marina, quae manifesto Andro-<text:line-break/>machus praeposuit, marinae, inquiens, ad ceram irrigandam<text:line-break/>drach. quinquaginta. Hoc enim nec Asclepiades nec Crito<text:line-break/>adjunxit, attamen aristolochiam rotundam Crit<text:span text:style-name="Default_20_Paragraph_20_Font"><text:span text:style-name="T1">o</text:span></text:span> aeque ac<text:line-break/>A<text:span text:style-name="Default_20_Paragraph_20_Font"><text:span text:style-name="T1">s</text:span></text:span>clepiades indidit, quemadmodum et sanae fuccidae drach.<text:line-break/>octodecim et olei ricinini, ita enim ad verbum <text:span text:style-name="Default_20_Paragraph_20_Font"><text:span text:style-name="T1">s</text:span></text:span>cripsit, he-<text:line-break/>minas <text:span text:style-name="Default_20_Paragraph_20_Font"><text:span text:style-name="T1">s</text:span></text:span>ex. Coctionem emplastri Asclepiades his verbis do-<text:line-break/>cet, argenti <text:span text:style-name="Default_20_Paragraph_20_Font"><text:span text:style-name="T1">s</text:span></text:span>pumam et ricininum incoquito, donec in unum<text:line-break/>coeant deinde <text:span text:style-name="Default_20_Paragraph_20_Font"><text:span text:style-name="T1">s</text:span></text:span>quamas ; ubi color bonus apparet, reliqua<text:line-break/>immittito. Apud Critonem hoc modo traditur, argenti <text:span text:style-name="Default_20_Paragraph_20_Font"><text:span text:style-name="T1">s</text:span></text:span>puma<text:line-break/>cum ricin<text:span text:style-name="Default_20_Paragraph_20_Font"><text:span text:style-name="T1">o</text:span></text:span> coquitur dum mellis <text:span text:style-name="Default_20_Paragraph_20_Font"><text:span text:style-name="T1">s</text:span></text:span>pissitudinem habeat, hoc<text:line-break/>facto <text:span text:style-name="Default_20_Paragraph_20_Font"><text:span text:style-name="T1">s</text:span></text:span>quamae insperguntur abundeque incoquuntur, quous-.<text:line-break/>que digitos non inquinent, postea terebinthina et cera, ubi<text:line-break/>in unum coierint, ammoniacum prius apud ignem digitis<text:line-break/>emollitum, quum jam ab igne deponitur, lanae fuccidae<text:line-break/>pulvis inspergitur, postremo thus, deinde ita tolluntur. Porro</text:p>
      <text:p text:style-name="P3">et ad quae medicamentum valeat, accuratius Crit<text:span text:style-name="Default_20_Paragraph_20_Font"><text:span text:style-name="T1">o</text:span></text:span> his ver-<text:line-break/>bis exposuit. Aegyptia omnem divisionem contusionemque<text:line-break/>a phlegmone praeservat, valet ad quoslibet ferarum morbus<text:line-break/>juvat phlegmonas sine ulceribus Iactas, benefacit etiam ner-<text:line-break/>vorum et musculorum doloribus sine causa obortis.</text:p>
      <text:h text:style-name="Heading_20_2" text:outline-level="2">Cap. X.</text:h>
      <text:p text:style-name="P38">[<text:span text:style-name="Default_20_Paragraph_20_Font"><text:span text:style-name="T1">Alia Andromachi fusca</text:span></text:span> ] Scripsit alia quo-<text:line-break/>que fusca Andromachus superiori quodammodo genere simi-<text:line-break/>lia, vocat alterum Minervam, alterum nygmaticum, id est,<text:line-break/>puncturis accommodatum. Minerva quidem ad plures aflec-<text:line-break/>tus quam nygmaticum convenit, praesertim cum ulceribus<text:line-break/>consistentes, quoniam magis varia est, magisque astrin genti-<text:line-break/>bus insuper medicamentis participat, nygmaticum vero lilie<text:line-break/>gis hac laxat et doloris mitigantius est. ltaque de priore<text:line-break/>medicamento ita ad verbum <text:span text:style-name="Default_20_Paragraph_20_Font"><text:span text:style-name="T1">s</text:span></text:span>criptum reliquit. <text:span text:style-name="Default_20_Paragraph_20_Font"><text:span text:style-name="T1">Luscum<text:line-break/>Minerva</text:span></text:span>. ♃ Argenti spumae drach. centum, terebinthinae<text:line-break/>drach. triginta sex, cerae drach. viginti quinque, minii Si-<text:line-break/>nopici drach. viginti quatuor, guttae ammoniaci drach. tri-<text:line-break/>ginta sex, galbani Ʒ xij, aloes Ʒ viij, diphrygis Ʒ viij, aeris</text:p>
      <text:p text:style-name="P3">ustiƷvj, mastichesƷvj, aristolochiae drach. v, propolis Ʒ v,<text:line-break/>mannae Ʒ vj, squamae aeris Ʒ vj, lapidis Asii Ʒ iij, trifolii<text:line-break/>seminis Ʒij, sympbyti radicis Ʒ j, obolos iv, olei heminas iv.<text:line-break/>De altero fusco sic ad verbum Andromachus scripsit<text:span text:style-name="Default_20_Paragraph_20_Font"><text:span text:style-name="T1">. Pu-<text:line-break/>scum nygmaticum. </text:span></text:span>♃ Guttae ammoniaci Ʒ viij, cerae re-<text:line-break/>centis Ʒ viij, terebinthinae drach. iij, aeris usti drach. octo,<text:line-break/>picis aridae drach. quadraginta. Uti^eno vult, minae dimi-<text:line-break/>dium et quartam portionem, argenti spumae drach. quatuor,<text:line-break/>aloes Indicae drach. duas, aristolochiae draclu ij , galbani<text:line-break/>drach. duas, aeruginis drach. j, alii duas, thuris drach.<text:line-break/>duas, olei per hiemem heminas quatuor, per aestatem octa-<text:line-break/>vam partem, ammoniacum ex tribus aceti cyathis diluitur.<text:line-break/>lam vero et alia multa cum his emplastra prodidit An-<text:line-break/>dromachus, nihil aliud ipsis apponens quam coloris nomen,<text:line-break/>quae constant quidem ex contrariis facultate medicamentis,<text:line-break/>sed alia ipsorum laxandi et doloris tollendi vim majorem<text:line-break/>obtinent, quaedam discutiendi et deterrendi, nonnulla astrin-<text:line-break/>gendi. Quare nos etiam ipsos omnibus fidentes commode</text:p>
      <text:p text:style-name="P3">uti convenit ad ulcera, quae vix cicatricem recipiunt et<text:line-break/>cacoëthe, fortius astringentibus; ubi lenire et laxare pro-<text:line-break/>pofueris, magis laxantibus; ubi trahere et discutere conaris,<text:line-break/>iis quae calesaciendi facultatem praepollentem habent, quae-<text:line-break/>que pravos humores in profundo ad <text:span text:style-name="Default_20_Paragraph_20_Font"><text:span text:style-name="T1">s</text:span></text:span>e<text:span text:style-name="Default_20_Paragraph_20_Font"><text:span text:style-name="T1">s</text:span></text:span>e trahunt. Quibus-<text:line-break/>dam et hoc adjectum est, fuscum lite, quo utor. Tria enim<text:line-break/>deinceps talia non variae mixturae de<text:span text:style-name="Default_20_Paragraph_20_Font"><text:span text:style-name="T1">s</text:span></text:span>cripsit, quorum spfo-<text:line-break/>rum etiam confectionem ipsiusmet verbis allegare melius<text:line-break/>esse videtur. <text:span text:style-name="Default_20_Paragraph_20_Font"><text:span text:style-name="T1">-Fuscum lite, quo utor. </text:span></text:span>♃ Argenti spumae<text:line-break/>drach. xxiv, ricini heminam unam, aeris usti drach. qua-<text:line-break/>tuor, mannae draclu quatuor, resinae drach, quatuor, colo-<text:line-break/>phoniae drach. octo<text:span text:style-name="Default_20_Paragraph_20_Font"><text:span text:style-name="T1">. Aliud .lstdori ad dolorem sedandum.<text:line-break/></text:span></text:span>♃ Argenti fpumae drach. xxxvj, cerae drach. triginta fex,<text:line-break/>olei heminam j ẞ, resinae colophoniae drach. quindecim,<text:line-break/>squamae aeris drach. ix, mannae drach. quinquaginta, in-<text:line-break/>coquito. <text:span text:style-name="Default_20_Paragraph_20_Font"><text:span text:style-name="T1">Aliud, quo utor. </text:span></text:span>♃ Argenti fpumae drach. cxliv,<text:line-break/>resinae siccae drach. cxliv, <text:span text:style-name="Default_20_Paragraph_20_Font"><text:span text:style-name="T1">s</text:span></text:span>quamae drach. viginti quatuor,<text:line-break/>olei heminas tres. Quemadmodum autem his commemoratis<text:line-break/>tribus adjunxit aliis quod ipse utatur, aliis quod dolori</text:p>
      <text:p text:style-name="P3">leniendo sit, ita de aliis testimonium perhibuit, theriacas<text:line-break/>ipsa nominans. Tertium igitur ab initio his verbis tradi-<text:line-break/>tum est. <text:span text:style-name="Default_20_Paragraph_20_Font"><text:span text:style-name="T1">Fheriaca, qua utor. </text:span></text:span>Hanc <text:span text:style-name="Default_20_Paragraph_20_Font"><text:span text:style-name="T1">s</text:span></text:span>equitur alia rursus,<text:line-break/>cui praescriptum sic est: <text:span text:style-name="Default_20_Paragraph_20_Font"><text:span text:style-name="T1">Eupatorios theriaca.</text:span></text:span> Verum de<text:line-break/>theIiacis postea dicemus, nunc autem de fuscis adhuc quae<text:line-break/>prodidit Andromachus dicere cogito, quorum quod vires<text:line-break/>isse et con<text:span text:style-name="Default_20_Paragraph_20_Font"><text:span text:style-name="T1">i</text:span></text:span>ecturas neglexit, accusandus est. Statim igitur<text:line-break/>primo omnium scripto amicus quidam medicus usus est,<text:line-break/>permulta facienti. Etenim ulcera, quae cicatricem aegre du.<text:line-break/>eunt, praesertim ubi call<text:span text:style-name="Default_20_Paragraph_20_Font"><text:span text:style-name="T1">o</text:span></text:span>sa et dura labra ulcus ample-<text:line-break/>ctantur, claudit. Prodest etiam putredini, fistulis, sinus jun-<text:line-break/>git et magna vulnera. Summatim multiplicis usus esu Cossi-<text:line-break/>ponentium ipsam medicament<text:span text:style-name="Default_20_Paragraph_20_Font"><text:span text:style-name="T1">o</text:span></text:span>rum symmetria hunc in mo.<text:line-break/>dum scripta est. ♃ Argenti spumae Ʒ cxliv, olei heminas<text:line-break/>v, calcis vivae Ʒ xlviij, thuris Ʒ xlviij, aeris usti Ʒ xlviij,<text:line-break/>terebinthi nae Ʒxlvnj, aristolochiae Ʒ xlviij, picis drach. xcvj,</text:p>
      <text:p text:style-name="P3">cerae drach. xcvj, ammoniaci drach. xcvj. Ita quidem An-<text:line-break/>dromachus <text:span text:style-name="Default_20_Paragraph_20_Font"><text:span text:style-name="T1">s</text:span></text:span>cripsit. Licet tibi etiam minori mixtura ipsum<text:line-break/>praeparare, singulorum quae numeravimus quartam partem<text:line-break/>miscendo, fiet enim compositio talis. ♃ Argenti <text:span text:style-name="Default_20_Paragraph_20_Font"><text:span text:style-name="T1">s</text:span></text:span>pumae<text:line-break/>drach. triginta <text:span text:style-name="Default_20_Paragraph_20_Font"><text:span text:style-name="T1">s</text:span></text:span>ex, calcis vivae, aeris usti, thuris, tere-<text:line-break/>hinthinae, aristolochiae, singulorum tertiam argenti <text:span text:style-name="Default_20_Paragraph_20_Font"><text:span text:style-name="T1">s</text:span></text:span>pumae<text:line-break/>partem, hoc est drach. duodecim, deinde picis, cerae, gut-<text:line-break/>tae ammoniaci, singulorum duplo majus pondus, quam in<text:line-break/>dictis quinque medicamentis erit, aristolochia dico, tere-<text:line-break/>hinthina, thure, aere usto et calce, quam vivam et recen-<text:line-break/>tem esse oportet. Ita medicamentum etiam ast putrida utile<text:line-break/>fiet. Quum autem Andromachus omnia medicamenta per<text:line-break/>drachmas <text:span text:style-name="Default_20_Paragraph_20_Font"><text:span text:style-name="T1">s</text:span></text:span>crip<text:span text:style-name="Default_20_Paragraph_20_Font"><text:span text:style-name="T1">s</text:span></text:span>erit, melius egisset, si et olei <text:span text:style-name="Default_20_Paragraph_20_Font"><text:span text:style-name="T1">s</text:span></text:span>ecundum eau-<text:line-break/>dem <text:span text:style-name="Default_20_Paragraph_20_Font"><text:span text:style-name="T1">s</text:span></text:span>ymmetriam meminisset, ut quod injiceretur, totidem<text:line-break/>drachmas penderet, aut si non hoc, certa conveniebat ipsum<text:line-break/>Romanorum librae mentionem facere, nunc autem hemi-<text:line-break/>nam scribit, consuetam de hac mensura ambiguitatem no-</text:p>
      <text:p text:style-name="P3">bis relinquens, novemne videlicet mensuratas uncias, an<text:line-break/>duodecim esse heminam velit. Mea quidem sententia per-<text:line-break/>secta <text:span text:style-name="Default_20_Paragraph_20_Font"><text:span text:style-name="T1">s</text:span></text:span>ymmetria <text:span text:style-name="Default_20_Paragraph_20_Font"><text:span text:style-name="T1">s</text:span></text:span>ex uncias ponderis capiet, quia Romano-<text:line-break/>rum libra xij, uncias pendit. Si ex quarta parte componis,<text:line-break/>nota est proportio, nec latere arbitror veI si drachmas quis<text:line-break/>dicat ad ab<text:span text:style-name="Default_20_Paragraph_20_Font"><text:span text:style-name="T1">s</text:span></text:span>olutam symmetriam quadringentas octoginta<text:line-break/>assumi, eo quod ponderasse uncia octo drachmas valeat.<text:line-break/>Insuper aliud quoddam inter fusca ab Andr<text:span text:style-name="Default_20_Paragraph_20_Font"><text:span text:style-name="T1">o</text:span></text:span>macho positum<text:line-break/>est, quod et ip<text:span text:style-name="Default_20_Paragraph_20_Font"><text:span text:style-name="T1">s</text:span></text:span>um calcem vivam recipit, ejusdem cum <text:span text:style-name="Default_20_Paragraph_20_Font"><text:span text:style-name="T1">s</text:span></text:span>u-<text:line-break/>periure generis. Praeponit autem ei, <text:span text:style-name="Default_20_Paragraph_20_Font"><text:span text:style-name="T1">Ptescum Eubule. </text:span></text:span>Et<text:line-break/>fecundum hanc symmetriam praeparat. ♃ Argenti <text:span text:style-name="Default_20_Paragraph_20_Font"><text:span text:style-name="T1">s</text:span></text:span>pumae<text:line-break/>libram unam , cerae minam unam , aeris usti drach. duo-<text:line-break/>decim, aeruginis drach. duodecim, terebinthinae drach. duo-<text:line-break/>decim, resinae siccae drach. sedecim, guttae ammoniaci drach.<text:line-break/>octo, thuris drach. duodecim, opopanacis drach. octo, olei<text:line-break/>heminas quatuor, aceti heminas quatuor, in quibusdam ex-<text:line-break/>cmplaribus scriptum est heminae dimidium. Et nimirum<text:line-break/>dupliciter conficere ipsum licet scienti copiosius acetum</text:p>
      <text:p text:style-name="P3">valentissimum medicamentum efficere. Quin etiam aliud<text:line-break/>fuscum, cui hoc ip<text:span text:style-name="Default_20_Paragraph_20_Font"><text:span text:style-name="T1">s</text:span></text:span>um praeponitur. <text:span text:style-name="Default_20_Paragraph_20_Font"><text:span text:style-name="T1">Aliud fuscum.</text:span></text:span> Refert<text:line-break/>Andromachus singulorum connexum, hoc est medicamentum<text:line-break/>ex marina praeparatum, similibus vitiis, quibus prae<text:span text:style-name="Default_20_Paragraph_20_Font"><text:span text:style-name="T1">s</text:span></text:span>cripta,<text:line-break/>accommodum. Compositio ejus talis est. ♃ Argenti <text:span text:style-name="Default_20_Paragraph_20_Font"><text:span text:style-name="T1">s</text:span></text:span>pumae<text:line-break/>minae dimidium, cerae minae dimidium, chalcitidis quar-<text:line-break/>tam minae portionem, <text:span text:style-name="Default_20_Paragraph_20_Font"><text:span text:style-name="T1">s</text:span></text:span>quamae aeris drach. <text:span text:style-name="Default_20_Paragraph_20_Font"><text:span text:style-name="T1">s</text:span></text:span>edecim, thu-<text:line-break/>ris drach. octo, terebinthinae quartam partem et octavam,<text:line-break/>minae videlicet, guttae ammoniaci quartam partem, marinae<text:line-break/>aquae heminam unam, alii heminae dimidium, ricini hemi-<text:line-break/>nas tres, ammoniacum marina diluitur. Haec sane Andro-<text:line-break/>machus retulit, eatenus confectionis mentionem faciens, ut<text:line-break/>diceret ammoniacum cum marina prius videlicet diluen-<text:line-break/>dum. De chalcitide vero et <text:span text:style-name="Default_20_Paragraph_20_Font"><text:span text:style-name="T1">s</text:span></text:span>quama nihil po<text:span text:style-name="Default_20_Paragraph_20_Font"><text:span text:style-name="T1">s</text:span></text:span>uit, quamquam<text:line-break/>et haec ex marina laevigari queant, sicut etiam coqui cum<text:line-break/>argenti <text:span text:style-name="Default_20_Paragraph_20_Font"><text:span text:style-name="T1">s</text:span></text:span>puma, cera et terebinthina. Ut igitur nullum aliud<text:line-break/>fuscum a quovis alio quaeratis, adjiciatn alia duo ejusdem</text:p>
      <text:p text:style-name="P3">Andromachi. Vocat alterum ipsorum, Phtheirograplu, quod<text:line-break/>haec recipere dicit. ♃ Argenti spumae drach. centum, re-<text:line-break/>sinae drach. quinquaginta, guttae ammoniaci drach. triginta,<text:line-break/>cerae Ʒ l, aeruginis rasae drach. duodecim, <text:span text:style-name="Default_20_Paragraph_20_Font"><text:span text:style-name="T1">s</text:span></text:span>quamae aeria<text:line-break/>drach. ij, aristolochiae drach. octo, centaurii radicis drach.<text:line-break/>octo, <text:span text:style-name="Default_20_Paragraph_20_Font"><text:span text:style-name="T1">o</text:span></text:span>lei heminas duas. Itionis autem medicamentum ex<text:line-break/>bis constare ait. ♃ Argenti spumae drach. cxliv, picis siccae<text:line-break/>drach. cxliv, terebinthinae drach. Ixxij , guttae ammoniaci.<text:line-break/>drach. Ixxij, mannae, thuris singuIorum drach. cij, sevi vi-.<text:line-break/>inlini drach. cxliv, cerae drach. triginta <text:span text:style-name="Default_20_Paragraph_20_Font"><text:span text:style-name="T1">s</text:span></text:span>ex, aristolochiae<text:line-break/>drach. novem , aeris usti drach. novem , aeruginis rasae<text:line-break/>drach. novem, galbani drach. novem, opopanacis drach.<text:line-break/>novem, aceti heminae dimidium, olei heminam j ẞ, cicini,<text:line-break/>tantundem. Perspicuum est terebinthinae , guttae et thuris<text:line-break/>partes duplo pondere ab argenti spuma, pice, favo vitu-<text:line-break/>lino superari velie, cerae quadruplo, aeris usti, aeruginis,<text:line-break/>galbani, opopanacis <text:span text:style-name="Default_20_Paragraph_20_Font"><text:span text:style-name="T1">s</text:span></text:span>excuplodecuplo. Atque hoc medica-<text:line-break/>mentum abunde in usum venit multiplicem, quemadmodum</text:p>
      <text:p text:style-name="P2">et alia praecedentia, quibus omnibus audacter utendum est.<text:line-break/><text:span text:style-name="Default_20_Paragraph_20_Font"><text:span text:style-name="T1">Hellespontia ut Andromachus</text:span></text:span>. Celebre et hoc emplastrum<text:line-break/>inter sulca retulit Andromachus hac symmetria. ♃ Argenti<text:line-break/>spumae drach. centum, picis drach. quinquaginta, Iadani<text:line-break/>drach. viginti quinque, aeruginis rasae drach. octo, aeris<text:line-break/>usti drach. octo, squamae draclu duas, olei veteris drach.<text:line-break/>ducentas.</text:p>
      <text:h text:style-name="Heading_20_2" text:outline-level="2">Cap. XI.</text:h>
      <text:p text:style-name="P38"><text:s/>[<text:span text:style-name="Default_20_Paragraph_20_Font"><text:span text:style-name="T1">Hellespontia Herae.</text:span></text:span>] Quoniam vero An-<text:line-break/>dromachus ab Hera in medicamenti compositione differt,<text:line-break/>visum mihi est et Herae prodita adj ungere, quae ad ver-<text:line-break/>bum ita <text:span text:style-name="Default_20_Paragraph_20_Font"><text:span text:style-name="T1">s</text:span></text:span>onant. <text:span text:style-name="Default_20_Paragraph_20_Font"><text:span text:style-name="T1">Hellespontia pelspiratu disoutiens, phle-<text:line-break/>gmonem propulsans, valet ad strumas, panos, parotidas,<text:line-break/>impositum splenium attrahit, pus maturat, rumpit, con-<text:line-break/>glutinat, in fumma omnibus igne combustis benefacit,<text:line-break/>mit</text:span></text:span><text:span text:style-name="Default_20_Paragraph_20_Font"><text:span text:style-name="T3">i</text:span></text:span><text:span text:style-name="Default_20_Paragraph_20_Font"><text:span text:style-name="T1">gat etiam podagricos. ♃ </text:span></text:span>Olei veteris drach. centum,<text:line-break/>picis siccae drach. quinquaginta, ladani drach. viginti quin-<text:line-break/>que, argenti <text:span text:style-name="Default_20_Paragraph_20_Font"><text:span text:style-name="T1">s</text:span></text:span>pumae drach. centum, aeruginis rasae drach.<text:line-break/>oct<text:span text:style-name="Default_20_Paragraph_20_Font"><text:span text:style-name="T1">o</text:span></text:span>, galbani drach. quatuor, argenti spuma ex oleo trita<text:line-break/>coquitur, quum autem coeunt, pix et aerugo immittuntur,</text:p>
      <text:p text:style-name="P3">deinde ladanum galbanumque, atque sic in mortarium<text:line-break/>transfusa molliuntur et usui sunt. Quidam, ut boni coloris<text:line-break/>sit et fuscum, miscent etiam squamae drach. octo, nam<text:line-break/>alioqui fit nigerrimum. Hoc in podagris esiam non femel<text:line-break/>usus sum et cessit felicissime. Oportet autem taedas ligno--<text:line-break/>rum loco usurpare. Manifestum est autem viros inter fe<text:line-break/>dissentire in aliis paululum, in olei vero <text:span text:style-name="Default_20_Paragraph_20_Font"><text:span text:style-name="T1">s</text:span></text:span>ymmetria pluri-<text:line-break/>mum, nam duplo copiosius, quam Heras, Andromachus itll-<text:line-break/>mittit. Potest item praeparari aliter, quum sciamus, si plus<text:line-break/>olei injectum suerit, diuturniorem fore coctionem innuere,<text:line-break/>ipfumque medicamentum magis exiccans futurum, sin mi-<text:line-break/>nus, remorari coctionem futuram et medicamentum iuva-<text:line-break/>fidius exiccaturum.</text:p>
      <text:h text:style-name="Heading_20_2" text:outline-level="2"><text:span text:style-name="Default_20_Paragraph_20_Font">Cap. XII. </text:span></text:h>
      <text:p text:style-name="P38"><text:span text:style-name="Default_20_Paragraph_20_Font"><text:span text:style-name="T3">[</text:span></text:span><text:span text:style-name="Default_20_Paragraph_20_Font"><text:span text:style-name="T1">Quae scripsit Damocrates tesc</text:span></text:span><text:span text:style-name="Default_20_Paragraph_20_Font"><text:span text:style-name="T3">i</text:span></text:span><text:span text:style-name="Default_20_Paragraph_20_Font"><text:span text:style-name="T1">s multi-<text:line-break/>plicis medicamenta. P</text:span></text:span><text:span text:style-name="Default_20_Paragraph_20_Font"><text:span text:style-name="T3">y</text:span></text:span><text:span text:style-name="Default_20_Paragraph_20_Font"><text:span text:style-name="T1">rium emplastrum. ]</text:span></text:span></text:p>
      <text:p text:style-name="P1"><text:span text:style-name="Default_20_Paragraph_20_Font"><text:span text:style-name="T1">Post haec referam emplastrorum adhaerescentium<text:line-break/>Sine fasciis, quis usas et confe</text:span></text:span><text:span text:style-name="Default_20_Paragraph_20_Font"><text:span text:style-name="T3">c</text:span></text:span><text:span text:style-name="Default_20_Paragraph_20_Font"><text:span text:style-name="T1">tio.</text:span></text:span></text:p>
      <text:p text:style-name="P1"><text:span text:style-name="Default_20_Paragraph_20_Font"><text:span text:style-name="T1">Ad divisiones faciunt non magnas bene,</text:span></text:span></text:p>
      <text:p text:style-name="P2"><text:span text:style-name="Default_20_Paragraph_20_Font"><text:span text:style-name="T1">Et carnis festus ampliora vulnera,<text:line-break/>Medicantur a quadrupede et morsos</text:span></text:span> c<text:span text:style-name="Default_20_Paragraph_20_Font"><text:span text:style-name="T1">orpore<text:line-break/>Summo, recentes disoutiunt furunculos,<text:line-break/>Quibusque jam pus est, vapore digerunt.<text:line-break/>Rem auferendo crustas, iis celerrime<text:line-break/>Cicatricem inducunt opera nulla manus.<text:line-break/>Fn fronte postia fluxus quam promptissime<text:line-break/>Lippientium cohibent, scia quamvis ceperis.<text:line-break/>Hujus generis praestantius primum efferam<text:line-break/>Emplastrum facile inventu, cui color bonus<text:line-break/>Atque esii ca cia, P</text:span></text:span>y<text:span text:style-name="Default_20_Paragraph_20_Font"><text:span text:style-name="T1">rium nos dicimus,<text:line-break/>P</text:span></text:span>y<text:span text:style-name="Default_20_Paragraph_20_Font"><text:span text:style-name="T1">rium colore rescrat id quod purpuram,<text:line-break/>Si quo decet modo stat. Sic praepara.<text:line-break/>Sit libra insecta quinquies lithargyri<text:line-break/>Poni, semel cerae capiatur, insuper<text:line-break/>Per pityinae pinguis lignosae ac neutique.<text:line-break/>Aeruginis praestantis aeris, galbani,<text:line-break/>Aerisque combusti, pariter sauamae bonae,</text:span></text:span></text:p>
      <text:p text:style-name="P2"><text:span text:style-name="Default_20_Paragraph_20_Font"><text:span text:style-name="T1">Cujusque misoeto quaternas uncias.</text:span></text:span></text:p>
      <text:p text:style-name="P1"><text:span text:style-name="Default_20_Paragraph_20_Font"><text:span text:style-name="T1">Pinguis olei fex et decem pondo addito.</text:span></text:span></text:p>
      <text:p text:style-name="P1"><text:span text:style-name="Default_20_Paragraph_20_Font"><text:span text:style-name="T1">At curiose emplastrum coquito in hunc modum.<text:line-break/>Lithargyrum mitte ex oleo b</text:span></text:span><text:span text:style-name="Default_20_Paragraph_20_Font"><text:span text:style-name="T3">r</text:span></text:span><text:span text:style-name="Default_20_Paragraph_20_Font"><text:span text:style-name="T1">evissimam,<text:line-break/>Pictilem in ollam novam, fed hanc maiusculam.<text:line-break/></text:span></text:span><text:span text:style-name="Default_20_Paragraph_20_Font"><text:span text:style-name="T3">L</text:span></text:span><text:span text:style-name="Default_20_Paragraph_20_Font"><text:span text:style-name="T1">ibi conteres manibus, movebis ac spatha,<text:line-break/>Deinde flamma acri, atque continua coquens.<text:line-break/>Quum mellis accipit jam spissitudinem,<text:line-break/>Aerugo et sauama misoeantur, incoqui<text:line-break/>Permittito satis, dehinc aes adiungito.</text:span></text:span></text:p>
      <text:p text:style-name="P1"><text:span text:style-name="Default_20_Paragraph_20_Font"><text:span text:style-name="T1">Rusc</text:span></text:span><text:span text:style-name="Default_20_Paragraph_20_Font"><text:span text:style-name="T3">i</text:span></text:span><text:span text:style-name="Default_20_Paragraph_20_Font"><text:span text:style-name="T1">s coqui parvo relinquens tempore,<text:line-break/>Paululum defendens ex olla medicaminis,<text:line-break/>R</text:span></text:span><text:span text:style-name="Default_20_Paragraph_20_Font"><text:span text:style-name="T3">e</text:span></text:span><text:span text:style-name="Default_20_Paragraph_20_Font"><text:span text:style-name="T1">frigeratum</text:span></text:span><text:span text:style-name="Default_20_Paragraph_20_Font"><text:span text:style-name="T3"> I</text:span></text:span><text:span text:style-name="Default_20_Paragraph_20_Font"><text:span text:style-name="T1">nanibus et digitis teras.<text:line-break/>Poni coloris atque durum ubi conspicis,<text:line-break/>Sic piscinam ceramque reliquis indito.</text:span></text:span></text:p>
      <text:p text:style-name="P1"><text:span text:style-name="Default_20_Paragraph_20_Font"><text:span text:style-name="T1">Deinde cunctis rite unitis paululum,<text:line-break/>Stillato rursus, et colorem si bonum<text:line-break/>Et temperamentum</text:span></text:span><text:span text:style-name="Default_20_Paragraph_20_Font"><text:span text:style-name="T3"> I</text:span></text:span><text:span text:style-name="Default_20_Paragraph_20_Font"><text:span text:style-name="T1">ndes, mox tollito</text:span></text:span></text:p>
      <text:p text:style-name="P2"><text:span text:style-name="Default_20_Paragraph_20_Font"><text:span text:style-name="T1">Ab</text:span></text:span><text:span text:style-name="Default_20_Paragraph_20_Font"><text:span text:style-name="T3"> I</text:span></text:span><text:span text:style-name="Default_20_Paragraph_20_Font"><text:span text:style-name="T1">gne fictilem et subactum galbanum<text:line-break/>Aspponito. Si pharmacum sit durius<text:line-break/>Multo, r</text:span></text:span><text:span text:style-name="Default_20_Paragraph_20_Font"><text:span text:style-name="T3">e</text:span></text:span><text:span text:style-name="Default_20_Paragraph_20_Font"><text:span text:style-name="T1">solves oleo, faciens sic bonam<text:line-break/></text:span></text:span>T<text:span text:style-name="Default_20_Paragraph_20_Font"><text:span text:style-name="T1">emperiem. ln aliud inde vas trans</text:span></text:span>f<text:span text:style-name="Default_20_Paragraph_20_Font"><text:span text:style-name="T1">undito,<text:line-break/>Prigidum et fubactum manibus; ita reponito.<text:line-break/></text:span></text:span>Aliud ejusdem cum superiore generis fuhjiciam.</text:p>
      <text:p text:style-name="P1"><text:span text:style-name="Default_20_Paragraph_20_Font"><text:span text:style-name="T1">Medetur ante quos citavi affectibus,<text:line-break/>Nec est quod ulceribus malis diutinis<text:line-break/>Colloque pressis applicet felicius<text:line-break/>Cicatricem, etiamque</text:span></text:span><text:span text:style-name="Default_20_Paragraph_20_Font"><text:span text:style-name="T3"> o</text:span></text:span><text:span text:style-name="Default_20_Paragraph_20_Font"><text:span text:style-name="T1">re natas pustulas<text:line-break/>Pe</text:span></text:span><text:span text:style-name="Default_20_Paragraph_20_Font"><text:span text:style-name="T3">r</text:span></text:span><text:span text:style-name="Default_20_Paragraph_20_Font"><text:span text:style-name="T1">sanat absque rostone, rhagades<text:line-break/>Ani, nodosas durities callos demit.<text:line-break/>Sic praepara. Lithargyri minam boni,<text:line-break/>Sed mina libra est, ejus et pars tertia,<text:line-break/>Minae semis probatae cerae Ponticae et<text:line-break/>Aeruginis minae quadrantem rasil</text:span></text:span><text:span text:style-name="Default_20_Paragraph_20_Font"><text:span text:style-name="T3">i</text:span></text:span><text:span text:style-name="Default_20_Paragraph_20_Font"><text:span text:style-name="T1">s,<text:line-break/>Atri chamaeleontis octavam probi</text:span></text:span></text:p>
      <text:p text:style-name="P2"><text:span text:style-name="Default_20_Paragraph_20_Font"><text:span text:style-name="T1">Partem, radix bona est regione Cretica,<text:line-break/>Nascens primum, Cilicia deinde: praeter haec<text:line-break/></text:span></text:span>O<text:span text:style-name="Default_20_Paragraph_20_Font"><text:span text:style-name="T1">lei vetusti plusquam mina paululo.</text:span></text:span></text:p>
      <text:p text:style-name="P1"><text:span text:style-name="Default_20_Paragraph_20_Font"><text:span text:style-name="T1">Quod si non fuerit, usurpato vel recens.<text:line-break/>Lithargyron laevem simulque oleum nova<text:line-break/>Fotum figlina conditum, rudicula<text:line-break/>Movens coquito. </text:span></text:span>L<text:span text:style-name="Default_20_Paragraph_20_Font"><text:span text:style-name="T1">lbi constiterit et melinon<text:line-break/>Pueri</text:span></text:span>s, <text:span text:style-name="Default_20_Paragraph_20_Font"><text:span text:style-name="T1">adiicito aeruginem, ceram dein,<text:line-break/>Qua jam liquente ab igne tollens ollulam,<text:line-break/>Chamaeleontis paululum conspergito.<text:line-break/>linita quum rescigerataque quod fatie<text:line-break/></text:span></text:span>T<text:span text:style-name="Default_20_Paragraph_20_Font"><text:span text:style-name="T1">rans</text:span></text:span> f<text:span text:style-name="Default_20_Paragraph_20_Font"><text:span text:style-name="T1">undito in pilam, post sic reponito.</text:span></text:span></text:p>
      <text:p text:style-name="Normal">Aegyptium.</text:p>
      <text:p text:style-name="P1"><text:span text:style-name="Default_20_Paragraph_20_Font"><text:span text:style-name="T1">Aegyptium perseverans absque phlegmone<text:line-break/>Divisa quaelibet contusaque omnia,</text:span></text:span></text:p>
      <text:p text:style-name="P5"><text:span text:style-name="Default_20_Paragraph_20_Font"><text:span text:style-name="T1">. Quadruplum morsus cunctorum et serpentium,<text:line-break/>stem subortas absque ulceribus phlegmonas,<text:line-break/>Nervos dolentes</text:span></text:span> c<text:span text:style-name="Default_20_Paragraph_20_Font"><text:span text:style-name="T1">itra</text:span></text:span> c<text:span text:style-name="Default_20_Paragraph_20_Font"><text:span text:style-name="T1">ausam et musculos</text:span></text:span></text:p>
      <text:p text:style-name="P2"><text:span text:style-name="Default_20_Paragraph_20_Font"><text:span text:style-name="T1">Laudans hoc Andromachus dabat sodalibus<text:line-break/>Suis in pharmacis peritus maxime.</text:span></text:span></text:p>
      <text:p text:style-name="P1"><text:span text:style-name="Default_20_Paragraph_20_Font"><text:span text:style-name="T1">Aiebat esse ter .quadraginta quidem<text:line-break/>Denarios lithargyri et duodecim<text:line-break/>Eis alteros, cerae quoque albae Ponticae<text:line-break/>Potidem, ammoniaci ter violati lucidi<text:line-break/>Et duodecim alios, . thuris et bis quatuor.<text:line-break/>Squamae vero aeris et squamae stomomatis,<text:line-break/>Cujusque rursus mixturae bis quatuor.<text:line-break/>Purae terebinthinae ter addas duodecim,<text:line-break/></text:span></text:span><text:span text:style-name="Default_20_Paragraph_20_Font"><text:span text:style-name="T3">O</text:span></text:span><text:span text:style-name="Default_20_Paragraph_20_Font"><text:span text:style-name="T1">ctodecim heminas oleique ciceos,<text:line-break/>Comblestae totidem sordidae lanae heminas.<text:line-break/>Docebat ipsam esto modo comburere,<text:line-break/></text:span></text:span><text:span text:style-name="Default_20_Paragraph_20_Font"><text:span text:style-name="T3">O</text:span></text:span><text:span text:style-name="Default_20_Paragraph_20_Font"><text:span text:style-name="T1">llae recenti, quae sit ore latior,<text:line-break/>Lupone lanam copioso succidam,<text:line-break/></text:span></text:span><text:span text:style-name="Default_20_Paragraph_20_Font"><text:span text:style-name="T3">O</text:span></text:span><text:span text:style-name="Default_20_Paragraph_20_Font"><text:span text:style-name="T1">perculum gypsa prius vel glutino<text:line-break/>Vel terra figulari, cui sit commixta aqua,<text:line-break/>.illinito, sed largo igne mox comburito,</text:span></text:span></text:p>
      <text:p text:style-name="P2"><text:span text:style-name="Default_20_Paragraph_20_Font"><text:span text:style-name="T1">Contusa, facile quando cribro incernere<text:line-break/>Puerit, habere recte tunc videtur.<text:line-break/>lu clibanis quoque ipsa et in fornacibus<text:line-break/>sgnitis, nimium similiter exurere.<text:line-break/>lta capiebat tri</text:span></text:span><text:span text:style-name="Default_20_Paragraph_20_Font"><text:span text:style-name="T3">n</text:span></text:span><text:span text:style-name="Default_20_Paragraph_20_Font"><text:span text:style-name="T1">orum, quem est par, modum.<text:line-break/>Coquere lithargyron jubet laevissimam,<text:line-break/>Potumque ricinum, temperatis invicem,<text:line-break/>Mellisque facta tandem spissitudine,<text:line-break/>Squamam aspergere, concoquere et quantum suspicit,<text:line-break/></text:span></text:span><text:span text:style-name="Default_20_Paragraph_20_Font"><text:span text:style-name="T3">L</text:span></text:span><text:span text:style-name="Default_20_Paragraph_20_Font"><text:span text:style-name="T1">lsque adeo, dum non inquinet, et tunc addere<text:line-break/></text:span></text:span><text:span text:style-name="Default_20_Paragraph_20_Font"><text:span text:style-name="T3">T</text:span></text:span><text:span text:style-name="Default_20_Paragraph_20_Font"><text:span text:style-name="T1">erebinthinam et ceram, dein quum coiverint,<text:line-break/>Ammoniacum consectum digitis mollius.</text:span></text:span></text:p>
      <text:p text:style-name="P1"><text:span text:style-name="Default_20_Paragraph_20_Font"><text:span text:style-name="T1">Postum</text:span></text:span><text:span text:style-name="Default_20_Paragraph_20_Font"><text:span text:style-name="T3">i</text:span></text:span><text:span text:style-name="Default_20_Paragraph_20_Font"><text:span text:style-name="T1">s ab</text:span></text:span><text:span text:style-name="Default_20_Paragraph_20_Font"><text:span text:style-name="T3"> I</text:span></text:span><text:span text:style-name="Default_20_Paragraph_20_Font"><text:span text:style-name="T1">gne ollam, thus tritum inspergito.<text:line-break/>Penultimum, ac lanae immundae pulvisoulum,<text:line-break/>Sed ante thus pauxillulo aut post tempore.<text:line-break/>Quidam volentes istud proprio pharmacum<text:line-break/>Dici titulo, quum depositus est cacabus,</text:span></text:span></text:p>
      <text:p text:style-name="P2"><text:span text:style-name="Default_20_Paragraph_20_Font"><text:span text:style-name="T1">Squamae unius bis octo indunt denarios.<text:line-break/>Squama autem utuntur aeris non stomomatis.<text:line-break/></text:span></text:span>Aliud.</text:p>
      <text:p text:style-name="P1"><text:span text:style-name="Default_20_Paragraph_20_Font"><text:span text:style-name="T1">Nihil priore pejus agit Aegyptio,<text:line-break/>Eadem at melius et quandoque, si confecerit<text:line-break/>Crassum accurate medicamentum quippiam,<text:line-break/></text:span></text:span>L<text:span text:style-name="Default_20_Paragraph_20_Font"><text:span text:style-name="T1">itetur ad eadem ipso non improspere.</text:span></text:span></text:p>
      <text:p text:style-name="P1"><text:span text:style-name="Default_20_Paragraph_20_Font"><text:span text:style-name="T1">Clei libras et ricini quinque continet,<text:line-break/>Chrysitidisque argenti spumae quatuor,<text:line-break/>Squamae aeris terque scxdecim denarios,<text:line-break/></text:span></text:span>^t<text:span text:style-name="Default_20_Paragraph_20_Font"><text:span text:style-name="T1">erebinthinae praestantis ter duodecim,<text:line-break/>Mannaeque thuris tantundem, pondo duo<text:line-break/>Ammoniaci sinceri, cerae Ponticae<text:line-break/>Albae duas libras semissem et insuper.<text:line-break/>Coquito oleum, squamam, nec non lithargyron,<text:line-break/>Donec coierint et color sit optimus,<text:line-break/>Piatque satis emplastrum durum, deinde sic<text:line-break/></text:span></text:span>T<text:span text:style-name="Default_20_Paragraph_20_Font"><text:span text:style-name="T1">erebinthinam pones ceramque, hinc mollius</text:span></text:span></text:p>
      <text:p text:style-name="P2"><text:span text:style-name="Default_20_Paragraph_20_Font"><text:span text:style-name="T1">Ammoniacum digitis consectum, postea</text:span></text:span></text:p>
      <text:p text:style-name="P1"><text:span text:style-name="Default_20_Paragraph_20_Font"><text:span text:style-name="T1">Pervento ab igne cacabo deposito</text:span></text:span></text:p>
      <text:p text:style-name="P1"><text:span text:style-name="Default_20_Paragraph_20_Font"><text:span text:style-name="T1">Mannam</text:span></text:span><text:span text:style-name="Default_20_Paragraph_20_Font"><text:span text:style-name="T3"> I</text:span></text:span><text:span text:style-name="Default_20_Paragraph_20_Font"><text:span text:style-name="T1">niicies jam feigerato pharmaco.</text:span></text:span></text:p>
      <text:p text:style-name="Normal"><text:span text:style-name="Default_20_Paragraph_20_Font"><text:span text:style-name="T1">Prequenter hoc feci c</text:span></text:span><text:span text:style-name="Default_20_Paragraph_20_Font"><text:span text:style-name="T3">ir</text:span></text:span><text:span text:style-name="Default_20_Paragraph_20_Font"><text:span text:style-name="T1">ta lith argyron,<text:line-break/>Mol</text:span></text:span><text:span text:style-name="Default_20_Paragraph_20_Font"><text:span text:style-name="T3">y</text:span></text:span><text:span text:style-name="Default_20_Paragraph_20_Font"><text:span text:style-name="T1">bdaeuae bonae pari fumpt</text:span></text:span><text:span text:style-name="Default_20_Paragraph_20_Font"><text:span text:style-name="T3">o </text:span></text:span><text:span text:style-name="Default_20_Paragraph_20_Font"><text:span text:style-name="T1">modo,<text:line-break/></text:span></text:span><text:span text:style-name="Default_20_Paragraph_20_Font"><text:span text:style-name="T3">L</text:span></text:span><text:span text:style-name="Default_20_Paragraph_20_Font"><text:span text:style-name="T1">fusque sum ad quae dixi, fiam suavissime<text:line-break/>Probatiorisque id colori</text:span></text:span><text:span text:style-name="Default_20_Paragraph_20_Font"><text:span text:style-name="T3">s </text:span></text:span><text:span text:style-name="Default_20_Paragraph_20_Font"><text:span text:style-name="T1">condidi.</text:span></text:span></text:p>
      <text:h text:style-name="Heading_20_2" text:outline-level="2">Cap. XH1. </text:h>
      <text:p text:style-name="P39">[<text:span text:style-name="Default_20_Paragraph_20_Font"><text:span text:style-name="T1">De emplastris disoutientibus et extra-<text:line-break/>hentibus.</text:span></text:span>] Qui compositorum medicamentorum facultates<text:line-break/>de<text:span text:style-name="Default_20_Paragraph_20_Font"><text:span text:style-name="T1">s</text:span></text:span>crip<text:span text:style-name="Default_20_Paragraph_20_Font"><text:span text:style-name="T1">s</text:span></text:span>erunt, emplastra quaedam extrahentia , sicut alia<text:line-break/>discutientia nominarunt, alii utraque extrahere et discutere<text:line-break/>testati sunt, etenim vicinae sibi facultates sunt eorum, quae<text:line-break/>in alto Iatent, attractrix et attractorum discutrix. Nam<text:line-break/>quae trahunt, etiam nonnihil omnino discutiunt, et quae<text:line-break/>discutiunt, pariter trahunt, verum in discutientibus medi-<text:line-break/>camentis discussori<text:span text:style-name="Default_20_Paragraph_20_Font"><text:span text:style-name="T1">s</text:span></text:span> facultas, in trahentibus attractix prae..<text:line-break/>pollet. Constant itaque attractrloss simplicibus medicamen-</text:p>
      <text:p text:style-name="P3">tis, quae humorum superfluitates ex profundo in cutem<text:line-break/>extimam possunt extrahere. Discussoriae ex iis conflantur,<text:line-break/>quae attractum possunt <text:span text:style-name="Default_20_Paragraph_20_Font"><text:span text:style-name="T1">s</text:span></text:span>uapte natura discutere. Ut autem<text:line-break/>emplastrum fiat, quemadmodum <text:span text:style-name="Default_20_Paragraph_20_Font"><text:span text:style-name="T1">s</text:span></text:span>upra dictum est, huic ar-<text:line-break/>genti spuma, illi resina, alii oleum, reliquo pix admisce-<text:line-break/>tur, quae nec insignem di<text:span text:style-name="Default_20_Paragraph_20_Font"><text:span text:style-name="T1">s</text:span></text:span>cutiendi facultatem, nec extra-<text:line-break/>hendi continent, sicut vel propolis vel calx veI medulla<text:line-break/>vel galbanum vel Asiae petrae flos vel spuma nitri vel<text:line-break/>aphronitrum vel acetum vel lixivia stacte, piper, sinapi et<text:line-break/>struthium , falesque tum qui edi possunt tum ammoniaci,<text:line-break/>ad haec pleraque alia, de quorum facultate in commea..<text:line-break/>tario simplicium medicamentorum dictum est. Nunc autem<text:line-break/>emplastra, quae jam experimento fatis probata sunt, exe-<text:line-break/>quar, tantum adhuc ipsis adjiciens, quod nonnulli etiam<text:line-break/>astringentia medicamenta extrahentibus miscuerunt, veriti,<text:line-break/>quod accidit, ubi humorum superfluitas fuerit, trahunt si-<text:line-break/>quidem plus interim quam convenit, ut non <text:span text:style-name="Default_20_Paragraph_20_Font"><text:span text:style-name="T1">s</text:span></text:span>olum ex<text:line-break/>parte, quae curatur, attractionem in alto, sed etiam ex</text:p>
      <text:p text:style-name="P3">omnibus vicinis moliantur. Comprehen<text:span text:style-name="Default_20_Paragraph_20_Font"><text:span text:style-name="T1">s</text:span></text:span>um est et antea,<text:line-break/>quum de carnem generantibus facultatibus ageremus, ex-<text:line-break/>trahentia et difcutientia, velut omnia, quae magis quam<text:line-break/>oportet detergunt, carnis explende fieri cerati mixtura, in<text:line-break/>quibus facultas quidem valida est copiosioris, in quibus<text:line-break/>imbecilla, paucioris. Quod si compositum extrahendi vel<text:line-break/>discutiendi praeditum facultate medicamentum , astringens<text:line-break/>quoque aliquid habeat, tali medicamento ad carnem gene-<text:line-break/>randam, propter vim astrictoriam utendum non est, quae<text:line-break/>ad vulnera glutinanda et sinus, tum ad ulcerum cicatricem<text:line-break/>ducendam utilis est, ad carnis productionem non ita. Di-<text:line-break/>ctum mihi est abunde jam de hoc.</text:p>
      <text:h text:style-name="Heading_20_2" text:outline-level="2">Cap. XIV. </text:h>
      <text:p text:style-name="P39">[<text:span text:style-name="Default_20_Paragraph_20_Font"><text:span text:style-name="T1">Andromachi emplastra ad d</text:span></text:span>i<text:span text:style-name="Default_20_Paragraph_20_Font"><text:span text:style-name="T1">scutiendum<text:line-break/>et extrahendum. Halicon,</text:span></text:span> id est <text:span text:style-name="Default_20_Paragraph_20_Font"><text:span text:style-name="T1">fuscum, ad multa.] ♃<text:line-break/></text:span></text:span>Salis communis lib. iv<text:span text:style-name="Default_20_Paragraph_20_Font"><text:span text:style-name="T1">, s</text:span></text:span>quamae aeris uncias quatuor, ma-<text:line-break/>gmatis <text:span text:style-name="Default_20_Paragraph_20_Font"><text:span text:style-name="T1">s</text:span></text:span>elibram, mannae lib. j, cerae hb. xiv, olei Cyprini<text:line-break/>lib. xvj, acetum adjicitur<text:span text:style-name="Default_20_Paragraph_20_Font"><text:span text:style-name="T1">. Aliud Fheudae Sarcophagi ad<text:line-break/>maltgna, fistulas, teredines et strumas.</text:span></text:span> ♃ Resinae terebin-</text:p>
      <text:p text:style-name="P3">thinae ℥ iv, thuris ℥ iv, cerae uncias quatuor, argenti fpu-<text:line-break/>mae unciam j, quidam auripigmenti aequale pondus pro<text:line-break/>argenti spuma ponunt, <text:span text:style-name="Default_20_Paragraph_20_Font"><text:span text:style-name="T1">s</text:span></text:span>quamae rubrae Ʒ iv, aeruginis ra-<text:line-break/>fae Ʒ viij, falis ammoniaci ℥ <text:span text:style-name="Default_20_Paragraph_20_Font"><text:span text:style-name="T1">s</text:span></text:span>ex, aceti heminam unam. Ego<text:line-break/>amplius capio, nempe olei heminam, vini heminam, acesi<text:line-break/>scillitici tantundem. <text:span text:style-name="Default_20_Paragraph_20_Font"><text:span text:style-name="T1">Aliud ad disoutieudum candidi, quo<text:line-break/>utor</text:span></text:span>. ♃ Terebinthinae Iib. iij, cerae Iib. l, galbani unc. ij,<text:line-break/>nitri ℥ ij. Asii uncias ij, thuris lib. iv, medullae cervinae<text:line-break/>℥ iv, guttae ammoniaci <text:span text:style-name="Default_20_Paragraph_20_Font"><text:span text:style-name="T1">s</text:span></text:span>elibram, propolis uncias tres, olei<text:line-break/>laurini ℥ vj, <text:span text:style-name="Default_20_Paragraph_20_Font"><text:span text:style-name="T1">s</text:span></text:span>evi taurini <text:span text:style-name="Default_20_Paragraph_20_Font"><text:span text:style-name="T1">s</text:span></text:span>elibram. Quae sicca <text:span text:style-name="Default_20_Paragraph_20_Font"><text:span text:style-name="T1">s</text:span></text:span>unt liquidis<text:line-break/>admiscentur. <text:span text:style-name="Default_20_Paragraph_20_Font"><text:span text:style-name="T1">Aliud ad strumas auctore N^mphodoto. ♃<text:line-break/></text:span></text:span>Asii lapidis drach. octo, aphronitri drach. octo, sevi vitu-<text:line-break/>lini drach. sedecim, calcis vivae drach. sedecim, cerae drach.<text:line-break/>viginti quatuor, terebinthinae drach. triginta duas. <text:span text:style-name="Default_20_Paragraph_20_Font"><text:span text:style-name="T1">Aliud<text:line-break/>disoutiens bronchocelen,</text:span></text:span> id est <text:span text:style-name="Default_20_Paragraph_20_Font"><text:span text:style-name="T1">gutturis tumorem, quo Cle-<text:line-break/>mens Sertorius curatus est et ad duritias</text:span></text:span>. ♃ Argenti spu-<text:line-break/>mae drach. l, resinae pityinae drach. xl, olei veteris hemi-<text:line-break/>nas x, galbani drach. iv, in alio ℥ j, aeris usti Ʒ <text:span text:style-name="T15">xx</text:span><text:span text:style-name="Default_20_Paragraph_20_Font"><text:span text:style-name="T4">, </text:span></text:span>guttae</text:p>
      <text:p text:style-name="P3">ammoniaci drach. quadraginta , aluminis fissilis drach. iv,<text:line-break/>mannae thuris drach. iv, cerae drach. l, postremo galbanum<text:line-break/>et mannam injicito. <text:span text:style-name="Default_20_Paragraph_20_Font"><text:span text:style-name="T1">Aliud ex aspidibus ad d</text:span></text:span>e<text:span text:style-name="Default_20_Paragraph_20_Font"><text:span text:style-name="T1">cutiendum<text:line-break/>strumas, item ad podagras</text:span></text:span>. ♃ Terebinthinae, lapidis Asii,<text:line-break/>bituminis, singulorum drach. trecentas <text:span text:style-name="Default_20_Paragraph_20_Font"><text:span text:style-name="T1">s</text:span></text:span>exaginta, aphroni-<text:line-break/>tri, vitulini, cerae, baccarum lauri, guttae ammoniaci, sin-<text:line-break/>gulosum drach. cccxl, lapidis pyrites draclu lxxx, calcis<text:line-break/>vivae drach. cviij, alias minam unam, aspidum cineris draclu<text:line-break/>cxl, olei veteris heminas duas, postremo cinis medicamento<text:line-break/>refrigerato inspergitur, sin minus, perit. <text:span text:style-name="Default_20_Paragraph_20_Font"><text:span text:style-name="T1">Aliud ad extra<text:line-break/>hendum Sarceuthitae. </text:span></text:span>♃ Terebinthinae minam j, cerae<text:line-break/>minam j, nitri minas duas, bdellii drach. xxxij, guttae am-<text:line-break/>moniaci Ʒ xxxij, olei heminas ij, marinae vel muriae he-<text:line-break/>minas duas, mini Ʒ xxxij. <text:span text:style-name="Default_20_Paragraph_20_Font"><text:span text:style-name="T1">Aliud Ctestphoulis, quaedam<text:line-break/>dissolvens, quaedam cogens et detergens</text:span></text:span>. ♃ Aphr<text:span text:style-name="Default_20_Paragraph_20_Font"><text:span text:style-name="T1">o</text:span></text:span>nitri<text:line-break/>lib. j, mannae thuris lib. j, lixiviae stactae libram unam,<text:line-break/>quidam etiam aceti lib. j, addunt. <text:span text:style-name="Default_20_Paragraph_20_Font"><text:span text:style-name="T1">Aliud ex sale ad ex-<text:line-break/>trahendum</text:span></text:span>. ♃ Salis communis drach. lxx^;, cerussae Ʒ Ixxx,<text:line-break/>olei veteris heminas xl, alias iij, atramenti <text:span text:style-name="Default_20_Paragraph_20_Font"><text:span text:style-name="T1">s</text:span></text:span>utorii Ʒ xxiv,</text:p>
      <text:p text:style-name="P3">aceti heminae ẞ. <text:span text:style-name="Default_20_Paragraph_20_Font"><text:span text:style-name="T1">Aliud ex sale aliter</text:span></text:span>. ♃ Cerussae Ʒ viij,<text:line-break/>salis communis drach. l, olei veteris heminas viij, aliter<text:line-break/>duas, aristolochiae drach. viij, propolis drach. x. Hoc Silo<text:line-break/>commendabat. <text:span text:style-name="Default_20_Paragraph_20_Font"><text:span text:style-name="T1">Aliud ex terra pelagia discutiens</text:span></text:span>. ♃ Ar-<text:line-break/>genti spumae minas iv, terrae pelagiae quartam portionem,<text:line-break/>falis ammoniaci quartam portionem, cerussae, quartam por-<text:line-break/>tionem, cerae quartam portionem, aceti heminam, olei he-<text:line-break/>minas iv<text:span text:style-name="Default_20_Paragraph_20_Font"><text:span text:style-name="T1">. Aliud C</text:span></text:span>y<text:span text:style-name="Default_20_Paragraph_20_Font"><text:span text:style-name="T1">rti ad attrahendum. </text:span></text:span>♃ Iridis Illyridae<text:line-break/>drach. l, mannae drach. l, terebinthinae drach. l, aphroniti<text:line-break/>drach. l, pumicis drach. I, guttae ammoniaci drach. <text:span text:style-name="Default_20_Paragraph_20_Font"><text:span text:style-name="T4">χχν,<text:line-break/></text:span></text:span>galbani Ʒ xvj, alias vj, canchryos Ʒ xij ẞ, cerae drach<text:span text:style-name="Default_20_Paragraph_20_Font"><text:span text:style-name="T1">. G</text:span></text:span>en-<text:line-break/>tum, alii octo, olei heminam unam<text:span text:style-name="Default_20_Paragraph_20_Font"><text:span text:style-name="T1">. Aliud diadaphnidon,<text:line-break/></text:span></text:span>id est <text:span text:style-name="Default_20_Paragraph_20_Font"><text:span text:style-name="T1">ex baccis lauri. ^♃ </text:span></text:span>Resinae, nitri rufi, cerae recen-<text:line-break/>centis, baccarum lauri, colophoniae, <text:span text:style-name="Default_20_Paragraph_20_Font"><text:span text:style-name="T1">s</text:span></text:span>evi vitulini, guttae<text:line-break/>ammoniaci, singulorum Ʒ lxx. Cyprii decimam <text:span text:style-name="Default_20_Paragraph_20_Font"><text:span text:style-name="T1">s</text:span></text:span>extam he-<text:line-break/>minae partem, nonnulli autem visci Ʒ I. <text:span text:style-name="Default_20_Paragraph_20_Font"><text:span text:style-name="T1">Aliud attrahens,<text:line-break/>Harpali</text:span></text:span>. ♃ Guttae ammoniaci drach. viij. cerae Ʒ iv, iri-<text:line-break/>dis Ʒ iv, mannae Ʒ iv, piperis Ʒ i v. sulfuris vivi drach. iv,</text:p>
      <text:p text:style-name="P3">pumicis drach. iv, terebinthinae Ʒ viij, olei parum. <text:span text:style-name="Default_20_Paragraph_20_Font"><text:span text:style-name="T1">Aliud<text:line-break/>attrahens Harpal</text:span></text:span>i. ♃ Terebinthinae minas viij , pumicis<text:line-break/>Ʒ xv, nitri Ʒ xvj, guttae ammoniaci Ʒ xvj, cerae Ʒ iv, olei<text:line-break/>parum, minii quod possit ea colorare, arida cum aceto fub-<text:line-break/>iguntur. <text:span text:style-name="Default_20_Paragraph_20_Font"><text:span text:style-name="T1">Aliud</text:span></text:span>. ♃ Sinape<text:span text:style-name="Default_20_Paragraph_20_Font"><text:span text:style-name="T1">o</text:span></text:span>s Ʒ iv, nitri iv, cerae drach.<text:line-break/>viij, terebinthinae Ʒ xxx, baccarum lauri Ʒ iv, calcis vivae<text:line-break/>drach. iv, olei decimam <text:span text:style-name="Default_20_Paragraph_20_Font"><text:span text:style-name="T1">s</text:span></text:span>extam heminae portionem, Cyprii<text:line-break/>drach. octo. <text:span text:style-name="Default_20_Paragraph_20_Font"><text:span text:style-name="T1">Aliud ad pus d</text:span></text:span>i<text:span text:style-name="Default_20_Paragraph_20_Font"><text:span text:style-name="T1">scutiendum</text:span></text:span>. ♃ Cerae, tere-^<text:line-break/>binthinae resinae, picis siccae, f<text:span text:style-name="Default_20_Paragraph_20_Font"><text:span text:style-name="T1">o</text:span></text:span>vi vitulini, nitri rufi, hac-<text:line-break/>carum lauri, calcis vivae, .pumicis, guttae ammoniaci, sim-<text:line-break/>gulosum aequale pondus. <text:span text:style-name="Default_20_Paragraph_20_Font"><text:span text:style-name="T1">Aliud Codami vel Nicomedi</text:span></text:span>a<text:line-break/><text:span text:style-name="Default_20_Paragraph_20_Font"><text:span text:style-name="T1">regis</text:span></text:span>. ♃ Cerae Ʒ c, nitri rufi Ʒ c, resinae frictae drach.<text:line-break/>centum, guttae ammoniaci Ʒ xxv, pr<text:span text:style-name="Default_20_Paragraph_20_Font"><text:span text:style-name="T1">o</text:span></text:span>polis drach. xxv, vi<text:span text:style-name="Default_20_Paragraph_20_Font"><text:span text:style-name="T1">s</text:span></text:span>ci<text:line-break/>quercini drach. xij ẞ, olei <text:span text:style-name="Default_20_Paragraph_20_Font"><text:span text:style-name="T1">s</text:span></text:span>extarium j, lixiviae stactae fex-<text:line-break/>tarium j. <text:span text:style-name="Default_20_Paragraph_20_Font"><text:span text:style-name="T1">Aliud disoutiens Meliceridas. </text:span></text:span>♃ Olei veteris<text:line-break/>Ʒc, argenti <text:span text:style-name="Default_20_Paragraph_20_Font"><text:span text:style-name="T1">s</text:span></text:span>pumae Ʒ xcj, guttae ammoniaci, galbani utrius-<text:line-break/>que Ʒ xix<text:span text:style-name="Default_20_Paragraph_20_Font"><text:span text:style-name="T1">. Aliud. </text:span></text:span>Argenti <text:span text:style-name="Default_20_Paragraph_20_Font"><text:span text:style-name="T1">s</text:span></text:span>pumae Ʒ c, fasta communis<text:line-break/>Ʒ lx, olei veteris heminas sex, aliter unam. <text:span text:style-name="Default_20_Paragraph_20_Font"><text:span text:style-name="T1">Aliud ultra-</text:span></text:span></text:p>
      <text:p text:style-name="P3"><text:span text:style-name="Default_20_Paragraph_20_Font"><text:span text:style-name="T1">heus et disoutiens ad multa utile</text:span></text:span>. ♃ Argenti spumae lito j,<text:line-break/>cerussae lib. j, galbani Iib. j, salis fossilis selibram, aerugi-<text:line-break/>nis rasae libram dimidiam, olei sextarios tres, atramenti<text:line-break/>sutorii ℥ ij. <text:span text:style-name="Default_20_Paragraph_20_Font"><text:span text:style-name="T1">Aliud ad disoutiendum e struthio. </text:span></text:span>♃ Argenti<text:line-break/>spumae lib.ij, olei lib. iij, cerussae ℥ iv, picis ℥ iv, tarebin<text:span text:style-name="Default_20_Paragraph_20_Font"><text:span text:style-name="T9">m<text:line-break/></text:span></text:span>thinae ℥ iv, cerae ℥ ij, mannae ℥ iij, aristolochiae ℥ ij, stru-<text:line-break/>tini gallae ℥ iij, vini boni heminas iij, vinum ultimum<text:line-break/>infundito. <text:span text:style-name="Default_20_Paragraph_20_Font"><text:span text:style-name="T1">Aliud ad disoutiendum ut Scribonius</text:span></text:span>. ♃ Ar-<text:line-break/>genti spumae Iib. v, olei lib. v, pityinae siccae lib. v, pro-<text:line-break/>polis lib. viij , visci de quercu lecti ℥ iij. <text:span text:style-name="Default_20_Paragraph_20_Font"><text:span text:style-name="T1">Aliud trahens<text:line-break/>et d</text:span></text:span>i<text:span text:style-name="Default_20_Paragraph_20_Font"><text:span text:style-name="T1">scutiens.</text:span></text:span> ♃ Cerae novae Ʒ c, resinae pityinae siccae<text:line-break/>Ʒ c, nitri Ʒ c, olei heminas iij, nonnulli thuris Ʒ c, Iixi-<text:line-break/>viae stactae heminas iij. <text:span text:style-name="Default_20_Paragraph_20_Font"><text:span text:style-name="T1">Ad duritias</text:span></text:span>, guttae ammoniaci<text:line-break/>Ʒ xij, misceto, galbani tantundem, aeruginis rasae, propo-<text:line-break/>Ieos, visci de quercu lucti, paria pondera. <text:span text:style-name="Default_20_Paragraph_20_Font"><text:span text:style-name="T1">Aliud ad stru-<text:line-break/>mas Minutiaui, quo utor frequenter. ♃ </text:span></text:span>Terebinthinae<text:line-break/>lib. j, cerae lib. viij, propolis lib. j, galbani lib. viij, visci<text:line-break/>de quercu lecti lib. viij. His liquefactis, faecis ustae ℥ ij,</text:p>
      <text:p text:style-name="P3">inspergit<text:span text:style-name="Default_20_Paragraph_20_Font"><text:span text:style-name="T1">o</text:span></text:span>, aphronitri liba viij. Deinde ubi carbonibus im-<text:line-break/>po<text:span text:style-name="Default_20_Paragraph_20_Font"><text:span text:style-name="T1">s</text:span></text:span>ueris, olei heminas iij, injicito , postea sublatis cucume-<text:line-break/>ris agrestis radicis unciam inspergito, gladioli radicis ℥ iv,<text:line-break/>Asii floris tantundem. <text:span text:style-name="Default_20_Paragraph_20_Font"><text:span text:style-name="T1">Aliud Antipatri</text:span></text:span>. ♃ Nitri, terebin-<text:line-break/>thinae, olei veteris, singul. lib. j, aquae sextarium et am-<text:line-break/>plius, ubi cocta non ebulliere, immittito guttae ammoniaci<text:line-break/>℥ ij, galbani ℥ j, bdellii ℥ j, tinnis ℥ ij, sandarachae ℥ ij,<text:line-break/>lapidis Asii ℥ ij. Astus et sandaracha ex ole<text:span text:style-name="Default_20_Paragraph_20_Font"><text:span text:style-name="T1">o</text:span></text:span> pauco laevi-<text:line-break/>gantur, liquabilia raduntur et aridis miscentur. <text:span text:style-name="Default_20_Paragraph_20_Font"><text:span text:style-name="T1">Aliud ad<text:line-break/>digerendum Antipatri. ♃ </text:span></text:span>M<text:span text:style-name="Default_20_Paragraph_20_Font"><text:span text:style-name="T1">o</text:span></text:span>lybdaenae Ʒ ccc, cerae Ʒ cl,<text:line-break/>terebinthinae Ʒ xxx, chaIcitidis Ʒ vj, galbani Ʒ viij, myr-<text:line-break/>rhae Ʒ viij, mannae Ʒ viij, olei per hiemem heminas iv,<text:line-break/>per aestatem tres. <text:span text:style-name="Default_20_Paragraph_20_Font"><text:span text:style-name="T1">Aliud</text:span></text:span> X<text:span text:style-name="Default_20_Paragraph_20_Font"><text:span text:style-name="T1">lenocratis, dolorem fedans ad<text:line-break/>disoutlendum, ut Castus. Medicamentum Polystomi ad<text:line-break/>podagram</text:span></text:span>. ♃ Cerussae Ʒ cl, cerae libras tres, terebinthi-<text:line-break/>nae drach. triginta, aphronitri drach. triginta, olei veteris<text:line-break/>heminas tres. <text:span text:style-name="Default_20_Paragraph_20_Font"><text:span text:style-name="T1">Aliud ad d</text:span></text:span><text:span text:style-name="Default_20_Paragraph_20_Font"><text:span text:style-name="T3">i</text:span></text:span><text:span text:style-name="Default_20_Paragraph_20_Font"><text:span text:style-name="T1">gerendum meliceridas. Ale--<text:line-break/>xandrh</text:span></text:span> q Salis Hispani libram unam, argenti spumae li-</text:p>
      <text:p text:style-name="P3">bram unam , cerussae libram unam , cerae unciam unam,<text:line-break/>terebinthinae unciam unam, galbani vel esiam opopanacis<text:line-break/>uncias duas, sinapeos uncias <text:span text:style-name="Default_20_Paragraph_20_Font"><text:span text:style-name="T1">s</text:span></text:span>ex, olei veteris libras tres,<text:line-break/>aceti <text:span text:style-name="Default_20_Paragraph_20_Font"><text:span text:style-name="T1">s</text:span></text:span>extarios octo. <text:span text:style-name="Default_20_Paragraph_20_Font"><text:span text:style-name="T1">Aliud, sanitas, digerens et extrahens<text:line-break/>ad mammillas ex visoo. </text:span></text:span>♃ Argenti fpumae libras duas,<text:line-break/>olei libras duas , visci quercini trientem, gallae trientem.<text:line-break/><text:span text:style-name="Default_20_Paragraph_20_Font"><text:span text:style-name="T1">Aliud pus vacuans sine ruptura, ut .Asclepiades</text:span></text:span>. ♃ Re-<text:line-break/>sinae libras duas, cerae libras duas, nitri libras oct<text:span text:style-name="Default_20_Paragraph_20_Font"><text:span text:style-name="T1">o</text:span></text:span>, bu-<text:line-break/>tyri libram unam, adipis leonini libras <text:span text:style-name="Default_20_Paragraph_20_Font"><text:span text:style-name="T1">s</text:span></text:span>ex, olei veteris<text:line-break/>libram unam, simul liquefacito. Quotidie emplastri modo<text:line-break/>imponens medicamentum, utitor. <text:span text:style-name="Default_20_Paragraph_20_Font"><text:span text:style-name="T1">Aliud expressorium hu-<text:line-break/>mores et abscessus, maxime in genu et articulamentis sine<text:line-break/>incest</text:span></text:span>a<text:span text:style-name="Default_20_Paragraph_20_Font"><text:span text:style-name="T1">ns extrahens a phlegmone praeservat, vulneribus<text:line-break/>utiliter admovetur. </text:span></text:span>♃ Plumbi stercoris drach. centum, te-<text:line-break/>rebinthinae drach. centum, olei veteris heminas duas, po-<text:line-break/>stremo resinam. <text:span text:style-name="Default_20_Paragraph_20_Font"><text:span text:style-name="T1">Aliud digerens, cutem rumpet</text:span></text:span>i<text:span text:style-name="Default_20_Paragraph_20_Font"><text:span text:style-name="T1">s, cicatri-<text:line-break/>cem ducit, humores evocat, quo utor</text:span></text:span>. ♃ Vi<text:span text:style-name="Default_20_Paragraph_20_Font"><text:span text:style-name="T1">s</text:span></text:span>ci quercini<text:line-break/>drach. <text:span text:style-name="Default_20_Paragraph_20_Font"><text:span text:style-name="T1">s</text:span></text:span>exaginta, picis drach. quinquaginta, guttae amulo-<text:line-break/>niaci drach. centum, cerae drach. quinquaginta, resinae<text:line-break/>frictae drach. quindecim, lapidis pyritis drach. decem, gal-</text:p>
      <text:p text:style-name="P3">bani drach. octo, mannae draclu quatuor, iridis RIyricae<text:line-break/>drach. quatuor, canchryos drach. quatuor, stercoris colum-<text:line-break/>bini drach. quatuor, alibi et mellis heminas quatuor. In<text:line-break/>aliis quibusdam et propoleos drach. viginti, liquefactis,<text:line-break/>quae liquabilia sunt, sicca insperge.</text:p>
      <text:h text:style-name="Heading_20_2" text:outline-level="2">Cap. XV. </text:h>
      <text:p text:style-name="P39">[<text:span text:style-name="Default_20_Paragraph_20_Font"><text:span text:style-name="T1">Quae scripserit Asclepiades attrahenti^.]<text:line-break/>Album attrahens, facit ad strumas et parotidas et par-<text:line-break/>ticulares abscessus, curat fistulas et aegilopas, ut sine<text:line-break/>inc</text:span></text:span>i<text:span text:style-name="Default_20_Paragraph_20_Font"><text:span text:style-name="T1">sione liberet, valet ad rheumatica et curatu dipstci-<text:line-break/>lia, benejacit hydropicis. </text:span></text:span>♃ Argenti spumae drach. lxxx,<text:line-break/>cerussae drach. lxxx, salis drach. octoginta, olei veteris<text:line-break/>sextarium unum. Sal, cerussa, argenti spuma ex oleo ipsis<text:line-break/>adjecto teruntur, deinde curiose mixta et in vas fictile<text:line-break/>conjecta coquuntur moventurque assidue, donec non in-<text:line-break/>quinent, dehinc in mortarium transfusa rursusque tunsa<text:line-break/>excipiuntur et usui sunt. <text:span text:style-name="Default_20_Paragraph_20_Font"><text:span text:style-name="T1">Aliud.</text:span></text:span> ♃ Argenti spumae drach.<text:line-break/>centum, cerussae drach. decem, salis drach. quinquaginta,<text:line-break/>olei heminas tres, cerae drach. quinquaginta, terebinthinae<text:line-break/>drach. duodecim. nraenarato ad modum nraedictum. <text:span text:style-name="Default_20_Paragraph_20_Font"><text:span text:style-name="T1">Aliud.</text:span></text:span></text:p>
      <text:p text:style-name="P3">♃ Mannae drach. sedecim, aluminis scissilis drach. octo,<text:line-break/>olei veteris heminas duas. <text:span text:style-name="Default_20_Paragraph_20_Font"><text:span text:style-name="T1">Aliud. ♃ </text:span></text:span>Argenti spumae li-<text:line-break/>bram unam, cerussae libram j, salis fossilis libram unam,<text:line-break/>cerae drach. quinquaginta, terebinthinae drach. viginti quin-<text:line-break/>que, mannae drach. sedecim, aluminis fissilis drach. oct<text:span text:style-name="Default_20_Paragraph_20_Font"><text:span text:style-name="T1">o,<text:line-break/></text:span></text:span>olei veteris heminas duas et dimidiam. <text:span text:style-name="Default_20_Paragraph_20_Font"><text:span text:style-name="T1">Aliud Lucii ad<text:line-break/>praedictas d</text:span></text:span>e<text:span text:style-name="Default_20_Paragraph_20_Font"><text:span text:style-name="T1">positiones medicamentum compositum, facit<text:line-break/>ad ulcera rheumatica, diuturna et vix sanabilia</text:span></text:span>. ♃ Ar-<text:line-break/>genti spumae Ʒ c, cerussae Ʒ c, salis ammoniaci Ʒ c, atra-<text:line-break/>menti sutorli Ʒ c, pityinae Ʒc, olei veteris sextarios iij,<text:line-break/>aceti sextarium j, cerae Ʒ l, praeparato ad modum praedi-<text:line-break/>dum. <text:span text:style-name="Default_20_Paragraph_20_Font"><text:span text:style-name="T1">Aliud salubre medicamentum ad praedictos affe-<text:line-break/>otus compositum</text:span></text:span>. ♃ Argenti spumae Ʒ c, cerussae c, fia-<text:line-break/>lis Ʒ c, aluminis liquidi Ʒ c, olei veteris sextarios decem,<text:line-break/>aceti sextarium unum, cerae selibram, resinae terebinthinae<text:line-break/>selibram, conficito ad modum praedictum. <text:span text:style-name="Default_20_Paragraph_20_Font"><text:span text:style-name="T1">Aliud nigrum<text:line-break/>attrahens. Valet ad strumas, parotidas et particulares<text:line-break/>abscessus, dissolvit omnem duritiem. Praestat item ma-</text:span></text:span></text:p>
      <text:p text:style-name="P3"><text:span text:style-name="Default_20_Paragraph_20_Font"><text:span text:style-name="T1">lagmatis boni vicem, sicut usus est Antonius herbarius.<text:line-break/>Rem facit ad articulorum vitia.</text:span></text:span> ♃ Salis fossilis lib. j,<text:line-break/>argenti spumae libram unam, strigmenti purissimi libras<text:line-break/>quatuor, galbani drach. quinquaginta. Salem et argenti <text:span text:style-name="Default_20_Paragraph_20_Font"><text:span text:style-name="T1">s</text:span></text:span>pu-<text:line-break/>mam conterito, deinde strigment<text:span text:style-name="Default_20_Paragraph_20_Font"><text:span text:style-name="T1">a</text:span></text:span> adjecto studiose rursus<text:line-break/>fundito, in vas fictile conjecta, ignique supraposita coquito,<text:line-break/>movens sine requie, et quum non amplius inquinat, ab<text:line-break/>igne deposito galbanum ligneo pistiHo tunsum addito, ubi<text:line-break/>soluta fuerint, in pilam transfundito, inique contusis uti-<text:line-break/>tor<text:span text:style-name="Default_20_Paragraph_20_Font"><text:span text:style-name="T1">. Aliud, qu</text:span></text:span>o <text:span text:style-name="Default_20_Paragraph_20_Font"><text:span text:style-name="T1">usas est Andromachus. Pacit ad strumas,<text:line-break/>parotidas, mammarum duritias, particulares a</text:span></text:span>b<text:span text:style-name="Default_20_Paragraph_20_Font"><text:span text:style-name="T1">scessus.<text:line-break/>Contentum humorem extrahit, sinu</text:span></text:span>o <text:span text:style-name="Default_20_Paragraph_20_Font"><text:span text:style-name="T1">fungit, juvat fistulas,<text:line-break/>aegilopas. Pacit ad sit</text:span></text:span>i<text:span text:style-name="Default_20_Paragraph_20_Font"><text:span text:style-name="T1">entia ulcera vetera et vix fana-<text:line-break/>bilia.</text:span></text:span> ♃ Cerussae drach. octoginta, falis fossilis drach. octo-<text:line-break/>ginta, atramenti sutorii draclu d<text:span text:style-name="Default_20_Paragraph_20_Font"><text:span text:style-name="T1">u</text:span></text:span>odecim, olei veteris he-<text:line-break/>minas tres, aceti heminas quatuor. Salem in tenuissimum<text:line-break/>pulverem redactum cerussamque ex oleo coquito, ac dum<text:line-break/>non inquinet, moveto. Ubi bene habuermt, depositis ab</text:p>
      <text:p text:style-name="P3">igne atramentum sutorium aceto tritum immittito, et exi-<text:line-break/>guum continue inspergens, cave, ne effervescat, deinde in<text:line-break/>mortarium transfusa, rurfusque tunsa excipite et utitor.</text:p>
      <text:h text:style-name="Heading_20_2" text:outline-level="2">Cap. XVI. </text:h>
      <text:p text:style-name="P39">[<text:span text:style-name="Default_20_Paragraph_20_Font"><text:span text:style-name="T1">Quae scripsit Asclepiades disoutieutia,<text:line-break/>ex illius verbis.]</text:span></text:span> T<text:span text:style-name="Default_20_Paragraph_20_Font"><text:span text:style-name="T1">umoribus dessolutis et in humorum di-<text:line-break/>gestis, infra scriptae composttiones conveniunt. Certae<text:line-break/>Ctesiphontis. Valet ad strumas, ganglia, parotidas, mam-<text:line-break/>marum abscessus, ut nullum aliud medicamentum, tumo-<text:line-break/>res rescivit et quicquid humidi continetur, rarejaciendo<text:line-break/>elicit. Sinus glutinat, juvat fistulas et aegilopas, ut citra<text:line-break/>inc</text:span></text:span>i<text:span text:style-name="Default_20_Paragraph_20_Font"><text:span text:style-name="T1">sionem liberet, est etiam malagma utile isohiadicis seu<text:line-break/>coxariis, id est coxae morbo laborantibus, podagricis, ar-<text:line-break/>thriticis, post accessiones impositum toto affectulevat</text:span></text:span>. Haec<text:line-break/>recipit cerae libram unam, terebinthinae libram unam,<text:line-break/>nitri libram unam, olei veteris libram unam, aquae hemi-<text:line-break/>nam unam. Nitrum et aquam terito, ut ex toto solvantur,<text:line-break/>et in vas fictile coniecta igni imponito, vase cooperto co-</text:p>
      <text:p text:style-name="P3">quito, ex intervallis moveto. Quum autem strepere adeo<text:line-break/>desierit, liquabilia injicito, movens assidue, donec non in-<text:line-break/>quinent, in mortarium transfusa rursus fundito, inde ex-<text:line-break/>cipiens utitor. Vel hac ratione praeparatur, quae liquari<text:line-break/>poflunt, pri<text:span text:style-name="Default_20_Paragraph_20_Font"><text:span text:style-name="T1">u</text:span></text:span>s liquefacimus, et quum dissoluta fuerint, ni-<text:line-break/>trum ex aqua Iaevigatum adficiemus, idque paulatim mo-<text:line-break/>ventos assidue, caventesque ne effervescat. <text:span text:style-name="Default_20_Paragraph_20_Font"><text:span text:style-name="T1">Alia, qua usae<text:line-break/>est Menecrates, praecipue in strumis et mammarum du-<text:line-break/>ritie, quippe pe</text:span></text:span>r<text:span text:style-name="Default_20_Paragraph_20_Font"><text:span text:style-name="T1">forat eas et contentum humorem excer-<text:line-break/>n</text:span></text:span>i<text:span text:style-name="Default_20_Paragraph_20_Font"><text:span text:style-name="T1">l, stnus fungit et ad cicatricem perducit</text:span></text:span>. ♃ Cerae li-<text:line-break/>bram unam , resin<text:span text:style-name="Default_20_Paragraph_20_Font"><text:span text:style-name="T1">d</text:span></text:span>e terebinthinae libram unam , resinae<text:line-break/>ligno<text:span text:style-name="Default_20_Paragraph_20_Font"><text:span text:style-name="T1">s</text:span></text:span>ae libram unam , galbani libram unam, olei veteris<text:line-break/>libram unam, aphronitri libram unam, myrrhae cineris<text:line-break/>sextarium, qui pendit uncias tres. Resinas in vas aereum<text:line-break/>aut fictile injectas ignique impositas liquefacito. Ubi per-<text:line-break/>colaveris quantum fatis est galbano emolliendo, postea li-<text:line-break/>quabilia simul mixta, quousque non inquinent, coquito,<text:line-break/>deinde ab igne reposita refrigerari sinito , et his aphronI.</text:p>
      <text:p text:style-name="P3">trum ad j ungito, movens continue, et contusa cineribus lac-<text:line-break/>vissimis in j scito, postquam permiscueris, excipito et utitor,<text:line-break/>quinto quoque die <text:span text:style-name="Default_20_Paragraph_20_Font"><text:span text:style-name="T1">s</text:span></text:span>olvito, deinde terito donec tumores<text:line-break/>furati fuerint, postea quotidie inter curandum solvito. <text:span text:style-name="Default_20_Paragraph_20_Font"><text:span text:style-name="T1">Alia<text:line-break/>ex Aphronitro, a quibusdam Dionysia dicta, medicamen-<text:line-break/>tum ad praedictos affectus compositum, quo usus est<text:line-break/>Largus</text:span></text:span>. ♃ Cerae libram unam, terebinthinae libram unam,<text:line-break/>mannae libram unam, aphronitri libram unum , olei sex-<text:line-break/>talium unum, aquae lutulentae sextarium unum, misyos<text:line-break/>crudi uncias duas, componit<text:span text:style-name="Default_20_Paragraph_20_Font"><text:span text:style-name="T1">o</text:span></text:span>, sicut dixi<text:span text:style-name="Default_20_Paragraph_20_Font"><text:span text:style-name="T1">. Aliud ex Ast</text:span></text:span>o,<text:line-break/><text:span text:style-name="Default_20_Paragraph_20_Font"><text:span text:style-name="T1">medicamentum ad praedicta vitia codipositum. </text:span></text:span>♃ Cerae<text:line-break/>lib. j, terebinthinae lib. j, nitri lib. j, thuris selibram, lapi-<text:line-break/>pis Astii floris selibram, olei Cyprini selibram, aquae lu-<text:line-break/>tisicae quod satis est. Arida cum aqua lutifica dilsolvun-<text:line-break/>tur, ut sordium crassitudinem. habeant, et studiose laevigan-<text:line-break/>tur, quae liquari poss<text:span text:style-name="Default_20_Paragraph_20_Font"><text:span text:style-name="T1">u</text:span></text:span>nt, liquefiunt, et resrigerantur, tritis<text:line-break/>immittuntur, ubi contuderimus, excipientes utimur. <text:span text:style-name="Default_20_Paragraph_20_Font"><text:span text:style-name="T1">Aliud<text:line-break/>Asianum Neap</text:span></text:span>o<text:span text:style-name="Default_20_Paragraph_20_Font"><text:span text:style-name="T1">litae , facit ad eadem.</text:span></text:span> ♃ Cerae lib. j ẞ,</text:p>
      <text:p text:style-name="P3">nitri rubri libram unam, lapidis Asii floris Iib. j ẞ, man-<text:line-break/>uae selibram, myrrhae ℥ iij, olei veteris lib. j, aquae lu-<text:line-break/>ti sicae heminam j, praeparatur superiore modo. <text:span text:style-name="Default_20_Paragraph_20_Font"><text:span text:style-name="T1">Aliud ad<text:line-break/>easdem affectiones.</text:span></text:span> ♃ Cerae Ʒ c, terebinthinae Ʒ c, nitri<text:line-break/>spumae lib. j, olei veteris libram unam, mannae thuris li-<text:line-break/>bram unam, lapidis Asii floris selibram, galbani drach. duo-<text:line-break/>decim, propolis drach. duodecim, guttae ammoniaci drach.<text:line-break/>duodecim, aquae lutificae, quod sufficit<text:span text:style-name="Default_20_Paragraph_20_Font"><text:span text:style-name="T1">. Aliud gilvum ex<text:line-break/>libris Damocratis, eadem</text:span></text:span> a<text:span text:style-name="Default_20_Paragraph_20_Font"><text:span text:style-name="T1">spiciens,</text:span></text:span> ♃ Argenti spumae li-<text:line-break/>bram unam , cerussae libram unam , salis fossilis libram<text:line-break/>unam, minii Sinopici <text:span text:style-name="Default_20_Paragraph_20_Font"><text:span text:style-name="T1">s</text:span></text:span>elibram, cerae uncias duas, galbani<text:line-break/>uncias duas, terebinthinae uncias duas, olei veteris hemi-<text:line-break/>nas tres, aceti quantum Sinopico <text:span text:style-name="Default_20_Paragraph_20_Font"><text:span text:style-name="T1">s</text:span></text:span>olvendo <text:span text:style-name="Default_20_Paragraph_20_Font"><text:span text:style-name="T1">s</text:span></text:span>ufficit, confi-<text:line-break/>cito ut superiora. <text:span text:style-name="Default_20_Paragraph_20_Font"><text:span text:style-name="T1">Aliud ad eadem. </text:span></text:span>♃ Argenti fpumae<text:line-break/>Iib. j , cerussae libram unam., falis fossilis libram unam,<text:line-break/>minii Sinopici <text:span text:style-name="Default_20_Paragraph_20_Font"><text:span text:style-name="T1">s</text:span></text:span>elibram, cerae uncias quatuor, galbani nu-<text:line-break/>cias duas. resinae terebinthinae uncias duas , olei veteris<text:line-break/>heminas tres, aceti quo rubrica dissolvatur, conficito, ut</text:p>
      <text:p text:style-name="P3">dixi. <text:span text:style-name="Default_20_Paragraph_20_Font"><text:span text:style-name="T1">Aliud ex mastiche ad eadem</text:span></text:span>. ♃ Cerae libram unam,<text:line-break/>mastiches, mannae thuris, Sinopidis, aphronitri, singulorum<text:line-break/>selibram, olei myrtei uncias iij, marinae aquae heminas<text:line-break/>tres. <text:span text:style-name="Default_20_Paragraph_20_Font"><text:span text:style-name="T1">Aliud Neapolitae ad eadem</text:span></text:span>. ♃ Argenti fpumae Ii-<text:line-break/>bram unam , cerussae libram unam , salis fossilis libram<text:line-break/>unam, minii Sinopici <text:span text:style-name="Default_20_Paragraph_20_Font"><text:span text:style-name="T1">s</text:span></text:span>elibram, cerae <text:span text:style-name="Default_20_Paragraph_20_Font"><text:span text:style-name="T1">s</text:span></text:span>elibram, pityinae<text:line-break/>felibram, galbani uncias duas, olei heminas tres, aceti<text:line-break/>quantum satis esu</text:p>
      <text:h text:style-name="Heading_20_2" text:outline-level="2">Cap. XVII.</text:h>
      <text:p text:style-name="P39"><text:s/>[<text:span text:style-name="Default_20_Paragraph_20_Font"><text:span text:style-name="T1">Disoufferia scripta a Damocrate.]<text:line-break/>Ad d</text:span></text:span>i<text:span text:style-name="Default_20_Paragraph_20_Font"><text:span text:style-name="T1">gerendum melinum emplastrum ejstcax<text:line-break/>infantium strumas non veteris, insuper<text:line-break/>Et duritias musculorum, item et cutis<text:line-break/>Et phlegmonas, quae durant multo tempore,<text:line-break/>Carnem replet, ducit cic</text:span></text:span>a<text:span text:style-name="Default_20_Paragraph_20_Font"><text:span text:style-name="T1">tricem probe,<text:line-break/>Sic consu</text:span></text:span>l<text:span text:style-name="Default_20_Paragraph_20_Font"><text:span text:style-name="T1">itur. Excellentis ltlhargyri<text:line-break/>Piet un</text:span></text:span>i<text:span text:style-name="Default_20_Paragraph_20_Font"><text:span text:style-name="T1">que libram, item cerussae selibram,<text:line-break/>Ad haec recepta pondo lib</text:span></text:span>r<text:span text:style-name="Default_20_Paragraph_20_Font"><text:span text:style-name="T1">am quoque novi</text:span></text:span></text:p>
      <text:p text:style-name="P2"><text:span text:style-name="Default_20_Paragraph_20_Font"><text:span text:style-name="T1">Pinguis olei. Rnmessa est ollae lithargyrus<text:line-break/>Ex oleo coquitur, ubi jam spissitudinem<text:line-break/>Habet scrdis, laevem cerussam tum capit.<text:line-break/>Quum non inficiens, temperie et bona admodum,<text:line-break/>Pauloque durius videris, immittitur<text:line-break/>Cera et pityina, quibus liquatis ollula<text:line-break/>Ab igne fervens tollitur; tunc protinus<text:line-break/>Ammoniacum, tum cera manibus, ut sclet^<text:line-break/>Atque d</text:span></text:span><text:span text:style-name="Default_20_Paragraph_20_Font"><text:span text:style-name="T3">i</text:span></text:span><text:span text:style-name="Default_20_Paragraph_20_Font"><text:span text:style-name="T1">gitis subacta juxta ignem inditur.<text:line-break/>Postea movetur pharmacum rudicula.<text:line-break/>Rutsusque mollitur manibus, sic conditur.</text:span></text:span></text:p>
      <text:p text:style-name="Normal">Aliud.</text:p>
      <text:p text:style-name="P1"><text:span text:style-name="Default_20_Paragraph_20_Font"><text:span text:style-name="T1">Aliud ad omnia haec. Strumas ipsas vero<text:line-break/>Magis rescivit et laborantes juvat,<text:line-break/>Praecordia ne abscessus, quibus est cautio,<text:line-break/>Pumore quopiam, atque metu exerceat.</text:span></text:span></text:p>
      <text:p text:style-name="P1"><text:span text:style-name="Default_20_Paragraph_20_Font"><text:span text:style-name="T1">Hanc obtinet confecturum, nigrum quia est,<text:line-break/>Picis humidae , stccae , pondo libras duas.</text:span></text:span></text:p>
      <text:p text:style-name="P2"><text:span text:style-name="Default_20_Paragraph_20_Font"><text:span text:style-name="T1">Densique vitrei duas bituminis,<text:line-break/>Pictae pit</text:span></text:span>u<text:span text:style-name="Default_20_Paragraph_20_Font"><text:span text:style-name="T1">inae quatuor, cerae capit<text:line-break/></text:span></text:span>T<text:span text:style-name="Default_20_Paragraph_20_Font"><text:span text:style-name="T1">res, thuris unam libram et partem tertiam,<text:line-break/>Squamae aeris uncias pariter bis quatuor.<text:line-break/>r Recentis olei communis quinque uncias.</text:span></text:span></text:p>
      <text:p text:style-name="P1">T<text:span text:style-name="Default_20_Paragraph_20_Font"><text:span text:style-name="T1">hus, sauama teritur, quibus aceti apponitur<text:line-break/>Mensura juxta. Dt curiose trita sunt<text:line-break/>Et crassitudinem mellis tenent, coques,<text:line-break/>Ceram, reliquaque tum stmul oleo novo,<text:line-break/>Et sic laevigatis calida stuprosa n dito.</text:span></text:span></text:p>
      <text:p text:style-name="P1">L<text:span text:style-name="Default_20_Paragraph_20_Font"><text:span text:style-name="T1">ibi dil</text:span></text:span>i<text:span text:style-name="Default_20_Paragraph_20_Font"><text:span text:style-name="T1">genter manibus omnia robore<text:line-break/>Commisoueris, contectum pelle condito.<text:line-break/>Nam exasperantur crustula atque obducitur.</text:span></text:span></text:p>
      <text:p text:style-name="Normal">Damocratis compositiones ex sale discufforiae.</text:p>
      <text:p text:style-name="P1"><text:span text:style-name="Default_20_Paragraph_20_Font"><text:span text:style-name="T1">Hoc praeparato stmul, ut praestans pharmacum.<text:line-break/>Bonae cerussae et argenti spumae bonae,<text:line-break/>Cujusque pondo, denasque salis uncias.</text:span></text:span></text:p>
      <text:p text:style-name="P1">O<text:span text:style-name="Default_20_Paragraph_20_Font"><text:span text:style-name="T1">mnis vero est sal albus multum pharmaco</text:span></text:span></text:p>
      <text:p text:style-name="P2"><text:span text:style-name="Default_20_Paragraph_20_Font"><text:span text:style-name="T1">Puturo utilis, atqui longe praestantior<text:line-break/>Ammoniacus, consectus et purus mari,<text:line-break/>Et tres vetusti libras olei pondere.</text:span></text:span></text:p>
      <text:p text:style-name="P1">O<text:span text:style-name="Default_20_Paragraph_20_Font"><text:span text:style-name="T1">leum coquito, reliqua et trita simili modo<text:line-break/>Quo duriora adusque sint malagmate,<text:line-break/>Nam seposita multo remollescunt magis.</text:span></text:span></text:p>
      <text:p text:style-name="P1">Aliud.</text:p>
      <text:p text:style-name="P1"><text:span text:style-name="Default_20_Paragraph_20_Font"><text:span text:style-name="T1">Aliud melius, nam duritias d</text:span></text:span>i<text:span text:style-name="Default_20_Paragraph_20_Font"><text:span text:style-name="T1">scutit<text:line-break/>Cunctis valentius inveteratas nimis.<text:line-break/>Et bronchocelas et magnas meliceridas,<text:line-break/>Et coutumaces strumas, nec non ancylas.<text:line-break/>Sic</text:span></text:span> c<text:span text:style-name="Default_20_Paragraph_20_Font"><text:span text:style-name="T1">onficitur. Libram salis laevissimi<text:line-break/></text:span></text:span>T<text:span text:style-name="Default_20_Paragraph_20_Font"><text:span text:style-name="T1">enuis, duas cerussae, tot at galbani,<text:line-break/></text:span></text:span>r <text:span text:style-name="Default_20_Paragraph_20_Font"><text:span text:style-name="T1">Pac uncias, totidem purae propoleos,<text:line-break/>Arestolochiae binas pariter uncias,<text:line-break/>Praestantis olei libras annosi duas,<text:line-break/>Crassissimum st suerit, addes alteram.<text:line-break/>Coquito similiter, temperatumque probe</text:span></text:span></text:p>
      <text:p text:style-name="P2"><text:span text:style-name="Default_20_Paragraph_20_Font"><text:span text:style-name="T1">Ab igne tollito, laevigatam tunc quoque<text:line-break/>Arestolochiam insp</text:span></text:span>a<text:span text:style-name="Default_20_Paragraph_20_Font"><text:span text:style-name="T1">rges, inieceris ubi<text:line-break/>Mollita, propolim scilicet atque galbanum.</text:span></text:span></text:p>
      <text:p text:style-name="P5">Aliud ad discutiendum Dam<text:span text:style-name="Default_20_Paragraph_20_Font"><text:span text:style-name="T1">o</text:span></text:span>cratis ex calos viva.<text:line-break/><text:span text:style-name="Default_20_Paragraph_20_Font"><text:span text:style-name="T1">Valde bonum , strumas solvit per halitum,<text:line-break/></text:span></text:span>O<text:span text:style-name="Default_20_Paragraph_20_Font"><text:span text:style-name="T1">mnem tumorem reprimit, nec non hepatis<text:line-break/>Vel sp lenis assectus aquosos curat et<text:line-break/>Ex</text:span></text:span>a<text:span text:style-name="Default_20_Paragraph_20_Font"><text:span text:style-name="T1">r</text:span></text:span>a<text:span text:style-name="Default_20_Paragraph_20_Font"><text:span text:style-name="T1">tionem urinae valde promovet,<text:line-break/>Et inveteratas defi</text:span></text:span>n<text:span text:style-name="Default_20_Paragraph_20_Font"><text:span text:style-name="T1">ivit coxendices.</text:span></text:span></text:p>
      <text:p text:style-name="P1"><text:span text:style-name="Default_20_Paragraph_20_Font"><text:span text:style-name="T1">Nempe</text:span></text:span> a<text:span text:style-name="Default_20_Paragraph_20_Font"><text:span text:style-name="T1">lpianus hoc .iuvenis ind</text:span></text:span>i<text:span text:style-name="Default_20_Paragraph_20_Font"><text:span text:style-name="T1">sertus<text:line-break/>Flens auxiliabatur aeg</text:span></text:span>e<text:span text:style-name="Default_20_Paragraph_20_Font"><text:span text:style-name="T1">is plurimis.</text:span></text:span></text:p>
      <text:p text:style-name="P1"><text:span text:style-name="Default_20_Paragraph_20_Font"><text:span text:style-name="T1">Sed continet libram cerae unam Ponticae^<text:line-break/>Cnamque frictae, praeterea unam pit</text:span></text:span>u<text:span text:style-name="Default_20_Paragraph_20_Font"><text:span text:style-name="T1">inae.<text:line-break/>Calcis recentis vivae quoque pondo unciam,<text:line-break/>Aluminis fissi similiter unciam,<text:line-break/>Aequale pondo eaescnicique Pontici.</text:span></text:span></text:p>
      <text:p text:style-name="P1"><text:span text:style-name="Default_20_Paragraph_20_Font"><text:span text:style-name="T1">His fuaveolentis paulum aceti affandtto.<text:line-break/>Madore tere in mortario, quoad sit satis.</text:span></text:span></text:p>
      <text:p text:style-name="P2"><text:span text:style-name="Default_20_Paragraph_20_Font"><text:span text:style-name="T1">Ceraeque restnae misoens paululum<text:line-break/></text:span></text:span><text:span text:style-name="Default_20_Paragraph_20_Font"><text:span text:style-name="T3">O</text:span></text:span><text:span text:style-name="Default_20_Paragraph_20_Font"><text:span text:style-name="T1">lei, liquato stamma ignis quam acerrimi.<text:line-break/>Ac temperans omnia, faciens malagmata.<text:line-break/>Nec pharmaci inquinantis crassitudinem<text:line-break/>Reponito. Ctens excipe novo splenio.</text:span></text:span></text:p>
      <text:p text:style-name="P1"><text:span text:style-name="Default_20_Paragraph_20_Font"><text:span text:style-name="T1">Aiebat optimus medicamenti pater</text:span></text:span></text:p>
      <text:p text:style-name="P1"><text:span text:style-name="Default_20_Paragraph_20_Font"><text:span text:style-name="T1">Morbis diuturnis praesidium suscipi<text:line-break/>.istud bonum, quibus item longa vesceris<text:line-break/>Cuiuslibet instammatio praecordia<text:line-break/>-induraverit, auxiliari vel maxime.</text:span></text:span></text:p>
      <text:p text:style-name="P1"><text:span text:style-name="Default_20_Paragraph_20_Font"><text:span text:style-name="T1">Quippe id sudores excitat, praecordiis<text:line-break/>Duritiem tollit, morbos solv</text:span></text:span>i<text:span text:style-name="Default_20_Paragraph_20_Font"><text:span text:style-name="T1">t protinus.</text:span></text:span></text:p>
      <text:p text:style-name="P1"><text:span text:style-name="Default_20_Paragraph_20_Font"><text:span text:style-name="T1">Retenta naturalia diu menstrua<text:line-break/>Paucis diebus adeo impositum provocat.<text:line-break/>Nos calce dempta, duplum alumen indimus^<text:line-break/>Et melius pharmacum erat, haud faciens pustulas.</text:span></text:span></text:p>
      <text:p text:style-name="P9"/>
      <text:h text:style-name="Normal" text:outline-level="1"><text:bookmark-start text:name="bookmark25"/>GALENI DE COMPOSITIONE <text:span text:style-name="T15">M</text:span>E<text:span text:style-name="T15">D</text:span>I-<text:line-break/>CA<text:span text:style-name="T15">m</text:span>ENTORV<text:span text:style-name="T15">M</text:span> PER GENERA<text:bookmark-end text:name="bookmark25"/></text:h>
      <text:h text:style-name="Normal" text:outline-level="1">LI<text:span text:style-name="T16">B</text:span>ER VI<text:span text:style-name="T16">I.</text:span></text:h>
      <text:h text:style-name="Heading_20_2" text:outline-level="2">Cap. L </text:h>
      <text:p text:style-name="P40">malagmata vocant mediei quae partes<text:line-break/>praeter naturam induratas emolliunt, calida omnia tempe-<text:line-break/>ramento mediocri praedita, non tamen exiccantia, quem-<text:line-break/>admodum nec humectantia manifesto. Nam quum exacte<text:line-break/>mollientia medium quodammodo ordinem inter humectan-<text:line-break/>tia siccantiaque sortiantur, indurescentium substantiae veluti<text:line-break/>fusionem quandam moliuntur. Nominantur autem malactica,</text:p>
      <text:p text:style-name="P3">td est <text:span text:style-name="Default_20_Paragraph_20_Font"><text:span text:style-name="T1">mollientia</text:span></text:span>, licet in aliis paululum ad siccandi hume-<text:line-break/>ctandique virtutem inclinent, si modo subjectam partium,<text:line-break/>quas contingunt, substantiam queant diffundere, quod nimi-<text:line-break/>rum propter moderatum in eis calorem accidit. Ac quod<text:line-break/>ubi durities dissuta fuerit, discutientium medicamentorum<text:line-break/>u<text:span text:style-name="Default_20_Paragraph_20_Font"><text:span text:style-name="T1">s</text:span></text:span>us veniat, in quinto de simplicium facultate medicamen-<text:line-break/>torum et in decimo quarto therapeutices methodi libro<text:line-break/>comprehen<text:span text:style-name="Default_20_Paragraph_20_Font"><text:span text:style-name="T1">s</text:span></text:span>um est. Indurefcentia igitur, quae ex recta me-<text:line-break/>dendi methodo non curata fcirrhum contrahunt, optime<text:line-break/>curabuntur, si medicus spectet, quantum aegri corporis sub-<text:line-break/>stantia a mediocri humiditate ac siccitate recesserit, quem-<text:line-break/>admodum etiam si assectus constitutionem, quatenus sit au-<text:line-break/>eta, inspiciat, praeterea consideret inter ipsa medicamenta,<text:line-break/>quae magis, quae minus emolliant. Hunc namque spectanti<text:line-break/>primus usus emollientia medicamenti conjecturalis quidem<text:line-break/>erit, sed cum artificio. At post unum aut alterum diem num<text:line-break/>intendere medicamenti virtutem an remittere conveniat,</text:p>
      <text:p text:style-name="P3">intelliges, ut in prioribus et medendi methodo dictum etl.<text:line-break/>Quapropter medici emollienlia et discutieutia medicamenta<text:line-break/>composuerunt, ceu fcopos ambos sibi proponentes, tum ut<text:line-break/>partis duritiem, quae jam in fcirrhum degenerat, diffuude-<text:line-break/>reut, tum ut per halitum discuterent, non vicissim utroque<text:line-break/>utentes , quemadmodum me frequenter facere conspicitis,<text:line-break/>verum <text:span text:style-name="Default_20_Paragraph_20_Font"><text:span text:style-name="T1">s</text:span></text:span>emper duo ipsa composit<text:span text:style-name="Default_20_Paragraph_20_Font"><text:span text:style-name="T1">o</text:span></text:span> medicament<text:span text:style-name="Default_20_Paragraph_20_Font"><text:span text:style-name="T1">o</text:span></text:span> mollientes.<text:line-break/>Notum porro est omnibus in mixtura veI emollientia vel<text:line-break/>discutientia esse copiosiora tum majoris minorisque ratio-<text:line-break/>nem in ipsis esse non exiguam. Constat quoque subinde paria<text:line-break/>facultatibus misceri, ac necesse est sicut in aliis medicamen-<text:line-break/>lis, ita in his etiam, si probe mederi cupias, plura ejusdem<text:line-break/>generis medicamenta vel certe duo parata habeas, validissi-<text:line-break/>mum puta totius generis et moderatissimum, ut ex varia<text:line-break/>ipsarum mixtura convenienti facta, multa quae intra <text:span text:style-name="Default_20_Paragraph_20_Font"><text:span text:style-name="T1">s</text:span></text:span>umma<text:line-break/>contineantur medicamenta efficias. Non enim adeps eandem<text:line-break/>facultatem obtinet quam bdellium, styrax et gutta ammo-<text:line-break/>niaci, quemadmodum nec inter ip<text:span text:style-name="Default_20_Paragraph_20_Font"><text:span text:style-name="T1">s</text:span></text:span>os adipes an<text:span text:style-name="Default_20_Paragraph_20_Font"><text:span text:style-name="T1">s</text:span></text:span>erinus et</text:p>
      <text:p text:style-name="P3">gallinaceus vel pardi vel leonis vel hyaenae vel alterius<text:line-break/>cujuspiam animalis, nam secundum animalis temperamen-<text:line-break/>tum etiam adeps est, nempe calidiorum magis calefacit, sic-<text:line-break/>ciorum vero evidentius siccat. At vulgus medicorum novit<text:line-break/>leoninum adipem in utroque, calefaciendo dico et digerendo,<text:line-break/>longe esse valentissimum. Proximum Iocum habet pardi<text:line-break/>adeps, adeo ut parum emolliat. Minore autem in calefa-<text:line-break/>ciend<text:span text:style-name="Default_20_Paragraph_20_Font"><text:span text:style-name="T1">o</text:span></text:span> ac discutiendo praeditus virtute est an<text:span text:style-name="Default_20_Paragraph_20_Font"><text:span text:style-name="T1">s</text:span></text:span>erinus, habet-<text:line-break/>que plus quiddam in molliend<text:span text:style-name="Default_20_Paragraph_20_Font"><text:span text:style-name="T1">o</text:span></text:span> , pari spati<text:span text:style-name="Default_20_Paragraph_20_Font"><text:span text:style-name="T1">o</text:span></text:span> ab hoc re<text:span text:style-name="Default_20_Paragraph_20_Font"><text:span text:style-name="T1">c</text:span></text:span>edit<text:line-break/>adeps gallinaceus. Hi igitur omnes tenuiorum partium <text:span text:style-name="Default_20_Paragraph_20_Font"><text:span text:style-name="T1">s</text:span></text:span>ub-<text:line-break/>stantiam inter quadrupede animantia obtinent. At differen-<text:line-break/>tia rursus permagna in illis est, quum suillus quidem mol-<text:line-break/>lissimus ac humidissimus coque aliorum imbecillibus sit, ut<text:line-break/>teneris corporibus conveniat, cujusmodi habent mulieres,<text:line-break/>pueri, eunuchi et viri delicatiores in umbra, otio et frequen-<text:line-break/>tibus potabilis aquae balneis effoeminati. Caprarum vero et<text:line-break/>boum pingue quanto suillo est validi<text:span text:style-name="Default_20_Paragraph_20_Font"><text:span text:style-name="T1">u</text:span></text:span>s, tanto magis corpo-</text:p>
      <text:p text:style-name="P3">ribus natura durioribus, et inter duriora scindiosiorihus<text:line-break/>convenit, taurorum hircorumque in validioribus tum cor-<text:line-break/>poribus, tum affectibus proficit. Eadem vero et aliis in mi-<text:line-break/>noris majorisque ratione inter se est differentia. Porro ab<text:line-break/>imbecillioribus auspicabor, si prius de duritiei ac scirrhi<text:line-break/>affectu quaedam praelibavero. Nam quum phlegmone labo-<text:line-break/>rantibus et indurescentibus commune sit accidens, digitis<text:line-break/>prementibus reniti, distinguuntur assectus doloris <text:span text:style-name="Default_20_Paragraph_20_Font"><text:span text:style-name="T1">s</text:span></text:span>en<text:span text:style-name="Default_20_Paragraph_20_Font"><text:span text:style-name="T1">s</text:span></text:span>u et<text:line-break/>indolentia, hoc enim non amplius utrisque commune est.<text:line-break/>Quemadmodum vero in aliis omnibus, quae suapte natura<text:line-break/>recidere in se mutuo possunt, inest confinium utriusque<text:line-break/>aliquatenus particeps, ita quoque ulcerum pblegmonoforum<text:line-break/>cum scirrhis absque phlegmone, quales induratis accidunt,<text:line-break/>media quaedam est dispositio doloris quidem expers, si non<text:line-break/>digitos imprimas, dolens autem si id facias, quam clarioris<text:line-break/>brevi<text:span text:style-name="Default_20_Paragraph_20_Font"><text:span text:style-name="T1">o</text:span></text:span>risque disciplinae gratia vel phlegmonem scirrhosam<text:line-break/>vel scirrhum pblegmonosum dicemus, non hic tumoris ma-<text:line-break/>g n i t udi ni animum attendentes. Nam phlegmone et <text:span text:style-name="Default_20_Paragraph_20_Font"><text:span text:style-name="T1">s</text:span></text:span>cirrhus</text:p>
      <text:p text:style-name="P3">nomina sunt formae affectuum, non quantitatis in altero<text:line-break/>ipsorum, quum phlegmone vel propter partis inflammatae<text:line-break/>magnitudinem veI ob tumorem praeter naturam magna<text:line-break/>eradat, parva autem quum aut parvum Iocum possederit<text:line-break/>att exiguum tumorem habuerit. Dicetur nunc mihi parvae<text:line-break/>pllegmones scirrhique parvi curatio, sicut et magnae ma-<text:line-break/>gnque pro affectuum specie , hinc enim et aliorum, quae<text:line-break/>magta et parva dicuntur, curationis notio intelligetur. Ita-<text:line-break/>que magna phlegmone cataplasmatis ac humidis quibusdam<text:line-break/>meditamentis sanatur, parva, quum scirrhosa durities mixta<text:line-break/>fuerit, itidem cataplasmatis, interdum vero medicamentis<text:line-break/>cerati nodo consectis et liquidis insuper et emollientibus<text:line-break/>emplastris. Talibus autem et parva durities tollitur , sed<text:line-break/>in hac qudem simplex scopus, quemadmodum phlegmone<text:line-break/>consistente est, quum vero durities phlegmonosum quippiam<text:line-break/>habuerit, compositus quoque scopus efficitur.</text:p>
      <text:h text:style-name="Heading_20_2" text:outline-level="2">Cap. II. </text:h>
      <text:p text:style-name="P41">[<text:span text:style-name="Default_20_Paragraph_20_Font"><text:span text:style-name="T1">De medicamento liquido</text:span></text:span>.] Ac ideo quo-</text:p>
      <text:p text:style-name="P3">que medicamentum quodammodo compositum est , veluti<text:line-break/>et hoc quod parygron nominant, omnibus cognitum, ma-<text:line-break/>gnisice vero cum ab aliis quibusdam tum Hera commenda-<text:line-break/>tum. Medetur enim id parti parva adhuc phlegmone con-<text:line-break/>fii c tanti, non multo post confectionem tempore, <text:span text:style-name="Default_20_Paragraph_20_Font"><text:span text:style-name="T1">s</text:span></text:span>ed pro-<text:line-break/>tinus impositum, ubi vero duritiem a dolore alienam part<text:line-break/>affecta acquisierit, vel paulo recenti vetustius utile est, quem-<text:line-break/>admodum etiam si phlegmonofo affectu omnino sit libera,<text:line-break/>melius in ea vetustius medicamentum proficit. Enimvero<text:line-break/>medicamenti tempus pro duritiei intentione videlicet ae-<text:line-break/>qualiter augere convenit, etsi partem valde induratan ne<text:line-break/>vetus quidem medicamentum emollierit. Quippe vara hoc<text:line-break/>parygrum dictum medicamentum et promittit et potest,<text:line-break/>quoniam materiam mixtam quoque <text:span text:style-name="Default_20_Paragraph_20_Font"><text:span text:style-name="T1">s</text:span></text:span>eu variam obticet. Si-<text:line-break/>quidem adeps <text:span text:style-name="Default_20_Paragraph_20_Font"><text:span text:style-name="T1">s</text:span></text:span>uillus et cera mollientium <text:span text:style-name="Default_20_Paragraph_20_Font"><text:span text:style-name="T1">s</text:span></text:span>unt imtecillima,<text:line-break/>argenti <text:span text:style-name="Default_20_Paragraph_20_Font"><text:span text:style-name="T1">s</text:span></text:span>puma vero et cerussa nihil habent quos emollire<text:line-break/>possint, quemadmodum antea didicimus. Porro Heras qui<text:line-break/>medicamentum hoc omnium maxime laudavit, ex <text:span text:style-name="Default_20_Paragraph_20_Font"><text:span text:style-name="T1">lus</text:span></text:span>ce</text:p>
      <text:p text:style-name="P3">ip<text:span text:style-name="Default_20_Paragraph_20_Font"><text:span text:style-name="T1">s</text:span></text:span>um conficit his verbis. ♃ Adipis <text:span text:style-name="Default_20_Paragraph_20_Font"><text:span text:style-name="T1">s</text:span></text:span>uilli recentis curati<text:line-break/>pondo ℥ xliv, cerae pondo ℥ xxiv, cerussae pondo ℥ vj,<text:line-break/>argenti <text:span text:style-name="Default_20_Paragraph_20_Font"><text:span text:style-name="T1">s</text:span></text:span>pumae tantundem. Quae liquari possunt siccis su-<text:line-break/>perfunduntur, temporis autem spatio medicamentum con-<text:line-break/>sistit fpissaturque. Sicut ceram et adipem <text:span text:style-name="Default_20_Paragraph_20_Font"><text:span text:style-name="T1">s</text:span></text:span>uillum imbecillae<text:line-break/>molliendi virtutis esse dixi, ita quoque si oleo pauxillum<text:line-break/>cerae misceas, id quod a medicis Cerelaeon dicitur efficies.<text:line-break/>Oleum autem videlicet esse convenit, nec quod vocant om-<text:line-break/>phacinum et |omotribes, quasi dicas immaturum et crudum,<text:line-break/>nec quod oleae furculos in confectione assumpsit.</text:p>
      <text:h text:style-name="Heading_20_2" text:outline-level="2">Cap. III. </text:h>
      <text:p text:style-name="P40">[G<text:span text:style-name="Default_20_Paragraph_20_Font"><text:span text:style-name="T1">eneralis mollientium medicamentorum<text:line-break/>differentia ac facultas.]</text:span></text:span> Itaque tam imbecillia mollientia<text:line-break/>etiam parvis medicantur inflammationibus, his autem ve-<text:line-break/>hementiora brevem duritiem sine phlegmone per<text:span text:style-name="Default_20_Paragraph_20_Font"><text:span text:style-name="T1">s</text:span></text:span>anant, his<text:line-break/>adhuc validiora majores, quemadmodum et quae duritiem<text:line-break/>in scirrhum prope degenerantem curant, efficacissima <text:span text:style-name="Default_20_Paragraph_20_Font"><text:span text:style-name="T1">s</text:span></text:span>unt;<text:line-break/>cujusmodi est medullarum genus in majorIs minorisque<text:line-break/>ratione inter fe disserentium, ut deinceps explicabo, item</text:p>
      <text:p text:style-name="P3">bdellium utrumque, Arabicum etScythicum, insuper styraces,<text:line-break/>siquidem et horum efficacissimus est colore pallidus, qui<text:line-break/>etiam optimus in Pamphylia nascitur; qui vero h<text:span text:style-name="Default_20_Paragraph_20_Font"><text:span text:style-name="T1">o</text:span></text:span>c magis<text:line-break/>fuscus est, ubique provenit facultate multo pallidiore infe-<text:line-break/>rior, at temporis processu et ip<text:span text:style-name="Default_20_Paragraph_20_Font"><text:span text:style-name="T1">s</text:span></text:span>e aureum colorem acquirit.<text:line-break/>Hoc itaque <text:span text:style-name="Default_20_Paragraph_20_Font"><text:span text:style-name="T1">priore inquam</text:span></text:span> in antidotis propter penuriam<text:line-break/>utimur , ac tu propterea principi quodcunque ex styrace<text:line-break/>praeparans <text:span text:style-name="Default_20_Paragraph_20_Font"><text:span text:style-name="T1">s</text:span></text:span>emper hoc uteris. Item si familiarium quis in<text:line-break/>medicament<text:span text:style-name="Default_20_Paragraph_20_Font"><text:span text:style-name="T1">o</text:span></text:span>rum <text:span text:style-name="Default_20_Paragraph_20_Font"><text:span text:style-name="T1">s</text:span></text:span>umptibus magnificus existat, illi quoque<text:line-break/>ex hujusmodi styrace medicamentum compones, in aliis<text:line-break/>optimum ex fusco genere diliges et odore potissimum et<text:line-break/>colore judicium ejus sumens, nam niger deterior est. Cae-<text:line-break/>terum his quae indurescentia valide emolliunt, gutta am-<text:line-break/>moniaci adscribitur, eaque magis pinguis et nova. His mi-<text:line-break/>nus, <text:span text:style-name="Default_20_Paragraph_20_Font"><text:span text:style-name="T1">s</text:span></text:span>ed tamen et ipsa efficacia sunt caprarum boumque<text:line-break/>pinguia, inter ea ipsa hircorum ac taurorum validiora <text:span text:style-name="Default_20_Paragraph_20_Font"><text:span text:style-name="T1">s</text:span></text:span>unt,<text:line-break/>boum vero et caprarum his quidem imbecilliora sunt, non</text:p>
      <text:p text:style-name="P3">tamen et ipsa actionis expertia, hoedorum autem et vitu-<text:line-break/>lorum his ipsis adhuc imbecilliora <text:span text:style-name="Default_20_Paragraph_20_Font"><text:span text:style-name="T1">s</text:span></text:span>unt, porcino tamen efsi-<text:line-break/>caciora. At leonis, pardi, hyaenae et ansaris evidentius his<text:line-break/>di<text:span text:style-name="Default_20_Paragraph_20_Font"><text:span text:style-name="T1">s</text:span></text:span>cutiunt, n<text:span text:style-name="Default_20_Paragraph_20_Font"><text:span text:style-name="T1">o</text:span></text:span>n magis emolliunt, quanto etiam tenuiorem<text:line-break/><text:span text:style-name="Default_20_Paragraph_20_Font"><text:span text:style-name="T1">s</text:span></text:span>ubstantiam caprin<text:span text:style-name="Default_20_Paragraph_20_Font"><text:span text:style-name="T1">o</text:span></text:span> et bubulo favo habent. Caeterum gal-<text:line-break/>linaceum mediam inter an<text:span text:style-name="Default_20_Paragraph_20_Font"><text:span text:style-name="T1">s</text:span></text:span>erinum et suillum <text:span text:style-name="Default_20_Paragraph_20_Font"><text:span text:style-name="T1">s</text:span></text:span>edem occo-<text:line-break/>pat, quemadmodum et medullarum optima est vitulina. Ac<text:line-break/>resinae, quae non acrem odorem habent, si dict<text:span text:style-name="Default_20_Paragraph_20_Font"><text:span text:style-name="T1">o</text:span></text:span>rum cui-<text:line-break/>piam miscentur, tenacitatem in medicamentis compositis<text:line-break/>praebent, emolliendi facultatem non auferunt. Aptissima est,<text:line-break/>quae Chia vocatur, et larix, post has pinea, inde abietino,<text:line-break/>strobilina vero vehementer acris est, pityina <text:span text:style-name="Default_20_Paragraph_20_Font"><text:span text:style-name="T1">s</text:span></text:span>eu picea,<text:line-break/>quam proprie phyfema nominant, pinguitudinis expers ad-<text:line-break/>modum exiccat. Has igitur fugere, Chia vero et abietina uti<text:line-break/>oportet, non ipsis per fe, verum cum cera et quopiam alio,<text:line-break/>quod affectui conducere videatur. Et vero pix Brutia fa-<text:line-break/>cultatem eandem obtinet, ut quae glutinans quiddam ac</text:p>
      <text:p text:style-name="P3">pingue habeat. Caeterum pix alia non mi<text:span text:style-name="Default_20_Paragraph_20_Font"><text:span text:style-name="T1">s</text:span></text:span>cenda est, sicut<text:line-break/>nec bitumen, utpote justo sicciora, enimvero ea quae exic-<text:line-break/>cant mollientibus esse contraria didicimus. Quoniam vero<text:line-break/>pineam et Dictam resinam et Colophonium appellare colle<text:line-break/>sueverunt, sciendum venit et aliam quandam este Colophon<text:line-break/>niam Chiae mastichae persimilem, molliens aliquid habentem,<text:line-break/>quemadmodum illa et thus. Insuper Aegyptia mastiche<text:line-break/>nonnihiI emollit, sed major virtutis ipsius portio concoquit<text:line-break/>difcutitque. Item et thus quandam molliendi vim obtinet,<text:line-break/>verum hoc quidem coctum ex usu est, veluti et foenigraeci<text:line-break/>femen, etenim et hoc probe coctum emollit, ac magis adhuc<text:line-break/>pingui permixtum. At quae citra coctionem ob consistentiae<text:line-break/>siccitatem dilui, liquari mergique desiderant, oleofo quopiam<text:line-break/>indigent, cujusmodi sunt oleum ipsum, quum nihil astri-<text:line-break/>ctionis habet, item balneorum strigmenta, praeterea quod<text:line-break/>vocant fusinum, ad haec multo etiam magis c<text:span text:style-name="Default_20_Paragraph_20_Font"><text:span text:style-name="T1">o</text:span></text:span>mmagenum.<text:line-break/>Hujus quoque ordinis est butyrum, tum althaeae et foeni-</text:p>
      <text:p text:style-name="P3">graeci decoctum. Porro inter tam mollia et validissima,<text:line-break/>quod genus <text:span text:style-name="Default_20_Paragraph_20_Font"><text:span text:style-name="T1">s</text:span></text:span>unt bdellium et styrax, gutta ammoniaci idem<text:line-break/>potest, quod et propolis; atqui hoc in bdellio distinguen-<text:line-break/>dum est, quod Scythicum altero Arabico multo ad haec sit<text:line-break/>praestantius, praecipue novum et molle, quod etiam pingue<text:line-break/>nominant. Con<text:span text:style-name="Default_20_Paragraph_20_Font"><text:span text:style-name="T1">s</text:span></text:span>uetudo siquidem haec est inter recentiores<text:line-break/>medicos in hujusmodi medicamentis, quod emollientius est<text:line-break/>pinguis appellasse, hoc autem videlicet humidius quoque<text:line-break/>est. Caeterum galbanum et qui opopanax dicitur, praeter-<text:line-break/>quam quod di<text:span text:style-name="Default_20_Paragraph_20_Font"><text:span text:style-name="T1">s</text:span></text:span>cutiunt, etiam quid emolliens habent, opo-<text:line-break/>panax autem di<text:span text:style-name="Default_20_Paragraph_20_Font"><text:span text:style-name="T1">s</text:span></text:span>cutiendo, galbanum emolliendo coquendo-<text:line-break/>que praecellit. Talis sane emollientium medicamentorum<text:line-break/>facultas est. Tum vero quum vel <text:span text:style-name="Default_20_Paragraph_20_Font"><text:span text:style-name="T1">s</text:span></text:span>criptum aliquod in libris<text:line-break/>me dicamentariis discusseris et examinaveris, veI ipse com-<text:line-break/>posueris, auditis nuper medicamentorum secundum majoris<text:line-break/>mi norisque rationem differentiis, intellectis item corporum<text:line-break/>a ssectuumque diversitatibus, valida validis, imbecillia nube-</text:p>
      <text:p text:style-name="P3">cillibus adhibebis. At ubi post primam medicamenti isnpo-<text:line-break/>sitionem aliud applicas, oleo simplici pingui partem affectam<text:line-break/>fovere convenit. Porro ex iis quae tenacia nominantur,<text:line-break/>nullum auferendum est prius quam sua sponte abscedat,<text:line-break/>imo etiam si laveris, permittenda sunt. Vitanda autem me-<text:line-break/>dicamentosarum aquarum lavacra, praesertim quae chaI-<text:line-break/>canthosa, aluminosa et sulsurosa sunt. Haec quidem sulfi-<text:line-break/>ciunt viris cordatis ac prudentibus, quique in medicinae<text:line-break/>operibus exercitati peritiam aliquam sunt adepti.</text:p>
      <text:h text:style-name="Heading_20_2" text:outline-level="2">Cap. IV. </text:h>
      <text:p text:style-name="P40">[<text:span text:style-name="Default_20_Paragraph_20_Font"><text:span text:style-name="T1">Specialis emollien</text:span></text:span>d<text:span text:style-name="Default_20_Paragraph_20_Font"><text:span text:style-name="T1">um medicamentorum<text:line-break/>desserentia ac facultas</text:span></text:span>.] Quoniam vero omnes ejusmodi<text:line-break/>non sunt et proposuimus hoc commentario, non ut in opere<text:line-break/>de morbis curandis methodum solam exponere, verum<text:line-break/>simul cum particularium uno atque altero exemplo, me-<text:line-break/>dicamenta usu comperta subj ungere oportet, quae majores<text:line-break/>nostri in pharmaceutica artis parte celebres literis manda-<text:line-break/>verunt, ad speciales emollientium medicamentorum diffe-<text:line-break/>rentias perveniemus a mollissimis, quae et parvis lusiam-</text:p>
      <text:p text:style-name="P3">^nationibus medentur, exorsi. ^Ex compositis emollentibua<text:line-break/>alia quidem, ut ita dicam, imbecilliora primo ordine sta-<text:line-break/>tuuntur, quaedam n<text:span text:style-name="Default_20_Paragraph_20_Font"><text:span text:style-name="T1">o</text:span></text:span>n mult<text:span text:style-name="Default_20_Paragraph_20_Font"><text:span text:style-name="T1">o</text:span></text:span> his validiora <text:span text:style-name="Default_20_Paragraph_20_Font"><text:span text:style-name="T1">s</text:span></text:span>ecundo, et<text:line-break/>quaedam alia tertio, ad haec nonnuHa quarto. Caeterum<text:line-break/>primi ordinis mollientibus ad exiguas durities et in mol-.<text:line-break/>libus seu teneris corporibus uti, sicut praedictum est, ex-<text:line-break/>pedit, ad fortiora his corp<text:span text:style-name="Default_20_Paragraph_20_Font"><text:span text:style-name="T1">o</text:span></text:span>ra et affectus fecundi, quem-<text:line-break/>admodum et tertii et quarti pro illorum ratione. Subfert-<text:line-break/>bam autem et eorum cujuslibet propria.</text:p>
      <text:p text:style-name="P1"><text:span text:style-name="Default_20_Paragraph_20_Font"><text:span text:style-name="T1">[Emollientia medicamenta primi ordinis.]</text:span></text:span> Butyrum,<text:line-break/>resina, colophonia et cera candida non vetusta, singula tria<text:line-break/>pondere aequalia invicem liquata, primi ordinis emollientia<text:line-break/>sunt. Et liquidum medicamentum, quod parygrum appel-<text:line-break/>fatur, eorum numero adscribitur quum recens fuerit, ve-<text:line-break/>terafcens autem majorem discutiendi vim acquirit. At emol-<text:line-break/>fientium imbecillimnm est cera cum butyro liquefacta aut<text:line-break/>ex Inlino aut commageno , atque his imbecillius est, quod<text:line-break/>dicitur cerelaeum, quasi ex cera oleoque confectum, quum</text:p>
      <text:p text:style-name="P3">in libram olei laxantis nulla astringenti facultate praediti,<text:line-break/>cerae ℥ xij, vel xvj, injectae fuerint. Jam ex ovis cerata<text:line-break/>facta exiguam quandam laxandi facultatem possident. Va-<text:line-break/>lentiora his, verum imbecilla adhuc et ipsa cerata ex oesy-<text:line-break/>po, resina et cera pari pondere liquefactis, sin autem ve-<text:line-break/>tustiora quodammodo ipsa fuerint, olei cujusdam laxantis<text:line-break/>vel Insint vel commageni vel adipis <text:span text:style-name="Default_20_Paragraph_20_Font"><text:span text:style-name="T1">s</text:span></text:span>uilli vel gallinacei vel<text:line-break/>an ferini mixturam requirunt. <text:span text:style-name="Default_20_Paragraph_20_Font"><text:span text:style-name="T1">Emollientia medicamenta<text:line-break/>fecundi ordinis.</text:span></text:span> Quemadmodum in simplicibus medicamen-<text:line-break/>tis quatuor congenerum ordines fecimus, qui majmis in<text:line-break/>fe minorisque rationem distinguunt, aliquorum autem am-<text:line-break/>biguam esse facultatem diximus, utrum ad primi ordinis<text:line-break/>finem, an in fecundi initio locanda sint, ita de secundo<text:line-break/>tertio reliquis deinceps. In quibusdam vero audacter pro-<text:line-break/>nuncians, alia in principio hujus, alia in tertio hujus ordi-<text:line-break/>nis consistere dixi, sicut nonnulla citra appositionem vel<text:line-break/>primi vel fecundi vel tertii vel quarti ordinis esse retuli.<text:line-break/>Multum vero experientiae particularis in variis et c<text:span text:style-name="Default_20_Paragraph_20_Font"><text:span text:style-name="T1">a</text:span></text:span>rpo-</text:p>
      <text:p text:style-name="P3">Tinus et vitiis <text:span text:style-name="Default_20_Paragraph_20_Font"><text:span text:style-name="T1">s</text:span></text:span>eu affectibus hujusmodi pronunciata dest-<text:line-break/>derant. Quare si quis post me aeque studiosus et veritatis<text:line-break/>vehemens amator extiterit, ne temere ac subito, ubi bis<text:line-break/>terve usus expertusque sit, ferat sententiam^ frequenter<text:line-break/>enim ei ex Ionga experientia, quemadmodum et mihi usu<text:line-break/>venit, in secundo ordine dicta in tertium incipientem trans-<text:line-break/>poni oportere videbuntur vel in principium tertii absolute.<text:line-break/>Quum enim corpora quibus medicamenta adhibentur, ipsi-<text:line-break/>que affectus non exiguum differentiae excessum in maioris<text:line-break/>minorisque ratione obtineant, difficillimum est de omnibus<text:line-break/>eadem pronunciare. Accedit huc quod ipsa simplicia me-<text:line-break/>dicamenta non parvo divariant discrimine. At ego quum<text:line-break/>in praestantissimis facultatem pro unaquaque <text:span text:style-name="Default_20_Paragraph_20_Font"><text:span text:style-name="T1">s</text:span></text:span>pecie ac ge-<text:line-break/>nere ostenderim , si quis in deterrimo per experientiam<text:line-break/>examinationem moliatur, examinabit quidem fal<text:span text:style-name="Default_20_Paragraph_20_Font"><text:span text:style-name="T1">s</text:span></text:span>o, non au-<text:line-break/>tem facultatis ipsorum ordines distinxerit. Itaque tulisti-<text:line-break/>mum est medicamentorum ipsorum inter se differentiam</text:p>
      <text:p text:style-name="P3">secundum majoris mi noris que rationem accurate scribere,<text:line-break/>quemadmodum et in aliis feci et nunc facturus <text:span text:style-name="Default_20_Paragraph_20_Font"><text:span text:style-name="T1">s</text:span></text:span>um.</text:p>
      <text:h text:style-name="Heading_20_2" text:outline-level="2">Cap. V. </text:h>
      <text:p text:style-name="P40">[<text:span text:style-name="Default_20_Paragraph_20_Font"><text:span text:style-name="T1">Varias enasci dess</text:span></text:span>h<text:span text:style-name="Default_20_Paragraph_20_Font"><text:span text:style-name="T1">rentias fecundum ma-<text:line-break/>poris minorisque rationem in emollienti emplastro Mna-<text:line-break/>fuci pro varia simplicium tum quantitate tum aetate<text:line-break/>tum coctione.</text:span></text:span>] Sane quidem emplastrum Mnafaeo auctore<text:line-break/>compositum rectissime secund<text:span text:style-name="Default_20_Paragraph_20_Font"><text:span text:style-name="T1">o</text:span></text:span> emollientium <text:span text:style-name="Default_20_Paragraph_20_Font"><text:span text:style-name="T1">o</text:span></text:span>rdini adseri-<text:line-break/>p<text:span text:style-name="Default_20_Paragraph_20_Font"><text:span text:style-name="T1">so</text:span></text:span>ris, omnibus certe qui ejus meminerunt convenientibus<text:line-break/>ex oleo veteri, argenti spuma et adipe suillo componi, in<text:line-break/>quantitate ver<text:span text:style-name="Default_20_Paragraph_20_Font"><text:span text:style-name="T1">o</text:span></text:span> h<text:span text:style-name="Default_20_Paragraph_20_Font"><text:span text:style-name="T1">o</text:span></text:span>rum singulorum discrepantibus, atque<text:line-break/>eo, quod nonnulli ex recensi adipe, quidam ex veteri, quem<text:line-break/>jam omnes vocare solent axungiam, componant. In his<text:line-break/>quidem imbecillimum fiet ex argenti <text:span text:style-name="Default_20_Paragraph_20_Font"><text:span text:style-name="T1">s</text:span></text:span>puma<text:span text:style-name="Default_20_Paragraph_20_Font"><text:span text:style-name="T1">, s</text:span></text:span>uillo adipe<text:line-break/>et oleo, neutro veteri, validius <text:span text:style-name="Default_20_Paragraph_20_Font"><text:span text:style-name="T1">o</text:span></text:span>leo quidem ex iis veteri,<text:line-break/>altero autem recenti addito, his validius ex ambobus ve-<text:line-break/>tussis. Ex eo igitur, quod recens aut vetus oleum adepfque<text:line-break/>immittitur, quatuor differentiae prodibunt, alias quidem am-</text:p>
      <text:p text:style-name="P3">bobus recentibus alias vetastis, nonnunquam oleo quidem<text:line-break/>veteri, adipe vero recenti, vel contra oleo quidem recenti,<text:line-break/>vetusto autem adipe indito. At ex trium ipsarum simpli-<text:line-break/>cium medicamentorum mutua <text:span text:style-name="Default_20_Paragraph_20_Font"><text:span text:style-name="T1">s</text:span></text:span>ymmetria aliae plures di<text:span text:style-name="Default_20_Paragraph_20_Font"><text:span text:style-name="T1">s-<text:line-break/>t</text:span></text:span>erentiae emanabunt; vel enim pari pondere et men<text:span text:style-name="Default_20_Paragraph_20_Font"><text:span text:style-name="T1">s</text:span></text:span>ura<text:line-break/>haec tria mi<text:span text:style-name="Default_20_Paragraph_20_Font"><text:span text:style-name="T1">s</text:span></text:span>centur, ac multi affirmant ab ipso Mnafaeo<text:line-break/>confectum tribus paribus constare, veI duobus quidem<text:line-break/>paribus, tertio non pari, <text:span text:style-name="Default_20_Paragraph_20_Font"><text:span text:style-name="T1">s</text:span></text:span>ed minori aut copiosiori, veI<text:line-break/>tribus mixtis imparibus, unde clarum evadit, muItas fore<text:line-break/>differentias. Copiosa siquidem argenti spuma injecta me-<text:line-break/>documentum facultate mollius fiet, pauciore validius. Ac<text:line-break/>magis emolliet, si plus adipis immittamus, discutiet fortius,<text:line-break/>li oleum augeamus. Praeterea aliud quiddam accedit co-<text:line-break/>piosiore oleo imposito, quod magnam vim ad medicamen-<text:line-break/>tum ut magis discutiat efficiendum obtinet, est autem hoc<text:line-break/>sicut primo libro diximus, si magis incoquas. Si igitur fo-<text:line-break/>lam argenti spumam in oleo copiosiore c<text:span text:style-name="Default_20_Paragraph_20_Font"><text:span text:style-name="T1">o</text:span></text:span>quas , medica-</text:p>
      <text:p text:style-name="P3">mentum evidentius exiccabit, in uberiore vero coques, ubi<text:line-break/>plus olei indideris, si emplastri spissitudinem habiturum sit,<text:line-break/>quod si id non cures, sed aequali tempore tum id, quod<text:line-break/>minus olei continet, tum quod plus habet, incoquas, liquet<text:line-break/>facultate emolIientius futurum, cui oleum uberius mixtum<text:line-break/>fuerit, quemadmodum si et cruda argenti <text:span text:style-name="Default_20_Paragraph_20_Font"><text:span text:style-name="T1">s</text:span></text:span>puma oleo com-<text:line-break/>mixta acopo uti velis. Quare, quod jam saepe dixi, fem-<text:line-break/>per ipsius meminisse volo, non sicut quidam <text:span text:style-name="Default_20_Paragraph_20_Font"><text:span text:style-name="T1">s</text:span></text:span>ententias<text:line-break/>ab<text:span text:style-name="Default_20_Paragraph_20_Font"><text:span text:style-name="T1">s</text:span></text:span>olute de medicamentis ferunt, sic et nos facere ab<text:span text:style-name="Default_20_Paragraph_20_Font"><text:span text:style-name="T1">s</text:span></text:span>olute<text:line-break/>dicentes, hanc medicamenti compositionem illa esse potio-<text:line-break/>rem, nam utraque ad diver<text:span text:style-name="Default_20_Paragraph_20_Font"><text:span text:style-name="T1">s</text:span></text:span>os <text:span text:style-name="Default_20_Paragraph_20_Font"><text:span text:style-name="T1">s</text:span></text:span>pecie assectus recte com-<text:line-break/>posita esse potest, interdum ad eundem diversis tempori-<text:line-break/>bus. Haec igitur omnia modo a me relata qui prius audivit,<text:line-break/>non diligens modo vel memor, <text:span text:style-name="Default_20_Paragraph_20_Font"><text:span text:style-name="T1">s</text:span></text:span>ed natura etiam prudens<text:line-break/>utiliter et cum fructu leget ea, quae distincte et <text:span text:style-name="Default_20_Paragraph_20_Font"><text:span text:style-name="T1">s</text:span></text:span>cripsi et<text:line-break/><text:span text:style-name="Default_20_Paragraph_20_Font"><text:span text:style-name="T1">s</text:span></text:span>cripturus <text:span text:style-name="Default_20_Paragraph_20_Font"><text:span text:style-name="T1">s</text:span></text:span>um. Ac in propositis medicamentis distinctiones<text:line-break/>ibi exponam trium quatuorve <text:span text:style-name="Default_20_Paragraph_20_Font"><text:span text:style-name="T1">s</text:span></text:span>yllabarum appositione com-</text:p>
      <text:p text:style-name="P3">prehensas, qualem inquam appositionem in medicamento<text:line-break/>praefenti libro proposito Mnasaei Andromachus appendisse<text:line-break/>videtur. Nam in mellit<text:span text:style-name="Default_20_Paragraph_20_Font"><text:span text:style-name="T1">o</text:span></text:span>rum emplastrorum catalogo unde-<text:line-break/>cimum ordine, quum id scripsisset, non .simpliciter dicere<text:line-break/>contentus fuit, ut in prioribus commemoratis aliud atque<text:line-break/>aliud ipsis praeponens, fed tenerum adjeciI. Itaque hoc<text:line-break/>volebam ip<text:span text:style-name="Default_20_Paragraph_20_Font"><text:span text:style-name="T1">s</text:span></text:span>um in omnibus fecisse et in ipsis melinis a te-<text:line-break/>nerrimo incepisse, inde vero digressum ad paulo fortius<text:line-break/>innuisse adscribendo, pauxillo quodam fecundum hoc quam<text:line-break/>illud esse valentius, hoc rursus tertium esse fortius, deinde<text:line-break/>hoc quartum , veluti rur<text:span text:style-name="Default_20_Paragraph_20_Font"><text:span text:style-name="T1">s</text:span></text:span>us si aliqua aequalem putarit ha-<text:line-break/>here facultatem, id ipsum admonuisse, vel si periculum li-<text:line-break/>meret in ejusmodi pronunciatis, certe simplicia emollientia<text:line-break/>medicamenta praedoceret, majoris ac minoris ratione in<text:line-break/>ipsis definita, ut qui emollientia emplastra multa deinceps<text:line-break/>ab spfo <text:span text:style-name="Default_20_Paragraph_20_Font"><text:span text:style-name="T1">s</text:span></text:span>cripta legit, validius quidem este intelligat, quod<text:line-break/>ex styrace, ammoniaco, bdellio, propoli, galbano, favo tau-</text:p>
      <text:p text:style-name="P3">rino hircinoque et medullis confectum est, imbecillum,<text:line-break/>quod nullum ex his continet, <text:span text:style-name="Default_20_Paragraph_20_Font"><text:span text:style-name="T1">s</text:span></text:span>ed vel omnia invalida fa-<text:line-break/>cultate veI hi<text:span text:style-name="Default_20_Paragraph_20_Font"><text:span text:style-name="T1">s</text:span></text:span>ce quidem ipsis valentiora, media vero tem-<text:line-break/>peraturis viribusque, quod veI unum aliquod validum vel<text:line-break/>duo imbeciHibus mixta sint. Constat enim interpositam ma-<text:line-break/>jmis minorisque latitudinem omnibus medicamentis non<text:line-break/>exiguam inesse, in communi universis ipsis facultate gene-<text:line-break/>ratim aestimatis, juxta quam medicamenta congenera et<text:line-break/>conformia, id est ejusdem generis ac ejusdem speciei di-<text:line-break/>cuntur, quemadmodum et alia generis vel speciei disseren-<text:line-break/>tiis variantia. Quum igitur haec mihi praedicta sint, quibus<text:line-break/>instructus non magno negocio et valentiore facultate et<text:line-break/>imbecilliore praedita queas dignoscere, narrationem ip<text:span text:style-name="Default_20_Paragraph_20_Font"><text:span text:style-name="T1">s</text:span></text:span>o-<text:line-break/>rum aggrediar, deinde conscripta ab expertissimi medi-<text:line-break/>camentorum vitis, sive emplastra sive malagmata voles ap-<text:line-break/>pellare, percensebo. Auspicabor autem a medicamentis ab<text:line-break/>Asclepiade in quarto libro exteriorum, quibus titulum in-<text:line-break/>didit Marcellas, editis.</text:p>
      <text:h text:style-name="P13" text:outline-level="2">Cap. VI. </text:h>
      <text:p text:style-name="P40"><text:span text:style-name="Default_20_Paragraph_20_Font"><text:span text:style-name="T1">[Asclepiadis malagmata.] Amythaonis<text:line-break/>malagma ad praecordiorum tensiones. Solvit omnem duri-<text:line-break/>tiem. Pacit etiam ad diestciles articulorum motus</text:span></text:span>. ♃ Gut-<text:line-break/>tae ammoniaci uncias triginta fax, cerae Ʒ triginta fax te-<text:line-break/>rebinthinae uncias octo , bdellii uncias octo thuris uncias<text:line-break/>quatuor, myrrhae uncias quatuor, galbani uncias octo, Cy-<text:line-break/>prini heminas quatuor. Myrrha, thus, bdellium vino made-<text:line-break/>fiunt, ammoniacum aceto diluitur, omnia contunduntur<text:line-break/>pistillo Cyprino inuncto, quousque perfecte dissolvantur.<text:line-break/>Hoc medicamentum vetus celebreque est, sicut et quod<text:line-break/>Asclepiades post hoc in istum modum tradidit<text:span text:style-name="Default_20_Paragraph_20_Font"><text:span text:style-name="T1">. Diasinyrnon<text:line-break/>Apoloph</text:span></text:span>o<text:span text:style-name="Default_20_Paragraph_20_Font"><text:span text:style-name="T1">nion , </text:span></text:span>id est <text:span text:style-name="Default_20_Paragraph_20_Font"><text:span text:style-name="T1">medicamentum ex myrrha mortem<text:line-break/>d</text:span></text:span>i<text:span text:style-name="Default_20_Paragraph_20_Font"><text:span text:style-name="T1">sserens, consectum ad praecordiorum tensiones, solvit<text:line-break/>omnem duritiem, benefacit hepaticis splenicis, nephriticis,<text:line-break/>valet ad omnem nervorum fompathiam, articulorum do-<text:line-break/>lores detenstonesque levat. </text:span></text:span>♃ Cerae uncias <text:span text:style-name="Default_20_Paragraph_20_Font"><text:span text:style-name="T1">s</text:span></text:span>edecim tere-<text:line-break/>binthinae uncias <text:span text:style-name="Default_20_Paragraph_20_Font"><text:span text:style-name="T1">s</text:span></text:span>edecim, guttae ammoniaci uncias sedecim,<text:line-break/>bdellii uncias sedecim, myrrhae uncias sedecim, propolis</text:p>
      <text:p text:style-name="P3">uncias <text:span text:style-name="Default_20_Paragraph_20_Font"><text:span text:style-name="T1">s</text:span></text:span>edecim, iridis uncias sedecim, styracis uncias fede-<text:line-break/>cim, irini unguenti faeculae quantum <text:span text:style-name="Default_20_Paragraph_20_Font"><text:span text:style-name="T1">s</text:span></text:span>ufficit, vini odorati<text:line-break/>quod satis est, praeparato sicut praediximus. Quod succe-<text:line-break/>dit huic ab Asclepiade scriptum dignius quidem ac cele-<text:line-break/>brlos supra scriptis existit, verum ad indurat<text:span text:style-name="Default_20_Paragraph_20_Font"><text:span text:style-name="T1">u</text:span></text:span>rum solutio-<text:line-break/>nem illis inferius. <text:span text:style-name="Default_20_Paragraph_20_Font"><text:span text:style-name="T1">Aliud Di</text:span></text:span>q<text:span text:style-name="Default_20_Paragraph_20_Font"><text:span text:style-name="T1">scoridis medicamentum con^<text:line-break/>sectum, ad dipsades artuum motus et ad ancylas. Pollet<text:line-break/>omnem duritiam Pacit ad interaneorum affectus absces-<text:line-break/>susque profundos</text:span></text:span>. ♃ Cerae minam unam, resinae frictae<text:line-break/>minae dimidium, galbani minae dimidium, iridis HIyricae<text:line-break/>minae dimidium, irini faeculae quod satis est, vini quan-<text:line-break/>tum sufficiat. Medicamentum tusileest, conficitur sicut priora.<text:line-break/>Medicamentum antedicto succedens ab Asclepiade scriptum<text:line-break/>idem est ei, quod Heras ad calcem medicamentarii sui<text:line-break/>libri conscripsit, paululum vero quiddam in symmetria<text:line-break/>quatuor simplicium medicamentorum evariat, uti innotescet<text:line-break/>quum ambo scribemus. Prius autem ah Asclepiade proditi</text:p>
      <text:p text:style-name="P3">mentionem faciemus, quod ad verbum ita habet. <text:span text:style-name="Default_20_Paragraph_20_Font"><text:span text:style-name="T1">Lucii<text:line-break/>praeceptoris ad ancylas inscriptum. Facit ad abscessus in<text:line-break/>alto corporis obort</text:span></text:span>u<text:span text:style-name="Default_20_Paragraph_20_Font"><text:span text:style-name="T1">s, facit ad nervorum contractiones et<text:line-break/>articulorum l</text:span></text:span>i<text:span text:style-name="Default_20_Paragraph_20_Font"><text:span text:style-name="T1">gationes, quas ancylas vocamus, succurrit<text:line-break/>op</text:span></text:span>i<text:span text:style-name="Default_20_Paragraph_20_Font"><text:span text:style-name="T1">sthotonicis, valet ad omnem nervorum dolorem ex con-<text:line-break/>sensa, est etiam acopon bonum irino vel C</text:span></text:span>y<text:span text:style-name="Default_20_Paragraph_20_Font"><text:span text:style-name="T1">prino vel lau-<text:line-break/>rino salutum, facit et ad veteres contumacesque duritias.<text:line-break/></text:span></text:span>♃ Bdellii drachmas sedecim, <text:span text:style-name="Default_20_Paragraph_20_Font"><text:span text:style-name="T1">s</text:span></text:span>evi vitulini drachmas <text:span text:style-name="Default_20_Paragraph_20_Font"><text:span text:style-name="T1">s</text:span></text:span>edecim,<text:line-break/>guttae ammoniaci drachmas <text:span text:style-name="Default_20_Paragraph_20_Font"><text:span text:style-name="T1">s</text:span></text:span>edecim, iridis Illyricae drach.<text:line-break/><text:span text:style-name="Default_20_Paragraph_20_Font"><text:span text:style-name="T1">s</text:span></text:span>edecim, <text:span text:style-name="Default_20_Paragraph_20_Font"><text:span text:style-name="T1">o</text:span></text:span>popanacis Ʒ viij, galbani Ʒ viij, canchryos drach.<text:line-break/>viij, styracis drachmas octo, thuris drach. viij, piperis grana<text:line-break/>centum <text:span text:style-name="Default_20_Paragraph_20_Font"><text:span text:style-name="T1">s</text:span></text:span>exaginta, irini unguenti faeculae quod fatis sit,<text:line-break/>cerae, terebinthinae, singulorum <text:span text:style-name="Default_20_Paragraph_20_Font"><text:span text:style-name="T1">s</text:span></text:span>elibram, vini quod satis<text:line-break/>esa Tusile est medicamentum, superiorum modo conficitur.<text:line-break/>Ubi igitur Heras ab Asclepiade in simplicium <text:span text:style-name="Default_20_Paragraph_20_Font"><text:span text:style-name="T1">s</text:span></text:span>ymmetria<text:line-break/>dissen<text:span text:style-name="Default_20_Paragraph_20_Font"><text:span text:style-name="T1">s</text:span></text:span>erit, qu<text:span text:style-name="Default_20_Paragraph_20_Font"><text:span text:style-name="T1">o</text:span></text:span>d pollicitus <text:span text:style-name="Default_20_Paragraph_20_Font"><text:span text:style-name="T1">s</text:span></text:span>um, jam indicabo. Primum<text:line-break/>omnium <text:span text:style-name="Default_20_Paragraph_20_Font"><text:span text:style-name="T1">s</text:span></text:span>cripsit Asclepiades medicamentum, hdelli drach.<text:line-break/>xvj. Heras autem n<text:span text:style-name="Default_20_Paragraph_20_Font"><text:span text:style-name="T1">o</text:span></text:span>n bdelli, fed bdellii draclu lxxx,</text:p>
      <text:p text:style-name="P3">qui quinquies fexdecim adaequant. Deinceps <text:span text:style-name="Default_20_Paragraph_20_Font"><text:span text:style-name="T1">s</text:span></text:span>evi vitulini<text:line-break/>drachmas fexdecim <text:span text:style-name="Default_20_Paragraph_20_Font"><text:span text:style-name="T1">s</text:span></text:span>cribente A<text:span text:style-name="Default_20_Paragraph_20_Font"><text:span text:style-name="T1">s</text:span></text:span>clepiade, Heras quinquies<text:line-break/>totidem po<text:span text:style-name="Default_20_Paragraph_20_Font"><text:span text:style-name="T1">s</text:span></text:span>uit, sicut et bdellii, nam lxxx, drachmae quin-<text:line-break/>quies <text:span text:style-name="Default_20_Paragraph_20_Font"><text:span text:style-name="T1">s</text:span></text:span>edecim comprehendunt. Tertium ab his medicamen-<text:line-break/>tum Asclepiades fubjunxit, guttam ammoniaci et hujus fe-<text:line-break/>deesse drachmas inficiendas cen<text:span text:style-name="Default_20_Paragraph_20_Font"><text:span text:style-name="T1">s</text:span></text:span>uit. Itaque juxta priorum<text:line-break/>proportionem Heram quoque drach. lxxx, <text:span text:style-name="Default_20_Paragraph_20_Font"><text:span text:style-name="T1">s</text:span></text:span>cripsisse con-<text:line-break/>veniebat, tot autem non scripsit, <text:span text:style-name="Default_20_Paragraph_20_Font"><text:span text:style-name="T1">s</text:span></text:span>ed centum, quare vi-<text:line-break/>gintt plures illo indidit. Aliud post commemorata medi-<text:line-break/>cainenta protulit Asclepiades hi<text:span text:style-name="Default_20_Paragraph_20_Font"><text:span text:style-name="T1">s</text:span></text:span>ce verbis, iridis lllyricae<text:line-break/>drach. xvj. Heras hujus proportionem <text:span text:style-name="Default_20_Paragraph_20_Font"><text:span text:style-name="T1">s</text:span></text:span>ervavit Ʒ lxxx,<text:line-break/>scribens. Quintum post praedicta medicamenta opopanacis<text:line-break/>Ʒ viij, Asclepiades scripsit. Heras autem hic quoque pro-<text:line-break/>portionem servavit quadraginta ponens. Sexto medicamenti<text:line-break/>meminit galbani Asclepiades, qui Ʒ viij, injecit. Heras<text:line-break/>etiam in eo proportionem repraesentat, quintuplam cen-<text:line-break/>sens immittendam, quippe quadraginta drachmae quinquies<text:line-break/>octonas absolvunt. Septimum medicamentum Asclepiades</text:p>
      <text:p text:style-name="P3">ita exposuit canchryos Ʒ viij. Oportuit igitur et Heram, si<text:line-break/>proportionem observabat quadraginta indere, nunc autem<text:line-break/>non sic, verum duplices, puta fexdecim, ip<text:span text:style-name="Default_20_Paragraph_20_Font"><text:span text:style-name="T1">s</text:span></text:span>e con<text:span text:style-name="Default_20_Paragraph_20_Font"><text:span text:style-name="T1">s</text:span></text:span>cripsit.<text:line-break/>Octavo styracis Asclepiades meminit Ʒ viij, injiciens. Heras<text:line-break/>proportionem hujus quintuplo immisso ob<text:span text:style-name="Default_20_Paragraph_20_Font"><text:span text:style-name="T1">s</text:span></text:span>ervavit. Nonum<text:line-break/>medicamentum posuit Asclepiades, thuris Ʒ viij, miscens.<text:line-break/>Heras non quintuplum, sed duplum sumere praecipit. De-<text:line-break/>cimo piperis meminit Asclepiades centum sexaginta granis<text:line-break/>immissis, c<text:span text:style-name="Default_20_Paragraph_20_Font"><text:span text:style-name="T1">u</text:span></text:span>i Heras rursus consentiens octingentas injecit.<text:line-break/>ln quibusdam exemplaribus haud novi quomodo viginti<text:line-break/>scripta sint, quemadmodum in aliis centum et octo. Unde-<text:line-break/>cimum tradidit ceram Asclepiades, sicut et duodecimum re-<text:line-break/>sinam terebinthinam utriusque <text:span text:style-name="Default_20_Paragraph_20_Font"><text:span text:style-name="T1">s</text:span></text:span>elibram immittendum exi-<text:line-break/>fumans. Ratio igitur exigebat et Heram, si proportionem<text:line-break/>volebat reserre quintuplum utriusque indere, quod erat<text:line-break/>singulorum libras duas, insuper librae dimidium , ille vero<text:line-break/>non ita, <text:span text:style-name="Default_20_Paragraph_20_Font"><text:span text:style-name="T1">s</text:span></text:span>ed libras tres et uncias quatuor miscere jubet.<text:line-break/>Unde clarum evadit Heram canchryos duplum ad propor-</text:p>
      <text:p text:style-name="P3">tionem imponere sicut et thuris. Ammoniaci vero guttam<text:line-break/>quadruplo copiosiorem adjecit, quemadmodum et terebin-<text:line-break/>lhinae ceraeque triplo, etenim in his tertia parte exupe-<text:line-break/>ravit, atque hac re totam medicamenti compositionem,<text:line-break/>Asclepiadis confecturae similem effecit. Exuperans enim in<text:line-break/><text:span text:style-name="Default_20_Paragraph_20_Font"><text:span text:style-name="T1">s</text:span></text:span>ymmetria canchryos emolliens nihil habentis, <text:span text:style-name="Default_20_Paragraph_20_Font"><text:span text:style-name="T1">s</text:span></text:span>ed difcu-<text:line-break/>tiens, adauxit ei et emollientia, thus puta, ceram et tere-<text:line-break/>binthinam. Hoc igitur medicamentum Lucii quidem prae-<text:line-break/>ceptoris nominat A<text:span text:style-name="Default_20_Paragraph_20_Font"><text:span text:style-name="T1">s</text:span></text:span>clepiades, ubi vero disserat ab Hera,<text:line-break/>percensui. Caeterum extremi emollientium ordinis est, ut<text:line-break/>quo nullum indurefcentia magis emollire comperias. Porro<text:line-break/>medicamenti auctor huc etiam animi intentionem direxit,<text:line-break/>ut quod in fcirrho induratis continetur di<text:span text:style-name="Default_20_Paragraph_20_Font"><text:span text:style-name="T1">s</text:span></text:span>cutiat. Reliqua<text:line-break/>medicamenta praecedentia parum jam dicta <text:span text:style-name="Default_20_Paragraph_20_Font"><text:span text:style-name="T1">s</text:span></text:span>uperant. Ha-<text:line-break/>bent enim in fe ipsis amplius incrassatorum visco<text:span text:style-name="Default_20_Paragraph_20_Font"><text:span text:style-name="T1">s</text:span></text:span>orum-<text:line-break/>que humorum inciforia, quae saepe tumoribus fcirrhosis<text:line-break/>ex usu funt, quum viscosi humores illos produxerint. Ita-</text:p>
      <text:p text:style-name="P3">que opopanax modice attenuat, vocant autem sic radicem<text:line-break/>panacis, cujus caulis liquore expresso opopanacem faciunt,<text:line-break/>est enim deterf<text:span text:style-name="Default_20_Paragraph_20_Font"><text:span text:style-name="T1">o</text:span></text:span>riae non inciforiae facultatis. Acetum autem<text:line-break/>cum stercore caprino incidit, deterget difcutitque veho-<text:line-break/>menter non modo humores incrassat<text:span text:style-name="Default_20_Paragraph_20_Font"><text:span text:style-name="T1">u</text:span></text:span>s ac lentos, verum<text:line-break/>folidas etiam partes ipsas. Quaedam apposita sunt medi-<text:line-break/>camenti ordine propositum sequenti, quod Alcimionis ti-<text:line-break/>tulum habere dixit. Scribit ergo de priore hunc in modum.<text:line-break/><text:span text:style-name="Default_20_Paragraph_20_Font"><text:span text:style-name="T1">Aliud malagma Marci Pelentii Asclepiadis, valde gene-<text:line-break/>rosam ad idem^praecipue vero valet ad uteri testationes,<text:line-break/>inscribitur Asclepiadeum medicamentum eo, quod ad<text:line-break/>.Asclepiadem .Rithynum auctorem rescrtur. </text:span></text:span>♃ Myrrhae<text:line-break/>drachmas tres, alias uncias tres, opopanacis selibram, cerae<text:line-break/>libram unam et dimidiam, galbani uncias tres, mannae fe-<text:line-break/>libram, guttae ammoniaci <text:span text:style-name="Default_20_Paragraph_20_Font"><text:span text:style-name="T1">s</text:span></text:span>elibram, resinae frictae libram<text:line-break/>unam et dimidiam, aceti heminam unam. Utendum est eo<text:line-break/>etiam est omnem nervorum ex con<text:span text:style-name="Default_20_Paragraph_20_Font"><text:span text:style-name="T1">s</text:span></text:span>en<text:span text:style-name="Default_20_Paragraph_20_Font"><text:span text:style-name="T1">s</text:span></text:span>u dolorem. <text:span text:style-name="Default_20_Paragraph_20_Font"><text:span text:style-name="T1">Aliud<text:line-break/>Alcimionis titulo inscriptum. </text:span></text:span>♃ Cerae libram unam et</text:p>
      <text:p text:style-name="P3">dimidiam, resinae colophoniae libram unam et dimidiam,<text:line-break/>guttae ammoniaci libram unam et dimidiam, galbani uncias<text:line-break/>tres, myrrhae uncias tres, thuris uncias tres, opopanacis<text:line-break/>libram unam et dimidiam, propolis uncias tres, aceti sex-<text:line-break/>tarlos duos, stercoris caprini uncias tres. Ammoniacum<text:line-break/>teritur, aceti sextario injecto, deinde his myrrha, thus,<text:line-break/>opopanax adduntur rurfusque laevigantur, propolis post<text:line-break/>galbanum contunditur, cera resinaque coquitur, olei he-<text:line-break/>minis duabus affusis, ubi confluxerint, propolim et galba-<text:line-break/>num adjicito movens continue, postquam dissolveris ah<text:line-break/>igne sublata refrigerari sinito et derasa laevigatis indito,<text:line-break/>quum una miscueris excspito ac utitor. Post nominatum<text:line-break/>malagma aliud in Asclepiadis libro scriptum est, quod qui-<text:line-break/>dem emolliendi facultatis parum, calefactoriae vero plus<text:line-break/>obtinet, habet autem non gentianae <text:span text:style-name="Default_20_Paragraph_20_Font"><text:span text:style-name="T1">s</text:span></text:span>uccum modo, <text:span text:style-name="Default_20_Paragraph_20_Font"><text:span text:style-name="T1">s</text:span></text:span>ed peu-<text:line-break/>cedani et sagapeni etiam liquores, calida admodum medi-<text:line-break/>camenta. Caeterum mixtum ei est et aphronitrum et la-<text:line-break/>pidis Asii flos attenuante incidentisque potestatis medi-</text:p>
      <text:p text:style-name="P3">ramenta. Jam <text:span text:style-name="Default_20_Paragraph_20_Font"><text:span text:style-name="T1">s</text:span></text:span>ulphur vivum calefacere omnes norunt,<text:line-break/>quemadmodum et vinunL picatum. Subjungam et hoc me-<text:line-break/>dicamentum ipsius A<text:span text:style-name="Default_20_Paragraph_20_Font"><text:span text:style-name="T1">s</text:span></text:span>clepiadis verbis. <text:span text:style-name="Default_20_Paragraph_20_Font"><text:span text:style-name="T1">Malagma Pharmia-<text:line-break/>num ad praedictos assectus inscriptum. Summe facit<text:line-break/>pleuriticis, quippe dolores subito in ipsis accessionibus<text:line-break/>solvit impositum. </text:span></text:span>O<text:span text:style-name="Default_20_Paragraph_20_Font"><text:span text:style-name="T1">portet autem ubi ipsam imposueris,<text:line-break/>rubore in parte affecta excitato splenium auferre , ac<text:line-break/>rursus intervallo temporis imponere, item diuturna vitia<text:line-break/>dess</text:span></text:span>h<text:span text:style-name="Default_20_Paragraph_20_Font"><text:span text:style-name="T1">lvit</text:span></text:span>. ♃ Cerae libras quinque, alias libram unam, am-<text:line-break/>moniaci thymiamatis lib. iij, frictae uncias tres vel libram<text:line-break/>unam, terebinthinae libram unam, thuris libram unam et<text:line-break/>dimidiam, myrrhae uncias <text:span text:style-name="Default_20_Paragraph_20_Font"><text:span text:style-name="T1">s</text:span></text:span>ex, aloes uncias <text:span text:style-name="Default_20_Paragraph_20_Font"><text:span text:style-name="T1">s</text:span></text:span>ex, oefypi<text:line-break/>Ʒ iij, gentianae <text:span text:style-name="Default_20_Paragraph_20_Font"><text:span text:style-name="T1">s</text:span></text:span>ucci uncias tres, peucedani liquoris uncias<text:line-break/>tres vel opopanacis uncias sex, <text:span text:style-name="Default_20_Paragraph_20_Font"><text:span text:style-name="T1">s</text:span></text:span>agapeni Ʒ iv, aphronitri<text:line-break/>℥ vj, lapidis Asii floris ℥ vj , propolis Ʒ iij, sulfuris vivi<text:line-break/>Ʒ iv, vini picati sextarios v, picatum et gentianae succum<text:line-break/>incoquito, quae liquari possunt ubi liquefecerit refrigerari<text:line-break/>sinito, guttam ammoniaci, thus, myrrham et aloen conte-</text:p>
      <text:p text:style-name="P3">rito, in pilam conjectis liquidum affundito, s<text:span text:style-name="Default_20_Paragraph_20_Font"><text:span text:style-name="T1">o</text:span></text:span>luta studiosa<text:line-break/>conterito, arida vero tunsa cribrataque laevigatis indito<text:line-break/>ac rursus diligenter tunsis liquida fervefacta ad j ungito,<text:line-break/>absque grumis, qui encerides dicuntur, quum miscueris ex-<text:line-break/>cipho ac utitor. Post praedictum aliud deinceps malagma<text:line-break/>persimile Asclepiades hisce verbis conscripsit. <text:span text:style-name="Default_20_Paragraph_20_Font"><text:span text:style-name="T1">Aliud Nea-<text:line-break/>p o iit a ni praeparatum est Aquiliae Secundillae. </text:span></text:span>♃ Vini<text:line-break/>picati sextarios sex, cerae libras sex, guttae ammoniaci<text:line-break/>libras tres, frictae libras tres, terebinthinae libram unam et<text:line-break/>dimidiam, thuris libram unam et dimidiam, myrrhae Ʒ vj,<text:line-break/>aloës uncias sex, aphronitri Ʒ vj, lapidis Asii floris Ʒ vj,<text:line-break/>gentianae radicis succi uncias sex, sagapeni uncias quatuor,<text:line-break/>sulfuris vivi uncias quatuor, propolis uncias quatuor, pa-<text:line-break/>nacis radicis uncias tres<text:span text:style-name="Default_20_Paragraph_20_Font"><text:span text:style-name="T1">, s</text:span></text:span>amp<text:span text:style-name="Default_20_Paragraph_20_Font"><text:span text:style-name="T1">s</text:span></text:span>uchi uncias tres, piperis<text:line-break/>albi uncias tres. Praeparato ac utitor, ut praedictum est.</text:p>
      <text:h text:style-name="Heading_20_2" text:outline-level="2">Cap. Vll. </text:h>
      <text:p text:style-name="P40">[<text:span text:style-name="Default_20_Paragraph_20_Font"><text:span text:style-name="T1">Andromachi malagmata.] Malagma du-<text:line-break/>rum et aridum</text:span></text:span>. ♃ Picis lib. iij, cerae libras duas, resinae</text:p>
      <text:p text:style-name="P3">libram unam, galbani uncias duas, guttae ammoniaci uncias<text:line-break/>duas, mannae uncias iv, aceti sextarios tres, peucedani succi<text:line-break/>radicis uncias sex, oesypi uncias quatuor<text:span text:style-name="Default_20_Paragraph_20_Font"><text:span text:style-name="T1">. Aliter.</text:span></text:span> ♃ Picis<text:line-break/>libras quatuor, cerae libras duas, resinae libram unam, gut-<text:line-break/>tae ammoniaci libram j, mannae libram unam, galbani un-<text:line-break/>cias <text:span text:style-name="Default_20_Paragraph_20_Font"><text:span text:style-name="T1">s</text:span></text:span>ex, alii libram j , aceti sextarios tres. <text:span text:style-name="Default_20_Paragraph_20_Font"><text:span text:style-name="T1">Aliud Aresto-<text:line-break/>clis</text:span></text:span>. ♃ Picis lib. iv, cerae lib. viij, resinae frictae lib. iv<text:span text:style-name="Default_20_Paragraph_20_Font"><text:span text:style-name="T1">i<text:line-break/></text:span></text:span>terebinthinae lib. iv, guttae ammoniaci lib. ij, ℥ viij, gal-<text:line-break/>bani libram unam uncias iv. <text:span text:style-name="Default_20_Paragraph_20_Font"><text:span text:style-name="T1">Aliud ad ancylas</text:span></text:span>. ♃ Bdellii<text:line-break/>drach. <text:span text:style-name="Default_20_Paragraph_20_Font"><text:span text:style-name="T1">s</text:span></text:span>edecim, thuris drach. sedecim, guttae ammoniaci<text:line-break/>drach. octo, opopanacis drach. octo, galbani Ʒ viij, sevi<text:line-break/>vitulini Ʒ xvj, piperis grana centum sexaginta, styracis Ʒ<text:line-break/>octo, canchryos drach. <text:span text:style-name="Default_20_Paragraph_20_Font"><text:span text:style-name="T1">s</text:span></text:span>edecim, iridis Illyricae drach. fe-<text:line-break/>decim , terebinthinae minae dimidium , herae minae dimi-<text:line-break/>diuta, Cyprini heminas iv, vini quod fatis est. <text:span text:style-name="Default_20_Paragraph_20_Font"><text:span text:style-name="T1">Malagma<text:line-break/>ex meliloto</text:span></text:span>. ♃ Nardi Celticae Ʒ x, cyperi drach. viij, car-<text:line-break/>damomi Ʒ viij, iridis Illyricae Ʒ viij, myrrhae drach. viij,<text:line-break/>croci drach. iv, meliloti Ʒ xxv, guttae ammoniaci draclu</text:p>
      <text:p text:style-name="P3">viij, terebinthinae Ʒ 1, cerae novae Ʒc, cyprini heminae<text:line-break/>dimidium, aceti quod satis est, quidam guttae ammoniaci<text:line-break/>Ʒ c. Ad interiora omnia. <text:span text:style-name="Default_20_Paragraph_20_Font"><text:span text:style-name="T1">Diaspermaton</text:span></text:span>, id est <text:span text:style-name="Default_20_Paragraph_20_Font"><text:span text:style-name="T1">ex semini-<text:line-break/>bus</text:span></text:span>. ♃ Guttae ammoniaci Ʒ l, cerae l, terebinthinae Ʒ I,<text:line-break/>foenigraeci drach. xxv, fe vi taurini curati drach. xxv, iri-<text:line-break/>dis Hlyricae drachm. viginti quinque, nitri Ʒ xxv, mellis<text:line-break/>heminas sex, aceti heminam j, panacis Ʒ xxv, cyprini pa-<text:line-break/>rum.<text:span text:style-name="Default_20_Paragraph_20_Font"><text:span text:style-name="T1"> (it autem Ph ilo n ides</text:span></text:span> i ♃ Foenigraeci seminis, anisi<text:line-break/>feminis, styracis, bdellii sordidi, mannae thuris, cardamomi,<text:line-break/>cyperi novi, panacis radicis, iridis Hlyricae, aphronitri, sin-<text:line-break/>gulosum drach. xxv, guttae ammoniaci, terebinthinae, sin-<text:line-break/>gulo<text:span text:style-name="Default_20_Paragraph_20_Font"><text:span text:style-name="T1">s</text:span></text:span>um drach. quinquaginta, favi taurini drach<text:span text:style-name="Default_20_Paragraph_20_Font"><text:span text:style-name="T1">. s</text:span></text:span>exaginta,<text:line-break/>meliloti drach. sexaginta, cerae drach. duas, alias c, mellis<text:line-break/>heminae dimidium, vini heminam unam. <text:span text:style-name="Default_20_Paragraph_20_Font"><text:span text:style-name="T1">Aliud ut B</text:span></text:span>a<text:span text:style-name="Default_20_Paragraph_20_Font"><text:span text:style-name="T1">r.<text:line-break/>pocras. </text:span></text:span>♃ Foenigraeci, nitri, panacis, iridis, singulorum<text:line-break/>drach. octo, terebinthinae, guttae ammoniaci, cerae, singulo-<text:line-break/>rum drach. c, sevi taurini Ʒ c, alias I, mellis lib. j, aceti<text:line-break/>sextarios ij, apii seminis, cumini, foeniculi veI anisi, singu-.</text:p>
      <text:p text:style-name="P3">lorum Ʒ l, meliloti drach. I, alii viginti quinque, sampsuchi<text:line-break/>drach. quinquaginta, cardamomi, ammeos singulorum draclu<text:line-break/>I. Cyprino excipitur. <text:span text:style-name="Default_20_Paragraph_20_Font"><text:span text:style-name="T1">Malagma ex sampsucho ad multa;<text:line-break/></text:span></text:span>♃ Cerae novae, baccarum lauri, foenigraeci laevis, fampfu-<text:line-break/>chi, singulorum drach. centum, terebinthinae drach. cl;<text:line-break/>nitri drach. xxxij, piperis drach. xxxij, alii <text:span text:style-name="Default_20_Paragraph_20_Font"><text:span text:style-name="T1">s</text:span></text:span>edecim; cy-<text:line-break/>peri drach. <text:span text:style-name="Default_20_Paragraph_20_Font"><text:span text:style-name="T1">s</text:span></text:span>edecim, cyprini heminas duas vel styraci n I.<text:line-break/><text:span text:style-name="Default_20_Paragraph_20_Font"><text:span text:style-name="T1">Malagma ex baccis lauri. </text:span></text:span>♃ Cerae drach. lxxv, picis<text:line-break/>brutiae drach. lxxv, baccarum lauri Ʒ lxxv, nitri Ʒ lxxv,<text:line-break/>resinae frictae Ʒ lxxv, galbani Ʒ xij, ammoniaci guttae<text:line-break/>drach. xij, cachryos Ʒ xij, ammeos drach. duodecim, pspe-<text:line-break/>ris albi drach. xvj, cyprini draclu <text:span text:style-name="Default_20_Paragraph_20_Font"><text:span text:style-name="T1">s</text:span></text:span>ex, alias heminas <text:span text:style-name="Default_20_Paragraph_20_Font"><text:span text:style-name="T1">s</text:span></text:span>ex.<text:line-break/><text:span text:style-name="Default_20_Paragraph_20_Font"><text:span text:style-name="T1">Aliud malagma boni coloris ad multa accommodatum. ♃<text:line-break/></text:span></text:span>Cerae lib. j, resinae frictae lib. j, guttae ammoniaci uncias<text:line-break/>sex, aluuunis liquidi uncias <text:span text:style-name="Default_20_Paragraph_20_Font"><text:span text:style-name="T1">s</text:span></text:span>ex; falis flons uncias <text:span text:style-name="Default_20_Paragraph_20_Font"><text:span text:style-name="T1">s</text:span></text:span>ex;<text:line-break/>quidam visci uncias <text:span text:style-name="Default_20_Paragraph_20_Font"><text:span text:style-name="T1">s</text:span></text:span>ex<text:span text:style-name="Default_20_Paragraph_20_Font"><text:span text:style-name="T1">. Malagma Apollophanis. </text:span></text:span>♃ Cerae<text:line-break/>drach. lxxx , guttae ammoniaci drach. lxxx , bdellii draclu<text:line-break/>lxxx, iridis Illyricae Ʒ lxxx, resinae terebinthinae Ʒ xl,<text:line-break/>mannae thuris Ʒ xl, irino contunduntur. <text:span text:style-name="Default_20_Paragraph_20_Font"><text:span text:style-name="T1">Malagma ex alu-</text:span></text:span></text:p>
      <text:p text:style-name="P3"><text:span text:style-name="Default_20_Paragraph_20_Font"><text:span text:style-name="T1">mine aliter</text:span></text:span>. ♃ Cerae Ʒ c, picis Ʒ l, aluminis liquidi Ʒ xxv,<text:line-break/>ego autem Ʒ I, visci Ʒ 1. <text:span text:style-name="Default_20_Paragraph_20_Font"><text:span text:style-name="T1">Ad isohiadicos bonum</text:span></text:span>. ♃ Rutae<text:line-break/>agrestrIs seminis, silphii, baccarum lauri, aphronitri, abro-<text:line-break/>toni, colocynthida, cardamomi, ammeos, singulorum drach.<text:line-break/>iv, rutae viridis, picis, terebinthinae, guttae ammoniaci,<text:line-break/>cerae, sevi, singulorum Ʒ octo , galbani drach. sex, opopa-<text:line-break/>nacis Ʒ iv, sessuris ignem non experti Ʒ iv. <text:span text:style-name="Default_20_Paragraph_20_Font"><text:span text:style-name="T1">Ad lienosos.<text:line-break/></text:span></text:span>♃ Cerae minam j, resinae minam j, guttae ammoniaci mi-<text:line-break/>nae dimidium, aluminis liquidi Ʒ l, strigmenti heminam j,<text:line-break/>cappari<text:span text:style-name="Default_20_Paragraph_20_Font"><text:span text:style-name="T1">s</text:span></text:span> radicis drach. I, calaminthae radicis drach. I, my-<text:line-break/>robolani faecis Ʒ I, aceto aridis, oleo liquabilibus adjecto<text:line-break/>utitor<text:span text:style-name="Default_20_Paragraph_20_Font"><text:span text:style-name="T1">. Malagma esc</text:span></text:span>i<text:span text:style-name="Default_20_Paragraph_20_Font"><text:span text:style-name="T1">s mnlticiplicis</text:span></text:span>. ♃ Sinapios drach. iv,<text:line-break/>mannae drach. ij, rutae Ʒ iv, aphronitri Ʒ iv, capparis ra-<text:line-break/>dicis Ʒ vj, guttae ammoniaci Ʒ iv, myrobalani Ʒ xxv, cen-<text:line-break/>taurii tenuis Ʒ iv, vel vij, lapidis Asii floris Ʒ iv, foeni-<text:line-break/>graeci dfach.iv, cardamomi Ʒ iv, cerae drach. lxxv, re-<text:line-break/>sinae Ʒ c, mellis heminas <text:span text:style-name="Default_20_Paragraph_20_Font"><text:span text:style-name="T1">s</text:span></text:span>ex, irini sedimenti heminam j,<text:line-break/>acetum ammoniaco duabus heminis superfunditur. <text:span text:style-name="Default_20_Paragraph_20_Font"><text:span text:style-name="T1">Poly-</text:span></text:span></text:p>
      <text:p text:style-name="P3"><text:span text:style-name="Default_20_Paragraph_20_Font"><text:span text:style-name="T1">archion ex epistola. </text:span></text:span>♃ Cyperi minam j, cardamomi par<text:span text:style-name="Default_20_Paragraph_20_Font"><text:span text:style-name="T1">i<text:line-break/></text:span></text:span>mannae tantundem, cerae tantundem, terebinthinae frictae<text:line-break/>minam j ẞ, liquidae minas tres, cyprini quod fatis est,<text:line-break/>ego bdeliii minam unam. <text:span text:style-name="Default_20_Paragraph_20_Font"><text:span text:style-name="T1">Altera scr</text:span></text:span>i<text:span text:style-name="Default_20_Paragraph_20_Font"><text:span text:style-name="T1">ptura. </text:span></text:span>♃ Cyperi<text:line-break/>minam j, cardamomi par pondus, bdeliii par pondus, thuris<text:line-break/>par pondus, balsami tantundem, cerae minam j ẞ , resinae<text:line-break/>frictae minas quatuor, cyprini heminas fex, vini odorati<text:line-break/>heminam j ẞ. <text:span text:style-name="Default_20_Paragraph_20_Font"><text:span text:style-name="T1">Et ego utor</text:span></text:span>. ♃ Cyperi minam j, cardamo-<text:line-break/>mi par, amomi par, bdellii par pondus, cerae minam j ẞ,<text:line-break/>resinae frictae, terebinthinae minas iv, cyprini heminam<text:line-break/>unam, cassiae, cinnamomi, guttae ammoniaci, nardi Indicae^<text:line-break/>croci, myrrhae, singulorum quartam minae portionem, vini<text:line-break/>odorati quantum sufficit. <text:span text:style-name="Default_20_Paragraph_20_Font"><text:span text:style-name="T1">Malagma ad multa utile Apol-<text:line-break/>lonii</text:span></text:span>. Cerae, picis, resinae frictae, singulorum Ʒ cxxv, nitri,<text:line-break/>thuris, singulorum Ʒ l, fevi vitulini et taurini, butyri, sin-<text:line-break/>gulorum Ʒ lxxv, oefypi 5 xv, aquae cyathos vj<text:span text:style-name="Default_20_Paragraph_20_Font"><text:span text:style-name="T1">. Malagma<text:line-break/>ad hepaticos bonum. </text:span></text:span>♃ Guttae ammoniaci Ʒ cxliv, alii<text:line-break/>cij, bdellii Ʒ cxliv, croci Ʒ xij, myrrhae Ʒ xij, cerae cxliv,</text:p>
      <text:p text:style-name="P3">alii c, aceti quartam partem heminae, cyprini heminam j,<text:line-break/>ego autem pono heminas x<text:span text:style-name="Default_20_Paragraph_20_Font"><text:span text:style-name="T1">. Malagma ad rheumatismum<text:line-break/>stomachi et intestinorum. ♃ </text:span></text:span>Oenanthes ℥ j, phoenicobalani<text:line-break/>carnis uncias duas, acaciae ℥ j, rosarum ℥ j, omphacii ℥ iv,<text:line-break/>aloes uncias quatuor, gallae uncias iv, aluminis rotundi un-<text:line-break/>cras iv, picis uncias quatuor, cerae uncias tres, alii thuris,<text:line-break/>myrtei uncias tres, vinum aridis affunditur. <text:span text:style-name="Default_20_Paragraph_20_Font"><text:span text:style-name="T1">Ad hydrop</text:span></text:span>i—<text:line-break/><text:span text:style-name="Default_20_Paragraph_20_Font"><text:span text:style-name="T1">cos etstatuosos.</text:span></text:span> ♃ Picis liquidae libram j, cerae libram j,<text:line-break/>nitri uncias lex, fossuris vivi uncias sex, aluminis fissilis<text:line-break/>.uncias fax. <text:span text:style-name="Default_20_Paragraph_20_Font"><text:span text:style-name="T1">Aliud malagma ad isohiadicos aliaque multa.<text:line-break/></text:span></text:span>♃ Cerae drach. lxxij, terebinthinae Ʒ xlviij, guttae ammo-<text:line-break/>niaci drach. xxxij, propolis Ʒ xlii j, galbani drach. xxxvli<text:line-break/>bdellii drach. viginti quinque, croci drach. quinque, opopa-<text:line-break/>pacis drach. xij, nitri spumae draclu xxx. lrino unguento<text:line-break/>tundens utitor. <text:span text:style-name="Default_20_Paragraph_20_Font"><text:span text:style-name="T1">Aliud malagma Andreae multis utile. ♃<text:line-break/></text:span></text:span>Pyrethri drach. octo, croci cnidii drach. octo, salis sim-<text:line-break/>mordaci drach. octo, cucumeris agrestis radicis drach. octo,<text:line-break/>resinae pineae draclu octo, terebinthinae drach. octo, cerae<text:line-break/>drach. xxx, liquoris <text:span text:style-name="Default_20_Paragraph_20_Font"><text:span text:style-name="T1">s</text:span></text:span>ycamini drach. xij, alii x, aphronitri</text:p>
      <text:p text:style-name="P3">Ʒ xx, thuris Ʒ lxv, bdellii Ʒ x, guttae ammoniaci Ʒ x, alii<text:line-break/>xx, myrrhae Ʒ x, aristolochiae Ʒ x, alii xx, piperis albi<text:line-break/>draclu decem et longi drach. x, xylobalfami Ʒ x, carda-<text:line-break/>momi drach. decem, oesypi drach. xv, hebi<text:span text:style-name="Default_20_Paragraph_20_Font"><text:span text:style-name="T1">s</text:span></text:span>ci radicis draclu<text:line-break/>x, gladioli radicis drach. x, styracis drach. x, capparis<text:line-break/>radicis drach. x, iridis Illyricae drach. x. aloës Indicae<text:line-break/>drach. x, galbani drach. x, visci quercini drach. x, alii xij,<text:line-break/>adipis anserini drach. octo, retinae siccae drach. xij, fedi-<text:line-break/>menti iridis quod fatis est. <text:span text:style-name="Default_20_Paragraph_20_Font"><text:span text:style-name="T1">Aliud Amythaonis ad thora-<text:line-break/>cis hypochandriorum et stomachi dolores, item ad ancylas<text:line-break/>valet et ad abscessus et duritias emollit. </text:span></text:span>♃ Guttae aule<text:line-break/>moniaci Ʒ l, cerae Ʒ xx, bdellii Ʒ I, resinae terebinthinae<text:line-break/>Ʒxx, iridis lllyricae draclu x, galbani Ʒ v. Bdellium et<text:line-break/>ammoniacum vino perfunduntur, deinde etiam liquata<text:line-break/>miscentur et irino adfecto simul laevigantur. <text:span text:style-name="Default_20_Paragraph_20_Font"><text:span text:style-name="T1">Malagma<text:line-break/>Antipatri ad colicos omniaque interiora. </text:span></text:span>♃ Silphii dracl^.<text:line-break/>ij, elelisphaci drach. iv, cassiae drach. iv, melanthii drach.<text:line-break/>iv, staphidis agriae drach. iv, galbani Ʒ iv, struthii draclu</text:p>
      <text:p text:style-name="P3">iv, <text:span text:style-name="Default_20_Paragraph_20_Font"><text:span text:style-name="T1">s</text:span></text:span>ulfuris vivi Ʒ iv, panacis Ʒ vij, propolis drach. vij,<text:line-break/>pyrethri drach. vij, guttae ammoniaci Ʒ vij, nitri Ʒ <text:span text:style-name="T17">vij</text:span><text:line-break/>Asii floris drach. xxv, cerae drach. cl, resinae drach. ceu-<text:line-break/>tum quinquaginta, olei heminam unam. <text:span text:style-name="Default_20_Paragraph_20_Font"><text:span text:style-name="T1">Aliud malagma<text:line-break/></text:span></text:span>G<text:span text:style-name="Default_20_Paragraph_20_Font"><text:span text:style-name="T1">allinici ex collectaneis Paccii ad omnia</text:span></text:span>. ♃ Cerae novae<text:line-break/>drach. centum, guttae ammoniaci, terebinthinae, bdellii pel-<text:line-break/>lucentis singulorum Ʒ l, alterci feminis drach. xxx, liquo-<text:line-break/>ris papaveris drach. xx, meliloti, myrrhae, aristolochiae,<text:line-break/>piperis, gentianae, styracis, singulorum Ʒ xv, thuris drach.<text:line-break/>viij , croci Ʒ viij , olei heminam unam, papaveris albi fe-<text:line-break/>minis Ʒ xlviij, nucleorum pineorum Ʒ xx<text:span text:style-name="Default_20_Paragraph_20_Font"><text:span text:style-name="T1">. Aliud malagma<text:line-break/>leucopyron.</text:span></text:span> ♃ Terebinthinae libras iv, cerae lib. iij, guttae<text:line-break/>ammoniaci Ʒ vj, galbani ℥ ij, opopanacis Ʒ ij, mannae Ʒ ij,<text:line-break/><text:span text:style-name="Default_20_Paragraph_20_Font"><text:span text:style-name="T1">s</text:span></text:span>evi taurini uncias duas, cyprini parum.</text:p>
      <text:h text:style-name="P18" text:outline-level="2"><text:bookmark-start text:name="bookmark28"/><text:span text:style-name="Default_20_Paragraph_20_Font"><text:span text:style-name="T1">[Aliud emplastrum malagma generosum Cr</text:span></text:span>i<text:span text:style-name="Default_20_Paragraph_20_Font"><text:span text:style-name="T1">spi.</text:span></text:span><text:bookmark-end text:name="bookmark28"/></text:h>
      <text:p text:style-name="Normal">Myrrhae, opopanacis, galbani, singulorum ℥ vj, panacis<text:line-break/>radicis, mannae, thuris, guttae ammoniaci, singulorum li-<text:line-break/>luas duas, alias j, cerae, resinae frictae, singulorum libras<text:line-break/>tres, aceti heminas duas vel sextarios duos. <text:span text:style-name="Default_20_Paragraph_20_Font"><text:span text:style-name="T1">Aliud ad</text:span></text:span></text:p>
      <text:p text:style-name="P3"><text:span text:style-name="Default_20_Paragraph_20_Font"><text:span text:style-name="T1">coxendicum, capitis omnesque diuturnos dolores</text:span></text:span>. ♃ Cerae<text:line-break/>Ʒ xxiv, guttae ammoniaci drach. <text:span text:style-name="Default_20_Paragraph_20_Font"><text:span text:style-name="T1">s</text:span></text:span>eptem, terebinthinae<text:line-break/>drach. vij, thapsiae succi drach. octo, olei heminam unam.<text:line-break/><text:span text:style-name="Default_20_Paragraph_20_Font"><text:span text:style-name="T1">Aliud ad hydropicos, Cleophautis.</text:span></text:span> ♃ Cerae, resinae pi-<text:line-break/>neae, aphronitri, singulorum Ʒ c, galbani Ʒ xij, propolis<text:line-break/>Ʒ xij, guttae ammoniaci Ʒ xij ẞ, cyprini heminas duas,<text:line-break/>aceti heminas duas. <text:span text:style-name="Default_20_Paragraph_20_Font"><text:span text:style-name="T1">Aliud dolorem sedans Nicostrati<text:line-break/>ad podagram. </text:span></text:span>♃ Cerae lib. j, guttae ammoniaci ℥ sex,<text:line-break/>opopanacis uncias iv ẞ, meconiae uncias tres, cyprinum<text:line-break/>ad contusionem illorum adhibetur<text:span text:style-name="Default_20_Paragraph_20_Font"><text:span text:style-name="T1">. Aliud ad Lipodermos<text:line-break/>auctore Epidauro</text:span></text:span>. ♃ Thapsiae radicis Ʒ iij , piperis nigri<text:line-break/>vel longi draclu unam, sevi vitulini drach. duodecim, thu-<text:line-break/>ris drach. quatuor, xylobalsami drach. duas, resinae Ʒ xvj,<text:line-break/>cerae drach. octo , liquata siccis superfundito. <text:span text:style-name="Default_20_Paragraph_20_Font"><text:span text:style-name="T1">Aliud ma-<text:line-break/>lagma apud .Asclepiadem dolorem summovendo subito tol-<text:line-break/>lens</text:span></text:span>. ♃ Cerae Tyrrhenicae minam unam, feri taurini, adi-<text:line-break/>pis an<text:span text:style-name="Default_20_Paragraph_20_Font"><text:span text:style-name="T1">s</text:span></text:span>erini, medullae cervinae, terebinthinae, singulorum<text:line-break/>minam unam, galbani minae dimidium, oesypi uncias qua-</text:p>
      <text:p text:style-name="P2">tuor, rosacei heminas quatuor, unguenti telini ex foeno-<text:line-break/>graeco confecti heminam unam, olei boni heminam unam.<text:line-break/>Haec igne non acri liquefacito, movens <text:span text:style-name="Default_20_Paragraph_20_Font"><text:span text:style-name="T1">s</text:span></text:span>edulo. Sint autem<text:line-break/>laeVia in pila contusa, iridis Hlyricae fefquiscxtaIii ij, ari-<text:line-break/>stolochiae fefquifextarius j , hypocystidis laevigatae fefqui.-<text:line-break/>sextarii dimidium, gallae laevigatae fefq ui <text:span text:style-name="Default_20_Paragraph_20_Font"><text:span text:style-name="T1">s</text:span></text:span>extarii ij, man-<text:line-break/>nae fefquifextarius unus, bdellii scfquifextarius unus, cin-<text:line-break/>namomi, croci Cilicii, myrrhae, cassiae, nardi Indicae,<text:line-break/>junci floris, calami aromatici, amomi, piperis, rhu <text:span text:style-name="Default_20_Paragraph_20_Font"><text:span text:style-name="T1">s</text:span></text:span>ucci,<text:line-break/>testudinis marinae fanguinis, androfaemi herbae, pyrethri,<text:line-break/>singulorum Ʒ xxxv, aceti veteris heminam j, in quo omnia<text:line-break/>medicamenta injecta emolliuntur tundunturque, quousque<text:line-break/>lentum ac elaboratum sit medicamentum, deinde reponi-<text:line-break/>tur. Valet etiam ad thoracis ac pulmonis rheumatism<text:span text:style-name="Default_20_Paragraph_20_Font"><text:span text:style-name="T1">o</text:span></text:span>s.<text:line-break/>Item sincipite dolentes confestim liberat. Vocatur autem<text:line-break/>medicamentum Aelculapius. <text:span text:style-name="Default_20_Paragraph_20_Font"><text:span text:style-name="T1">Aliud ad coxendicum dolores<text:line-break/>optimum ab Hera Cappadoce acceptum</text:span></text:span>. ♃ Picis liquidae<text:line-break/>heminas iij, vel ij, cerae lib. j, pityinae lilu j, sulfuris vivi</text:p>
      <text:p text:style-name="P2">lib. j, nitri lib. j ẞ, staphidis agriae sextarium j, pyrethri<text:line-break/>lib. j, faecis ustae libras ij, cardamomi <text:span text:style-name="Default_20_Paragraph_20_Font"><text:span text:style-name="T1">s</text:span></text:span>extarium j, galbani<text:line-break/>selibram j, liquida siccis commiscentur. <text:span text:style-name="Default_20_Paragraph_20_Font"><text:span text:style-name="T1">Aliud malagma<text:line-break/>-Bacchii, quo Caesar risos est. </text:span></text:span>♃ Adipis suillae minas ij,<text:line-break/>cerae minas ij, helenii, calami aromatici, panacis radicis,<text:line-break/>salis fossilis vel ammoniaci, singulorum Ʒ I, bdellii pellu-<text:line-break/>centis, guttae ammoniaci, singulorum minas ij, junci floris,<text:line-break/>iridis^ singulorum minam unam, thuris, piperis , galbani,<text:line-break/>singulorum Ʒ vxv, coquito ut Cardamelaeum<text:span text:style-name="Default_20_Paragraph_20_Font"><text:span text:style-name="T1">. Aliud ma-<text:line-break/>la.ssma aureum ad arthriticos.</text:span></text:span> ♃ Resinae strobilinae li-<text:line-break/>luas ij, axungiae, galbani, singulorum Ʒ xij, cerae drach.<text:line-break/>xxiv, baccarum lauri Ʒ xij, incoquito, ut novisti. <text:span text:style-name="Default_20_Paragraph_20_Font"><text:span text:style-name="T1">Aliud<text:line-break/>malagma ad laterum dolorem. </text:span></text:span>♃ Cyperi , cardamomi,<text:line-break/>mannae, guttae ammoniaci, terebinthinae, cerae, irini, sin-<text:line-break/>gulorum libram unam. Ammoniacum <text:span text:style-name="Default_20_Paragraph_20_Font"><text:span text:style-name="T1">s</text:span></text:span>eorsum coquito, li-<text:line-break/>quabilia laevigato, ac cum irini cyatho liquefactis ammo-<text:line-break/>niacum aspergito, deinde arida mi<text:span text:style-name="Default_20_Paragraph_20_Font"><text:span text:style-name="T1">s</text:span></text:span>ceto, irino manus in-<text:line-break/>quinans. <text:span text:style-name="Default_20_Paragraph_20_Font"><text:span text:style-name="T1">Aliud malagma Cle.ouiaci boni coloris. </text:span></text:span>♃ Au,-</text:p>
      <text:p text:style-name="P2">pigmenti uncias iij, aluminis fissilis par, calcis vivae par,<text:line-break/>resinae frictae libras tres, cerae par pondus, aceti aridis,<text:line-break/>olei liquidis Ʒ viij, adde, utitor itidem in lienosis.</text:p>
      <text:h text:style-name="Heading_20_2" text:outline-level="2">Cap. VIII.</text:h>
      <text:p text:style-name="P42"><text:s/>[<text:span text:style-name="Default_20_Paragraph_20_Font"><text:span text:style-name="T1">Damocratis malagma.]</text:span></text:span> Quoniam metris<text:line-break/>conscripta et memoriae facile commendantur et medica-<text:line-break/>mentorum <text:span text:style-name="Default_20_Paragraph_20_Font"><text:span text:style-name="T1">s</text:span></text:span>ymmetrias exacte con<text:span text:style-name="Default_20_Paragraph_20_Font"><text:span text:style-name="T1">s</text:span></text:span>ervant, ideo Damocratis<text:line-break/>quoque medicamenta apponere consuevi, inter quae hoc<text:line-break/>infra adscriptum numeratur,</text:p>
      <text:p text:style-name="P1"><text:span text:style-name="Default_20_Paragraph_20_Font"><text:span text:style-name="T1">At usus omnino et malagmatis boni<text:line-break/>Subinde veniet medicinae cultoribus,<text:line-break/>Ad mtssculos convuisos, articulos quoque<text:line-break/>Ruptos et artuum fracturas, insuper<text:line-break/>Ad crassitiem nervorum, nec non musculos<text:line-break/>Cum phlegmone induratos. Ad molsus ad haec<text:line-break/>dest ejstcax, lichenas et lepras demit<text:line-break/></text:span></text:span>L<text:span text:style-name="Default_20_Paragraph_20_Font"><text:span text:style-name="T1">lt plurimum decem diebus additum^<text:line-break/>Mutatur altero die vel tertia,</text:span></text:span></text:p>
      <text:p text:style-name="P3"><text:span text:style-name="Default_20_Paragraph_20_Font"><text:span text:style-name="T1"/></text:span></text:p>
      <text:p text:style-name="P1"><text:span text:style-name="Default_20_Paragraph_20_Font"><text:span text:style-name="T1">Picis nitidae siccissimas libras duas, </text:span></text:span><text:span text:style-name="Default_20_Paragraph_20_Font"><text:span text:style-name="T6">ι<text:line-break/></text:span></text:span><text:span text:style-name="Default_20_Paragraph_20_Font"><text:span text:style-name="T1">linam pit</text:span></text:span><text:span text:style-name="Default_20_Paragraph_20_Font"><text:span text:style-name="T3">u</text:span></text:span><text:span text:style-name="Default_20_Paragraph_20_Font"><text:span text:style-name="T1">inae pone, unam et cerae bonae,<text:line-break/>Ammoniaci rursus liquidi atque aluminis,<text:line-break/>Pac sin</text:span></text:span><text:span text:style-name="Default_20_Paragraph_20_Font"><text:span text:style-name="T3">g</text:span></text:span><text:span text:style-name="Default_20_Paragraph_20_Font"><text:span text:style-name="T1">ulorum unam, duos acerrimi<text:line-break/>Sextarios aceti. Raro galbani<text:line-break/>Quidam uncias duas misoent, diutinae<text:line-break/>Citius durities emollire .qui expetunt.<text:line-break/>Sic praeparato. Partem aceti tertiam<text:line-break/>Ammoniaco atque alumini superaddito,<text:line-break/>Ac laevia reddens in magno mortaria,<text:line-break/>Mellis recentis liquidi crcissitudinem<text:line-break/>Pingit</text:span></text:span><text:span text:style-name="Default_20_Paragraph_20_Font"><text:span text:style-name="T3">e, </text:span></text:span><text:span text:style-name="Default_20_Paragraph_20_Font"><text:span text:style-name="T1">picem cum</text:span></text:span><text:span text:style-name="Default_20_Paragraph_20_Font"><text:span text:style-name="T3"> c</text:span></text:span><text:span text:style-name="Default_20_Paragraph_20_Font"><text:span text:style-name="T1">aeteris in fictili<text:line-break/>Novo incoque, ut peescictu quin siccaveris<text:line-break/>Potum, plane absit minimum, atque superfundit</text:span></text:span><text:span text:style-name="Default_20_Paragraph_20_Font"><text:span text:style-name="T3">o<text:line-break/></text:span></text:span><text:span text:style-name="Default_20_Paragraph_20_Font"><text:span text:style-name="T1">Sic laevibus in mortario factis probe,<text:line-break/>Et rursus ipsa tundito, donec receperint<text:line-break/>Flavum colorem, perquam similem molin</text:span></text:span><text:span text:style-name="Default_20_Paragraph_20_Font"><text:span text:style-name="T3">o</text:span></text:span><text:span text:style-name="Default_20_Paragraph_20_Font"><text:span text:style-name="T1">s<text:line-break/>At si statuis prorsus m</text:span></text:span><text:span text:style-name="Default_20_Paragraph_20_Font"><text:span text:style-name="T3">i</text:span></text:span><text:span text:style-name="Default_20_Paragraph_20_Font"><text:span text:style-name="T1">scere galbanum^</text:span></text:span></text:p>
      <text:p text:style-name="P3"><text:span text:style-name="Default_20_Paragraph_20_Font"><text:span text:style-name="T1"/></text:span></text:p>
      <text:p text:style-name="P1"><text:span text:style-name="Default_20_Paragraph_20_Font"><text:span text:style-name="T1">Post ceram immittes et resinam spityinam,<text:line-break/>Ab igne postquam caccabum posueris.</text:span></text:span></text:p>
      <text:p text:style-name="P1"><text:span text:style-name="Default_20_Paragraph_20_Font"><text:span text:style-name="T1">Quidam iniiciunt contra mannae parem modum;</text:span></text:span></text:p>
      <text:p text:style-name="P1"><text:span text:style-name="Default_20_Paragraph_20_Font"><text:span text:style-name="T1">Alumen auferentes ex medicamine.</text:span></text:span></text:p>
      <text:p text:style-name="P1"><text:span text:style-name="Default_20_Paragraph_20_Font"><text:span text:style-name="T1">Ciuntur ad id vitii genus et glutinant<text:line-break/>Div</text:span></text:span>i<text:span text:style-name="Default_20_Paragraph_20_Font"><text:span text:style-name="T1">siones his recentes viribus.</text:span></text:span></text:p>
      <text:p text:style-name="P1"><text:span text:style-name="Default_20_Paragraph_20_Font"><text:span text:style-name="T1">Lu hoc utitor vel a primo statim die,<text:line-break/>Ad quos affectus retuli, quum prenderint;</text:span></text:span></text:p>
      <text:p text:style-name="P1"><text:span text:style-name="Default_20_Paragraph_20_Font"><text:span text:style-name="T1">Ad pustulas nec non has consequentia,<text:line-break/>Sed splenio madentem aceto spongiam<text:line-break/>Desuper irtjocito, vinculo coarctans molliter.<text:line-break/>Sic et lienosis ipsum perutile est.</text:span></text:span></text:p>
      <text:p text:style-name="P1"><text:span text:style-name="Default_20_Paragraph_20_Font"><text:span text:style-name="T1">libi suspica</text:span></text:span>n<text:span text:style-name="Default_20_Paragraph_20_Font"><text:span text:style-name="T1">s scirrhum cuiquam visoeri</text:span></text:span></text:p>
      <text:p text:style-name="P1"><text:span text:style-name="Default_20_Paragraph_20_Font"><text:span text:style-name="T1">Puturum, intrepidus utitor malagmate.</text:span></text:span></text:p>
      <text:p text:style-name="P1">Post hoc medicamentum Damocrates <text:span text:style-name="Default_20_Paragraph_20_Font"><text:span text:style-name="T1">s</text:span></text:span>cripsit, quod ex<text:line-break/>fale consectum dicitur, hunc in modum exorsus.</text:p>
      <text:p text:style-name="P1"><text:span text:style-name="Default_20_Paragraph_20_Font"><text:span text:style-name="T1">Si in horum aliquo maneas diebus plusculis,<text:line-break/>Et hoc parato medicamentum quam o</text:span></text:span>p<text:span text:style-name="Default_20_Paragraph_20_Font"><text:span text:style-name="T1">timum:</text:span></text:span></text:p>
      <text:p text:style-name="P2">Deinde aliud quoque ex sale post hoc commemorat,<text:line-break/>rursusque post ambo aliud strumas discutere promittens et<text:line-break/>jecinoris Iienisque aquosos assectus. Mihi vero fatius visum<text:line-break/>est haec medicamenta inter emplastra disontientia referres</text:p>
      <text:h text:style-name="Heading_20_2" text:outline-level="2">Cap. IX.</text:h>
      <text:p text:style-name="P43"><text:s/>[<text:span text:style-name="Default_20_Paragraph_20_Font"><text:span text:style-name="T1">De laxantibus medicamentis</text:span></text:span>] Vocantur<text:line-break/>medicamenta quaedam laxantia, .familiari omnibus prope<text:line-break/>recentioribus medicis vocabulo, quod ut et nomen spfum in-<text:line-break/>dicat, tensas laxent partes, quippe laxari ac intendi con-<text:line-break/>traria inter fe dicuntur. Hippocrates itaque hunc in mo-<text:line-break/>dum quodam in loco <text:span text:style-name="Default_20_Paragraph_20_Font"><text:span text:style-name="T1">s</text:span></text:span>criptum reliquit,<text:span text:style-name="Default_20_Paragraph_20_Font"><text:span text:style-name="T1">t cuti durae emol-.<text:line-break/>litio, intensae laxatio</text:span></text:span> convenit. Si igitur proprie quis vo-<text:line-break/>cabulis utatur, nonnulla medicamenta indurat<text:span text:style-name="Default_20_Paragraph_20_Font"><text:span text:style-name="T1">u</text:span></text:span>rum corpo-<text:line-break/>rum malactica, id est <text:span text:style-name="Default_20_Paragraph_20_Font"><text:span text:style-name="T1">emollientia</text:span></text:span>, esse dicet, ea nimirum,<text:line-break/>quae ip<text:span text:style-name="Default_20_Paragraph_20_Font"><text:span text:style-name="T1">s</text:span></text:span>orum solvunt duritiem, quemadmodum et laxantia,<text:line-break/>quae tensioni medentur. At in phlegmonis cutem tendi<text:line-break/>contingit, interdum a subjecto tumore symptoma hoc ca-<text:line-break/>pientem , interdum et ipsammet simul inflammatione labo.<text:span text:style-name="Default_20_Paragraph_20_Font"><text:span text:style-name="T1">t<text:line-break/></text:span></text:span>rantem, non tamen phlegmones substantia partis insiamma^</text:p>
      <text:p text:style-name="P3">tae durities est, sed e contrario plane, sicut in libris de ipsa<text:line-break/>ostendimus, humiditas. In iis vero quae scirrho conflictan-<text:line-break/>tur, non praepollens in affecta parte humiditas est, verum<text:line-break/>durities. Sed utriusque assectus similis genere quodammodo<text:line-break/>generatio est et curatio, nascitur enim ex confluxu humo-<text:line-break/>rum, curatur iisdem evacuatis, non tamen evacuati<text:span text:style-name="Default_20_Paragraph_20_Font"><text:span text:style-name="T1">o</text:span></text:span>nis mo-<text:line-break/>dos in utrisque idem est, <text:span text:style-name="Default_20_Paragraph_20_Font"><text:span text:style-name="T1">s</text:span></text:span>ed uti in therapeutices methodi<text:line-break/>commentario declaratum est, in quo etiam aliorum omnium<text:line-break/>affectuum sanandi rationem explicuimus. Inflammatis qui-<text:line-break/>dem partibus tum repellens medicamentorum qualitas pri-<text:line-break/>mis temporibus tum discussoria semper ex ufu est, scir-<text:line-break/>rhis autem <text:span text:style-name="Default_20_Paragraph_20_Font"><text:span text:style-name="T1">s</text:span></text:span>ola discussere sine repellente; Itaque summe<text:line-break/>indurata scirrho absolute insanabilia sunt. Porro dignoscere<text:line-break/>ea oportet, eo quod nullus affectis partibus sensus supersit.<text:line-break/>At in quibus <text:span text:style-name="Default_20_Paragraph_20_Font"><text:span text:style-name="T1">s</text:span></text:span>ensus quidem est, sed obscurus, haec curan-<text:line-break/>tur medicamentis hum<text:span text:style-name="Default_20_Paragraph_20_Font"><text:span text:style-name="T1">o</text:span></text:span>rem incrassatum videlicet discutien-<text:line-break/>tibus, non tamen valide ac universim hoc agentibus sicut</text:p>
      <text:p text:style-name="P3">discutientia medicamenta faciunt, cnjusmodi vocant epispa-<text:line-break/>stica et exipotica, id est <text:span text:style-name="Default_20_Paragraph_20_Font"><text:span text:style-name="T1">attrahen</text:span></text:span>d<text:span text:style-name="Default_20_Paragraph_20_Font"><text:span text:style-name="T1">a et excolantia. </text:span></text:span>Mirari<text:line-break/>vero non oportet mutationem in duritiem ex inflammatis<text:line-break/>accidere, quum simul et confluens humor crassior est et<text:line-break/>vifcidus et curatio medicamentis valde exiccantibus admi-<text:line-break/>lustratur. Quemadmodum enim et in exterioribus permulta<text:line-break/>corpora, quae ipsum ignem contingunt, torrentur, ex aqua<text:line-break/>vero rursus emolliuntur, ita etiam in inflammatis affecti<text:line-break/>loci humor a calefacientibus et exiccantibus validius me-<text:line-break/>dicamentis relictum aliquod vi<text:span text:style-name="Default_20_Paragraph_20_Font"><text:span text:style-name="T1">s</text:span></text:span>co<text:span text:style-name="Default_20_Paragraph_20_Font"><text:span text:style-name="T1">s</text:span></text:span>um crassumque retinet,<text:line-break/>tenui discusso. Et hac ratione in arthritide calli na<text:span text:style-name="Default_20_Paragraph_20_Font"><text:span text:style-name="T1">s</text:span></text:span>cuntur<text:line-break/>et in nephritide calculi. Quod si vero fluxio, quae plue-<text:line-break/>gmonem commisit, consistentia sit tenuis et curatio ejus sic-<text:line-break/>cantibus et calefacientibus medicamentis adhibeatur, nihil<text:line-break/><text:span text:style-name="Default_20_Paragraph_20_Font"><text:span text:style-name="T1">s</text:span></text:span>cirrhosum relinquitur, imo refrigerantia vehementer astrin-<text:line-break/>gentiaque fcirrhos procreare <text:span text:style-name="Default_20_Paragraph_20_Font"><text:span text:style-name="T1">s</text:span></text:span>olent, ac multos ex erysipe-<text:line-break/>latis immodice refrigeratis fcirrhofos tumores habere c<text:span text:style-name="Default_20_Paragraph_20_Font"><text:span text:style-name="T1">o</text:span></text:span>n-</text:p>
      <text:p text:style-name="P3">fpicimus, medicorum qui eos sanandos <text:span text:style-name="Default_20_Paragraph_20_Font"><text:span text:style-name="T1">s</text:span></text:span>u<text:span text:style-name="Default_20_Paragraph_20_Font"><text:span text:style-name="T1">s</text:span></text:span>ceperunt, inscitia.<text:line-break/>Prima ergo medicamentorum, quae phlegmonis et quae sicir-<text:line-break/>rhis medentur, differentia est ea quam diximus. Altera<text:line-break/>quae propter dolorem inflammatis conj unctum non fusti-<text:line-break/>net vehemens medicamentum affectae particulae offerri.<text:line-break/>Haec enim cum dolore actionem edunt inflammatis ob asse-<text:line-break/>ctum statim dolentibus, eoque maxime emollientia remedia<text:line-break/>desiderantibus, at vehementiora praeterquam quod dolores<text:line-break/>non solvunt vel mitigant, adhuc etiam exacerbantia majo-<text:line-break/>res phlegmonas concitant. Itaque primus usus in dolenti-<text:line-break/>bus phlegmonis est, qui medicamentis abunde humidis simul<text:line-break/>et modice calidis administratur, alter paulo crassioribus,<text:line-break/>siccantioribusque constat, tertius laxantibus nominatis, quae<text:line-break/>nonnulli in malagmatis scribunt. Sunt autem inter ea ma-<text:line-break/>xime emollientia sane, quae cerati formam consistentia re-<text:line-break/>ferunt, quum ex butyro, cera, adipibus, oleoque laxante<text:line-break/>componuntur.. Miscetur ipsis oe<text:span text:style-name="Default_20_Paragraph_20_Font"><text:span text:style-name="T1">s</text:span></text:span>ypi et resinae et picis parum</text:p>
      <text:p text:style-name="P3">sicut et thus et galbanum, praeterea nonnihil iridis Hlyri-<text:line-break/>cae. Porro invenit Menecrates, ut ip<text:span text:style-name="Default_20_Paragraph_20_Font"><text:span text:style-name="T1">s</text:span></text:span>e ait et alii quidam<text:line-break/>ei attestantur, medicamentorum dia chylon, id est <text:span text:style-name="Default_20_Paragraph_20_Font"><text:span text:style-name="T1">ex saccis,<text:line-break/></text:span></text:span>appellatum phlegmonis nondum vehementer dolentibus esse<text:line-break/>remedio. Inscriptus est liber, quo medicamentum tradidit,<text:line-break/>autocrator hologrammatos. Certe autocrator, id est <text:span text:style-name="Default_20_Paragraph_20_Font"><text:span text:style-name="T1">impe-<text:line-break/>rator</text:span></text:span>, quoniam huic dicatus est, hologrammatos, quia sine<text:line-break/>notis, integris <text:span text:style-name="Default_20_Paragraph_20_Font"><text:span text:style-name="T1">s</text:span></text:span>yllabis expressus est, duo, tria, quatuor,<text:line-break/>quinque , aliusque quilibet numerus vel resinae vel picis<text:line-break/>vel alterius cuiuspiam medicamenti. Hoc autem fecit Me-<text:line-break/>necrates, quod saepe non mod<text:span text:style-name="Default_20_Paragraph_20_Font"><text:span text:style-name="T1">o</text:span></text:span> nolentibus errorem com..<text:line-break/>mittere in scripturis contingit, <text:span text:style-name="Default_20_Paragraph_20_Font"><text:span text:style-name="T1">s</text:span></text:span>ed etiam per invidiam qui-<text:line-break/>busdam volentibus, dum o literam d faciunt per mediam<text:line-break/>rotundam lineam, alia per transversum ducta, <text:span text:style-name="Default_20_Paragraph_20_Font"><text:span text:style-name="T4">ι </text:span></text:span>vero literae<text:line-break/>alia similiter transversim apposita, sicut etiam una linea<text:line-break/>ex <text:span text:style-name="Default_20_Paragraph_20_Font"><text:span text:style-name="T4">γ </text:span></text:span>et <text:span text:style-name="Default_20_Paragraph_20_Font"><text:span text:style-name="T4">ρ </text:span></text:span>derasa, literae i characterem relinqui contingit.<text:line-break/>Pari modo ex multis literis, aliis appositione, aliis c<text:span text:style-name="Default_20_Paragraph_20_Font"><text:span text:style-name="T1">a</text:span></text:span>mpo-</text:p>
      <text:p text:style-name="P3">sidone aliis ablatione mutari notas seu characteres illos<text:line-break/>indicantes accidit. At nihilo plus Menecrates posteritati<text:line-break/>consuluit, quum ii, qui ejus librum scribunt, appellationes<text:line-break/>numerorum non integris literis, <text:span text:style-name="Default_20_Paragraph_20_Font"><text:span text:style-name="T1">s</text:span></text:span>ed characteribus eas signi-<text:line-break/>fluentibus notent. dure igitur Damocratis libri medicamen-<text:line-break/>toPum metris descripti in pretio habiti sunt, et si omnia<text:line-break/>hunc in modum tradita forent, optimum nimirum esset.<text:line-break/>Quoniam vero non pauca probatorum medicamentorum re-<text:line-break/>ficta sunt, ideo aliis quoque medicamentarii libris indiga-<text:line-break/>mus, quibus variorum medicamentorum compositiones non.<text:line-break/>nulli conscrip<text:span text:style-name="Default_20_Paragraph_20_Font"><text:span text:style-name="T1">s</text:span></text:span>erunt. At vero medicamentum ex <text:span text:style-name="Default_20_Paragraph_20_Font"><text:span text:style-name="T1">s</text:span></text:span>uccis a<text:line-break/>Menecrate inventum trimetris his versibus Damocrates cum<text:line-break/>aliis quibusdam duobus similibus ei praepositis prodidit.</text:p>
      <text:h text:style-name="Heading_20_2" text:outline-level="2">Cap. X. </text:h>
      <text:p text:style-name="P43">[<text:span text:style-name="Default_20_Paragraph_20_Font"><text:span text:style-name="T1">Dia chylon Damocratis ex Menecrate.]<text:line-break/>Praesuli igitur, quo tandem pacto vulnera<text:line-break/>A phlegmone secura recte glutines,<text:line-break/>Posthac agemus, quomodo cum phlegmone</text:span></text:span></text:p>
      <text:p text:style-name="P3"><text:span text:style-name="Default_20_Paragraph_20_Font"><text:span text:style-name="T3">O</text:span></text:span><text:span text:style-name="Default_20_Paragraph_20_Font"><text:span text:style-name="T1">bsedit ipsa, curare queas commode.</text:span></text:span></text:p>
      <text:p text:style-name="Normal"><text:span text:style-name="Default_20_Paragraph_20_Font"><text:span text:style-name="T1">Quum mtisoulo laesc vel nervo quopiam,<text:line-break/>Vel et propinqua quando ossi membranula<text:line-break/>Puncta, diem post quartum continuus dolor,<text:line-break/>Et phlegmonae febresque cum</text:span></text:span><text:span text:style-name="Default_20_Paragraph_20_Font"><text:span text:style-name="T3"> s</text:span></text:span><text:span text:style-name="Default_20_Paragraph_20_Font"><text:span text:style-name="T1">ymptomatis,<text:line-break/>Multa vigilia sit delirio et sui.</text:span></text:span></text:p>
      <text:p text:style-name="Normal"><text:span text:style-name="Default_20_Paragraph_20_Font"><text:span text:style-name="T1">Ac siccitate linguae, crescuntque omnia<text:line-break/>Quotidie et magis mala in pejus ruunt.<text:line-break/>Et faeculenta sanies, tenuis, vulnera et<text:line-break/>Rubra, insuper habent omnia haec quum corpora<text:line-break/>Destenstones, phlegmonas, oedemata,<text:line-break/>Purgo res, variis tum abstine cataplasmatis,<text:line-break/>Quod mos</text:span></text:span><text:span text:style-name="Default_20_Paragraph_20_Font"><text:span text:style-name="T3"> i</text:span></text:span><text:span text:style-name="Default_20_Paragraph_20_Font"><text:span text:style-name="T1">uvenibus est facere, quo phlegmonum<text:line-break/>Status essugientes non dent calumniis<text:line-break/></text:span></text:span><text:span text:style-name="Default_20_Paragraph_20_Font"><text:span text:style-name="T3">O</text:span></text:span><text:span text:style-name="Default_20_Paragraph_20_Font"><text:span text:style-name="T1">ccasionem. At arti qui sidit fuae,<text:line-break/>Hunc devenire cum languentibus in metus<text:line-break/></text:span></text:span><text:span text:style-name="Default_20_Paragraph_20_Font"><text:span text:style-name="T3">O</text:span></text:span><text:span text:style-name="Default_20_Paragraph_20_Font"><text:span text:style-name="T1">portet haud, expectantem dum vicerit<text:line-break/>Natura vel fortuna quaedam faverit.</text:span></text:span></text:p>
      <text:p text:style-name="P2"><text:span text:style-name="Default_20_Paragraph_20_Font"><text:span text:style-name="T1">Ergo pares, quibus consului affectibus,<text:line-break/>Quod et podagricis medicamentum convenit,<text:line-break/>Aegris in omni tempore imposttum manens.<text:line-break/>Promptam agilitatem nam intermissionibus<text:line-break/>.ld gignit corpori, cito nec perm</text:span></text:span>i<text:span text:style-name="Default_20_Paragraph_20_Font"><text:span text:style-name="T1">serit<text:line-break/>Callis, nec facile crebris angi insultibus.<text:line-break/>Morbos initio prohibet increscere,<text:line-break/>Cogit autem vigentes mox decrescere,<text:line-break/>Nest ad alia descendas facile medicamina.<text:line-break/>Hunc pharmaci in modum sit compositio.<text:line-break/>Lithargyri b</text:span></text:span>r<text:span text:style-name="Default_20_Paragraph_20_Font"><text:span text:style-name="T1">evissimi chrysitidis<text:line-break/>Libras duas misoens, quatuor axungiae<text:line-break/>Valde vetustae, libram autem unam et unius librae<text:line-break/></text:span></text:span>T<text:span text:style-name="Default_20_Paragraph_20_Font"><text:span text:style-name="T1">ertiam partem olei</text:span></text:span> a<text:span text:style-name="Default_20_Paragraph_20_Font"><text:span text:style-name="T1">nn</text:span></text:span>osi, <text:span text:style-name="Default_20_Paragraph_20_Font"><text:span text:style-name="T1">crassissimi<text:line-break/>Et nonfoetentis, non nigri, non asperi,<text:line-break/>S</text:span></text:span>i<text:span text:style-name="Default_20_Paragraph_20_Font"><text:span text:style-name="T1">c namque fumet pharmacum epsicaciam.<text:line-break/>L</text:span></text:span>i<text:span text:style-name="Default_20_Paragraph_20_Font"><text:span text:style-name="T1">quatae dili</text:span></text:span>g<text:span text:style-name="Default_20_Paragraph_20_Font"><text:span text:style-name="T1">enter olla axun</text:span></text:span>g<text:span text:style-name="Default_20_Paragraph_20_Font"><text:span text:style-name="T1">iae</text:span></text:span></text:p>
      <text:p text:style-name="P1"><text:span text:style-name="Default_20_Paragraph_20_Font"><text:span text:style-name="T1">Membranulas salemque mox sastollito,</text:span></text:span></text:p>
      <text:p text:style-name="P2"><text:span text:style-name="Default_20_Paragraph_20_Font"><text:span text:style-name="T1">ln vas aliud ipsam per</text:span></text:span><text:span text:style-name="Default_20_Paragraph_20_Font"><text:span text:style-name="T3">c</text:span></text:span><text:span text:style-name="Default_20_Paragraph_20_Font"><text:span text:style-name="T1">olans amplius, r<text:line-break/>Adjoctoque oleo, rursus cura, ferveat.</text:span></text:span></text:p>
      <text:p text:style-name="P1"><text:span text:style-name="Default_20_Paragraph_20_Font"><text:span text:style-name="T1">Non omne pones oleum, fed partes duas,<text:line-break/></text:span></text:span><text:span text:style-name="Default_20_Paragraph_20_Font"><text:span text:style-name="T3">T</text:span></text:span><text:span text:style-name="Default_20_Paragraph_20_Font"><text:span text:style-name="T1">ertia manebit in expedito condita,<text:line-break/>Si sit necessarium fungere, ne absit longius.<text:line-break/></text:span></text:span><text:span text:style-name="Default_20_Paragraph_20_Font"><text:span text:style-name="T3">L</text:span></text:span><text:span text:style-name="Default_20_Paragraph_20_Font"><text:span text:style-name="T1">iteris</text:span></text:span><text:span text:style-name="Default_20_Paragraph_20_Font"><text:span text:style-name="T3"> o</text:span></text:span><text:span text:style-name="Default_20_Paragraph_20_Font"><text:span text:style-name="T1">mnino per hiemem, quum inditum<text:line-break/>Medicamini crassam oleum longo tempore<text:line-break/>Evaserit, lithargyrum et ferventibus<text:line-break/>.inspergito, levi igne et assiduo coquas,<text:line-break/>Spatha movens, praestiterit quam este pineam.<text:line-break/>Quum ceperit mediocri coctum tempore<text:line-break/>Medicamen hoc emplastri spissitudinem,<text:line-break/>Nec non foetorem simili pacto pharmaci,<text:line-break/>Confestim ab</text:span></text:span><text:span text:style-name="Default_20_Paragraph_20_Font"><text:span text:style-name="T3"> I</text:span></text:span><text:span text:style-name="Default_20_Paragraph_20_Font"><text:span text:style-name="T1">gne cacabum deponito.<text:line-break/>Paciens per aestatem pauxillo durius,<text:line-break/>Sed hieme mollius, non inquinans tamen,<text:line-break/>Moveto adusque, quo modice ita resci</text:span></text:span><text:span text:style-name="Default_20_Paragraph_20_Font"><text:span text:style-name="T3">d</text:span></text:span><text:span text:style-name="Default_20_Paragraph_20_Font"><text:span text:style-name="T1">erit.</text:span></text:span></text:p>
      <text:p text:style-name="P2"><text:span text:style-name="Default_20_Paragraph_20_Font"><text:span text:style-name="T1">Sic deinde rursus manibus durioribus<text:line-break/>Potum subactum ex olla tranescrri jabe.<text:line-break/>Quum poscet usus, iterum valide mollies,<text:line-break/>Molli</text:span></text:span>t<text:span text:style-name="Default_20_Paragraph_20_Font"><text:span text:style-name="T1">ae diligenter pelliculae illinens,<text:line-break/>Permagna super accommodabis splenia.<text:line-break/>Emplastrum vero hoc, siquando esdcacius<text:line-break/>Defi</text:span></text:span>c<text:span text:style-name="Default_20_Paragraph_20_Font"><text:span text:style-name="T1">eres ad nervos orass</text:span></text:span>e<text:span text:style-name="Default_20_Paragraph_20_Font"><text:span text:style-name="T1">s, musculos,<text:line-break/>Durasque mammas atque articulos insuper<text:line-break/>Fum</text:span></text:span>a<text:span text:style-name="Default_20_Paragraph_20_Font"><text:span text:style-name="T1">ntes fieri, pondo radicum indito<text:line-break/>Agrestis malvae purarum ac recentium,<text:line-break/>Sectarum in partes digiti crassitudine<text:line-break/>Ac longitudine. ln olla ferventibus<text:line-break/>At quum madorem totum et vires pharmacum<text:line-break/>Ex igne deposuerit, colo tra</text:span></text:span>g<text:span text:style-name="Default_20_Paragraph_20_Font"><text:span text:style-name="T1">ice<text:line-break/>Malvae radiculas, laevem et lithargyron<text:line-break/>-inspersum coque tum, ut praedixi, et reponito<text:line-break/>Simili modo rusc</text:span></text:span>i<text:span text:style-name="Default_20_Paragraph_20_Font"><text:span text:style-name="T1">s eodemque</text:span></text:span> I<text:span text:style-name="Default_20_Paragraph_20_Font"><text:span text:style-name="T1">psa utitor.</text:span></text:span></text:p>
      <text:p text:style-name="P3"><text:span text:style-name="Default_20_Paragraph_20_Font"><text:span text:style-name="T1">Ambas eodem tenere id virtutes ait</text:span></text:span></text:p>
      <text:p text:style-name="P1"><text:span text:style-name="Default_20_Paragraph_20_Font"><text:span text:style-name="T1">Primus Menecrates inventor pharmaco,<text:line-break/>Vir qui fuit habitu medicam erga artem optimo.<text:line-break/>Etenim recentia servat citra phlegmonem<text:line-break/>Vulnera, eadem nec non div</text:span></text:span><text:span text:style-name="Default_20_Paragraph_20_Font"><text:span text:style-name="T3">i</text:span></text:span><text:span text:style-name="Default_20_Paragraph_20_Font"><text:span text:style-name="T1">sa glutin</text:span></text:span><text:span text:style-name="Default_20_Paragraph_20_Font"><text:span text:style-name="T3">o<text:line-break/></text:span></text:span><text:span text:style-name="Default_20_Paragraph_20_Font"><text:span text:style-name="T1">.iungere, quae sunt et phlegmone obsessa ulcera<text:line-break/>Nimis medicari et vulneratos musculos<text:line-break/>Su</text:span></text:span><text:span text:style-name="Default_20_Paragraph_20_Font"><text:span text:style-name="T3">a</text:span></text:span><text:span text:style-name="Default_20_Paragraph_20_Font"><text:span text:style-name="T1">sit, sine quopiam alio, quae succurrere<text:line-break/>Possunt cataplasmatis, fomentis, spongiis.</text:span></text:span></text:p>
      <text:p text:style-name="P1"><text:span text:style-name="Default_20_Paragraph_20_Font"><text:span text:style-name="T1">-Ald omnia, quae facere confirmavi prius<text:line-break/>Medicamen ex lithargyro et axungia,<text:line-break/>Pacit. </text:span></text:span><text:span text:style-name="Default_20_Paragraph_20_Font"><text:span text:style-name="T3">O</text:span></text:span><text:span text:style-name="Default_20_Paragraph_20_Font"><text:span text:style-name="T1">ptimum vero pessum diutinis<text:line-break/>Recentibusque uteri instammationibus,<text:line-break/>-implere cava dilutum rosaceo<text:line-break/>Vel myrteo bono et cicatricem addere.<text:line-break/>Summatim omne cataplasma nec non pharmacum<text:line-break/>Extrinsecus quod ipsis saperiniicitur,<text:line-break/>^upeestuum esse dicit isto utentibus.</text:span></text:span></text:p>
      <text:p text:style-name="P2"><text:span text:style-name="Default_20_Paragraph_20_Font"><text:span text:style-name="T1">Profecto dignum scriptione est pharmacum,<text:line-break/>Cuius fides jam vel recepta est invidis.<text:line-break/>Hunc in modum</text:span></text:span> I<text:span text:style-name="Default_20_Paragraph_20_Font"><text:span text:style-name="T1">psam praeparari dictitat.<text:line-break/>Septem olei libras aestivis temporibus<text:line-break/>.ludes, alias ejus dimidium reperi,<text:line-break/>Pinguis, recentis pariter atque axungiae,<text:line-break/>Sed hieme, stcut tradit, inieceris novem.<text:line-break/>At fex levissimi modo lithargyri,<text:line-break/>Poenigraeci addit dimidium sextarii<text:line-break/>Et feminis tantundem combusti lini.<text:line-break/>Malvaeque agrestis pondo statuebat tria<text:line-break/>Radicis, etiamnum cui soccus sit recens.<text:line-break/>Quaternis bis coquere ex aquae sextariis,<text:line-break/></text:span></text:span>O<text:span text:style-name="Default_20_Paragraph_20_Font"><text:span text:style-name="T1">llae or</text:span></text:span>i<text:span text:style-name="Default_20_Paragraph_20_Font"><text:span text:style-name="T1">ficio amplo recentistctili.</text:span></text:span></text:p>
      <text:p text:style-name="P1"><text:span text:style-name="Default_20_Paragraph_20_Font"><text:span text:style-name="T1">Malvae radix purgata, concisa itidem<text:line-break/>Et tenuis et contusa ut -fuerit indita,<text:line-break/>Mox addito foenigraeci elutum probe<text:line-break/>Linique femen. At quum succum eluserint</text:span></text:span></text:p>
      <text:p text:style-name="P2"><text:span text:style-name="Default_20_Paragraph_20_Font"><text:span text:style-name="T1">Coctura spissitudinemque acceperint,<text:line-break/>Habeto soccum, expresseris quem linteo.<text:line-break/>Prutina at quaternas quando expenderis libra</text:span></text:span><text:span text:style-name="Default_20_Paragraph_20_Font"><text:span text:style-name="T3">s<text:line-break/>O</text:span></text:span><text:span text:style-name="Default_20_Paragraph_20_Font"><text:span text:style-name="T1">lei, commisoens, totum coque carbonibus.<text:line-break/>Quum vero tenues bullulae ex maioribus<text:line-break/>Crebrae contentis cacabo prodiverint,<text:line-break/>Lithargyrum laevem protinus aspergito,<text:line-break/>dgnique non acri, sed assiduo coque,<text:line-break/>Prictus stt dum usque saccus cum pinguedine.<text:line-break/>Erit</text:span></text:span><text:span text:style-name="Default_20_Paragraph_20_Font"><text:span text:style-name="T3"> I</text:span></text:span><text:span text:style-name="Default_20_Paragraph_20_Font"><text:span text:style-name="T1">psum medicamentum emplastrum melinum,<text:line-break/>Doni coloris, non</text:span></text:span><text:span text:style-name="Default_20_Paragraph_20_Font"><text:span text:style-name="T3"> I</text:span></text:span><text:span text:style-name="Default_20_Paragraph_20_Font"><text:span text:style-name="T1">nficiens nec nimis<text:line-break/>Durum. Vetustis hoc qui invenit pharmacis,<text:line-break/>Vocabat</text:span></text:span><text:span text:style-name="Default_20_Paragraph_20_Font"><text:span text:style-name="T3"> I</text:span></text:span><text:span text:style-name="Default_20_Paragraph_20_Font"><text:span text:style-name="T1">psam jure e soccis pharmacum.</text:span></text:span></text:p>
      <text:p text:style-name="Normal"><text:span text:style-name="Default_20_Paragraph_20_Font"><text:span text:style-name="T3">Aliud.</text:span></text:span></text:p>
      <text:p text:style-name="P1"><text:span text:style-name="Default_20_Paragraph_20_Font"><text:span text:style-name="T1">Et ho</text:span></text:span><text:span text:style-name="Default_20_Paragraph_20_Font"><text:span text:style-name="T3">c </text:span></text:span><text:span text:style-name="Default_20_Paragraph_20_Font"><text:span text:style-name="T1">eodem prodit genere pharmacum,<text:line-break/>Aliis licet mixturis ipsum praeparent.<text:line-break/>Affectus ad quos retuli, prolsas facit.<text:line-break/>Summatim omnibus et</text:span></text:span><text:span text:style-name="Default_20_Paragraph_20_Font"><text:span text:style-name="T3"> c</text:span></text:span><text:span text:style-name="Default_20_Paragraph_20_Font"><text:span text:style-name="T1">rudis et quae concoqui,</text:span></text:span></text:p>
      <text:p text:style-name="P2"><text:span text:style-name="Default_20_Paragraph_20_Font"><text:span text:style-name="T1">Pacile mutari nequeuntque. lugentia<text:line-break/>Et musculorum et membranarum vulnera<text:line-break/>Pe</text:span></text:span>r<text:span text:style-name="Default_20_Paragraph_20_Font"><text:span text:style-name="T1">sanat, ipsorum nam facile subvenit<text:line-break/>Punctibus</text:span></text:span>v <text:span text:style-name="Default_20_Paragraph_20_Font"><text:span text:style-name="T1">Arthriticis insectum item omnibus<text:line-break/>Fnsestatos jam mitigabit diutin</text:span></text:span>o<text:line-break/><text:span text:style-name="Default_20_Paragraph_20_Font"><text:span text:style-name="T1">Dolore. Picis assumit quam stccissimae<text:line-break/>Libras duas, ceraeque totidem Ponticae,<text:line-break/>Purae terebinthinae et liquidae libras duas,<text:line-break/>AFannaeque thuris veri unam pondo libram,<text:line-break/>At selibram vel hac pauxillulo minus,<text:line-break/>Albi recentis butyri pinguissimi.</text:span></text:span></text:p>
      <text:p text:style-name="P1"><text:span text:style-name="Default_20_Paragraph_20_Font"><text:span text:style-name="T1">Relinqua diu liquentur et quidem igne acri,<text:line-break/>Assidue cernens, amplius ne pharmacum<text:line-break/>Colore inficiat digitis contritum tuis.</text:span></text:span></text:p>
      <text:p text:style-name="P1"><text:span text:style-name="Default_20_Paragraph_20_Font"><text:span text:style-name="T1">Quibus peractis sublata ab igne ollula<text:line-break/>Mannam liquatis inde sic aspergito,<text:line-break/>Movens medicamentum diu rudicula.<text:line-break/>Sic fr</text:span></text:span>l<text:span text:style-name="Default_20_Paragraph_20_Font"><text:span text:style-name="T1">geratum et mollitum reponito.</text:span></text:span></text:p>
      <text:p text:style-name="P2"><text:span text:style-name="Default_20_Paragraph_20_Font"><text:span text:style-name="T1">Huic coptosumque et recens rosaceum<text:line-break/>Contemperans, cava atque ad carnis ind</text:span></text:span>i<text:span text:style-name="Default_20_Paragraph_20_Font"><text:span text:style-name="T1">ga<text:line-break/>Adeo ulcera utere, tendonumque phlegmonas,<text:line-break/>Dum quae non facile in pus mutantur candidum.</text:span></text:span></text:p>
      <text:h text:style-name="Heading_20_2" text:outline-level="2">Cap. XI. </text:h>
      <text:p text:style-name="P44">[<text:span text:style-name="Default_20_Paragraph_20_Font"><text:span text:style-name="T1">De Acopis</text:span></text:span>, id est <text:span text:style-name="Default_20_Paragraph_20_Font"><text:span text:style-name="T1">lassitudinem tollenti-<text:line-break/>bus.]</text:span></text:span> Quid Acopa medicamenta promittant, etiam nomen<text:line-break/>ipforum ostendit. At <text:span text:style-name="Default_20_Paragraph_20_Font"><text:span text:style-name="T4">κόπους, </text:span></text:span>id est <text:span text:style-name="Default_20_Paragraph_20_Font"><text:span text:style-name="T1">lassitudines</text:span></text:span>, homines<text:line-break/>vocant assectus ex multo vehementive motu corporibus<text:line-break/>vel totis vel partibus, quae amplius laborarunt, oborientes.<text:line-break/>Porro molestae <text:span text:style-name="Default_20_Paragraph_20_Font"><text:span text:style-name="T1">s</text:span></text:span>unt dispositiones hae potissimum iis, qui<text:line-break/>moventur, vehementiores autem jam et conquiescentibus<text:line-break/>negocium facessunt. Caeterum postea medicis in usu fuit<text:line-break/>et si non ad lassitudines medicamentum ab ipsis sit com-<text:line-break/>positum, fed vel ad dolorem diuturnum in alto corporis<text:line-break/>latentem vel motum difficilem vel sensum difficilem vel<text:line-break/>partis duritiam vel tensionem vel tumorem fcirrhofum,<text:line-break/>appellare similiter acopa et id genus omnia, modo humi-<text:line-break/>itam consistentiam acopis similem habeant, quae liquidis</text:p>
      <text:p text:style-name="P2">ceratis, cujusmodi et in luxatis fracturisque utimur, est<text:line-break/>propinqua. Talis namque consistentiae humidissimum est,<text:line-break/>quod a junioribus medicis cerelaeon appellatur, deinde<text:line-break/>illitus acopi, post hos liquidorum ceratum crassiore sub-<text:line-break/>stantia praeditum, mox ceratum tenerorum et mollium uti<text:line-break/>vocant, postremo amolynta, id est <text:span text:style-name="Default_20_Paragraph_20_Font"><text:span text:style-name="T1">n</text:span></text:span>o<text:span text:style-name="Default_20_Paragraph_20_Font"><text:span text:style-name="T1">n inquinantu</text:span></text:span>r, simi-<text:line-break/>Iia his quae proprie epithemata dicuntur. His succedit em-<text:line-break/>plastrorum consistentia, quae et ipsa in majoris minoris-<text:line-break/>que ratione haud mediocrem obtinent differentiam. Quare<text:line-break/>nonnulli medicorum quaedam nomine a sola consistentia<text:line-break/>ita desumpto, ceratomalagmata nuncuparunt, medicamenta<text:line-break/>inquam inter ea, quae corpori imponuntur, non etiam qui-<text:line-break/>dem humida, dura vero nondum tantopere ut emplastra.<text:line-break/>Quum igitur omnes citatae differentiae non facultatis me-<text:line-break/>stramentorum , <text:span text:style-name="Default_20_Paragraph_20_Font"><text:span text:style-name="T1">s</text:span></text:span>ed consistentiae formae sint indices, aco-<text:line-break/>porum appellatio quondam sane medicamentorum faedi-<text:line-break/>tatem, postea consistentiam significavit, hujusque rei causa<text:line-break/>cum distinctionibus ea nominare coacli <text:span text:style-name="Default_20_Paragraph_20_Font"><text:span text:style-name="T1">s</text:span></text:span>unt, hoc quidem</text:p>
      <text:p text:style-name="P2">acopon laxans, illud emolliens vel calefaciens vel anody-<text:line-break/>num vel metafyncriticum appellantes, sicut etiam ad hunc<text:line-break/>quendam affectum conferre , verbi gratia ifchiadem, para-<text:line-break/>lysin, laterum dolorem vel communiter ad univer<text:span text:style-name="Default_20_Paragraph_20_Font"><text:span text:style-name="T1">s</text:span></text:span>os do-<text:line-break/>Iores. Nativum igitur est medicamentum simplex omnium<text:line-break/>lassitudinum praesidium, oleum videlicet, quod et citra ad-<text:line-break/>jectionem nominatur, quoniam vetustis temporibus <text:span text:style-name="Default_20_Paragraph_20_Font"><text:span text:style-name="T1">s</text:span></text:span>olum<text:line-break/>quoque erat, posteri cicinum oleum apud nos ei appo-<text:line-break/>suerunt, in Aegypt<text:span text:style-name="Default_20_Paragraph_20_Font"><text:span text:style-name="T1">o</text:span></text:span> enim et hoc vetustum erat, et rursus<text:line-break/>post cicinum, raphaninum , sinapinum et <text:span text:style-name="Default_20_Paragraph_20_Font"><text:span text:style-name="T1">s</text:span></text:span>esaminum alia-<text:line-break/>que ejus generis, quemadmodum etiam apud nos liliaceum,<text:line-break/>mastichinum et lentifcinum, quaeque his magis varia sunt<text:line-break/>vel usque ad unguenta. Itaque clarum est, medicamenta<text:line-break/>acopa apud veteres dicta omnia liquidae consistentiae esse<text:line-break/>necessari<text:span text:style-name="Default_20_Paragraph_20_Font"><text:span text:style-name="T1">o</text:span></text:span>, quippe oleum <text:span text:style-name="Default_20_Paragraph_20_Font"><text:span text:style-name="T1">s</text:span></text:span>olum lassitudines externis parti-<text:line-break/>bus ingruentes curat, in asto affligentes vehementioresque,<text:line-break/>cum injecto aliquo laxante medicamento mediocriter cale-<text:line-break/>faciente, veluti galbano, resina terebinthina, ad hanc colo-</text:p>
      <text:p text:style-name="P2">phonia quadam nominata et fricta, quibus calidiores <text:span text:style-name="Default_20_Paragraph_20_Font"><text:span text:style-name="T1">s</text:span></text:span>unt<text:line-break/>abietina et strobilina, terebinthina vero larix paulo calore<text:line-break/>praecellit. Caeterum id genus omnia laxantibus oleis mi-<text:line-break/><text:span text:style-name="Default_20_Paragraph_20_Font"><text:span text:style-name="T1">s</text:span></text:span>centur, quale est fabinum, injecta interdum et cera. .Jam<text:line-break/>vero acop<text:span text:style-name="Default_20_Paragraph_20_Font"><text:span text:style-name="T1">o</text:span></text:span>n unguentum est in iis, qui jam etiam in cor-<text:line-break/>pore alt<text:span text:style-name="Default_20_Paragraph_20_Font"><text:span text:style-name="T1">o</text:span></text:span> dolent et medicamentum ex <text:span text:style-name="Default_20_Paragraph_20_Font"><text:span text:style-name="T1">s</text:span></text:span>emine abietis, cha-<text:line-break/>maemeli, anethi et floris populi nigrae, quorum mox di-<text:line-break/>cemus confecturum. Praeterea fusinum et gleucinum et co-<text:line-break/>magenum ex acoporum unguentorum grege est et quae ex<text:line-break/>pinguedine et adipe componuntur, <text:span text:style-name="Default_20_Paragraph_20_Font"><text:span text:style-name="T1">s</text:span></text:span>uillo quidem modera-<text:line-break/>tissime laxante, gallinaceo autem his vehementius et hoc<text:line-break/>adhuc magis anserino, at adeps leoninus et pardi validior<text:line-break/>est, ut jam vehementer calefaciat, eoque insigniter discutiat,<text:line-break/>in medio horum consistunt bubulus, caprinus, vulpis et<text:line-break/>hyaenae. Haec sane universa in genere sunt eorum, quae<text:line-break/>proprie acopa dicuntur, hoc invicem discrimine variantia,<text:line-break/>quod alia magis alia minus calefaciant. Quapropter non-</text:p>
      <text:p text:style-name="P2">nulla genere toto acoporum unguentorum excidisse vide-<text:line-break/>buntur, si in mollibus ea corporibus examines, etsi durio -<text:line-break/>rubus, cujusmodi agrestium sunt, utilissima appareant, nam<text:line-break/>multoties etiam diximus dura corpora valentiora medica-<text:line-break/>menta sustinere, mollia vero et humida, veluti puerorum<text:line-break/>mulierum et eunuchorum, ejusmodi medicamentorum fa-<text:line-break/>cultatem ferendo non esse. In<text:span text:style-name="Default_20_Paragraph_20_Font"><text:span text:style-name="T1">s</text:span></text:span>uper cuivis notum est et quae<text:line-break/>vocantur myracopa, ex acoporum cum unguentis tempe-<text:line-break/>ratura fieri, nihilo caeteris praestantiora, nisi odoris fua-<text:line-break/>vitate. Quemadmodum igitur a vetustioribus longo u<text:span text:style-name="Default_20_Paragraph_20_Font"><text:span text:style-name="T1">s</text:span></text:span>u ex-<text:line-break/>plorata <text:span text:style-name="Default_20_Paragraph_20_Font"><text:span text:style-name="T1">s</text:span></text:span>cribere con<text:span text:style-name="Default_20_Paragraph_20_Font"><text:span text:style-name="T1">s</text:span></text:span>uevi, ita nunc quoque faciam ab Afcle-<text:line-break/>piadis scriptis sumpto exordio.</text:p>
      <text:h text:style-name="Heading_20_2" text:outline-level="2">Cap. XII. </text:h>
      <text:p text:style-name="P43">[<text:span text:style-name="Default_20_Paragraph_20_Font"><text:span text:style-name="T1">Quae .Asclepiades in quarto exteriorum<text:line-break/>acopa et myracopa conscripserit.] Acopon ad lassitudinum<text:line-break/>molestias benefacit nervis condolescentibus. Hoc Fhemiso<text:line-break/>utebatur, medicamentum est vehementer bonum. </text:span></text:span>♃ Sam-<text:line-break/>psuchi sextarium j, rorifmarini <text:span text:style-name="Default_20_Paragraph_20_Font"><text:span text:style-name="T1">s</text:span></text:span>extarium j, foenigraeci</text:p>
      <text:p text:style-name="P3"><text:span text:style-name="Default_20_Paragraph_20_Font"><text:span text:style-name="T1">s</text:span></text:span>extarium j, cardamomi <text:span text:style-name="Default_20_Paragraph_20_Font"><text:span text:style-name="T1">s</text:span></text:span>extarii dimidium, brathyos Lex-<text:line-break/>tarii dimidium, vini dulcis sextarios ij, olei venefrani<text:line-break/>lib. ij, cerae lib. ij. Arida in vino triduum macerari sinito,<text:line-break/>quarto die oleum adjicere oportebit, atque ubi <text:span text:style-name="Default_20_Paragraph_20_Font"><text:span text:style-name="T1">s</text:span></text:span>edulo agi .<text:line-break/>taveris, ac <text:span text:style-name="Default_20_Paragraph_20_Font"><text:span text:style-name="T1">s</text:span></text:span>uper prunam po<text:span text:style-name="Default_20_Paragraph_20_Font"><text:span text:style-name="T1">s</text:span></text:span>ueris, movendo coquere, quan -<text:line-break/>do continue efferbuerit liquorem exprimere, ceram dera-<text:line-break/>sam huic adjicere et rursus supra ignem coquere, ubi<text:line-break/>cera liquata fuerit, ab igne tolles sinesque refrigerari.<text:line-break/>Postea vitreo va<text:span text:style-name="Default_20_Paragraph_20_Font"><text:span text:style-name="T1">s</text:span></text:span>e vei stanneo repones, ac uteris nunc <text:span text:style-name="Default_20_Paragraph_20_Font"><text:span text:style-name="T1">s</text:span></text:span>olo,<text:line-break/>nunc uno unguentorum admixto. <text:span text:style-name="Default_20_Paragraph_20_Font"><text:span text:style-name="T1">Aliud. </text:span></text:span>Samp<text:span text:style-name="Default_20_Paragraph_20_Font"><text:span text:style-name="T1">s</text:span></text:span>uchi<text:line-break/>fextarium j, rorifmarini sextarium unum, foenigraeci <text:span text:style-name="Default_20_Paragraph_20_Font"><text:span text:style-name="T1">s</text:span></text:span>ex-<text:line-break/>tarium j, lauri surculorum lib<text:span text:style-name="Default_20_Paragraph_20_Font"><text:span text:style-name="T1">e</text:span></text:span> sex, junci floris Ʒ iij, vini<text:line-break/>veteris sextarios tres, olei dulcis sextarios iij, radicis cu-<text:line-break/>cumeris agrestis, nardi celticae singulorum lib. ẞ, cerae<text:line-break/>lib. iij, praeparato ac utitor sicut praedictum est. <text:span text:style-name="Default_20_Paragraph_20_Font"><text:span text:style-name="T1">Aliud<text:line-break/>medicamentum confectum. Renesacit solutis ac tremulis,<text:line-break/>item valet ad omnem nervorum ex consensit dolorem.<text:line-break/></text:span></text:span>L<text:span text:style-name="Default_20_Paragraph_20_Font"><text:span text:style-name="T1">fus est Mentus R lessus, su</text:span></text:span>c<text:span text:style-name="Default_20_Paragraph_20_Font"><text:span text:style-name="T1">currit podagricis, arthriticis</text:span></text:span></text:p>
      <text:p text:style-name="P3"><text:span text:style-name="Default_20_Paragraph_20_Font"><text:span text:style-name="T1">isohiadicisque, ut toto liberet affectu, usus ejus est in in—<text:line-break/>tervallis, at in accessionibus diluto medicamento utimur.<text:line-break/></text:span></text:span>♃ Sampsuchi sextarios duos, soenigraeci <text:span text:style-name="Default_20_Paragraph_20_Font"><text:span text:style-name="T1">s</text:span></text:span>extarium unum,<text:line-break/>rorismarini sextarium j ẞ , meliloti sextarium j , lllyricae<text:line-break/>Iib. j, cyperi libram unam, brathyos lib. j, canchryos lib. j,<text:line-break/>cardamomi selibram, junci floris selibram, cassiae selibram,<text:line-break/>abrotoni selibram, myrti fructus selibram, lauri fluctus<text:line-break/>selibram. Omnibus contusis ac in vas duplex unguenta-<text:line-break/>rium conjectis, vini tmolitis sextarios viij , affundito, tri-<text:line-break/>duo madefieri sinito, deinde olei Sabini lib. xvj, irini lib. j,<text:line-break/>lentiscini libram unam, Syriaci libram unam, gIeucini li-<text:line-break/>bram unam, myrtei lib. j, laurini lib. j, immittito, igni<text:line-break/>superposita incoquito, deinde liquorem ex coctis expres-<text:line-break/>sum in vas aliud transfundito rurfusque sine decoctis in-<text:line-break/>coquito, cerae <text:span text:style-name="Default_20_Paragraph_20_Font"><text:span text:style-name="T1">s</text:span></text:span>elibra adjecta, resinae laricis libra una,<text:line-break/>myrrhae, stactae singulorum libra j. His liquatis usitor,<text:line-break/>sicut praedictum est. <text:span text:style-name="Default_20_Paragraph_20_Font"><text:span text:style-name="T1">Aliud</text:span></text:span> ♃ Sampsuchi lib. ij , foeni-<text:line-break/>graeci <text:span text:style-name="Default_20_Paragraph_20_Font"><text:span text:style-name="T1">s</text:span></text:span>extarios ij, rorifnIarini <text:span text:style-name="Default_20_Paragraph_20_Font"><text:span text:style-name="T1">s</text:span></text:span>extarios ij, brathyos lib. ij</text:p>
      <text:p text:style-name="P3">sextarios ij, meliloti libras duas, cyperi libram unam, iri-<text:line-break/>dis Macedoniae libram unam, cachryos libram j , carda-<text:line-break/>momi libram unam, calami aromatici selibram, junci Ilo-<text:line-break/>ris selibram, cassiae fistulae, costi, elelisphaci singulorum<text:line-break/>selibram , baccarum lauri selibram , cucumeris agrestis ra-<text:line-break/>dicis selibram, myrti surculorum selibram, vini Truditis<text:line-break/>odorati sextarios octo, olei <text:span text:style-name="Default_20_Paragraph_20_Font"><text:span text:style-name="T1">s</text:span></text:span>abini lib. xxiv, irini lib. j,<text:line-break/>cyprini lili. unam, lcntiscini lib. j , gleucini libram unam,<text:line-break/>myrtei lib. j, ammoniaci vel amaracini lib. j, hedychroi<text:line-break/>Iib. j , malabathrini libram unam , myrrhae stactae libram<text:line-break/>unam, opobalfami libram unam, cerae libras quindecim.<text:line-break/>Arida madefiunt, quemadmodum praedictum est triduo et<text:line-break/>his oleum et pleraque unguenta adjiciuntur, malabathri-<text:line-break/>num, amaracinum, hedychroon, stacte et opobalfamun<text:span text:style-name="Default_20_Paragraph_20_Font"><text:span text:style-name="T1">i,<text:line-break/></text:span></text:span>postrema reservantur, ut in medicamenti confectione, cera<text:line-break/>jam liquefacta, haec indantur. Quomodo autem praeparan-<text:line-break/>dum sit medicamentum et quis ejus u<text:span text:style-name="Default_20_Paragraph_20_Font"><text:span text:style-name="T1">s</text:span></text:span>us, jam ostendimus.<text:line-break/><text:span text:style-name="Default_20_Paragraph_20_Font"><text:span text:style-name="T1">Acopon, quod ex melle inscribitur, valet ad lassitudinum</text:span></text:span></text:p>
      <text:p text:style-name="P3"><text:span text:style-name="Default_20_Paragraph_20_Font"><text:span text:style-name="T1">molestias, nervorum contractiones, benefacit opesthotonicis<text:line-break/>et canina convulsione affectis, dicitur telramyron,</text:span></text:span> id est<text:line-break/>ex quatuor unguentis confectum. ♃ Mellis uncias tres,<text:line-break/>irini uncias tres, rosacei ℥ iij, cyprini ℥ iij, gleucini un-<text:line-break/>cias tres, cerae uncias tres, terebinthinae uncias iij. Mel<text:line-break/>feorfum coquitur, quae liquabilia <text:span text:style-name="Default_20_Paragraph_20_Font"><text:span text:style-name="T1">s</text:span></text:span>unt, liquefiunt, et in<text:line-break/>mortarium conjecta omnia simul contunduntur, laevigan-<text:line-break/>t<text:span text:style-name="Default_20_Paragraph_20_Font"><text:span text:style-name="T1">o</text:span></text:span>rque et excepta usui sunt. <text:span text:style-name="Default_20_Paragraph_20_Font"><text:span text:style-name="T1">Aliud</text:span></text:span>. ♃ Cyprini, irini, ro-<text:line-break/>facei, gleucini singulorum heminas vj, cerae Ʒ xxiv, te-<text:line-break/>rebinthinae Ʒ viij, mellis Ʒ v j , praeparato ac utitor, ut<text:line-break/>praedictum est. <text:span text:style-name="Default_20_Paragraph_20_Font"><text:span text:style-name="T1">Aliud vocatur Lexopyreton,</text:span></text:span> id est <text:span text:style-name="Default_20_Paragraph_20_Font"><text:span text:style-name="T1">febrem<text:line-break/>finiens.</text:span></text:span> ♃ Rosacei heminas iv, irini iv, gleucini iv, cy-<text:line-break/>prini heminas iv, cerae Ʒxij, terebinthinae 5 xiv, myr-<text:line-break/>rhae stactae Ʒ iv, mellis cocti Ʒ xvj, conficito ut prae-<text:line-break/>dictum est. <text:span text:style-name="Default_20_Paragraph_20_Font"><text:span text:style-name="T1">Aliud ex collectaneis AprodisoI. </text:span></text:span>♃ Rosacei<text:line-break/>heminas iv, irini heminas iv, cyprini heminas iv, cerae<text:line-break/>Ʒ xij, gleucini heminas iv, adipis anserini Ʒ xij, terebin-<text:line-break/>thinae Ʒ iv, stactae Ʒ iv. opobalsami Ʒ ij , mellis cocti<text:line-break/>drach. viij, confice superiorum modo. <text:span text:style-name="Default_20_Paragraph_20_Font"><text:span text:style-name="T1">Aliud acopon foe-</text:span></text:span></text:p>
      <text:p text:style-name="P3"><text:span text:style-name="Default_20_Paragraph_20_Font"><text:span text:style-name="T1">tidum dictum ad dictos affectus</text:span></text:span>. ♃ Cerae drach. octo,<text:line-break/>terebinthinae drach. octo, galbani drach. <text:span text:style-name="Default_20_Paragraph_20_Font"><text:span text:style-name="T1">s</text:span></text:span>ex, guttae ammo-<text:line-break/>niaci drach<text:span text:style-name="Default_20_Paragraph_20_Font"><text:span text:style-name="T1">. s</text:span></text:span>ex, olei veteris heminas duas, medullae cer-<text:line-break/>vinae 5 viij. Praeparato ad m<text:span text:style-name="Default_20_Paragraph_20_Font"><text:span text:style-name="T1">o</text:span></text:span>dum praedictum et utitor<text:line-break/>mero et diluto. <text:span text:style-name="Default_20_Paragraph_20_Font"><text:span text:style-name="T1">Aliud ad omnem nervorum ex consensit<text:line-break/>dolorem. </text:span></text:span>♃ Resinae terebinthinae drach. lvj, cerae drach.<text:line-break/>xxviij, guttae ammoniaci Ʒ xxxij, galbani drach. xxxij,<text:line-break/>medullae cervinae drach. xxiv, mellis cocti Ʒ xxiv, olei<text:line-break/>veteris heminas duas, ammoniacum aceto <text:span text:style-name="Default_20_Paragraph_20_Font"><text:span text:style-name="T1">s</text:span></text:span>olvitur. <text:span text:style-name="Default_20_Paragraph_20_Font"><text:span text:style-name="T1">Aliud.<text:line-break/></text:span></text:span>♃ Cerae drach. viginti quatuor, terebinthinae drach. vi-<text:line-break/>ginti quatuor, galbani Ʒ <text:span text:style-name="Default_20_Paragraph_20_Font"><text:span text:style-name="T1">s</text:span></text:span>ex, guttae ammoniaci drach. <text:span text:style-name="Default_20_Paragraph_20_Font"><text:span text:style-name="T1">s</text:span></text:span>ex,<text:line-break/>olei veteris heminas duas, medullae cervinae Ʒ viij, styra-<text:line-break/>cis drach<text:span text:style-name="Default_20_Paragraph_20_Font"><text:span text:style-name="T1">. s</text:span></text:span>edecim, praeparato similiter. <text:span text:style-name="Default_20_Paragraph_20_Font"><text:span text:style-name="T1">Aliud. </text:span></text:span>Cerae Ʒ<text:line-break/>xxiv, aliter xxviij, terebinthinae Ʒ xvj, galbani Ʒ vj, sty-<text:line-break/>racis Ʒ viij, olei veteris heminas duas, mellis heminam<text:line-break/>j ẞ, medullae cervinae Ʒ viij, falis floris quantum fatis est,<text:line-break/>ammoniacum aceto <text:span text:style-name="Default_20_Paragraph_20_Font"><text:span text:style-name="T1">s</text:span></text:span>olve. <text:span text:style-name="Default_20_Paragraph_20_Font"><text:span text:style-name="T1">Aliud. Penesacit</text:span></text:span> i<text:span text:style-name="Default_20_Paragraph_20_Font"><text:span text:style-name="T1">schiadicis et<text:line-break/>op</text:span></text:span>i<text:span text:style-name="Default_20_Paragraph_20_Font"><text:span text:style-name="T1">sthotonicis. Sanat omnem nervorum ex consensu dolo-<text:line-break/>rem. </text:span></text:span>♃ Cerae uncias <text:span text:style-name="Default_20_Paragraph_20_Font"><text:span text:style-name="T1">s</text:span></text:span>ex, terebinthinae libram j, guttae</text:p>
      <text:p text:style-name="P3">ammoniaci unciam unam, opopanacis uncias duas, galbani<text:line-break/>℥ ij, medullae cervinae ℥ ij, medullae taurinae ℥ ij , oe-<text:line-break/>fypi ℥ ij, olei irini heminam j, mellis Ʒ iij, conficito ra-<text:line-break/>tione praedicta. <text:span text:style-name="Default_20_Paragraph_20_Font"><text:span text:style-name="T1">Aliud ad vehementes lassitudinum affe^<text:line-break/>otus et nervorum contractiones.</text:span></text:span> ♃ Cerae Ʒ 1. terebinthi-<text:line-break/>nae Ʒ xxv, aphronitri Ʒ vj, oefypi Ʒ vj, mellis cocti Ʒ vj,<text:line-break/>guttae ammoniaci Ʒ vj, medullae cervinae Ʒ vj, galbani<text:line-break/>Ʒ vj, <text:span text:style-name="Default_20_Paragraph_20_Font"><text:span text:style-name="T1">s</text:span></text:span>evi taurini Ʒ <text:span text:style-name="Default_20_Paragraph_20_Font"><text:span text:style-name="T1">s</text:span></text:span>ex, baccarum siccarum tauri Ʒ vj,<text:line-break/>olei heminam unam, vini marinae expertis heminam unam,<text:line-break/>praepara sicuti priora. <text:span text:style-name="Default_20_Paragraph_20_Font"><text:span text:style-name="T1">Aliud Ascuntianum inscriptum.<text:line-break/></text:span></text:span>♃ Cerae uncias ij, galbani ℥ iij, nitri uncias tres, tere-<text:line-break/>binthinae liquidae uncias iij, oefypi ℥ij, sevi taurini ℥ i j,<text:line-break/>olei cyprini ℥ iv, olei melini uncias quatuor, irini ℥ iv;<text:line-break/>mellis Ʒ iv, olei communis uncias tres, olei veteris uncias<text:line-break/>quatuor, guttae ammoniaci unciam unam, thuris ℥ j, prae-<text:line-break/>paratur ut alia<text:span text:style-name="Default_20_Paragraph_20_Font"><text:span text:style-name="T1">. Aliud.</text:span></text:span> ♃ Olei veteris <text:span text:style-name="Default_20_Paragraph_20_Font"><text:span text:style-name="T1">s</text:span></text:span>extarium j ẞ, te-<text:line-break/>rebinthinae libram unam, guttae ammoniaci Ʒ ij, cerae se-<text:line-break/>libram , galbani ℥ iij, oefypi uncias duas, thuris unciam</text:p>
      <text:p text:style-name="P3">unam, aeruginis ℥ ij, mellis heminas duas, alias uncias iv,<text:line-break/>medullae cervinae uncias tres, sevi an<text:span text:style-name="Default_20_Paragraph_20_Font"><text:span text:style-name="T1">s</text:span></text:span>erini ℥ ij , vini he-<text:line-break/>minas duas , aphronitri uncias duas , confice pro more.<text:line-break/><text:span text:style-name="Default_20_Paragraph_20_Font"><text:span text:style-name="T1">Aliud chloracopon,</text:span></text:span> id est <text:span text:style-name="Default_20_Paragraph_20_Font"><text:span text:style-name="T1">acopon viride, succurrit</text:span></text:span> o<text:span text:style-name="Default_20_Paragraph_20_Font"><text:span text:style-name="T1">pestho-<text:line-break/>tonici</text:span></text:span>s<text:span text:style-name="Default_20_Paragraph_20_Font"><text:span text:style-name="T1">, eschiadicis, sciatis et tremulis</text:span></text:span>. ♃ Myrrhae drach.<text:line-break/>iv, guttae ammoniaci Ʒ iv, thuris Ʒ iv, nitri drach. qua-<text:line-break/>tuor, aeruginis drach. iv, opopanacis uncias decem, galbani<text:line-break/>uncias quatuor, terebinthinae libras duas, cerae libras duas,<text:line-break/>malabathrini unguenti sextarii dimidium , cyprini sextarii<text:line-break/>dimidium, aceti quantum sufficit, ammoniacum, myrrham,<text:line-break/>nitrum dissolvito, jam solutis opopanacem galbanum ad-<text:line-break/>jungito, his laevigatis liquata superfundito mifcetoque,<text:line-break/>exceptis utitor. <text:span text:style-name="Default_20_Paragraph_20_Font"><text:span text:style-name="T1">Aliud. </text:span></text:span>♃ Myrrhae Ʒ iv , terebinthinae<text:line-break/>libras duas, cerae drach. ij, guttae ammoniaci, thuris, nitri,<text:line-break/>aeruginis, singulorum drach. iv, unguenti melini <text:span text:style-name="Default_20_Paragraph_20_Font"><text:span text:style-name="T1">s</text:span></text:span>extarii<text:line-break/>dimidium, cyprini Ʒ iij, irini uncias tres, olei veteris fex-<text:line-break/>tarios tres, opopanacis Ʒ iij, galbani uncias iv, aceti quod<text:line-break/>sufficit, praepara ut dictum est. <text:span text:style-name="Default_20_Paragraph_20_Font"><text:span text:style-name="T1">Aliud ad diuturn</text:span></text:span>o<text:span text:style-name="Default_20_Paragraph_20_Font"><text:span text:style-name="T1">s afo</text:span></text:span></text:p>
      <text:p text:style-name="P2"><text:span text:style-name="Default_20_Paragraph_20_Font"><text:span text:style-name="T1">fectus valde generosam</text:span></text:span>. ♃ Cerae minam unam, olei ve-<text:line-break/>teris <text:span text:style-name="Default_20_Paragraph_20_Font"><text:span text:style-name="T1">s</text:span></text:span>extarios iv, terebinthinae lib. j, myrrhae ℥ iv, thu-<text:line-break/>ris, opopanacis, cucumeris agrestis radicis, aeruginis , nitri<text:line-break/>singulorum uncias quatuor, piperis albi uncias duas, gal-<text:line-break/>bani Ʒ iv, medullae cervinae Ʒ iv, unguenti cyprini ℥ iv,<text:line-break/>irini unguenti uncias quatuor, unguenti melini ℥ iv, rutae<text:line-break/>viridis <text:span text:style-name="Default_20_Paragraph_20_Font"><text:span text:style-name="T1">s</text:span></text:span>urculorum uncias tres, aceti quod fatis est. Cu-<text:line-break/>cumeIis agrestis radices et rutam cum aceto incoquito,<text:line-break/>deinde liquorem expressum aridis injicito, laevigata accu-<text:line-break/>rate liquatis excspito, ac interdum medicamento fyncero,<text:line-break/>interdum diluto utitor. Hoc autem pro ratione fubjecto-<text:line-break/>rum affectuum fiet<text:span text:style-name="Default_20_Paragraph_20_Font"><text:span text:style-name="T1">. Aliud Rasu medicamentum confectum.<text:line-break/>Hoc ipso</text:span></text:span> l<text:span text:style-name="Default_20_Paragraph_20_Font"><text:span text:style-name="T1">essus, quum nervorum resolutione prius tenta-<text:line-break/>retur, servatus est.</text:span></text:span> ♃ Olei myrtei uncias quatuor, cyprini<text:line-break/>uncias quatuor, olei veteris lib. j ẞ, atramenti <text:span text:style-name="Default_20_Paragraph_20_Font"><text:span text:style-name="T1">s</text:span></text:span>utorii<text:line-break/>lib. j ẞ, cerae libram unam, terebinthinae lib. j ẞ, galbani<text:line-break/>uncias tres, mannae uncias quatuor, opopanacis uncias ij,<text:line-break/>bryoniae radicis uncias quatuor, aeruginis ℥ iv, aphro-</text:p>
      <text:p text:style-name="P2">nitri ℥ iv, piperis ℥ ij, pyrethri ℥ iv, adipis hoedini ℥ vj,<text:line-break/>euphorbii ℥ vj, aceti quantum falis elI. Bryoniam, pyre-<text:line-break/>furum, cum aceto incoquito, deinde liquorem expressum<text:line-break/>aridisque probe laevigatis adjectum liquatis excipito, u<text:span text:style-name="Default_20_Paragraph_20_Font"><text:span text:style-name="T1">s</text:span></text:span>us<text:line-break/>ostensus est. <text:span text:style-name="Default_20_Paragraph_20_Font"><text:span text:style-name="T1">Aliud ex castorio solutis et omni diuturn</text:span></text:span>o<text:line-break/><text:span text:style-name="Default_20_Paragraph_20_Font"><text:span text:style-name="T1">affectui auxiliatur</text:span></text:span>. ♃ Oefypi uncias tres, medullae cer-<text:line-break/>vinae uncias quatuor, terebinthinae uncias tres, guttae<text:line-break/>ammoniaci uncias duas, galbani uncias duas, castorii un-<text:line-break/>cias duas, piperis albi uncias duas, euphorbii uncias duas,<text:line-break/>adarces uncias duas, nitri spumae uncias duas, opopanacis<text:line-break/>uncias duas, olei styracini unciam unam, olei irini uncias<text:line-break/>ij, olei veteris heminam j, cerae libram unam et d<text:span text:style-name="Default_20_Paragraph_20_Font"><text:span text:style-name="T1">i</text:span></text:span>rui-<text:line-break/>diam, componitur aliorum modo. <text:span text:style-name="Default_20_Paragraph_20_Font"><text:span text:style-name="T1">Aliud cujus usus Passus<text:line-break/>longo tempore paralysi infestatus, etiam ab hoc morbo<text:line-break/>convaluit</text:span></text:span>. ♃ Olei myrtei uncias quatuor, melini uncias<text:line-break/>quatuor, cyprini uncias quatuor, olei veteris selibram,<text:line-break/>cerae libram unam, terebinthinae selibram, galbani uncias<text:line-break/>quinque, thuris uncias quatuor, opopanacis uncias duas,<text:line-break/>aeruginis unctas duas, bryoniae radicis uncias iv, aphro-</text:p>
      <text:p text:style-name="P3">nitri uncias iv, piperis ℥ iij, pyrethri uncias ij, adipis<text:line-break/>hoedi uncias fex, euphorbii unciam unam, aceti quantum<text:line-break/>fatis est. Compositio hujusmodi medicamentorum comum-<text:line-break/>nis est. <text:span text:style-name="Default_20_Paragraph_20_Font"><text:span text:style-name="T1">Alia colliniti</text:span></text:span>o <text:span text:style-name="Default_20_Paragraph_20_Font"><text:span text:style-name="T1">Podagricorum ac arthriticorum ex<text:line-break/>sale consecta, toto affectu liberat, usus ejus est quotidie.<text:line-break/></text:span></text:span>♃ Salis inquinati, hoc est ipsius terrae lib. j, aluminis<text:line-break/>fissilis lib. j, faecis vini ltalici sextarium unum, lapidis Asii<text:line-break/>floris uncias iv, arida studiose conterito et faece addita<text:line-break/>accurate laevigato , quibus olei veteris sextarium affundito<text:line-break/>rursusque condito ac excepto utitor. ln aliis descriptioni-<text:line-break/>bus melle Attico excipitur<text:span text:style-name="Default_20_Paragraph_20_Font"><text:span text:style-name="T1">. Aliud. </text:span></text:span>♃ Salis sordidi uncias<text:line-break/>iij, aluminis fissilis uncias tres, lapidis Alii floris ℥ iij,<text:line-break/>thuris <text:span text:style-name="Default_20_Paragraph_20_Font"><text:span text:style-name="T1">s</text:span></text:span>emunciam vel uncias <text:span text:style-name="Default_20_Paragraph_20_Font"><text:span text:style-name="T1">s</text:span></text:span>ex, myrrhae <text:span text:style-name="Default_20_Paragraph_20_Font"><text:span text:style-name="T1">s</text:span></text:span>emunciam vel<text:line-break/>uncias <text:span text:style-name="Default_20_Paragraph_20_Font"><text:span text:style-name="T1">s</text:span></text:span>ex, faecis vini ltalici <text:span text:style-name="Default_20_Paragraph_20_Font"><text:span text:style-name="T1">s</text:span></text:span>extarii dimidium, praeparato<text:line-break/>uti praediximus. <text:span text:style-name="Default_20_Paragraph_20_Font"><text:span text:style-name="T1">Alia illinitio Patroclo Caesaris liberto<text:line-break/>composita, levat toto affectu. Ciendum est quotidie et<text:line-break/>mane ante balneum et post ipsum, ad haec vesperi, su-<text:line-break/>mentes ex medicamento quod satis est, sclventesque opor-</text:span></text:span></text:p>
      <text:p text:style-name="P3"><text:span text:style-name="Default_20_Paragraph_20_Font"><text:span text:style-name="T1">tet pedes inungere et citra conlusionem in</text:span></text:span>f<text:span text:style-name="Default_20_Paragraph_20_Font"><text:span text:style-name="T1">ricare. ♃<text:line-break/></text:span></text:span>Thuris drach. x, piperis albi drach. x, aphronitri drach.<text:line-break/>viij, myrrhae Ʒ iv, guttae ammoniaci drach. <text:span text:style-name="Default_20_Paragraph_20_Font"><text:span text:style-name="T1">s</text:span></text:span>ex, aceti<text:line-break/>quantum sufficit, olei cyprini heminam j ẞ. Sicca contun-<text:line-break/>duntur cribroque tenuissimo incernuntur, reliqua aceto dis-<text:line-break/><text:span text:style-name="Default_20_Paragraph_20_Font"><text:span text:style-name="T1">s</text:span></text:span>olvuntur laeviganturque , deinde omnia simul miscentur<text:line-break/>et tritis cyprinum inditur, exceptis autem utimur. <text:span text:style-name="Default_20_Paragraph_20_Font"><text:span text:style-name="T1">Aliud.<text:line-break/></text:span></text:span>♃ Thuris drach. octo, myrrhae drach. octo, guttae ammo-<text:line-break/>niaci drach. octo, aluminis scissilis, piperis albi singulorum<text:line-break/>drach. octo, nitri Ʒ viij, aceti quod fatis est, olei cyprini<text:line-break/>hemiuassij, cerae selibram. Quae liquari possunt, lique-<text:line-break/>fiunt et tritis adjiciuntur<text:span text:style-name="Default_20_Paragraph_20_Font"><text:span text:style-name="T1">. Aliud Neap</text:span></text:span>o<text:span text:style-name="Default_20_Paragraph_20_Font"><text:span text:style-name="T1">ltlae medicamen-<text:line-break/>tum isohiadicis, arthriticis et podagricis confectum, toto<text:line-break/>affectu liberat</text:span></text:span>. ♃ Thuris ℥ , duas, piperis albi ℥ ij, guttae<text:line-break/>ammoniaci ℥ ij, myrrhae Ʒ i j , lapidis Asii floris Ʒ ij , alu-<text:line-break/>minis fissilis uncias duas, nitri Ʒ ij , centaurii succi Ʒ ij,<text:line-break/>faecis vini Italici sextarium j, olei cyprini, laurini, myrtei,</text:p>
      <text:p text:style-name="P2">styracini, cerae singulorum lib. j, terebinthinae <text:span text:style-name="Default_20_Paragraph_20_Font"><text:span text:style-name="T1">s</text:span></text:span>elibram,<text:line-break/>galbani unciam unam, opopanacis <text:span text:style-name="Default_20_Paragraph_20_Font"><text:span text:style-name="T1">s</text:span></text:span>emunciam, liquata tritis<text:line-break/>miscentur. <text:span text:style-name="Default_20_Paragraph_20_Font"><text:span text:style-name="T1">Aliud. Domitio Nigrino compositum, quod toto<text:line-break/>affectu liberat. </text:span></text:span>♃ Myrrhae stactae uncias duas, thuris<text:line-break/>uncias duas, guttae ammoniaci unciam unam, nitri rubri<text:line-break/>vel falis <text:span text:style-name="Default_20_Paragraph_20_Font"><text:span text:style-name="T1">s</text:span></text:span>ordidi uncias duas, aluminis fissilis uncias duas,<text:line-break/>sapidis Asii floris uncias duas, colocynthidis partis inte-<text:line-break/>rioris uncias duas, mandagorae <text:span text:style-name="Default_20_Paragraph_20_Font"><text:span text:style-name="T1">s</text:span></text:span>ucci uncias duas, mellis<text:line-break/>uncias duas, euphorbii uncias duas, unguenti crocini usi-<text:line-break/>cias <text:span text:style-name="Default_20_Paragraph_20_Font"><text:span text:style-name="T1">s</text:span></text:span>ex, melini uncias <text:span text:style-name="Default_20_Paragraph_20_Font"><text:span text:style-name="T1">s</text:span></text:span>ex, styracini uncias <text:span text:style-name="Default_20_Paragraph_20_Font"><text:span text:style-name="T1">s</text:span></text:span>ex, mala-<text:line-break/>bathrini uncias <text:span text:style-name="Default_20_Paragraph_20_Font"><text:span text:style-name="T1">s</text:span></text:span>ex, laurini uncias sex, gleucini uncias <text:span text:style-name="Default_20_Paragraph_20_Font"><text:span text:style-name="T1">s</text:span></text:span>ex,<text:line-break/>hedychroi uncias <text:span text:style-name="Default_20_Paragraph_20_Font"><text:span text:style-name="T1">s</text:span></text:span>ex, amaracini uncias <text:span text:style-name="Default_20_Paragraph_20_Font"><text:span text:style-name="T1">s</text:span></text:span>ex, adipis vituli<text:line-break/>marini uncias <text:span text:style-name="Default_20_Paragraph_20_Font"><text:span text:style-name="T1">s</text:span></text:span>ex, hujus penuria utendum est medulla<text:line-break/>cervi vetustissima, cerae libram unam, galbani unciam<text:line-break/>unam, terebinthinae <text:span text:style-name="Default_20_Paragraph_20_Font"><text:span text:style-name="T1">s</text:span></text:span>elibram, opopanacis <text:span text:style-name="Default_20_Paragraph_20_Font"><text:span text:style-name="T1">s</text:span></text:span>emunciam, fae-<text:line-break/>cis vini ltalici <text:span text:style-name="Default_20_Paragraph_20_Font"><text:span text:style-name="T1">s</text:span></text:span>extarium unum, praeparato quemadmo-<text:line-break/>dum <text:span text:style-name="Default_20_Paragraph_20_Font"><text:span text:style-name="T1">s</text:span></text:span>upra dictum est. Hac confectura utendum post po-<text:line-break/>darcem, cui titulus est Pompeji pretiosa, Sabernio Valenti</text:p>
      <text:p text:style-name="P3">compositam. <text:span text:style-name="Default_20_Paragraph_20_Font"><text:span text:style-name="T1">Medicamentum ex populo, benefacit eschia-<text:line-break/>dicis, arthriticis, solutis, tremulis, valet item ad usum<text:line-break/>quotidianum</text:span></text:span>. ♃ Populi nigrae surculorum minam unam,<text:line-break/>cucumeris agrestis radicis lib. iv, cassiae fistulae libras<text:line-break/>duas, unguenti crocini libras ij, croci uncias tres, vini<text:line-break/>odori <text:span text:style-name="Default_20_Paragraph_20_Font"><text:span text:style-name="T1">s</text:span></text:span>extarios duodecim, olei fabini <text:span text:style-name="Default_20_Paragraph_20_Font"><text:span text:style-name="T1">s</text:span></text:span>extarios decem,<text:line-break/>samp<text:span text:style-name="Default_20_Paragraph_20_Font"><text:span text:style-name="T1">s</text:span></text:span>uchi lib. quatuor, cerae lib. iv. Surculos populi di-<text:line-break/>ligenter contu<text:span text:style-name="Default_20_Paragraph_20_Font"><text:span text:style-name="T1">s</text:span></text:span>os in vase duplici unguentario contineto, ac<text:line-break/>his sampsuchum cuc.umerisque radices in crassiora frusta<text:line-break/>concisas adjicito, his vinum superfundito, omni<text:span text:style-name="Default_20_Paragraph_20_Font"><text:span text:style-name="T1">s</text:span></text:span>que die-<text:line-break/>bus novem macerari sinito, <text:span text:style-name="Default_20_Paragraph_20_Font"><text:span text:style-name="T1">s</text:span></text:span>equenti die oleum adjiciatur,<text:line-break/>et rur<text:span text:style-name="Default_20_Paragraph_20_Font"><text:span text:style-name="T1">s</text:span></text:span>us accurate tunsa igne non acri iucoquit<text:span text:style-name="Default_20_Paragraph_20_Font"><text:span text:style-name="T1">o.</text:span></text:span> Postea<text:line-break/>liquori expresso, ceram derasam et medullam laevem fa-<text:line-break/>clam indito, igni imposita coquito. Ubi liquata suerint, ab<text:line-break/>igne tollens, crocinum adjungito movetoque continue.<text:line-break/>Crocinum vero laeve factum, terrestris testudinis sanguine<text:line-break/>excipito, ut olei veteris crassitudinem habeat. Porro ju-<text:line-break/>gnlatur testud<text:span text:style-name="Default_20_Paragraph_20_Font"><text:span text:style-name="T1">o</text:span></text:span>, juxta claviculam arundine utrinque trans-</text:p>
      <text:p text:style-name="P3">fixa. Liquata croco injecta rur<text:span text:style-name="Default_20_Paragraph_20_Font"><text:span text:style-name="T1">s</text:span></text:span>us tundito, exceptisque<text:line-break/>utitor. Medicamentum toto affectu levat. Multo autem<text:line-break/>praestantius evadit, si testudinis sanguinem copiosum re-<text:line-break/>cipiat. <text:span text:style-name="Default_20_Paragraph_20_Font"><text:span text:style-name="T1">Aliud valet ad molestias ex perfrictione et contu-<text:line-break/>siones ex ictibus</text:span></text:span> ♃ Populi nigrae <text:span text:style-name="Default_20_Paragraph_20_Font"><text:span text:style-name="T1">s</text:span></text:span>urculorum minam j,<text:line-break/>cucumeris agrestis radicis libras iv, cassiae fistulae lib. ij,<text:line-break/>medullae cervinae lib. ij, croci lib. iij, vini odorati fex-<text:line-break/>tarios xij, olei libras x, samp<text:span text:style-name="Default_20_Paragraph_20_Font"><text:span text:style-name="T1">s</text:span></text:span>uchi lib. iv, cerae lib. iv,<text:line-break/>sanguinis terrestris testudinis quantuncunque indideris me-<text:line-break/>dicamentum juvabis, praepara modo praedictorum. <text:span text:style-name="Default_20_Paragraph_20_Font"><text:span text:style-name="T1">Aliud<text:line-break/>acopon diaphrynon</text:span></text:span>, id est ex rubetis ranis , <text:span text:style-name="Default_20_Paragraph_20_Font"><text:span text:style-name="T1">hoc esc</text:span></text:span>i<text:span text:style-name="Default_20_Paragraph_20_Font"><text:span text:style-name="T1">s vir<text:line-break/></text:span></text:span>X<text:span text:style-name="Default_20_Paragraph_20_Font"><text:span text:style-name="T1">ysticae</text:span></text:span>, id est jaculator, <text:span text:style-name="Default_20_Paragraph_20_Font"><text:span text:style-name="T1">et acopo et malagmate a toto<text:line-break/>affectu convaluit.</text:span></text:span> Confectio ita habet. su Olei veteris fa-<text:line-break/>bini lib. iij, cucumeris agrestis radicis lib. iij, cerae lib. iij,<text:line-break/>apochymatis lib. iij, adipis <text:span text:style-name="Default_20_Paragraph_20_Font"><text:span text:style-name="T1">s</text:span></text:span>uillae veteris lib. iij, ranas<text:line-break/>rubetas magnas numero tres, vel si hae non sint, parvas v,<text:line-break/>medullae cervinae Ʒ iij, aphronitri ℥ iij, <text:span text:style-name="Default_20_Paragraph_20_Font"><text:span text:style-name="T1">s</text:span></text:span>ulfuris vivi ℥ iij,<text:line-break/>olei laurini ℥ iij, olei irini ℥ iij, unguenti malabathrini</text:p>
      <text:p text:style-name="P2">lib. j, sampsuchi lib. j. Radices in crassiora frusta sectas<text:line-break/>ac in oleum stmul cum sampsucho conjectas supra pru-<text:line-break/>nas incoquito, ubi radices inaruerint, humorem exprimito,<text:line-break/>radices quidem et sampsuchum abjicito, ranas in fportu-<text:line-break/>Iam textam imponens huj usque oras consuens et oleo<text:line-break/>expresso committens, rursus vas coopertum igni suprapo-<text:line-break/>nito, ubi jam satis magnum temporis spatium intercefle-<text:line-break/>rit, ut ranae illiquatae fuerint, sportula deposita humore<text:line-break/>expresso abj iciatur, reliquo oleo liquata indito, movens<text:line-break/>continuo, postremo medullam et galbanum adj ungito, post-<text:line-break/>quam <text:span text:style-name="Default_20_Paragraph_20_Font"><text:span text:style-name="T1">s</text:span></text:span>oluta fuerint, ab igne tollito, ac modice refrigerari<text:line-break/>permittens, arida tunsa ac tenuissimo cribro <text:span text:style-name="Default_20_Paragraph_20_Font"><text:span text:style-name="T1">s</text:span></text:span>ecreta in-<text:line-break/>fpergito movens assidue, in mortarium demissis iterumque<text:line-break/>tunsis malabatlnini unguenti libram unam et dimidiam<text:line-break/>adj ungito et rur<text:span text:style-name="Default_20_Paragraph_20_Font"><text:span text:style-name="T1">s</text:span></text:span>us tundite, excepta va<text:span text:style-name="Default_20_Paragraph_20_Font"><text:span text:style-name="T1">s</text:span></text:span>e plumbeo, nudi-<text:line-break/>que obturato, ut nihil per<text:span text:style-name="Default_20_Paragraph_20_Font"><text:span text:style-name="T1">s</text:span></text:span>piret <text:span text:style-name="Default_20_Paragraph_20_Font"><text:span text:style-name="T1">s</text:span></text:span>ervat<text:span text:style-name="Default_20_Paragraph_20_Font"><text:span text:style-name="T1">o. </text:span></text:span>Uteris medica-<text:line-break/>mento interdum ut malagmate, facta morbi declinatione,</text:p>
      <text:p text:style-name="P2">interdum ut intuiti<text:span text:style-name="Default_20_Paragraph_20_Font"><text:span text:style-name="T1">o</text:span></text:span>ne. Nam medicamenti, quod satis est<text:line-break/>capientes foIventesque unguento, ut cerati humidi spissitu-<text:line-break/>dinem habeat utimur. <text:span text:style-name="Default_20_Paragraph_20_Font"><text:span text:style-name="T1">Aliud Hallei confectum medica-<text:line-break/>mentum, in quo ve</text:span></text:span>r<text:span text:style-name="Default_20_Paragraph_20_Font"><text:span text:style-name="T1">sans Halieus, quum affectu adeo in-<text:line-break/>fostaretur ut corpore d</text:span></text:span>i<text:span text:style-name="Default_20_Paragraph_20_Font"><text:span text:style-name="T1">storto esset, usurpabat, et toto malo<text:line-break/>liberatus est. Data est confectio Valerio Paulino. </text:span></text:span>Habet<text:line-break/>autem in hune modum. ♃ Olei fabini lib. iij, populi ni-<text:line-break/>grae surculorum libram unam, quum non adsint surculi<text:line-break/><text:span text:style-name="Default_20_Paragraph_20_Font"><text:span text:style-name="T1">s</text:span></text:span>amp<text:span text:style-name="Default_20_Paragraph_20_Font"><text:span text:style-name="T1">s</text:span></text:span>ucho uti oportet, duas ipsius partes abicientes. Habet<text:line-break/>autem et samp<text:span text:style-name="Default_20_Paragraph_20_Font"><text:span text:style-name="T1">s</text:span></text:span>uchi lib. j , cyprini lib. j , irini lib. j , ma-<text:line-break/>stiches lib. j, myrrhae stactae <text:span text:style-name="Default_20_Paragraph_20_Font"><text:span text:style-name="T1">s</text:span></text:span>elibram, cerae trientem, apo-<text:line-break/>chymatis libras tres, adipis <text:span text:style-name="Default_20_Paragraph_20_Font"><text:span text:style-name="T1">s</text:span></text:span>uillae pinguis Iib. iij, f<text:span text:style-name="Default_20_Paragraph_20_Font"><text:span text:style-name="T1">o</text:span></text:span>ssuris<text:line-break/>vivi uncias tres, nitri <text:span text:style-name="Default_20_Paragraph_20_Font"><text:span text:style-name="T1">s</text:span></text:span>pumae ℥ iij, galbani Iib. iij, me-<text:line-break/>duliae cervinae ℥ iv, testudinum terrestrium x, fanguis<text:line-break/>immittendus est medicamento praeparato .et jam trito.<text:line-break/>Porro conficiendum est, uti dictum est. In usu medicamenti<text:line-break/>Iib. j, auferentes, opobalsami uncias tres, unguenti mala-</text:p>
      <text:p text:style-name="P3">bathrini unciam unam, condimenti gratia illi indere con-<text:line-break/>venit. Hoc in quotidianos usus ita praeparatur. <text:span text:style-name="Default_20_Paragraph_20_Font"><text:span text:style-name="T1">Aliud id<text:line-break/>ipsum IIaliei, a Valerio Paulino aliter confectum. </text:span></text:span>♃ Ce-<text:line-break/>rae libras tres, cucumeris agrestis radicis libras tres, apo-<text:line-break/>cbymatis libras tres, adipis suillae pinguis libras tres, olei<text:line-break/>sabini libras tres, cyprini lib. j, snsini lib. j, crocini li-<text:line-break/>bram unam, mastiches lib. j, stactae selibram, medullae<text:line-break/>cervinae Iib. j ẞ, galbani lib. j ẞ, rubetas quinque, fiam-<text:line-break/>pfucbi veI populi nigrae surculorum libras tres, sulfuris<text:line-break/>ignem non .experti ℥ iij, aplnonitri uncias tres, testudi-<text:line-break/>num plurium sanguinem, conficito quemadmodum praedixi.<text:line-break/><text:span text:style-name="Default_20_Paragraph_20_Font"><text:span text:style-name="T1">Aliud Pluvii Clementis consectum medicamentum. Hujus<text:line-break/>usas novimus homines toto corpore distortos a podagra<text:line-break/>chiragraque adeo convaluisse, ut citra noxam obambula-<text:line-break/>rent</text:span></text:span>. ♃ Olei sabini lib. xij, cucumeris agrestis radicis lib.<text:line-break/>xij, cerae libram unam, terebinthinae lib. j, medullae cer-<text:line-break/>vinae libram unam, galbani lib. j, ranas numero fex.<text:line-break/>Oleum dividimus et seorsum in eo ranas, feorfum item</text:p>
      <text:p text:style-name="P3">radices incoquito, deinde liquore percolato, ad medica-<text:line-break/>menti confectionem utimur. Medicamentum autem acopi<text:line-break/>u<text:span text:style-name="Default_20_Paragraph_20_Font"><text:span text:style-name="T1">s</text:span></text:span>um praestat, Valerio Paulino <text:span text:style-name="Default_20_Paragraph_20_Font"><text:span text:style-name="T1">s</text:span></text:span>cripturae hunc in modum<text:line-break/>adjiciente, <text:span text:style-name="Default_20_Paragraph_20_Font"><text:span text:style-name="T1">s</text:span></text:span>amp<text:span text:style-name="Default_20_Paragraph_20_Font"><text:span text:style-name="T1">s</text:span></text:span>uchi lib. j ẞ, unguenti crocini libram<text:line-break/>unam, malabathrini libram unam, opobalfami uncias tres,<text:line-break/>testudinum x, sanguinem, medullae cervinae libras duas,<text:line-break/>galbani lib. ij, adipis suilli veteris libras tres, apochymatis<text:line-break/>libram unam, cerae lib. iij ẞ, sulfuris vivi unciam unam,<text:line-break/>aphronitri ℥ iv, rubetas tres, testudinum xv. Sanguinem,<text:line-break/>et loco crocini fyriaci lib. j, samp<text:span text:style-name="Default_20_Paragraph_20_Font"><text:span text:style-name="T1">s</text:span></text:span>uchi lib. j ẞ, ponitur,<text:line-break/>superiorum modo praeparatur. <text:span text:style-name="Default_20_Paragraph_20_Font"><text:span text:style-name="T1">Aliud Pompejo Sabini.<text:line-break/>Polyteles</text:span></text:span>, id est pretio<text:span text:style-name="Default_20_Paragraph_20_Font"><text:span text:style-name="T1">s</text:span></text:span>um, <text:span text:style-name="Default_20_Paragraph_20_Font"><text:span text:style-name="T1">inscribitur. Aburnio Valenti<text:line-break/>praeparatum fuit. Dtile est isohiadicis, arthriticis, po-<text:line-break/>dagricis, tremulis et ad omnem nervorum d</text:span></text:span>i<text:span text:style-name="Default_20_Paragraph_20_Font"><text:span text:style-name="T1">spositi</text:span></text:span>o<text:span text:style-name="Default_20_Paragraph_20_Font"><text:span text:style-name="T1">nem.<text:line-break/></text:span></text:span>Compositio talis est. ♃ Sampsuchi lib. ij, foenigraeci lib. ij,<text:line-break/>meliloti lib. j, rorifmarini lib. j ẞ, brathyos lib. j ẞ , ca-<text:line-break/>chryos lib. j, cyperi lib. j, abrotoni lib. j, cardamomi fe-<text:line-break/>libram, baccarum lauri <text:span text:style-name="Default_20_Paragraph_20_Font"><text:span text:style-name="T1">s</text:span></text:span>elibram, vini odorati sextarios</text:p>
      <text:p text:style-name="P3">xxiv, unguenti irini lib. xv, cyprini lib. ij, laurini, glen-<text:line-break/>cini, malabathrini singulorum lib. ij, syriaci lib. ij, cerae<text:line-break/>libras duas, terebinthinae libram unam, galbani uncias duas,<text:line-break/>opopanacis uncias tres, guttae ammoniaci purgatae uncias<text:line-break/>quatuor, piperis longi, nitri rubri, lapidis Asii floris, coIo-<text:line-break/>cynthidis partis interioris, aluminis fissilis, singulorum un-<text:line-break/>cias quatuor, thuris Ʒ iv, centaurii uncias quatuor, man-<text:line-break/>dragorae succi, myrrhae stactae, mellis cocti, singulorum<text:line-break/>uncias quatuor, rubetas ranas magnas numero vj, testu-<text:line-break/>dinum terrestrium x. sanguinem. Medicamentum varie<text:line-break/>componitur. Aromatica siccaque crassius contusa, vasique<text:line-break/>duplici unguentario intecta, vino superfuso, triduum ma-<text:line-break/>cerari permittimus. Quarto die vino, quantum satis est,<text:line-break/>ablato, guttam ammoniaci thus, galbanum et opopanacem<text:line-break/>imbuimus et reliquos succos, haec dissoluta laeVigamus,<text:line-break/>quibus factis laevinus tunsa, crihrataque alumen, nitrum<text:line-break/>rubrum, colocynthidem, lapidis Asii florem, piper et resi-<text:line-break/>qua arida immittimus simulque terimus, his myrrham,</text:p>
      <text:p text:style-name="P3">stacten et meI adjicimus. Sic jam praeparatis omnia li-<text:line-break/>quida his, quae in vino macerantur assundit<text:span text:style-name="Default_20_Paragraph_20_Font"><text:span text:style-name="T1">o</text:span></text:span>, igni super-<text:line-break/>posita coquito movens continue. Ubi bona vini pars con-<text:line-break/>sumpta fuerit humorem exprimito, cui ranas imponens,<text:line-break/>sicut supradictum est, incoquas et tune liquida adjicias.<text:line-break/>Haec liquata ab igne deponens, laevigatis indes ac rursus<text:line-break/>tundes, exceptis utitor. <text:span text:style-name="Default_20_Paragraph_20_Font"><text:span text:style-name="T1">Aliud acopon metaspncrlticum,<text:line-break/>auxiliatur isohiadicis, arthriticis, solut</text:span></text:span>i<text:span text:style-name="Default_20_Paragraph_20_Font"><text:span text:style-name="T1">s et tremulis. Fle-<text:line-break/>batur Fultus secundus, diuturnos assectus demolitur, ca-<text:line-break/>pile dolentes adiuvat. ♃ </text:span></text:span>Adarces uncias duas, myrrhae<text:line-break/>stactae uncias duas, aphronitri uncias duas, euphorbii, opo-<text:line-break/>balsami, singulorum uncias duas, Ilyracini unguenti libram<text:line-break/>unam. Arida tunde cribraqne, his myrrham stacten et<text:line-break/>opobalsamum adjice, denuo tusa styracino excipe. Ac in-<text:line-break/>tardum merum, interdum alteri mixtum usui est medica-.<text:line-break/>mentum, c<text:span text:style-name="Default_20_Paragraph_20_Font"><text:span text:style-name="T1">o</text:span></text:span>ctionem quoque adjuvat. <text:span text:style-name="Default_20_Paragraph_20_Font"><text:span text:style-name="T1">Aliud. Crphito c</text:span></text:span>aule<text:line-break/><text:span text:style-name="Default_20_Paragraph_20_Font"><text:span text:style-name="T1">positum quo usus thoracis affectu molesto et jam inve-</text:span></text:span></text:p>
      <text:p text:style-name="P3"><text:span text:style-name="Default_20_Paragraph_20_Font"><text:span text:style-name="T1">torulo liberatus est</text:span></text:span> ♃ Adarces uncias duas, myrrhae<text:line-break/>stactae uncias ij, aphronitri uncias tres, euphorbii unciae<text:line-break/>dimidium, alias uncias <text:span text:style-name="Default_20_Paragraph_20_Font"><text:span text:style-name="T1">s</text:span></text:span>ex, maIabatluini unguenti libram<text:line-break/>unam, foliati Romanis dicti <text:span text:style-name="Default_20_Paragraph_20_Font"><text:span text:style-name="T1">s</text:span></text:span>elibram, cerae uncias duas,<text:line-break/>opobalsami uncias duas. Praepara pro more. <text:span text:style-name="Default_20_Paragraph_20_Font"><text:span text:style-name="T1">Aliud Nea^<text:line-break/>politae, quod Agrippae compositum fuit. ♃ </text:span></text:span>Adarces ab-<text:line-break/>latis arundinibus uncias tres, euphorbii ℥ ij, aliter vj,<text:line-break/>aphronitri ℥ iij, stactae ℥ iij, opobal<text:span text:style-name="Default_20_Paragraph_20_Font"><text:span text:style-name="T1">s</text:span></text:span>ami Ʒ iij, unguenti<text:line-break/>malabathrini primi lib. j, foliati primi lib. ẞ, hedychroi<text:line-break/>lib. ẞ, crocini lib. ẞ, nardi Asianae Tbyatirenae primae<text:line-break/><text:span text:style-name="Default_20_Paragraph_20_Font"><text:span text:style-name="T1">s</text:span></text:span>elibram , cerae uncias tres, conficito pro more. <text:span text:style-name="Default_20_Paragraph_20_Font"><text:span text:style-name="T1">Aliud.<text:line-break/>Myracopon regium ad inveteratos affectus, item coctio-<text:line-break/>nem adiuvat</text:span></text:span>. ♃ Calami aromatici uncias tres, carpobal-<text:line-break/>fami uncias tres, amomi ℥ iij, cardamomi uncias tres,<text:line-break/>junci floris iij, cassiae rosam spirantis uncias tres, me-<text:line-break/>liloti ℥ iij , samp<text:span text:style-name="Default_20_Paragraph_20_Font"><text:span text:style-name="T1">s</text:span></text:span>uchi uncias iij , brathyos uncias tres, foe-<text:line-break/>nigraeci uncias <text:span text:style-name="Default_20_Paragraph_20_Font"><text:span text:style-name="T1">A</text:span></text:span>res, cyperi uncias tres, nardi ℥ iij, pipe-<text:line-break/>ris albi uncias tres, myrrhae troglodyticae , euphorbii,</text:p>
      <text:p text:style-name="P3">adarces, nitri singulorum <text:span text:style-name="Default_20_Paragraph_20_Font"><text:span text:style-name="T1">s</text:span></text:span>elibram, vini Falerni <text:span text:style-name="Default_20_Paragraph_20_Font"><text:span text:style-name="T1">s</text:span></text:span>extarios<text:line-break/>sedecim, unguenti malabathrini primae consectionis libras<text:line-break/>duas, nardi primae compositionis libram unam, foliati<text:line-break/>primi libram unam, opobalsami lib. j, crocini lib. j, sty-<text:line-break/>racini primi libram j, amygdalini libram unam, comma-<text:line-break/>geni libram j, gIeucini libram unam, irini lib. j, hedy-<text:line-break/>chr<text:span text:style-name="Default_20_Paragraph_20_Font"><text:span text:style-name="T1">o</text:span></text:span>i libras duas, amaracini primi libras ij, coque .un-<text:line-break/>guenti modo. Valde bonum medicamentum est, Celeri<text:line-break/>Primipilario compositum est, benefacit ischiadicis, arsuri-<text:line-break/>sicis, <text:span text:style-name="Default_20_Paragraph_20_Font"><text:span text:style-name="T1">s</text:span></text:span>olutis, tremulis, valet ad convulsa ruptaque, item<text:line-break/>ad sciIThosos viscerum assectus et concoctiones juvat ven-<text:line-break/>trienti orificio et dorso illitum. <text:span text:style-name="Default_20_Paragraph_20_Font"><text:span text:style-name="T1">Aliud compositum Aqui-<text:line-break/>liae Secundillae.</text:span></text:span> ♃ Euphorbii , opobalsami, myrrhae sta-<text:line-break/>ctae singulorum uncias duas, nitri spumae Ʒ iij, cerae Ʒ iij,<text:line-break/>unguenti malabathrini lib. j , foliati selibram , crocini scii-<text:line-break/>bram , nardi unguenti selibram, hedychroi selibram, ama-<text:line-break/>racini selibram. Confice quo dixi modo. Haec quidem sus-<text:line-break/>sistebant. Etenim Asclepiades confecturas ipsorum et usus</text:p>
      <text:p text:style-name="P3">accurate scripsit, Andromachus autem ut solet negligentius,<text:line-break/>neque ad quid eorum singula valeant indicans , sed nobis<text:line-break/>coniiciendum relinquens , nam ceu ad artis peritos prae-<text:line-break/>scriptiones semper conscripsit. Verum quoniam nonnulla<text:line-break/>acopa invicem sibi similia, in <text:span text:style-name="Default_20_Paragraph_20_Font"><text:span text:style-name="T1">s</text:span></text:span>ymmetriis discrepant, ideo<text:line-break/>haec quoque apposui, quod lectores ex iis quae Ascle-<text:line-break/>piades docuit, de iis simul ratiocinari queant, cujusmodi<text:line-break/>acopa quibus affectibus potissimum conducant. Dicemus<text:line-break/>autem et nos, ubi universales quosdam sermones de ipsis<text:line-break/>retulerimus, unde accuratiore via ac ratione ad eorundem<text:line-break/>usus, qui mentem dicendis adhibebunt perveniet.</text:p>
      <text:h text:style-name="Heading_20_2" text:outline-level="2">Cap. XIII.</text:h>
      <text:p text:style-name="P45"><text:s/>[<text:span text:style-name="Default_20_Paragraph_20_Font"><text:span text:style-name="T1">Quae Andromachus acopa scripserit.]<text:line-break/>Acopum viride Hallei. </text:span></text:span>♃ Cerae terebinthinae, olei veteris<text:line-break/>singulorum lib. j ẞ, aphronitri ℥ iv, galbani uncias iij,<text:line-break/>aeruginis rasae ℥ iij, opopanacis ℥ vj, guttae ammoniaci<text:line-break/>℥ iij, mannae ℥ iij, aceti uncias ij, melini ℥ ij, cyprini ℥ ij,<text:line-break/>irini uncias ij, sevi caprini unciam unam. <text:span text:style-name="Default_20_Paragraph_20_Font"><text:span text:style-name="T1">Aliud acopum<text:line-break/>bonum. </text:span></text:span>Cerae libras <text:span text:style-name="Default_20_Paragraph_20_Font"><text:span text:style-name="T1">s</text:span></text:span>edecim, aphronitri drach. octo,</text:p>
      <text:p text:style-name="P3">baccas lauri numero viij , piperis albi Ʒ j , crocomagmatis<text:line-break/>quantum <text:span text:style-name="Default_20_Paragraph_20_Font"><text:span text:style-name="T1">s</text:span></text:span>ufficit, medullae cervinae Ʒ ij, myrrhae Ʒ j, ce-<text:line-break/>rae Ʒ j, vini rlIodiaci Ʒ j, aceti parum aridis adjicitur.<text:line-break/><text:span text:style-name="Default_20_Paragraph_20_Font"><text:span text:style-name="T1">Aliud Passi S</text:span></text:span>I<text:span text:style-name="Default_20_Paragraph_20_Font"><text:span text:style-name="T1">toici.</text:span></text:span> ♃ Cucumeris agrestis radicis libram<text:line-break/>unam, castorii uncias duas, medullae cervinae uncias <text:span text:style-name="Default_20_Paragraph_20_Font"><text:span text:style-name="T1">s</text:span></text:span>ex,<text:line-break/>olei veteris lib. ij, cerae libram unam, aphr<text:span text:style-name="Default_20_Paragraph_20_Font"><text:span text:style-name="T1">o</text:span></text:span>nitri uncias<text:line-break/>tres, baccarum lauri <text:span text:style-name="Default_20_Paragraph_20_Font"><text:span text:style-name="T1">s</text:span></text:span>extarios duos, rutae viridis fafci-<text:line-break/>culum manipularem, rorifmarini tantundem, olei sabini ve-<text:line-break/>teris libras decem. Radices et herbae oleo incoquuntur,<text:line-break/>deinde exprimuntur, postea liquata <text:span text:style-name="Default_20_Paragraph_20_Font"><text:span text:style-name="T1">s</text:span></text:span>uperfunduntur<text:span text:style-name="Default_20_Paragraph_20_Font"><text:span text:style-name="T1">. Aliud.<text:line-break/></text:span></text:span>♃ Opopanacis Ʒ j, resinae Ʒ j, resinae pityinae lib. ij, ce-<text:line-break/>rae lib. j, guttae ammoniaci uncias vj, oefypi ℥ ij , olei<text:line-break/>veteris sextarium unum et dimidium, salis floris Ʒ i j. <text:span text:style-name="Default_20_Paragraph_20_Font"><text:span text:style-name="T1">Aliud.<text:line-break/></text:span></text:span>♃ Cerae lib. j, medullae cervinae ℥ ij, unguenti babylonn<text:line-break/>lib. j, hedychroi lib. j, stactae lib. j, malabathri ℥ j, nardi<text:line-break/>unciam unam, opobalsami ℥ vj. In marina vel muria me-<text:line-break/>duliam liquato, liquabilia curata simul committito, postre-<text:line-break/>mo opobal<text:span text:style-name="Default_20_Paragraph_20_Font"><text:span text:style-name="T1">s</text:span></text:span>amum , at si liquidum sit acopon plus cerae in-</text:p>
      <text:p text:style-name="P3">dito. <text:span text:style-name="Default_20_Paragraph_20_Font"><text:span text:style-name="T1">Aliud acopon Quadrati</text:span></text:span>. ♃ Irini unguenti unciam<text:line-break/>unam , cerae ℥ j, cyprini ℥ j, laurini Ʒ j, olei veteris Ʒ iij,<text:line-break/>terebinthinae ℥ j, medullae cervinae ℥ j, oesypi ℥ j, pi-<text:line-break/>peris ℥ j, nitri Ʒ i v, sulfuris ignem non experti Ʒ i v, py-<text:line-break/>reflui Ʒ iv, mellis ℥ j, liquata siccis miscentur. <text:span text:style-name="Default_20_Paragraph_20_Font"><text:span text:style-name="T1">Aliud<text:line-break/>acopon foetidum. </text:span></text:span>♃ Terebinthinae Ʒ lvj , cerae drach.<text:line-break/>xxviij , oesypi Ʒ vj , mellis Ʒ vj , medullae cervinae Ʒ vj,<text:line-break/>guttae ammoniaci drach. sex, galbani Ʒ vj, aphronitri Ʒ vj,<text:line-break/>interdum opopanacis Ʒ vj, baccarum lauri Ʒ vj, olei vete-<text:line-break/>ris sextarium j, vini heminas ij, quidam castorii Ʒ iij, ad-<text:line-break/>dunt. <text:span text:style-name="Default_20_Paragraph_20_Font"><text:span text:style-name="T1">Aliud ex sampsucho. ♃ </text:span></text:span>Cerae lib. j; olei ompha-<text:line-break/>cini sextarios iij, sampsuchi <text:span text:style-name="Default_20_Paragraph_20_Font"><text:span text:style-name="T1">s</text:span></text:span>extarium j, soenigraeci sex<text:line-break/>tarium unum, vini veteris sextarios iv, malvae fasciculum,<text:line-break/>mercurialis fasciculum, cucumeris agrestis radices. <text:span text:style-name="Default_20_Paragraph_20_Font"><text:span text:style-name="T1">Aliud,<text:line-break/>ut Antimachus</text:span></text:span>. ♃ Sampsuchi novi, rorismarini, aspalathi,<text:line-break/>brathyos, id est, herbae sabinae, soenigraeci, singulorum<text:line-break/>sextarios duos, cerae libram j, Vini veteris sextarios tres,<text:line-break/>gleucini <text:span text:style-name="Default_20_Paragraph_20_Font"><text:span text:style-name="T1">s</text:span></text:span>extarios tres. <text:span text:style-name="Default_20_Paragraph_20_Font"><text:span text:style-name="T1">Aliud a Philocle acceptum. </text:span></text:span>U</text:p>
      <text:p text:style-name="P3">Olei decocti permultum radicum cucumeris agrestis <text:span text:style-name="Default_20_Paragraph_20_Font"><text:span text:style-name="T1">s</text:span></text:span>exta-<text:line-break/>nos tres, cerae minam j, terebinthinae minam j, medullae<text:line-break/>cervinae Ʒ xxv, adipis anserini Ʒ xxv, galbani Ʒ xij ẞ,<text:line-break/>sampsuchi sextarium j, roIismarini sextarium j. Haec po-<text:line-break/>strema cum vino odorato tum laevigantur tum miscentur,<text:line-break/>fit autem et malagma cera copiosiore injecta<text:span text:style-name="Default_20_Paragraph_20_Font"><text:span text:style-name="T1">. Aliud aco-<text:line-break/>pon confectum, ut Aphrodas.</text:span></text:span> ♃ Aphronitri drach. tres,<text:line-break/>piperis grana quadraginta et longi totidem, thuris drach.<text:line-break/>xvj, his tritis vini odori Chii vel Rhodii heminam super-<text:line-break/>fundito, mellis drach. ix, deinde in patella liquato cerae<text:line-break/>tyrrhenicae drach. xxij, <text:span text:style-name="Default_20_Paragraph_20_Font"><text:span text:style-name="T1">s</text:span></text:span>evi taurini drach. xlij. <text:span text:style-name="Default_20_Paragraph_20_Font"><text:span text:style-name="T1">Aliud,<text:line-break/>quod erat Asphalarthesih</text:span></text:span> ♃ Crocomagmatis drach. iv,<text:line-break/>medullae cervinae drach. xij, oe<text:span text:style-name="Default_20_Paragraph_20_Font"><text:span text:style-name="T1">s</text:span></text:span>ypi drach. vj, adipis aufe-<text:line-break/>rini vel <text:span text:style-name="Default_20_Paragraph_20_Font"><text:span text:style-name="T1">s</text:span></text:span>uilli drach. xij, terebinthinae Ʒ xij, irini drach.<text:line-break/>xviij, cyprini, gleucini, singulorum drach. xviij. Mel li-<text:line-break/>quatur deinde siccis admiscetur, ac ubi simul cum^ his<text:line-break/>quae in mortario <text:span text:style-name="Default_20_Paragraph_20_Font"><text:span text:style-name="T1">s</text:span></text:span>unt, laevigaveris in usus condes. <text:span text:style-name="Default_20_Paragraph_20_Font"><text:span text:style-name="T1">Aliud<text:line-break/>acopon barbaricum ex euphorbi</text:span></text:span>o, <text:span text:style-name="Default_20_Paragraph_20_Font"><text:span text:style-name="T1">ad isohiadicos. aliaqhe<text:line-break/>multa</text:span></text:span>. ♃ Opopanacis ℥ j, Tyrrhenicae unciam j, tere-</text:p>
      <text:p text:style-name="P3">binthinae ℥ ij, galbani unciam j, guttae ammoniaci un-<text:line-break/>ciasij, euph<text:span text:style-name="Default_20_Paragraph_20_Font"><text:span text:style-name="T1">o</text:span></text:span>rbii uncias ij, cast<text:span text:style-name="Default_20_Paragraph_20_Font"><text:span text:style-name="T1">o</text:span></text:span>rii ℥ ij, piperis albi un-<text:line-break/>cias ij, medullae cervinae ℥ iv, oesypi uncias iv, Innue-<text:line-break/>stridis unciae ẞ, styracini, laurini, amaracini, singulorum<text:line-break/>uncias tres , olei veteris sextarios duos , hedychroi uncias<text:line-break/><text:span text:style-name="Default_20_Paragraph_20_Font"><text:span text:style-name="T1">s</text:span></text:span>ex, praeparato utitor, valet ad desperatos nervorum as-<text:line-break/>fectus, item proprie ad ischiadicos. <text:span text:style-name="Default_20_Paragraph_20_Font"><text:span text:style-name="T1">Aliud acopon, quo<text:line-break/>Aruntius Aquila curatus est, benejacit isohiadi</text:span></text:span> o<text:span text:style-name="Default_20_Paragraph_20_Font"><text:span text:style-name="T1">mnique<text:line-break/>nervorum d</text:span></text:span>i<text:span text:style-name="Default_20_Paragraph_20_Font"><text:span text:style-name="T1">ssensioni.</text:span></text:span> ♃ Opopanacis uncias ij, galbani un..<text:line-break/>cias j, terebinthinae uncias i), piperis albi, castorii, utrius-<text:line-break/>que uncias ij, oesypi Ʒ i v, cassiae uncias iv, medullae<text:line-break/>cervinae uncias iv, cerae lib. j, styracini ℥ vj, irini uncias<text:line-break/>sex, laurini uncias vj , olei veteris lib. j, euphorbii uncias<text:line-break/>duas, guttae ammoniaci uncias ij. Euphorbium cum pauco<text:line-break/>melle misceto. <text:span text:style-name="Default_20_Paragraph_20_Font"><text:span text:style-name="T1">Aliud acopum Clyti ut Philoxenus gran</text:span></text:span>i-<text:line-break/><text:span text:style-name="Default_20_Paragraph_20_Font"><text:span text:style-name="T1">maticus.</text:span></text:span> ♃ Cerae lib. ij , guttae ammoniaci lib. j, galbani<text:line-break/>lib. j ẞt styracis libram j, bdellii lib. j, myrrhae uncias<text:line-break/>duas, thuris uncias ix, oesypi Attici lib. j , propolis lib. j,</text:p>
      <text:p text:style-name="P3">resinae terebinthinae lib. j, olei veteris lilu ij, cyprini,<text:line-break/>irini unguenti, amygdalini, singulorum lib. ij , syriaci lib.<text:line-break/>iij , opopanacis libram j , praepara. <text:span text:style-name="Default_20_Paragraph_20_Font"><text:span text:style-name="T1">Aliud acopon viride,<text:line-break/>ut Clemens Sertorius quo utor. </text:span></text:span>♃ Aeruginis rasae uncias<text:line-break/>sex, resinae srictae uncias quatuor, olei myrtei lib. j , lenv<text:line-break/>tiscini libram unam, olei veteris lib. j , laurini lib. ij , sy-<text:line-break/><text:span text:style-name="Default_20_Paragraph_20_Font"><text:span text:style-name="T1">x</text:span></text:span>iaci libram j, gleucini libras tres, adipis agnini uncias<text:line-break/>tres , cerae ponticae libras tres , galbani libram j , myrtei<text:line-break/>tenerorum foliorum, rutae foliorum viridium, rorismarini<text:line-break/>viridis, lauri foliorum tenerorum, singulorum uncias sex,<text:line-break/>herbae saluiae selibram, viridia tunduntur et oleis per<text:line-break/>noctem et diem macerantur, deinde cum liquabilibus in-<text:line-break/>coquuntur, quum ab igne deposueris, aerugo inditur, per-<text:line-break/>colata reponuntur, facit ad omnem nervorum laborem.<text:line-break/><text:span text:style-name="Default_20_Paragraph_20_Font"><text:span text:style-name="T1">Aliud acopon calefaciens, ut Castus ad diuturnos affectus<text:line-break/>et convulsiones.</text:span></text:span> ♃ Pysselaei sextarium unum, syriaci nu-<text:line-break/>guenti tantundem, iridis lllyricae parem modum, terebin-<text:line-break/>thinae Iib.j, axungiae lib. j, rasurae navalis unciam unam.</text:p>
      <text:p text:style-name="P3">Incoquito ruta viridi movens<text:span text:style-name="Default_20_Paragraph_20_Font"><text:span text:style-name="T1">. Aliud acopon</text:span></text:span> O<text:span text:style-name="Default_20_Paragraph_20_Font"><text:span text:style-name="T1">rionis pexo-<text:line-break/>ris bonum</text:span></text:span>, ♃ Cerae lib. vj , propolis lib. v , iridis Illyri-<text:line-break/>cae lib. iv, terebinthinae lib. iv, opopanacis lib. iij, oIei<text:line-break/>veteris lib. iv, galbani lib. ij, olei lentifcini lib. iij, myrtei<text:line-break/>lib. iij , guttae ammoniaci lib. j , medullae cervinae lib. iij,<text:line-break/>oefypi libras sex , baccarum lauri libram unam , styracini<text:line-break/>libras tres , amygdalini lib. iij , sevi vitulini libras tres et<text:line-break/>leonini libram j ẞ, opobalfami libram j ẞ. Praeparato di-<text:line-break/>ligenter. <text:span text:style-name="Default_20_Paragraph_20_Font"><text:span text:style-name="T1">Aliud myracopon bonum. </text:span></text:span>♃ Malabathri, hedy-<text:line-break/>chroi , nardi cr<text:span text:style-name="Default_20_Paragraph_20_Font"><text:span text:style-name="T1">o</text:span></text:span>cini babylonii, singulorum selibram, stactae<text:line-break/>uncias <text:span text:style-name="Default_20_Paragraph_20_Font"><text:span text:style-name="T1">s</text:span></text:span>ex , opobassami uncias vj , cerae uncias <text:span text:style-name="Default_20_Paragraph_20_Font"><text:span text:style-name="T1">s</text:span></text:span>ex, com-<text:line-break/>mageni uncias <text:span text:style-name="Default_20_Paragraph_20_Font"><text:span text:style-name="T1">s</text:span></text:span>ex, aloes uncias duas, mellis uncias iij,<text:line-break/>conficit<text:span text:style-name="Default_20_Paragraph_20_Font"><text:span text:style-name="T1">o. Aliud myracopon quo utor.</text:span></text:span> ♃ Cerae candidae<text:line-break/>℥ ij , adipis an<text:span text:style-name="Default_20_Paragraph_20_Font"><text:span text:style-name="T1">s</text:span></text:span>erini od<text:span text:style-name="Default_20_Paragraph_20_Font"><text:span text:style-name="T1">o</text:span></text:span>ramentis conditi unciam unam,<text:line-break/>sevi taurini odoramentis conditi ℥ j , adipis leonini odora-<text:line-break/>mentis conditi ℥ ij, crocodili odoramentis conditi ℥ j, me-<text:line-break/>duliae cervinae unciam j , salis ammoniaci uncias ij, pspe-<text:line-break/>ris albi ℥ ij , thuris ℥ j, cinnamomi uncias iij, aphronitri</text:p>
      <text:p text:style-name="P3">uncias j , iridis lllyricae sextarios iij , nardi unguenti sex-<text:line-break/>tarium j, malobathri Alexandrini sextarios ij, stactae libras<text:line-break/>duas, syriaci crocini libras ij , mellis lib. iv, opobalsami<text:line-break/>sextarium ij , commageni libras duas. Parato uti novisti.<text:line-break/><text:span text:style-name="Default_20_Paragraph_20_Font"><text:span text:style-name="T1">Aliud myracopon.</text:span></text:span> ♃ Cerae Tyrrhenicae ℥ vj , ammoniaci<text:line-break/>℥ iv, euphorbii lib. iv, piperis albi uncias iv, limnistridis<text:line-break/>uncias iv, magmatis malabathri uncias sex, opobalsami<text:line-break/>lib. j, malabathri lib. j, stactes uncias sex, foliali uncias<text:line-break/>sex, nardi libras tres.</text:p>
      <text:h text:style-name="Heading_20_2" text:outline-level="2">Cap. XIV. </text:h>
      <text:p text:style-name="P46">[G<text:span text:style-name="Default_20_Paragraph_20_Font"><text:span text:style-name="T1">leucini mustei unguenti confectiones.]<text:line-break/></text:span></text:span>G<text:span text:style-name="Default_20_Paragraph_20_Font"><text:span text:style-name="T1">leucini confectio juxta Andromachum. </text:span></text:span>Post praedicta<text:line-break/>acopa Andromachus gleucini consectionem descripsit, non<text:line-break/>male ipsa acopis unguentis adjungens, quippe ad dolorem<text:line-break/>lassitudinemque tollendam longe esit accommodatissimum.<text:line-break/>Traditur autem ah eo sic ad verbum. G<text:span text:style-name="Default_20_Paragraph_20_Font"><text:span text:style-name="T1">leucini confectio<text:line-break/>qua utor</text:span></text:span>. ♃ Myrrhae lib. ij, nardi Indicae libras duas,<text:line-break/>costi .lib. iij, styracis lib. j, bdellii, sampsuchi, xylobasc<text:line-break/>fami, lentisci, cardamomi, spathae, iridis lllyricae, mi-</text:p>
      <text:p text:style-name="P3">fyos, asari, singulorum libras duas, meliloti lib. j , nardi<text:line-break/>celticae libram j, aspalathi, calami, singulorum festinam,<text:line-break/>aristolochiae longae lib. j ẞ, rorifmarini seminis sextarios<text:line-break/>duos, thuris lib. iij, cassiae libras tres, foenigraeci <text:span text:style-name="Default_20_Paragraph_20_Font"><text:span text:style-name="T1">s</text:span></text:span>exta-<text:line-break/>rios ij, sphagni lib. duas, amomi libras duas, corticis thu-<text:line-break/>ris libram unam, rosarum siccarum libras duas, brathy<text:span text:style-name="Default_20_Paragraph_20_Font"><text:span text:style-name="T1">o</text:span></text:span>s<text:line-break/>uncias sex, foeniculi libras duas, balsami fructus libras<text:line-break/>duas, croci uncias iij, baccarum lauri lib. j, piperis albi<text:line-break/>lib. j, opobalsami uncias iij, malabathri foliorum lib. ij,<text:line-break/>nucleos pineos viridis ij, rutae viridis uncias ij, falis am-<text:line-break/>moniaci drach. iv, nitri Ʒ iv, vini veteris <text:span text:style-name="Default_20_Paragraph_20_Font"><text:span text:style-name="T1">s</text:span></text:span>extarios xij,<text:line-break/>musti boniI fictilia ij ℥, olei veteris lib. v, praeparat<text:span text:style-name="Default_20_Paragraph_20_Font"><text:span text:style-name="T1">o</text:span></text:span> die-<text:line-break/>bus quadraginta. Haec praefatus Andromachus n<text:span text:style-name="Default_20_Paragraph_20_Font"><text:span text:style-name="T1">o</text:span></text:span>n adhuc<text:line-break/>confectionis modum, sicut CIito adjecit. In<text:span text:style-name="Default_20_Paragraph_20_Font"><text:span text:style-name="T1">s</text:span></text:span>uper quot li-<text:line-break/>bris ltalicis fictile, aut <text:span text:style-name="Default_20_Paragraph_20_Font"><text:span text:style-name="T1">s</text:span></text:span>extariis aestimet silentio praeteriit.<text:line-break/>G<text:span text:style-name="Default_20_Paragraph_20_Font"><text:span text:style-name="T1">leucini co</text:span></text:span>n<text:span text:style-name="Default_20_Paragraph_20_Font"><text:span text:style-name="T1">fectio Critonis in secundo de</text:span></text:span> O<text:span text:style-name="Default_20_Paragraph_20_Font"><text:span text:style-name="T1">rnatu.</text:span></text:span> Crito<text:line-break/>ad libri calcem, gleucini con<text:span text:style-name="Default_20_Paragraph_20_Font"><text:span text:style-name="T1">i</text:span></text:span>ecturam his verbis tradidit.</text:p>
      <text:p text:style-name="P3">G<text:span text:style-name="Default_20_Paragraph_20_Font"><text:span text:style-name="T1">leucinum vim habet calesactoriam ac remittentem. Ad<text:line-break/>uteri affectiones et nervorum fompathiam</text:span></text:span>. Hujus conte-<text:line-break/>ctiones multae <text:span text:style-name="Default_20_Paragraph_20_Font"><text:span text:style-name="T1">s</text:span></text:span>unt, quae vero simplex dicitur hune in<text:line-break/>modum habet. ♃ Musti recentis uvae maroneae metretam<text:line-break/>in vas stanneum conjectam supra prunas incoquito, ac<text:line-break/>ubi ter quater ve efferbuerit, metretam in fictile demissam<text:line-break/><text:span text:style-name="Default_20_Paragraph_20_Font"><text:span text:style-name="T1">s</text:span></text:span>oli exponito, olei omphaci<text:span text:style-name="Default_20_Paragraph_20_Font"><text:span text:style-name="T1">o</text:span></text:span>: congios <text:span text:style-name="Default_20_Paragraph_20_Font"><text:span text:style-name="T1">s</text:span></text:span>ex addit<text:span text:style-name="Default_20_Paragraph_20_Font"><text:span text:style-name="T1">o</text:span></text:span>, lentisci<text:line-break/>minas sex, alii minae dimidium, nardi par, calami par,<text:line-break/>aspalathi par pondus, palmae elatae minam unam , cyperi<text:line-break/>minam unam, cardamomi octavam minae partem, amomi<text:line-break/>tantundem, meliloti uncias v, sint autem omnia laevia,<text:line-break/>deinde diebus octo comm<text:span text:style-name="Default_20_Paragraph_20_Font"><text:span text:style-name="T1">o</text:span></text:span>vens mustumque repurgans uti-<text:line-break/>tor. G<text:span text:style-name="Default_20_Paragraph_20_Font"><text:span text:style-name="T1">leucini confectio secundum Diosc</text:span></text:span>o<text:span text:style-name="Default_20_Paragraph_20_Font"><text:span text:style-name="T1">ridem libro primo<text:line-break/>de materia. Scripsit autem Dioscorides in hanc feuten-<text:line-break/>tiam</text:span></text:span>. Gleucinum simplex componitur ex oleo omphacino,<text:line-break/>lentisco, nardo Celtica, calamo, spatha, aspalatho, meliloto,<text:line-break/>costo et musto, vinaceis vasi, quod aromata, vinum et</text:p>
      <text:p text:style-name="P3">oleum continet, circumdatis xxx. diebus singulis his mo-<text:line-break/>vetur, postea expressum unguentum reponitur. Facultatem<text:line-break/>habet calefaciendi, emolliendi et laxandi, benefacit rigo-<text:line-break/>ribus nervorum uterique cunctis affectibus, omni acopo<text:line-break/>efficacius est, ut quod emolliat. G<text:span text:style-name="Default_20_Paragraph_20_Font"><text:span text:style-name="T1">leucini confectio ut He-<text:line-break/>ra</text:span></text:span>s. Quoniam Heras Gleucini confectionem luculentius<text:line-break/>ipsis juxta finem operis medicamentarii edocuit, illius<text:line-break/>quoque prae<text:span text:style-name="Default_20_Paragraph_20_Font"><text:span text:style-name="T1">s</text:span></text:span>criptionem ad verbum ita fubjuncturus <text:span text:style-name="Default_20_Paragraph_20_Font"><text:span text:style-name="T1">s</text:span></text:span>um.<text:line-break/>O<text:span text:style-name="Default_20_Paragraph_20_Font"><text:span text:style-name="T1">lei</text:span></text:span> G<text:span text:style-name="Default_20_Paragraph_20_Font"><text:span text:style-name="T1">leucini composttio ad pe</text:span></text:span>r<text:span text:style-name="Default_20_Paragraph_20_Font"><text:span text:style-name="T1">frictiones et nervorum<text:line-break/>vitia potissimum, juvat opesthotonicos et emprosthotonicos,<text:line-break/>oleo puro lana irr</text:span></text:span>i<text:span text:style-name="Default_20_Paragraph_20_Font"><text:span text:style-name="T1">gua locis affectis iniecto</text:span></text:span>. ♃ Olei Ve-<text:line-break/>nefrani libras ducentas octo, alias cI, vini Falerni veteris<text:line-break/>odorati <text:span text:style-name="Default_20_Paragraph_20_Font"><text:span text:style-name="T1">s</text:span></text:span>extarios triginta, musti aminaei <text:span text:style-name="Default_20_Paragraph_20_Font"><text:span text:style-name="T1">s</text:span></text:span>extarios centum-<text:line-break/>octo, helenii libras duodecim, spathae libras quinque,<text:line-break/>aspalathi libras quinque, hedyfari libras duas ẞ, artemisiae<text:line-break/>maternae libras ij ẞ, cyperi libras duas, myrrhae libras<text:line-break/>tres, alii libram j, piperis albi libras ij ẞ, junci odorati<text:line-break/>vel mu<text:span text:style-name="Default_20_Paragraph_20_Font"><text:span text:style-name="T1">s</text:span></text:span>ci libras duas et dimidiam, xylobalfami libras ij ẞ,</text:p>
      <text:p text:style-name="P3">aristolochiae l<text:span text:style-name="Default_20_Paragraph_20_Font"><text:span text:style-name="T1">o</text:span></text:span>ngae libram unam et uncias tres, siccorum<text:line-break/>myrti foliorum unciam unam , rorismarini sicci uncias<text:line-break/>quinque, foliorum lauri siccorum uncias duodecim, bdellii<text:line-break/>Iib. ij ẞ, iridis Illyricae lib. ij ẞ, styracis libram j, uncias<text:line-break/>tres, cassiae siccae lib. j, uncias tres, ladani libram unam,<text:line-break/>uncias tres, cardamomi libram unam, uncias iij , croci lib.<text:line-break/>j ℥, iij ẞ, balsami fructus lib. ij ẞ, thuris lib. v, croco-<text:line-break/>magmatis lib. v, panacis lib. j ℥ iij, calami aromatici lib. v,<text:line-break/>asari lib. ij ẞ, cassiae nigrae libras duas et dimidiam,<text:line-break/>amomi uvae libram j, uncias tres, junci floris libras v,<text:line-break/>costi libras quinque, uncias tres, nardi Celticae libras<text:line-break/>quinque , meliloti libram unam ℥ tres, sampsuchi lib. j ℥<text:line-break/>iij, rosarum siccarum lib. j ℥iij, soenigraeci librae dimi-<text:line-break/>dium, vel lib. ij ẞ, opobalsami vascula v, malabathrii nu-<text:line-break/>gueuti lib. j. Arida tunduntur et rariore cribro incernun-<text:line-break/>tur vinoque macerantur, bdellium etsi aridum non fuerit<text:line-break/>et ipsum contunditur, sin pingue extiterit vino ipsum in<text:line-break/>pila confundendo solvitur. Haec in vas exiguum unguen-</text:p>
      <text:p text:style-name="P3">tarium stanneumque consecta, fed ita ut nihil exspiret<text:line-break/>opertum, diebus duodecim et duodecim noctibus sinuntur,<text:line-break/>mustum ver<text:span text:style-name="Default_20_Paragraph_20_Font"><text:span text:style-name="T1">o</text:span></text:span> cum his permaneat, uva pure expressa, ut<text:line-break/>nihil roris contineat. P<text:span text:style-name="Default_20_Paragraph_20_Font"><text:span text:style-name="T1">o</text:span></text:span>rro mustum in magnum ahenum<text:line-break/>condito, ut etiam fervori ipsius locus sit, omnia in vino<text:line-break/>macerata adjiciuntur. Oleum vinumque bis de spatha un,<text:line-break/>guentaria ad horam agitantur, spatha vero accurate de-<text:line-break/>tergatur, ne id quod acidum factum ei adhaeret medica-<text:line-break/>mentum offendat, dum rur<text:span text:style-name="Default_20_Paragraph_20_Font"><text:span text:style-name="T1">s</text:span></text:span>us immittitur. Praeparetur au<text:line-break/>tem vas <text:span text:style-name="Default_20_Paragraph_20_Font"><text:span text:style-name="T1">o</text:span></text:span>perculo et de<text:span text:style-name="Default_20_Paragraph_20_Font"><text:span text:style-name="T1">s</text:span></text:span>uper plusculis centonibus accurate<text:line-break/>circundetur, vasi <text:span text:style-name="Default_20_Paragraph_20_Font"><text:span text:style-name="T1">s</text:span></text:span>ubsit restis. Quum jam dies quindecim<text:line-break/>praeterierint, ammoniacum et ipsum amomum inditur cras-<text:line-break/>sius contusum. At triginta dies duplici vase supra prunas<text:line-break/>duas vel tres fervere unguentum permittendum est, opo-<text:line-break/>balsamo adjecto. Vase autem deposito ac modice refrigerato<text:line-break/>unguentum defundere, reliqua sportulis ut sunt calida ex-<text:line-break/>primere oportet, primum manibus, deinde prelo molientes</text:p>
      <text:p text:style-name="P3">aliquid unguenti gratia in ipsum malabathrum coniicere,<text:line-break/>si unguentum in calente aqua susum immittamus, item<text:line-break/>spatha permovere, ut misceantur, postea diem unum sinen-<text:line-break/>tes, vitreis vasis aut testaceis gummi illitis reponemus.</text:p>
      <text:h text:style-name="Heading_20_2" text:outline-level="2">Cap. XV. </text:h>
      <text:p text:style-name="P46">[<text:span text:style-name="Default_20_Paragraph_20_Font"><text:span text:style-name="T1">Quae scr</text:span></text:span>i<text:span text:style-name="Default_20_Paragraph_20_Font"><text:span text:style-name="T1">psit Heras acopa.] Acopon ad<text:line-break/>paralyticos, fummatim ad omnem dolorem</text:span></text:span>. ♃ Rutae vi-<text:line-break/>ridis lib. j, pulegii sicci libram unam, cyperi lib. j, nitri<text:line-break/>drach. l, foenigraeci lib. j, linoxostis siccae lib. j. marrubii<text:line-break/>lib. j, rorismarini libram unam, aristolochiae lib. unam,<text:line-break/>amygdalarum amararum desquamatarum modii dimidium,<text:line-break/>iridis lib. ij, terebinthinae lib. ij, baccarum lauri lib. ij, cu-<text:line-break/>cumeris agrestis radicis lib. ij, guttae ammoniaci lib. ij,<text:line-break/>brathyos lib. ij , veratri albi lib. vj , myrti viridis Iib. iij,<text:line-break/>lauri foliorum siccorum lib. iij, cerae libras quatuor, bdel-<text:line-break/>lii lib. quatuor, vini heminas duas, alibi vini congios duo-<text:line-break/>decim, olei congios quat<text:span text:style-name="Default_20_Paragraph_20_Font"><text:span text:style-name="T1">u</text:span></text:span>or. Contusis crassius iis quae tundi<text:line-break/>debent, aquam affnndito, ac rursus tunsis vinum oleumque</text:p>
      <text:p text:style-name="P3">adjungito et noctem sic esse sinito. Sequenti die incoquito<text:line-break/>dum haec innatantia decocta fuerint et oleum a coctis<text:line-break/>qualitatem acceperit. Haec omnia fiunt pedetentim. Dein<text:line-break/>sublatis expressisque recrementis, ceram, resinam et bdel-<text:line-break/>lium adjicito. <text:span text:style-name="Default_20_Paragraph_20_Font"><text:span text:style-name="T1">Aliud viride acopon ad isohiadas et nervo-<text:line-break/>rum resolutionem, hoc ust</text:span></text:span>i<text:span text:style-name="Default_20_Paragraph_20_Font"><text:span text:style-name="T1">s suum in Phorte</text:span></text:span>. ♃ Resinae<text:line-break/>terebinthinae libram unam, mannae uncias quatuor, gal-<text:line-break/>bani uncias quatuor, aphronitri uncias quatuor, guttae am-<text:line-break/>moniaci uncias quatuor, opopanacis uncias quatuor<text:span text:style-name="Default_20_Paragraph_20_Font"><text:span text:style-name="T1">, s</text:span></text:span>evi<text:line-break/>caprini uncias <text:span text:style-name="Default_20_Paragraph_20_Font"><text:span text:style-name="T1">s</text:span></text:span>ex, aeruginis uncias quinque, cyprini he-<text:line-break/>minam unam, irini heminam j ẞ, melini uncias quatuor,<text:line-break/>Syriaci uncias tres, piperis uncias tres, quidam vero ℥ iv,<text:line-break/>olei veteris <text:span text:style-name="Default_20_Paragraph_20_Font"><text:span text:style-name="T1">s</text:span></text:span>esquisextarium , adarces unciam j, aceti quod<text:line-break/>abunde <text:span text:style-name="Default_20_Paragraph_20_Font"><text:span text:style-name="T1">s</text:span></text:span>ufficiat. Aeruginem, opopanacem et aphronitrum<text:line-break/>cum aceto terito, reliqua liquefacta <text:span text:style-name="Default_20_Paragraph_20_Font"><text:span text:style-name="T1">s</text:span></text:span>uperfundit<text:span text:style-name="Default_20_Paragraph_20_Font"><text:span text:style-name="T1">o. Aliud.<text:line-break/>Acopon ad isohiadas diuturnas, articulorum contractiones<text:line-break/>et paralysin admodum espicax</text:span></text:span>. ♃ Olei veteris et irini lib.<text:line-break/>vj, laurini lib. vj, pyracini lib. vj, cerae lib. vj, terebinthi-</text:p>
      <text:p text:style-name="P3">nae uncias ij , euphorbii ℥ ij , guttae ammoniaci ℥ tres j ca-<text:line-break/>storii ℥ij, opopanacis uncias duas, galbani ℥ ij , medullae<text:line-break/>cervinae ℥ ij, piperis uncias duas. Liquabilia ubi liquefece-<text:line-break/>ris, siccis assundito ac unitis utitor. <text:span text:style-name="Default_20_Paragraph_20_Font"><text:span text:style-name="T1">Aliud acopon ad co-<text:line-break/>xarum dolores et in unive</text:span></text:span>r<text:span text:style-name="Default_20_Paragraph_20_Font"><text:span text:style-name="T1">sum ad . omnia</text:span></text:span>. ♃ Myrrhae<text:line-break/>partem unam, pyrethri partem dimidiam, laevigatis gleuci-<text:line-break/>num affunditur, ut medicamentum strigmenti spissitudinem<text:line-break/>accipiat. Ubi opportunitas accidit rosaceo admixto utitor.</text:p>
      <text:h text:style-name="Heading_20_2" text:outline-level="2">Cap. XVI. </text:h>
      <text:p text:style-name="P47">[<text:span text:style-name="Default_20_Paragraph_20_Font"><text:span text:style-name="T1">Damocratis acoporum composttiones.]<text:line-break/>Plurima medicinae quum studiosi dictitent<text:line-break/>Acoporum de usu myracoporumque omnium,<text:line-break/>Haec, quae stent, dicam et quo conserant modo,<text:line-break/>Quave ratione faciae quodque pharmacum.</text:span></text:span></text:p>
      <text:p text:style-name="P1"><text:span text:style-name="Default_20_Paragraph_20_Font"><text:span text:style-name="T1">Ergo et dolores nervorum haec omnia levant<text:line-break/>Carnisque totius et mtisoulum, quibus<text:line-break/>Molesta lassitud</text:span></text:span><text:span text:style-name="Default_20_Paragraph_20_Font"><text:span text:style-name="T3">o </text:span></text:span><text:span text:style-name="Default_20_Paragraph_20_Font"><text:span text:style-name="T1">est aut persp</text:span></text:span><text:span text:style-name="Default_20_Paragraph_20_Font"><text:span text:style-name="T3">e</text:span></text:span><text:span text:style-name="Default_20_Paragraph_20_Font"><text:span text:style-name="T1">ctio<text:line-break/>Aut his dolores seniles, sine patentibus<text:line-break/>Causts oborientes. Quin lassitudini</text:span></text:span></text:p>
      <text:p text:style-name="P2"><text:span text:style-name="Default_20_Paragraph_20_Font"><text:span text:style-name="T3">O</text:span></text:span><text:span text:style-name="Default_20_Paragraph_20_Font"><text:span text:style-name="T1">bnoxios et frigori haud faciles^ parant,<text:line-break/>Si qui test prius ita prodeant ad munia<text:line-break/>Vitae necessaria obeunda. Corporis<text:line-break/>Et carne partes pabulo ind</text:span></text:span><text:span text:style-name="Default_20_Paragraph_20_Font"><text:span text:style-name="T3">i</text:span></text:span><text:span text:style-name="Default_20_Paragraph_20_Font"><text:span text:style-name="T1">gas suo<text:line-break/>Explent, perunctis assumpto a cibo locis.<text:line-break/>Qui convalescunt aegre, hos et senes lavant,<text:line-break/></text:span></text:span><text:span text:style-name="Default_20_Paragraph_20_Font"><text:span text:style-name="T3">A</text:span></text:span><text:span text:style-name="Default_20_Paragraph_20_Font"><text:span text:style-name="T1">psis per hiemem ad vesperam linentibus.<text:line-break/>Quae porro acopa faciunt, alio vobis loco<text:line-break/>Exponam, et horum scripta subiungam ordine,<text:line-break/>dn quem vel usum quoque veniant, mox transigam.<text:line-break/>Nunc reseram, quo primum liceat facere modo.<text:line-break/>Namque ammoniaci bis quinas quidem uncias,<text:line-break/>Sive uncias mavult quis, seu pondus aliud,<text:line-break/>ddemque thuris, at quaternas galbani.</text:span></text:span></text:p>
      <text:p text:style-name="P1"><text:span text:style-name="Default_20_Paragraph_20_Font"><text:span text:style-name="T1">Cervi medullae tandem, parem modum<text:line-break/>Simul Atticique deinde mittunt onsipi,<text:line-break/></text:span></text:span><text:span text:style-name="Default_20_Paragraph_20_Font"><text:span text:style-name="T3">T</text:span></text:span><text:span text:style-name="Default_20_Paragraph_20_Font"><text:span text:style-name="T1">erebinthinae perlucidae cel</text:span></text:span><text:span text:style-name="Default_20_Paragraph_20_Font"><text:span text:style-name="T3">i</text:span></text:span><text:span text:style-name="Default_20_Paragraph_20_Font"><text:span text:style-name="T1">tum et bis duas,<text:line-break/>Mellis recentis optimi rusc</text:span></text:span><text:span text:style-name="Default_20_Paragraph_20_Font"><text:span text:style-name="T3">i</text:span></text:span><text:span text:style-name="Default_20_Paragraph_20_Font"><text:span text:style-name="T1">s decem,</text:span></text:span></text:p>
      <text:p text:style-name="P2"><text:span text:style-name="Default_20_Paragraph_20_Font"><text:span text:style-name="T1">Aequalem tribuunt Ponticae cerae modum)<text:line-break/>Adipis recentis anseris mollis decem,<text:line-break/>Vini Palerni quinque pluresve heminas<text:line-break/>Aut pauciores paulo conficiunt quoque,<text:line-break/>dtidem olei veteris bis viginti boni.<text:line-break/>dd autem graveolens haudquaquam commisoris,<text:line-break/>Sic namque stet, gratum ut sit hoc utentibus.<text:line-break/>Paratur sto. Maiusculo in mortario<text:line-break/>Simulatque thus in grumulos confugeris<text:line-break/>Et ammoniacum, vinum aissiundens protinus,<text:line-break/>Atque haec dimittens macerari mediocriter,<text:line-break/>Fere cochleari. in mellis spissitudinem<text:line-break/>Cogantur, addito mel una atque oejypum,<text:line-break/>Cervi medullam, quae in pila counies.<text:line-break/>Ac deinde cera in ollula liq nescito,<text:line-break/>Cleumque totum puncta et adipe et galban</text:span></text:span>o<text:line-break/>T<text:span text:style-name="Default_20_Paragraph_20_Font"><text:span text:style-name="T1">erebinthinam que colliquesacies, simul<text:line-break/>Supe</text:span></text:span>r<text:span text:style-name="Default_20_Paragraph_20_Font"><text:span text:style-name="T1">fundens coeuntibus in mortario,,</text:span></text:span></text:p>
      <text:p text:style-name="P2"><text:span text:style-name="Default_20_Paragraph_20_Font"><text:span text:style-name="T1">Sed spathula parva, ut refrigescant, permove.<text:line-break/></text:span></text:span>T<text:span text:style-name="Default_20_Paragraph_20_Font"><text:span text:style-name="T1">um fubigito tantisper haec omnia manu,<text:line-break/>Linita bene dum appareant et humidi<text:line-break/>Mellis bonique crassitudinem habuerint.<text:line-break/>dn stanneum vas condito vel buxeum,<text:line-break/>Hoc fedulo ust</text:span></text:span><text:span text:style-name="Default_20_Paragraph_20_Font"><text:span text:style-name="T3">i</text:span></text:span><text:span text:style-name="Default_20_Paragraph_20_Font"><text:span text:style-name="T1">s optimo ceu pharmaco.<text:line-break/>sist commodissimum et mulieribus quoque,<text:line-break/>Queis est oborta phlegmone intus, uteri<text:line-break/>Duriciam abigit inde, stmul et scirrhi metum,<text:line-break/>libi pessulo usurpare pharmacum jubet<text:line-break/>Litum utero, quod indere hoc solent modo.<text:line-break/>Penesacit hoc idem ad dolores aurium<text:line-break/>Expertium ulceris, stneque stuxu graves.<text:line-break/>Sertretici autem mittis irini un</text:span></text:span><text:span text:style-name="Default_20_Paragraph_20_Font"><text:span text:style-name="T3">g</text:span></text:span><text:span text:style-name="Default_20_Paragraph_20_Font"><text:span text:style-name="T1">uinis</text:span></text:span></text:p>
      <text:p text:style-name="P1"><text:span text:style-name="Default_20_Paragraph_20_Font"><text:span text:style-name="T1">Aut portionem quartam aut trinam pharmaco.<text:line-break/>Calidoque lanam intinctam addis foramini.</text:span></text:span></text:p>
      <text:p text:style-name="P1">Aliud.</text:p>
      <text:p text:style-name="P1"><text:span text:style-name="Default_20_Paragraph_20_Font"><text:span text:style-name="T1">Et viridacopon hoc espcax supra modum,</text:span></text:span></text:p>
      <text:p text:style-name="P2"><text:span text:style-name="Default_20_Paragraph_20_Font"><text:span text:style-name="T1">Elude et laborum exordiis facit magis<text:line-break/>Arthriticis, podagricis quoque esaca</text:span></text:span><text:span text:style-name="Default_20_Paragraph_20_Font"><text:span text:style-name="T3">.r.<text:line-break/></text:span></text:span><text:span text:style-name="Default_20_Paragraph_20_Font"><text:span text:style-name="T1">Hoc ante balneas medicamento litis<text:line-break/>Et pedibu</text:span></text:span><text:span text:style-name="Default_20_Paragraph_20_Font"><text:span text:style-name="T3">s </text:span></text:span><text:span text:style-name="Default_20_Paragraph_20_Font"><text:span text:style-name="T1">et nervis incrassatis simul<text:line-break/>Plures fuisse sanatos conspeximus.<text:line-break/>Habet boni thuris pondo libram unam,<text:line-break/>Ammoniaci guttae pondo libras duas,<text:line-break/>.A</text:span></text:span><text:span text:style-name="Default_20_Paragraph_20_Font"><text:span text:style-name="T3">p</text:span></text:span><text:span text:style-name="Default_20_Paragraph_20_Font"><text:span text:style-name="T1">hronitri quam albissimi solum lib</text:span></text:span><text:span text:style-name="Default_20_Paragraph_20_Font"><text:span text:style-name="T3">i</text:span></text:span><text:span text:style-name="Default_20_Paragraph_20_Font"><text:span text:style-name="T1">am,<text:line-break/></text:span></text:span><text:span text:style-name="Default_20_Paragraph_20_Font"><text:span text:style-name="T3">T</text:span></text:span><text:span text:style-name="Default_20_Paragraph_20_Font"><text:span text:style-name="T1">antundem puriusculi Attici opse</text:span></text:span><text:span text:style-name="Default_20_Paragraph_20_Font"><text:span text:style-name="T3">qu</text:span></text:span><text:span text:style-name="Default_20_Paragraph_20_Font"><text:span text:style-name="T1">i,<text:line-break/>Mferhaeque lectae et non lignosi galbani,<text:line-break/>Qpopanac</text:span></text:span><text:span text:style-name="Default_20_Paragraph_20_Font"><text:span text:style-name="T3">l</text:span></text:span><text:span text:style-name="Default_20_Paragraph_20_Font"><text:span text:style-name="T1">sque puri, singulum omnium<text:line-break/></text:span></text:span><text:span text:style-name="Default_20_Paragraph_20_Font"><text:span text:style-name="T3">O</text:span></text:span><text:span text:style-name="Default_20_Paragraph_20_Font"><text:span text:style-name="T1">cto uncias exacte perpendens libra,<text:line-break/>Quatuor euphorbii recentis uncias.<text:line-break/>His asperi pares dato limnesii,<text:line-break/>Hoc nominant adarcen unguentarii<text:line-break/>.ln .ltalia institores, quive coemunt,<text:line-break/>Cerae admodum bonae duo pondo Ponticae,<text:line-break/></text:span></text:span><text:span text:style-name="Default_20_Paragraph_20_Font"><text:span text:style-name="T3">T</text:span></text:span><text:span text:style-name="Default_20_Paragraph_20_Font"><text:span text:style-name="T1">erebinthinae tot purae, semissem insuper,</text:span></text:span></text:p>
      <text:p text:style-name="P2">O<text:span text:style-name="Default_20_Paragraph_20_Font"><text:span text:style-name="T1">lei laurini cyprinique et gleucini,<text:line-break/>Sergetici irinique stngulam libram,<text:line-break/></text:span></text:span>O<text:span text:style-name="Default_20_Paragraph_20_Font"><text:span text:style-name="T1">lei veteris, recentis quoque lentisoini,<text:line-break/>Cujusque rursum horum immittes pondo duo,<text:line-break/>Aceti modicum, quo mixturas simplices<text:line-break/>Siccas abunde contritas contem</text:span></text:span>n<text:span text:style-name="Default_20_Paragraph_20_Font"><text:span text:style-name="T1">eres<text:line-break/>Liquidis unguinibus et cerae, terebinthinae,<text:line-break/>Ac galbano, liquori panacis et aliis.</text:span></text:span></text:p>
      <text:p text:style-name="P1"><text:span text:style-name="Default_20_Paragraph_20_Font"><text:span text:style-name="T1">Lbi calida atque adhuc ferventia in pilam<text:line-break/>Confeceris, cochleari et manibus contere<text:line-break/>Valenter. Lut</text:span></text:span>r<text:span text:style-name="Default_20_Paragraph_20_Font"><text:span text:style-name="T1">a omnia sic reponito<text:line-break/>lu pyxidem, qualem dixi paulo prius.<text:line-break/>Audacter inveteratisque omnibus utitor.</text:span></text:span></text:p>
      <text:p text:style-name="Normal">Aliud.</text:p>
      <text:p text:style-name="P1"><text:span text:style-name="Default_20_Paragraph_20_Font"><text:span text:style-name="T1">Et hoc parabile passis acopon, item bonum,<text:line-break/>Potissimum per hiemem, st est profectio<text:line-break/></text:span></text:span>L<text:span text:style-name="Default_20_Paragraph_20_Font"><text:span text:style-name="T1">lequam, malo opportunis facile subvenit.</text:span></text:span></text:p>
      <text:p text:style-name="P2"><text:span text:style-name="Default_20_Paragraph_20_Font"><text:span text:style-name="T1">Quod puri recipit galbani tres uncias,<text:line-break/></text:span></text:span><text:span text:style-name="Default_20_Paragraph_20_Font"><text:span text:style-name="T3">i</text:span></text:span><text:span text:style-name="Default_20_Paragraph_20_Font"><text:span text:style-name="T1">Sed unam</text:span></text:span><text:span text:style-name="Default_20_Paragraph_20_Font"><text:span text:style-name="T3"> o</text:span></text:span><text:span text:style-name="Default_20_Paragraph_20_Font"><text:span text:style-name="T1">popanacis recentis unciam,<text:line-break/>Picris salis tres et quaternas oejypi,<text:line-break/>Ammoniaci guttae bonae pondo libras<text:line-break/></text:span></text:span><text:span text:style-name="Default_20_Paragraph_20_Font"><text:span text:style-name="T3">C</text:span></text:span><text:span text:style-name="Default_20_Paragraph_20_Font"><text:span text:style-name="T1">lcto atque cerae unam, pit</text:span></text:span><text:span text:style-name="Default_20_Paragraph_20_Font"><text:span text:style-name="T3">u</text:span></text:span><text:span text:style-name="Default_20_Paragraph_20_Font"><text:span text:style-name="T1">inae torridae<text:line-break/>Non foetidae quaternas bis pone uncias,<text:line-break/>Clei Sabini bis quaternas et libras,<text:line-break/>Plus hieme ceu libram oportebit indere,<text:line-break/>Vini Paterni nigri denis unciis.</text:span></text:span></text:p>
      <text:p text:style-name="P1"><text:span text:style-name="Default_20_Paragraph_20_Font"><text:span text:style-name="T1">Sic praeparato. Ammoniacum in mortario<text:line-break/>Contundito atque deinde vinum assiundito<text:line-break/>Paulisper macera, curiose conterens<text:line-break/>Plorem salis, tunc etiam adiicias oesupum,<text:line-break/></text:span></text:span><text:span text:style-name="Default_20_Paragraph_20_Font"><text:span text:style-name="T3">T</text:span></text:span><text:span text:style-name="Default_20_Paragraph_20_Font"><text:span text:style-name="T1">erens tum ac faciens mellis spissitudinem.<text:line-break/>Liquatis colliquandis, inde galbanum,<text:line-break/></text:span></text:span><text:span text:style-name="Default_20_Paragraph_20_Font"><text:span text:style-name="T3">T</text:span></text:span><text:span text:style-name="Default_20_Paragraph_20_Font"><text:span text:style-name="T1">um opopanacem adiunctum, rursus viquefacilo.<text:line-break/>Laevigatleque prius in pila, unitis probe</text:span></text:span></text:p>
      <text:p text:style-name="P2"><text:span text:style-name="Default_20_Paragraph_20_Font"><text:span text:style-name="T1">S</text:span></text:span><text:span text:style-name="Default_20_Paragraph_20_Font"><text:span text:style-name="T3">t</text:span></text:span><text:span text:style-name="Default_20_Paragraph_20_Font"><text:span text:style-name="T1">uperque fundito et manibus m</text:span></text:span><text:span text:style-name="Default_20_Paragraph_20_Font"><text:span text:style-name="T3">i</text:span></text:span><text:span text:style-name="Default_20_Paragraph_20_Font"><text:span text:style-name="T1">scens ita<text:line-break/>Pharmacum adhuc fervens vitreo vaso condito.</text:span></text:span></text:p>
      <text:p text:style-name="P1"><text:span text:style-name="Default_20_Paragraph_20_Font"><text:span text:style-name="T3">Aliud myrac</text:span></text:span><text:span text:style-name="Default_20_Paragraph_20_Font"><text:span text:style-name="T1">o</text:span></text:span><text:span text:style-name="Default_20_Paragraph_20_Font"><text:span text:style-name="T3">pon.</text:span></text:span></text:p>
      <text:p text:style-name="P1"><text:span text:style-name="Default_20_Paragraph_20_Font"><text:span text:style-name="T1">Et hoc myracopon optimorum inest gregi.</text:span></text:span></text:p>
      <text:p text:style-name="P1"><text:span text:style-name="Default_20_Paragraph_20_Font"><text:span text:style-name="T1">Nam suavitatis plenum est. duvat insigniter<text:line-break/>Quos nominavi paulo affectus antea.<text:line-break/>Stactae bonae receptat ternas uncias,<text:line-break/>Qpobaisomi tres et mellis tres Attici,<text:line-break/>Ceraeque purae Ponticae tres, unguinis<text:line-break/>Crocini Syriaci quoque quaternas uncias,<text:line-break/>Ammoniaci quam albissimi et laevis salis<text:line-break/>Sextantem, candidae et purae terebinthinae<text:line-break/></text:span></text:span><text:span text:style-name="Default_20_Paragraph_20_Font"><text:span text:style-name="T3">f</text:span></text:span><text:span text:style-name="Default_20_Paragraph_20_Font"><text:span text:style-name="T1">luam unciam, atque partem</text:span></text:span><text:span text:style-name="Default_20_Paragraph_20_Font"><text:span text:style-name="T3"> i</text:span></text:span><text:span text:style-name="Default_20_Paragraph_20_Font"><text:span text:style-name="T1">psius unicam,<text:line-break/>Et cinnamomi, nec non malabathri quoque<text:line-break/>Libram adde et parten</text:span></text:span><text:span text:style-name="Default_20_Paragraph_20_Font"><text:span text:style-name="T3">i </text:span></text:span><text:span text:style-name="Default_20_Paragraph_20_Font"><text:span text:style-name="T1">librae tertiam insupe</text:span></text:span><text:span text:style-name="Default_20_Paragraph_20_Font"><text:span text:style-name="T3">r e<text:line-break/></text:span></text:span><text:span text:style-name="Default_20_Paragraph_20_Font"><text:span text:style-name="T1">Sin absit autem malabathrum salsa n tibi<text:line-break/>Adiunge nardi tantundem gangitidis,<text:line-break/>istud bonis mediocriter unguentum additut;</text:span></text:span></text:p>
      <text:p text:style-name="P2"><text:span text:style-name="Default_20_Paragraph_20_Font"><text:span text:style-name="T1">Abunde medicamentosam, ut nullum invenis<text:line-break/>Aliud vel irini tantum Sergetici</text:span></text:span></text:p>
      <text:p text:style-name="Normal"><text:span text:style-name="Default_20_Paragraph_20_Font"><text:span text:style-name="T1">Vel Cy</text:span></text:span>n<text:span text:style-name="Default_20_Paragraph_20_Font"><text:span text:style-name="T1">ceni pondo, idem amaracini.</text:span></text:span></text:p>
      <text:p text:style-name="P1"><text:span text:style-name="Default_20_Paragraph_20_Font"><text:span text:style-name="T1">His uteris, ubi non adsit quod diximus<text:line-break/></text:span></text:span>.d<text:span text:style-name="Default_20_Paragraph_20_Font"><text:span text:style-name="T1">Falabathrum, arbitror moderatum myracopon<text:line-break/>Nihil minus sane auxiliari utentibus.</text:span></text:span></text:p>
      <text:p text:style-name="P1"><text:span text:style-name="Default_20_Paragraph_20_Font"><text:span text:style-name="T1">Sic confit. Accurate mel factum laeve<text:line-break/>Adiunge et stacten tritam modice mesceas<text:line-break/>Cpobaisomumque ac rursum exacte contere.<text:line-break/>Cera, crocino, terebinthina puta duplo<text:line-break/>.iniectis vast, praedicta liquescant aqua<text:line-break/>su alia olla, liquesactle inde malabathrum.<text:line-break/>Et cunctis unitis modice, ut non ferveat,<text:line-break/>Duplex depone vas protinus ex cacabo.</text:span></text:span></text:p>
      <text:p text:style-name="P1"><text:span text:style-name="Default_20_Paragraph_20_Font"><text:span text:style-name="T1">Exacte fugera</text:span></text:span>m <text:span text:style-name="Default_20_Paragraph_20_Font"><text:span text:style-name="T1">et rose pharmaco,<text:line-break/>Et addito iis, quae jam prius recensui,<text:line-break/>M</text:span></text:span>o<text:span text:style-name="Default_20_Paragraph_20_Font"><text:span text:style-name="T1">rtari</text:span></text:span>o <text:span text:style-name="Default_20_Paragraph_20_Font"><text:span text:style-name="T1">laevigato rursus, dum probe</text:span></text:span></text:p>
      <text:p text:style-name="P2"><text:span text:style-name="Default_20_Paragraph_20_Font"><text:span text:style-name="T1">Fotum uniatur siatque unum pharmacum.<text:line-break/>Voles at si</text:span></text:span> I<text:span text:style-name="Default_20_Paragraph_20_Font"><text:span text:style-name="T1">psam reddere eestcacius<text:line-break/>Ad vitia nervorum, stmul ad diutina,<text:line-break/>-e</text:span></text:span>i<text:span text:style-name="Default_20_Paragraph_20_Font"><text:span text:style-name="T1">ectiones longas, tensos musculos,<text:line-break/>Euphorbii</text:span></text:span> r<text:span text:style-name="Default_20_Paragraph_20_Font"><text:span text:style-name="T1">ecentis etiamnum et boni<text:line-break/>Poti uncias duas adm</text:span></text:span>i<text:span text:style-name="Default_20_Paragraph_20_Font"><text:span text:style-name="T1">sceas ponderi,<text:line-break/>Cum saleque melleque</text:span></text:span> I<text:span text:style-name="Default_20_Paragraph_20_Font"><text:span text:style-name="T1">nsuper opobalsumo<text:line-break/>Elaevigatum ante, quo satis erit tempore.<text:line-break/>.itaque omnia dicta in unum quum redegeris.<text:line-break/>Lu pyxidem vel vas vitreum reponito.<text:line-break/>A balneis in usum potius ducito.</text:span></text:span></text:p>
      <text:p text:style-name="P1"><text:span text:style-name="Default_20_Paragraph_20_Font"><text:span text:style-name="T1">Cum regi facies principiae myracopon,<text:line-break/>Perfacile vel para ignis stne commercio,<text:line-break/>Cpobaisomi collectis ternis unciis,<text:line-break/>Et optimi malabathri quindecim un</text:span></text:span>c<text:span text:style-name="Default_20_Paragraph_20_Font"><text:span text:style-name="T1">ias,<text:line-break/>Et cinnamomi tantundem boni cape,<text:line-break/>Ceraeque non olentis candidissimae<text:line-break/>Denarios decem. Sic ipsum praepara.</text:span></text:span></text:p>
      <text:p text:style-name="P2"><text:span text:style-name="Default_20_Paragraph_20_Font"><text:span text:style-name="T1">Partem mal</text:span></text:span><text:span text:style-name="Default_20_Paragraph_20_Font"><text:span text:style-name="T3">o</text:span></text:span><text:span text:style-name="Default_20_Paragraph_20_Font"><text:span text:style-name="T1">bathri tertiam et ceram quoque<text:line-break/>Conc</text:span></text:span><text:span text:style-name="Default_20_Paragraph_20_Font"><text:span text:style-name="T3">i</text:span></text:span><text:span text:style-name="Default_20_Paragraph_20_Font"><text:span text:style-name="T1">sam multa in frusta minutissime,<text:line-break/>Argentea in tenui reconde phiala.</text:span></text:span></text:p>
      <text:p text:style-name="P1"><text:span text:style-name="Default_20_Paragraph_20_Font"><text:span text:style-name="T1">Aqua calente plurimum ut liquaveris,<text:line-break/>ipsum rej</text:span></text:span><text:span text:style-name="Default_20_Paragraph_20_Font"><text:span text:style-name="T3">h</text:span></text:span><text:span text:style-name="Default_20_Paragraph_20_Font"><text:span text:style-name="T1">igerato, deinde radit</text:span></text:span><text:span text:style-name="Default_20_Paragraph_20_Font"><text:span text:style-name="T3">o<text:line-break/></text:span></text:span><text:span text:style-name="Default_20_Paragraph_20_Font"><text:span text:style-name="T1">Fum laevia fungens rursus in op o balsamo,<text:line-break/>Et cinnamomo totum contere uniens,<text:line-break/>Quod restat ipsis fuprasundens malabathrum<text:line-break/>Perens adnuito manibus, sic condito<text:line-break/>Argenteum in vas aut vitreum sed crassius,<text:line-break/>Sic namque tuto habebis semper pharmacum.<text:line-break/>Ac si trientem lib</text:span></text:span><text:span text:style-name="Default_20_Paragraph_20_Font"><text:span text:style-name="T3">i</text:span></text:span><text:span text:style-name="Default_20_Paragraph_20_Font"><text:span text:style-name="T1">ae addas gangltidis<text:line-break/>Nardi, medicamen reddes longe suavius<text:line-break/>Praestantiusque ad vitia adhuc recentia.<text:line-break/></text:span></text:span><text:span text:style-name="Default_20_Paragraph_20_Font"><text:span text:style-name="T3">^y</text:span></text:span><text:span text:style-name="Default_20_Paragraph_20_Font"><text:span text:style-name="T1">uchrisma, cinnamomon tibi ni suppetat,<text:line-break/>Minimo quidem pejus habebis, vere at bonum,<text:line-break/>Alio omni et multo myracopo praestantius.</text:span></text:span></text:p>
      <text:p text:style-name="P1"><text:span text:style-name="Default_20_Paragraph_20_Font"><text:span text:style-name="T1">-D si proponis id facere esucacius</text:span></text:span></text:p>
      <text:p text:style-name="P2"><text:span text:style-name="Default_20_Paragraph_20_Font"><text:span text:style-name="T1">Ad quos retuli modo affectus, Atlantici<text:line-break/>Euphorbii fungos quaternas uncias.<text:line-break/>Nam sto erit fuave, nec inesdcax,<text:line-break/>Mixturis licet consectum paucioribus.<text:line-break/>Cognovimus quosdam uti multis pinguibus,<text:line-break/>Medulla multa et nonnullis aromatis,<text:line-break/>Liquoribus, unguentis et oleis aliquibus.<text:line-break/>Quibus</text:span></text:span><text:span text:style-name="Default_20_Paragraph_20_Font"><text:span text:style-name="T3"> c</text:span></text:span><text:span text:style-name="Default_20_Paragraph_20_Font"><text:span text:style-name="T1">ontra testis, cognovi esse talia<text:line-break/>Expertium boni, qui non probaverint<text:line-break/>Mixturas neque naturas horum simplices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3</dc:title>
    <dc:subject/>
    <meta:initial-creator>Galien</meta:initial-creator>
    <meta:creation-date>2023-01-16T09:28:00Z</meta:creation-date>
    <dc:date>2023-01-16T11:30:51.882000000</dc:date>
    <meta:editing-cycles>23</meta:editing-cycles>
    <meta:editing-duration>PT39M42S</meta:editing-duration>
    <meta:document-statistic meta:table-count="0" meta:image-count="0" meta:object-count="0" meta:page-count="697" meta:paragraph-count="1048" meta:word-count="98455" meta:character-count="682330" meta:non-whitespace-character-count="584815"/>
    <meta:template xlink:type="simple" xlink:actuate="onRequest" xlink:title="" xlink:href="Normal.dotm"/>
  </office:meta>
</office:document-meta>
</file>